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15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53.69pt" svg:height="255.26pt" svg:x="756.88pt" svg:y="0.77pt">
            <loext:p draw:notify-on-update-of-ranges="Hoja1.B2:Hoja1.B2 Hoja1.B3:Hoja1.B602 Hoja1.C2:Hoja1.C2 Hoja1.C3:Hoja1.C602 Hoja1.D2:Hoja1.D2 Hoja1.D3:Hoja1.D6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760.76pt" svg:y="266.57pt">
            <loext:p draw:notify-on-update-of-ranges="Hoja1.B2:Hoja1.B2 Hoja1.B3:Hoja1.B602 Hoja1.E2:Hoja1.E2 Hoja1.E3:Hoja1.E602 Hoja1.F2:Hoja1.F2 Hoja1.F3:Hoja1.F6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63.85pt" svg:y="547.2pt">
            <loext:p draw:notify-on-update-of-ranges="Hoja1.R2:Hoja1.R2 Hoja1.R3:Hoja1.R102 Hoja1.S2:Hoja1.S2 Hoja1.S3:Hoja1.S102 Hoja1.T2:Hoja1.T2 Hoja1.T3:Hoja1.T102 Hoja1.U2:Hoja1.U2 Hoja1.U3:Hoja1.U102 Hoja1.V2:Hoja1.V2 Hoja1.V3:Hoja1.V102 Hoja1.W2:Hoja1.W2 Hoja1.W3:Hoja1.W102 Hoja1.X2:Hoja1.X2 Hoja1.X3:Hoja1.X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26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  <table:table-cell office:value-type="string" calcext:value-type="string" table:number-columns-spanned="3" table:number-rows-spanned="1">
            <text:p>Algoritmo fuerza brut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lgoritmo divide y vencerás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úmero de prue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 * log2 (n)</text:p>
          </table:table-cell>
          <table:table-cell table:style-name="Default" office:value-type="string" calcext:value-type="string">
            <text:p>Algoritmo fuerza bruta</text:p>
          </table:table-cell>
          <table:table-cell table:style-name="Default" office:value-type="string" calcext:value-type="string">
            <text:p>Algoritmo divide y vencerás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string" calcext:value-type="string">
            <text:p>Íd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eo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] + 1) * 100 + 1" office:value-type="float" office:value="101" calcext:value-type="float">
            <text:p>101</text:p>
          </table:table-cell>
          <table:table-cell table:formula="of:=POWER([.B3];2)" office:value-type="float" office:value="10201" calcext:value-type="float">
            <text:p>10201</text:p>
          </table:table-cell>
          <table:table-cell table:formula="of:=[.B3]*LOG([.B3];2)" office:value-type="float" office:value="672.479359757931" calcext:value-type="float">
            <text:p>672.479359757931</text:p>
          </table:table-cell>
          <table:table-cell table:style-name="Default" office:value-type="float" office:value="7106" calcext:value-type="float">
            <text:p>7106</text:p>
          </table:table-cell>
          <table:table-cell table:style-name="Default" office:value-type="float" office:value="337" calcext:value-type="float">
            <text:p>337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0" calcext:value-type="float">
            <text:p>0</text:p>
          </table:table-cell>
          <table:table-cell table:formula="of:=([.Q3] + 1) * 100 + 1" office:value-type="float" office:value="101" calcext:value-type="float">
            <text:p>101</text:p>
          </table:table-cell>
          <table:table-cell office:value-type="float" office:value="593" calcext:value-type="float">
            <text:p>593</text:p>
          </table:table-cell>
          <table:table-cell office:value-type="float" office:value="2245.9" calcext:value-type="float">
            <text:p>2245.9</text:p>
          </table:table-cell>
          <table:table-cell office:value-type="float" office:value="16615" calcext:value-type="float">
            <text:p>16615</text:p>
          </table:table-cell>
          <table:table-cell office:value-type="float" office:value="694" calcext:value-type="float">
            <text:p>694</text:p>
          </table:table-cell>
          <table:table-cell office:value-type="float" office:value="716.5" calcext:value-type="float">
            <text:p>716.5</text:p>
          </table:table-cell>
          <table:table-cell office:value-type="float" office:value="846" calcext:value-type="float">
            <text:p>84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4] + 1) * 100 + 1" office:value-type="float" office:value="201" calcext:value-type="float">
            <text:p>201</text:p>
          </table:table-cell>
          <table:table-cell table:formula="of:=POWER([.B4];2)" office:value-type="float" office:value="40401" calcext:value-type="float">
            <text:p>40401</text:p>
          </table:table-cell>
          <table:table-cell table:formula="of:=[.B4]*LOG([.B4];2)" office:value-type="float" office:value="1537.86138992696" calcext:value-type="float">
            <text:p>1537.86138992696</text:p>
          </table:table-cell>
          <table:table-cell table:style-name="Default" office:value-type="float" office:value="3998" calcext:value-type="float">
            <text:p>3998</text:p>
          </table:table-cell>
          <table:table-cell table:style-name="Default" office:value-type="float" office:value="3764" calcext:value-type="float">
            <text:p>3764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table:formula="of:=([.Q4] + 1) * 100 + 1" office:value-type="float" office:value="201" calcext:value-type="float">
            <text:p>201</text:p>
          </table:table-cell>
          <table:table-cell office:value-type="float" office:value="12593" calcext:value-type="float">
            <text:p>12593</text:p>
          </table:table-cell>
          <table:table-cell office:value-type="float" office:value="12730.7" calcext:value-type="float">
            <text:p>12730.7</text:p>
          </table:table-cell>
          <table:table-cell office:value-type="float" office:value="13339" calcext:value-type="float">
            <text:p>13339</text:p>
          </table:table-cell>
          <table:table-cell office:value-type="float" office:value="10917" calcext:value-type="float">
            <text:p>10917</text:p>
          </table:table-cell>
          <table:table-cell office:value-type="float" office:value="11673.6" calcext:value-type="float">
            <text:p>11673.6</text:p>
          </table:table-cell>
          <table:table-cell office:value-type="float" office:value="14281" calcext:value-type="float">
            <text:p>1428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5] + 1) * 100 + 1" office:value-type="float" office:value="301" calcext:value-type="float">
            <text:p>301</text:p>
          </table:table-cell>
          <table:table-cell table:formula="of:=POWER([.B5];2)" office:value-type="float" office:value="90601" calcext:value-type="float">
            <text:p>90601</text:p>
          </table:table-cell>
          <table:table-cell table:formula="of:=[.B5]*LOG([.B5];2)" office:value-type="float" office:value="2478.31952270467" calcext:value-type="float">
            <text:p>2478.31952270467</text:p>
          </table:table-cell>
          <table:table-cell table:style-name="Default" office:value-type="float" office:value="12419" calcext:value-type="float">
            <text:p>12419</text:p>
          </table:table-cell>
          <table:table-cell table:style-name="Default" office:value-type="float" office:value="11127" calcext:value-type="float">
            <text:p>11127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table:formula="of:=([.Q5] + 1) * 100 + 1" office:value-type="float" office:value="301" calcext:value-type="float">
            <text:p>301</text:p>
          </table:table-cell>
          <table:table-cell office:value-type="float" office:value="39247" calcext:value-type="float">
            <text:p>39247</text:p>
          </table:table-cell>
          <table:table-cell table:style-name="ce1" office:value-type="float" office:value="39349.3" calcext:value-type="float">
            <text:p>3.93E+04</text:p>
          </table:table-cell>
          <table:table-cell table:style-name="ce1" office:value-type="float" office:value="39611" calcext:value-type="float">
            <text:p>3.96E+04</text:p>
          </table:table-cell>
          <table:table-cell office:value-type="float" office:value="34752" calcext:value-type="float">
            <text:p>34752</text:p>
          </table:table-cell>
          <table:table-cell office:value-type="float" office:value="35753.8" calcext:value-type="float">
            <text:p>35753.8</text:p>
          </table:table-cell>
          <table:table-cell office:value-type="float" office:value="37350" calcext:value-type="float">
            <text:p>3735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6] + 1) * 100 + 1" office:value-type="float" office:value="401" calcext:value-type="float">
            <text:p>401</text:p>
          </table:table-cell>
          <table:table-cell table:formula="of:=POWER([.B6];2)" office:value-type="float" office:value="160801" calcext:value-type="float">
            <text:p>160801</text:p>
          </table:table-cell>
          <table:table-cell table:formula="of:=[.B6]*LOG([.B6];2)" office:value-type="float" office:value="3467.63082900842" calcext:value-type="float">
            <text:p>3467.63082900842</text:p>
          </table:table-cell>
          <table:table-cell table:style-name="Default" office:value-type="float" office:value="25333" calcext:value-type="float">
            <text:p>25333</text:p>
          </table:table-cell>
          <table:table-cell table:style-name="Default" office:value-type="float" office:value="51381" calcext:value-type="float">
            <text:p>51381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3" calcext:value-type="float">
            <text:p>3</text:p>
          </table:table-cell>
          <table:table-cell table:formula="of:=([.Q6] + 1) * 100 + 1" office:value-type="float" office:value="401" calcext:value-type="float">
            <text:p>401</text:p>
          </table:table-cell>
          <table:table-cell table:style-name="ce1" office:value-type="float" office:value="80774" calcext:value-type="float">
            <text:p>8.08E+04</text:p>
          </table:table-cell>
          <table:table-cell table:style-name="ce1" office:value-type="float" office:value="86370.2" calcext:value-type="float">
            <text:p>8.64E+04</text:p>
          </table:table-cell>
          <table:table-cell table:style-name="ce1" office:value-type="float" office:value="134334" calcext:value-type="float">
            <text:p>1.34E+05</text:p>
          </table:table-cell>
          <table:table-cell office:value-type="float" office:value="42186" calcext:value-type="float">
            <text:p>42186</text:p>
          </table:table-cell>
          <table:table-cell office:value-type="float" office:value="42888.4" calcext:value-type="float">
            <text:p>42888.4</text:p>
          </table:table-cell>
          <table:table-cell office:value-type="float" office:value="44419" calcext:value-type="float">
            <text:p>4441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7] + 1) * 100 + 1" office:value-type="float" office:value="501" calcext:value-type="float">
            <text:p>501</text:p>
          </table:table-cell>
          <table:table-cell table:formula="of:=POWER([.B7];2)" office:value-type="float" office:value="251001" calcext:value-type="float">
            <text:p>251001</text:p>
          </table:table-cell>
          <table:table-cell table:formula="of:=[.B7]*LOG([.B7];2)" office:value-type="float" office:value="4493.3020633908" calcext:value-type="float">
            <text:p>4493.3020633908</text:p>
          </table:table-cell>
          <table:table-cell table:style-name="Default" office:value-type="float" office:value="53655" calcext:value-type="float">
            <text:p>53655</text:p>
          </table:table-cell>
          <table:table-cell table:style-name="Default" office:value-type="float" office:value="20937" calcext:value-type="float">
            <text:p>20937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4" calcext:value-type="float">
            <text:p>4</text:p>
          </table:table-cell>
          <table:table-cell table:formula="of:=([.Q7] + 1) * 100 + 1" office:value-type="float" office:value="501" calcext:value-type="float">
            <text:p>501</text:p>
          </table:table-cell>
          <table:table-cell table:style-name="ce1" office:value-type="float" office:value="137277" calcext:value-type="float">
            <text:p>1.37E+05</text:p>
          </table:table-cell>
          <table:table-cell table:style-name="ce1" office:value-type="float" office:value="137517" calcext:value-type="float">
            <text:p>1.38E+05</text:p>
          </table:table-cell>
          <table:table-cell table:style-name="ce1" office:value-type="float" office:value="137730" calcext:value-type="float">
            <text:p>1.38E+05</text:p>
          </table:table-cell>
          <table:table-cell office:value-type="float" office:value="69032" calcext:value-type="float">
            <text:p>69032</text:p>
          </table:table-cell>
          <table:table-cell office:value-type="float" office:value="70932.4" calcext:value-type="float">
            <text:p>70932.4</text:p>
          </table:table-cell>
          <table:table-cell office:value-type="float" office:value="79965" calcext:value-type="float">
            <text:p>7996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8] + 1) * 100 + 1" office:value-type="float" office:value="601" calcext:value-type="float">
            <text:p>601</text:p>
          </table:table-cell>
          <table:table-cell table:formula="of:=POWER([.B8];2)" office:value-type="float" office:value="361201" calcext:value-type="float">
            <text:p>361201</text:p>
          </table:table-cell>
          <table:table-cell table:formula="of:=[.B8]*LOG([.B8];2)" office:value-type="float" office:value="5547.96392960742" calcext:value-type="float">
            <text:p>5547.96392960742</text:p>
          </table:table-cell>
          <table:table-cell table:style-name="Default" office:value-type="float" office:value="65558" calcext:value-type="float">
            <text:p>65558</text:p>
          </table:table-cell>
          <table:table-cell table:style-name="Default" office:value-type="float" office:value="29385" calcext:value-type="float">
            <text:p>29385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5" calcext:value-type="float">
            <text:p>5</text:p>
          </table:table-cell>
          <table:table-cell table:formula="of:=([.Q8] + 1) * 100 + 1" office:value-type="float" office:value="601" calcext:value-type="float">
            <text:p>601</text:p>
          </table:table-cell>
          <table:table-cell table:style-name="ce1" office:value-type="float" office:value="209540" calcext:value-type="float">
            <text:p>2.10E+05</text:p>
          </table:table-cell>
          <table:table-cell table:style-name="ce1" office:value-type="float" office:value="259160" calcext:value-type="float">
            <text:p>2.59E+05</text:p>
          </table:table-cell>
          <table:table-cell table:style-name="ce1" office:value-type="float" office:value="313660" calcext:value-type="float">
            <text:p>3.14E+05</text:p>
          </table:table-cell>
          <table:table-cell office:value-type="float" office:value="150644" calcext:value-type="float">
            <text:p>150644</text:p>
          </table:table-cell>
          <table:table-cell office:value-type="float" office:value="155146" calcext:value-type="float">
            <text:p>155146</text:p>
          </table:table-cell>
          <table:table-cell office:value-type="float" office:value="164500" calcext:value-type="float">
            <text:p>16450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9] + 1) * 100 + 1" office:value-type="float" office:value="701" calcext:value-type="float">
            <text:p>701</text:p>
          </table:table-cell>
          <table:table-cell table:formula="of:=POWER([.B9];2)" office:value-type="float" office:value="491401" calcext:value-type="float">
            <text:p>491401</text:p>
          </table:table-cell>
          <table:table-cell table:formula="of:=[.B9]*LOG([.B9];2)" office:value-type="float" office:value="6626.74271444145" calcext:value-type="float">
            <text:p>6626.74271444145</text:p>
          </table:table-cell>
          <table:table-cell table:style-name="Default" office:value-type="float" office:value="106837" calcext:value-type="float">
            <text:p>106837</text:p>
          </table:table-cell>
          <table:table-cell table:style-name="Default" office:value-type="float" office:value="38333" calcext:value-type="float">
            <text:p>38333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6" calcext:value-type="float">
            <text:p>6</text:p>
          </table:table-cell>
          <table:table-cell table:formula="of:=([.Q9] + 1) * 100 + 1" office:value-type="float" office:value="701" calcext:value-type="float">
            <text:p>701</text:p>
          </table:table-cell>
          <table:table-cell table:style-name="ce1" office:value-type="float" office:value="150826" calcext:value-type="float">
            <text:p>1.51E+05</text:p>
          </table:table-cell>
          <table:table-cell table:style-name="ce1" office:value-type="float" office:value="289579" calcext:value-type="float">
            <text:p>2.90E+05</text:p>
          </table:table-cell>
          <table:table-cell table:style-name="ce1" office:value-type="float" office:value="473504" calcext:value-type="float">
            <text:p>4.74E+05</text:p>
          </table:table-cell>
          <table:table-cell office:value-type="float" office:value="40956" calcext:value-type="float">
            <text:p>40956</text:p>
          </table:table-cell>
          <table:table-cell office:value-type="float" office:value="42285.5" calcext:value-type="float">
            <text:p>42285.5</text:p>
          </table:table-cell>
          <table:table-cell table:style-name="ce1" office:value-type="float" office:value="46179" calcext:value-type="float">
            <text:p>4.62E+0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0] + 1) * 100 + 1" office:value-type="float" office:value="801" calcext:value-type="float">
            <text:p>801</text:p>
          </table:table-cell>
          <table:table-cell table:formula="of:=POWER([.B10];2)" office:value-type="float" office:value="641601" calcext:value-type="float">
            <text:p>641601</text:p>
          </table:table-cell>
          <table:table-cell table:formula="of:=[.B10]*LOG([.B10];2)" office:value-type="float" office:value="7726.17240435938" calcext:value-type="float">
            <text:p>7726.17240435938</text:p>
          </table:table-cell>
          <table:table-cell table:style-name="Default" office:value-type="float" office:value="124899" calcext:value-type="float">
            <text:p>124899</text:p>
          </table:table-cell>
          <table:table-cell table:style-name="Default" office:value-type="float" office:value="42509" calcext:value-type="float">
            <text:p>42509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7" calcext:value-type="float">
            <text:p>7</text:p>
          </table:table-cell>
          <table:table-cell table:formula="of:=([.Q10] + 1) * 100 + 1" office:value-type="float" office:value="801" calcext:value-type="float">
            <text:p>801</text:p>
          </table:table-cell>
          <table:table-cell table:style-name="ce1" office:value-type="float" office:value="137645" calcext:value-type="float">
            <text:p>1.38E+05</text:p>
          </table:table-cell>
          <table:table-cell table:style-name="ce1" office:value-type="float" office:value="145940" calcext:value-type="float">
            <text:p>1.46E+05</text:p>
          </table:table-cell>
          <table:table-cell table:style-name="ce1" office:value-type="float" office:value="166416" calcext:value-type="float">
            <text:p>1.66E+05</text:p>
          </table:table-cell>
          <table:table-cell office:value-type="float" office:value="39629" calcext:value-type="float">
            <text:p>39629</text:p>
          </table:table-cell>
          <table:table-cell office:value-type="float" office:value="43521.7" calcext:value-type="float">
            <text:p>43521.7</text:p>
          </table:table-cell>
          <table:table-cell office:value-type="float" office:value="73987" calcext:value-type="float">
            <text:p>7398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1] + 1) * 100 + 1" office:value-type="float" office:value="901" calcext:value-type="float">
            <text:p>901</text:p>
          </table:table-cell>
          <table:table-cell table:formula="of:=POWER([.B11];2)" office:value-type="float" office:value="811801" calcext:value-type="float">
            <text:p>811801</text:p>
          </table:table-cell>
          <table:table-cell table:formula="of:=[.B11]*LOG([.B11];2)" office:value-type="float" office:value="8843.660349528" calcext:value-type="float">
            <text:p>8843.660349528</text:p>
          </table:table-cell>
          <table:table-cell table:style-name="Default" office:value-type="float" office:value="162144" calcext:value-type="float">
            <text:p>162144</text:p>
          </table:table-cell>
          <table:table-cell table:style-name="Default" office:value-type="float" office:value="52820" calcext:value-type="float">
            <text:p>52820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8" calcext:value-type="float">
            <text:p>8</text:p>
          </table:table-cell>
          <table:table-cell table:formula="of:=([.Q11] + 1) * 100 + 1" office:value-type="float" office:value="901" calcext:value-type="float">
            <text:p>901</text:p>
          </table:table-cell>
          <table:table-cell table:style-name="ce1" office:value-type="float" office:value="160964" calcext:value-type="float">
            <text:p>1.61E+05</text:p>
          </table:table-cell>
          <table:table-cell table:style-name="ce1" office:value-type="float" office:value="169208" calcext:value-type="float">
            <text:p>1.69E+05</text:p>
          </table:table-cell>
          <table:table-cell table:style-name="ce1" office:value-type="float" office:value="180705" calcext:value-type="float">
            <text:p>1.81E+05</text:p>
          </table:table-cell>
          <table:table-cell office:value-type="float" office:value="49937" calcext:value-type="float">
            <text:p>49937</text:p>
          </table:table-cell>
          <table:table-cell office:value-type="float" office:value="50658" calcext:value-type="float">
            <text:p>50658</text:p>
          </table:table-cell>
          <table:table-cell office:value-type="float" office:value="51505" calcext:value-type="float">
            <text:p>5150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2] + 1) * 100 + 1" office:value-type="float" office:value="1001" calcext:value-type="float">
            <text:p>1001</text:p>
          </table:table-cell>
          <table:table-cell table:formula="of:=POWER([.B12];2)" office:value-type="float" office:value="1002001" calcext:value-type="float">
            <text:p>1002001</text:p>
          </table:table-cell>
          <table:table-cell table:formula="of:=[.B12]*LOG([.B12];2)" office:value-type="float" office:value="9977.19348509483" calcext:value-type="float">
            <text:p>9977.19348509483</text:p>
          </table:table-cell>
          <table:table-cell table:style-name="Default" office:value-type="float" office:value="203021" calcext:value-type="float">
            <text:p>203021</text:p>
          </table:table-cell>
          <table:table-cell table:style-name="Default" office:value-type="float" office:value="59796" calcext:value-type="float">
            <text:p>59796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9" calcext:value-type="float">
            <text:p>9</text:p>
          </table:table-cell>
          <table:table-cell table:formula="of:=([.Q12] + 1) * 100 + 1" office:value-type="float" office:value="1001" calcext:value-type="float">
            <text:p>1001</text:p>
          </table:table-cell>
          <table:table-cell table:style-name="ce1" office:value-type="float" office:value="202518" calcext:value-type="float">
            <text:p>2.03E+05</text:p>
          </table:table-cell>
          <table:table-cell table:style-name="ce1" office:value-type="float" office:value="206304" calcext:value-type="float">
            <text:p>2.06E+05</text:p>
          </table:table-cell>
          <table:table-cell table:style-name="ce1" office:value-type="float" office:value="224241" calcext:value-type="float">
            <text:p>2.24E+05</text:p>
          </table:table-cell>
          <table:table-cell office:value-type="float" office:value="52923" calcext:value-type="float">
            <text:p>52923</text:p>
          </table:table-cell>
          <table:table-cell table:style-name="ce1" office:value-type="float" office:value="53691.9" calcext:value-type="float">
            <text:p>5.37E+04</text:p>
          </table:table-cell>
          <table:table-cell table:style-name="ce1" office:value-type="float" office:value="55579" calcext:value-type="float">
            <text:p>5.56E+0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3] + 1) * 100 + 1" office:value-type="float" office:value="1101" calcext:value-type="float">
            <text:p>1101</text:p>
          </table:table-cell>
          <table:table-cell table:formula="of:=POWER([.B13];2)" office:value-type="float" office:value="1212201" calcext:value-type="float">
            <text:p>1212201</text:p>
          </table:table-cell>
          <table:table-cell table:formula="of:=[.B13]*LOG([.B13];2)" office:value-type="float" office:value="11125.1632276744" calcext:value-type="float">
            <text:p>11125.1632276744</text:p>
          </table:table-cell>
          <table:table-cell office:value-type="float" office:value="249296" calcext:value-type="float">
            <text:p>2.49E+05</text:p>
          </table:table-cell>
          <table:table-cell table:style-name="Default" office:value-type="float" office:value="63790" calcext:value-type="float">
            <text:p>63790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table:formula="of:=([.Q13] + 1) * 100 + 1" office:value-type="float" office:value="1101" calcext:value-type="float">
            <text:p>1101</text:p>
          </table:table-cell>
          <table:table-cell office:value-type="float" office:value="249052" calcext:value-type="float">
            <text:p>249052</text:p>
          </table:table-cell>
          <table:table-cell office:value-type="float" office:value="266351" calcext:value-type="float">
            <text:p>266351</text:p>
          </table:table-cell>
          <table:table-cell office:value-type="float" office:value="363073" calcext:value-type="float">
            <text:p>363073</text:p>
          </table:table-cell>
          <table:table-cell office:value-type="float" office:value="54649" calcext:value-type="float">
            <text:p>54649</text:p>
          </table:table-cell>
          <table:table-cell office:value-type="float" office:value="57900.4" calcext:value-type="float">
            <text:p>57900.4</text:p>
          </table:table-cell>
          <table:table-cell office:value-type="float" office:value="68064" calcext:value-type="float">
            <text:p>6806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4] + 1) * 100 + 1" office:value-type="float" office:value="1201" calcext:value-type="float">
            <text:p>1201</text:p>
          </table:table-cell>
          <table:table-cell table:formula="of:=POWER([.B14];2)" office:value-type="float" office:value="1442401" calcext:value-type="float">
            <text:p>1442401</text:p>
          </table:table-cell>
          <table:table-cell table:formula="of:=[.B14]*LOG([.B14];2)" office:value-type="float" office:value="12286.2545432825" calcext:value-type="float">
            <text:p>12286.2545432825</text:p>
          </table:table-cell>
          <table:table-cell table:style-name="Default" office:value-type="float" office:value="300025" calcext:value-type="float">
            <text:p>300025</text:p>
          </table:table-cell>
          <table:table-cell table:style-name="Default" office:value-type="float" office:value="73681" calcext:value-type="float">
            <text:p>7368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formula="of:=([.Q14] + 1) * 100 + 1" office:value-type="float" office:value="1201" calcext:value-type="float">
            <text:p>1201</text:p>
          </table:table-cell>
          <table:table-cell office:value-type="float" office:value="299518" calcext:value-type="float">
            <text:p>299518</text:p>
          </table:table-cell>
          <table:table-cell office:value-type="float" office:value="319476" calcext:value-type="float">
            <text:p>319476</text:p>
          </table:table-cell>
          <table:table-cell office:value-type="float" office:value="389696" calcext:value-type="float">
            <text:p>389696</text:p>
          </table:table-cell>
          <table:table-cell office:value-type="float" office:value="95270" calcext:value-type="float">
            <text:p>95270</text:p>
          </table:table-cell>
          <table:table-cell office:value-type="float" office:value="107736" calcext:value-type="float">
            <text:p>107736</text:p>
          </table:table-cell>
          <table:table-cell office:value-type="float" office:value="145680" calcext:value-type="float">
            <text:p>14568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5] + 1) * 100 + 1" office:value-type="float" office:value="1301" calcext:value-type="float">
            <text:p>1301</text:p>
          </table:table-cell>
          <table:table-cell table:formula="of:=POWER([.B15];2)" office:value-type="float" office:value="1692601" calcext:value-type="float">
            <text:p>1692601</text:p>
          </table:table-cell>
          <table:table-cell table:formula="of:=[.B15]*LOG([.B15];2)" office:value-type="float" office:value="13459.3722259799" calcext:value-type="float">
            <text:p>13459.3722259799</text:p>
          </table:table-cell>
          <table:table-cell table:style-name="Default" office:value-type="float" office:value="356112" calcext:value-type="float">
            <text:p>356112</text:p>
          </table:table-cell>
          <table:table-cell table:style-name="Default" office:value-type="float" office:value="81473" calcext:value-type="float">
            <text:p>81473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12" calcext:value-type="float">
            <text:p>12</text:p>
          </table:table-cell>
          <table:table-cell table:formula="of:=([.Q15] + 1) * 100 + 1" office:value-type="float" office:value="1301" calcext:value-type="float">
            <text:p>1301</text:p>
          </table:table-cell>
          <table:table-cell office:value-type="float" office:value="355298" calcext:value-type="float">
            <text:p>355298</text:p>
          </table:table-cell>
          <table:table-cell office:value-type="float" office:value="397375" calcext:value-type="float">
            <text:p>397375</text:p>
          </table:table-cell>
          <table:table-cell office:value-type="float" office:value="622938" calcext:value-type="float">
            <text:p>622938</text:p>
          </table:table-cell>
          <table:table-cell office:value-type="float" office:value="75568" calcext:value-type="float">
            <text:p>75568</text:p>
          </table:table-cell>
          <table:table-cell office:value-type="float" office:value="76513.4" calcext:value-type="float">
            <text:p>76513.4</text:p>
          </table:table-cell>
          <table:table-cell office:value-type="float" office:value="80335" calcext:value-type="float">
            <text:p>80335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6] + 1) * 100 + 1" office:value-type="float" office:value="1401" calcext:value-type="float">
            <text:p>1401</text:p>
          </table:table-cell>
          <table:table-cell table:formula="of:=POWER([.B16];2)" office:value-type="float" office:value="1962801" calcext:value-type="float">
            <text:p>1962801</text:p>
          </table:table-cell>
          <table:table-cell table:formula="of:=[.B16]*LOG([.B16];2)" office:value-type="float" office:value="14643.5899778436" calcext:value-type="float">
            <text:p>14643.5899778436</text:p>
          </table:table-cell>
          <table:table-cell table:style-name="Default" office:value-type="float" office:value="417316" calcext:value-type="float">
            <text:p>417316</text:p>
          </table:table-cell>
          <table:table-cell table:style-name="Default" office:value-type="float" office:value="92635" calcext:value-type="float">
            <text:p>92635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13" calcext:value-type="float">
            <text:p>13</text:p>
          </table:table-cell>
          <table:table-cell table:formula="of:=([.Q16] + 1) * 100 + 1" office:value-type="float" office:value="1401" calcext:value-type="float">
            <text:p>1401</text:p>
          </table:table-cell>
          <table:table-cell office:value-type="float" office:value="415022" calcext:value-type="float">
            <text:p>415022</text:p>
          </table:table-cell>
          <table:table-cell office:value-type="float" office:value="424054" calcext:value-type="float">
            <text:p>424054</text:p>
          </table:table-cell>
          <table:table-cell office:value-type="float" office:value="481351" calcext:value-type="float">
            <text:p>481351</text:p>
          </table:table-cell>
          <table:table-cell office:value-type="float" office:value="75231" calcext:value-type="float">
            <text:p>75231</text:p>
          </table:table-cell>
          <table:table-cell office:value-type="float" office:value="79027.5" calcext:value-type="float">
            <text:p>79027.5</text:p>
          </table:table-cell>
          <table:table-cell office:value-type="float" office:value="106320" calcext:value-type="float">
            <text:p>106320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7] + 1) * 100 + 1" office:value-type="float" office:value="1501" calcext:value-type="float">
            <text:p>1501</text:p>
          </table:table-cell>
          <table:table-cell table:formula="of:=POWER([.B17];2)" office:value-type="float" office:value="2253001" calcext:value-type="float">
            <text:p>2253001</text:p>
          </table:table-cell>
          <table:table-cell table:formula="of:=[.B17]*LOG([.B17];2)" office:value-type="float" office:value="15838.1141006927" calcext:value-type="float">
            <text:p>15838.1141006927</text:p>
          </table:table-cell>
          <table:table-cell table:style-name="Default" office:value-type="float" office:value="547007" calcext:value-type="float">
            <text:p>547007</text:p>
          </table:table-cell>
          <table:table-cell table:style-name="Default" office:value-type="float" office:value="101223" calcext:value-type="float">
            <text:p>101223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table:formula="of:=([.Q17] + 1) * 100 + 1" office:value-type="float" office:value="1501" calcext:value-type="float">
            <text:p>1501</text:p>
          </table:table-cell>
          <table:table-cell office:value-type="float" office:value="479871" calcext:value-type="float">
            <text:p>479871</text:p>
          </table:table-cell>
          <table:table-cell office:value-type="float" office:value="493712" calcext:value-type="float">
            <text:p>493712</text:p>
          </table:table-cell>
          <table:table-cell office:value-type="float" office:value="524272" calcext:value-type="float">
            <text:p>524272</text:p>
          </table:table-cell>
          <table:table-cell office:value-type="float" office:value="97620" calcext:value-type="float">
            <text:p>97620</text:p>
          </table:table-cell>
          <table:table-cell office:value-type="float" office:value="101045" calcext:value-type="float">
            <text:p>101045</text:p>
          </table:table-cell>
          <table:table-cell office:value-type="float" office:value="121753" calcext:value-type="float">
            <text:p>12175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8] + 1) * 100 + 1" office:value-type="float" office:value="1601" calcext:value-type="float">
            <text:p>1601</text:p>
          </table:table-cell>
          <table:table-cell table:formula="of:=POWER([.B18];2)" office:value-type="float" office:value="2563201" calcext:value-type="float">
            <text:p>2563201</text:p>
          </table:table-cell>
          <table:table-cell table:formula="of:=[.B18]*LOG([.B18];2)" office:value-type="float" office:value="17042.2569056185" calcext:value-type="float">
            <text:p>17042.2569056185</text:p>
          </table:table-cell>
          <table:table-cell table:style-name="Default" office:value-type="float" office:value="550989" calcext:value-type="float">
            <text:p>550989</text:p>
          </table:table-cell>
          <table:table-cell table:style-name="Default" office:value-type="float" office:value="119402" calcext:value-type="float">
            <text:p>119402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15" calcext:value-type="float">
            <text:p>15</text:p>
          </table:table-cell>
          <table:table-cell table:formula="of:=([.Q18] + 1) * 100 + 1" office:value-type="float" office:value="1601" calcext:value-type="float">
            <text:p>1601</text:p>
          </table:table-cell>
          <table:table-cell office:value-type="float" office:value="549552" calcext:value-type="float">
            <text:p>549552</text:p>
          </table:table-cell>
          <table:table-cell office:value-type="float" office:value="552323" calcext:value-type="float">
            <text:p>552323</text:p>
          </table:table-cell>
          <table:table-cell office:value-type="float" office:value="573196" calcext:value-type="float">
            <text:p>573196</text:p>
          </table:table-cell>
          <table:table-cell office:value-type="float" office:value="116080" calcext:value-type="float">
            <text:p>116080</text:p>
          </table:table-cell>
          <table:table-cell office:value-type="float" office:value="120231" calcext:value-type="float">
            <text:p>120231</text:p>
          </table:table-cell>
          <table:table-cell office:value-type="float" office:value="149903" calcext:value-type="float">
            <text:p>149903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9] + 1) * 100 + 1" office:value-type="float" office:value="1701" calcext:value-type="float">
            <text:p>1701</text:p>
          </table:table-cell>
          <table:table-cell table:formula="of:=POWER([.B19];2)" office:value-type="float" office:value="2893401" calcext:value-type="float">
            <text:p>2893401</text:p>
          </table:table-cell>
          <table:table-cell table:formula="of:=[.B19]*LOG([.B19];2)" office:value-type="float" office:value="18255.4167910534" calcext:value-type="float">
            <text:p>18255.4167910534</text:p>
          </table:table-cell>
          <table:table-cell table:style-name="Default" office:value-type="float" office:value="625193" calcext:value-type="float">
            <text:p>625193</text:p>
          </table:table-cell>
          <table:table-cell table:style-name="Default" office:value-type="float" office:value="129859" calcext:value-type="float">
            <text:p>129859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16" calcext:value-type="float">
            <text:p>16</text:p>
          </table:table-cell>
          <table:table-cell table:formula="of:=([.Q19] + 1) * 100 + 1" office:value-type="float" office:value="1701" calcext:value-type="float">
            <text:p>1701</text:p>
          </table:table-cell>
          <table:table-cell office:value-type="float" office:value="623222" calcext:value-type="float">
            <text:p>623222</text:p>
          </table:table-cell>
          <table:table-cell office:value-type="float" office:value="628159" calcext:value-type="float">
            <text:p>628159</text:p>
          </table:table-cell>
          <table:table-cell office:value-type="float" office:value="645466" calcext:value-type="float">
            <text:p>645466</text:p>
          </table:table-cell>
          <table:table-cell office:value-type="float" office:value="133008" calcext:value-type="float">
            <text:p>133008</text:p>
          </table:table-cell>
          <table:table-cell office:value-type="float" office:value="135998" calcext:value-type="float">
            <text:p>135998</text:p>
          </table:table-cell>
          <table:table-cell office:value-type="float" office:value="145547" calcext:value-type="float">
            <text:p>145547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20] + 1) * 100 + 1" office:value-type="float" office:value="1801" calcext:value-type="float">
            <text:p>1801</text:p>
          </table:table-cell>
          <table:table-cell table:formula="of:=POWER([.B20];2)" office:value-type="float" office:value="3243601" calcext:value-type="float">
            <text:p>3243601</text:p>
          </table:table-cell>
          <table:table-cell table:formula="of:=[.B20]*LOG([.B20];2)" office:value-type="float" office:value="19477.0630210972" calcext:value-type="float">
            <text:p>19477.0630210972</text:p>
          </table:table-cell>
          <table:table-cell table:style-name="Default" office:value-type="float" office:value="704860" calcext:value-type="float">
            <text:p>704860</text:p>
          </table:table-cell>
          <table:table-cell table:style-name="Default" office:value-type="float" office:value="142968" calcext:value-type="float">
            <text:p>142968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17" calcext:value-type="float">
            <text:p>17</text:p>
          </table:table-cell>
          <table:table-cell table:formula="of:=([.Q20] + 1) * 100 + 1" office:value-type="float" office:value="1801" calcext:value-type="float">
            <text:p>1801</text:p>
          </table:table-cell>
          <table:table-cell office:value-type="float" office:value="703216" calcext:value-type="float">
            <text:p>703216</text:p>
          </table:table-cell>
          <table:table-cell office:value-type="float" office:value="706228" calcext:value-type="float">
            <text:p>706228</text:p>
          </table:table-cell>
          <table:table-cell office:value-type="float" office:value="725934" calcext:value-type="float">
            <text:p>725934</text:p>
          </table:table-cell>
          <table:table-cell office:value-type="float" office:value="129628" calcext:value-type="float">
            <text:p>129628</text:p>
          </table:table-cell>
          <table:table-cell office:value-type="float" office:value="131570" calcext:value-type="float">
            <text:p>131570</text:p>
          </table:table-cell>
          <table:table-cell office:value-type="float" office:value="134511" calcext:value-type="float">
            <text:p>134511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1] + 1) * 100 + 1" office:value-type="float" office:value="1901" calcext:value-type="float">
            <text:p>1901</text:p>
          </table:table-cell>
          <table:table-cell table:formula="of:=POWER([.B21];2)" office:value-type="float" office:value="3613801" calcext:value-type="float">
            <text:p>3613801</text:p>
          </table:table-cell>
          <table:table-cell table:formula="of:=[.B21]*LOG([.B21];2)" office:value-type="float" office:value="20706.7238944489" calcext:value-type="float">
            <text:p>20706.7238944489</text:p>
          </table:table-cell>
          <table:table-cell table:style-name="Default" office:value-type="float" office:value="823790" calcext:value-type="float">
            <text:p>823790</text:p>
          </table:table-cell>
          <table:table-cell table:style-name="Default" office:value-type="float" office:value="153775" calcext:value-type="float">
            <text:p>153775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office:value-type="float" office:value="18" calcext:value-type="float">
            <text:p>18</text:p>
          </table:table-cell>
          <table:table-cell table:formula="of:=([.Q21] + 1) * 100 + 1" office:value-type="float" office:value="1901" calcext:value-type="float">
            <text:p>1901</text:p>
          </table:table-cell>
          <table:table-cell office:value-type="float" office:value="785783" calcext:value-type="float">
            <text:p>785783</text:p>
          </table:table-cell>
          <table:table-cell office:value-type="float" office:value="791285" calcext:value-type="float">
            <text:p>791285</text:p>
          </table:table-cell>
          <table:table-cell office:value-type="float" office:value="809272" calcext:value-type="float">
            <text:p>809272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7915" calcext:value-type="float">
            <text:p>147915</text:p>
          </table:table-cell>
          <table:table-cell office:value-type="float" office:value="150040" calcext:value-type="float">
            <text:p>150040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2] + 1) * 100 + 1" office:value-type="float" office:value="2001" calcext:value-type="float">
            <text:p>2001</text:p>
          </table:table-cell>
          <table:table-cell table:formula="of:=POWER([.B22];2)" office:value-type="float" office:value="4004001" calcext:value-type="float">
            <text:p>4004001</text:p>
          </table:table-cell>
          <table:table-cell table:formula="of:=[.B22]*LOG([.B22];2)" office:value-type="float" office:value="21943.9774092634" calcext:value-type="float">
            <text:p>21943.9774092634</text:p>
          </table:table-cell>
          <table:table-cell office:value-type="float" office:value="914290" calcext:value-type="float">
            <text:p>9.14E+05</text:p>
          </table:table-cell>
          <table:table-cell table:style-name="Default" office:value-type="float" office:value="168790" calcext:value-type="float">
            <text:p>16879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19" calcext:value-type="float">
            <text:p>19</text:p>
          </table:table-cell>
          <table:table-cell table:formula="of:=([.Q22] + 1) * 100 + 1" office:value-type="float" office:value="2001" calcext:value-type="float">
            <text:p>2001</text:p>
          </table:table-cell>
          <table:table-cell office:value-type="float" office:value="877043" calcext:value-type="float">
            <text:p>877043</text:p>
          </table:table-cell>
          <table:table-cell office:value-type="float" office:value="882051" calcext:value-type="float">
            <text:p>882051</text:p>
          </table:table-cell>
          <table:table-cell office:value-type="float" office:value="899740" calcext:value-type="float">
            <text:p>899740</text:p>
          </table:table-cell>
          <table:table-cell office:value-type="float" office:value="150489" calcext:value-type="float">
            <text:p>150489</text:p>
          </table:table-cell>
          <table:table-cell office:value-type="float" office:value="153058" calcext:value-type="float">
            <text:p>153058</text:p>
          </table:table-cell>
          <table:table-cell office:value-type="float" office:value="155436" calcext:value-type="float">
            <text:p>155436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3] + 1) * 100 + 1" office:value-type="float" office:value="2101" calcext:value-type="float">
            <text:p>2101</text:p>
          </table:table-cell>
          <table:table-cell table:formula="of:=POWER([.B23];2)" office:value-type="float" office:value="4414201" calcext:value-type="float">
            <text:p>4414201</text:p>
          </table:table-cell>
          <table:table-cell table:formula="of:=[.B23]*LOG([.B23];2)" office:value-type="float" office:value="23188.4437984601" calcext:value-type="float">
            <text:p>23188.4437984601</text:p>
          </table:table-cell>
          <table:table-cell office:value-type="float" office:value="1108400" calcext:value-type="float">
            <text:p>1.11E+06</text:p>
          </table:table-cell>
          <table:table-cell table:style-name="Default" office:value-type="float" office:value="171886" calcext:value-type="float">
            <text:p>17188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0" calcext:value-type="float">
            <text:p>20</text:p>
          </table:table-cell>
          <table:table-cell table:formula="of:=([.Q23] + 1) * 100 + 1" office:value-type="float" office:value="2101" calcext:value-type="float">
            <text:p>2101</text:p>
          </table:table-cell>
          <table:table-cell office:value-type="float" office:value="968840" calcext:value-type="float">
            <text:p>968840</text:p>
          </table:table-cell>
          <table:table-cell table:style-name="ce1" office:value-type="float" office:value="974263" calcext:value-type="float">
            <text:p>9.74E+05</text:p>
          </table:table-cell>
          <table:table-cell table:style-name="ce1" office:value-type="float" office:value="991442" calcext:value-type="float">
            <text:p>9.91E+05</text:p>
          </table:table-cell>
          <table:table-cell office:value-type="float" office:value="144507" calcext:value-type="float">
            <text:p>144507</text:p>
          </table:table-cell>
          <table:table-cell office:value-type="float" office:value="147543" calcext:value-type="float">
            <text:p>147543</text:p>
          </table:table-cell>
          <table:table-cell office:value-type="float" office:value="157266" calcext:value-type="float">
            <text:p>157266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4] + 1) * 100 + 1" office:value-type="float" office:value="2201" calcext:value-type="float">
            <text:p>2201</text:p>
          </table:table-cell>
          <table:table-cell table:formula="of:=POWER([.B24];2)" office:value-type="float" office:value="4844401" calcext:value-type="float">
            <text:p>4844401</text:p>
          </table:table-cell>
          <table:table-cell table:formula="of:=[.B24]*LOG([.B24];2)" office:value-type="float" office:value="24439.7794891913" calcext:value-type="float">
            <text:p>24439.7794891913</text:p>
          </table:table-cell>
          <table:table-cell office:value-type="float" office:value="1233370" calcext:value-type="float">
            <text:p>1.23E+06</text:p>
          </table:table-cell>
          <table:table-cell table:style-name="Default" office:value-type="float" office:value="178168" calcext:value-type="float">
            <text:p>17816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1" calcext:value-type="float">
            <text:p>21</text:p>
          </table:table-cell>
          <table:table-cell table:formula="of:=([.Q24] + 1) * 100 + 1" office:value-type="float" office:value="2201" calcext:value-type="float">
            <text:p>2201</text:p>
          </table:table-cell>
          <table:table-cell table:style-name="ce1" office:value-type="float" office:value="1066430" calcext:value-type="float">
            <text:p>1.07E+06</text:p>
          </table:table-cell>
          <table:table-cell table:style-name="ce1" office:value-type="float" office:value="1074110" calcext:value-type="float">
            <text:p>1.07E+06</text:p>
          </table:table-cell>
          <table:table-cell table:style-name="ce1" office:value-type="float" office:value="1113910" calcext:value-type="float">
            <text:p>1.11E+06</text:p>
          </table:table-cell>
          <table:table-cell office:value-type="float" office:value="160796" calcext:value-type="float">
            <text:p>160796</text:p>
          </table:table-cell>
          <table:table-cell office:value-type="float" office:value="163236" calcext:value-type="float">
            <text:p>163236</text:p>
          </table:table-cell>
          <table:table-cell office:value-type="float" office:value="165790" calcext:value-type="float">
            <text:p>165790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5] + 1) * 100 + 1" office:value-type="float" office:value="2301" calcext:value-type="float">
            <text:p>2301</text:p>
          </table:table-cell>
          <table:table-cell table:formula="of:=POWER([.B25];2)" office:value-type="float" office:value="5294601" calcext:value-type="float">
            <text:p>5294601</text:p>
          </table:table-cell>
          <table:table-cell table:formula="of:=[.B25]*LOG([.B25];2)" office:value-type="float" office:value="25697.6721621836" calcext:value-type="float">
            <text:p>25697.6721621836</text:p>
          </table:table-cell>
          <table:table-cell office:value-type="float" office:value="1385200" calcext:value-type="float">
            <text:p>1.39E+06</text:p>
          </table:table-cell>
          <table:table-cell table:style-name="Default" office:value-type="float" office:value="169508" calcext:value-type="float">
            <text:p>16950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2" calcext:value-type="float">
            <text:p>22</text:p>
          </table:table-cell>
          <table:table-cell table:formula="of:=([.Q25] + 1) * 100 + 1" office:value-type="float" office:value="2301" calcext:value-type="float">
            <text:p>2301</text:p>
          </table:table-cell>
          <table:table-cell table:style-name="ce1" office:value-type="float" office:value="1166550" calcext:value-type="float">
            <text:p>1.17E+06</text:p>
          </table:table-cell>
          <table:table-cell table:style-name="ce1" office:value-type="float" office:value="1173420" calcext:value-type="float">
            <text:p>1.17E+06</text:p>
          </table:table-cell>
          <table:table-cell table:style-name="ce1" office:value-type="float" office:value="1191270" calcext:value-type="float">
            <text:p>1.19E+06</text:p>
          </table:table-cell>
          <table:table-cell office:value-type="float" office:value="159844" calcext:value-type="float">
            <text:p>159844</text:p>
          </table:table-cell>
          <table:table-cell office:value-type="float" office:value="165625" calcext:value-type="float">
            <text:p>165625</text:p>
          </table:table-cell>
          <table:table-cell office:value-type="float" office:value="187048" calcext:value-type="float">
            <text:p>18704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6] + 1) * 100 + 1" office:value-type="float" office:value="2401" calcext:value-type="float">
            <text:p>2401</text:p>
          </table:table-cell>
          <table:table-cell table:formula="of:=POWER([.B26];2)" office:value-type="float" office:value="5764801" calcext:value-type="float">
            <text:p>5764801</text:p>
          </table:table-cell>
          <table:table-cell table:formula="of:=[.B26]*LOG([.B26];2)" office:value-type="float" office:value="26961.8366714412" calcext:value-type="float">
            <text:p>26961.8366714412</text:p>
          </table:table-cell>
          <table:table-cell office:value-type="float" office:value="1382100" calcext:value-type="float">
            <text:p>1.38E+06</text:p>
          </table:table-cell>
          <table:table-cell table:style-name="Default" office:value-type="float" office:value="167382" calcext:value-type="float">
            <text:p>167382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3" calcext:value-type="float">
            <text:p>23</text:p>
          </table:table-cell>
          <table:table-cell table:formula="of:=([.Q26] + 1) * 100 + 1" office:value-type="float" office:value="2401" calcext:value-type="float">
            <text:p>2401</text:p>
          </table:table-cell>
          <table:table-cell table:style-name="ce1" office:value-type="float" office:value="1276290" calcext:value-type="float">
            <text:p>1.28E+06</text:p>
          </table:table-cell>
          <table:table-cell table:style-name="ce1" office:value-type="float" office:value="1283610" calcext:value-type="float">
            <text:p>1.28E+06</text:p>
          </table:table-cell>
          <table:table-cell table:style-name="ce1" office:value-type="float" office:value="1303620" calcext:value-type="float">
            <text:p>1.30E+06</text:p>
          </table:table-cell>
          <table:table-cell office:value-type="float" office:value="179816" calcext:value-type="float">
            <text:p>179816</text:p>
          </table:table-cell>
          <table:table-cell office:value-type="float" office:value="185444" calcext:value-type="float">
            <text:p>185444</text:p>
          </table:table-cell>
          <table:table-cell office:value-type="float" office:value="203478" calcext:value-type="float">
            <text:p>20347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7] + 1) * 100 + 1" office:value-type="float" office:value="2501" calcext:value-type="float">
            <text:p>2501</text:p>
          </table:table-cell>
          <table:table-cell table:formula="of:=POWER([.B27];2)" office:value-type="float" office:value="6255001" calcext:value-type="float">
            <text:p>6255001</text:p>
          </table:table-cell>
          <table:table-cell table:formula="of:=[.B27]*LOG([.B27];2)" office:value-type="float" office:value="28232.0116447946" calcext:value-type="float">
            <text:p>28232.0116447946</text:p>
          </table:table-cell>
          <table:table-cell office:value-type="float" office:value="1437790" calcext:value-type="float">
            <text:p>1.44E+06</text:p>
          </table:table-cell>
          <table:table-cell table:style-name="Default" office:value-type="float" office:value="181784" calcext:value-type="float">
            <text:p>18178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4" calcext:value-type="float">
            <text:p>24</text:p>
          </table:table-cell>
          <table:table-cell table:formula="of:=([.Q27] + 1) * 100 + 1" office:value-type="float" office:value="2501" calcext:value-type="float">
            <text:p>2501</text:p>
          </table:table-cell>
          <table:table-cell table:style-name="ce1" office:value-type="float" office:value="1387190" calcext:value-type="float">
            <text:p>1.39E+06</text:p>
          </table:table-cell>
          <table:table-cell table:style-name="ce1" office:value-type="float" office:value="1409890" calcext:value-type="float">
            <text:p>1.41E+06</text:p>
          </table:table-cell>
          <table:table-cell table:style-name="ce1" office:value-type="float" office:value="1459310" calcext:value-type="float">
            <text:p>1.46E+06</text:p>
          </table:table-cell>
          <table:table-cell office:value-type="float" office:value="176075" calcext:value-type="float">
            <text:p>176075</text:p>
          </table:table-cell>
          <table:table-cell office:value-type="float" office:value="177664" calcext:value-type="float">
            <text:p>177664</text:p>
          </table:table-cell>
          <table:table-cell office:value-type="float" office:value="181495" calcext:value-type="float">
            <text:p>181495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8] + 1) * 100 + 1" office:value-type="float" office:value="2601" calcext:value-type="float">
            <text:p>2601</text:p>
          </table:table-cell>
          <table:table-cell table:formula="of:=POWER([.B28];2)" office:value-type="float" office:value="6765201" calcext:value-type="float">
            <text:p>6765201</text:p>
          </table:table-cell>
          <table:table-cell table:formula="of:=[.B28]*LOG([.B28];2)" office:value-type="float" office:value="29507.9566289357" calcext:value-type="float">
            <text:p>29507.9566289357</text:p>
          </table:table-cell>
          <table:table-cell office:value-type="float" office:value="1561750" calcext:value-type="float">
            <text:p>1.56E+06</text:p>
          </table:table-cell>
          <table:table-cell table:style-name="Default" office:value-type="float" office:value="189429" calcext:value-type="float">
            <text:p>18942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formula="of:=([.Q28] + 1) * 100 + 1" office:value-type="float" office:value="2601" calcext:value-type="float">
            <text:p>2601</text:p>
          </table:table-cell>
          <table:table-cell table:style-name="ce1" office:value-type="float" office:value="1504620" calcext:value-type="float">
            <text:p>1.50E+06</text:p>
          </table:table-cell>
          <table:table-cell table:style-name="ce1" office:value-type="float" office:value="1510650" calcext:value-type="float">
            <text:p>1.51E+06</text:p>
          </table:table-cell>
          <table:table-cell table:style-name="ce1" office:value-type="float" office:value="1528330" calcext:value-type="float">
            <text:p>1.53E+06</text:p>
          </table:table-cell>
          <table:table-cell office:value-type="float" office:value="193276" calcext:value-type="float">
            <text:p>193276</text:p>
          </table:table-cell>
          <table:table-cell office:value-type="float" office:value="197746" calcext:value-type="float">
            <text:p>197746</text:p>
          </table:table-cell>
          <table:table-cell office:value-type="float" office:value="215325" calcext:value-type="float">
            <text:p>215325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9] + 1) * 100 + 1" office:value-type="float" office:value="2701" calcext:value-type="float">
            <text:p>2701</text:p>
          </table:table-cell>
          <table:table-cell table:formula="of:=POWER([.B29];2)" office:value-type="float" office:value="7295401" calcext:value-type="float">
            <text:p>7295401</text:p>
          </table:table-cell>
          <table:table-cell table:formula="of:=[.B29]*LOG([.B29];2)" office:value-type="float" office:value="30789.4496740987" calcext:value-type="float">
            <text:p>30789.4496740987</text:p>
          </table:table-cell>
          <table:table-cell office:value-type="float" office:value="1687070" calcext:value-type="float">
            <text:p>1.69E+06</text:p>
          </table:table-cell>
          <table:table-cell table:style-name="Default" office:value-type="float" office:value="232356" calcext:value-type="float">
            <text:p>23235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6" calcext:value-type="float">
            <text:p>26</text:p>
          </table:table-cell>
          <table:table-cell table:formula="of:=([.Q29] + 1) * 100 + 1" office:value-type="float" office:value="2701" calcext:value-type="float">
            <text:p>2701</text:p>
          </table:table-cell>
          <table:table-cell table:style-name="ce1" office:value-type="float" office:value="1627400" calcext:value-type="float">
            <text:p>1.63E+06</text:p>
          </table:table-cell>
          <table:table-cell table:style-name="ce1" office:value-type="float" office:value="1639070" calcext:value-type="float">
            <text:p>1.64E+06</text:p>
          </table:table-cell>
          <table:table-cell table:style-name="ce1" office:value-type="float" office:value="1692030" calcext:value-type="float">
            <text:p>1.69E+06</text:p>
          </table:table-cell>
          <table:table-cell office:value-type="float" office:value="209807" calcext:value-type="float">
            <text:p>209807</text:p>
          </table:table-cell>
          <table:table-cell office:value-type="float" office:value="213566" calcext:value-type="float">
            <text:p>213566</text:p>
          </table:table-cell>
          <table:table-cell office:value-type="float" office:value="231772" calcext:value-type="float">
            <text:p>23177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30] + 1) * 100 + 1" office:value-type="float" office:value="2801" calcext:value-type="float">
            <text:p>2801</text:p>
          </table:table-cell>
          <table:table-cell table:formula="of:=POWER([.B30];2)" office:value-type="float" office:value="7845601" calcext:value-type="float">
            <text:p>7845601</text:p>
          </table:table-cell>
          <table:table-cell table:formula="of:=[.B30]*LOG([.B30];2)" office:value-type="float" office:value="32076.2852768767" calcext:value-type="float">
            <text:p>32076.2852768767</text:p>
          </table:table-cell>
          <table:table-cell office:value-type="float" office:value="1844150" calcext:value-type="float">
            <text:p>1.84E+06</text:p>
          </table:table-cell>
          <table:table-cell table:style-name="Default" office:value-type="float" office:value="212314" calcext:value-type="float">
            <text:p>21231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7" calcext:value-type="float">
            <text:p>27</text:p>
          </table:table-cell>
          <table:table-cell table:formula="of:=([.Q30] + 1) * 100 + 1" office:value-type="float" office:value="2801" calcext:value-type="float">
            <text:p>2801</text:p>
          </table:table-cell>
          <table:table-cell table:style-name="ce1" office:value-type="float" office:value="1750900" calcext:value-type="float">
            <text:p>1.75E+06</text:p>
          </table:table-cell>
          <table:table-cell table:style-name="ce1" office:value-type="float" office:value="1765520" calcext:value-type="float">
            <text:p>1.77E+06</text:p>
          </table:table-cell>
          <table:table-cell table:style-name="ce1" office:value-type="float" office:value="1819260" calcext:value-type="float">
            <text:p>1.82E+06</text:p>
          </table:table-cell>
          <table:table-cell office:value-type="float" office:value="213506" calcext:value-type="float">
            <text:p>213506</text:p>
          </table:table-cell>
          <table:table-cell office:value-type="float" office:value="215435" calcext:value-type="float">
            <text:p>215435</text:p>
          </table:table-cell>
          <table:table-cell office:value-type="float" office:value="217081" calcext:value-type="float">
            <text:p>217081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31] + 1) * 100 + 1" office:value-type="float" office:value="2901" calcext:value-type="float">
            <text:p>2901</text:p>
          </table:table-cell>
          <table:table-cell table:formula="of:=POWER([.B31];2)" office:value-type="float" office:value="8415801" calcext:value-type="float">
            <text:p>8415801</text:p>
          </table:table-cell>
          <table:table-cell table:formula="of:=[.B31]*LOG([.B31];2)" office:value-type="float" office:value="33368.2726171544" calcext:value-type="float">
            <text:p>33368.2726171544</text:p>
          </table:table-cell>
          <table:table-cell office:value-type="float" office:value="1975100" calcext:value-type="float">
            <text:p>1.98E+06</text:p>
          </table:table-cell>
          <table:table-cell table:style-name="Default" office:value-type="float" office:value="238533" calcext:value-type="float">
            <text:p>23853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8" calcext:value-type="float">
            <text:p>28</text:p>
          </table:table-cell>
          <table:table-cell table:formula="of:=([.Q31] + 1) * 100 + 1" office:value-type="float" office:value="2901" calcext:value-type="float">
            <text:p>2901</text:p>
          </table:table-cell>
          <table:table-cell table:style-name="ce1" office:value-type="float" office:value="1885680" calcext:value-type="float">
            <text:p>1.89E+06</text:p>
          </table:table-cell>
          <table:table-cell table:style-name="ce1" office:value-type="float" office:value="1893990" calcext:value-type="float">
            <text:p>1.89E+06</text:p>
          </table:table-cell>
          <table:table-cell table:style-name="ce1" office:value-type="float" office:value="1910180" calcext:value-type="float">
            <text:p>1.91E+06</text:p>
          </table:table-cell>
          <table:table-cell office:value-type="float" office:value="251938" calcext:value-type="float">
            <text:p>251938</text:p>
          </table:table-cell>
          <table:table-cell office:value-type="float" office:value="254799" calcext:value-type="float">
            <text:p>254799</text:p>
          </table:table-cell>
          <table:table-cell office:value-type="float" office:value="258575" calcext:value-type="float">
            <text:p>258575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2] + 1) * 100 + 1" office:value-type="float" office:value="3001" calcext:value-type="float">
            <text:p>3001</text:p>
          </table:table-cell>
          <table:table-cell table:formula="of:=POWER([.B32];2)" office:value-type="float" office:value="9006001" calcext:value-type="float">
            <text:p>9006001</text:p>
          </table:table-cell>
          <table:table-cell table:formula="of:=[.B32]*LOG([.B32];2)" office:value-type="float" office:value="34665.2340383985" calcext:value-type="float">
            <text:p>34665.2340383985</text:p>
          </table:table-cell>
          <table:table-cell office:value-type="float" office:value="2127290" calcext:value-type="float">
            <text:p>2.13E+06</text:p>
          </table:table-cell>
          <table:table-cell table:style-name="Default" office:value-type="float" office:value="251745" calcext:value-type="float">
            <text:p>251745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29" calcext:value-type="float">
            <text:p>29</text:p>
          </table:table-cell>
          <table:table-cell table:formula="of:=([.Q32] + 1) * 100 + 1" office:value-type="float" office:value="3001" calcext:value-type="float">
            <text:p>3001</text:p>
          </table:table-cell>
          <table:table-cell table:style-name="ce1" office:value-type="float" office:value="2020350" calcext:value-type="float">
            <text:p>2.02E+06</text:p>
          </table:table-cell>
          <table:table-cell table:style-name="ce1" office:value-type="float" office:value="2041990" calcext:value-type="float">
            <text:p>2.04E+06</text:p>
          </table:table-cell>
          <table:table-cell table:style-name="ce1" office:value-type="float" office:value="2124880" calcext:value-type="float">
            <text:p>2.12E+06</text:p>
          </table:table-cell>
          <table:table-cell office:value-type="float" office:value="250578" calcext:value-type="float">
            <text:p>250578</text:p>
          </table:table-cell>
          <table:table-cell office:value-type="float" office:value="256632" calcext:value-type="float">
            <text:p>256632</text:p>
          </table:table-cell>
          <table:table-cell office:value-type="float" office:value="276690" calcext:value-type="float">
            <text:p>27669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3] + 1) * 100 + 1" office:value-type="float" office:value="3101" calcext:value-type="float">
            <text:p>3101</text:p>
          </table:table-cell>
          <table:table-cell table:formula="of:=POWER([.B33];2)" office:value-type="float" office:value="9616201" calcext:value-type="float">
            <text:p>9616201</text:p>
          </table:table-cell>
          <table:table-cell table:formula="of:=[.B33]*LOG([.B33];2)" office:value-type="float" office:value="35967.0037307097" calcext:value-type="float">
            <text:p>35967.0037307097</text:p>
          </table:table-cell>
          <table:table-cell office:value-type="float" office:value="2245160" calcext:value-type="float">
            <text:p>2.25E+06</text:p>
          </table:table-cell>
          <table:table-cell table:style-name="Default" office:value-type="float" office:value="277408" calcext:value-type="float">
            <text:p>27740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table:formula="of:=([.Q33] + 1) * 100 + 1" office:value-type="float" office:value="3101" calcext:value-type="float">
            <text:p>3101</text:p>
          </table:table-cell>
          <table:table-cell table:style-name="ce1" office:value-type="float" office:value="2156380" calcext:value-type="float">
            <text:p>2.16E+06</text:p>
          </table:table-cell>
          <table:table-cell table:style-name="ce1" office:value-type="float" office:value="2167980" calcext:value-type="float">
            <text:p>2.17E+06</text:p>
          </table:table-cell>
          <table:table-cell table:style-name="ce1" office:value-type="float" office:value="2185490" calcext:value-type="float">
            <text:p>2.19E+06</text:p>
          </table:table-cell>
          <table:table-cell office:value-type="float" office:value="265860" calcext:value-type="float">
            <text:p>265860</text:p>
          </table:table-cell>
          <table:table-cell office:value-type="float" office:value="267799" calcext:value-type="float">
            <text:p>267799</text:p>
          </table:table-cell>
          <table:table-cell office:value-type="float" office:value="270604" calcext:value-type="float">
            <text:p>270604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4] + 1) * 100 + 1" office:value-type="float" office:value="3201" calcext:value-type="float">
            <text:p>3201</text:p>
          </table:table-cell>
          <table:table-cell table:formula="of:=POWER([.B34];2)" office:value-type="float" office:value="10246401" calcext:value-type="float">
            <text:p>10246401</text:p>
          </table:table-cell>
          <table:table-cell table:formula="of:=[.B34]*LOG([.B34];2)" office:value-type="float" office:value="37273.4265839074" calcext:value-type="float">
            <text:p>37273.4265839074</text:p>
          </table:table-cell>
          <table:table-cell office:value-type="float" office:value="2652460" calcext:value-type="float">
            <text:p>2.65E+06</text:p>
          </table:table-cell>
          <table:table-cell table:style-name="Default" office:value-type="float" office:value="351654" calcext:value-type="float">
            <text:p>35165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1" calcext:value-type="float">
            <text:p>31</text:p>
          </table:table-cell>
          <table:table-cell table:formula="of:=([.Q34] + 1) * 100 + 1" office:value-type="float" office:value="3201" calcext:value-type="float">
            <text:p>3201</text:p>
          </table:table-cell>
          <table:table-cell table:style-name="ce1" office:value-type="float" office:value="2305950" calcext:value-type="float">
            <text:p>2.31E+06</text:p>
          </table:table-cell>
          <table:table-cell table:style-name="ce1" office:value-type="float" office:value="2320810" calcext:value-type="float">
            <text:p>2.32E+06</text:p>
          </table:table-cell>
          <table:table-cell table:style-name="ce1" office:value-type="float" office:value="2371090" calcext:value-type="float">
            <text:p>2.37E+06</text:p>
          </table:table-cell>
          <table:table-cell office:value-type="float" office:value="281008" calcext:value-type="float">
            <text:p>281008</text:p>
          </table:table-cell>
          <table:table-cell office:value-type="float" office:value="282888" calcext:value-type="float">
            <text:p>282888</text:p>
          </table:table-cell>
          <table:table-cell office:value-type="float" office:value="287467" calcext:value-type="float">
            <text:p>28746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5] + 1) * 100 + 1" office:value-type="float" office:value="3301" calcext:value-type="float">
            <text:p>3301</text:p>
          </table:table-cell>
          <table:table-cell table:formula="of:=POWER([.B35];2)" office:value-type="float" office:value="10896601" calcext:value-type="float">
            <text:p>10896601</text:p>
          </table:table-cell>
          <table:table-cell table:formula="of:=[.B35]*LOG([.B35];2)" office:value-type="float" office:value="38584.3571840576" calcext:value-type="float">
            <text:p>38584.3571840576</text:p>
          </table:table-cell>
          <table:table-cell office:value-type="float" office:value="2580460" calcext:value-type="float">
            <text:p>2.58E+06</text:p>
          </table:table-cell>
          <table:table-cell table:style-name="Default" office:value-type="float" office:value="339103" calcext:value-type="float">
            <text:p>33910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2" calcext:value-type="float">
            <text:p>32</text:p>
          </table:table-cell>
          <table:table-cell table:formula="of:=([.Q35] + 1) * 100 + 1" office:value-type="float" office:value="3301" calcext:value-type="float">
            <text:p>3301</text:p>
          </table:table-cell>
          <table:table-cell table:style-name="ce1" office:value-type="float" office:value="2452680" calcext:value-type="float">
            <text:p>2.45E+06</text:p>
          </table:table-cell>
          <table:table-cell table:style-name="ce1" office:value-type="float" office:value="2463300" calcext:value-type="float">
            <text:p>2.46E+06</text:p>
          </table:table-cell>
          <table:table-cell table:style-name="ce1" office:value-type="float" office:value="2478600" calcext:value-type="float">
            <text:p>2.48E+06</text:p>
          </table:table-cell>
          <table:table-cell office:value-type="float" office:value="289967" calcext:value-type="float">
            <text:p>289967</text:p>
          </table:table-cell>
          <table:table-cell office:value-type="float" office:value="293490" calcext:value-type="float">
            <text:p>293490</text:p>
          </table:table-cell>
          <table:table-cell office:value-type="float" office:value="299186" calcext:value-type="float">
            <text:p>299186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6] + 1) * 100 + 1" office:value-type="float" office:value="3401" calcext:value-type="float">
            <text:p>3401</text:p>
          </table:table-cell>
          <table:table-cell table:formula="of:=POWER([.B36];2)" office:value-type="float" office:value="11566801" calcext:value-type="float">
            <text:p>11566801</text:p>
          </table:table-cell>
          <table:table-cell table:formula="of:=[.B36]*LOG([.B36];2)" office:value-type="float" office:value="39899.6589316974" calcext:value-type="float">
            <text:p>39899.6589316974</text:p>
          </table:table-cell>
          <table:table-cell office:value-type="float" office:value="2735340" calcext:value-type="float">
            <text:p>2.74E+06</text:p>
          </table:table-cell>
          <table:table-cell table:style-name="Default" office:value-type="float" office:value="335018" calcext:value-type="float">
            <text:p>33501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3" calcext:value-type="float">
            <text:p>33</text:p>
          </table:table-cell>
          <table:table-cell table:formula="of:=([.Q36] + 1) * 100 + 1" office:value-type="float" office:value="3401" calcext:value-type="float">
            <text:p>3401</text:p>
          </table:table-cell>
          <table:table-cell table:style-name="ce1" office:value-type="float" office:value="2611820" calcext:value-type="float">
            <text:p>2.61E+06</text:p>
          </table:table-cell>
          <table:table-cell table:style-name="ce1" office:value-type="float" office:value="2632280" calcext:value-type="float">
            <text:p>2.63E+06</text:p>
          </table:table-cell>
          <table:table-cell table:style-name="ce1" office:value-type="float" office:value="2665840" calcext:value-type="float">
            <text:p>2.67E+06</text:p>
          </table:table-cell>
          <table:table-cell office:value-type="float" office:value="293879" calcext:value-type="float">
            <text:p>293879</text:p>
          </table:table-cell>
          <table:table-cell office:value-type="float" office:value="297256" calcext:value-type="float">
            <text:p>297256</text:p>
          </table:table-cell>
          <table:table-cell office:value-type="float" office:value="299758" calcext:value-type="float">
            <text:p>29975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37] + 1) * 100 + 1" office:value-type="float" office:value="3501" calcext:value-type="float">
            <text:p>3501</text:p>
          </table:table-cell>
          <table:table-cell table:formula="of:=POWER([.B37];2)" office:value-type="float" office:value="12257001" calcext:value-type="float">
            <text:p>12257001</text:p>
          </table:table-cell>
          <table:table-cell table:formula="of:=[.B37]*LOG([.B37];2)" office:value-type="float" office:value="41219.2032638462" calcext:value-type="float">
            <text:p>41219.2032638462</text:p>
          </table:table-cell>
          <table:table-cell office:value-type="float" office:value="2924770" calcext:value-type="float">
            <text:p>2.92E+06</text:p>
          </table:table-cell>
          <table:table-cell table:style-name="Default" office:value-type="float" office:value="360311" calcext:value-type="float">
            <text:p>360311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4" calcext:value-type="float">
            <text:p>34</text:p>
          </table:table-cell>
          <table:table-cell table:formula="of:=([.Q37] + 1) * 100 + 1" office:value-type="float" office:value="3501" calcext:value-type="float">
            <text:p>3501</text:p>
          </table:table-cell>
          <table:table-cell table:style-name="ce1" office:value-type="float" office:value="2768590" calcext:value-type="float">
            <text:p>2.77E+06</text:p>
          </table:table-cell>
          <table:table-cell table:style-name="ce1" office:value-type="float" office:value="2785780" calcext:value-type="float">
            <text:p>2.79E+06</text:p>
          </table:table-cell>
          <table:table-cell table:style-name="ce1" office:value-type="float" office:value="2819990" calcext:value-type="float">
            <text:p>2.82E+06</text:p>
          </table:table-cell>
          <table:table-cell office:value-type="float" office:value="320891" calcext:value-type="float">
            <text:p>320891</text:p>
          </table:table-cell>
          <table:table-cell office:value-type="float" office:value="332514" calcext:value-type="float">
            <text:p>332514</text:p>
          </table:table-cell>
          <table:table-cell office:value-type="float" office:value="373692" calcext:value-type="float">
            <text:p>37369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38] + 1) * 100 + 1" office:value-type="float" office:value="3601" calcext:value-type="float">
            <text:p>3601</text:p>
          </table:table-cell>
          <table:table-cell table:formula="of:=POWER([.B38];2)" office:value-type="float" office:value="12967201" calcext:value-type="float">
            <text:p>12967201</text:p>
          </table:table-cell>
          <table:table-cell table:formula="of:=[.B38]*LOG([.B38];2)" office:value-type="float" office:value="42542.8689649692" calcext:value-type="float">
            <text:p>42542.8689649692</text:p>
          </table:table-cell>
          <table:table-cell office:value-type="float" office:value="3316210" calcext:value-type="float">
            <text:p>3.32E+06</text:p>
          </table:table-cell>
          <table:table-cell table:style-name="Default" office:value-type="float" office:value="380923" calcext:value-type="float">
            <text:p>38092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table:formula="of:=([.Q38] + 1) * 100 + 1" office:value-type="float" office:value="3601" calcext:value-type="float">
            <text:p>3601</text:p>
          </table:table-cell>
          <table:table-cell table:style-name="ce1" office:value-type="float" office:value="2930910" calcext:value-type="float">
            <text:p>2.93E+06</text:p>
          </table:table-cell>
          <table:table-cell table:style-name="ce1" office:value-type="float" office:value="2957990" calcext:value-type="float">
            <text:p>2.96E+06</text:p>
          </table:table-cell>
          <table:table-cell table:style-name="ce1" office:value-type="float" office:value="2989750" calcext:value-type="float">
            <text:p>2.99E+06</text:p>
          </table:table-cell>
          <table:table-cell office:value-type="float" office:value="315038" calcext:value-type="float">
            <text:p>315038</text:p>
          </table:table-cell>
          <table:table-cell office:value-type="float" office:value="321548" calcext:value-type="float">
            <text:p>321548</text:p>
          </table:table-cell>
          <table:table-cell office:value-type="float" office:value="337758" calcext:value-type="float">
            <text:p>33775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39] + 1) * 100 + 1" office:value-type="float" office:value="3701" calcext:value-type="float">
            <text:p>3701</text:p>
          </table:table-cell>
          <table:table-cell table:formula="of:=POWER([.B39];2)" office:value-type="float" office:value="13697401" calcext:value-type="float">
            <text:p>13697401</text:p>
          </table:table-cell>
          <table:table-cell table:formula="of:=[.B39]*LOG([.B39];2)" office:value-type="float" office:value="43870.5415545311" calcext:value-type="float">
            <text:p>43870.5415545311</text:p>
          </table:table-cell>
          <table:table-cell office:value-type="float" office:value="3243430" calcext:value-type="float">
            <text:p>3.24E+06</text:p>
          </table:table-cell>
          <table:table-cell table:style-name="Default" office:value-type="float" office:value="350524" calcext:value-type="float">
            <text:p>35052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6" calcext:value-type="float">
            <text:p>36</text:p>
          </table:table-cell>
          <table:table-cell table:formula="of:=([.Q39] + 1) * 100 + 1" office:value-type="float" office:value="3701" calcext:value-type="float">
            <text:p>3701</text:p>
          </table:table-cell>
          <table:table-cell table:style-name="ce1" office:value-type="float" office:value="3102170" calcext:value-type="float">
            <text:p>3.10E+06</text:p>
          </table:table-cell>
          <table:table-cell table:style-name="ce1" office:value-type="float" office:value="3124250" calcext:value-type="float">
            <text:p>3.12E+06</text:p>
          </table:table-cell>
          <table:table-cell table:style-name="ce1" office:value-type="float" office:value="3203100" calcext:value-type="float">
            <text:p>3.20E+06</text:p>
          </table:table-cell>
          <table:table-cell office:value-type="float" office:value="339134" calcext:value-type="float">
            <text:p>339134</text:p>
          </table:table-cell>
          <table:table-cell office:value-type="float" office:value="344758" calcext:value-type="float">
            <text:p>344758</text:p>
          </table:table-cell>
          <table:table-cell office:value-type="float" office:value="363208" calcext:value-type="float">
            <text:p>36320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40] + 1) * 100 + 1" office:value-type="float" office:value="3801" calcext:value-type="float">
            <text:p>3801</text:p>
          </table:table-cell>
          <table:table-cell table:formula="of:=POWER([.B40];2)" office:value-type="float" office:value="14447601" calcext:value-type="float">
            <text:p>14447601</text:p>
          </table:table-cell>
          <table:table-cell table:formula="of:=[.B40]*LOG([.B40];2)" office:value-type="float" office:value="45202.1127407853" calcext:value-type="float">
            <text:p>45202.1127407853</text:p>
          </table:table-cell>
          <table:table-cell office:value-type="float" office:value="3467210" calcext:value-type="float">
            <text:p>3.47E+06</text:p>
          </table:table-cell>
          <table:table-cell table:style-name="Default" office:value-type="float" office:value="358144" calcext:value-type="float">
            <text:p>35814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7" calcext:value-type="float">
            <text:p>37</text:p>
          </table:table-cell>
          <table:table-cell table:formula="of:=([.Q40] + 1) * 100 + 1" office:value-type="float" office:value="3801" calcext:value-type="float">
            <text:p>3801</text:p>
          </table:table-cell>
          <table:table-cell table:style-name="ce1" office:value-type="float" office:value="3267620" calcext:value-type="float">
            <text:p>3.27E+06</text:p>
          </table:table-cell>
          <table:table-cell table:style-name="ce1" office:value-type="float" office:value="3297930" calcext:value-type="float">
            <text:p>3.30E+06</text:p>
          </table:table-cell>
          <table:table-cell table:style-name="ce1" office:value-type="float" office:value="3338390" calcext:value-type="float">
            <text:p>3.34E+06</text:p>
          </table:table-cell>
          <table:table-cell office:value-type="float" office:value="356245" calcext:value-type="float">
            <text:p>356245</text:p>
          </table:table-cell>
          <table:table-cell office:value-type="float" office:value="368999" calcext:value-type="float">
            <text:p>368999</text:p>
          </table:table-cell>
          <table:table-cell office:value-type="float" office:value="436307" calcext:value-type="float">
            <text:p>43630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41] + 1) * 100 + 1" office:value-type="float" office:value="3901" calcext:value-type="float">
            <text:p>3901</text:p>
          </table:table-cell>
          <table:table-cell table:formula="of:=POWER([.B41];2)" office:value-type="float" office:value="15217801" calcext:value-type="float">
            <text:p>15217801</text:p>
          </table:table-cell>
          <table:table-cell table:formula="of:=[.B41]*LOG([.B41];2)" office:value-type="float" office:value="46537.4799320788" calcext:value-type="float">
            <text:p>46537.4799320788</text:p>
          </table:table-cell>
          <table:table-cell office:value-type="float" office:value="3671500" calcext:value-type="float">
            <text:p>3.67E+06</text:p>
          </table:table-cell>
          <table:table-cell table:style-name="Default" office:value-type="float" office:value="375994" calcext:value-type="float">
            <text:p>37599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table:formula="of:=([.Q41] + 1) * 100 + 1" office:value-type="float" office:value="3901" calcext:value-type="float">
            <text:p>3901</text:p>
          </table:table-cell>
          <table:table-cell table:style-name="ce1" office:value-type="float" office:value="3460080" calcext:value-type="float">
            <text:p>3.46E+06</text:p>
          </table:table-cell>
          <table:table-cell table:style-name="ce1" office:value-type="float" office:value="3472890" calcext:value-type="float">
            <text:p>3.47E+06</text:p>
          </table:table-cell>
          <table:table-cell table:style-name="ce1" office:value-type="float" office:value="3488800" calcext:value-type="float">
            <text:p>3.49E+06</text:p>
          </table:table-cell>
          <table:table-cell office:value-type="float" office:value="354800" calcext:value-type="float">
            <text:p>354800</text:p>
          </table:table-cell>
          <table:table-cell office:value-type="float" office:value="360502" calcext:value-type="float">
            <text:p>360502</text:p>
          </table:table-cell>
          <table:table-cell office:value-type="float" office:value="379777" calcext:value-type="float">
            <text:p>37977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42] + 1) * 100 + 1" office:value-type="float" office:value="4001" calcext:value-type="float">
            <text:p>4001</text:p>
          </table:table-cell>
          <table:table-cell table:formula="of:=POWER([.B42];2)" office:value-type="float" office:value="16008001" calcext:value-type="float">
            <text:p>16008001</text:p>
          </table:table-cell>
          <table:table-cell table:formula="of:=[.B42]*LOG([.B42];2)" office:value-type="float" office:value="47876.5457982958" calcext:value-type="float">
            <text:p>47876.5457982958</text:p>
          </table:table-cell>
          <table:table-cell office:value-type="float" office:value="3833210" calcext:value-type="float">
            <text:p>3.83E+06</text:p>
          </table:table-cell>
          <table:table-cell table:style-name="Default" office:value-type="float" office:value="379713" calcext:value-type="float">
            <text:p>37971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39" calcext:value-type="float">
            <text:p>39</text:p>
          </table:table-cell>
          <table:table-cell table:formula="of:=([.Q42] + 1) * 100 + 1" office:value-type="float" office:value="4001" calcext:value-type="float">
            <text:p>4001</text:p>
          </table:table-cell>
          <table:table-cell table:style-name="ce1" office:value-type="float" office:value="3638940" calcext:value-type="float">
            <text:p>3.64E+06</text:p>
          </table:table-cell>
          <table:table-cell table:style-name="ce1" office:value-type="float" office:value="3661790" calcext:value-type="float">
            <text:p>3.66E+06</text:p>
          </table:table-cell>
          <table:table-cell table:style-name="ce1" office:value-type="float" office:value="3738970" calcext:value-type="float">
            <text:p>3.74E+06</text:p>
          </table:table-cell>
          <table:table-cell office:value-type="float" office:value="375366" calcext:value-type="float">
            <text:p>375366</text:p>
          </table:table-cell>
          <table:table-cell office:value-type="float" office:value="383265" calcext:value-type="float">
            <text:p>383265</text:p>
          </table:table-cell>
          <table:table-cell office:value-type="float" office:value="397691" calcext:value-type="float">
            <text:p>397691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3] + 1) * 100 + 1" office:value-type="float" office:value="4101" calcext:value-type="float">
            <text:p>4101</text:p>
          </table:table-cell>
          <table:table-cell table:formula="of:=POWER([.B43];2)" office:value-type="float" office:value="16818201" calcext:value-type="float">
            <text:p>16818201</text:p>
          </table:table-cell>
          <table:table-cell table:formula="of:=[.B43]*LOG([.B43];2)" office:value-type="float" office:value="49219.2178761699" calcext:value-type="float">
            <text:p>49219.2178761699</text:p>
          </table:table-cell>
          <table:table-cell office:value-type="float" office:value="3984320" calcext:value-type="float">
            <text:p>3.98E+06</text:p>
          </table:table-cell>
          <table:table-cell table:style-name="Default" office:value-type="float" office:value="407146" calcext:value-type="float">
            <text:p>40714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0" calcext:value-type="float">
            <text:p>40</text:p>
          </table:table-cell>
          <table:table-cell table:formula="of:=([.Q43] + 1) * 100 + 1" office:value-type="float" office:value="4101" calcext:value-type="float">
            <text:p>4101</text:p>
          </table:table-cell>
          <table:table-cell table:style-name="ce1" office:value-type="float" office:value="3827210" calcext:value-type="float">
            <text:p>3.83E+06</text:p>
          </table:table-cell>
          <table:table-cell table:style-name="ce1" office:value-type="float" office:value="3941660" calcext:value-type="float">
            <text:p>3.94E+06</text:p>
          </table:table-cell>
          <table:table-cell table:style-name="ce1" office:value-type="float" office:value="4703540" calcext:value-type="float">
            <text:p>4.70E+06</text:p>
          </table:table-cell>
          <table:table-cell office:value-type="float" office:value="363933" calcext:value-type="float">
            <text:p>363933</text:p>
          </table:table-cell>
          <table:table-cell office:value-type="float" office:value="366491" calcext:value-type="float">
            <text:p>366491</text:p>
          </table:table-cell>
          <table:table-cell office:value-type="float" office:value="374752" calcext:value-type="float">
            <text:p>37475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4] + 1) * 100 + 1" office:value-type="float" office:value="4201" calcext:value-type="float">
            <text:p>4201</text:p>
          </table:table-cell>
          <table:table-cell table:formula="of:=POWER([.B44];2)" office:value-type="float" office:value="17648401" calcext:value-type="float">
            <text:p>17648401</text:p>
          </table:table-cell>
          <table:table-cell table:formula="of:=[.B44]*LOG([.B44];2)" office:value-type="float" office:value="50565.4082131139" calcext:value-type="float">
            <text:p>50565.4082131139</text:p>
          </table:table-cell>
          <table:table-cell office:value-type="float" office:value="4307900" calcext:value-type="float">
            <text:p>4.31E+06</text:p>
          </table:table-cell>
          <table:table-cell table:style-name="Default" office:value-type="float" office:value="397533" calcext:value-type="float">
            <text:p>39753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1" calcext:value-type="float">
            <text:p>41</text:p>
          </table:table-cell>
          <table:table-cell table:formula="of:=([.Q44] + 1) * 100 + 1" office:value-type="float" office:value="4201" calcext:value-type="float">
            <text:p>4201</text:p>
          </table:table-cell>
          <table:table-cell table:style-name="ce1" office:value-type="float" office:value="4015780" calcext:value-type="float">
            <text:p>4.02E+06</text:p>
          </table:table-cell>
          <table:table-cell table:style-name="ce1" office:value-type="float" office:value="4070990" calcext:value-type="float">
            <text:p>4.07E+06</text:p>
          </table:table-cell>
          <table:table-cell table:style-name="ce1" office:value-type="float" office:value="4220340" calcext:value-type="float">
            <text:p>4.22E+06</text:p>
          </table:table-cell>
          <table:table-cell office:value-type="float" office:value="367463" calcext:value-type="float">
            <text:p>367463</text:p>
          </table:table-cell>
          <table:table-cell office:value-type="float" office:value="371966" calcext:value-type="float">
            <text:p>371966</text:p>
          </table:table-cell>
          <table:table-cell office:value-type="float" office:value="378213" calcext:value-type="float">
            <text:p>37821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5] + 1) * 100 + 1" office:value-type="float" office:value="4301" calcext:value-type="float">
            <text:p>4301</text:p>
          </table:table-cell>
          <table:table-cell table:formula="of:=POWER([.B45];2)" office:value-type="float" office:value="18498601" calcext:value-type="float">
            <text:p>18498601</text:p>
          </table:table-cell>
          <table:table-cell table:formula="of:=[.B45]*LOG([.B45];2)" office:value-type="float" office:value="51915.0330449779" calcext:value-type="float">
            <text:p>51915.0330449779</text:p>
          </table:table-cell>
          <table:table-cell office:value-type="float" office:value="4530790" calcext:value-type="float">
            <text:p>4.53E+06</text:p>
          </table:table-cell>
          <table:table-cell table:style-name="Default" office:value-type="float" office:value="428653" calcext:value-type="float">
            <text:p>42865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2" calcext:value-type="float">
            <text:p>42</text:p>
          </table:table-cell>
          <table:table-cell table:formula="of:=([.Q45] + 1) * 100 + 1" office:value-type="float" office:value="4301" calcext:value-type="float">
            <text:p>4301</text:p>
          </table:table-cell>
          <table:table-cell table:style-name="ce1" office:value-type="float" office:value="4213220" calcext:value-type="float">
            <text:p>4.21E+06</text:p>
          </table:table-cell>
          <table:table-cell table:style-name="ce1" office:value-type="float" office:value="4234460" calcext:value-type="float">
            <text:p>4.23E+06</text:p>
          </table:table-cell>
          <table:table-cell table:style-name="ce1" office:value-type="float" office:value="4280560" calcext:value-type="float">
            <text:p>4.28E+06</text:p>
          </table:table-cell>
          <table:table-cell office:value-type="float" office:value="380143" calcext:value-type="float">
            <text:p>380143</text:p>
          </table:table-cell>
          <table:table-cell office:value-type="float" office:value="387675" calcext:value-type="float">
            <text:p>387675</text:p>
          </table:table-cell>
          <table:table-cell office:value-type="float" office:value="407630" calcext:value-type="float">
            <text:p>40763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6] + 1) * 100 + 1" office:value-type="float" office:value="4401" calcext:value-type="float">
            <text:p>4401</text:p>
          </table:table-cell>
          <table:table-cell table:formula="of:=POWER([.B46];2)" office:value-type="float" office:value="19368801" calcext:value-type="float">
            <text:p>19368801</text:p>
          </table:table-cell>
          <table:table-cell table:formula="of:=[.B46]*LOG([.B46];2)" office:value-type="float" office:value="53268.0125037924" calcext:value-type="float">
            <text:p>53268.0125037924</text:p>
          </table:table-cell>
          <table:table-cell office:value-type="float" office:value="4660970" calcext:value-type="float">
            <text:p>4.66E+06</text:p>
          </table:table-cell>
          <table:table-cell table:style-name="Default" office:value-type="float" office:value="417646" calcext:value-type="float">
            <text:p>41764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3" calcext:value-type="float">
            <text:p>43</text:p>
          </table:table-cell>
          <table:table-cell table:formula="of:=([.Q46] + 1) * 100 + 1" office:value-type="float" office:value="4401" calcext:value-type="float">
            <text:p>4401</text:p>
          </table:table-cell>
          <table:table-cell table:style-name="ce1" office:value-type="float" office:value="4402930" calcext:value-type="float">
            <text:p>4.40E+06</text:p>
          </table:table-cell>
          <table:table-cell table:style-name="ce1" office:value-type="float" office:value="4459440" calcext:value-type="float">
            <text:p>4.46E+06</text:p>
          </table:table-cell>
          <table:table-cell table:style-name="ce1" office:value-type="float" office:value="4689250" calcext:value-type="float">
            <text:p>4.69E+06</text:p>
          </table:table-cell>
          <table:table-cell office:value-type="float" office:value="380500" calcext:value-type="float">
            <text:p>380500</text:p>
          </table:table-cell>
          <table:table-cell office:value-type="float" office:value="389014" calcext:value-type="float">
            <text:p>389014</text:p>
          </table:table-cell>
          <table:table-cell office:value-type="float" office:value="408512" calcext:value-type="float">
            <text:p>40851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47] + 1) * 100 + 1" office:value-type="float" office:value="4501" calcext:value-type="float">
            <text:p>4501</text:p>
          </table:table-cell>
          <table:table-cell table:formula="of:=POWER([.B47];2)" office:value-type="float" office:value="20259001" calcext:value-type="float">
            <text:p>20259001</text:p>
          </table:table-cell>
          <table:table-cell table:formula="of:=[.B47]*LOG([.B47];2)" office:value-type="float" office:value="54624.2703520844" calcext:value-type="float">
            <text:p>54624.2703520844</text:p>
          </table:table-cell>
          <table:table-cell office:value-type="float" office:value="4871600" calcext:value-type="float">
            <text:p>4.87E+06</text:p>
          </table:table-cell>
          <table:table-cell table:style-name="Default" office:value-type="float" office:value="395258" calcext:value-type="float">
            <text:p>39525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4" calcext:value-type="float">
            <text:p>44</text:p>
          </table:table-cell>
          <table:table-cell table:formula="of:=([.Q47] + 1) * 100 + 1" office:value-type="float" office:value="4501" calcext:value-type="float">
            <text:p>4501</text:p>
          </table:table-cell>
          <table:table-cell table:style-name="ce1" office:value-type="float" office:value="4619800" calcext:value-type="float">
            <text:p>4.62E+06</text:p>
          </table:table-cell>
          <table:table-cell table:style-name="ce1" office:value-type="float" office:value="4645290" calcext:value-type="float">
            <text:p>4.65E+06</text:p>
          </table:table-cell>
          <table:table-cell table:style-name="ce1" office:value-type="float" office:value="4685750" calcext:value-type="float">
            <text:p>4.69E+06</text:p>
          </table:table-cell>
          <table:table-cell office:value-type="float" office:value="396620" calcext:value-type="float">
            <text:p>396620</text:p>
          </table:table-cell>
          <table:table-cell office:value-type="float" office:value="399721" calcext:value-type="float">
            <text:p>399721</text:p>
          </table:table-cell>
          <table:table-cell office:value-type="float" office:value="407879" calcext:value-type="float">
            <text:p>407879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48] + 1) * 100 + 1" office:value-type="float" office:value="4601" calcext:value-type="float">
            <text:p>4601</text:p>
          </table:table-cell>
          <table:table-cell table:formula="of:=POWER([.B48];2)" office:value-type="float" office:value="21169201" calcext:value-type="float">
            <text:p>21169201</text:p>
          </table:table-cell>
          <table:table-cell table:formula="of:=[.B48]*LOG([.B48];2)" office:value-type="float" office:value="55983.733740816" calcext:value-type="float">
            <text:p>55983.733740816</text:p>
          </table:table-cell>
          <table:table-cell office:value-type="float" office:value="5062490" calcext:value-type="float">
            <text:p>5.06E+06</text:p>
          </table:table-cell>
          <table:table-cell table:style-name="Default" office:value-type="float" office:value="429909" calcext:value-type="float">
            <text:p>42990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5" calcext:value-type="float">
            <text:p>45</text:p>
          </table:table-cell>
          <table:table-cell table:formula="of:=([.Q48] + 1) * 100 + 1" office:value-type="float" office:value="4601" calcext:value-type="float">
            <text:p>4601</text:p>
          </table:table-cell>
          <table:table-cell table:style-name="ce1" office:value-type="float" office:value="4830160" calcext:value-type="float">
            <text:p>4.83E+06</text:p>
          </table:table-cell>
          <table:table-cell table:style-name="ce1" office:value-type="float" office:value="4860880" calcext:value-type="float">
            <text:p>4.86E+06</text:p>
          </table:table-cell>
          <table:table-cell table:style-name="ce1" office:value-type="float" office:value="4957490" calcext:value-type="float">
            <text:p>4.96E+06</text:p>
          </table:table-cell>
          <table:table-cell office:value-type="float" office:value="388361" calcext:value-type="float">
            <text:p>388361</text:p>
          </table:table-cell>
          <table:table-cell office:value-type="float" office:value="393420" calcext:value-type="float">
            <text:p>393420</text:p>
          </table:table-cell>
          <table:table-cell office:value-type="float" office:value="412457" calcext:value-type="float">
            <text:p>41245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49] + 1) * 100 + 1" office:value-type="float" office:value="4701" calcext:value-type="float">
            <text:p>4701</text:p>
          </table:table-cell>
          <table:table-cell table:formula="of:=POWER([.B49];2)" office:value-type="float" office:value="22099401" calcext:value-type="float">
            <text:p>22099401</text:p>
          </table:table-cell>
          <table:table-cell table:formula="of:=[.B49]*LOG([.B49];2)" office:value-type="float" office:value="57346.3329883758" calcext:value-type="float">
            <text:p>57346.3329883758</text:p>
          </table:table-cell>
          <table:table-cell office:value-type="float" office:value="5263070" calcext:value-type="float">
            <text:p>5.26E+06</text:p>
          </table:table-cell>
          <table:table-cell table:style-name="Default" office:value-type="float" office:value="399421" calcext:value-type="float">
            <text:p>399421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6" calcext:value-type="float">
            <text:p>46</text:p>
          </table:table-cell>
          <table:table-cell table:formula="of:=([.Q49] + 1) * 100 + 1" office:value-type="float" office:value="4701" calcext:value-type="float">
            <text:p>4701</text:p>
          </table:table-cell>
          <table:table-cell table:style-name="ce1" office:value-type="float" office:value="5049230" calcext:value-type="float">
            <text:p>5.05E+06</text:p>
          </table:table-cell>
          <table:table-cell table:style-name="ce1" office:value-type="float" office:value="5075630" calcext:value-type="float">
            <text:p>5.08E+06</text:p>
          </table:table-cell>
          <table:table-cell table:style-name="ce1" office:value-type="float" office:value="5187880" calcext:value-type="float">
            <text:p>5.19E+06</text:p>
          </table:table-cell>
          <table:table-cell office:value-type="float" office:value="420320" calcext:value-type="float">
            <text:p>420320</text:p>
          </table:table-cell>
          <table:table-cell office:value-type="float" office:value="425160" calcext:value-type="float">
            <text:p>425160</text:p>
          </table:table-cell>
          <table:table-cell office:value-type="float" office:value="449016" calcext:value-type="float">
            <text:p>449016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50] + 1) * 100 + 1" office:value-type="float" office:value="4801" calcext:value-type="float">
            <text:p>4801</text:p>
          </table:table-cell>
          <table:table-cell table:formula="of:=POWER([.B50];2)" office:value-type="float" office:value="23049601" calcext:value-type="float">
            <text:p>23049601</text:p>
          </table:table-cell>
          <table:table-cell table:formula="of:=[.B50]*LOG([.B50];2)" office:value-type="float" office:value="58712.0013783819" calcext:value-type="float">
            <text:p>58712.0013783819</text:p>
          </table:table-cell>
          <table:table-cell office:value-type="float" office:value="5491750" calcext:value-type="float">
            <text:p>5.49E+06</text:p>
          </table:table-cell>
          <table:table-cell table:style-name="Default" office:value-type="float" office:value="450863" calcext:value-type="float">
            <text:p>45086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7" calcext:value-type="float">
            <text:p>47</text:p>
          </table:table-cell>
          <table:table-cell table:formula="of:=([.Q50] + 1) * 100 + 1" office:value-type="float" office:value="4801" calcext:value-type="float">
            <text:p>4801</text:p>
          </table:table-cell>
          <table:table-cell table:style-name="ce1" office:value-type="float" office:value="5266570" calcext:value-type="float">
            <text:p>5.27E+06</text:p>
          </table:table-cell>
          <table:table-cell table:style-name="ce1" office:value-type="float" office:value="5299600" calcext:value-type="float">
            <text:p>5.30E+06</text:p>
          </table:table-cell>
          <table:table-cell table:style-name="ce1" office:value-type="float" office:value="5334340" calcext:value-type="float">
            <text:p>5.33E+06</text:p>
          </table:table-cell>
          <table:table-cell office:value-type="float" office:value="441753" calcext:value-type="float">
            <text:p>441753</text:p>
          </table:table-cell>
          <table:table-cell office:value-type="float" office:value="448208" calcext:value-type="float">
            <text:p>448208</text:p>
          </table:table-cell>
          <table:table-cell office:value-type="float" office:value="464872" calcext:value-type="float">
            <text:p>46487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51] + 1) * 100 + 1" office:value-type="float" office:value="4901" calcext:value-type="float">
            <text:p>4901</text:p>
          </table:table-cell>
          <table:table-cell table:formula="of:=POWER([.B51];2)" office:value-type="float" office:value="24019801" calcext:value-type="float">
            <text:p>24019801</text:p>
          </table:table-cell>
          <table:table-cell table:formula="of:=[.B51]*LOG([.B51];2)" office:value-type="float" office:value="60080.6749743392" calcext:value-type="float">
            <text:p>60080.6749743392</text:p>
          </table:table-cell>
          <table:table-cell office:value-type="float" office:value="6085750" calcext:value-type="float">
            <text:p>6.09E+06</text:p>
          </table:table-cell>
          <table:table-cell table:style-name="Default" office:value-type="float" office:value="643289" calcext:value-type="float">
            <text:p>64328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8" calcext:value-type="float">
            <text:p>48</text:p>
          </table:table-cell>
          <table:table-cell table:formula="of:=([.Q51] + 1) * 100 + 1" office:value-type="float" office:value="4901" calcext:value-type="float">
            <text:p>4901</text:p>
          </table:table-cell>
          <table:table-cell table:style-name="ce1" office:value-type="float" office:value="5493420" calcext:value-type="float">
            <text:p>5.49E+06</text:p>
          </table:table-cell>
          <table:table-cell table:style-name="ce1" office:value-type="float" office:value="5516860" calcext:value-type="float">
            <text:p>5.52E+06</text:p>
          </table:table-cell>
          <table:table-cell table:style-name="ce1" office:value-type="float" office:value="5579770" calcext:value-type="float">
            <text:p>5.58E+06</text:p>
          </table:table-cell>
          <table:table-cell office:value-type="float" office:value="427445" calcext:value-type="float">
            <text:p>427445</text:p>
          </table:table-cell>
          <table:table-cell office:value-type="float" office:value="432210" calcext:value-type="float">
            <text:p>432210</text:p>
          </table:table-cell>
          <table:table-cell office:value-type="float" office:value="451013" calcext:value-type="float">
            <text:p>45101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52] + 1) * 100 + 1" office:value-type="float" office:value="5001" calcext:value-type="float">
            <text:p>5001</text:p>
          </table:table-cell>
          <table:table-cell table:formula="of:=POWER([.B52];2)" office:value-type="float" office:value="25010001" calcext:value-type="float">
            <text:p>25010001</text:p>
          </table:table-cell>
          <table:table-cell table:formula="of:=[.B52]*LOG([.B52];2)" office:value-type="float" office:value="61452.2924494276" calcext:value-type="float">
            <text:p>61452.2924494276</text:p>
          </table:table-cell>
          <table:table-cell office:value-type="float" office:value="7087650" calcext:value-type="float">
            <text:p>7.09E+06</text:p>
          </table:table-cell>
          <table:table-cell table:style-name="Default" office:value-type="float" office:value="471150" calcext:value-type="float">
            <text:p>471150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49" calcext:value-type="float">
            <text:p>49</text:p>
          </table:table-cell>
          <table:table-cell table:formula="of:=([.Q52] + 1) * 100 + 1" office:value-type="float" office:value="5001" calcext:value-type="float">
            <text:p>5001</text:p>
          </table:table-cell>
          <table:table-cell table:style-name="ce1" office:value-type="float" office:value="5742140" calcext:value-type="float">
            <text:p>5.74E+06</text:p>
          </table:table-cell>
          <table:table-cell table:style-name="ce1" office:value-type="float" office:value="5786560" calcext:value-type="float">
            <text:p>5.79E+06</text:p>
          </table:table-cell>
          <table:table-cell table:style-name="ce1" office:value-type="float" office:value="5940900" calcext:value-type="float">
            <text:p>5.94E+06</text:p>
          </table:table-cell>
          <table:table-cell office:value-type="float" office:value="461700" calcext:value-type="float">
            <text:p>461700</text:p>
          </table:table-cell>
          <table:table-cell office:value-type="float" office:value="468545" calcext:value-type="float">
            <text:p>468545</text:p>
          </table:table-cell>
          <table:table-cell office:value-type="float" office:value="474947" calcext:value-type="float">
            <text:p>47494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3] + 1) * 100 + 1" office:value-type="float" office:value="5101" calcext:value-type="float">
            <text:p>5101</text:p>
          </table:table-cell>
          <table:table-cell table:formula="of:=POWER([.B53];2)" office:value-type="float" office:value="26020201" calcext:value-type="float">
            <text:p>26020201</text:p>
          </table:table-cell>
          <table:table-cell table:formula="of:=[.B53]*LOG([.B53];2)" office:value-type="float" office:value="62826.7949299098" calcext:value-type="float">
            <text:p>62826.7949299098</text:p>
          </table:table-cell>
          <table:table-cell office:value-type="float" office:value="6121830" calcext:value-type="float">
            <text:p>6.12E+06</text:p>
          </table:table-cell>
          <table:table-cell table:style-name="Default" office:value-type="float" office:value="480656" calcext:value-type="float">
            <text:p>48065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0" calcext:value-type="float">
            <text:p>50</text:p>
          </table:table-cell>
          <table:table-cell table:formula="of:=([.Q53] + 1) * 100 + 1" office:value-type="float" office:value="5101" calcext:value-type="float">
            <text:p>5101</text:p>
          </table:table-cell>
          <table:table-cell table:style-name="ce1" office:value-type="float" office:value="5961890" calcext:value-type="float">
            <text:p>5.96E+06</text:p>
          </table:table-cell>
          <table:table-cell table:style-name="ce1" office:value-type="float" office:value="6055280" calcext:value-type="float">
            <text:p>6.06E+06</text:p>
          </table:table-cell>
          <table:table-cell table:style-name="ce1" office:value-type="float" office:value="6293060" calcext:value-type="float">
            <text:p>6.29E+06</text:p>
          </table:table-cell>
          <table:table-cell office:value-type="float" office:value="442652" calcext:value-type="float">
            <text:p>442652</text:p>
          </table:table-cell>
          <table:table-cell office:value-type="float" office:value="450198" calcext:value-type="float">
            <text:p>450198</text:p>
          </table:table-cell>
          <table:table-cell office:value-type="float" office:value="478004" calcext:value-type="float">
            <text:p>478004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4] + 1) * 100 + 1" office:value-type="float" office:value="5201" calcext:value-type="float">
            <text:p>5201</text:p>
          </table:table-cell>
          <table:table-cell table:formula="of:=POWER([.B54];2)" office:value-type="float" office:value="27050401" calcext:value-type="float">
            <text:p>27050401</text:p>
          </table:table-cell>
          <table:table-cell table:formula="of:=[.B54]*LOG([.B54];2)" office:value-type="float" office:value="64204.1258508228" calcext:value-type="float">
            <text:p>64204.1258508228</text:p>
          </table:table-cell>
          <table:table-cell office:value-type="float" office:value="6445170" calcext:value-type="float">
            <text:p>6.45E+06</text:p>
          </table:table-cell>
          <table:table-cell table:style-name="Default" office:value-type="float" office:value="491129" calcext:value-type="float">
            <text:p>49112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1" calcext:value-type="float">
            <text:p>51</text:p>
          </table:table-cell>
          <table:table-cell table:formula="of:=([.Q54] + 1) * 100 + 1" office:value-type="float" office:value="5201" calcext:value-type="float">
            <text:p>5201</text:p>
          </table:table-cell>
          <table:table-cell table:style-name="ce1" office:value-type="float" office:value="6189780" calcext:value-type="float">
            <text:p>6.19E+06</text:p>
          </table:table-cell>
          <table:table-cell table:style-name="ce1" office:value-type="float" office:value="6332810" calcext:value-type="float">
            <text:p>6.33E+06</text:p>
          </table:table-cell>
          <table:table-cell table:style-name="ce1" office:value-type="float" office:value="7153660" calcext:value-type="float">
            <text:p>7.15E+06</text:p>
          </table:table-cell>
          <table:table-cell office:value-type="float" office:value="481307" calcext:value-type="float">
            <text:p>481307</text:p>
          </table:table-cell>
          <table:table-cell office:value-type="float" office:value="489258" calcext:value-type="float">
            <text:p>489258</text:p>
          </table:table-cell>
          <table:table-cell office:value-type="float" office:value="519977" calcext:value-type="float">
            <text:p>51997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5] + 1) * 100 + 1" office:value-type="float" office:value="5301" calcext:value-type="float">
            <text:p>5301</text:p>
          </table:table-cell>
          <table:table-cell table:formula="of:=POWER([.B55];2)" office:value-type="float" office:value="28100601" calcext:value-type="float">
            <text:p>28100601</text:p>
          </table:table-cell>
          <table:table-cell table:formula="of:=[.B55]*LOG([.B55];2)" office:value-type="float" office:value="65584.230822771" calcext:value-type="float">
            <text:p>65584.230822771</text:p>
          </table:table-cell>
          <table:table-cell office:value-type="float" office:value="6577050" calcext:value-type="float">
            <text:p>6.58E+06</text:p>
          </table:table-cell>
          <table:table-cell table:style-name="Default" office:value-type="float" office:value="516078" calcext:value-type="float">
            <text:p>51607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2" calcext:value-type="float">
            <text:p>52</text:p>
          </table:table-cell>
          <table:table-cell table:formula="of:=([.Q55] + 1) * 100 + 1" office:value-type="float" office:value="5301" calcext:value-type="float">
            <text:p>5301</text:p>
          </table:table-cell>
          <table:table-cell table:style-name="ce1" office:value-type="float" office:value="6464240" calcext:value-type="float">
            <text:p>6.46E+06</text:p>
          </table:table-cell>
          <table:table-cell table:style-name="ce1" office:value-type="float" office:value="6507360" calcext:value-type="float">
            <text:p>6.51E+06</text:p>
          </table:table-cell>
          <table:table-cell table:style-name="ce1" office:value-type="float" office:value="6750060" calcext:value-type="float">
            <text:p>6.75E+06</text:p>
          </table:table-cell>
          <table:table-cell office:value-type="float" office:value="500418" calcext:value-type="float">
            <text:p>500418</text:p>
          </table:table-cell>
          <table:table-cell office:value-type="float" office:value="505974" calcext:value-type="float">
            <text:p>505974</text:p>
          </table:table-cell>
          <table:table-cell office:value-type="float" office:value="514893" calcext:value-type="float">
            <text:p>51489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6] + 1) * 100 + 1" office:value-type="float" office:value="5401" calcext:value-type="float">
            <text:p>5401</text:p>
          </table:table-cell>
          <table:table-cell table:formula="of:=POWER([.B56];2)" office:value-type="float" office:value="29170801" calcext:value-type="float">
            <text:p>29170801</text:p>
          </table:table-cell>
          <table:table-cell table:formula="of:=[.B56]*LOG([.B56];2)" office:value-type="float" office:value="66967.0575087737" calcext:value-type="float">
            <text:p>66967.0575087737</text:p>
          </table:table-cell>
          <table:table-cell office:value-type="float" office:value="6813990" calcext:value-type="float">
            <text:p>6.81E+06</text:p>
          </table:table-cell>
          <table:table-cell table:style-name="Default" office:value-type="float" office:value="521439" calcext:value-type="float">
            <text:p>52143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3" calcext:value-type="float">
            <text:p>53</text:p>
          </table:table-cell>
          <table:table-cell table:formula="of:=([.Q56] + 1) * 100 + 1" office:value-type="float" office:value="5401" calcext:value-type="float">
            <text:p>5401</text:p>
          </table:table-cell>
          <table:table-cell table:style-name="ce1" office:value-type="float" office:value="6696020" calcext:value-type="float">
            <text:p>6.70E+06</text:p>
          </table:table-cell>
          <table:table-cell table:style-name="ce1" office:value-type="float" office:value="6758810" calcext:value-type="float">
            <text:p>6.76E+06</text:p>
          </table:table-cell>
          <table:table-cell table:style-name="ce1" office:value-type="float" office:value="6851480" calcext:value-type="float">
            <text:p>6.85E+06</text:p>
          </table:table-cell>
          <table:table-cell office:value-type="float" office:value="549452" calcext:value-type="float">
            <text:p>549452</text:p>
          </table:table-cell>
          <table:table-cell office:value-type="float" office:value="584483" calcext:value-type="float">
            <text:p>584483</text:p>
          </table:table-cell>
          <table:table-cell office:value-type="float" office:value="643373" calcext:value-type="float">
            <text:p>64337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7] + 1) * 100 + 1" office:value-type="float" office:value="5501" calcext:value-type="float">
            <text:p>5501</text:p>
          </table:table-cell>
          <table:table-cell table:formula="of:=POWER([.B57];2)" office:value-type="float" office:value="30261001" calcext:value-type="float">
            <text:p>30261001</text:p>
          </table:table-cell>
          <table:table-cell table:formula="of:=[.B57]*LOG([.B57];2)" office:value-type="float" office:value="68352.555510237" calcext:value-type="float">
            <text:p>68352.555510237</text:p>
          </table:table-cell>
          <table:table-cell office:value-type="float" office:value="7039090" calcext:value-type="float">
            <text:p>7.04E+06</text:p>
          </table:table-cell>
          <table:table-cell table:style-name="Default" office:value-type="float" office:value="541962" calcext:value-type="float">
            <text:p>541962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4" calcext:value-type="float">
            <text:p>54</text:p>
          </table:table-cell>
          <table:table-cell table:formula="of:=([.Q57] + 1) * 100 + 1" office:value-type="float" office:value="5501" calcext:value-type="float">
            <text:p>5501</text:p>
          </table:table-cell>
          <table:table-cell table:style-name="ce1" office:value-type="float" office:value="6958530" calcext:value-type="float">
            <text:p>6.96E+06</text:p>
          </table:table-cell>
          <table:table-cell table:style-name="ce1" office:value-type="float" office:value="6993590" calcext:value-type="float">
            <text:p>6.99E+06</text:p>
          </table:table-cell>
          <table:table-cell table:style-name="ce1" office:value-type="float" office:value="7254840" calcext:value-type="float">
            <text:p>7.25E+06</text:p>
          </table:table-cell>
          <table:table-cell office:value-type="float" office:value="544816" calcext:value-type="float">
            <text:p>544816</text:p>
          </table:table-cell>
          <table:table-cell office:value-type="float" office:value="553714" calcext:value-type="float">
            <text:p>553714</text:p>
          </table:table-cell>
          <table:table-cell office:value-type="float" office:value="576628" calcext:value-type="float">
            <text:p>57662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58] + 1) * 100 + 1" office:value-type="float" office:value="5601" calcext:value-type="float">
            <text:p>5601</text:p>
          </table:table-cell>
          <table:table-cell table:formula="of:=POWER([.B58];2)" office:value-type="float" office:value="31371201" calcext:value-type="float">
            <text:p>31371201</text:p>
          </table:table-cell>
          <table:table-cell table:formula="of:=[.B58]*LOG([.B58];2)" office:value-type="float" office:value="69740.6762612181" calcext:value-type="float">
            <text:p>69740.6762612181</text:p>
          </table:table-cell>
          <table:table-cell office:value-type="float" office:value="7315310" calcext:value-type="float">
            <text:p>7.32E+06</text:p>
          </table:table-cell>
          <table:table-cell table:style-name="Default" office:value-type="float" office:value="611878" calcext:value-type="float">
            <text:p>61187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5" calcext:value-type="float">
            <text:p>55</text:p>
          </table:table-cell>
          <table:table-cell table:formula="of:=([.Q58] + 1) * 100 + 1" office:value-type="float" office:value="5601" calcext:value-type="float">
            <text:p>5601</text:p>
          </table:table-cell>
          <table:table-cell table:style-name="ce1" office:value-type="float" office:value="7219670" calcext:value-type="float">
            <text:p>7.22E+06</text:p>
          </table:table-cell>
          <table:table-cell table:style-name="ce1" office:value-type="float" office:value="7272180" calcext:value-type="float">
            <text:p>7.27E+06</text:p>
          </table:table-cell>
          <table:table-cell table:style-name="ce1" office:value-type="float" office:value="7435070" calcext:value-type="float">
            <text:p>7.44E+06</text:p>
          </table:table-cell>
          <table:table-cell office:value-type="float" office:value="555147" calcext:value-type="float">
            <text:p>555147</text:p>
          </table:table-cell>
          <table:table-cell office:value-type="float" office:value="562454" calcext:value-type="float">
            <text:p>562454</text:p>
          </table:table-cell>
          <table:table-cell office:value-type="float" office:value="575273" calcext:value-type="float">
            <text:p>57527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59] + 1) * 100 + 1" office:value-type="float" office:value="5701" calcext:value-type="float">
            <text:p>5701</text:p>
          </table:table-cell>
          <table:table-cell table:formula="of:=POWER([.B59];2)" office:value-type="float" office:value="32501401" calcext:value-type="float">
            <text:p>32501401</text:p>
          </table:table-cell>
          <table:table-cell table:formula="of:=[.B59]*LOG([.B59];2)" office:value-type="float" office:value="71131.3729302446" calcext:value-type="float">
            <text:p>71131.3729302446</text:p>
          </table:table-cell>
          <table:table-cell office:value-type="float" office:value="7615800" calcext:value-type="float">
            <text:p>7.62E+06</text:p>
          </table:table-cell>
          <table:table-cell table:style-name="Default" office:value-type="float" office:value="549221" calcext:value-type="float">
            <text:p>549221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6" calcext:value-type="float">
            <text:p>56</text:p>
          </table:table-cell>
          <table:table-cell table:formula="of:=([.Q59] + 1) * 100 + 1" office:value-type="float" office:value="5701" calcext:value-type="float">
            <text:p>5701</text:p>
          </table:table-cell>
          <table:table-cell table:style-name="ce1" office:value-type="float" office:value="7481230" calcext:value-type="float">
            <text:p>7.48E+06</text:p>
          </table:table-cell>
          <table:table-cell table:style-name="ce1" office:value-type="float" office:value="7517710" calcext:value-type="float">
            <text:p>7.52E+06</text:p>
          </table:table-cell>
          <table:table-cell table:style-name="ce1" office:value-type="float" office:value="7735640" calcext:value-type="float">
            <text:p>7.74E+06</text:p>
          </table:table-cell>
          <table:table-cell office:value-type="float" office:value="593372" calcext:value-type="float">
            <text:p>593372</text:p>
          </table:table-cell>
          <table:table-cell office:value-type="float" office:value="604120" calcext:value-type="float">
            <text:p>604120</text:p>
          </table:table-cell>
          <table:table-cell office:value-type="float" office:value="628450" calcext:value-type="float">
            <text:p>62845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60] + 1) * 100 + 1" office:value-type="float" office:value="5801" calcext:value-type="float">
            <text:p>5801</text:p>
          </table:table-cell>
          <table:table-cell table:formula="of:=POWER([.B60];2)" office:value-type="float" office:value="33651601" calcext:value-type="float">
            <text:p>33651601</text:p>
          </table:table-cell>
          <table:table-cell table:formula="of:=[.B60]*LOG([.B60];2)" office:value-type="float" office:value="72524.6003290222" calcext:value-type="float">
            <text:p>72524.6003290222</text:p>
          </table:table-cell>
          <table:table-cell office:value-type="float" office:value="7956790" calcext:value-type="float">
            <text:p>7.96E+06</text:p>
          </table:table-cell>
          <table:table-cell table:style-name="Default" office:value-type="float" office:value="586134" calcext:value-type="float">
            <text:p>58613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7" calcext:value-type="float">
            <text:p>57</text:p>
          </table:table-cell>
          <table:table-cell table:formula="of:=([.Q60] + 1) * 100 + 1" office:value-type="float" office:value="5801" calcext:value-type="float">
            <text:p>5801</text:p>
          </table:table-cell>
          <table:table-cell table:style-name="ce1" office:value-type="float" office:value="7757690" calcext:value-type="float">
            <text:p>7.76E+06</text:p>
          </table:table-cell>
          <table:table-cell table:style-name="ce1" office:value-type="float" office:value="7790880" calcext:value-type="float">
            <text:p>7.79E+06</text:p>
          </table:table-cell>
          <table:table-cell table:style-name="ce1" office:value-type="float" office:value="7882670" calcext:value-type="float">
            <text:p>7.88E+06</text:p>
          </table:table-cell>
          <table:table-cell office:value-type="float" office:value="610729" calcext:value-type="float">
            <text:p>610729</text:p>
          </table:table-cell>
          <table:table-cell office:value-type="float" office:value="617489" calcext:value-type="float">
            <text:p>617489</text:p>
          </table:table-cell>
          <table:table-cell office:value-type="float" office:value="637574" calcext:value-type="float">
            <text:p>637574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61] + 1) * 100 + 1" office:value-type="float" office:value="5901" calcext:value-type="float">
            <text:p>5901</text:p>
          </table:table-cell>
          <table:table-cell table:formula="of:=POWER([.B61];2)" office:value-type="float" office:value="34821801" calcext:value-type="float">
            <text:p>34821801</text:p>
          </table:table-cell>
          <table:table-cell table:formula="of:=[.B61]*LOG([.B61];2)" office:value-type="float" office:value="73920.3148274412" calcext:value-type="float">
            <text:p>73920.3148274412</text:p>
          </table:table-cell>
          <table:table-cell office:value-type="float" office:value="8213170" calcext:value-type="float">
            <text:p>8.21E+06</text:p>
          </table:table-cell>
          <table:table-cell table:style-name="Default" office:value-type="float" office:value="628547" calcext:value-type="float">
            <text:p>628547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8" calcext:value-type="float">
            <text:p>58</text:p>
          </table:table-cell>
          <table:table-cell table:formula="of:=([.Q61] + 1) * 100 + 1" office:value-type="float" office:value="5901" calcext:value-type="float">
            <text:p>5901</text:p>
          </table:table-cell>
          <table:table-cell table:style-name="ce1" office:value-type="float" office:value="8017890" calcext:value-type="float">
            <text:p>8.02E+06</text:p>
          </table:table-cell>
          <table:table-cell table:style-name="ce1" office:value-type="float" office:value="8154530" calcext:value-type="float">
            <text:p>8.15E+06</text:p>
          </table:table-cell>
          <table:table-cell table:style-name="ce1" office:value-type="float" office:value="8908000" calcext:value-type="float">
            <text:p>8.91E+06</text:p>
          </table:table-cell>
          <table:table-cell office:value-type="float" office:value="617152" calcext:value-type="float">
            <text:p>617152</text:p>
          </table:table-cell>
          <table:table-cell office:value-type="float" office:value="633616" calcext:value-type="float">
            <text:p>633616</text:p>
          </table:table-cell>
          <table:table-cell office:value-type="float" office:value="669712" calcext:value-type="float">
            <text:p>669712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62] + 1) * 100 + 1" office:value-type="float" office:value="6001" calcext:value-type="float">
            <text:p>6001</text:p>
          </table:table-cell>
          <table:table-cell table:formula="of:=POWER([.B62];2)" office:value-type="float" office:value="36012001" calcext:value-type="float">
            <text:p>36012001</text:p>
          </table:table-cell>
          <table:table-cell table:formula="of:=[.B62]*LOG([.B62];2)" office:value-type="float" office:value="75318.4742743437" calcext:value-type="float">
            <text:p>75318.4742743437</text:p>
          </table:table-cell>
          <table:table-cell office:value-type="float" office:value="8484930" calcext:value-type="float">
            <text:p>8.48E+06</text:p>
          </table:table-cell>
          <table:table-cell table:style-name="Default" office:value-type="float" office:value="622587" calcext:value-type="float">
            <text:p>622587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59" calcext:value-type="float">
            <text:p>59</text:p>
          </table:table-cell>
          <table:table-cell table:formula="of:=([.Q62] + 1) * 100 + 1" office:value-type="float" office:value="6001" calcext:value-type="float">
            <text:p>6001</text:p>
          </table:table-cell>
          <table:table-cell table:style-name="ce1" office:value-type="float" office:value="8301760" calcext:value-type="float">
            <text:p>8.30E+06</text:p>
          </table:table-cell>
          <table:table-cell table:style-name="ce1" office:value-type="float" office:value="8339930" calcext:value-type="float">
            <text:p>8.34E+06</text:p>
          </table:table-cell>
          <table:table-cell table:style-name="ce1" office:value-type="float" office:value="8412690" calcext:value-type="float">
            <text:p>8.41E+06</text:p>
          </table:table-cell>
          <table:table-cell office:value-type="float" office:value="655923" calcext:value-type="float">
            <text:p>655923</text:p>
          </table:table-cell>
          <table:table-cell office:value-type="float" office:value="663671" calcext:value-type="float">
            <text:p>663671</text:p>
          </table:table-cell>
          <table:table-cell office:value-type="float" office:value="681770" calcext:value-type="float">
            <text:p>681770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3] + 1) * 100 + 1" office:value-type="float" office:value="6101" calcext:value-type="float">
            <text:p>6101</text:p>
          </table:table-cell>
          <table:table-cell table:formula="of:=POWER([.B63];2)" office:value-type="float" office:value="37222201" calcext:value-type="float">
            <text:p>37222201</text:p>
          </table:table-cell>
          <table:table-cell table:formula="of:=[.B63]*LOG([.B63];2)" office:value-type="float" office:value="76719.0379235749" calcext:value-type="float">
            <text:p>76719.0379235749</text:p>
          </table:table-cell>
          <table:table-cell office:value-type="float" office:value="8699770" calcext:value-type="float">
            <text:p>8.70E+06</text:p>
          </table:table-cell>
          <table:table-cell table:style-name="Default" office:value-type="float" office:value="638811" calcext:value-type="float">
            <text:p>638811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0" calcext:value-type="float">
            <text:p>60</text:p>
          </table:table-cell>
          <table:table-cell table:formula="of:=([.Q63] + 1) * 100 + 1" office:value-type="float" office:value="6101" calcext:value-type="float">
            <text:p>6101</text:p>
          </table:table-cell>
          <table:table-cell table:style-name="ce1" office:value-type="float" office:value="8586730" calcext:value-type="float">
            <text:p>8.59E+06</text:p>
          </table:table-cell>
          <table:table-cell table:style-name="ce1" office:value-type="float" office:value="8641270" calcext:value-type="float">
            <text:p>8.64E+06</text:p>
          </table:table-cell>
          <table:table-cell table:style-name="ce1" office:value-type="float" office:value="8831170" calcext:value-type="float">
            <text:p>8.83E+06</text:p>
          </table:table-cell>
          <table:table-cell office:value-type="float" office:value="681447" calcext:value-type="float">
            <text:p>681447</text:p>
          </table:table-cell>
          <table:table-cell office:value-type="float" office:value="695086" calcext:value-type="float">
            <text:p>695086</text:p>
          </table:table-cell>
          <table:table-cell office:value-type="float" office:value="746629" calcext:value-type="float">
            <text:p>746629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4] + 1) * 100 + 1" office:value-type="float" office:value="6201" calcext:value-type="float">
            <text:p>6201</text:p>
          </table:table-cell>
          <table:table-cell table:formula="of:=POWER([.B64];2)" office:value-type="float" office:value="38452401" calcext:value-type="float">
            <text:p>38452401</text:p>
          </table:table-cell>
          <table:table-cell table:formula="of:=[.B64]*LOG([.B64];2)" office:value-type="float" office:value="78121.9663648831" calcext:value-type="float">
            <text:p>78121.9663648831</text:p>
          </table:table-cell>
          <table:table-cell office:value-type="float" office:value="9216640" calcext:value-type="float">
            <text:p>9.22E+06</text:p>
          </table:table-cell>
          <table:table-cell table:style-name="Default" office:value-type="float" office:value="728409" calcext:value-type="float">
            <text:p>72840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1" calcext:value-type="float">
            <text:p>61</text:p>
          </table:table-cell>
          <table:table-cell table:formula="of:=([.Q64] + 1) * 100 + 1" office:value-type="float" office:value="6201" calcext:value-type="float">
            <text:p>6201</text:p>
          </table:table-cell>
          <table:table-cell table:style-name="ce1" office:value-type="float" office:value="8869080" calcext:value-type="float">
            <text:p>8.87E+06</text:p>
          </table:table-cell>
          <table:table-cell table:style-name="ce1" office:value-type="float" office:value="8888510" calcext:value-type="float">
            <text:p>8.89E+06</text:p>
          </table:table-cell>
          <table:table-cell table:style-name="ce1" office:value-type="float" office:value="8973330" calcext:value-type="float">
            <text:p>8.97E+06</text:p>
          </table:table-cell>
          <table:table-cell office:value-type="float" office:value="705396" calcext:value-type="float">
            <text:p>705396</text:p>
          </table:table-cell>
          <table:table-cell office:value-type="float" office:value="726605" calcext:value-type="float">
            <text:p>726605</text:p>
          </table:table-cell>
          <table:table-cell office:value-type="float" office:value="754923" calcext:value-type="float">
            <text:p>75492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5] + 1) * 100 + 1" office:value-type="float" office:value="6301" calcext:value-type="float">
            <text:p>6301</text:p>
          </table:table-cell>
          <table:table-cell table:formula="of:=POWER([.B65];2)" office:value-type="float" office:value="39702601" calcext:value-type="float">
            <text:p>39702601</text:p>
          </table:table-cell>
          <table:table-cell table:formula="of:=[.B65]*LOG([.B65];2)" office:value-type="float" office:value="79527.221459278" calcext:value-type="float">
            <text:p>79527.221459278</text:p>
          </table:table-cell>
          <table:table-cell office:value-type="float" office:value="9373620" calcext:value-type="float">
            <text:p>9.37E+06</text:p>
          </table:table-cell>
          <table:table-cell table:style-name="Default" office:value-type="float" office:value="717191" calcext:value-type="float">
            <text:p>717191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2" calcext:value-type="float">
            <text:p>62</text:p>
          </table:table-cell>
          <table:table-cell table:formula="of:=([.Q65] + 1) * 100 + 1" office:value-type="float" office:value="6301" calcext:value-type="float">
            <text:p>6301</text:p>
          </table:table-cell>
          <table:table-cell table:style-name="ce1" office:value-type="float" office:value="9153860" calcext:value-type="float">
            <text:p>9.15E+06</text:p>
          </table:table-cell>
          <table:table-cell table:style-name="ce1" office:value-type="float" office:value="9174760" calcext:value-type="float">
            <text:p>9.17E+06</text:p>
          </table:table-cell>
          <table:table-cell table:style-name="ce1" office:value-type="float" office:value="9202190" calcext:value-type="float">
            <text:p>9.20E+06</text:p>
          </table:table-cell>
          <table:table-cell office:value-type="float" office:value="726109" calcext:value-type="float">
            <text:p>726109</text:p>
          </table:table-cell>
          <table:table-cell office:value-type="float" office:value="747291" calcext:value-type="float">
            <text:p>747291</text:p>
          </table:table-cell>
          <table:table-cell office:value-type="float" office:value="798861" calcext:value-type="float">
            <text:p>798861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6] + 1) * 100 + 1" office:value-type="float" office:value="6401" calcext:value-type="float">
            <text:p>6401</text:p>
          </table:table-cell>
          <table:table-cell table:formula="of:=POWER([.B66];2)" office:value-type="float" office:value="40972801" calcext:value-type="float">
            <text:p>40972801</text:p>
          </table:table-cell>
          <table:table-cell table:formula="of:=[.B66]*LOG([.B66];2)" office:value-type="float" office:value="80934.7662784936" calcext:value-type="float">
            <text:p>80934.7662784936</text:p>
          </table:table-cell>
          <table:table-cell office:value-type="float" office:value="9691310" calcext:value-type="float">
            <text:p>9.69E+06</text:p>
          </table:table-cell>
          <table:table-cell table:style-name="Default" office:value-type="float" office:value="755364" calcext:value-type="float">
            <text:p>75536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3" calcext:value-type="float">
            <text:p>63</text:p>
          </table:table-cell>
          <table:table-cell table:formula="of:=([.Q66] + 1) * 100 + 1" office:value-type="float" office:value="6401" calcext:value-type="float">
            <text:p>6401</text:p>
          </table:table-cell>
          <table:table-cell table:style-name="ce1" office:value-type="float" office:value="9455960" calcext:value-type="float">
            <text:p>9.46E+06</text:p>
          </table:table-cell>
          <table:table-cell table:style-name="ce1" office:value-type="float" office:value="9497840" calcext:value-type="float">
            <text:p>9.50E+06</text:p>
          </table:table-cell>
          <table:table-cell table:style-name="ce1" office:value-type="float" office:value="9755260" calcext:value-type="float">
            <text:p>9.76E+06</text:p>
          </table:table-cell>
          <table:table-cell office:value-type="float" office:value="735828" calcext:value-type="float">
            <text:p>735828</text:p>
          </table:table-cell>
          <table:table-cell office:value-type="float" office:value="751874" calcext:value-type="float">
            <text:p>751874</text:p>
          </table:table-cell>
          <table:table-cell office:value-type="float" office:value="783975" calcext:value-type="float">
            <text:p>78397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67] + 1) * 100 + 1" office:value-type="float" office:value="6501" calcext:value-type="float">
            <text:p>6501</text:p>
          </table:table-cell>
          <table:table-cell table:formula="of:=POWER([.B67];2)" office:value-type="float" office:value="42263001" calcext:value-type="float">
            <text:p>42263001</text:p>
          </table:table-cell>
          <table:table-cell table:formula="of:=[.B67]*LOG([.B67];2)" office:value-type="float" office:value="82344.5650482352" calcext:value-type="float">
            <text:p>82344.5650482352</text:p>
          </table:table-cell>
          <table:table-cell office:value-type="float" office:value="10085200" calcext:value-type="float">
            <text:p>1.01E+07</text:p>
          </table:table-cell>
          <table:table-cell table:style-name="Default" office:value-type="float" office:value="725670" calcext:value-type="float">
            <text:p>725670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4" calcext:value-type="float">
            <text:p>64</text:p>
          </table:table-cell>
          <table:table-cell table:formula="of:=([.Q67] + 1) * 100 + 1" office:value-type="float" office:value="6501" calcext:value-type="float">
            <text:p>6501</text:p>
          </table:table-cell>
          <table:table-cell table:style-name="ce1" office:value-type="float" office:value="9762110" calcext:value-type="float">
            <text:p>9.76E+06</text:p>
          </table:table-cell>
          <table:table-cell table:style-name="ce1" office:value-type="float" office:value="9919710" calcext:value-type="float">
            <text:p>9.92E+06</text:p>
          </table:table-cell>
          <table:table-cell table:style-name="ce1" office:value-type="float" office:value="10435400" calcext:value-type="float">
            <text:p>1.04E+07</text:p>
          </table:table-cell>
          <table:table-cell office:value-type="float" office:value="755739" calcext:value-type="float">
            <text:p>755739</text:p>
          </table:table-cell>
          <table:table-cell office:value-type="float" office:value="777789" calcext:value-type="float">
            <text:p>777789</text:p>
          </table:table-cell>
          <table:table-cell office:value-type="float" office:value="852882" calcext:value-type="float">
            <text:p>852882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68] + 1) * 100 + 1" office:value-type="float" office:value="6601" calcext:value-type="float">
            <text:p>6601</text:p>
          </table:table-cell>
          <table:table-cell table:formula="of:=POWER([.B68];2)" office:value-type="float" office:value="43573201" calcext:value-type="float">
            <text:p>43573201</text:p>
          </table:table-cell>
          <table:table-cell table:formula="of:=[.B68]*LOG([.B68];2)" office:value-type="float" office:value="83756.5830949185" calcext:value-type="float">
            <text:p>83756.5830949185</text:p>
          </table:table-cell>
          <table:table-cell office:value-type="float" office:value="10265900" calcext:value-type="float">
            <text:p>1.03E+07</text:p>
          </table:table-cell>
          <table:table-cell table:style-name="Default" office:value-type="float" office:value="743810" calcext:value-type="float">
            <text:p>743810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5" calcext:value-type="float">
            <text:p>65</text:p>
          </table:table-cell>
          <table:table-cell table:formula="of:=([.Q68] + 1) * 100 + 1" office:value-type="float" office:value="6601" calcext:value-type="float">
            <text:p>6601</text:p>
          </table:table-cell>
          <table:table-cell table:style-name="ce1" office:value-type="float" office:value="10068300" calcext:value-type="float">
            <text:p>1.01E+07</text:p>
          </table:table-cell>
          <table:table-cell table:style-name="ce1" office:value-type="float" office:value="10111500" calcext:value-type="float">
            <text:p>1.01E+07</text:p>
          </table:table-cell>
          <table:table-cell table:style-name="ce1" office:value-type="float" office:value="10238900" calcext:value-type="float">
            <text:p>1.02E+07</text:p>
          </table:table-cell>
          <table:table-cell office:value-type="float" office:value="762730" calcext:value-type="float">
            <text:p>762730</text:p>
          </table:table-cell>
          <table:table-cell office:value-type="float" office:value="768541" calcext:value-type="float">
            <text:p>768541</text:p>
          </table:table-cell>
          <table:table-cell office:value-type="float" office:value="774161" calcext:value-type="float">
            <text:p>774161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69] + 1) * 100 + 1" office:value-type="float" office:value="6701" calcext:value-type="float">
            <text:p>6701</text:p>
          </table:table-cell>
          <table:table-cell table:formula="of:=POWER([.B69];2)" office:value-type="float" office:value="44903401" calcext:value-type="float">
            <text:p>44903401</text:p>
          </table:table-cell>
          <table:table-cell table:formula="of:=[.B69]*LOG([.B69];2)" office:value-type="float" office:value="85170.7867956373" calcext:value-type="float">
            <text:p>85170.7867956373</text:p>
          </table:table-cell>
          <table:table-cell office:value-type="float" office:value="10678000" calcext:value-type="float">
            <text:p>1.07E+07</text:p>
          </table:table-cell>
          <table:table-cell table:style-name="Default" office:value-type="float" office:value="757431" calcext:value-type="float">
            <text:p>757431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6" calcext:value-type="float">
            <text:p>66</text:p>
          </table:table-cell>
          <table:table-cell table:formula="of:=([.Q69] + 1) * 100 + 1" office:value-type="float" office:value="6701" calcext:value-type="float">
            <text:p>6701</text:p>
          </table:table-cell>
          <table:table-cell table:style-name="ce1" office:value-type="float" office:value="10369700" calcext:value-type="float">
            <text:p>1.04E+07</text:p>
          </table:table-cell>
          <table:table-cell table:style-name="ce1" office:value-type="float" office:value="10404900" calcext:value-type="float">
            <text:p>1.04E+07</text:p>
          </table:table-cell>
          <table:table-cell table:style-name="ce1" office:value-type="float" office:value="10542500" calcext:value-type="float">
            <text:p>1.05E+07</text:p>
          </table:table-cell>
          <table:table-cell office:value-type="float" office:value="750748" calcext:value-type="float">
            <text:p>750748</text:p>
          </table:table-cell>
          <table:table-cell office:value-type="float" office:value="768538" calcext:value-type="float">
            <text:p>768538</text:p>
          </table:table-cell>
          <table:table-cell office:value-type="float" office:value="807092" calcext:value-type="float">
            <text:p>807092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70] + 1) * 100 + 1" office:value-type="float" office:value="6801" calcext:value-type="float">
            <text:p>6801</text:p>
          </table:table-cell>
          <table:table-cell table:formula="of:=POWER([.B70];2)" office:value-type="float" office:value="46253601" calcext:value-type="float">
            <text:p>46253601</text:p>
          </table:table-cell>
          <table:table-cell table:formula="of:=[.B70]*LOG([.B70];2)" office:value-type="float" office:value="86587.1435311177" calcext:value-type="float">
            <text:p>86587.1435311177</text:p>
          </table:table-cell>
          <table:table-cell office:value-type="float" office:value="10883500" calcext:value-type="float">
            <text:p>1.09E+07</text:p>
          </table:table-cell>
          <table:table-cell table:style-name="Default" office:value-type="float" office:value="766206" calcext:value-type="float">
            <text:p>76620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7" calcext:value-type="float">
            <text:p>67</text:p>
          </table:table-cell>
          <table:table-cell table:formula="of:=([.Q70] + 1) * 100 + 1" office:value-type="float" office:value="6801" calcext:value-type="float">
            <text:p>6801</text:p>
          </table:table-cell>
          <table:table-cell table:style-name="ce1" office:value-type="float" office:value="10696500" calcext:value-type="float">
            <text:p>1.07E+07</text:p>
          </table:table-cell>
          <table:table-cell table:style-name="ce1" office:value-type="float" office:value="10742800" calcext:value-type="float">
            <text:p>1.07E+07</text:p>
          </table:table-cell>
          <table:table-cell table:style-name="ce1" office:value-type="float" office:value="10823200" calcext:value-type="float">
            <text:p>1.08E+07</text:p>
          </table:table-cell>
          <table:table-cell office:value-type="float" office:value="768817" calcext:value-type="float">
            <text:p>768817</text:p>
          </table:table-cell>
          <table:table-cell office:value-type="float" office:value="778484" calcext:value-type="float">
            <text:p>778484</text:p>
          </table:table-cell>
          <table:table-cell office:value-type="float" office:value="786345" calcext:value-type="float">
            <text:p>78634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71] + 1) * 100 + 1" office:value-type="float" office:value="6901" calcext:value-type="float">
            <text:p>6901</text:p>
          </table:table-cell>
          <table:table-cell table:formula="of:=POWER([.B71];2)" office:value-type="float" office:value="47623801" calcext:value-type="float">
            <text:p>47623801</text:p>
          </table:table-cell>
          <table:table-cell table:formula="of:=[.B71]*LOG([.B71];2)" office:value-type="float" office:value="88005.6216414405" calcext:value-type="float">
            <text:p>88005.6216414405</text:p>
          </table:table-cell>
          <table:table-cell office:value-type="float" office:value="11230300" calcext:value-type="float">
            <text:p>1.12E+07</text:p>
          </table:table-cell>
          <table:table-cell table:style-name="Default" office:value-type="float" office:value="779560" calcext:value-type="float">
            <text:p>779560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8" calcext:value-type="float">
            <text:p>68</text:p>
          </table:table-cell>
          <table:table-cell table:formula="of:=([.Q71] + 1) * 100 + 1" office:value-type="float" office:value="6901" calcext:value-type="float">
            <text:p>6901</text:p>
          </table:table-cell>
          <table:table-cell table:style-name="ce1" office:value-type="float" office:value="11007800" calcext:value-type="float">
            <text:p>1.10E+07</text:p>
          </table:table-cell>
          <table:table-cell table:style-name="ce1" office:value-type="float" office:value="11058300" calcext:value-type="float">
            <text:p>1.11E+07</text:p>
          </table:table-cell>
          <table:table-cell table:style-name="ce1" office:value-type="float" office:value="11136400" calcext:value-type="float">
            <text:p>1.11E+07</text:p>
          </table:table-cell>
          <table:table-cell office:value-type="float" office:value="764923" calcext:value-type="float">
            <text:p>764923</text:p>
          </table:table-cell>
          <table:table-cell office:value-type="float" office:value="774542" calcext:value-type="float">
            <text:p>774542</text:p>
          </table:table-cell>
          <table:table-cell office:value-type="float" office:value="800317" calcext:value-type="float">
            <text:p>800317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2] + 1) * 100 + 1" office:value-type="float" office:value="7001" calcext:value-type="float">
            <text:p>7001</text:p>
          </table:table-cell>
          <table:table-cell table:formula="of:=POWER([.B72];2)" office:value-type="float" office:value="49014001" calcext:value-type="float">
            <text:p>49014001</text:p>
          </table:table-cell>
          <table:table-cell table:formula="of:=[.B72]*LOG([.B72];2)" office:value-type="float" office:value="89426.1903843302" calcext:value-type="float">
            <text:p>89426.1903843302</text:p>
          </table:table-cell>
          <table:table-cell office:value-type="float" office:value="11513700" calcext:value-type="float">
            <text:p>1.15E+07</text:p>
          </table:table-cell>
          <table:table-cell table:style-name="Default" office:value-type="float" office:value="797730" calcext:value-type="float">
            <text:p>797730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69" calcext:value-type="float">
            <text:p>69</text:p>
          </table:table-cell>
          <table:table-cell table:formula="of:=([.Q72] + 1) * 100 + 1" office:value-type="float" office:value="7001" calcext:value-type="float">
            <text:p>7001</text:p>
          </table:table-cell>
          <table:table-cell table:style-name="ce1" office:value-type="float" office:value="11330300" calcext:value-type="float">
            <text:p>1.13E+07</text:p>
          </table:table-cell>
          <table:table-cell table:style-name="ce1" office:value-type="float" office:value="11386300" calcext:value-type="float">
            <text:p>1.14E+07</text:p>
          </table:table-cell>
          <table:table-cell table:style-name="ce1" office:value-type="float" office:value="11474800" calcext:value-type="float">
            <text:p>1.15E+07</text:p>
          </table:table-cell>
          <table:table-cell office:value-type="float" office:value="850189" calcext:value-type="float">
            <text:p>850189</text:p>
          </table:table-cell>
          <table:table-cell office:value-type="float" office:value="927855" calcext:value-type="float">
            <text:p>927855</text:p>
          </table:table-cell>
          <table:table-cell table:style-name="ce1" office:value-type="float" office:value="1165910" calcext:value-type="float">
            <text:p>1.17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3] + 1) * 100 + 1" office:value-type="float" office:value="7101" calcext:value-type="float">
            <text:p>7101</text:p>
          </table:table-cell>
          <table:table-cell table:formula="of:=POWER([.B73];2)" office:value-type="float" office:value="50424201" calcext:value-type="float">
            <text:p>50424201</text:p>
          </table:table-cell>
          <table:table-cell table:formula="of:=[.B73]*LOG([.B73];2)" office:value-type="float" office:value="90848.8198958274" calcext:value-type="float">
            <text:p>90848.8198958274</text:p>
          </table:table-cell>
          <table:table-cell office:value-type="float" office:value="12060000" calcext:value-type="float">
            <text:p>1.21E+07</text:p>
          </table:table-cell>
          <table:table-cell table:style-name="Default" office:value-type="float" office:value="848399" calcext:value-type="float">
            <text:p>84839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0" calcext:value-type="float">
            <text:p>70</text:p>
          </table:table-cell>
          <table:table-cell table:formula="of:=([.Q73] + 1) * 100 + 1" office:value-type="float" office:value="7101" calcext:value-type="float">
            <text:p>7101</text:p>
          </table:table-cell>
          <table:table-cell table:style-name="ce1" office:value-type="float" office:value="11668000" calcext:value-type="float">
            <text:p>1.17E+07</text:p>
          </table:table-cell>
          <table:table-cell table:style-name="ce1" office:value-type="float" office:value="11718900" calcext:value-type="float">
            <text:p>1.17E+07</text:p>
          </table:table-cell>
          <table:table-cell table:style-name="ce1" office:value-type="float" office:value="11808900" calcext:value-type="float">
            <text:p>1.18E+07</text:p>
          </table:table-cell>
          <table:table-cell office:value-type="float" office:value="808767" calcext:value-type="float">
            <text:p>808767</text:p>
          </table:table-cell>
          <table:table-cell office:value-type="float" office:value="816576" calcext:value-type="float">
            <text:p>816576</text:p>
          </table:table-cell>
          <table:table-cell office:value-type="float" office:value="826713" calcext:value-type="float">
            <text:p>82671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4] + 1) * 100 + 1" office:value-type="float" office:value="7201" calcext:value-type="float">
            <text:p>7201</text:p>
          </table:table-cell>
          <table:table-cell table:formula="of:=POWER([.B74];2)" office:value-type="float" office:value="51854401" calcext:value-type="float">
            <text:p>51854401</text:p>
          </table:table-cell>
          <table:table-cell table:formula="of:=[.B74]*LOG([.B74];2)" office:value-type="float" office:value="92273.4811531773" calcext:value-type="float">
            <text:p>92273.4811531773</text:p>
          </table:table-cell>
          <table:table-cell office:value-type="float" office:value="12764000" calcext:value-type="float">
            <text:p>1.28E+07</text:p>
          </table:table-cell>
          <table:table-cell table:style-name="Default" office:value-type="float" office:value="806886" calcext:value-type="float">
            <text:p>80688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1" calcext:value-type="float">
            <text:p>71</text:p>
          </table:table-cell>
          <table:table-cell table:formula="of:=([.Q74] + 1) * 100 + 1" office:value-type="float" office:value="7201" calcext:value-type="float">
            <text:p>7201</text:p>
          </table:table-cell>
          <table:table-cell table:style-name="ce1" office:value-type="float" office:value="11997400" calcext:value-type="float">
            <text:p>1.20E+07</text:p>
          </table:table-cell>
          <table:table-cell table:style-name="ce1" office:value-type="float" office:value="12039100" calcext:value-type="float">
            <text:p>1.20E+07</text:p>
          </table:table-cell>
          <table:table-cell table:style-name="ce1" office:value-type="float" office:value="12116900" calcext:value-type="float">
            <text:p>1.21E+07</text:p>
          </table:table-cell>
          <table:table-cell office:value-type="float" office:value="857406" calcext:value-type="float">
            <text:p>857406</text:p>
          </table:table-cell>
          <table:table-cell office:value-type="float" office:value="946634" calcext:value-type="float">
            <text:p>946634</text:p>
          </table:table-cell>
          <table:table-cell table:style-name="ce1" office:value-type="float" office:value="1242390" calcext:value-type="float">
            <text:p>1.24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5] + 1) * 100 + 1" office:value-type="float" office:value="7301" calcext:value-type="float">
            <text:p>7301</text:p>
          </table:table-cell>
          <table:table-cell table:formula="of:=POWER([.B75];2)" office:value-type="float" office:value="53304601" calcext:value-type="float">
            <text:p>53304601</text:p>
          </table:table-cell>
          <table:table-cell table:formula="of:=[.B75]*LOG([.B75];2)" office:value-type="float" office:value="93700.1459397794" calcext:value-type="float">
            <text:p>93700.1459397794</text:p>
          </table:table-cell>
          <table:table-cell office:value-type="float" office:value="12709700" calcext:value-type="float">
            <text:p>1.27E+07</text:p>
          </table:table-cell>
          <table:table-cell table:style-name="Default" office:value-type="float" office:value="793113" calcext:value-type="float">
            <text:p>79311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2" calcext:value-type="float">
            <text:p>72</text:p>
          </table:table-cell>
          <table:table-cell table:formula="of:=([.Q75] + 1) * 100 + 1" office:value-type="float" office:value="7301" calcext:value-type="float">
            <text:p>7301</text:p>
          </table:table-cell>
          <table:table-cell table:style-name="ce1" office:value-type="float" office:value="12344100" calcext:value-type="float">
            <text:p>1.23E+07</text:p>
          </table:table-cell>
          <table:table-cell table:style-name="ce1" office:value-type="float" office:value="13156600" calcext:value-type="float">
            <text:p>1.32E+07</text:p>
          </table:table-cell>
          <table:table-cell table:style-name="ce1" office:value-type="float" office:value="19531500" calcext:value-type="float">
            <text:p>1.95E+07</text:p>
          </table:table-cell>
          <table:table-cell office:value-type="float" office:value="768681" calcext:value-type="float">
            <text:p>768681</text:p>
          </table:table-cell>
          <table:table-cell office:value-type="float" office:value="800491" calcext:value-type="float">
            <text:p>800491</text:p>
          </table:table-cell>
          <table:table-cell office:value-type="float" office:value="905208" calcext:value-type="float">
            <text:p>905208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6] + 1) * 100 + 1" office:value-type="float" office:value="7401" calcext:value-type="float">
            <text:p>7401</text:p>
          </table:table-cell>
          <table:table-cell table:formula="of:=POWER([.B76];2)" office:value-type="float" office:value="54774801" calcext:value-type="float">
            <text:p>54774801</text:p>
          </table:table-cell>
          <table:table-cell table:formula="of:=[.B76]*LOG([.B76];2)" office:value-type="float" office:value="95128.7868120585" calcext:value-type="float">
            <text:p>95128.7868120585</text:p>
          </table:table-cell>
          <table:table-cell office:value-type="float" office:value="12899000" calcext:value-type="float">
            <text:p>1.29E+07</text:p>
          </table:table-cell>
          <table:table-cell table:style-name="Default" office:value-type="float" office:value="789249" calcext:value-type="float">
            <text:p>78924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3" calcext:value-type="float">
            <text:p>73</text:p>
          </table:table-cell>
          <table:table-cell table:formula="of:=([.Q76] + 1) * 100 + 1" office:value-type="float" office:value="7401" calcext:value-type="float">
            <text:p>7401</text:p>
          </table:table-cell>
          <table:table-cell table:style-name="ce1" office:value-type="float" office:value="12697600" calcext:value-type="float">
            <text:p>1.27E+07</text:p>
          </table:table-cell>
          <table:table-cell table:style-name="ce1" office:value-type="float" office:value="12836700" calcext:value-type="float">
            <text:p>1.28E+07</text:p>
          </table:table-cell>
          <table:table-cell table:style-name="ce1" office:value-type="float" office:value="13041400" calcext:value-type="float">
            <text:p>1.30E+07</text:p>
          </table:table-cell>
          <table:table-cell office:value-type="float" office:value="795639" calcext:value-type="float">
            <text:p>795639</text:p>
          </table:table-cell>
          <table:table-cell office:value-type="float" office:value="803042" calcext:value-type="float">
            <text:p>803042</text:p>
          </table:table-cell>
          <table:table-cell office:value-type="float" office:value="820180" calcext:value-type="float">
            <text:p>820180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77] + 1) * 100 + 1" office:value-type="float" office:value="7501" calcext:value-type="float">
            <text:p>7501</text:p>
          </table:table-cell>
          <table:table-cell table:formula="of:=POWER([.B77];2)" office:value-type="float" office:value="56265001" calcext:value-type="float">
            <text:p>56265001</text:p>
          </table:table-cell>
          <table:table-cell table:formula="of:=[.B77]*LOG([.B77];2)" office:value-type="float" office:value="96559.3770681261" calcext:value-type="float">
            <text:p>96559.3770681261</text:p>
          </table:table-cell>
          <table:table-cell office:value-type="float" office:value="13168100" calcext:value-type="float">
            <text:p>1.32E+07</text:p>
          </table:table-cell>
          <table:table-cell table:style-name="Default" office:value-type="float" office:value="907655" calcext:value-type="float">
            <text:p>907655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4" calcext:value-type="float">
            <text:p>74</text:p>
          </table:table-cell>
          <table:table-cell table:formula="of:=([.Q77] + 1) * 100 + 1" office:value-type="float" office:value="7501" calcext:value-type="float">
            <text:p>7501</text:p>
          </table:table-cell>
          <table:table-cell table:style-name="ce1" office:value-type="float" office:value="13041100" calcext:value-type="float">
            <text:p>1.30E+07</text:p>
          </table:table-cell>
          <table:table-cell table:style-name="ce1" office:value-type="float" office:value="13217900" calcext:value-type="float">
            <text:p>1.32E+07</text:p>
          </table:table-cell>
          <table:table-cell table:style-name="ce1" office:value-type="float" office:value="14076000" calcext:value-type="float">
            <text:p>1.41E+07</text:p>
          </table:table-cell>
          <table:table-cell office:value-type="float" office:value="832738" calcext:value-type="float">
            <text:p>832738</text:p>
          </table:table-cell>
          <table:table-cell office:value-type="float" office:value="839872" calcext:value-type="float">
            <text:p>839872</text:p>
          </table:table-cell>
          <table:table-cell office:value-type="float" office:value="865033" calcext:value-type="float">
            <text:p>86503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78] + 1) * 100 + 1" office:value-type="float" office:value="7601" calcext:value-type="float">
            <text:p>7601</text:p>
          </table:table-cell>
          <table:table-cell table:formula="of:=POWER([.B78];2)" office:value-type="float" office:value="57775201" calcext:value-type="float">
            <text:p>57775201</text:p>
          </table:table-cell>
          <table:table-cell table:formula="of:=[.B78]*LOG([.B78];2)" office:value-type="float" office:value="97991.8907181133" calcext:value-type="float">
            <text:p>97991.8907181133</text:p>
          </table:table-cell>
          <table:table-cell office:value-type="float" office:value="13804900" calcext:value-type="float">
            <text:p>1.38E+07</text:p>
          </table:table-cell>
          <table:table-cell table:style-name="Default" office:value-type="float" office:value="813584" calcext:value-type="float">
            <text:p>813584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5" calcext:value-type="float">
            <text:p>75</text:p>
          </table:table-cell>
          <table:table-cell table:formula="of:=([.Q78] + 1) * 100 + 1" office:value-type="float" office:value="7601" calcext:value-type="float">
            <text:p>7601</text:p>
          </table:table-cell>
          <table:table-cell table:style-name="ce1" office:value-type="float" office:value="13384800" calcext:value-type="float">
            <text:p>1.34E+07</text:p>
          </table:table-cell>
          <table:table-cell table:style-name="ce1" office:value-type="float" office:value="13448100" calcext:value-type="float">
            <text:p>1.34E+07</text:p>
          </table:table-cell>
          <table:table-cell table:style-name="ce1" office:value-type="float" office:value="13515700" calcext:value-type="float">
            <text:p>1.35E+07</text:p>
          </table:table-cell>
          <table:table-cell office:value-type="float" office:value="840693" calcext:value-type="float">
            <text:p>840693</text:p>
          </table:table-cell>
          <table:table-cell office:value-type="float" office:value="845779" calcext:value-type="float">
            <text:p>845779</text:p>
          </table:table-cell>
          <table:table-cell office:value-type="float" office:value="861915" calcext:value-type="float">
            <text:p>86191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79] + 1) * 100 + 1" office:value-type="float" office:value="7701" calcext:value-type="float">
            <text:p>7701</text:p>
          </table:table-cell>
          <table:table-cell table:formula="of:=POWER([.B79];2)" office:value-type="float" office:value="59305401" calcext:value-type="float">
            <text:p>59305401</text:p>
          </table:table-cell>
          <table:table-cell table:formula="of:=[.B79]*LOG([.B79];2)" office:value-type="float" office:value="99426.3024560649" calcext:value-type="float">
            <text:p>99426.3024560649</text:p>
          </table:table-cell>
          <table:table-cell office:value-type="float" office:value="14103800" calcext:value-type="float">
            <text:p>1.41E+07</text:p>
          </table:table-cell>
          <table:table-cell office:value-type="float" office:value="1053350" calcext:value-type="float">
            <text:p>1.05E+06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table:formula="of:=([.Q79] + 1) * 100 + 1" office:value-type="float" office:value="7701" calcext:value-type="float">
            <text:p>7701</text:p>
          </table:table-cell>
          <table:table-cell table:style-name="ce1" office:value-type="float" office:value="13737700" calcext:value-type="float">
            <text:p>1.37E+07</text:p>
          </table:table-cell>
          <table:table-cell table:style-name="ce1" office:value-type="float" office:value="13791600" calcext:value-type="float">
            <text:p>1.38E+07</text:p>
          </table:table-cell>
          <table:table-cell table:style-name="ce1" office:value-type="float" office:value="13862800" calcext:value-type="float">
            <text:p>1.39E+07</text:p>
          </table:table-cell>
          <table:table-cell office:value-type="float" office:value="861091" calcext:value-type="float">
            <text:p>861091</text:p>
          </table:table-cell>
          <table:table-cell office:value-type="float" office:value="896796" calcext:value-type="float">
            <text:p>896796</text:p>
          </table:table-cell>
          <table:table-cell table:style-name="ce1" office:value-type="float" office:value="1074220" calcext:value-type="float">
            <text:p>1.07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80] + 1) * 100 + 1" office:value-type="float" office:value="7801" calcext:value-type="float">
            <text:p>7801</text:p>
          </table:table-cell>
          <table:table-cell table:formula="of:=POWER([.B80];2)" office:value-type="float" office:value="60855601" calcext:value-type="float">
            <text:p>60855601</text:p>
          </table:table-cell>
          <table:table-cell table:formula="of:=[.B80]*LOG([.B80];2)" office:value-type="float" office:value="100862.587633294" calcext:value-type="float">
            <text:p>100862.587633294</text:p>
          </table:table-cell>
          <table:table-cell office:value-type="float" office:value="14262400" calcext:value-type="float">
            <text:p>1.43E+07</text:p>
          </table:table-cell>
          <table:table-cell table:style-name="Default" office:value-type="float" office:value="886333" calcext:value-type="float">
            <text:p>88633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7" calcext:value-type="float">
            <text:p>77</text:p>
          </table:table-cell>
          <table:table-cell table:formula="of:=([.Q80] + 1) * 100 + 1" office:value-type="float" office:value="7801" calcext:value-type="float">
            <text:p>7801</text:p>
          </table:table-cell>
          <table:table-cell table:style-name="ce1" office:value-type="float" office:value="14116500" calcext:value-type="float">
            <text:p>1.41E+07</text:p>
          </table:table-cell>
          <table:table-cell table:style-name="ce1" office:value-type="float" office:value="14196000" calcext:value-type="float">
            <text:p>1.42E+07</text:p>
          </table:table-cell>
          <table:table-cell table:style-name="ce1" office:value-type="float" office:value="14327600" calcext:value-type="float">
            <text:p>1.43E+07</text:p>
          </table:table-cell>
          <table:table-cell office:value-type="float" office:value="853995" calcext:value-type="float">
            <text:p>853995</text:p>
          </table:table-cell>
          <table:table-cell office:value-type="float" office:value="866760" calcext:value-type="float">
            <text:p>866760</text:p>
          </table:table-cell>
          <table:table-cell office:value-type="float" office:value="878738" calcext:value-type="float">
            <text:p>878738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81] + 1) * 100 + 1" office:value-type="float" office:value="7901" calcext:value-type="float">
            <text:p>7901</text:p>
          </table:table-cell>
          <table:table-cell table:formula="of:=POWER([.B81];2)" office:value-type="float" office:value="62425801" calcext:value-type="float">
            <text:p>62425801</text:p>
          </table:table-cell>
          <table:table-cell table:formula="of:=[.B81]*LOG([.B81];2)" office:value-type="float" office:value="102300.722233104" calcext:value-type="float">
            <text:p>102300.722233104</text:p>
          </table:table-cell>
          <table:table-cell office:value-type="float" office:value="14789500" calcext:value-type="float">
            <text:p>1.48E+07</text:p>
          </table:table-cell>
          <table:table-cell table:style-name="Default" office:value-type="float" office:value="902427" calcext:value-type="float">
            <text:p>902427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8" calcext:value-type="float">
            <text:p>78</text:p>
          </table:table-cell>
          <table:table-cell table:formula="of:=([.Q81] + 1) * 100 + 1" office:value-type="float" office:value="7901" calcext:value-type="float">
            <text:p>7901</text:p>
          </table:table-cell>
          <table:table-cell table:style-name="ce1" office:value-type="float" office:value="14487300" calcext:value-type="float">
            <text:p>1.45E+07</text:p>
          </table:table-cell>
          <table:table-cell table:style-name="ce1" office:value-type="float" office:value="14715100" calcext:value-type="float">
            <text:p>1.47E+07</text:p>
          </table:table-cell>
          <table:table-cell table:style-name="ce1" office:value-type="float" office:value="15605800" calcext:value-type="float">
            <text:p>1.56E+07</text:p>
          </table:table-cell>
          <table:table-cell office:value-type="float" office:value="865627" calcext:value-type="float">
            <text:p>865627</text:p>
          </table:table-cell>
          <table:table-cell office:value-type="float" office:value="875209" calcext:value-type="float">
            <text:p>875209</text:p>
          </table:table-cell>
          <table:table-cell office:value-type="float" office:value="908011" calcext:value-type="float">
            <text:p>908011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82] + 1) * 100 + 1" office:value-type="float" office:value="8001" calcext:value-type="float">
            <text:p>8001</text:p>
          </table:table-cell>
          <table:table-cell table:formula="of:=POWER([.B82];2)" office:value-type="float" office:value="64016001" calcext:value-type="float">
            <text:p>64016001</text:p>
          </table:table-cell>
          <table:table-cell table:formula="of:=[.B82]*LOG([.B82];2)" office:value-type="float" office:value="103740.682846787" calcext:value-type="float">
            <text:p>103740.682846787</text:p>
          </table:table-cell>
          <table:table-cell office:value-type="float" office:value="15189500" calcext:value-type="float">
            <text:p>1.52E+07</text:p>
          </table:table-cell>
          <table:table-cell table:style-name="Default" office:value-type="float" office:value="890300" calcext:value-type="float">
            <text:p>890300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79" calcext:value-type="float">
            <text:p>79</text:p>
          </table:table-cell>
          <table:table-cell table:formula="of:=([.Q82] + 1) * 100 + 1" office:value-type="float" office:value="8001" calcext:value-type="float">
            <text:p>8001</text:p>
          </table:table-cell>
          <table:table-cell table:style-name="ce1" office:value-type="float" office:value="14868100" calcext:value-type="float">
            <text:p>1.49E+07</text:p>
          </table:table-cell>
          <table:table-cell table:style-name="ce1" office:value-type="float" office:value="15054400" calcext:value-type="float">
            <text:p>1.51E+07</text:p>
          </table:table-cell>
          <table:table-cell table:style-name="ce1" office:value-type="float" office:value="15841600" calcext:value-type="float">
            <text:p>1.58E+07</text:p>
          </table:table-cell>
          <table:table-cell office:value-type="float" office:value="804975" calcext:value-type="float">
            <text:p>804975</text:p>
          </table:table-cell>
          <table:table-cell office:value-type="float" office:value="825612" calcext:value-type="float">
            <text:p>825612</text:p>
          </table:table-cell>
          <table:table-cell office:value-type="float" office:value="857560" calcext:value-type="float">
            <text:p>857560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3] + 1) * 100 + 1" office:value-type="float" office:value="8101" calcext:value-type="float">
            <text:p>8101</text:p>
          </table:table-cell>
          <table:table-cell table:formula="of:=POWER([.B83];2)" office:value-type="float" office:value="65626201" calcext:value-type="float">
            <text:p>65626201</text:p>
          </table:table-cell>
          <table:table-cell table:formula="of:=[.B83]*LOG([.B83];2)" office:value-type="float" office:value="105182.446650826" calcext:value-type="float">
            <text:p>105182.446650826</text:p>
          </table:table-cell>
          <table:table-cell office:value-type="float" office:value="15623400" calcext:value-type="float">
            <text:p>1.56E+07</text:p>
          </table:table-cell>
          <table:table-cell table:style-name="Default" office:value-type="float" office:value="900613" calcext:value-type="float">
            <text:p>900613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80" calcext:value-type="float">
            <text:p>80</text:p>
          </table:table-cell>
          <table:table-cell table:formula="of:=([.Q83] + 1) * 100 + 1" office:value-type="float" office:value="8101" calcext:value-type="float">
            <text:p>8101</text:p>
          </table:table-cell>
          <table:table-cell table:style-name="ce1" office:value-type="float" office:value="15235000" calcext:value-type="float">
            <text:p>1.52E+07</text:p>
          </table:table-cell>
          <table:table-cell table:style-name="ce1" office:value-type="float" office:value="15270800" calcext:value-type="float">
            <text:p>1.53E+07</text:p>
          </table:table-cell>
          <table:table-cell table:style-name="ce1" office:value-type="float" office:value="15347200" calcext:value-type="float">
            <text:p>1.53E+07</text:p>
          </table:table-cell>
          <table:table-cell office:value-type="float" office:value="834393" calcext:value-type="float">
            <text:p>834393</text:p>
          </table:table-cell>
          <table:table-cell table:style-name="ce1" office:value-type="float" office:value="851592" calcext:value-type="float">
            <text:p>8.52E+05</text:p>
          </table:table-cell>
          <table:table-cell office:value-type="float" office:value="902645" calcext:value-type="float">
            <text:p>90264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84] + 1) * 100 + 1" office:value-type="float" office:value="8201" calcext:value-type="float">
            <text:p>8201</text:p>
          </table:table-cell>
          <table:table-cell table:formula="of:=POWER([.B84];2)" office:value-type="float" office:value="67256401" calcext:value-type="float">
            <text:p>67256401</text:p>
          </table:table-cell>
          <table:table-cell table:formula="of:=[.B84]*LOG([.B84];2)" office:value-type="float" office:value="106625.991385222" calcext:value-type="float">
            <text:p>106625.991385222</text:p>
          </table:table-cell>
          <table:table-cell office:value-type="float" office:value="15983100" calcext:value-type="float">
            <text:p>1.60E+07</text:p>
          </table:table-cell>
          <table:table-cell table:style-name="Default" office:value-type="float" office:value="923602" calcext:value-type="float">
            <text:p>923602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81" calcext:value-type="float">
            <text:p>81</text:p>
          </table:table-cell>
          <table:table-cell table:formula="of:=([.Q84] + 1) * 100 + 1" office:value-type="float" office:value="8201" calcext:value-type="float">
            <text:p>8201</text:p>
          </table:table-cell>
          <table:table-cell table:style-name="ce1" office:value-type="float" office:value="15639400" calcext:value-type="float">
            <text:p>1.56E+07</text:p>
          </table:table-cell>
          <table:table-cell table:style-name="ce1" office:value-type="float" office:value="15706400" calcext:value-type="float">
            <text:p>1.57E+07</text:p>
          </table:table-cell>
          <table:table-cell table:style-name="ce1" office:value-type="float" office:value="15883200" calcext:value-type="float">
            <text:p>1.59E+07</text:p>
          </table:table-cell>
          <table:table-cell office:value-type="float" office:value="820911" calcext:value-type="float">
            <text:p>820911</text:p>
          </table:table-cell>
          <table:table-cell table:style-name="ce1" office:value-type="float" office:value="833615" calcext:value-type="float">
            <text:p>8.34E+05</text:p>
          </table:table-cell>
          <table:table-cell table:style-name="ce1" office:value-type="float" office:value="859509" calcext:value-type="float">
            <text:p>8.60E+0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85] + 1) * 100 + 1" office:value-type="float" office:value="8301" calcext:value-type="float">
            <text:p>8301</text:p>
          </table:table-cell>
          <table:table-cell table:formula="of:=POWER([.B85];2)" office:value-type="float" office:value="68906601" calcext:value-type="float">
            <text:p>68906601</text:p>
          </table:table-cell>
          <table:table-cell table:formula="of:=[.B85]*LOG([.B85];2)" office:value-type="float" office:value="108071.295332878" calcext:value-type="float">
            <text:p>108071.295332878</text:p>
          </table:table-cell>
          <table:table-cell office:value-type="float" office:value="16307900" calcext:value-type="float">
            <text:p>1.63E+07</text:p>
          </table:table-cell>
          <table:table-cell table:style-name="Default" office:value-type="float" office:value="909416" calcext:value-type="float">
            <text:p>909416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82" calcext:value-type="float">
            <text:p>82</text:p>
          </table:table-cell>
          <table:table-cell table:formula="of:=([.Q85] + 1) * 100 + 1" office:value-type="float" office:value="8301" calcext:value-type="float">
            <text:p>8301</text:p>
          </table:table-cell>
          <table:table-cell table:style-name="ce1" office:value-type="float" office:value="16012100" calcext:value-type="float">
            <text:p>1.60E+07</text:p>
          </table:table-cell>
          <table:table-cell table:style-name="ce1" office:value-type="float" office:value="16163200" calcext:value-type="float">
            <text:p>1.62E+07</text:p>
          </table:table-cell>
          <table:table-cell table:style-name="ce1" office:value-type="float" office:value="17005100" calcext:value-type="float">
            <text:p>1.70E+07</text:p>
          </table:table-cell>
          <table:table-cell office:value-type="float" office:value="843858" calcext:value-type="float">
            <text:p>843858</text:p>
          </table:table-cell>
          <table:table-cell table:style-name="ce1" office:value-type="float" office:value="857094" calcext:value-type="float">
            <text:p>8.57E+05</text:p>
          </table:table-cell>
          <table:table-cell office:value-type="float" office:value="895688" calcext:value-type="float">
            <text:p>895688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6] + 1) * 100 + 1" office:value-type="float" office:value="8401" calcext:value-type="float">
            <text:p>8401</text:p>
          </table:table-cell>
          <table:table-cell table:formula="of:=POWER([.B86];2)" office:value-type="float" office:value="70576801" calcext:value-type="float">
            <text:p>70576801</text:p>
          </table:table-cell>
          <table:table-cell table:formula="of:=[.B86]*LOG([.B86];2)" office:value-type="float" office:value="109518.337299974" calcext:value-type="float">
            <text:p>109518.337299974</text:p>
          </table:table-cell>
          <table:table-cell office:value-type="float" office:value="16704400" calcext:value-type="float">
            <text:p>1.67E+07</text:p>
          </table:table-cell>
          <table:table-cell table:style-name="Default" office:value-type="float" office:value="930319" calcext:value-type="float">
            <text:p>930319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83" calcext:value-type="float">
            <text:p>83</text:p>
          </table:table-cell>
          <table:table-cell table:formula="of:=([.Q86] + 1) * 100 + 1" office:value-type="float" office:value="8401" calcext:value-type="float">
            <text:p>8401</text:p>
          </table:table-cell>
          <table:table-cell table:style-name="ce1" office:value-type="float" office:value="16415900" calcext:value-type="float">
            <text:p>1.64E+07</text:p>
          </table:table-cell>
          <table:table-cell table:style-name="ce1" office:value-type="float" office:value="16482400" calcext:value-type="float">
            <text:p>1.65E+07</text:p>
          </table:table-cell>
          <table:table-cell table:style-name="ce1" office:value-type="float" office:value="16631900" calcext:value-type="float">
            <text:p>1.66E+07</text:p>
          </table:table-cell>
          <table:table-cell office:value-type="float" office:value="845628" calcext:value-type="float">
            <text:p>845628</text:p>
          </table:table-cell>
          <table:table-cell table:style-name="ce1" office:value-type="float" office:value="859235" calcext:value-type="float">
            <text:p>8.59E+05</text:p>
          </table:table-cell>
          <table:table-cell office:value-type="float" office:value="883541" calcext:value-type="float">
            <text:p>883541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87] + 1) * 100 + 1" office:value-type="float" office:value="8501" calcext:value-type="float">
            <text:p>8501</text:p>
          </table:table-cell>
          <table:table-cell table:formula="of:=POWER([.B87];2)" office:value-type="float" office:value="72267001" calcext:value-type="float">
            <text:p>72267001</text:p>
          </table:table-cell>
          <table:table-cell table:formula="of:=[.B87]*LOG([.B87];2)" office:value-type="float" office:value="110967.096597284" calcext:value-type="float">
            <text:p>110967.096597284</text:p>
          </table:table-cell>
          <table:table-cell office:value-type="float" office:value="17283400" calcext:value-type="float">
            <text:p>1.73E+07</text:p>
          </table:table-cell>
          <table:table-cell table:style-name="Default" office:value-type="float" office:value="979111" calcext:value-type="float">
            <text:p>979111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84" calcext:value-type="float">
            <text:p>84</text:p>
          </table:table-cell>
          <table:table-cell table:formula="of:=([.Q87] + 1) * 100 + 1" office:value-type="float" office:value="8501" calcext:value-type="float">
            <text:p>8501</text:p>
          </table:table-cell>
          <table:table-cell table:style-name="ce1" office:value-type="float" office:value="16796100" calcext:value-type="float">
            <text:p>1.68E+07</text:p>
          </table:table-cell>
          <table:table-cell table:style-name="ce1" office:value-type="float" office:value="16844900" calcext:value-type="float">
            <text:p>1.68E+07</text:p>
          </table:table-cell>
          <table:table-cell table:style-name="ce1" office:value-type="float" office:value="16925400" calcext:value-type="float">
            <text:p>1.69E+07</text:p>
          </table:table-cell>
          <table:table-cell office:value-type="float" office:value="856466" calcext:value-type="float">
            <text:p>856466</text:p>
          </table:table-cell>
          <table:table-cell table:style-name="ce1" office:value-type="float" office:value="870903" calcext:value-type="float">
            <text:p>8.71E+05</text:p>
          </table:table-cell>
          <table:table-cell office:value-type="float" office:value="903778" calcext:value-type="float">
            <text:p>903778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88] + 1) * 100 + 1" office:value-type="float" office:value="8601" calcext:value-type="float">
            <text:p>8601</text:p>
          </table:table-cell>
          <table:table-cell table:formula="of:=POWER([.B88];2)" office:value-type="float" office:value="73977201" calcext:value-type="float">
            <text:p>73977201</text:p>
          </table:table-cell>
          <table:table-cell table:formula="of:=[.B88]*LOG([.B88];2)" office:value-type="float" office:value="112417.55302236" calcext:value-type="float">
            <text:p>112417.55302236</text:p>
          </table:table-cell>
          <table:table-cell office:value-type="float" office:value="17590300" calcext:value-type="float">
            <text:p>1.76E+07</text:p>
          </table:table-cell>
          <table:table-cell table:style-name="Default" office:value-type="float" office:value="984578" calcext:value-type="float">
            <text:p>984578</text:p>
          </table:table-cell>
          <table:table-cell table:number-columns-repeated="4"/>
          <table:table-cell table:style-name="Default"/>
          <table:table-cell table:number-columns-repeated="5"/>
          <table:table-cell office:value-type="float" office:value="85" calcext:value-type="float">
            <text:p>85</text:p>
          </table:table-cell>
          <table:table-cell table:formula="of:=([.Q88] + 1) * 100 + 1" office:value-type="float" office:value="8601" calcext:value-type="float">
            <text:p>8601</text:p>
          </table:table-cell>
          <table:table-cell table:style-name="ce1" office:value-type="float" office:value="17217800" calcext:value-type="float">
            <text:p>1.72E+07</text:p>
          </table:table-cell>
          <table:table-cell table:style-name="ce1" office:value-type="float" office:value="17448100" calcext:value-type="float">
            <text:p>1.74E+07</text:p>
          </table:table-cell>
          <table:table-cell table:style-name="ce1" office:value-type="float" office:value="18950200" calcext:value-type="float">
            <text:p>1.90E+07</text:p>
          </table:table-cell>
          <table:table-cell office:value-type="float" office:value="945215" calcext:value-type="float">
            <text:p>945215</text:p>
          </table:table-cell>
          <table:table-cell table:style-name="ce1" office:value-type="float" office:value="954934" calcext:value-type="float">
            <text:p>9.55E+05</text:p>
          </table:table-cell>
          <table:table-cell table:style-name="ce1" office:value-type="float" office:value="976495" calcext:value-type="float">
            <text:p>9.76E+0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89] + 1) * 100 + 1" office:value-type="float" office:value="8701" calcext:value-type="float">
            <text:p>8701</text:p>
          </table:table-cell>
          <table:table-cell table:formula="of:=POWER([.B89];2)" office:value-type="float" office:value="75707401" calcext:value-type="float">
            <text:p>75707401</text:p>
          </table:table-cell>
          <table:table-cell table:formula="of:=[.B89]*LOG([.B89];2)" office:value-type="float" office:value="113869.686842561" calcext:value-type="float">
            <text:p>113869.686842561</text:p>
          </table:table-cell>
          <table:table-cell office:value-type="float" office:value="18067500" calcext:value-type="float">
            <text:p>1.81E+07</text:p>
          </table:table-cell>
          <table:table-cell office:value-type="float" office:value="1014120" calcext:value-type="float">
            <text:p>1.01E+06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table:formula="of:=([.Q89] + 1) * 100 + 1" office:value-type="float" office:value="8701" calcext:value-type="float">
            <text:p>8701</text:p>
          </table:table-cell>
          <table:table-cell table:style-name="ce1" office:value-type="float" office:value="17612500" calcext:value-type="float">
            <text:p>1.76E+07</text:p>
          </table:table-cell>
          <table:table-cell table:style-name="ce1" office:value-type="float" office:value="17681400" calcext:value-type="float">
            <text:p>1.77E+07</text:p>
          </table:table-cell>
          <table:table-cell table:style-name="ce1" office:value-type="float" office:value="17791500" calcext:value-type="float">
            <text:p>1.78E+07</text:p>
          </table:table-cell>
          <table:table-cell office:value-type="float" office:value="942516" calcext:value-type="float">
            <text:p>942516</text:p>
          </table:table-cell>
          <table:table-cell table:style-name="ce1" office:value-type="float" office:value="960949" calcext:value-type="float">
            <text:p>9.61E+05</text:p>
          </table:table-cell>
          <table:table-cell table:style-name="ce1" office:value-type="float" office:value="1012310" calcext:value-type="float">
            <text:p>1.01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90] + 1) * 100 + 1" office:value-type="float" office:value="8801" calcext:value-type="float">
            <text:p>8801</text:p>
          </table:table-cell>
          <table:table-cell table:formula="of:=POWER([.B90];2)" office:value-type="float" office:value="77457601" calcext:value-type="float">
            <text:p>77457601</text:p>
          </table:table-cell>
          <table:table-cell table:formula="of:=[.B90]*LOG([.B90];2)" office:value-type="float" office:value="115323.478778843" calcext:value-type="float">
            <text:p>115323.478778843</text:p>
          </table:table-cell>
          <table:table-cell office:value-type="float" office:value="19057700" calcext:value-type="float">
            <text:p>1.91E+07</text:p>
          </table:table-cell>
          <table:table-cell office:value-type="float" office:value="1042710" calcext:value-type="float">
            <text:p>1.04E+06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table:formula="of:=([.Q90] + 1) * 100 + 1" office:value-type="float" office:value="8801" calcext:value-type="float">
            <text:p>8801</text:p>
          </table:table-cell>
          <table:table-cell table:style-name="ce1" office:value-type="float" office:value="18000600" calcext:value-type="float">
            <text:p>1.80E+07</text:p>
          </table:table-cell>
          <table:table-cell table:style-name="ce1" office:value-type="float" office:value="18085100" calcext:value-type="float">
            <text:p>1.81E+07</text:p>
          </table:table-cell>
          <table:table-cell table:style-name="ce1" office:value-type="float" office:value="18221100" calcext:value-type="float">
            <text:p>1.82E+07</text:p>
          </table:table-cell>
          <table:table-cell office:value-type="float" office:value="938125" calcext:value-type="float">
            <text:p>938125</text:p>
          </table:table-cell>
          <table:table-cell table:style-name="ce1" office:value-type="float" office:value="947679" calcext:value-type="float">
            <text:p>9.48E+05</text:p>
          </table:table-cell>
          <table:table-cell office:value-type="float" office:value="960325" calcext:value-type="float">
            <text:p>96032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91] + 1) * 100 + 1" office:value-type="float" office:value="8901" calcext:value-type="float">
            <text:p>8901</text:p>
          </table:table-cell>
          <table:table-cell table:formula="of:=POWER([.B91];2)" office:value-type="float" office:value="79227801" calcext:value-type="float">
            <text:p>79227801</text:p>
          </table:table-cell>
          <table:table-cell table:formula="of:=[.B91]*LOG([.B91];2)" office:value-type="float" office:value="116778.909990305" calcext:value-type="float">
            <text:p>116778.909990305</text:p>
          </table:table-cell>
          <table:table-cell office:value-type="float" office:value="19413100" calcext:value-type="float">
            <text:p>1.94E+07</text:p>
          </table:table-cell>
          <table:table-cell office:value-type="float" office:value="1051970" calcext:value-type="float">
            <text:p>1.05E+06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table:formula="of:=([.Q91] + 1) * 100 + 1" office:value-type="float" office:value="8901" calcext:value-type="float">
            <text:p>8901</text:p>
          </table:table-cell>
          <table:table-cell table:style-name="ce1" office:value-type="float" office:value="18440300" calcext:value-type="float">
            <text:p>1.84E+07</text:p>
          </table:table-cell>
          <table:table-cell table:style-name="ce1" office:value-type="float" office:value="18632200" calcext:value-type="float">
            <text:p>1.86E+07</text:p>
          </table:table-cell>
          <table:table-cell table:style-name="ce1" office:value-type="float" office:value="19361200" calcext:value-type="float">
            <text:p>1.94E+07</text:p>
          </table:table-cell>
          <table:table-cell office:value-type="float" office:value="913833" calcext:value-type="float">
            <text:p>913833</text:p>
          </table:table-cell>
          <table:table-cell table:style-name="ce1" office:value-type="float" office:value="924337" calcext:value-type="float">
            <text:p>9.24E+05</text:p>
          </table:table-cell>
          <table:table-cell office:value-type="float" office:value="940535" calcext:value-type="float">
            <text:p>94053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92] + 1) * 100 + 1" office:value-type="float" office:value="9001" calcext:value-type="float">
            <text:p>9001</text:p>
          </table:table-cell>
          <table:table-cell table:formula="of:=POWER([.B92];2)" office:value-type="float" office:value="81018001" calcext:value-type="float">
            <text:p>81018001</text:p>
          </table:table-cell>
          <table:table-cell table:formula="of:=[.B92]*LOG([.B92];2)" office:value-type="float" office:value="118235.962059413" calcext:value-type="float">
            <text:p>118235.962059413</text:p>
          </table:table-cell>
          <table:table-cell office:value-type="float" office:value="19253900" calcext:value-type="float">
            <text:p>1.93E+07</text:p>
          </table:table-cell>
          <table:table-cell office:value-type="float" office:value="1017340" calcext:value-type="float">
            <text:p>1.02E+06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table:formula="of:=([.Q92] + 1) * 100 + 1" office:value-type="float" office:value="9001" calcext:value-type="float">
            <text:p>9001</text:p>
          </table:table-cell>
          <table:table-cell table:style-name="ce1" office:value-type="float" office:value="18865500" calcext:value-type="float">
            <text:p>1.89E+07</text:p>
          </table:table-cell>
          <table:table-cell table:style-name="ce1" office:value-type="float" office:value="19009700" calcext:value-type="float">
            <text:p>1.90E+07</text:p>
          </table:table-cell>
          <table:table-cell table:style-name="ce1" office:value-type="float" office:value="19459800" calcext:value-type="float">
            <text:p>1.95E+07</text:p>
          </table:table-cell>
          <table:table-cell office:value-type="float" office:value="957019" calcext:value-type="float">
            <text:p>957019</text:p>
          </table:table-cell>
          <table:table-cell table:style-name="ce1" office:value-type="float" office:value="981618" calcext:value-type="float">
            <text:p>9.82E+05</text:p>
          </table:table-cell>
          <table:table-cell table:style-name="ce1" office:value-type="float" office:value="1049260" calcext:value-type="float">
            <text:p>1.05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93] + 1) * 100 + 1" office:value-type="float" office:value="9101" calcext:value-type="float">
            <text:p>9101</text:p>
          </table:table-cell>
          <table:table-cell table:formula="of:=POWER([.B93];2)" office:value-type="float" office:value="82828201" calcext:value-type="float">
            <text:p>82828201</text:p>
          </table:table-cell>
          <table:table-cell table:formula="of:=[.B93]*LOG([.B93];2)" office:value-type="float" office:value="119694.616977895" calcext:value-type="float">
            <text:p>119694.616977895</text:p>
          </table:table-cell>
          <table:table-cell office:value-type="float" office:value="19638200" calcext:value-type="float">
            <text:p>1.96E+07</text:p>
          </table:table-cell>
          <table:table-cell office:value-type="float" office:value="1093960" calcext:value-type="float">
            <text:p>1.09E+06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table:formula="of:=([.Q93] + 1) * 100 + 1" office:value-type="float" office:value="9101" calcext:value-type="float">
            <text:p>9101</text:p>
          </table:table-cell>
          <table:table-cell table:style-name="ce1" office:value-type="float" office:value="19298300" calcext:value-type="float">
            <text:p>1.93E+07</text:p>
          </table:table-cell>
          <table:table-cell table:style-name="ce1" office:value-type="float" office:value="19795700" calcext:value-type="float">
            <text:p>1.98E+07</text:p>
          </table:table-cell>
          <table:table-cell table:style-name="ce1" office:value-type="float" office:value="23095500" calcext:value-type="float">
            <text:p>2.31E+07</text:p>
          </table:table-cell>
          <table:table-cell table:style-name="ce1" office:value-type="float" office:value="1004750" calcext:value-type="float">
            <text:p>1.00E+06</text:p>
          </table:table-cell>
          <table:table-cell table:style-name="ce1" office:value-type="float" office:value="1017170" calcext:value-type="float">
            <text:p>1.02E+06</text:p>
          </table:table-cell>
          <table:table-cell table:style-name="ce1" office:value-type="float" office:value="1033090" calcext:value-type="float">
            <text:p>1.03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94] + 1) * 100 + 1" office:value-type="float" office:value="9201" calcext:value-type="float">
            <text:p>9201</text:p>
          </table:table-cell>
          <table:table-cell table:formula="of:=POWER([.B94];2)" office:value-type="float" office:value="84658401" calcext:value-type="float">
            <text:p>84658401</text:p>
          </table:table-cell>
          <table:table-cell table:formula="of:=[.B94]*LOG([.B94];2)" office:value-type="float" office:value="121154.857133243" calcext:value-type="float">
            <text:p>121154.857133243</text:p>
          </table:table-cell>
          <table:table-cell office:value-type="float" office:value="20282000" calcext:value-type="float">
            <text:p>2.03E+07</text:p>
          </table:table-cell>
          <table:table-cell office:value-type="float" office:value="1077690" calcext:value-type="float">
            <text:p>1.08E+06</text:p>
          </table:table-cell>
          <table:table-cell table:number-columns-repeated="10"/>
          <table:table-cell office:value-type="float" office:value="91" calcext:value-type="float">
            <text:p>91</text:p>
          </table:table-cell>
          <table:table-cell table:formula="of:=([.Q94] + 1) * 100 + 1" office:value-type="float" office:value="9201" calcext:value-type="float">
            <text:p>9201</text:p>
          </table:table-cell>
          <table:table-cell table:style-name="ce1" office:value-type="float" office:value="19725400" calcext:value-type="float">
            <text:p>1.97E+07</text:p>
          </table:table-cell>
          <table:table-cell table:style-name="ce1" office:value-type="float" office:value="19909000" calcext:value-type="float">
            <text:p>1.99E+07</text:p>
          </table:table-cell>
          <table:table-cell table:style-name="ce1" office:value-type="float" office:value="20927600" calcext:value-type="float">
            <text:p>2.09E+07</text:p>
          </table:table-cell>
          <table:table-cell table:style-name="ce1" office:value-type="float" office:value="1050360" calcext:value-type="float">
            <text:p>1.05E+06</text:p>
          </table:table-cell>
          <table:table-cell table:style-name="ce1" office:value-type="float" office:value="1064260" calcext:value-type="float">
            <text:p>1.06E+06</text:p>
          </table:table-cell>
          <table:table-cell table:style-name="ce1" office:value-type="float" office:value="1104060" calcext:value-type="float">
            <text:p>1.10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95] + 1) * 100 + 1" office:value-type="float" office:value="9301" calcext:value-type="float">
            <text:p>9301</text:p>
          </table:table-cell>
          <table:table-cell table:formula="of:=POWER([.B95];2)" office:value-type="float" office:value="86508601" calcext:value-type="float">
            <text:p>86508601</text:p>
          </table:table-cell>
          <table:table-cell table:formula="of:=[.B95]*LOG([.B95];2)" office:value-type="float" office:value="122616.665295813" calcext:value-type="float">
            <text:p>122616.665295813</text:p>
          </table:table-cell>
          <table:table-cell office:value-type="float" office:value="20511200" calcext:value-type="float">
            <text:p>2.05E+07</text:p>
          </table:table-cell>
          <table:table-cell office:value-type="float" office:value="1061220" calcext:value-type="float">
            <text:p>1.06E+06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table:formula="of:=([.Q95] + 1) * 100 + 1" office:value-type="float" office:value="9301" calcext:value-type="float">
            <text:p>9301</text:p>
          </table:table-cell>
          <table:table-cell table:style-name="ce1" office:value-type="float" office:value="20164700" calcext:value-type="float">
            <text:p>2.02E+07</text:p>
          </table:table-cell>
          <table:table-cell table:style-name="ce1" office:value-type="float" office:value="20233100" calcext:value-type="float">
            <text:p>2.02E+07</text:p>
          </table:table-cell>
          <table:table-cell table:style-name="ce1" office:value-type="float" office:value="20299700" calcext:value-type="float">
            <text:p>2.03E+07</text:p>
          </table:table-cell>
          <table:table-cell table:style-name="ce1" office:value-type="float" office:value="1080250" calcext:value-type="float">
            <text:p>1.08E+06</text:p>
          </table:table-cell>
          <table:table-cell table:style-name="ce1" office:value-type="float" office:value="1116780" calcext:value-type="float">
            <text:p>1.12E+06</text:p>
          </table:table-cell>
          <table:table-cell table:style-name="ce1" office:value-type="float" office:value="1313880" calcext:value-type="float">
            <text:p>1.31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96] + 1) * 100 + 1" office:value-type="float" office:value="9401" calcext:value-type="float">
            <text:p>9401</text:p>
          </table:table-cell>
          <table:table-cell table:formula="of:=POWER([.B96];2)" office:value-type="float" office:value="88378801" calcext:value-type="float">
            <text:p>88378801</text:p>
          </table:table-cell>
          <table:table-cell table:formula="of:=[.B96]*LOG([.B96];2)" office:value-type="float" office:value="124080.024606471" calcext:value-type="float">
            <text:p>124080.024606471</text:p>
          </table:table-cell>
          <table:table-cell office:value-type="float" office:value="21104700" calcext:value-type="float">
            <text:p>2.11E+07</text:p>
          </table:table-cell>
          <table:table-cell office:value-type="float" office:value="1051100" calcext:value-type="float">
            <text:p>1.05E+06</text:p>
          </table:table-cell>
          <table:table-cell table:number-columns-repeated="10"/>
          <table:table-cell office:value-type="float" office:value="93" calcext:value-type="float">
            <text:p>93</text:p>
          </table:table-cell>
          <table:table-cell table:formula="of:=([.Q96] + 1) * 100 + 1" office:value-type="float" office:value="9401" calcext:value-type="float">
            <text:p>9401</text:p>
          </table:table-cell>
          <table:table-cell table:style-name="ce1" office:value-type="float" office:value="20599300" calcext:value-type="float">
            <text:p>2.06E+07</text:p>
          </table:table-cell>
          <table:table-cell table:style-name="ce1" office:value-type="float" office:value="20684400" calcext:value-type="float">
            <text:p>2.07E+07</text:p>
          </table:table-cell>
          <table:table-cell table:style-name="ce1" office:value-type="float" office:value="20832300" calcext:value-type="float">
            <text:p>2.08E+07</text:p>
          </table:table-cell>
          <table:table-cell office:value-type="float" office:value="983054" calcext:value-type="float">
            <text:p>983054</text:p>
          </table:table-cell>
          <table:table-cell table:style-name="ce1" office:value-type="float" office:value="993429" calcext:value-type="float">
            <text:p>9.93E+05</text:p>
          </table:table-cell>
          <table:table-cell table:style-name="ce1" office:value-type="float" office:value="1009470" calcext:value-type="float">
            <text:p>1.01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97] + 1) * 100 + 1" office:value-type="float" office:value="9501" calcext:value-type="float">
            <text:p>9501</text:p>
          </table:table-cell>
          <table:table-cell table:formula="of:=POWER([.B97];2)" office:value-type="float" office:value="90269001" calcext:value-type="float">
            <text:p>90269001</text:p>
          </table:table-cell>
          <table:table-cell table:formula="of:=[.B97]*LOG([.B97];2)" office:value-type="float" office:value="125544.918564772" calcext:value-type="float">
            <text:p>125544.918564772</text:p>
          </table:table-cell>
          <table:table-cell office:value-type="float" office:value="21419100" calcext:value-type="float">
            <text:p>2.14E+07</text:p>
          </table:table-cell>
          <table:table-cell office:value-type="float" office:value="1075400" calcext:value-type="float">
            <text:p>1.08E+06</text:p>
          </table:table-cell>
          <table:table-cell table:number-columns-repeated="10"/>
          <table:table-cell office:value-type="float" office:value="94" calcext:value-type="float">
            <text:p>94</text:p>
          </table:table-cell>
          <table:table-cell table:formula="of:=([.Q97] + 1) * 100 + 1" office:value-type="float" office:value="9501" calcext:value-type="float">
            <text:p>9501</text:p>
          </table:table-cell>
          <table:table-cell table:style-name="ce1" office:value-type="float" office:value="21066400" calcext:value-type="float">
            <text:p>2.11E+07</text:p>
          </table:table-cell>
          <table:table-cell table:style-name="ce1" office:value-type="float" office:value="21285600" calcext:value-type="float">
            <text:p>2.13E+07</text:p>
          </table:table-cell>
          <table:table-cell table:style-name="ce1" office:value-type="float" office:value="22030500" calcext:value-type="float">
            <text:p>2.20E+07</text:p>
          </table:table-cell>
          <table:table-cell table:style-name="ce1" office:value-type="float" office:value="1006240" calcext:value-type="float">
            <text:p>1.01E+06</text:p>
          </table:table-cell>
          <table:table-cell table:style-name="ce1" office:value-type="float" office:value="1016580" calcext:value-type="float">
            <text:p>1.02E+06</text:p>
          </table:table-cell>
          <table:table-cell table:style-name="ce1" office:value-type="float" office:value="1035820" calcext:value-type="float">
            <text:p>1.04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98] + 1) * 100 + 1" office:value-type="float" office:value="9601" calcext:value-type="float">
            <text:p>9601</text:p>
          </table:table-cell>
          <table:table-cell table:formula="of:=POWER([.B98];2)" office:value-type="float" office:value="92179201" calcext:value-type="float">
            <text:p>92179201</text:p>
          </table:table-cell>
          <table:table-cell table:formula="of:=[.B98]*LOG([.B98];2)" office:value-type="float" office:value="127011.33101763" calcext:value-type="float">
            <text:p>127011.33101763</text:p>
          </table:table-cell>
          <table:table-cell office:value-type="float" office:value="21864000" calcext:value-type="float">
            <text:p>2.19E+07</text:p>
          </table:table-cell>
          <table:table-cell office:value-type="float" office:value="1065860" calcext:value-type="float">
            <text:p>1.07E+06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table:formula="of:=([.Q98] + 1) * 100 + 1" office:value-type="float" office:value="9601" calcext:value-type="float">
            <text:p>9601</text:p>
          </table:table-cell>
          <table:table-cell table:style-name="ce1" office:value-type="float" office:value="21483400" calcext:value-type="float">
            <text:p>2.15E+07</text:p>
          </table:table-cell>
          <table:table-cell table:style-name="ce1" office:value-type="float" office:value="21604500" calcext:value-type="float">
            <text:p>2.16E+07</text:p>
          </table:table-cell>
          <table:table-cell table:style-name="ce1" office:value-type="float" office:value="21958300" calcext:value-type="float">
            <text:p>2.20E+07</text:p>
          </table:table-cell>
          <table:table-cell table:style-name="ce1" office:value-type="float" office:value="1137190" calcext:value-type="float">
            <text:p>1.14E+06</text:p>
          </table:table-cell>
          <table:table-cell table:style-name="ce1" office:value-type="float" office:value="1148800" calcext:value-type="float">
            <text:p>1.15E+06</text:p>
          </table:table-cell>
          <table:table-cell table:style-name="ce1" office:value-type="float" office:value="1165390" calcext:value-type="float">
            <text:p>1.17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99] + 1) * 100 + 1" office:value-type="float" office:value="9701" calcext:value-type="float">
            <text:p>9701</text:p>
          </table:table-cell>
          <table:table-cell table:formula="of:=POWER([.B99];2)" office:value-type="float" office:value="94109401" calcext:value-type="float">
            <text:p>94109401</text:p>
          </table:table-cell>
          <table:table-cell table:formula="of:=[.B99]*LOG([.B99];2)" office:value-type="float" office:value="128479.246148466" calcext:value-type="float">
            <text:p>128479.246148466</text:p>
          </table:table-cell>
          <table:table-cell office:value-type="float" office:value="22309400" calcext:value-type="float">
            <text:p>2.23E+07</text:p>
          </table:table-cell>
          <table:table-cell office:value-type="float" office:value="1090950" calcext:value-type="float">
            <text:p>1.09E+06</text:p>
          </table:table-cell>
          <table:table-cell table:number-columns-repeated="10"/>
          <table:table-cell office:value-type="float" office:value="96" calcext:value-type="float">
            <text:p>96</text:p>
          </table:table-cell>
          <table:table-cell table:formula="of:=([.Q99] + 1) * 100 + 1" office:value-type="float" office:value="9701" calcext:value-type="float">
            <text:p>9701</text:p>
          </table:table-cell>
          <table:table-cell table:style-name="ce1" office:value-type="float" office:value="21938400" calcext:value-type="float">
            <text:p>2.19E+07</text:p>
          </table:table-cell>
          <table:table-cell table:style-name="ce1" office:value-type="float" office:value="22105400" calcext:value-type="float">
            <text:p>2.21E+07</text:p>
          </table:table-cell>
          <table:table-cell table:style-name="ce1" office:value-type="float" office:value="22876800" calcext:value-type="float">
            <text:p>2.29E+07</text:p>
          </table:table-cell>
          <table:table-cell table:style-name="ce1" office:value-type="float" office:value="1146550" calcext:value-type="float">
            <text:p>1.15E+06</text:p>
          </table:table-cell>
          <table:table-cell table:style-name="ce1" office:value-type="float" office:value="1183450" calcext:value-type="float">
            <text:p>1.18E+06</text:p>
          </table:table-cell>
          <table:table-cell table:style-name="ce1" office:value-type="float" office:value="1261530" calcext:value-type="float">
            <text:p>1.26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100] + 1) * 100 + 1" office:value-type="float" office:value="9801" calcext:value-type="float">
            <text:p>9801</text:p>
          </table:table-cell>
          <table:table-cell table:formula="of:=POWER([.B100];2)" office:value-type="float" office:value="96059601" calcext:value-type="float">
            <text:p>96059601</text:p>
          </table:table-cell>
          <table:table-cell table:formula="of:=[.B100]*LOG([.B100];2)" office:value-type="float" office:value="129948.648466801" calcext:value-type="float">
            <text:p>129948.648466801</text:p>
          </table:table-cell>
          <table:table-cell office:value-type="float" office:value="22713800" calcext:value-type="float">
            <text:p>2.27E+07</text:p>
          </table:table-cell>
          <table:table-cell office:value-type="float" office:value="1069530" calcext:value-type="float">
            <text:p>1.07E+06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table:formula="of:=([.Q100] + 1) * 100 + 1" office:value-type="float" office:value="9801" calcext:value-type="float">
            <text:p>9801</text:p>
          </table:table-cell>
          <table:table-cell table:style-name="ce1" office:value-type="float" office:value="22419400" calcext:value-type="float">
            <text:p>2.24E+07</text:p>
          </table:table-cell>
          <table:table-cell table:style-name="ce1" office:value-type="float" office:value="22493300" calcext:value-type="float">
            <text:p>2.25E+07</text:p>
          </table:table-cell>
          <table:table-cell table:style-name="ce1" office:value-type="float" office:value="22681300" calcext:value-type="float">
            <text:p>2.27E+07</text:p>
          </table:table-cell>
          <table:table-cell table:style-name="ce1" office:value-type="float" office:value="1108330" calcext:value-type="float">
            <text:p>1.11E+06</text:p>
          </table:table-cell>
          <table:table-cell table:style-name="ce1" office:value-type="float" office:value="1116730" calcext:value-type="float">
            <text:p>1.12E+06</text:p>
          </table:table-cell>
          <table:table-cell table:style-name="ce1" office:value-type="float" office:value="1130090" calcext:value-type="float">
            <text:p>1.13E+06</text:p>
          </table:table-cell>
          <table:table-cell table:number-columns-repeated="7"/>
          <table:table-cell table:style-name="ce1"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101] + 1) * 100 + 1" office:value-type="float" office:value="9901" calcext:value-type="float">
            <text:p>9901</text:p>
          </table:table-cell>
          <table:table-cell table:formula="of:=POWER([.B101];2)" office:value-type="float" office:value="98029801" calcext:value-type="float">
            <text:p>98029801</text:p>
          </table:table-cell>
          <table:table-cell table:formula="of:=[.B101]*LOG([.B101];2)" office:value-type="float" office:value="131419.52279827" calcext:value-type="float">
            <text:p>131419.52279827</text:p>
          </table:table-cell>
          <table:table-cell office:value-type="float" office:value="23231700" calcext:value-type="float">
            <text:p>2.32E+07</text:p>
          </table:table-cell>
          <table:table-cell office:value-type="float" office:value="1046790" calcext:value-type="float">
            <text:p>1.05E+06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 table:formula="of:=([.Q101] + 1) * 100 + 1" office:value-type="float" office:value="9901" calcext:value-type="float">
            <text:p>9901</text:p>
          </table:table-cell>
          <table:table-cell table:style-name="ce1" office:value-type="float" office:value="22871600" calcext:value-type="float">
            <text:p>2.29E+07</text:p>
          </table:table-cell>
          <table:table-cell table:style-name="ce1" office:value-type="float" office:value="23628700" calcext:value-type="float">
            <text:p>2.36E+07</text:p>
          </table:table-cell>
          <table:table-cell table:style-name="ce1" office:value-type="float" office:value="29774100" calcext:value-type="float">
            <text:p>2.98E+07</text:p>
          </table:table-cell>
          <table:table-cell table:style-name="ce1" office:value-type="float" office:value="1124900" calcext:value-type="float">
            <text:p>1.12E+06</text:p>
          </table:table-cell>
          <table:table-cell table:style-name="ce1" office:value-type="float" office:value="1152500" calcext:value-type="float">
            <text:p>1.15E+06</text:p>
          </table:table-cell>
          <table:table-cell table:style-name="ce1" office:value-type="float" office:value="1207120" calcext:value-type="float">
            <text:p>1.21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102] + 1) * 100 + 1" office:value-type="float" office:value="10001" calcext:value-type="float">
            <text:p>10001</text:p>
          </table:table-cell>
          <table:table-cell table:formula="of:=POWER([.B102];2)" office:value-type="float" office:value="100020001" calcext:value-type="float">
            <text:p>100020001</text:p>
          </table:table-cell>
          <table:table-cell table:formula="of:=[.B102]*LOG([.B102];2)" office:value-type="float" office:value="132891.854275047" calcext:value-type="float">
            <text:p>132891.854275047</text:p>
          </table:table-cell>
          <table:table-cell office:value-type="float" office:value="23911000" calcext:value-type="float">
            <text:p>2.39E+07</text:p>
          </table:table-cell>
          <table:table-cell office:value-type="float" office:value="1261660" calcext:value-type="float">
            <text:p>1.26E+06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table:formula="of:=([.Q102] + 1) * 100 + 1" office:value-type="float" office:value="10001" calcext:value-type="float">
            <text:p>10001</text:p>
          </table:table-cell>
          <table:table-cell table:style-name="ce1" office:value-type="float" office:value="23329100" calcext:value-type="float">
            <text:p>2.33E+07</text:p>
          </table:table-cell>
          <table:table-cell table:style-name="ce1" office:value-type="float" office:value="23581000" calcext:value-type="float">
            <text:p>2.36E+07</text:p>
          </table:table-cell>
          <table:table-cell table:style-name="ce1" office:value-type="float" office:value="24343400" calcext:value-type="float">
            <text:p>2.43E+07</text:p>
          </table:table-cell>
          <table:table-cell table:style-name="ce1" office:value-type="float" office:value="1098830" calcext:value-type="float">
            <text:p>1.10E+06</text:p>
          </table:table-cell>
          <table:table-cell table:style-name="ce1" office:value-type="float" office:value="1112170" calcext:value-type="float">
            <text:p>1.11E+06</text:p>
          </table:table-cell>
          <table:table-cell table:style-name="ce1" office:value-type="float" office:value="1137990" calcext:value-type="float">
            <text:p>1.14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3] + 1) * 100 + 1" office:value-type="float" office:value="10101" calcext:value-type="float">
            <text:p>10101</text:p>
          </table:table-cell>
          <table:table-cell table:formula="of:=POWER([.B103];2)" office:value-type="float" office:value="102030201" calcext:value-type="float">
            <text:p>102030201</text:p>
          </table:table-cell>
          <table:table-cell table:formula="of:=[.B103]*LOG([.B103];2)" office:value-type="float" office:value="134365.628326649" calcext:value-type="float">
            <text:p>134365.628326649</text:p>
          </table:table-cell>
          <table:table-cell office:value-type="float" office:value="24593400" calcext:value-type="float">
            <text:p>2.46E+07</text:p>
          </table:table-cell>
          <table:table-cell office:value-type="float" office:value="1181450" calcext:value-type="float">
            <text:p>1.18E+06</text:p>
          </table:table-cell>
          <table:table-cell table:number-columns-repeated="25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104] + 1) * 100 + 1" office:value-type="float" office:value="10201" calcext:value-type="float">
            <text:p>10201</text:p>
          </table:table-cell>
          <table:table-cell table:formula="of:=POWER([.B104];2)" office:value-type="float" office:value="104060401" calcext:value-type="float">
            <text:p>104060401</text:p>
          </table:table-cell>
          <table:table-cell table:formula="of:=[.B104]*LOG([.B104];2)" office:value-type="float" office:value="135840.830671102" calcext:value-type="float">
            <text:p>135840.830671102</text:p>
          </table:table-cell>
          <table:table-cell office:value-type="float" office:value="24555100" calcext:value-type="float">
            <text:p>2.46E+07</text:p>
          </table:table-cell>
          <table:table-cell office:value-type="float" office:value="1259020" calcext:value-type="float">
            <text:p>1.26E+06</text:p>
          </table:table-cell>
          <table:table-cell table:number-columns-repeated="25"/>
          <table:table-cell table:style-name="ce1"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105] + 1) * 100 + 1" office:value-type="float" office:value="10301" calcext:value-type="float">
            <text:p>10301</text:p>
          </table:table-cell>
          <table:table-cell table:formula="of:=POWER([.B105];2)" office:value-type="float" office:value="106110601" calcext:value-type="float">
            <text:p>106110601</text:p>
          </table:table-cell>
          <table:table-cell table:formula="of:=[.B105]*LOG([.B105];2)" office:value-type="float" office:value="137317.447306456" calcext:value-type="float">
            <text:p>137317.447306456</text:p>
          </table:table-cell>
          <table:table-cell office:value-type="float" office:value="25365600" calcext:value-type="float">
            <text:p>2.54E+07</text:p>
          </table:table-cell>
          <table:table-cell office:value-type="float" office:value="1197400" calcext:value-type="float">
            <text:p>1.20E+06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A106] + 1) * 100 + 1" office:value-type="float" office:value="10401" calcext:value-type="float">
            <text:p>10401</text:p>
          </table:table-cell>
          <table:table-cell table:formula="of:=POWER([.B106];2)" office:value-type="float" office:value="108180801" calcext:value-type="float">
            <text:p>108180801</text:p>
          </table:table-cell>
          <table:table-cell table:formula="of:=[.B106]*LOG([.B106];2)" office:value-type="float" office:value="138795.464502631" calcext:value-type="float">
            <text:p>138795.464502631</text:p>
          </table:table-cell>
          <table:table-cell office:value-type="float" office:value="25756900" calcext:value-type="float">
            <text:p>2.58E+07</text:p>
          </table:table-cell>
          <table:table-cell office:value-type="float" office:value="1211170" calcext:value-type="float">
            <text:p>1.21E+06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107] + 1) * 100 + 1" office:value-type="float" office:value="10501" calcext:value-type="float">
            <text:p>10501</text:p>
          </table:table-cell>
          <table:table-cell table:formula="of:=POWER([.B107];2)" office:value-type="float" office:value="110271001" calcext:value-type="float">
            <text:p>110271001</text:p>
          </table:table-cell>
          <table:table-cell table:formula="of:=[.B107]*LOG([.B107];2)" office:value-type="float" office:value="140274.868793575" calcext:value-type="float">
            <text:p>140274.868793575</text:p>
          </table:table-cell>
          <table:table-cell office:value-type="float" office:value="26317400" calcext:value-type="float">
            <text:p>2.63E+07</text:p>
          </table:table-cell>
          <table:table-cell office:value-type="float" office:value="1189950" calcext:value-type="float">
            <text:p>1.19E+06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08] + 1) * 100 + 1" office:value-type="float" office:value="10601" calcext:value-type="float">
            <text:p>10601</text:p>
          </table:table-cell>
          <table:table-cell table:formula="of:=POWER([.B108];2)" office:value-type="float" office:value="112381201" calcext:value-type="float">
            <text:p>112381201</text:p>
          </table:table-cell>
          <table:table-cell table:formula="of:=[.B108]*LOG([.B108];2)" office:value-type="float" office:value="141755.646969717" calcext:value-type="float">
            <text:p>141755.646969717</text:p>
          </table:table-cell>
          <table:table-cell office:value-type="float" office:value="26985800" calcext:value-type="float">
            <text:p>2.70E+07</text:p>
          </table:table-cell>
          <table:table-cell office:value-type="float" office:value="1203100" calcext:value-type="float">
            <text:p>1.20E+06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109] + 1) * 100 + 1" office:value-type="float" office:value="10701" calcext:value-type="float">
            <text:p>10701</text:p>
          </table:table-cell>
          <table:table-cell table:formula="of:=POWER([.B109];2)" office:value-type="float" office:value="114511401" calcext:value-type="float">
            <text:p>114511401</text:p>
          </table:table-cell>
          <table:table-cell table:formula="of:=[.B109]*LOG([.B109];2)" office:value-type="float" office:value="143237.786070712" calcext:value-type="float">
            <text:p>143237.786070712</text:p>
          </table:table-cell>
          <table:table-cell office:value-type="float" office:value="27484400" calcext:value-type="float">
            <text:p>2.75E+07</text:p>
          </table:table-cell>
          <table:table-cell office:value-type="float" office:value="1311850" calcext:value-type="float">
            <text:p>1.31E+06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110] + 1) * 100 + 1" office:value-type="float" office:value="10801" calcext:value-type="float">
            <text:p>10801</text:p>
          </table:table-cell>
          <table:table-cell table:formula="of:=POWER([.B110];2)" office:value-type="float" office:value="116661601" calcext:value-type="float">
            <text:p>116661601</text:p>
          </table:table-cell>
          <table:table-cell table:formula="of:=[.B110]*LOG([.B110];2)" office:value-type="float" office:value="144721.273378455" calcext:value-type="float">
            <text:p>144721.273378455</text:p>
          </table:table-cell>
          <table:table-cell office:value-type="float" office:value="28457600" calcext:value-type="float">
            <text:p>2.85E+07</text:p>
          </table:table-cell>
          <table:table-cell office:value-type="float" office:value="1352380" calcext:value-type="float">
            <text:p>1.35E+06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11] + 1) * 100 + 1" office:value-type="float" office:value="10901" calcext:value-type="float">
            <text:p>10901</text:p>
          </table:table-cell>
          <table:table-cell table:formula="of:=POWER([.B111];2)" office:value-type="float" office:value="118831801" calcext:value-type="float">
            <text:p>118831801</text:p>
          </table:table-cell>
          <table:table-cell table:formula="of:=[.B111]*LOG([.B111];2)" office:value-type="float" office:value="146206.096410345" calcext:value-type="float">
            <text:p>146206.096410345</text:p>
          </table:table-cell>
          <table:table-cell office:value-type="float" office:value="29501500" calcext:value-type="float">
            <text:p>2.95E+07</text:p>
          </table:table-cell>
          <table:table-cell office:value-type="float" office:value="1338100" calcext:value-type="float">
            <text:p>1.34E+06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A112] + 1) * 100 + 1" office:value-type="float" office:value="11001" calcext:value-type="float">
            <text:p>11001</text:p>
          </table:table-cell>
          <table:table-cell table:formula="of:=POWER([.B112];2)" office:value-type="float" office:value="121022001" calcext:value-type="float">
            <text:p>121022001</text:p>
          </table:table-cell>
          <table:table-cell table:formula="of:=[.B112]*LOG([.B112];2)" office:value-type="float" office:value="147692.242912812" calcext:value-type="float">
            <text:p>147692.242912812</text:p>
          </table:table-cell>
          <table:table-cell office:value-type="float" office:value="30177500" calcext:value-type="float">
            <text:p>3.02E+07</text:p>
          </table:table-cell>
          <table:table-cell office:value-type="float" office:value="1400100" calcext:value-type="float">
            <text:p>1.40E+06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13] + 1) * 100 + 1" office:value-type="float" office:value="11101" calcext:value-type="float">
            <text:p>11101</text:p>
          </table:table-cell>
          <table:table-cell table:formula="of:=POWER([.B113];2)" office:value-type="float" office:value="123232201" calcext:value-type="float">
            <text:p>123232201</text:p>
          </table:table-cell>
          <table:table-cell table:formula="of:=[.B113]*LOG([.B113];2)" office:value-type="float" office:value="149179.700855067" calcext:value-type="float">
            <text:p>149179.700855067</text:p>
          </table:table-cell>
          <table:table-cell office:value-type="float" office:value="30860700" calcext:value-type="float">
            <text:p>3.09E+07</text:p>
          </table:table-cell>
          <table:table-cell office:value-type="float" office:value="1394320" calcext:value-type="float">
            <text:p>1.39E+06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14] + 1) * 100 + 1" office:value-type="float" office:value="11201" calcext:value-type="float">
            <text:p>11201</text:p>
          </table:table-cell>
          <table:table-cell table:formula="of:=POWER([.B114];2)" office:value-type="float" office:value="125462401" calcext:value-type="float">
            <text:p>125462401</text:p>
          </table:table-cell>
          <table:table-cell table:formula="of:=[.B114]*LOG([.B114];2)" office:value-type="float" office:value="150668.458423079" calcext:value-type="float">
            <text:p>150668.458423079</text:p>
          </table:table-cell>
          <table:table-cell office:value-type="float" office:value="31404900" calcext:value-type="float">
            <text:p>3.14E+07</text:p>
          </table:table-cell>
          <table:table-cell office:value-type="float" office:value="1470040" calcext:value-type="float">
            <text:p>1.47E+06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15] + 1) * 100 + 1" office:value-type="float" office:value="11301" calcext:value-type="float">
            <text:p>11301</text:p>
          </table:table-cell>
          <table:table-cell table:formula="of:=POWER([.B115];2)" office:value-type="float" office:value="127712601" calcext:value-type="float">
            <text:p>127712601</text:p>
          </table:table-cell>
          <table:table-cell table:formula="of:=[.B115]*LOG([.B115];2)" office:value-type="float" office:value="152158.504013773" calcext:value-type="float">
            <text:p>152158.504013773</text:p>
          </table:table-cell>
          <table:table-cell office:value-type="float" office:value="31407200" calcext:value-type="float">
            <text:p>3.14E+07</text:p>
          </table:table-cell>
          <table:table-cell office:value-type="float" office:value="1516180" calcext:value-type="float">
            <text:p>1.52E+06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116] + 1) * 100 + 1" office:value-type="float" office:value="11401" calcext:value-type="float">
            <text:p>11401</text:p>
          </table:table-cell>
          <table:table-cell table:formula="of:=POWER([.B116];2)" office:value-type="float" office:value="129982801" calcext:value-type="float">
            <text:p>129982801</text:p>
          </table:table-cell>
          <table:table-cell table:formula="of:=[.B116]*LOG([.B116];2)" office:value-type="float" office:value="153649.826229429" calcext:value-type="float">
            <text:p>153649.826229429</text:p>
          </table:table-cell>
          <table:table-cell office:value-type="float" office:value="31799500" calcext:value-type="float">
            <text:p>3.18E+07</text:p>
          </table:table-cell>
          <table:table-cell office:value-type="float" office:value="1512130" calcext:value-type="float">
            <text:p>1.51E+06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A117] + 1) * 100 + 1" office:value-type="float" office:value="11501" calcext:value-type="float">
            <text:p>11501</text:p>
          </table:table-cell>
          <table:table-cell table:formula="of:=POWER([.B117];2)" office:value-type="float" office:value="132273001" calcext:value-type="float">
            <text:p>132273001</text:p>
          </table:table-cell>
          <table:table-cell table:formula="of:=[.B117]*LOG([.B117];2)" office:value-type="float" office:value="155142.413872275" calcext:value-type="float">
            <text:p>155142.413872275</text:p>
          </table:table-cell>
          <table:table-cell office:value-type="float" office:value="32226600" calcext:value-type="float">
            <text:p>3.22E+07</text:p>
          </table:table-cell>
          <table:table-cell office:value-type="float" office:value="1588550" calcext:value-type="float">
            <text:p>1.59E+06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18] + 1) * 100 + 1" office:value-type="float" office:value="11601" calcext:value-type="float">
            <text:p>11601</text:p>
          </table:table-cell>
          <table:table-cell table:formula="of:=POWER([.B118];2)" office:value-type="float" office:value="134583201" calcext:value-type="float">
            <text:p>134583201</text:p>
          </table:table-cell>
          <table:table-cell table:formula="of:=[.B118]*LOG([.B118];2)" office:value-type="float" office:value="156636.255939276" calcext:value-type="float">
            <text:p>156636.255939276</text:p>
          </table:table-cell>
          <table:table-cell office:value-type="float" office:value="32649100" calcext:value-type="float">
            <text:p>3.26E+07</text:p>
          </table:table-cell>
          <table:table-cell office:value-type="float" office:value="1348810" calcext:value-type="float">
            <text:p>1.35E+06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19] + 1) * 100 + 1" office:value-type="float" office:value="11701" calcext:value-type="float">
            <text:p>11701</text:p>
          </table:table-cell>
          <table:table-cell table:formula="of:=POWER([.B119];2)" office:value-type="float" office:value="136913401" calcext:value-type="float">
            <text:p>136913401</text:p>
          </table:table-cell>
          <table:table-cell table:formula="of:=[.B119]*LOG([.B119];2)" office:value-type="float" office:value="158131.341617092" calcext:value-type="float">
            <text:p>158131.341617092</text:p>
          </table:table-cell>
          <table:table-cell office:value-type="float" office:value="32879000" calcext:value-type="float">
            <text:p>3.29E+07</text:p>
          </table:table-cell>
          <table:table-cell office:value-type="float" office:value="1417340" calcext:value-type="float">
            <text:p>1.42E+06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120] + 1) * 100 + 1" office:value-type="float" office:value="11801" calcext:value-type="float">
            <text:p>11801</text:p>
          </table:table-cell>
          <table:table-cell table:formula="of:=POWER([.B120];2)" office:value-type="float" office:value="139263601" calcext:value-type="float">
            <text:p>139263601</text:p>
          </table:table-cell>
          <table:table-cell table:formula="of:=[.B120]*LOG([.B120];2)" office:value-type="float" office:value="159627.660277221" calcext:value-type="float">
            <text:p>159627.660277221</text:p>
          </table:table-cell>
          <table:table-cell office:value-type="float" office:value="33431900" calcext:value-type="float">
            <text:p>3.34E+07</text:p>
          </table:table-cell>
          <table:table-cell office:value-type="float" office:value="1418200" calcext:value-type="float">
            <text:p>1.42E+06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121] + 1) * 100 + 1" office:value-type="float" office:value="11901" calcext:value-type="float">
            <text:p>11901</text:p>
          </table:table-cell>
          <table:table-cell table:formula="of:=POWER([.B121];2)" office:value-type="float" office:value="141633801" calcext:value-type="float">
            <text:p>141633801</text:p>
          </table:table-cell>
          <table:table-cell table:formula="of:=[.B121]*LOG([.B121];2)" office:value-type="float" office:value="161125.201471293" calcext:value-type="float">
            <text:p>161125.201471293</text:p>
          </table:table-cell>
          <table:table-cell office:value-type="float" office:value="33777800" calcext:value-type="float">
            <text:p>3.38E+07</text:p>
          </table:table-cell>
          <table:table-cell office:value-type="float" office:value="1438260" calcext:value-type="float">
            <text:p>1.44E+06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122] + 1) * 100 + 1" office:value-type="float" office:value="12001" calcext:value-type="float">
            <text:p>12001</text:p>
          </table:table-cell>
          <table:table-cell table:formula="of:=POWER([.B122];2)" office:value-type="float" office:value="144024001" calcext:value-type="float">
            <text:p>144024001</text:p>
          </table:table-cell>
          <table:table-cell table:formula="of:=[.B122]*LOG([.B122];2)" office:value-type="float" office:value="162623.954926536" calcext:value-type="float">
            <text:p>162623.954926536</text:p>
          </table:table-cell>
          <table:table-cell office:value-type="float" office:value="34771500" calcext:value-type="float">
            <text:p>3.48E+07</text:p>
          </table:table-cell>
          <table:table-cell office:value-type="float" office:value="1695920" calcext:value-type="float">
            <text:p>1.70E+06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23] + 1) * 100 + 1" office:value-type="float" office:value="12101" calcext:value-type="float">
            <text:p>12101</text:p>
          </table:table-cell>
          <table:table-cell table:formula="of:=POWER([.B123];2)" office:value-type="float" office:value="146434201" calcext:value-type="float">
            <text:p>146434201</text:p>
          </table:table-cell>
          <table:table-cell table:formula="of:=[.B123]*LOG([.B123];2)" office:value-type="float" office:value="164123.910541379" calcext:value-type="float">
            <text:p>164123.910541379</text:p>
          </table:table-cell>
          <table:table-cell office:value-type="float" office:value="35937700" calcext:value-type="float">
            <text:p>3.59E+07</text:p>
          </table:table-cell>
          <table:table-cell office:value-type="float" office:value="1556910" calcext:value-type="float">
            <text:p>1.56E+0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24] + 1) * 100 + 1" office:value-type="float" office:value="12201" calcext:value-type="float">
            <text:p>12201</text:p>
          </table:table-cell>
          <table:table-cell table:formula="of:=POWER([.B124];2)" office:value-type="float" office:value="148864401" calcext:value-type="float">
            <text:p>148864401</text:p>
          </table:table-cell>
          <table:table-cell table:formula="of:=[.B124]*LOG([.B124];2)" office:value-type="float" office:value="165625.058381212" calcext:value-type="float">
            <text:p>165625.058381212</text:p>
          </table:table-cell>
          <table:table-cell office:value-type="float" office:value="36844700" calcext:value-type="float">
            <text:p>3.68E+07</text:p>
          </table:table-cell>
          <table:table-cell office:value-type="float" office:value="1456450" calcext:value-type="float">
            <text:p>1.46E+06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25] + 1) * 100 + 1" office:value-type="float" office:value="12301" calcext:value-type="float">
            <text:p>12301</text:p>
          </table:table-cell>
          <table:table-cell table:formula="of:=POWER([.B125];2)" office:value-type="float" office:value="151314601" calcext:value-type="float">
            <text:p>151314601</text:p>
          </table:table-cell>
          <table:table-cell table:formula="of:=[.B125]*LOG([.B125];2)" office:value-type="float" office:value="167127.388674282" calcext:value-type="float">
            <text:p>167127.388674282</text:p>
          </table:table-cell>
          <table:table-cell office:value-type="float" office:value="37477800" calcext:value-type="float">
            <text:p>3.75E+07</text:p>
          </table:table-cell>
          <table:table-cell office:value-type="float" office:value="1526930" calcext:value-type="float">
            <text:p>1.53E+06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126] + 1) * 100 + 1" office:value-type="float" office:value="12401" calcext:value-type="float">
            <text:p>12401</text:p>
          </table:table-cell>
          <table:table-cell table:formula="of:=POWER([.B126];2)" office:value-type="float" office:value="153784801" calcext:value-type="float">
            <text:p>153784801</text:p>
          </table:table-cell>
          <table:table-cell table:formula="of:=[.B126]*LOG([.B126];2)" office:value-type="float" office:value="168630.891807717" calcext:value-type="float">
            <text:p>168630.891807717</text:p>
          </table:table-cell>
          <table:table-cell office:value-type="float" office:value="37983500" calcext:value-type="float">
            <text:p>3.80E+07</text:p>
          </table:table-cell>
          <table:table-cell office:value-type="float" office:value="1662870" calcext:value-type="float">
            <text:p>1.66E+06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27] + 1) * 100 + 1" office:value-type="float" office:value="12501" calcext:value-type="float">
            <text:p>12501</text:p>
          </table:table-cell>
          <table:table-cell table:formula="of:=POWER([.B127];2)" office:value-type="float" office:value="156275001" calcext:value-type="float">
            <text:p>156275001</text:p>
          </table:table-cell>
          <table:table-cell table:formula="of:=[.B127]*LOG([.B127];2)" office:value-type="float" office:value="170135.558323682" calcext:value-type="float">
            <text:p>170135.558323682</text:p>
          </table:table-cell>
          <table:table-cell office:value-type="float" office:value="38853300" calcext:value-type="float">
            <text:p>3.89E+07</text:p>
          </table:table-cell>
          <table:table-cell office:value-type="float" office:value="1614240" calcext:value-type="float">
            <text:p>1.61E+0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28] + 1) * 100 + 1" office:value-type="float" office:value="12601" calcext:value-type="float">
            <text:p>12601</text:p>
          </table:table-cell>
          <table:table-cell table:formula="of:=POWER([.B128];2)" office:value-type="float" office:value="158785201" calcext:value-type="float">
            <text:p>158785201</text:p>
          </table:table-cell>
          <table:table-cell table:formula="of:=[.B128]*LOG([.B128];2)" office:value-type="float" office:value="171641.378915663" calcext:value-type="float">
            <text:p>171641.378915663</text:p>
          </table:table-cell>
          <table:table-cell office:value-type="float" office:value="39542900" calcext:value-type="float">
            <text:p>3.95E+07</text:p>
          </table:table-cell>
          <table:table-cell office:value-type="float" office:value="1685980" calcext:value-type="float">
            <text:p>1.69E+06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29] + 1) * 100 + 1" office:value-type="float" office:value="12701" calcext:value-type="float">
            <text:p>12701</text:p>
          </table:table-cell>
          <table:table-cell table:formula="of:=POWER([.B129];2)" office:value-type="float" office:value="161315401" calcext:value-type="float">
            <text:p>161315401</text:p>
          </table:table-cell>
          <table:table-cell table:formula="of:=[.B129]*LOG([.B129];2)" office:value-type="float" office:value="173148.34442486" calcext:value-type="float">
            <text:p>173148.34442486</text:p>
          </table:table-cell>
          <table:table-cell office:value-type="float" office:value="40627200" calcext:value-type="float">
            <text:p>4.06E+07</text:p>
          </table:table-cell>
          <table:table-cell office:value-type="float" office:value="1628770" calcext:value-type="float">
            <text:p>1.63E+06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130] + 1) * 100 + 1" office:value-type="float" office:value="12801" calcext:value-type="float">
            <text:p>12801</text:p>
          </table:table-cell>
          <table:table-cell table:formula="of:=POWER([.B130];2)" office:value-type="float" office:value="163865601" calcext:value-type="float">
            <text:p>163865601</text:p>
          </table:table-cell>
          <table:table-cell table:formula="of:=[.B130]*LOG([.B130];2)" office:value-type="float" office:value="174656.445836701" calcext:value-type="float">
            <text:p>174656.445836701</text:p>
          </table:table-cell>
          <table:table-cell office:value-type="float" office:value="41171600" calcext:value-type="float">
            <text:p>4.12E+07</text:p>
          </table:table-cell>
          <table:table-cell office:value-type="float" office:value="1799560" calcext:value-type="float">
            <text:p>1.80E+06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131] + 1) * 100 + 1" office:value-type="float" office:value="12901" calcext:value-type="float">
            <text:p>12901</text:p>
          </table:table-cell>
          <table:table-cell table:formula="of:=POWER([.B131];2)" office:value-type="float" office:value="166435801" calcext:value-type="float">
            <text:p>166435801</text:p>
          </table:table-cell>
          <table:table-cell table:formula="of:=[.B131]*LOG([.B131];2)" office:value-type="float" office:value="176165.674277457" calcext:value-type="float">
            <text:p>176165.674277457</text:p>
          </table:table-cell>
          <table:table-cell office:value-type="float" office:value="40614500" calcext:value-type="float">
            <text:p>4.06E+07</text:p>
          </table:table-cell>
          <table:table-cell office:value-type="float" office:value="1691000" calcext:value-type="float">
            <text:p>1.69E+06</text:p>
          </table:table-cell>
          <table:table-cell table:number-columns-repeated="3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32] + 1) * 100 + 1" office:value-type="float" office:value="13001" calcext:value-type="float">
            <text:p>13001</text:p>
          </table:table-cell>
          <table:table-cell table:formula="of:=POWER([.B132];2)" office:value-type="float" office:value="169026001" calcext:value-type="float">
            <text:p>169026001</text:p>
          </table:table-cell>
          <table:table-cell table:formula="of:=[.B132]*LOG([.B132];2)" office:value-type="float" office:value="177676.021010972" calcext:value-type="float">
            <text:p>177676.021010972</text:p>
          </table:table-cell>
          <table:table-cell office:value-type="float" office:value="41573000" calcext:value-type="float">
            <text:p>4.16E+07</text:p>
          </table:table-cell>
          <table:table-cell office:value-type="float" office:value="1644660" calcext:value-type="float">
            <text:p>1.64E+06</text:p>
          </table:table-cell>
          <table:table-cell table:number-columns-repeated="3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133] + 1) * 100 + 1" office:value-type="float" office:value="13101" calcext:value-type="float">
            <text:p>13101</text:p>
          </table:table-cell>
          <table:table-cell table:formula="of:=POWER([.B133];2)" office:value-type="float" office:value="171636201" calcext:value-type="float">
            <text:p>171636201</text:p>
          </table:table-cell>
          <table:table-cell table:formula="of:=[.B133]*LOG([.B133];2)" office:value-type="float" office:value="179187.477435485" calcext:value-type="float">
            <text:p>179187.477435485</text:p>
          </table:table-cell>
          <table:table-cell office:value-type="float" office:value="41154300" calcext:value-type="float">
            <text:p>4.12E+07</text:p>
          </table:table-cell>
          <table:table-cell office:value-type="float" office:value="1736130" calcext:value-type="float">
            <text:p>1.74E+06</text:p>
          </table:table-cell>
          <table:table-cell table:number-columns-repeated="3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A134] + 1) * 100 + 1" office:value-type="float" office:value="13201" calcext:value-type="float">
            <text:p>13201</text:p>
          </table:table-cell>
          <table:table-cell table:formula="of:=POWER([.B134];2)" office:value-type="float" office:value="174266401" calcext:value-type="float">
            <text:p>174266401</text:p>
          </table:table-cell>
          <table:table-cell table:formula="of:=[.B134]*LOG([.B134];2)" office:value-type="float" office:value="180700.035080554" calcext:value-type="float">
            <text:p>180700.035080554</text:p>
          </table:table-cell>
          <table:table-cell office:value-type="float" office:value="41618300" calcext:value-type="float">
            <text:p>4.16E+07</text:p>
          </table:table-cell>
          <table:table-cell office:value-type="float" office:value="1593260" calcext:value-type="float">
            <text:p>1.59E+06</text:p>
          </table:table-cell>
          <table:table-cell table:number-columns-repeated="3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A135] + 1) * 100 + 1" office:value-type="float" office:value="13301" calcext:value-type="float">
            <text:p>13301</text:p>
          </table:table-cell>
          <table:table-cell table:formula="of:=POWER([.B135];2)" office:value-type="float" office:value="176916601" calcext:value-type="float">
            <text:p>176916601</text:p>
          </table:table-cell>
          <table:table-cell table:formula="of:=[.B135]*LOG([.B135];2)" office:value-type="float" office:value="182213.685604071" calcext:value-type="float">
            <text:p>182213.685604071</text:p>
          </table:table-cell>
          <table:table-cell office:value-type="float" office:value="41914900" calcext:value-type="float">
            <text:p>4.19E+07</text:p>
          </table:table-cell>
          <table:table-cell office:value-type="float" office:value="1650320" calcext:value-type="float">
            <text:p>1.65E+06</text:p>
          </table:table-cell>
          <table:table-cell table:number-columns-repeated="3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A136] + 1) * 100 + 1" office:value-type="float" office:value="13401" calcext:value-type="float">
            <text:p>13401</text:p>
          </table:table-cell>
          <table:table-cell table:formula="of:=POWER([.B136];2)" office:value-type="float" office:value="179586801" calcext:value-type="float">
            <text:p>179586801</text:p>
          </table:table-cell>
          <table:table-cell table:formula="of:=[.B136]*LOG([.B136];2)" office:value-type="float" office:value="183728.420789367" calcext:value-type="float">
            <text:p>183728.420789367</text:p>
          </table:table-cell>
          <table:table-cell office:value-type="float" office:value="42879900" calcext:value-type="float">
            <text:p>4.29E+07</text:p>
          </table:table-cell>
          <table:table-cell office:value-type="float" office:value="1613880" calcext:value-type="float">
            <text:p>1.61E+06</text:p>
          </table:table-cell>
          <table:table-cell table:number-columns-repeated="3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A137] + 1) * 100 + 1" office:value-type="float" office:value="13501" calcext:value-type="float">
            <text:p>13501</text:p>
          </table:table-cell>
          <table:table-cell table:formula="of:=POWER([.B137];2)" office:value-type="float" office:value="182277001" calcext:value-type="float">
            <text:p>182277001</text:p>
          </table:table-cell>
          <table:table-cell table:formula="of:=[.B137]*LOG([.B137];2)" office:value-type="float" office:value="185244.232542405" calcext:value-type="float">
            <text:p>185244.232542405</text:p>
          </table:table-cell>
          <table:table-cell office:value-type="float" office:value="44216400" calcext:value-type="float">
            <text:p>4.42E+07</text:p>
          </table:table-cell>
          <table:table-cell office:value-type="float" office:value="1626520" calcext:value-type="float">
            <text:p>1.63E+06</text:p>
          </table:table-cell>
          <table:table-cell table:number-columns-repeated="3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A138] + 1) * 100 + 1" office:value-type="float" office:value="13601" calcext:value-type="float">
            <text:p>13601</text:p>
          </table:table-cell>
          <table:table-cell table:formula="of:=POWER([.B138];2)" office:value-type="float" office:value="184987201" calcext:value-type="float">
            <text:p>184987201</text:p>
          </table:table-cell>
          <table:table-cell table:formula="of:=[.B138]*LOG([.B138];2)" office:value-type="float" office:value="186761.112889052" calcext:value-type="float">
            <text:p>186761.112889052</text:p>
          </table:table-cell>
          <table:table-cell office:value-type="float" office:value="44433300" calcext:value-type="float">
            <text:p>4.44E+07</text:p>
          </table:table-cell>
          <table:table-cell office:value-type="float" office:value="1659430" calcext:value-type="float">
            <text:p>1.66E+06</text:p>
          </table:table-cell>
          <table:table-cell table:number-columns-repeated="3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39] + 1) * 100 + 1" office:value-type="float" office:value="13701" calcext:value-type="float">
            <text:p>13701</text:p>
          </table:table-cell>
          <table:table-cell table:formula="of:=POWER([.B139];2)" office:value-type="float" office:value="187717401" calcext:value-type="float">
            <text:p>187717401</text:p>
          </table:table-cell>
          <table:table-cell table:formula="of:=[.B139]*LOG([.B139];2)" office:value-type="float" office:value="188279.053972438" calcext:value-type="float">
            <text:p>188279.053972438</text:p>
          </table:table-cell>
          <table:table-cell office:value-type="float" office:value="46781100" calcext:value-type="float">
            <text:p>4.68E+07</text:p>
          </table:table-cell>
          <table:table-cell office:value-type="float" office:value="1739540" calcext:value-type="float">
            <text:p>1.74E+06</text:p>
          </table:table-cell>
          <table:table-cell table:number-columns-repeated="3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A140] + 1) * 100 + 1" office:value-type="float" office:value="13801" calcext:value-type="float">
            <text:p>13801</text:p>
          </table:table-cell>
          <table:table-cell table:formula="of:=POWER([.B140];2)" office:value-type="float" office:value="190467601" calcext:value-type="float">
            <text:p>190467601</text:p>
          </table:table-cell>
          <table:table-cell table:formula="of:=[.B140]*LOG([.B140];2)" office:value-type="float" office:value="189798.048050388" calcext:value-type="float">
            <text:p>189798.048050388</text:p>
          </table:table-cell>
          <table:table-cell office:value-type="float" office:value="47408400" calcext:value-type="float">
            <text:p>4.74E+07</text:p>
          </table:table-cell>
          <table:table-cell office:value-type="float" office:value="1851730" calcext:value-type="float">
            <text:p>1.85E+06</text:p>
          </table:table-cell>
          <table:table-cell table:number-columns-repeated="3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A141] + 1) * 100 + 1" office:value-type="float" office:value="13901" calcext:value-type="float">
            <text:p>13901</text:p>
          </table:table-cell>
          <table:table-cell table:formula="of:=POWER([.B141];2)" office:value-type="float" office:value="193237801" calcext:value-type="float">
            <text:p>193237801</text:p>
          </table:table-cell>
          <table:table-cell table:formula="of:=[.B141]*LOG([.B141];2)" office:value-type="float" office:value="191318.087492923" calcext:value-type="float">
            <text:p>191318.087492923</text:p>
          </table:table-cell>
          <table:table-cell office:value-type="float" office:value="48229400" calcext:value-type="float">
            <text:p>4.82E+07</text:p>
          </table:table-cell>
          <table:table-cell office:value-type="float" office:value="1867840" calcext:value-type="float">
            <text:p>1.87E+06</text:p>
          </table:table-cell>
          <table:table-cell table:number-columns-repeated="3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A142] + 1) * 100 + 1" office:value-type="float" office:value="14001" calcext:value-type="float">
            <text:p>14001</text:p>
          </table:table-cell>
          <table:table-cell table:formula="of:=POWER([.B142];2)" office:value-type="float" office:value="196028001" calcext:value-type="float">
            <text:p>196028001</text:p>
          </table:table-cell>
          <table:table-cell table:formula="of:=[.B142]*LOG([.B142];2)" office:value-type="float" office:value="192839.164779847" calcext:value-type="float">
            <text:p>192839.164779847</text:p>
          </table:table-cell>
          <table:table-cell office:value-type="float" office:value="49181800" calcext:value-type="float">
            <text:p>4.92E+07</text:p>
          </table:table-cell>
          <table:table-cell office:value-type="float" office:value="1807410" calcext:value-type="float">
            <text:p>1.81E+06</text:p>
          </table:table-cell>
          <table:table-cell table:number-columns-repeated="3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143] + 1) * 100 + 1" office:value-type="float" office:value="14101" calcext:value-type="float">
            <text:p>14101</text:p>
          </table:table-cell>
          <table:table-cell table:formula="of:=POWER([.B143];2)" office:value-type="float" office:value="198838201" calcext:value-type="float">
            <text:p>198838201</text:p>
          </table:table-cell>
          <table:table-cell table:formula="of:=[.B143]*LOG([.B143];2)" office:value-type="float" office:value="194361.272498388" calcext:value-type="float">
            <text:p>194361.272498388</text:p>
          </table:table-cell>
          <table:table-cell office:value-type="float" office:value="50421900" calcext:value-type="float">
            <text:p>5.04E+07</text:p>
          </table:table-cell>
          <table:table-cell office:value-type="float" office:value="1794570" calcext:value-type="float">
            <text:p>1.79E+06</text:p>
          </table:table-cell>
          <table:table-cell table:number-columns-repeated="3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A144] + 1) * 100 + 1" office:value-type="float" office:value="14201" calcext:value-type="float">
            <text:p>14201</text:p>
          </table:table-cell>
          <table:table-cell table:formula="of:=POWER([.B144];2)" office:value-type="float" office:value="201668401" calcext:value-type="float">
            <text:p>201668401</text:p>
          </table:table-cell>
          <table:table-cell table:formula="of:=[.B144]*LOG([.B144];2)" office:value-type="float" office:value="195884.403340916" calcext:value-type="float">
            <text:p>195884.403340916</text:p>
          </table:table-cell>
          <table:table-cell office:value-type="float" office:value="50202000" calcext:value-type="float">
            <text:p>5.02E+07</text:p>
          </table:table-cell>
          <table:table-cell office:value-type="float" office:value="1991360" calcext:value-type="float">
            <text:p>1.99E+06</text:p>
          </table:table-cell>
          <table:table-cell table:number-columns-repeated="3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A145] + 1) * 100 + 1" office:value-type="float" office:value="14301" calcext:value-type="float">
            <text:p>14301</text:p>
          </table:table-cell>
          <table:table-cell table:formula="of:=POWER([.B145];2)" office:value-type="float" office:value="204518601" calcext:value-type="float">
            <text:p>204518601</text:p>
          </table:table-cell>
          <table:table-cell table:formula="of:=[.B145]*LOG([.B145];2)" office:value-type="float" office:value="197408.55010272" calcext:value-type="float">
            <text:p>197408.55010272</text:p>
          </table:table-cell>
          <table:table-cell office:value-type="float" office:value="49872900" calcext:value-type="float">
            <text:p>4.99E+07</text:p>
          </table:table-cell>
          <table:table-cell office:value-type="float" office:value="1891480" calcext:value-type="float">
            <text:p>1.89E+06</text:p>
          </table:table-cell>
          <table:table-cell table:number-columns-repeated="3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A146] + 1) * 100 + 1" office:value-type="float" office:value="14401" calcext:value-type="float">
            <text:p>14401</text:p>
          </table:table-cell>
          <table:table-cell table:formula="of:=POWER([.B146];2)" office:value-type="float" office:value="207388801" calcext:value-type="float">
            <text:p>207388801</text:p>
          </table:table-cell>
          <table:table-cell table:formula="of:=[.B146]*LOG([.B146];2)" office:value-type="float" office:value="198933.70567985" calcext:value-type="float">
            <text:p>198933.70567985</text:p>
          </table:table-cell>
          <table:table-cell office:value-type="float" office:value="51071000" calcext:value-type="float">
            <text:p>5.11E+07</text:p>
          </table:table-cell>
          <table:table-cell office:value-type="float" office:value="1802330" calcext:value-type="float">
            <text:p>1.80E+06</text:p>
          </table:table-cell>
          <table:table-cell table:number-columns-repeated="3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147] + 1) * 100 + 1" office:value-type="float" office:value="14501" calcext:value-type="float">
            <text:p>14501</text:p>
          </table:table-cell>
          <table:table-cell table:formula="of:=POWER([.B147];2)" office:value-type="float" office:value="210279001" calcext:value-type="float">
            <text:p>210279001</text:p>
          </table:table-cell>
          <table:table-cell table:formula="of:=[.B147]*LOG([.B147];2)" office:value-type="float" office:value="200459.863067018" calcext:value-type="float">
            <text:p>200459.863067018</text:p>
          </table:table-cell>
          <table:table-cell office:value-type="float" office:value="52154500" calcext:value-type="float">
            <text:p>5.22E+07</text:p>
          </table:table-cell>
          <table:table-cell office:value-type="float" office:value="1797140" calcext:value-type="float">
            <text:p>1.80E+06</text:p>
          </table:table-cell>
          <table:table-cell table:number-columns-repeated="3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148] + 1) * 100 + 1" office:value-type="float" office:value="14601" calcext:value-type="float">
            <text:p>14601</text:p>
          </table:table-cell>
          <table:table-cell table:formula="of:=POWER([.B148];2)" office:value-type="float" office:value="213189201" calcext:value-type="float">
            <text:p>213189201</text:p>
          </table:table-cell>
          <table:table-cell table:formula="of:=[.B148]*LOG([.B148];2)" office:value-type="float" office:value="201987.015355555" calcext:value-type="float">
            <text:p>201987.015355555</text:p>
          </table:table-cell>
          <table:table-cell office:value-type="float" office:value="52983500" calcext:value-type="float">
            <text:p>5.30E+07</text:p>
          </table:table-cell>
          <table:table-cell office:value-type="float" office:value="2027760" calcext:value-type="float">
            <text:p>2.03E+06</text:p>
          </table:table-cell>
          <table:table-cell table:number-columns-repeated="3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A149] + 1) * 100 + 1" office:value-type="float" office:value="14701" calcext:value-type="float">
            <text:p>14701</text:p>
          </table:table-cell>
          <table:table-cell table:formula="of:=POWER([.B149];2)" office:value-type="float" office:value="216119401" calcext:value-type="float">
            <text:p>216119401</text:p>
          </table:table-cell>
          <table:table-cell table:formula="of:=[.B149]*LOG([.B149];2)" office:value-type="float" office:value="203515.155731429" calcext:value-type="float">
            <text:p>203515.155731429</text:p>
          </table:table-cell>
          <table:table-cell office:value-type="float" office:value="53034600" calcext:value-type="float">
            <text:p>5.30E+07</text:p>
          </table:table-cell>
          <table:table-cell office:value-type="float" office:value="1795010" calcext:value-type="float">
            <text:p>1.80E+06</text:p>
          </table:table-cell>
          <table:table-cell table:number-columns-repeated="3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A150] + 1) * 100 + 1" office:value-type="float" office:value="14801" calcext:value-type="float">
            <text:p>14801</text:p>
          </table:table-cell>
          <table:table-cell table:formula="of:=POWER([.B150];2)" office:value-type="float" office:value="219069601" calcext:value-type="float">
            <text:p>219069601</text:p>
          </table:table-cell>
          <table:table-cell table:formula="of:=[.B150]*LOG([.B150];2)" office:value-type="float" office:value="205044.277473309" calcext:value-type="float">
            <text:p>205044.277473309</text:p>
          </table:table-cell>
          <table:table-cell office:value-type="float" office:value="52073400" calcext:value-type="float">
            <text:p>5.21E+07</text:p>
          </table:table-cell>
          <table:table-cell office:value-type="float" office:value="1869940" calcext:value-type="float">
            <text:p>1.87E+06</text:p>
          </table:table-cell>
          <table:table-cell table:number-columns-repeated="3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A151] + 1) * 100 + 1" office:value-type="float" office:value="14901" calcext:value-type="float">
            <text:p>14901</text:p>
          </table:table-cell>
          <table:table-cell table:formula="of:=POWER([.B151];2)" office:value-type="float" office:value="222039801" calcext:value-type="float">
            <text:p>222039801</text:p>
          </table:table-cell>
          <table:table-cell table:formula="of:=[.B151]*LOG([.B151];2)" office:value-type="float" office:value="206574.373950692" calcext:value-type="float">
            <text:p>206574.373950692</text:p>
          </table:table-cell>
          <table:table-cell office:value-type="float" office:value="52902600" calcext:value-type="float">
            <text:p>5.29E+07</text:p>
          </table:table-cell>
          <table:table-cell office:value-type="float" office:value="2005820" calcext:value-type="float">
            <text:p>2.01E+06</text:p>
          </table:table-cell>
          <table:table-cell table:number-columns-repeated="3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A152] + 1) * 100 + 1" office:value-type="float" office:value="15001" calcext:value-type="float">
            <text:p>15001</text:p>
          </table:table-cell>
          <table:table-cell table:formula="of:=POWER([.B152];2)" office:value-type="float" office:value="225030001" calcext:value-type="float">
            <text:p>225030001</text:p>
          </table:table-cell>
          <table:table-cell table:formula="of:=[.B152]*LOG([.B152];2)" office:value-type="float" office:value="208105.438622069" calcext:value-type="float">
            <text:p>208105.438622069</text:p>
          </table:table-cell>
          <table:table-cell office:value-type="float" office:value="59089800" calcext:value-type="float">
            <text:p>5.91E+07</text:p>
          </table:table-cell>
          <table:table-cell office:value-type="float" office:value="1961890" calcext:value-type="float">
            <text:p>1.96E+06</text:p>
          </table:table-cell>
          <table:table-cell table:number-columns-repeated="3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153] + 1) * 100 + 1" office:value-type="float" office:value="15101" calcext:value-type="float">
            <text:p>15101</text:p>
          </table:table-cell>
          <table:table-cell table:formula="of:=POWER([.B153];2)" office:value-type="float" office:value="228040201" calcext:value-type="float">
            <text:p>228040201</text:p>
          </table:table-cell>
          <table:table-cell table:formula="of:=[.B153]*LOG([.B153];2)" office:value-type="float" office:value="209637.465033147" calcext:value-type="float">
            <text:p>209637.465033147</text:p>
          </table:table-cell>
          <table:table-cell office:value-type="float" office:value="54895500" calcext:value-type="float">
            <text:p>5.49E+07</text:p>
          </table:table-cell>
          <table:table-cell office:value-type="float" office:value="2016820" calcext:value-type="float">
            <text:p>2.02E+06</text:p>
          </table:table-cell>
          <table:table-cell table:number-columns-repeated="3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A154] + 1) * 100 + 1" office:value-type="float" office:value="15201" calcext:value-type="float">
            <text:p>15201</text:p>
          </table:table-cell>
          <table:table-cell table:formula="of:=POWER([.B154];2)" office:value-type="float" office:value="231070401" calcext:value-type="float">
            <text:p>231070401</text:p>
          </table:table-cell>
          <table:table-cell table:formula="of:=[.B154]*LOG([.B154];2)" office:value-type="float" office:value="211170.446815118" calcext:value-type="float">
            <text:p>211170.446815118</text:p>
          </table:table-cell>
          <table:table-cell office:value-type="float" office:value="57076700" calcext:value-type="float">
            <text:p>5.71E+07</text:p>
          </table:table-cell>
          <table:table-cell office:value-type="float" office:value="1933320" calcext:value-type="float">
            <text:p>1.93E+06</text:p>
          </table:table-cell>
          <table:table-cell table:number-columns-repeated="3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A155] + 1) * 100 + 1" office:value-type="float" office:value="15301" calcext:value-type="float">
            <text:p>15301</text:p>
          </table:table-cell>
          <table:table-cell table:formula="of:=POWER([.B155];2)" office:value-type="float" office:value="234120601" calcext:value-type="float">
            <text:p>234120601</text:p>
          </table:table-cell>
          <table:table-cell table:formula="of:=[.B155]*LOG([.B155];2)" office:value-type="float" office:value="212704.37768297" calcext:value-type="float">
            <text:p>212704.37768297</text:p>
          </table:table-cell>
          <table:table-cell office:value-type="float" office:value="55645700" calcext:value-type="float">
            <text:p>5.56E+07</text:p>
          </table:table-cell>
          <table:table-cell office:value-type="float" office:value="2047910" calcext:value-type="float">
            <text:p>2.05E+06</text:p>
          </table:table-cell>
          <table:table-cell table:number-columns-repeated="3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A156] + 1) * 100 + 1" office:value-type="float" office:value="15401" calcext:value-type="float">
            <text:p>15401</text:p>
          </table:table-cell>
          <table:table-cell table:formula="of:=POWER([.B156];2)" office:value-type="float" office:value="237190801" calcext:value-type="float">
            <text:p>237190801</text:p>
          </table:table-cell>
          <table:table-cell table:formula="of:=[.B156]*LOG([.B156];2)" office:value-type="float" office:value="214239.251433843" calcext:value-type="float">
            <text:p>214239.251433843</text:p>
          </table:table-cell>
          <table:table-cell office:value-type="float" office:value="56608300" calcext:value-type="float">
            <text:p>5.66E+07</text:p>
          </table:table-cell>
          <table:table-cell office:value-type="float" office:value="2040910" calcext:value-type="float">
            <text:p>2.04E+06</text:p>
          </table:table-cell>
          <table:table-cell table:number-columns-repeated="3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[.A157] + 1) * 100 + 1" office:value-type="float" office:value="15501" calcext:value-type="float">
            <text:p>15501</text:p>
          </table:table-cell>
          <table:table-cell table:formula="of:=POWER([.B157];2)" office:value-type="float" office:value="240281001" calcext:value-type="float">
            <text:p>240281001</text:p>
          </table:table-cell>
          <table:table-cell table:formula="of:=[.B157]*LOG([.B157];2)" office:value-type="float" office:value="215775.061945432" calcext:value-type="float">
            <text:p>215775.061945432</text:p>
          </table:table-cell>
          <table:table-cell office:value-type="float" office:value="61530200" calcext:value-type="float">
            <text:p>6.15E+07</text:p>
          </table:table-cell>
          <table:table-cell office:value-type="float" office:value="2269100" calcext:value-type="float">
            <text:p>2.27E+06</text:p>
          </table:table-cell>
          <table:table-cell table:number-columns-repeated="3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158] + 1) * 100 + 1" office:value-type="float" office:value="15601" calcext:value-type="float">
            <text:p>15601</text:p>
          </table:table-cell>
          <table:table-cell table:formula="of:=POWER([.B158];2)" office:value-type="float" office:value="243391201" calcext:value-type="float">
            <text:p>243391201</text:p>
          </table:table-cell>
          <table:table-cell table:formula="of:=[.B158]*LOG([.B158];2)" office:value-type="float" office:value="217311.803174426" calcext:value-type="float">
            <text:p>217311.803174426</text:p>
          </table:table-cell>
          <table:table-cell office:value-type="float" office:value="62092400" calcext:value-type="float">
            <text:p>6.21E+07</text:p>
          </table:table-cell>
          <table:table-cell office:value-type="float" office:value="2322560" calcext:value-type="float">
            <text:p>2.32E+06</text:p>
          </table:table-cell>
          <table:table-cell table:number-columns-repeated="3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A159] + 1) * 100 + 1" office:value-type="float" office:value="15701" calcext:value-type="float">
            <text:p>15701</text:p>
          </table:table-cell>
          <table:table-cell table:formula="of:=POWER([.B159];2)" office:value-type="float" office:value="246521401" calcext:value-type="float">
            <text:p>246521401</text:p>
          </table:table-cell>
          <table:table-cell table:formula="of:=[.B159]*LOG([.B159];2)" office:value-type="float" office:value="218849.469154986" calcext:value-type="float">
            <text:p>218849.469154986</text:p>
          </table:table-cell>
          <table:table-cell office:value-type="float" office:value="61688500" calcext:value-type="float">
            <text:p>6.17E+07</text:p>
          </table:table-cell>
          <table:table-cell office:value-type="float" office:value="2095340" calcext:value-type="float">
            <text:p>2.10E+06</text:p>
          </table:table-cell>
          <table:table-cell table:number-columns-repeated="3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A160] + 1) * 100 + 1" office:value-type="float" office:value="15801" calcext:value-type="float">
            <text:p>15801</text:p>
          </table:table-cell>
          <table:table-cell table:formula="of:=POWER([.B160];2)" office:value-type="float" office:value="249671601" calcext:value-type="float">
            <text:p>249671601</text:p>
          </table:table-cell>
          <table:table-cell table:formula="of:=[.B160]*LOG([.B160];2)" office:value-type="float" office:value="220388.053997272" calcext:value-type="float">
            <text:p>220388.053997272</text:p>
          </table:table-cell>
          <table:table-cell office:value-type="float" office:value="62348000" calcext:value-type="float">
            <text:p>6.23E+07</text:p>
          </table:table-cell>
          <table:table-cell office:value-type="float" office:value="2047510" calcext:value-type="float">
            <text:p>2.05E+06</text:p>
          </table:table-cell>
          <table:table-cell table:number-columns-repeated="3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161] + 1) * 100 + 1" office:value-type="float" office:value="15901" calcext:value-type="float">
            <text:p>15901</text:p>
          </table:table-cell>
          <table:table-cell table:formula="of:=POWER([.B161];2)" office:value-type="float" office:value="252841801" calcext:value-type="float">
            <text:p>252841801</text:p>
          </table:table-cell>
          <table:table-cell table:formula="of:=[.B161]*LOG([.B161];2)" office:value-type="float" office:value="221927.551885992" calcext:value-type="float">
            <text:p>221927.551885992</text:p>
          </table:table-cell>
          <table:table-cell office:value-type="float" office:value="63396000" calcext:value-type="float">
            <text:p>6.34E+07</text:p>
          </table:table-cell>
          <table:table-cell office:value-type="float" office:value="1943180" calcext:value-type="float">
            <text:p>1.94E+06</text:p>
          </table:table-cell>
          <table:table-cell table:number-columns-repeated="3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[.A162] + 1) * 100 + 1" office:value-type="float" office:value="16001" calcext:value-type="float">
            <text:p>16001</text:p>
          </table:table-cell>
          <table:table-cell table:formula="of:=POWER([.B162];2)" office:value-type="float" office:value="256032001" calcext:value-type="float">
            <text:p>256032001</text:p>
          </table:table-cell>
          <table:table-cell table:formula="of:=[.B162]*LOG([.B162];2)" office:value-type="float" office:value="223467.957079002" calcext:value-type="float">
            <text:p>223467.957079002</text:p>
          </table:table-cell>
          <table:table-cell office:value-type="float" office:value="63723900" calcext:value-type="float">
            <text:p>6.37E+07</text:p>
          </table:table-cell>
          <table:table-cell office:value-type="float" office:value="2136170" calcext:value-type="float">
            <text:p>2.14E+06</text:p>
          </table:table-cell>
          <table:table-cell table:number-columns-repeated="3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63] + 1) * 100 + 1" office:value-type="float" office:value="16101" calcext:value-type="float">
            <text:p>16101</text:p>
          </table:table-cell>
          <table:table-cell table:formula="of:=POWER([.B163];2)" office:value-type="float" office:value="259242201" calcext:value-type="float">
            <text:p>259242201</text:p>
          </table:table-cell>
          <table:table-cell table:formula="of:=[.B163]*LOG([.B163];2)" office:value-type="float" office:value="225009.26390593" calcext:value-type="float">
            <text:p>225009.26390593</text:p>
          </table:table-cell>
          <table:table-cell office:value-type="float" office:value="64621200" calcext:value-type="float">
            <text:p>6.46E+07</text:p>
          </table:table-cell>
          <table:table-cell office:value-type="float" office:value="2038880" calcext:value-type="float">
            <text:p>2.04E+06</text:p>
          </table:table-cell>
          <table:table-cell table:number-columns-repeated="3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[.A164] + 1) * 100 + 1" office:value-type="float" office:value="16201" calcext:value-type="float">
            <text:p>16201</text:p>
          </table:table-cell>
          <table:table-cell table:formula="of:=POWER([.B164];2)" office:value-type="float" office:value="262472401" calcext:value-type="float">
            <text:p>262472401</text:p>
          </table:table-cell>
          <table:table-cell table:formula="of:=[.B164]*LOG([.B164];2)" office:value-type="float" office:value="226551.466766842" calcext:value-type="float">
            <text:p>226551.466766842</text:p>
          </table:table-cell>
          <table:table-cell office:value-type="float" office:value="64621800" calcext:value-type="float">
            <text:p>6.46E+07</text:p>
          </table:table-cell>
          <table:table-cell office:value-type="float" office:value="2100930" calcext:value-type="float">
            <text:p>2.10E+06</text:p>
          </table:table-cell>
          <table:table-cell table:number-columns-repeated="3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A165] + 1) * 100 + 1" office:value-type="float" office:value="16301" calcext:value-type="float">
            <text:p>16301</text:p>
          </table:table-cell>
          <table:table-cell table:formula="of:=POWER([.B165];2)" office:value-type="float" office:value="265722601" calcext:value-type="float">
            <text:p>265722601</text:p>
          </table:table-cell>
          <table:table-cell table:formula="of:=[.B165]*LOG([.B165];2)" office:value-type="float" office:value="228094.560130933" calcext:value-type="float">
            <text:p>228094.560130933</text:p>
          </table:table-cell>
          <table:table-cell office:value-type="float" office:value="65156100" calcext:value-type="float">
            <text:p>6.52E+07</text:p>
          </table:table-cell>
          <table:table-cell office:value-type="float" office:value="2154010" calcext:value-type="float">
            <text:p>2.15E+06</text:p>
          </table:table-cell>
          <table:table-cell table:number-columns-repeated="3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A166] + 1) * 100 + 1" office:value-type="float" office:value="16401" calcext:value-type="float">
            <text:p>16401</text:p>
          </table:table-cell>
          <table:table-cell table:formula="of:=POWER([.B166];2)" office:value-type="float" office:value="268992801" calcext:value-type="float">
            <text:p>268992801</text:p>
          </table:table-cell>
          <table:table-cell table:formula="of:=[.B166]*LOG([.B166];2)" office:value-type="float" office:value="229638.538535261" calcext:value-type="float">
            <text:p>229638.538535261</text:p>
          </table:table-cell>
          <table:table-cell office:value-type="float" office:value="65759100" calcext:value-type="float">
            <text:p>6.58E+07</text:p>
          </table:table-cell>
          <table:table-cell office:value-type="float" office:value="2171660" calcext:value-type="float">
            <text:p>2.17E+06</text:p>
          </table:table-cell>
          <table:table-cell table:number-columns-repeated="3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67] + 1) * 100 + 1" office:value-type="float" office:value="16501" calcext:value-type="float">
            <text:p>16501</text:p>
          </table:table-cell>
          <table:table-cell table:formula="of:=POWER([.B167];2)" office:value-type="float" office:value="272283001" calcext:value-type="float">
            <text:p>272283001</text:p>
          </table:table-cell>
          <table:table-cell table:formula="of:=[.B167]*LOG([.B167];2)" office:value-type="float" office:value="231183.396583501" calcext:value-type="float">
            <text:p>231183.396583501</text:p>
          </table:table-cell>
          <table:table-cell office:value-type="float" office:value="65980800" calcext:value-type="float">
            <text:p>6.60E+07</text:p>
          </table:table-cell>
          <table:table-cell office:value-type="float" office:value="2155970" calcext:value-type="float">
            <text:p>2.16E+06</text:p>
          </table:table-cell>
          <table:table-cell table:number-columns-repeated="3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A168] + 1) * 100 + 1" office:value-type="float" office:value="16601" calcext:value-type="float">
            <text:p>16601</text:p>
          </table:table-cell>
          <table:table-cell table:formula="of:=POWER([.B168];2)" office:value-type="float" office:value="275593201" calcext:value-type="float">
            <text:p>275593201</text:p>
          </table:table-cell>
          <table:table-cell table:formula="of:=[.B168]*LOG([.B168];2)" office:value-type="float" office:value="232729.128944735" calcext:value-type="float">
            <text:p>232729.128944735</text:p>
          </table:table-cell>
          <table:table-cell office:value-type="float" office:value="66456600" calcext:value-type="float">
            <text:p>6.65E+07</text:p>
          </table:table-cell>
          <table:table-cell office:value-type="float" office:value="2142540" calcext:value-type="float">
            <text:p>2.14E+06</text:p>
          </table:table-cell>
          <table:table-cell table:number-columns-repeated="3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169] + 1) * 100 + 1" office:value-type="float" office:value="16701" calcext:value-type="float">
            <text:p>16701</text:p>
          </table:table-cell>
          <table:table-cell table:formula="of:=POWER([.B169];2)" office:value-type="float" office:value="278923401" calcext:value-type="float">
            <text:p>278923401</text:p>
          </table:table-cell>
          <table:table-cell table:formula="of:=[.B169]*LOG([.B169];2)" office:value-type="float" office:value="234275.730352271" calcext:value-type="float">
            <text:p>234275.730352271</text:p>
          </table:table-cell>
          <table:table-cell office:value-type="float" office:value="67290100" calcext:value-type="float">
            <text:p>6.73E+07</text:p>
          </table:table-cell>
          <table:table-cell office:value-type="float" office:value="2244740" calcext:value-type="float">
            <text:p>2.24E+06</text:p>
          </table:table-cell>
          <table:table-cell table:number-columns-repeated="3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A170] + 1) * 100 + 1" office:value-type="float" office:value="16801" calcext:value-type="float">
            <text:p>16801</text:p>
          </table:table-cell>
          <table:table-cell table:formula="of:=POWER([.B170];2)" office:value-type="float" office:value="282273601" calcext:value-type="float">
            <text:p>282273601</text:p>
          </table:table-cell>
          <table:table-cell table:formula="of:=[.B170]*LOG([.B170];2)" office:value-type="float" office:value="235823.195602489" calcext:value-type="float">
            <text:p>235823.195602489</text:p>
          </table:table-cell>
          <table:table-cell office:value-type="float" office:value="71069900" calcext:value-type="float">
            <text:p>7.11E+07</text:p>
          </table:table-cell>
          <table:table-cell office:value-type="float" office:value="2243160" calcext:value-type="float">
            <text:p>2.24E+06</text:p>
          </table:table-cell>
          <table:table-cell table:number-columns-repeated="3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A171] + 1) * 100 + 1" office:value-type="float" office:value="16901" calcext:value-type="float">
            <text:p>16901</text:p>
          </table:table-cell>
          <table:table-cell table:formula="of:=POWER([.B171];2)" office:value-type="float" office:value="285643801" calcext:value-type="float">
            <text:p>285643801</text:p>
          </table:table-cell>
          <table:table-cell table:formula="of:=[.B171]*LOG([.B171];2)" office:value-type="float" office:value="237371.519553711" calcext:value-type="float">
            <text:p>237371.519553711</text:p>
          </table:table-cell>
          <table:table-cell office:value-type="float" office:value="74368400" calcext:value-type="float">
            <text:p>7.44E+07</text:p>
          </table:table-cell>
          <table:table-cell office:value-type="float" office:value="2220690" calcext:value-type="float">
            <text:p>2.22E+06</text:p>
          </table:table-cell>
          <table:table-cell table:number-columns-repeated="3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A172] + 1) * 100 + 1" office:value-type="float" office:value="17001" calcext:value-type="float">
            <text:p>17001</text:p>
          </table:table-cell>
          <table:table-cell table:formula="of:=POWER([.B172];2)" office:value-type="float" office:value="289034001" calcext:value-type="float">
            <text:p>289034001</text:p>
          </table:table-cell>
          <table:table-cell table:formula="of:=[.B172]*LOG([.B172];2)" office:value-type="float" office:value="238920.697125109" calcext:value-type="float">
            <text:p>238920.697125109</text:p>
          </table:table-cell>
          <table:table-cell office:value-type="float" office:value="74173700" calcext:value-type="float">
            <text:p>7.42E+07</text:p>
          </table:table-cell>
          <table:table-cell office:value-type="float" office:value="2317950" calcext:value-type="float">
            <text:p>2.32E+06</text:p>
          </table:table-cell>
          <table:table-cell table:number-columns-repeated="3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73] + 1) * 100 + 1" office:value-type="float" office:value="17101" calcext:value-type="float">
            <text:p>17101</text:p>
          </table:table-cell>
          <table:table-cell table:formula="of:=POWER([.B173];2)" office:value-type="float" office:value="292444201" calcext:value-type="float">
            <text:p>292444201</text:p>
          </table:table-cell>
          <table:table-cell table:formula="of:=[.B173]*LOG([.B173];2)" office:value-type="float" office:value="240470.723295625" calcext:value-type="float">
            <text:p>240470.723295625</text:p>
          </table:table-cell>
          <table:table-cell office:value-type="float" office:value="73909600" calcext:value-type="float">
            <text:p>7.39E+07</text:p>
          </table:table-cell>
          <table:table-cell office:value-type="float" office:value="2292130" calcext:value-type="float">
            <text:p>2.29E+06</text:p>
          </table:table-cell>
          <table:table-cell table:number-columns-repeated="3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A174] + 1) * 100 + 1" office:value-type="float" office:value="17201" calcext:value-type="float">
            <text:p>17201</text:p>
          </table:table-cell>
          <table:table-cell table:formula="of:=POWER([.B174];2)" office:value-type="float" office:value="295874401" calcext:value-type="float">
            <text:p>295874401</text:p>
          </table:table-cell>
          <table:table-cell table:formula="of:=[.B174]*LOG([.B174];2)" office:value-type="float" office:value="242021.593102925" calcext:value-type="float">
            <text:p>242021.593102925</text:p>
          </table:table-cell>
          <table:table-cell office:value-type="float" office:value="73199600" calcext:value-type="float">
            <text:p>7.32E+07</text:p>
          </table:table-cell>
          <table:table-cell office:value-type="float" office:value="2265020" calcext:value-type="float">
            <text:p>2.27E+06</text:p>
          </table:table-cell>
          <table:table-cell table:number-columns-repeated="3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A175] + 1) * 100 + 1" office:value-type="float" office:value="17301" calcext:value-type="float">
            <text:p>17301</text:p>
          </table:table-cell>
          <table:table-cell table:formula="of:=POWER([.B175];2)" office:value-type="float" office:value="299324601" calcext:value-type="float">
            <text:p>299324601</text:p>
          </table:table-cell>
          <table:table-cell table:formula="of:=[.B175]*LOG([.B175];2)" office:value-type="float" office:value="243573.301642372" calcext:value-type="float">
            <text:p>243573.301642372</text:p>
          </table:table-cell>
          <table:table-cell office:value-type="float" office:value="73871300" calcext:value-type="float">
            <text:p>7.39E+07</text:p>
          </table:table-cell>
          <table:table-cell office:value-type="float" office:value="2389210" calcext:value-type="float">
            <text:p>2.39E+06</text:p>
          </table:table-cell>
          <table:table-cell table:number-columns-repeated="3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A176] + 1) * 100 + 1" office:value-type="float" office:value="17401" calcext:value-type="float">
            <text:p>17401</text:p>
          </table:table-cell>
          <table:table-cell table:formula="of:=POWER([.B176];2)" office:value-type="float" office:value="302794801" calcext:value-type="float">
            <text:p>302794801</text:p>
          </table:table-cell>
          <table:table-cell table:formula="of:=[.B176]*LOG([.B176];2)" office:value-type="float" office:value="245125.844066031" calcext:value-type="float">
            <text:p>245125.844066031</text:p>
          </table:table-cell>
          <table:table-cell office:value-type="float" office:value="77172200" calcext:value-type="float">
            <text:p>7.72E+07</text:p>
          </table:table-cell>
          <table:table-cell office:value-type="float" office:value="2366390" calcext:value-type="float">
            <text:p>2.37E+06</text:p>
          </table:table-cell>
          <table:table-cell table:number-columns-repeated="3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[.A177] + 1) * 100 + 1" office:value-type="float" office:value="17501" calcext:value-type="float">
            <text:p>17501</text:p>
          </table:table-cell>
          <table:table-cell table:formula="of:=POWER([.B177];2)" office:value-type="float" office:value="306285001" calcext:value-type="float">
            <text:p>306285001</text:p>
          </table:table-cell>
          <table:table-cell table:formula="of:=[.B177]*LOG([.B177];2)" office:value-type="float" office:value="246679.215581685" calcext:value-type="float">
            <text:p>246679.215581685</text:p>
          </table:table-cell>
          <table:table-cell office:value-type="float" office:value="76963200" calcext:value-type="float">
            <text:p>7.70E+07</text:p>
          </table:table-cell>
          <table:table-cell office:value-type="float" office:value="2501230" calcext:value-type="float">
            <text:p>2.50E+06</text:p>
          </table:table-cell>
          <table:table-cell table:number-columns-repeated="3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178] + 1) * 100 + 1" office:value-type="float" office:value="17601" calcext:value-type="float">
            <text:p>17601</text:p>
          </table:table-cell>
          <table:table-cell table:formula="of:=POWER([.B178];2)" office:value-type="float" office:value="309795201" calcext:value-type="float">
            <text:p>309795201</text:p>
          </table:table-cell>
          <table:table-cell table:formula="of:=[.B178]*LOG([.B178];2)" office:value-type="float" office:value="248233.411451886" calcext:value-type="float">
            <text:p>248233.411451886</text:p>
          </table:table-cell>
          <table:table-cell office:value-type="float" office:value="75291800" calcext:value-type="float">
            <text:p>7.53E+07</text:p>
          </table:table-cell>
          <table:table-cell office:value-type="float" office:value="2516680" calcext:value-type="float">
            <text:p>2.52E+06</text:p>
          </table:table-cell>
          <table:table-cell table:number-columns-repeated="3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79] + 1) * 100 + 1" office:value-type="float" office:value="17701" calcext:value-type="float">
            <text:p>17701</text:p>
          </table:table-cell>
          <table:table-cell table:formula="of:=POWER([.B179];2)" office:value-type="float" office:value="313325401" calcext:value-type="float">
            <text:p>313325401</text:p>
          </table:table-cell>
          <table:table-cell table:formula="of:=[.B179]*LOG([.B179];2)" office:value-type="float" office:value="249788.426993016" calcext:value-type="float">
            <text:p>249788.426993016</text:p>
          </table:table-cell>
          <table:table-cell office:value-type="float" office:value="77091800" calcext:value-type="float">
            <text:p>7.71E+07</text:p>
          </table:table-cell>
          <table:table-cell office:value-type="float" office:value="2450560" calcext:value-type="float">
            <text:p>2.45E+06</text:p>
          </table:table-cell>
          <table:table-cell table:number-columns-repeated="3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A180] + 1) * 100 + 1" office:value-type="float" office:value="17801" calcext:value-type="float">
            <text:p>17801</text:p>
          </table:table-cell>
          <table:table-cell table:formula="of:=POWER([.B180];2)" office:value-type="float" office:value="316875601" calcext:value-type="float">
            <text:p>316875601</text:p>
          </table:table-cell>
          <table:table-cell table:formula="of:=[.B180]*LOG([.B180];2)" office:value-type="float" office:value="251344.257574378" calcext:value-type="float">
            <text:p>251344.257574378</text:p>
          </table:table-cell>
          <table:table-cell office:value-type="float" office:value="76547100" calcext:value-type="float">
            <text:p>7.65E+07</text:p>
          </table:table-cell>
          <table:table-cell office:value-type="float" office:value="2374960" calcext:value-type="float">
            <text:p>2.37E+06</text:p>
          </table:table-cell>
          <table:table-cell table:number-columns-repeated="3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A181] + 1) * 100 + 1" office:value-type="float" office:value="17901" calcext:value-type="float">
            <text:p>17901</text:p>
          </table:table-cell>
          <table:table-cell table:formula="of:=POWER([.B181];2)" office:value-type="float" office:value="320445801" calcext:value-type="float">
            <text:p>320445801</text:p>
          </table:table-cell>
          <table:table-cell table:formula="of:=[.B181]*LOG([.B181];2)" office:value-type="float" office:value="252900.898617304" calcext:value-type="float">
            <text:p>252900.898617304</text:p>
          </table:table-cell>
          <table:table-cell office:value-type="float" office:value="81455700" calcext:value-type="float">
            <text:p>8.15E+07</text:p>
          </table:table-cell>
          <table:table-cell office:value-type="float" office:value="2548630" calcext:value-type="float">
            <text:p>2.55E+06</text:p>
          </table:table-cell>
          <table:table-cell table:number-columns-repeated="3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82] + 1) * 100 + 1" office:value-type="float" office:value="18001" calcext:value-type="float">
            <text:p>18001</text:p>
          </table:table-cell>
          <table:table-cell table:formula="of:=POWER([.B182];2)" office:value-type="float" office:value="324036001" calcext:value-type="float">
            <text:p>324036001</text:p>
          </table:table-cell>
          <table:table-cell table:formula="of:=[.B182]*LOG([.B182];2)" office:value-type="float" office:value="254458.34559428" calcext:value-type="float">
            <text:p>254458.34559428</text:p>
          </table:table-cell>
          <table:table-cell office:value-type="float" office:value="82563100" calcext:value-type="float">
            <text:p>8.26E+07</text:p>
          </table:table-cell>
          <table:table-cell office:value-type="float" office:value="2414190" calcext:value-type="float">
            <text:p>2.41E+06</text:p>
          </table:table-cell>
          <table:table-cell table:number-columns-repeated="3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183] + 1) * 100 + 1" office:value-type="float" office:value="18101" calcext:value-type="float">
            <text:p>18101</text:p>
          </table:table-cell>
          <table:table-cell table:formula="of:=POWER([.B183];2)" office:value-type="float" office:value="327646201" calcext:value-type="float">
            <text:p>327646201</text:p>
          </table:table-cell>
          <table:table-cell table:formula="of:=[.B183]*LOG([.B183];2)" office:value-type="float" office:value="256016.594028099" calcext:value-type="float">
            <text:p>256016.594028099</text:p>
          </table:table-cell>
          <table:table-cell office:value-type="float" office:value="82097100" calcext:value-type="float">
            <text:p>8.21E+07</text:p>
          </table:table-cell>
          <table:table-cell office:value-type="float" office:value="2528590" calcext:value-type="float">
            <text:p>2.53E+06</text:p>
          </table:table-cell>
          <table:table-cell table:number-columns-repeated="3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A184] + 1) * 100 + 1" office:value-type="float" office:value="18201" calcext:value-type="float">
            <text:p>18201</text:p>
          </table:table-cell>
          <table:table-cell table:formula="of:=POWER([.B184];2)" office:value-type="float" office:value="331276401" calcext:value-type="float">
            <text:p>331276401</text:p>
          </table:table-cell>
          <table:table-cell table:formula="of:=[.B184]*LOG([.B184];2)" office:value-type="float" office:value="257575.639491021" calcext:value-type="float">
            <text:p>257575.639491021</text:p>
          </table:table-cell>
          <table:table-cell office:value-type="float" office:value="80195500" calcext:value-type="float">
            <text:p>8.02E+07</text:p>
          </table:table-cell>
          <table:table-cell office:value-type="float" office:value="2303070" calcext:value-type="float">
            <text:p>2.30E+06</text:p>
          </table:table-cell>
          <table:table-cell table:number-columns-repeated="3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185] + 1) * 100 + 1" office:value-type="float" office:value="18301" calcext:value-type="float">
            <text:p>18301</text:p>
          </table:table-cell>
          <table:table-cell table:formula="of:=POWER([.B185];2)" office:value-type="float" office:value="334926601" calcext:value-type="float">
            <text:p>334926601</text:p>
          </table:table-cell>
          <table:table-cell table:formula="of:=[.B185]*LOG([.B185];2)" office:value-type="float" office:value="259135.477603962" calcext:value-type="float">
            <text:p>259135.477603962</text:p>
          </table:table-cell>
          <table:table-cell office:value-type="float" office:value="79639900" calcext:value-type="float">
            <text:p>7.96E+07</text:p>
          </table:table-cell>
          <table:table-cell office:value-type="float" office:value="2312770" calcext:value-type="float">
            <text:p>2.31E+06</text:p>
          </table:table-cell>
          <table:table-cell table:number-columns-repeated="3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186] + 1) * 100 + 1" office:value-type="float" office:value="18401" calcext:value-type="float">
            <text:p>18401</text:p>
          </table:table-cell>
          <table:table-cell table:formula="of:=POWER([.B186];2)" office:value-type="float" office:value="338596801" calcext:value-type="float">
            <text:p>338596801</text:p>
          </table:table-cell>
          <table:table-cell table:formula="of:=[.B186]*LOG([.B186];2)" office:value-type="float" office:value="260696.104035694" calcext:value-type="float">
            <text:p>260696.104035694</text:p>
          </table:table-cell>
          <table:table-cell office:value-type="float" office:value="80480500" calcext:value-type="float">
            <text:p>8.05E+07</text:p>
          </table:table-cell>
          <table:table-cell office:value-type="float" office:value="2341180" calcext:value-type="float">
            <text:p>2.34E+06</text:p>
          </table:table-cell>
          <table:table-cell table:number-columns-repeated="3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A187] + 1) * 100 + 1" office:value-type="float" office:value="18501" calcext:value-type="float">
            <text:p>18501</text:p>
          </table:table-cell>
          <table:table-cell table:formula="of:=POWER([.B187];2)" office:value-type="float" office:value="342287001" calcext:value-type="float">
            <text:p>342287001</text:p>
          </table:table-cell>
          <table:table-cell table:formula="of:=[.B187]*LOG([.B187];2)" office:value-type="float" office:value="262257.514502066" calcext:value-type="float">
            <text:p>262257.514502066</text:p>
          </table:table-cell>
          <table:table-cell office:value-type="float" office:value="81617500" calcext:value-type="float">
            <text:p>8.16E+07</text:p>
          </table:table-cell>
          <table:table-cell office:value-type="float" office:value="2258690" calcext:value-type="float">
            <text:p>2.26E+06</text:p>
          </table:table-cell>
          <table:table-cell table:number-columns-repeated="3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A188] + 1) * 100 + 1" office:value-type="float" office:value="18601" calcext:value-type="float">
            <text:p>18601</text:p>
          </table:table-cell>
          <table:table-cell table:formula="of:=POWER([.B188];2)" office:value-type="float" office:value="345997201" calcext:value-type="float">
            <text:p>345997201</text:p>
          </table:table-cell>
          <table:table-cell table:formula="of:=[.B188]*LOG([.B188];2)" office:value-type="float" office:value="263819.704765242" calcext:value-type="float">
            <text:p>263819.704765242</text:p>
          </table:table-cell>
          <table:table-cell office:value-type="float" office:value="82223700" calcext:value-type="float">
            <text:p>8.22E+07</text:p>
          </table:table-cell>
          <table:table-cell office:value-type="float" office:value="2287560" calcext:value-type="float">
            <text:p>2.29E+06</text:p>
          </table:table-cell>
          <table:table-cell table:number-columns-repeated="3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A189] + 1) * 100 + 1" office:value-type="float" office:value="18701" calcext:value-type="float">
            <text:p>18701</text:p>
          </table:table-cell>
          <table:table-cell table:formula="of:=POWER([.B189];2)" office:value-type="float" office:value="349727401" calcext:value-type="float">
            <text:p>349727401</text:p>
          </table:table-cell>
          <table:table-cell table:formula="of:=[.B189]*LOG([.B189];2)" office:value-type="float" office:value="265382.670632951" calcext:value-type="float">
            <text:p>265382.670632951</text:p>
          </table:table-cell>
          <table:table-cell office:value-type="float" office:value="83065400" calcext:value-type="float">
            <text:p>8.31E+07</text:p>
          </table:table-cell>
          <table:table-cell office:value-type="float" office:value="2410250" calcext:value-type="float">
            <text:p>2.41E+06</text:p>
          </table:table-cell>
          <table:table-cell table:number-columns-repeated="3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A190] + 1) * 100 + 1" office:value-type="float" office:value="18801" calcext:value-type="float">
            <text:p>18801</text:p>
          </table:table-cell>
          <table:table-cell table:formula="of:=POWER([.B190];2)" office:value-type="float" office:value="353477601" calcext:value-type="float">
            <text:p>353477601</text:p>
          </table:table-cell>
          <table:table-cell table:formula="of:=[.B190]*LOG([.B190];2)" office:value-type="float" office:value="266946.407957756" calcext:value-type="float">
            <text:p>266946.407957756</text:p>
          </table:table-cell>
          <table:table-cell office:value-type="float" office:value="84190300" calcext:value-type="float">
            <text:p>8.42E+07</text:p>
          </table:table-cell>
          <table:table-cell office:value-type="float" office:value="2335180" calcext:value-type="float">
            <text:p>2.34E+06</text:p>
          </table:table-cell>
          <table:table-cell table:number-columns-repeated="3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91] + 1) * 100 + 1" office:value-type="float" office:value="18901" calcext:value-type="float">
            <text:p>18901</text:p>
          </table:table-cell>
          <table:table-cell table:formula="of:=POWER([.B191];2)" office:value-type="float" office:value="357247801" calcext:value-type="float">
            <text:p>357247801</text:p>
          </table:table-cell>
          <table:table-cell table:formula="of:=[.B191]*LOG([.B191];2)" office:value-type="float" office:value="268510.912636341" calcext:value-type="float">
            <text:p>268510.912636341</text:p>
          </table:table-cell>
          <table:table-cell office:value-type="float" office:value="84857700" calcext:value-type="float">
            <text:p>8.49E+07</text:p>
          </table:table-cell>
          <table:table-cell office:value-type="float" office:value="2351810" calcext:value-type="float">
            <text:p>2.35E+06</text:p>
          </table:table-cell>
          <table:table-cell table:number-columns-repeated="3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92] + 1) * 100 + 1" office:value-type="float" office:value="19001" calcext:value-type="float">
            <text:p>19001</text:p>
          </table:table-cell>
          <table:table-cell table:formula="of:=POWER([.B192];2)" office:value-type="float" office:value="361038001" calcext:value-type="float">
            <text:p>361038001</text:p>
          </table:table-cell>
          <table:table-cell table:formula="of:=[.B192]*LOG([.B192];2)" office:value-type="float" office:value="270076.180608812" calcext:value-type="float">
            <text:p>270076.180608812</text:p>
          </table:table-cell>
          <table:table-cell office:value-type="float" office:value="85725900" calcext:value-type="float">
            <text:p>8.57E+07</text:p>
          </table:table-cell>
          <table:table-cell office:value-type="float" office:value="2417500" calcext:value-type="float">
            <text:p>2.42E+06</text:p>
          </table:table-cell>
          <table:table-cell table:number-columns-repeated="3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193] + 1) * 100 + 1" office:value-type="float" office:value="19101" calcext:value-type="float">
            <text:p>19101</text:p>
          </table:table-cell>
          <table:table-cell table:formula="of:=POWER([.B193];2)" office:value-type="float" office:value="364848201" calcext:value-type="float">
            <text:p>364848201</text:p>
          </table:table-cell>
          <table:table-cell table:formula="of:=[.B193]*LOG([.B193];2)" office:value-type="float" office:value="271642.207858005" calcext:value-type="float">
            <text:p>271642.207858005</text:p>
          </table:table-cell>
          <table:table-cell office:value-type="float" office:value="86866300" calcext:value-type="float">
            <text:p>8.69E+07</text:p>
          </table:table-cell>
          <table:table-cell office:value-type="float" office:value="2363150" calcext:value-type="float">
            <text:p>2.36E+06</text:p>
          </table:table-cell>
          <table:table-cell table:number-columns-repeated="3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194] + 1) * 100 + 1" office:value-type="float" office:value="19201" calcext:value-type="float">
            <text:p>19201</text:p>
          </table:table-cell>
          <table:table-cell table:formula="of:=POWER([.B194];2)" office:value-type="float" office:value="368678401" calcext:value-type="float">
            <text:p>368678401</text:p>
          </table:table-cell>
          <table:table-cell table:formula="of:=[.B194]*LOG([.B194];2)" office:value-type="float" office:value="273208.990408822" calcext:value-type="float">
            <text:p>273208.990408822</text:p>
          </table:table-cell>
          <table:table-cell office:value-type="float" office:value="87634700" calcext:value-type="float">
            <text:p>8.76E+07</text:p>
          </table:table-cell>
          <table:table-cell office:value-type="float" office:value="2416670" calcext:value-type="float">
            <text:p>2.42E+06</text:p>
          </table:table-cell>
          <table:table-cell table:number-columns-repeated="3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A195] + 1) * 100 + 1" office:value-type="float" office:value="19301" calcext:value-type="float">
            <text:p>19301</text:p>
          </table:table-cell>
          <table:table-cell table:formula="of:=POWER([.B195];2)" office:value-type="float" office:value="372528601" calcext:value-type="float">
            <text:p>372528601</text:p>
          </table:table-cell>
          <table:table-cell table:formula="of:=[.B195]*LOG([.B195];2)" office:value-type="float" office:value="274776.524327569" calcext:value-type="float">
            <text:p>274776.524327569</text:p>
          </table:table-cell>
          <table:table-cell office:value-type="float" office:value="88531200" calcext:value-type="float">
            <text:p>8.85E+07</text:p>
          </table:table-cell>
          <table:table-cell office:value-type="float" office:value="2380010" calcext:value-type="float">
            <text:p>2.38E+06</text:p>
          </table:table-cell>
          <table:table-cell table:number-columns-repeated="3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196] + 1) * 100 + 1" office:value-type="float" office:value="19401" calcext:value-type="float">
            <text:p>19401</text:p>
          </table:table-cell>
          <table:table-cell table:formula="of:=POWER([.B196];2)" office:value-type="float" office:value="376398801" calcext:value-type="float">
            <text:p>376398801</text:p>
          </table:table-cell>
          <table:table-cell table:formula="of:=[.B196]*LOG([.B196];2)" office:value-type="float" office:value="276344.805721315" calcext:value-type="float">
            <text:p>276344.805721315</text:p>
          </table:table-cell>
          <table:table-cell office:value-type="float" office:value="89643200" calcext:value-type="float">
            <text:p>8.96E+07</text:p>
          </table:table-cell>
          <table:table-cell office:value-type="float" office:value="2402360" calcext:value-type="float">
            <text:p>2.40E+06</text:p>
          </table:table-cell>
          <table:table-cell table:number-columns-repeated="3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97] + 1) * 100 + 1" office:value-type="float" office:value="19501" calcext:value-type="float">
            <text:p>19501</text:p>
          </table:table-cell>
          <table:table-cell table:formula="of:=POWER([.B197];2)" office:value-type="float" office:value="380289001" calcext:value-type="float">
            <text:p>380289001</text:p>
          </table:table-cell>
          <table:table-cell table:formula="of:=[.B197]*LOG([.B197];2)" office:value-type="float" office:value="277913.830737261" calcext:value-type="float">
            <text:p>277913.830737261</text:p>
          </table:table-cell>
          <table:table-cell office:value-type="float" office:value="96774500" calcext:value-type="float">
            <text:p>9.68E+07</text:p>
          </table:table-cell>
          <table:table-cell office:value-type="float" office:value="2728940" calcext:value-type="float">
            <text:p>2.73E+06</text:p>
          </table:table-cell>
          <table:table-cell table:number-columns-repeated="3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A198] + 1) * 100 + 1" office:value-type="float" office:value="19601" calcext:value-type="float">
            <text:p>19601</text:p>
          </table:table-cell>
          <table:table-cell table:formula="of:=POWER([.B198];2)" office:value-type="float" office:value="384199201" calcext:value-type="float">
            <text:p>384199201</text:p>
          </table:table-cell>
          <table:table-cell table:formula="of:=[.B198]*LOG([.B198];2)" office:value-type="float" office:value="279483.59556212" calcext:value-type="float">
            <text:p>279483.59556212</text:p>
          </table:table-cell>
          <table:table-cell office:value-type="float" office:value="96588000" calcext:value-type="float">
            <text:p>9.66E+07</text:p>
          </table:table-cell>
          <table:table-cell office:value-type="float" office:value="2794000" calcext:value-type="float">
            <text:p>2.79E+06</text:p>
          </table:table-cell>
          <table:table-cell table:number-columns-repeated="3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A199] + 1) * 100 + 1" office:value-type="float" office:value="19701" calcext:value-type="float">
            <text:p>19701</text:p>
          </table:table-cell>
          <table:table-cell table:formula="of:=POWER([.B199];2)" office:value-type="float" office:value="388129401" calcext:value-type="float">
            <text:p>388129401</text:p>
          </table:table-cell>
          <table:table-cell table:formula="of:=[.B199]*LOG([.B199];2)" office:value-type="float" office:value="281054.096421519" calcext:value-type="float">
            <text:p>281054.096421519</text:p>
          </table:table-cell>
          <table:table-cell office:value-type="float" office:value="97828100" calcext:value-type="float">
            <text:p>9.78E+07</text:p>
          </table:table-cell>
          <table:table-cell office:value-type="float" office:value="2679380" calcext:value-type="float">
            <text:p>2.68E+06</text:p>
          </table:table-cell>
          <table:table-cell table:number-columns-repeated="3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A200] + 1) * 100 + 1" office:value-type="float" office:value="19801" calcext:value-type="float">
            <text:p>19801</text:p>
          </table:table-cell>
          <table:table-cell table:formula="of:=POWER([.B200];2)" office:value-type="float" office:value="392079601" calcext:value-type="float">
            <text:p>392079601</text:p>
          </table:table-cell>
          <table:table-cell table:formula="of:=[.B200]*LOG([.B200];2)" office:value-type="float" office:value="282625.329579398" calcext:value-type="float">
            <text:p>282625.329579398</text:p>
          </table:table-cell>
          <table:table-cell office:value-type="float" office:value="96675800" calcext:value-type="float">
            <text:p>9.67E+07</text:p>
          </table:table-cell>
          <table:table-cell office:value-type="float" office:value="2571190" calcext:value-type="float">
            <text:p>2.57E+06</text:p>
          </table:table-cell>
          <table:table-cell table:number-columns-repeated="3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A201] + 1) * 100 + 1" office:value-type="float" office:value="19901" calcext:value-type="float">
            <text:p>19901</text:p>
          </table:table-cell>
          <table:table-cell table:formula="of:=POWER([.B201];2)" office:value-type="float" office:value="396049801" calcext:value-type="float">
            <text:p>396049801</text:p>
          </table:table-cell>
          <table:table-cell table:formula="of:=[.B201]*LOG([.B201];2)" office:value-type="float" office:value="284197.291337435" calcext:value-type="float">
            <text:p>284197.291337435</text:p>
          </table:table-cell>
          <table:table-cell office:value-type="float" office:value="97019600" calcext:value-type="float">
            <text:p>9.70E+07</text:p>
          </table:table-cell>
          <table:table-cell office:value-type="float" office:value="2635160" calcext:value-type="float">
            <text:p>2.64E+06</text:p>
          </table:table-cell>
          <table:table-cell table:number-columns-repeated="3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202] + 1) * 100 + 1" office:value-type="float" office:value="20001" calcext:value-type="float">
            <text:p>20001</text:p>
          </table:table-cell>
          <table:table-cell table:formula="of:=POWER([.B202];2)" office:value-type="float" office:value="400040001" calcext:value-type="float">
            <text:p>400040001</text:p>
          </table:table-cell>
          <table:table-cell table:formula="of:=[.B202]*LOG([.B202];2)" office:value-type="float" office:value="285769.978034476" calcext:value-type="float">
            <text:p>285769.978034476</text:p>
          </table:table-cell>
          <table:table-cell office:value-type="float" office:value="97975700" calcext:value-type="float">
            <text:p>9.80E+07</text:p>
          </table:table-cell>
          <table:table-cell office:value-type="float" office:value="2611590" calcext:value-type="float">
            <text:p>2.61E+06</text:p>
          </table:table-cell>
          <table:table-cell table:number-columns-repeated="3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03] + 1) * 100 + 1" office:value-type="float" office:value="20101" calcext:value-type="float">
            <text:p>20101</text:p>
          </table:table-cell>
          <table:table-cell table:formula="of:=POWER([.B203];2)" office:value-type="float" office:value="404050201" calcext:value-type="float">
            <text:p>404050201</text:p>
          </table:table-cell>
          <table:table-cell table:formula="of:=[.B203]*LOG([.B203];2)" office:value-type="float" office:value="287343.386045978" calcext:value-type="float">
            <text:p>287343.386045978</text:p>
          </table:table-cell>
          <table:table-cell office:value-type="float" office:value="98824200" calcext:value-type="float">
            <text:p>9.88E+07</text:p>
          </table:table-cell>
          <table:table-cell office:value-type="float" office:value="2562210" calcext:value-type="float">
            <text:p>2.56E+06</text:p>
          </table:table-cell>
          <table:table-cell table:number-columns-repeated="3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[.A204] + 1) * 100 + 1" office:value-type="float" office:value="20201" calcext:value-type="float">
            <text:p>20201</text:p>
          </table:table-cell>
          <table:table-cell table:formula="of:=POWER([.B204];2)" office:value-type="float" office:value="408080401" calcext:value-type="float">
            <text:p>408080401</text:p>
          </table:table-cell>
          <table:table-cell table:formula="of:=[.B204]*LOG([.B204];2)" office:value-type="float" office:value="288917.511783459" calcext:value-type="float">
            <text:p>288917.511783459</text:p>
          </table:table-cell>
          <table:table-cell office:value-type="float" office:value="97176900" calcext:value-type="float">
            <text:p>9.72E+07</text:p>
          </table:table-cell>
          <table:table-cell office:value-type="float" office:value="2645830" calcext:value-type="float">
            <text:p>2.65E+06</text:p>
          </table:table-cell>
          <table:table-cell table:number-columns-repeated="3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A205] + 1) * 100 + 1" office:value-type="float" office:value="20301" calcext:value-type="float">
            <text:p>20301</text:p>
          </table:table-cell>
          <table:table-cell table:formula="of:=POWER([.B205];2)" office:value-type="float" office:value="412130601" calcext:value-type="float">
            <text:p>412130601</text:p>
          </table:table-cell>
          <table:table-cell table:formula="of:=[.B205]*LOG([.B205];2)" office:value-type="float" office:value="290492.351693968" calcext:value-type="float">
            <text:p>290492.351693968</text:p>
          </table:table-cell>
          <table:table-cell office:value-type="float" office:value="97991500" calcext:value-type="float">
            <text:p>9.80E+07</text:p>
          </table:table-cell>
          <table:table-cell office:value-type="float" office:value="2658790" calcext:value-type="float">
            <text:p>2.66E+06</text:p>
          </table:table-cell>
          <table:table-cell table:number-columns-repeated="3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A206] + 1) * 100 + 1" office:value-type="float" office:value="20401" calcext:value-type="float">
            <text:p>20401</text:p>
          </table:table-cell>
          <table:table-cell table:formula="of:=POWER([.B206];2)" office:value-type="float" office:value="416200801" calcext:value-type="float">
            <text:p>416200801</text:p>
          </table:table-cell>
          <table:table-cell table:formula="of:=[.B206]*LOG([.B206];2)" office:value-type="float" office:value="292067.902259555" calcext:value-type="float">
            <text:p>292067.902259555</text:p>
          </table:table-cell>
          <table:table-cell office:value-type="float" office:value="99246700" calcext:value-type="float">
            <text:p>9.92E+07</text:p>
          </table:table-cell>
          <table:table-cell office:value-type="float" office:value="2656510" calcext:value-type="float">
            <text:p>2.66E+06</text:p>
          </table:table-cell>
          <table:table-cell table:number-columns-repeated="3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207] + 1) * 100 + 1" office:value-type="float" office:value="20501" calcext:value-type="float">
            <text:p>20501</text:p>
          </table:table-cell>
          <table:table-cell table:formula="of:=POWER([.B207];2)" office:value-type="float" office:value="420291001" calcext:value-type="float">
            <text:p>420291001</text:p>
          </table:table-cell>
          <table:table-cell table:formula="of:=[.B207]*LOG([.B207];2)" office:value-type="float" office:value="293644.159996761" calcext:value-type="float">
            <text:p>293644.159996761</text:p>
          </table:table-cell>
          <table:table-cell office:value-type="float" office:value="103400000" calcext:value-type="float">
            <text:p>1.03E+08</text:p>
          </table:table-cell>
          <table:table-cell office:value-type="float" office:value="2837630" calcext:value-type="float">
            <text:p>2.84E+06</text:p>
          </table:table-cell>
          <table:table-cell table:number-columns-repeated="3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[.A208] + 1) * 100 + 1" office:value-type="float" office:value="20601" calcext:value-type="float">
            <text:p>20601</text:p>
          </table:table-cell>
          <table:table-cell table:formula="of:=POWER([.B208];2)" office:value-type="float" office:value="424401201" calcext:value-type="float">
            <text:p>424401201</text:p>
          </table:table-cell>
          <table:table-cell table:formula="of:=[.B208]*LOG([.B208];2)" office:value-type="float" office:value="295221.121456108" calcext:value-type="float">
            <text:p>295221.121456108</text:p>
          </table:table-cell>
          <table:table-cell office:value-type="float" office:value="107527000" calcext:value-type="float">
            <text:p>1.08E+08</text:p>
          </table:table-cell>
          <table:table-cell office:value-type="float" office:value="2676860" calcext:value-type="float">
            <text:p>2.68E+06</text:p>
          </table:table-cell>
          <table:table-cell table:number-columns-repeated="3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A209] + 1) * 100 + 1" office:value-type="float" office:value="20701" calcext:value-type="float">
            <text:p>20701</text:p>
          </table:table-cell>
          <table:table-cell table:formula="of:=POWER([.B209];2)" office:value-type="float" office:value="428531401" calcext:value-type="float">
            <text:p>428531401</text:p>
          </table:table-cell>
          <table:table-cell table:formula="of:=[.B209]*LOG([.B209];2)" office:value-type="float" office:value="296798.783221608" calcext:value-type="float">
            <text:p>296798.783221608</text:p>
          </table:table-cell>
          <table:table-cell office:value-type="float" office:value="102660000" calcext:value-type="float">
            <text:p>1.03E+08</text:p>
          </table:table-cell>
          <table:table-cell office:value-type="float" office:value="2605250" calcext:value-type="float">
            <text:p>2.61E+06</text:p>
          </table:table-cell>
          <table:table-cell table:number-columns-repeated="3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210] + 1) * 100 + 1" office:value-type="float" office:value="20801" calcext:value-type="float">
            <text:p>20801</text:p>
          </table:table-cell>
          <table:table-cell table:formula="of:=POWER([.B210];2)" office:value-type="float" office:value="432681601" calcext:value-type="float">
            <text:p>432681601</text:p>
          </table:table-cell>
          <table:table-cell table:formula="of:=[.B210]*LOG([.B210];2)" office:value-type="float" office:value="298377.141910277" calcext:value-type="float">
            <text:p>298377.141910277</text:p>
          </table:table-cell>
          <table:table-cell office:value-type="float" office:value="103209000" calcext:value-type="float">
            <text:p>1.03E+08</text:p>
          </table:table-cell>
          <table:table-cell office:value-type="float" office:value="2615390" calcext:value-type="float">
            <text:p>2.62E+06</text:p>
          </table:table-cell>
          <table:table-cell table:number-columns-repeated="3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[.A211] + 1) * 100 + 1" office:value-type="float" office:value="20901" calcext:value-type="float">
            <text:p>20901</text:p>
          </table:table-cell>
          <table:table-cell table:formula="of:=POWER([.B211];2)" office:value-type="float" office:value="436851801" calcext:value-type="float">
            <text:p>436851801</text:p>
          </table:table-cell>
          <table:table-cell table:formula="of:=[.B211]*LOG([.B211];2)" office:value-type="float" office:value="299956.194171659" calcext:value-type="float">
            <text:p>299956.194171659</text:p>
          </table:table-cell>
          <table:table-cell office:value-type="float" office:value="103906000" calcext:value-type="float">
            <text:p>1.04E+08</text:p>
          </table:table-cell>
          <table:table-cell office:value-type="float" office:value="2585300" calcext:value-type="float">
            <text:p>2.59E+06</text:p>
          </table:table-cell>
          <table:table-cell table:number-columns-repeated="3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A212] + 1) * 100 + 1" office:value-type="float" office:value="21001" calcext:value-type="float">
            <text:p>21001</text:p>
          </table:table-cell>
          <table:table-cell table:formula="of:=POWER([.B212];2)" office:value-type="float" office:value="441042001" calcext:value-type="float">
            <text:p>441042001</text:p>
          </table:table-cell>
          <table:table-cell table:formula="of:=[.B212]*LOG([.B212];2)" office:value-type="float" office:value="301535.936687355" calcext:value-type="float">
            <text:p>301535.936687355</text:p>
          </table:table-cell>
          <table:table-cell office:value-type="float" office:value="111818000" calcext:value-type="float">
            <text:p>1.12E+08</text:p>
          </table:table-cell>
          <table:table-cell office:value-type="float" office:value="2710200" calcext:value-type="float">
            <text:p>2.71E+06</text:p>
          </table:table-cell>
          <table:table-cell table:number-columns-repeated="3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A213] + 1) * 100 + 1" office:value-type="float" office:value="21101" calcext:value-type="float">
            <text:p>21101</text:p>
          </table:table-cell>
          <table:table-cell table:formula="of:=POWER([.B213];2)" office:value-type="float" office:value="445252201" calcext:value-type="float">
            <text:p>445252201</text:p>
          </table:table-cell>
          <table:table-cell table:formula="of:=[.B213]*LOG([.B213];2)" office:value-type="float" office:value="303116.366170574" calcext:value-type="float">
            <text:p>303116.366170574</text:p>
          </table:table-cell>
          <table:table-cell office:value-type="float" office:value="110527000" calcext:value-type="float">
            <text:p>1.11E+08</text:p>
          </table:table-cell>
          <table:table-cell office:value-type="float" office:value="2779170" calcext:value-type="float">
            <text:p>2.78E+06</text:p>
          </table:table-cell>
          <table:table-cell table:number-columns-repeated="3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[.A214] + 1) * 100 + 1" office:value-type="float" office:value="21201" calcext:value-type="float">
            <text:p>21201</text:p>
          </table:table-cell>
          <table:table-cell table:formula="of:=POWER([.B214];2)" office:value-type="float" office:value="449482401" calcext:value-type="float">
            <text:p>449482401</text:p>
          </table:table-cell>
          <table:table-cell table:formula="of:=[.B214]*LOG([.B214];2)" office:value-type="float" office:value="304697.479365675" calcext:value-type="float">
            <text:p>304697.479365675</text:p>
          </table:table-cell>
          <table:table-cell office:value-type="float" office:value="110879000" calcext:value-type="float">
            <text:p>1.11E+08</text:p>
          </table:table-cell>
          <table:table-cell office:value-type="float" office:value="2661540" calcext:value-type="float">
            <text:p>2.66E+06</text:p>
          </table:table-cell>
          <table:table-cell table:number-columns-repeated="3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[.A215] + 1) * 100 + 1" office:value-type="float" office:value="21301" calcext:value-type="float">
            <text:p>21301</text:p>
          </table:table-cell>
          <table:table-cell table:formula="of:=POWER([.B215];2)" office:value-type="float" office:value="453732601" calcext:value-type="float">
            <text:p>453732601</text:p>
          </table:table-cell>
          <table:table-cell table:formula="of:=[.B215]*LOG([.B215];2)" office:value-type="float" office:value="306279.273047728" calcext:value-type="float">
            <text:p>306279.273047728</text:p>
          </table:table-cell>
          <table:table-cell office:value-type="float" office:value="117417000" calcext:value-type="float">
            <text:p>1.17E+08</text:p>
          </table:table-cell>
          <table:table-cell office:value-type="float" office:value="2930630" calcext:value-type="float">
            <text:p>2.93E+06</text:p>
          </table:table-cell>
          <table:table-cell table:number-columns-repeated="3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A216] + 1) * 100 + 1" office:value-type="float" office:value="21401" calcext:value-type="float">
            <text:p>21401</text:p>
          </table:table-cell>
          <table:table-cell table:formula="of:=POWER([.B216];2)" office:value-type="float" office:value="458002801" calcext:value-type="float">
            <text:p>458002801</text:p>
          </table:table-cell>
          <table:table-cell table:formula="of:=[.B216]*LOG([.B216];2)" office:value-type="float" office:value="307861.744022088" calcext:value-type="float">
            <text:p>307861.744022088</text:p>
          </table:table-cell>
          <table:table-cell office:value-type="float" office:value="112989000" calcext:value-type="float">
            <text:p>1.13E+08</text:p>
          </table:table-cell>
          <table:table-cell office:value-type="float" office:value="2878490" calcext:value-type="float">
            <text:p>2.88E+06</text:p>
          </table:table-cell>
          <table:table-cell table:number-columns-repeated="3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217] + 1) * 100 + 1" office:value-type="float" office:value="21501" calcext:value-type="float">
            <text:p>21501</text:p>
          </table:table-cell>
          <table:table-cell table:formula="of:=POWER([.B217];2)" office:value-type="float" office:value="462293001" calcext:value-type="float">
            <text:p>462293001</text:p>
          </table:table-cell>
          <table:table-cell table:formula="of:=[.B217]*LOG([.B217];2)" office:value-type="float" office:value="309444.889123961" calcext:value-type="float">
            <text:p>309444.889123961</text:p>
          </table:table-cell>
          <table:table-cell office:value-type="float" office:value="113477000" calcext:value-type="float">
            <text:p>1.13E+08</text:p>
          </table:table-cell>
          <table:table-cell office:value-type="float" office:value="2947320" calcext:value-type="float">
            <text:p>2.95E+06</text:p>
          </table:table-cell>
          <table:table-cell table:number-columns-repeated="3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218] + 1) * 100 + 1" office:value-type="float" office:value="21601" calcext:value-type="float">
            <text:p>21601</text:p>
          </table:table-cell>
          <table:table-cell table:formula="of:=POWER([.B218];2)" office:value-type="float" office:value="466603201" calcext:value-type="float">
            <text:p>466603201</text:p>
          </table:table-cell>
          <table:table-cell table:formula="of:=[.B218]*LOG([.B218];2)" office:value-type="float" office:value="311028.705217993" calcext:value-type="float">
            <text:p>311028.705217993</text:p>
          </table:table-cell>
          <table:table-cell office:value-type="float" office:value="111892000" calcext:value-type="float">
            <text:p>1.12E+08</text:p>
          </table:table-cell>
          <table:table-cell office:value-type="float" office:value="2834690" calcext:value-type="float">
            <text:p>2.83E+06</text:p>
          </table:table-cell>
          <table:table-cell table:number-columns-repeated="31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A219] + 1) * 100 + 1" office:value-type="float" office:value="21701" calcext:value-type="float">
            <text:p>21701</text:p>
          </table:table-cell>
          <table:table-cell table:formula="of:=POWER([.B219];2)" office:value-type="float" office:value="470933401" calcext:value-type="float">
            <text:p>470933401</text:p>
          </table:table-cell>
          <table:table-cell table:formula="of:=[.B219]*LOG([.B219];2)" office:value-type="float" office:value="312613.189197861" calcext:value-type="float">
            <text:p>312613.189197861</text:p>
          </table:table-cell>
          <table:table-cell office:value-type="float" office:value="111827000" calcext:value-type="float">
            <text:p>1.12E+08</text:p>
          </table:table-cell>
          <table:table-cell office:value-type="float" office:value="2844250" calcext:value-type="float">
            <text:p>2.84E+06</text:p>
          </table:table-cell>
          <table:table-cell table:number-columns-repeated="31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[.A220] + 1) * 100 + 1" office:value-type="float" office:value="21801" calcext:value-type="float">
            <text:p>21801</text:p>
          </table:table-cell>
          <table:table-cell table:formula="of:=POWER([.B220];2)" office:value-type="float" office:value="475283601" calcext:value-type="float">
            <text:p>475283601</text:p>
          </table:table-cell>
          <table:table-cell table:formula="of:=[.B220]*LOG([.B220];2)" office:value-type="float" office:value="314198.33798587" calcext:value-type="float">
            <text:p>314198.33798587</text:p>
          </table:table-cell>
          <table:table-cell office:value-type="float" office:value="116159000" calcext:value-type="float">
            <text:p>1.16E+08</text:p>
          </table:table-cell>
          <table:table-cell office:value-type="float" office:value="3052990" calcext:value-type="float">
            <text:p>3.05E+06</text:p>
          </table:table-cell>
          <table:table-cell table:number-columns-repeated="31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A221] + 1) * 100 + 1" office:value-type="float" office:value="21901" calcext:value-type="float">
            <text:p>21901</text:p>
          </table:table-cell>
          <table:table-cell table:formula="of:=POWER([.B221];2)" office:value-type="float" office:value="479653801" calcext:value-type="float">
            <text:p>479653801</text:p>
          </table:table-cell>
          <table:table-cell table:formula="of:=[.B221]*LOG([.B221];2)" office:value-type="float" office:value="315784.14853256" calcext:value-type="float">
            <text:p>315784.14853256</text:p>
          </table:table-cell>
          <table:table-cell office:value-type="float" office:value="116902000" calcext:value-type="float">
            <text:p>1.17E+08</text:p>
          </table:table-cell>
          <table:table-cell office:value-type="float" office:value="3085870" calcext:value-type="float">
            <text:p>3.09E+06</text:p>
          </table:table-cell>
          <table:table-cell table:number-columns-repeated="31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[.A222] + 1) * 100 + 1" office:value-type="float" office:value="22001" calcext:value-type="float">
            <text:p>22001</text:p>
          </table:table-cell>
          <table:table-cell table:formula="of:=POWER([.B222];2)" office:value-type="float" office:value="484044001" calcext:value-type="float">
            <text:p>484044001</text:p>
          </table:table-cell>
          <table:table-cell table:formula="of:=[.B222]*LOG([.B222];2)" office:value-type="float" office:value="317370.617816319" calcext:value-type="float">
            <text:p>317370.617816319</text:p>
          </table:table-cell>
          <table:table-cell office:value-type="float" office:value="115022000" calcext:value-type="float">
            <text:p>1.15E+08</text:p>
          </table:table-cell>
          <table:table-cell office:value-type="float" office:value="2940810" calcext:value-type="float">
            <text:p>2.94E+06</text:p>
          </table:table-cell>
          <table:table-cell table:number-columns-repeated="31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223] + 1) * 100 + 1" office:value-type="float" office:value="22101" calcext:value-type="float">
            <text:p>22101</text:p>
          </table:table-cell>
          <table:table-cell table:formula="of:=POWER([.B223];2)" office:value-type="float" office:value="488454201" calcext:value-type="float">
            <text:p>488454201</text:p>
          </table:table-cell>
          <table:table-cell table:formula="of:=[.B223]*LOG([.B223];2)" office:value-type="float" office:value="318957.742843002" calcext:value-type="float">
            <text:p>318957.742843002</text:p>
          </table:table-cell>
          <table:table-cell office:value-type="float" office:value="116152000" calcext:value-type="float">
            <text:p>1.16E+08</text:p>
          </table:table-cell>
          <table:table-cell office:value-type="float" office:value="3033770" calcext:value-type="float">
            <text:p>3.03E+06</text:p>
          </table:table-cell>
          <table:table-cell table:number-columns-repeated="31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A224] + 1) * 100 + 1" office:value-type="float" office:value="22201" calcext:value-type="float">
            <text:p>22201</text:p>
          </table:table-cell>
          <table:table-cell table:formula="of:=POWER([.B224];2)" office:value-type="float" office:value="492884401" calcext:value-type="float">
            <text:p>492884401</text:p>
          </table:table-cell>
          <table:table-cell table:formula="of:=[.B224]*LOG([.B224];2)" office:value-type="float" office:value="320545.520645561" calcext:value-type="float">
            <text:p>320545.520645561</text:p>
          </table:table-cell>
          <table:table-cell office:value-type="float" office:value="119435000" calcext:value-type="float">
            <text:p>1.19E+08</text:p>
          </table:table-cell>
          <table:table-cell office:value-type="float" office:value="3174800" calcext:value-type="float">
            <text:p>3.17E+06</text:p>
          </table:table-cell>
          <table:table-cell table:number-columns-repeated="31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[.A225] + 1) * 100 + 1" office:value-type="float" office:value="22301" calcext:value-type="float">
            <text:p>22301</text:p>
          </table:table-cell>
          <table:table-cell table:formula="of:=POWER([.B225];2)" office:value-type="float" office:value="497334601" calcext:value-type="float">
            <text:p>497334601</text:p>
          </table:table-cell>
          <table:table-cell table:formula="of:=[.B225]*LOG([.B225];2)" office:value-type="float" office:value="322133.948283677" calcext:value-type="float">
            <text:p>322133.948283677</text:p>
          </table:table-cell>
          <table:table-cell office:value-type="float" office:value="148168000" calcext:value-type="float">
            <text:p>1.48E+08</text:p>
          </table:table-cell>
          <table:table-cell office:value-type="float" office:value="3327460" calcext:value-type="float">
            <text:p>3.33E+06</text:p>
          </table:table-cell>
          <table:table-cell table:number-columns-repeated="31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A226] + 1) * 100 + 1" office:value-type="float" office:value="22401" calcext:value-type="float">
            <text:p>22401</text:p>
          </table:table-cell>
          <table:table-cell table:formula="of:=POWER([.B226];2)" office:value-type="float" office:value="501804801" calcext:value-type="float">
            <text:p>501804801</text:p>
          </table:table-cell>
          <table:table-cell table:formula="of:=[.B226]*LOG([.B226];2)" office:value-type="float" office:value="323723.022843399" calcext:value-type="float">
            <text:p>323723.022843399</text:p>
          </table:table-cell>
          <table:table-cell office:value-type="float" office:value="123839000" calcext:value-type="float">
            <text:p>1.24E+08</text:p>
          </table:table-cell>
          <table:table-cell office:value-type="float" office:value="3319620" calcext:value-type="float">
            <text:p>3.32E+06</text:p>
          </table:table-cell>
          <table:table-cell table:number-columns-repeated="31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227] + 1) * 100 + 1" office:value-type="float" office:value="22501" calcext:value-type="float">
            <text:p>22501</text:p>
          </table:table-cell>
          <table:table-cell table:formula="of:=POWER([.B227];2)" office:value-type="float" office:value="506295001" calcext:value-type="float">
            <text:p>506295001</text:p>
          </table:table-cell>
          <table:table-cell table:formula="of:=[.B227]*LOG([.B227];2)" office:value-type="float" office:value="325312.741436796" calcext:value-type="float">
            <text:p>325312.741436796</text:p>
          </table:table-cell>
          <table:table-cell office:value-type="float" office:value="121885000" calcext:value-type="float">
            <text:p>1.22E+08</text:p>
          </table:table-cell>
          <table:table-cell office:value-type="float" office:value="3299560" calcext:value-type="float">
            <text:p>3.30E+06</text:p>
          </table:table-cell>
          <table:table-cell table:number-columns-repeated="31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228] + 1) * 100 + 1" office:value-type="float" office:value="22601" calcext:value-type="float">
            <text:p>22601</text:p>
          </table:table-cell>
          <table:table-cell table:formula="of:=POWER([.B228];2)" office:value-type="float" office:value="510805201" calcext:value-type="float">
            <text:p>510805201</text:p>
          </table:table-cell>
          <table:table-cell table:formula="of:=[.B228]*LOG([.B228];2)" office:value-type="float" office:value="326903.101201603" calcext:value-type="float">
            <text:p>326903.101201603</text:p>
          </table:table-cell>
          <table:table-cell office:value-type="float" office:value="121735000" calcext:value-type="float">
            <text:p>1.22E+08</text:p>
          </table:table-cell>
          <table:table-cell office:value-type="float" office:value="3382970" calcext:value-type="float">
            <text:p>3.38E+06</text:p>
          </table:table-cell>
          <table:table-cell table:number-columns-repeated="31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[.A229] + 1) * 100 + 1" office:value-type="float" office:value="22701" calcext:value-type="float">
            <text:p>22701</text:p>
          </table:table-cell>
          <table:table-cell table:formula="of:=POWER([.B229];2)" office:value-type="float" office:value="515335401" calcext:value-type="float">
            <text:p>515335401</text:p>
          </table:table-cell>
          <table:table-cell table:formula="of:=[.B229]*LOG([.B229];2)" office:value-type="float" office:value="328494.099300885" calcext:value-type="float">
            <text:p>328494.099300885</text:p>
          </table:table-cell>
          <table:table-cell office:value-type="float" office:value="124620000" calcext:value-type="float">
            <text:p>1.25E+08</text:p>
          </table:table-cell>
          <table:table-cell office:value-type="float" office:value="3206890" calcext:value-type="float">
            <text:p>3.21E+06</text:p>
          </table:table-cell>
          <table:table-cell table:number-columns-repeated="31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[.A230] + 1) * 100 + 1" office:value-type="float" office:value="22801" calcext:value-type="float">
            <text:p>22801</text:p>
          </table:table-cell>
          <table:table-cell table:formula="of:=POWER([.B230];2)" office:value-type="float" office:value="519885601" calcext:value-type="float">
            <text:p>519885601</text:p>
          </table:table-cell>
          <table:table-cell table:formula="of:=[.B230]*LOG([.B230];2)" office:value-type="float" office:value="330085.732922702" calcext:value-type="float">
            <text:p>330085.732922702</text:p>
          </table:table-cell>
          <table:table-cell office:value-type="float" office:value="125677000" calcext:value-type="float">
            <text:p>1.26E+08</text:p>
          </table:table-cell>
          <table:table-cell office:value-type="float" office:value="3247130" calcext:value-type="float">
            <text:p>3.25E+06</text:p>
          </table:table-cell>
          <table:table-cell table:number-columns-repeated="31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[.A231] + 1) * 100 + 1" office:value-type="float" office:value="22901" calcext:value-type="float">
            <text:p>22901</text:p>
          </table:table-cell>
          <table:table-cell table:formula="of:=POWER([.B231];2)" office:value-type="float" office:value="524455801" calcext:value-type="float">
            <text:p>524455801</text:p>
          </table:table-cell>
          <table:table-cell table:formula="of:=[.B231]*LOG([.B231];2)" office:value-type="float" office:value="331677.999279779" calcext:value-type="float">
            <text:p>331677.999279779</text:p>
          </table:table-cell>
          <table:table-cell office:value-type="float" office:value="125132000" calcext:value-type="float">
            <text:p>1.25E+08</text:p>
          </table:table-cell>
          <table:table-cell office:value-type="float" office:value="3555770" calcext:value-type="float">
            <text:p>3.56E+06</text:p>
          </table:table-cell>
          <table:table-cell table:number-columns-repeated="31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[.A232] + 1) * 100 + 1" office:value-type="float" office:value="23001" calcext:value-type="float">
            <text:p>23001</text:p>
          </table:table-cell>
          <table:table-cell table:formula="of:=POWER([.B232];2)" office:value-type="float" office:value="529046001" calcext:value-type="float">
            <text:p>529046001</text:p>
          </table:table-cell>
          <table:table-cell table:formula="of:=[.B232]*LOG([.B232];2)" office:value-type="float" office:value="333270.895609183" calcext:value-type="float">
            <text:p>333270.895609183</text:p>
          </table:table-cell>
          <table:table-cell office:value-type="float" office:value="135644000" calcext:value-type="float">
            <text:p>1.36E+08</text:p>
          </table:table-cell>
          <table:table-cell office:value-type="float" office:value="3585530" calcext:value-type="float">
            <text:p>3.59E+06</text:p>
          </table:table-cell>
          <table:table-cell table:number-columns-repeated="31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A233] + 1) * 100 + 1" office:value-type="float" office:value="23101" calcext:value-type="float">
            <text:p>23101</text:p>
          </table:table-cell>
          <table:table-cell table:formula="of:=POWER([.B233];2)" office:value-type="float" office:value="533656201" calcext:value-type="float">
            <text:p>533656201</text:p>
          </table:table-cell>
          <table:table-cell table:formula="of:=[.B233]*LOG([.B233];2)" office:value-type="float" office:value="334864.419172006" calcext:value-type="float">
            <text:p>334864.419172006</text:p>
          </table:table-cell>
          <table:table-cell office:value-type="float" office:value="136736000" calcext:value-type="float">
            <text:p>1.37E+08</text:p>
          </table:table-cell>
          <table:table-cell office:value-type="float" office:value="3490120" calcext:value-type="float">
            <text:p>3.49E+06</text:p>
          </table:table-cell>
          <table:table-cell table:number-columns-repeated="31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234] + 1) * 100 + 1" office:value-type="float" office:value="23201" calcext:value-type="float">
            <text:p>23201</text:p>
          </table:table-cell>
          <table:table-cell table:formula="of:=POWER([.B234];2)" office:value-type="float" office:value="538286401" calcext:value-type="float">
            <text:p>538286401</text:p>
          </table:table-cell>
          <table:table-cell table:formula="of:=[.B234]*LOG([.B234];2)" office:value-type="float" office:value="336458.567253051" calcext:value-type="float">
            <text:p>336458.567253051</text:p>
          </table:table-cell>
          <table:table-cell office:value-type="float" office:value="129504000" calcext:value-type="float">
            <text:p>1.30E+08</text:p>
          </table:table-cell>
          <table:table-cell office:value-type="float" office:value="3341330" calcext:value-type="float">
            <text:p>3.34E+06</text:p>
          </table:table-cell>
          <table:table-cell table:number-columns-repeated="31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235] + 1) * 100 + 1" office:value-type="float" office:value="23301" calcext:value-type="float">
            <text:p>23301</text:p>
          </table:table-cell>
          <table:table-cell table:formula="of:=POWER([.B235];2)" office:value-type="float" office:value="542936601" calcext:value-type="float">
            <text:p>542936601</text:p>
          </table:table-cell>
          <table:table-cell table:formula="of:=[.B235]*LOG([.B235];2)" office:value-type="float" office:value="338053.33716053" calcext:value-type="float">
            <text:p>338053.33716053</text:p>
          </table:table-cell>
          <table:table-cell office:value-type="float" office:value="129568000" calcext:value-type="float">
            <text:p>1.30E+08</text:p>
          </table:table-cell>
          <table:table-cell office:value-type="float" office:value="3429400" calcext:value-type="float">
            <text:p>3.43E+06</text:p>
          </table:table-cell>
          <table:table-cell table:number-columns-repeated="31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236] + 1) * 100 + 1" office:value-type="float" office:value="23401" calcext:value-type="float">
            <text:p>23401</text:p>
          </table:table-cell>
          <table:table-cell table:formula="of:=POWER([.B236];2)" office:value-type="float" office:value="547606801" calcext:value-type="float">
            <text:p>547606801</text:p>
          </table:table-cell>
          <table:table-cell table:formula="of:=[.B236]*LOG([.B236];2)" office:value-type="float" office:value="339648.726225757" calcext:value-type="float">
            <text:p>339648.726225757</text:p>
          </table:table-cell>
          <table:table-cell office:value-type="float" office:value="131786000" calcext:value-type="float">
            <text:p>1.32E+08</text:p>
          </table:table-cell>
          <table:table-cell office:value-type="float" office:value="3462640" calcext:value-type="float">
            <text:p>3.46E+06</text:p>
          </table:table-cell>
          <table:table-cell table:number-columns-repeated="31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[.A237] + 1) * 100 + 1" office:value-type="float" office:value="23501" calcext:value-type="float">
            <text:p>23501</text:p>
          </table:table-cell>
          <table:table-cell table:formula="of:=POWER([.B237];2)" office:value-type="float" office:value="552297001" calcext:value-type="float">
            <text:p>552297001</text:p>
          </table:table-cell>
          <table:table-cell table:formula="of:=[.B237]*LOG([.B237];2)" office:value-type="float" office:value="341244.731802856" calcext:value-type="float">
            <text:p>341244.731802856</text:p>
          </table:table-cell>
          <table:table-cell office:value-type="float" office:value="131413000" calcext:value-type="float">
            <text:p>1.31E+08</text:p>
          </table:table-cell>
          <table:table-cell office:value-type="float" office:value="3388940" calcext:value-type="float">
            <text:p>3.39E+06</text:p>
          </table:table-cell>
          <table:table-cell table:number-columns-repeated="31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A238] + 1) * 100 + 1" office:value-type="float" office:value="23601" calcext:value-type="float">
            <text:p>23601</text:p>
          </table:table-cell>
          <table:table-cell table:formula="of:=POWER([.B238];2)" office:value-type="float" office:value="557007201" calcext:value-type="float">
            <text:p>557007201</text:p>
          </table:table-cell>
          <table:table-cell table:formula="of:=[.B238]*LOG([.B238];2)" office:value-type="float" office:value="342841.351268468" calcext:value-type="float">
            <text:p>342841.351268468</text:p>
          </table:table-cell>
          <table:table-cell office:value-type="float" office:value="133038000" calcext:value-type="float">
            <text:p>1.33E+08</text:p>
          </table:table-cell>
          <table:table-cell office:value-type="float" office:value="3412710" calcext:value-type="float">
            <text:p>3.41E+06</text:p>
          </table:table-cell>
          <table:table-cell table:number-columns-repeated="31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239] + 1) * 100 + 1" office:value-type="float" office:value="23701" calcext:value-type="float">
            <text:p>23701</text:p>
          </table:table-cell>
          <table:table-cell table:formula="of:=POWER([.B239];2)" office:value-type="float" office:value="561737401" calcext:value-type="float">
            <text:p>561737401</text:p>
          </table:table-cell>
          <table:table-cell table:formula="of:=[.B239]*LOG([.B239];2)" office:value-type="float" office:value="344438.582021465" calcext:value-type="float">
            <text:p>344438.582021465</text:p>
          </table:table-cell>
          <table:table-cell office:value-type="float" office:value="140406000" calcext:value-type="float">
            <text:p>1.40E+08</text:p>
          </table:table-cell>
          <table:table-cell office:value-type="float" office:value="3788770" calcext:value-type="float">
            <text:p>3.79E+06</text:p>
          </table:table-cell>
          <table:table-cell table:number-columns-repeated="31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A240] + 1) * 100 + 1" office:value-type="float" office:value="23801" calcext:value-type="float">
            <text:p>23801</text:p>
          </table:table-cell>
          <table:table-cell table:formula="of:=POWER([.B240];2)" office:value-type="float" office:value="566487601" calcext:value-type="float">
            <text:p>566487601</text:p>
          </table:table-cell>
          <table:table-cell table:formula="of:=[.B240]*LOG([.B240];2)" office:value-type="float" office:value="346036.42148267" calcext:value-type="float">
            <text:p>346036.42148267</text:p>
          </table:table-cell>
          <table:table-cell office:value-type="float" office:value="142374000" calcext:value-type="float">
            <text:p>1.42E+08</text:p>
          </table:table-cell>
          <table:table-cell office:value-type="float" office:value="3494340" calcext:value-type="float">
            <text:p>3.49E+06</text:p>
          </table:table-cell>
          <table:table-cell table:number-columns-repeated="31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[.A241] + 1) * 100 + 1" office:value-type="float" office:value="23901" calcext:value-type="float">
            <text:p>23901</text:p>
          </table:table-cell>
          <table:table-cell table:formula="of:=POWER([.B241];2)" office:value-type="float" office:value="571257801" calcext:value-type="float">
            <text:p>571257801</text:p>
          </table:table-cell>
          <table:table-cell table:formula="of:=[.B241]*LOG([.B241];2)" office:value-type="float" office:value="347634.867094576" calcext:value-type="float">
            <text:p>347634.867094576</text:p>
          </table:table-cell>
          <table:table-cell office:value-type="float" office:value="142489000" calcext:value-type="float">
            <text:p>1.42E+08</text:p>
          </table:table-cell>
          <table:table-cell office:value-type="float" office:value="3187680" calcext:value-type="float">
            <text:p>3.19E+06</text:p>
          </table:table-cell>
          <table:table-cell table:number-columns-repeated="31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242] + 1) * 100 + 1" office:value-type="float" office:value="24001" calcext:value-type="float">
            <text:p>24001</text:p>
          </table:table-cell>
          <table:table-cell table:formula="of:=POWER([.B242];2)" office:value-type="float" office:value="576048001" calcext:value-type="float">
            <text:p>576048001</text:p>
          </table:table-cell>
          <table:table-cell table:formula="of:=[.B242]*LOG([.B242];2)" office:value-type="float" office:value="349233.91632108" calcext:value-type="float">
            <text:p>349233.91632108</text:p>
          </table:table-cell>
          <table:table-cell office:value-type="float" office:value="140884000" calcext:value-type="float">
            <text:p>1.41E+08</text:p>
          </table:table-cell>
          <table:table-cell office:value-type="float" office:value="3508980" calcext:value-type="float">
            <text:p>3.51E+06</text:p>
          </table:table-cell>
          <table:table-cell table:number-columns-repeated="31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243] + 1) * 100 + 1" office:value-type="float" office:value="24101" calcext:value-type="float">
            <text:p>24101</text:p>
          </table:table-cell>
          <table:table-cell table:formula="of:=POWER([.B243];2)" office:value-type="float" office:value="580858201" calcext:value-type="float">
            <text:p>580858201</text:p>
          </table:table-cell>
          <table:table-cell table:formula="of:=[.B243]*LOG([.B243];2)" office:value-type="float" office:value="350833.566647211" calcext:value-type="float">
            <text:p>350833.566647211</text:p>
          </table:table-cell>
          <table:table-cell office:value-type="float" office:value="142143000" calcext:value-type="float">
            <text:p>1.42E+08</text:p>
          </table:table-cell>
          <table:table-cell office:value-type="float" office:value="3441100" calcext:value-type="float">
            <text:p>3.44E+06</text:p>
          </table:table-cell>
          <table:table-cell table:number-columns-repeated="31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244] + 1) * 100 + 1" office:value-type="float" office:value="24201" calcext:value-type="float">
            <text:p>24201</text:p>
          </table:table-cell>
          <table:table-cell table:formula="of:=POWER([.B244];2)" office:value-type="float" office:value="585688401" calcext:value-type="float">
            <text:p>585688401</text:p>
          </table:table-cell>
          <table:table-cell table:formula="of:=[.B244]*LOG([.B244];2)" office:value-type="float" office:value="352433.815578869" calcext:value-type="float">
            <text:p>352433.815578869</text:p>
          </table:table-cell>
          <table:table-cell office:value-type="float" office:value="141205000" calcext:value-type="float">
            <text:p>1.41E+08</text:p>
          </table:table-cell>
          <table:table-cell office:value-type="float" office:value="3547540" calcext:value-type="float">
            <text:p>3.55E+06</text:p>
          </table:table-cell>
          <table:table-cell table:number-columns-repeated="31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A245] + 1) * 100 + 1" office:value-type="float" office:value="24301" calcext:value-type="float">
            <text:p>24301</text:p>
          </table:table-cell>
          <table:table-cell table:formula="of:=POWER([.B245];2)" office:value-type="float" office:value="590538601" calcext:value-type="float">
            <text:p>590538601</text:p>
          </table:table-cell>
          <table:table-cell table:formula="of:=[.B245]*LOG([.B245];2)" office:value-type="float" office:value="354034.660642565" calcext:value-type="float">
            <text:p>354034.660642565</text:p>
          </table:table-cell>
          <table:table-cell office:value-type="float" office:value="140625000" calcext:value-type="float">
            <text:p>1.41E+08</text:p>
          </table:table-cell>
          <table:table-cell office:value-type="float" office:value="3442630" calcext:value-type="float">
            <text:p>3.44E+06</text:p>
          </table:table-cell>
          <table:table-cell table:number-columns-repeated="31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246] + 1) * 100 + 1" office:value-type="float" office:value="24401" calcext:value-type="float">
            <text:p>24401</text:p>
          </table:table-cell>
          <table:table-cell table:formula="of:=POWER([.B246];2)" office:value-type="float" office:value="595408801" calcext:value-type="float">
            <text:p>595408801</text:p>
          </table:table-cell>
          <table:table-cell table:formula="of:=[.B246]*LOG([.B246];2)" office:value-type="float" office:value="355636.099385169" calcext:value-type="float">
            <text:p>355636.099385169</text:p>
          </table:table-cell>
          <table:table-cell office:value-type="float" office:value="146591000" calcext:value-type="float">
            <text:p>1.47E+08</text:p>
          </table:table-cell>
          <table:table-cell office:value-type="float" office:value="3713110" calcext:value-type="float">
            <text:p>3.71E+06</text:p>
          </table:table-cell>
          <table:table-cell table:number-columns-repeated="31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247] + 1) * 100 + 1" office:value-type="float" office:value="24501" calcext:value-type="float">
            <text:p>24501</text:p>
          </table:table-cell>
          <table:table-cell table:formula="of:=POWER([.B247];2)" office:value-type="float" office:value="600299001" calcext:value-type="float">
            <text:p>600299001</text:p>
          </table:table-cell>
          <table:table-cell table:formula="of:=[.B247]*LOG([.B247];2)" office:value-type="float" office:value="357238.129373656" calcext:value-type="float">
            <text:p>357238.129373656</text:p>
          </table:table-cell>
          <table:table-cell office:value-type="float" office:value="150101000" calcext:value-type="float">
            <text:p>1.50E+08</text:p>
          </table:table-cell>
          <table:table-cell office:value-type="float" office:value="3427970" calcext:value-type="float">
            <text:p>3.43E+06</text:p>
          </table:table-cell>
          <table:table-cell table:number-columns-repeated="31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A248] + 1) * 100 + 1" office:value-type="float" office:value="24601" calcext:value-type="float">
            <text:p>24601</text:p>
          </table:table-cell>
          <table:table-cell table:formula="of:=POWER([.B248];2)" office:value-type="float" office:value="605209201" calcext:value-type="float">
            <text:p>605209201</text:p>
          </table:table-cell>
          <table:table-cell table:formula="of:=[.B248]*LOG([.B248];2)" office:value-type="float" office:value="358840.748194862" calcext:value-type="float">
            <text:p>358840.748194862</text:p>
          </table:table-cell>
          <table:table-cell office:value-type="float" office:value="146473000" calcext:value-type="float">
            <text:p>1.46E+08</text:p>
          </table:table-cell>
          <table:table-cell office:value-type="float" office:value="3444960" calcext:value-type="float">
            <text:p>3.44E+06</text:p>
          </table:table-cell>
          <table:table-cell table:number-columns-repeated="31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A249] + 1) * 100 + 1" office:value-type="float" office:value="24701" calcext:value-type="float">
            <text:p>24701</text:p>
          </table:table-cell>
          <table:table-cell table:formula="of:=POWER([.B249];2)" office:value-type="float" office:value="610139401" calcext:value-type="float">
            <text:p>610139401</text:p>
          </table:table-cell>
          <table:table-cell table:formula="of:=[.B249]*LOG([.B249];2)" office:value-type="float" office:value="360443.953455243" calcext:value-type="float">
            <text:p>360443.953455243</text:p>
          </table:table-cell>
          <table:table-cell office:value-type="float" office:value="151038000" calcext:value-type="float">
            <text:p>1.51E+08</text:p>
          </table:table-cell>
          <table:table-cell office:value-type="float" office:value="7137240" calcext:value-type="float">
            <text:p>7.14E+06</text:p>
          </table:table-cell>
          <table:table-cell table:number-columns-repeated="31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250] + 1) * 100 + 1" office:value-type="float" office:value="24801" calcext:value-type="float">
            <text:p>24801</text:p>
          </table:table-cell>
          <table:table-cell table:formula="of:=POWER([.B250];2)" office:value-type="float" office:value="615089601" calcext:value-type="float">
            <text:p>615089601</text:p>
          </table:table-cell>
          <table:table-cell table:formula="of:=[.B250]*LOG([.B250];2)" office:value-type="float" office:value="362047.742780635" calcext:value-type="float">
            <text:p>362047.742780635</text:p>
          </table:table-cell>
          <table:table-cell office:value-type="float" office:value="151153000" calcext:value-type="float">
            <text:p>1.51E+08</text:p>
          </table:table-cell>
          <table:table-cell office:value-type="float" office:value="3514440" calcext:value-type="float">
            <text:p>3.51E+06</text:p>
          </table:table-cell>
          <table:table-cell table:number-columns-repeated="31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251] + 1) * 100 + 1" office:value-type="float" office:value="24901" calcext:value-type="float">
            <text:p>24901</text:p>
          </table:table-cell>
          <table:table-cell table:formula="of:=POWER([.B251];2)" office:value-type="float" office:value="620059801" calcext:value-type="float">
            <text:p>620059801</text:p>
          </table:table-cell>
          <table:table-cell table:formula="of:=[.B251]*LOG([.B251];2)" office:value-type="float" office:value="363652.113816018" calcext:value-type="float">
            <text:p>363652.113816018</text:p>
          </table:table-cell>
          <table:table-cell office:value-type="float" office:value="148830000" calcext:value-type="float">
            <text:p>1.49E+08</text:p>
          </table:table-cell>
          <table:table-cell office:value-type="float" office:value="3500990" calcext:value-type="float">
            <text:p>3.50E+06</text:p>
          </table:table-cell>
          <table:table-cell table:number-columns-repeated="31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A252] + 1) * 100 + 1" office:value-type="float" office:value="25001" calcext:value-type="float">
            <text:p>25001</text:p>
          </table:table-cell>
          <table:table-cell table:formula="of:=POWER([.B252];2)" office:value-type="float" office:value="625050001" calcext:value-type="float">
            <text:p>625050001</text:p>
          </table:table-cell>
          <table:table-cell table:formula="of:=[.B252]*LOG([.B252];2)" office:value-type="float" office:value="365257.064225289" calcext:value-type="float">
            <text:p>365257.064225289</text:p>
          </table:table-cell>
          <table:table-cell office:value-type="float" office:value="151959000" calcext:value-type="float">
            <text:p>1.52E+08</text:p>
          </table:table-cell>
          <table:table-cell office:value-type="float" office:value="3582440" calcext:value-type="float">
            <text:p>3.58E+06</text:p>
          </table:table-cell>
          <table:table-cell table:number-columns-repeated="31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A253] + 1) * 100 + 1" office:value-type="float" office:value="25101" calcext:value-type="float">
            <text:p>25101</text:p>
          </table:table-cell>
          <table:table-cell table:formula="of:=POWER([.B253];2)" office:value-type="float" office:value="630060201" calcext:value-type="float">
            <text:p>630060201</text:p>
          </table:table-cell>
          <table:table-cell table:formula="of:=[.B253]*LOG([.B253];2)" office:value-type="float" office:value="366862.591691033" calcext:value-type="float">
            <text:p>366862.591691033</text:p>
          </table:table-cell>
          <table:table-cell office:value-type="float" office:value="151642000" calcext:value-type="float">
            <text:p>1.52E+08</text:p>
          </table:table-cell>
          <table:table-cell office:value-type="float" office:value="3844000" calcext:value-type="float">
            <text:p>3.84E+06</text:p>
          </table:table-cell>
          <table:table-cell table:number-columns-repeated="31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[.A254] + 1) * 100 + 1" office:value-type="float" office:value="25201" calcext:value-type="float">
            <text:p>25201</text:p>
          </table:table-cell>
          <table:table-cell table:formula="of:=POWER([.B254];2)" office:value-type="float" office:value="635090401" calcext:value-type="float">
            <text:p>635090401</text:p>
          </table:table-cell>
          <table:table-cell table:formula="of:=[.B254]*LOG([.B254];2)" office:value-type="float" office:value="368468.6939143" calcext:value-type="float">
            <text:p>368468.6939143</text:p>
          </table:table-cell>
          <table:table-cell office:value-type="float" office:value="152028000" calcext:value-type="float">
            <text:p>1.52E+08</text:p>
          </table:table-cell>
          <table:table-cell office:value-type="float" office:value="3729150" calcext:value-type="float">
            <text:p>3.73E+06</text:p>
          </table:table-cell>
          <table:table-cell table:number-columns-repeated="31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[.A255] + 1) * 100 + 1" office:value-type="float" office:value="25301" calcext:value-type="float">
            <text:p>25301</text:p>
          </table:table-cell>
          <table:table-cell table:formula="of:=POWER([.B255];2)" office:value-type="float" office:value="640140601" calcext:value-type="float">
            <text:p>640140601</text:p>
          </table:table-cell>
          <table:table-cell table:formula="of:=[.B255]*LOG([.B255];2)" office:value-type="float" office:value="370075.368614383" calcext:value-type="float">
            <text:p>370075.368614383</text:p>
          </table:table-cell>
          <table:table-cell office:value-type="float" office:value="152595000" calcext:value-type="float">
            <text:p>1.53E+08</text:p>
          </table:table-cell>
          <table:table-cell office:value-type="float" office:value="3912640" calcext:value-type="float">
            <text:p>3.91E+06</text:p>
          </table:table-cell>
          <table:table-cell table:number-columns-repeated="31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A256] + 1) * 100 + 1" office:value-type="float" office:value="25401" calcext:value-type="float">
            <text:p>25401</text:p>
          </table:table-cell>
          <table:table-cell table:formula="of:=POWER([.B256];2)" office:value-type="float" office:value="645210801" calcext:value-type="float">
            <text:p>645210801</text:p>
          </table:table-cell>
          <table:table-cell table:formula="of:=[.B256]*LOG([.B256];2)" office:value-type="float" office:value="371682.613528608" calcext:value-type="float">
            <text:p>371682.613528608</text:p>
          </table:table-cell>
          <table:table-cell office:value-type="float" office:value="155660000" calcext:value-type="float">
            <text:p>1.56E+08</text:p>
          </table:table-cell>
          <table:table-cell office:value-type="float" office:value="3814220" calcext:value-type="float">
            <text:p>3.81E+06</text:p>
          </table:table-cell>
          <table:table-cell table:number-columns-repeated="31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[.A257] + 1) * 100 + 1" office:value-type="float" office:value="25501" calcext:value-type="float">
            <text:p>25501</text:p>
          </table:table-cell>
          <table:table-cell table:formula="of:=POWER([.B257];2)" office:value-type="float" office:value="650301001" calcext:value-type="float">
            <text:p>650301001</text:p>
          </table:table-cell>
          <table:table-cell table:formula="of:=[.B257]*LOG([.B257];2)" office:value-type="float" office:value="373290.426412112" calcext:value-type="float">
            <text:p>373290.426412112</text:p>
          </table:table-cell>
          <table:table-cell office:value-type="float" office:value="158138000" calcext:value-type="float">
            <text:p>1.58E+08</text:p>
          </table:table-cell>
          <table:table-cell office:value-type="float" office:value="3856030" calcext:value-type="float">
            <text:p>3.86E+06</text:p>
          </table:table-cell>
          <table:table-cell table:number-columns-repeated="31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[.A258] + 1) * 100 + 1" office:value-type="float" office:value="25601" calcext:value-type="float">
            <text:p>25601</text:p>
          </table:table-cell>
          <table:table-cell table:formula="of:=POWER([.B258];2)" office:value-type="float" office:value="655411201" calcext:value-type="float">
            <text:p>655411201</text:p>
          </table:table-cell>
          <table:table-cell table:formula="of:=[.B258]*LOG([.B258];2)" office:value-type="float" office:value="374898.805037641" calcext:value-type="float">
            <text:p>374898.805037641</text:p>
          </table:table-cell>
          <table:table-cell office:value-type="float" office:value="156159000" calcext:value-type="float">
            <text:p>1.56E+08</text:p>
          </table:table-cell>
          <table:table-cell office:value-type="float" office:value="3985060" calcext:value-type="float">
            <text:p>3.99E+06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A259] + 1) * 100 + 1" office:value-type="float" office:value="25701" calcext:value-type="float">
            <text:p>25701</text:p>
          </table:table-cell>
          <table:table-cell table:formula="of:=POWER([.B259];2)" office:value-type="float" office:value="660541401" calcext:value-type="float">
            <text:p>660541401</text:p>
          </table:table-cell>
          <table:table-cell table:formula="of:=[.B259]*LOG([.B259];2)" office:value-type="float" office:value="376507.747195341" calcext:value-type="float">
            <text:p>376507.747195341</text:p>
          </table:table-cell>
          <table:table-cell office:value-type="float" office:value="157791000" calcext:value-type="float">
            <text:p>1.58E+08</text:p>
          </table:table-cell>
          <table:table-cell office:value-type="float" office:value="3988580" calcext:value-type="float">
            <text:p>3.99E+06</text:p>
          </table:table-cell>
          <table:table-cell table:number-columns-repeated="31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[.A260] + 1) * 100 + 1" office:value-type="float" office:value="25801" calcext:value-type="float">
            <text:p>25801</text:p>
          </table:table-cell>
          <table:table-cell table:formula="of:=POWER([.B260];2)" office:value-type="float" office:value="665691601" calcext:value-type="float">
            <text:p>665691601</text:p>
          </table:table-cell>
          <table:table-cell table:formula="of:=[.B260]*LOG([.B260];2)" office:value-type="float" office:value="378117.250692553" calcext:value-type="float">
            <text:p>378117.250692553</text:p>
          </table:table-cell>
          <table:table-cell office:value-type="float" office:value="159069000" calcext:value-type="float">
            <text:p>1.59E+08</text:p>
          </table:table-cell>
          <table:table-cell office:value-type="float" office:value="3778900" calcext:value-type="float">
            <text:p>3.78E+06</text:p>
          </table:table-cell>
          <table:table-cell table:number-columns-repeated="31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[.A261] + 1) * 100 + 1" office:value-type="float" office:value="25901" calcext:value-type="float">
            <text:p>25901</text:p>
          </table:table-cell>
          <table:table-cell table:formula="of:=POWER([.B261];2)" office:value-type="float" office:value="670861801" calcext:value-type="float">
            <text:p>670861801</text:p>
          </table:table-cell>
          <table:table-cell table:formula="of:=[.B261]*LOG([.B261];2)" office:value-type="float" office:value="379727.313353616" calcext:value-type="float">
            <text:p>379727.313353616</text:p>
          </table:table-cell>
          <table:table-cell office:value-type="float" office:value="160810000" calcext:value-type="float">
            <text:p>1.61E+08</text:p>
          </table:table-cell>
          <table:table-cell office:value-type="float" office:value="3912930" calcext:value-type="float">
            <text:p>3.91E+06</text:p>
          </table:table-cell>
          <table:table-cell table:number-columns-repeated="31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262] + 1) * 100 + 1" office:value-type="float" office:value="26001" calcext:value-type="float">
            <text:p>26001</text:p>
          </table:table-cell>
          <table:table-cell table:formula="of:=POWER([.B262];2)" office:value-type="float" office:value="676052001" calcext:value-type="float">
            <text:p>676052001</text:p>
          </table:table-cell>
          <table:table-cell table:formula="of:=[.B262]*LOG([.B262];2)" office:value-type="float" office:value="381337.93301967" calcext:value-type="float">
            <text:p>381337.93301967</text:p>
          </table:table-cell>
          <table:table-cell office:value-type="float" office:value="161629000" calcext:value-type="float">
            <text:p>1.62E+08</text:p>
          </table:table-cell>
          <table:table-cell office:value-type="float" office:value="3800710" calcext:value-type="float">
            <text:p>3.80E+06</text:p>
          </table:table-cell>
          <table:table-cell table:number-columns-repeated="31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263] + 1) * 100 + 1" office:value-type="float" office:value="26101" calcext:value-type="float">
            <text:p>26101</text:p>
          </table:table-cell>
          <table:table-cell table:formula="of:=POWER([.B263];2)" office:value-type="float" office:value="681262201" calcext:value-type="float">
            <text:p>681262201</text:p>
          </table:table-cell>
          <table:table-cell table:formula="of:=[.B263]*LOG([.B263];2)" office:value-type="float" office:value="382949.107548459" calcext:value-type="float">
            <text:p>382949.107548459</text:p>
          </table:table-cell>
          <table:table-cell office:value-type="float" office:value="164199000" calcext:value-type="float">
            <text:p>1.64E+08</text:p>
          </table:table-cell>
          <table:table-cell office:value-type="float" office:value="3992040" calcext:value-type="float">
            <text:p>3.99E+06</text:p>
          </table:table-cell>
          <table:table-cell table:number-columns-repeated="31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[.A264] + 1) * 100 + 1" office:value-type="float" office:value="26201" calcext:value-type="float">
            <text:p>26201</text:p>
          </table:table-cell>
          <table:table-cell table:formula="of:=POWER([.B264];2)" office:value-type="float" office:value="686492401" calcext:value-type="float">
            <text:p>686492401</text:p>
          </table:table-cell>
          <table:table-cell table:formula="of:=[.B264]*LOG([.B264];2)" office:value-type="float" office:value="384560.834814143" calcext:value-type="float">
            <text:p>384560.834814143</text:p>
          </table:table-cell>
          <table:table-cell office:value-type="float" office:value="165253000" calcext:value-type="float">
            <text:p>1.65E+08</text:p>
          </table:table-cell>
          <table:table-cell office:value-type="float" office:value="3930710" calcext:value-type="float">
            <text:p>3.93E+06</text:p>
          </table:table-cell>
          <table:table-cell table:number-columns-repeated="31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[.A265] + 1) * 100 + 1" office:value-type="float" office:value="26301" calcext:value-type="float">
            <text:p>26301</text:p>
          </table:table-cell>
          <table:table-cell table:formula="of:=POWER([.B265];2)" office:value-type="float" office:value="691742601" calcext:value-type="float">
            <text:p>691742601</text:p>
          </table:table-cell>
          <table:table-cell table:formula="of:=[.B265]*LOG([.B265];2)" office:value-type="float" office:value="386173.11270711" calcext:value-type="float">
            <text:p>386173.11270711</text:p>
          </table:table-cell>
          <table:table-cell office:value-type="float" office:value="167251000" calcext:value-type="float">
            <text:p>1.67E+08</text:p>
          </table:table-cell>
          <table:table-cell office:value-type="float" office:value="4035700" calcext:value-type="float">
            <text:p>4.04E+06</text:p>
          </table:table-cell>
          <table:table-cell table:number-columns-repeated="31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266] + 1) * 100 + 1" office:value-type="float" office:value="26401" calcext:value-type="float">
            <text:p>26401</text:p>
          </table:table-cell>
          <table:table-cell table:formula="of:=POWER([.B266];2)" office:value-type="float" office:value="697012801" calcext:value-type="float">
            <text:p>697012801</text:p>
          </table:table-cell>
          <table:table-cell table:formula="of:=[.B266]*LOG([.B266];2)" office:value-type="float" office:value="387785.939133789" calcext:value-type="float">
            <text:p>387785.939133789</text:p>
          </table:table-cell>
          <table:table-cell office:value-type="float" office:value="167416000" calcext:value-type="float">
            <text:p>1.67E+08</text:p>
          </table:table-cell>
          <table:table-cell office:value-type="float" office:value="4093730" calcext:value-type="float">
            <text:p>4.09E+06</text:p>
          </table:table-cell>
          <table:table-cell table:number-columns-repeated="31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A267] + 1) * 100 + 1" office:value-type="float" office:value="26501" calcext:value-type="float">
            <text:p>26501</text:p>
          </table:table-cell>
          <table:table-cell table:formula="of:=POWER([.B267];2)" office:value-type="float" office:value="702303001" calcext:value-type="float">
            <text:p>702303001</text:p>
          </table:table-cell>
          <table:table-cell table:formula="of:=[.B267]*LOG([.B267];2)" office:value-type="float" office:value="389399.312016471" calcext:value-type="float">
            <text:p>389399.312016471</text:p>
          </table:table-cell>
          <table:table-cell office:value-type="float" office:value="170215000" calcext:value-type="float">
            <text:p>1.70E+08</text:p>
          </table:table-cell>
          <table:table-cell office:value-type="float" office:value="4146740" calcext:value-type="float">
            <text:p>4.15E+06</text:p>
          </table:table-cell>
          <table:table-cell table:number-columns-repeated="31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[.A268] + 1) * 100 + 1" office:value-type="float" office:value="26601" calcext:value-type="float">
            <text:p>26601</text:p>
          </table:table-cell>
          <table:table-cell table:formula="of:=POWER([.B268];2)" office:value-type="float" office:value="707613201" calcext:value-type="float">
            <text:p>707613201</text:p>
          </table:table-cell>
          <table:table-cell table:formula="of:=[.B268]*LOG([.B268];2)" office:value-type="float" office:value="391013.229293123" calcext:value-type="float">
            <text:p>391013.229293123</text:p>
          </table:table-cell>
          <table:table-cell office:value-type="float" office:value="170302000" calcext:value-type="float">
            <text:p>1.70E+08</text:p>
          </table:table-cell>
          <table:table-cell office:value-type="float" office:value="4592540" calcext:value-type="float">
            <text:p>4.59E+06</text:p>
          </table:table-cell>
          <table:table-cell table:number-columns-repeated="31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[.A269] + 1) * 100 + 1" office:value-type="float" office:value="26701" calcext:value-type="float">
            <text:p>26701</text:p>
          </table:table-cell>
          <table:table-cell table:formula="of:=POWER([.B269];2)" office:value-type="float" office:value="712943401" calcext:value-type="float">
            <text:p>712943401</text:p>
          </table:table-cell>
          <table:table-cell table:formula="of:=[.B269]*LOG([.B269];2)" office:value-type="float" office:value="392627.688917222" calcext:value-type="float">
            <text:p>392627.688917222</text:p>
          </table:table-cell>
          <table:table-cell office:value-type="float" office:value="172602000" calcext:value-type="float">
            <text:p>1.73E+08</text:p>
          </table:table-cell>
          <table:table-cell office:value-type="float" office:value="4200940" calcext:value-type="float">
            <text:p>4.20E+06</text:p>
          </table:table-cell>
          <table:table-cell table:number-columns-repeated="31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[.A270] + 1) * 100 + 1" office:value-type="float" office:value="26801" calcext:value-type="float">
            <text:p>26801</text:p>
          </table:table-cell>
          <table:table-cell table:formula="of:=POWER([.B270];2)" office:value-type="float" office:value="718293601" calcext:value-type="float">
            <text:p>718293601</text:p>
          </table:table-cell>
          <table:table-cell table:formula="of:=[.B270]*LOG([.B270];2)" office:value-type="float" office:value="394242.688857568" calcext:value-type="float">
            <text:p>394242.688857568</text:p>
          </table:table-cell>
          <table:table-cell office:value-type="float" office:value="172105000" calcext:value-type="float">
            <text:p>1.72E+08</text:p>
          </table:table-cell>
          <table:table-cell office:value-type="float" office:value="4312880" calcext:value-type="float">
            <text:p>4.31E+06</text:p>
          </table:table-cell>
          <table:table-cell table:number-columns-repeated="31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[.A271] + 1) * 100 + 1" office:value-type="float" office:value="26901" calcext:value-type="float">
            <text:p>26901</text:p>
          </table:table-cell>
          <table:table-cell table:formula="of:=POWER([.B271];2)" office:value-type="float" office:value="723663801" calcext:value-type="float">
            <text:p>723663801</text:p>
          </table:table-cell>
          <table:table-cell table:formula="of:=[.B271]*LOG([.B271];2)" office:value-type="float" office:value="395858.227098122" calcext:value-type="float">
            <text:p>395858.227098122</text:p>
          </table:table-cell>
          <table:table-cell office:value-type="float" office:value="173271000" calcext:value-type="float">
            <text:p>1.73E+08</text:p>
          </table:table-cell>
          <table:table-cell office:value-type="float" office:value="4054520" calcext:value-type="float">
            <text:p>4.05E+06</text:p>
          </table:table-cell>
          <table:table-cell table:number-columns-repeated="31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A272] + 1) * 100 + 1" office:value-type="float" office:value="27001" calcext:value-type="float">
            <text:p>27001</text:p>
          </table:table-cell>
          <table:table-cell table:formula="of:=POWER([.B272];2)" office:value-type="float" office:value="729054001" calcext:value-type="float">
            <text:p>729054001</text:p>
          </table:table-cell>
          <table:table-cell table:formula="of:=[.B272]*LOG([.B272];2)" office:value-type="float" office:value="397474.301637834" calcext:value-type="float">
            <text:p>397474.301637834</text:p>
          </table:table-cell>
          <table:table-cell office:value-type="float" office:value="175732000" calcext:value-type="float">
            <text:p>1.76E+08</text:p>
          </table:table-cell>
          <table:table-cell office:value-type="float" office:value="4316890" calcext:value-type="float">
            <text:p>4.32E+06</text:p>
          </table:table-cell>
          <table:table-cell table:number-columns-repeated="31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A273] + 1) * 100 + 1" office:value-type="float" office:value="27101" calcext:value-type="float">
            <text:p>27101</text:p>
          </table:table-cell>
          <table:table-cell table:formula="of:=POWER([.B273];2)" office:value-type="float" office:value="734464201" calcext:value-type="float">
            <text:p>734464201</text:p>
          </table:table-cell>
          <table:table-cell table:formula="of:=[.B273]*LOG([.B273];2)" office:value-type="float" office:value="399090.910490475" calcext:value-type="float">
            <text:p>399090.910490475</text:p>
          </table:table-cell>
          <table:table-cell office:value-type="float" office:value="175952000" calcext:value-type="float">
            <text:p>1.76E+08</text:p>
          </table:table-cell>
          <table:table-cell office:value-type="float" office:value="4118690" calcext:value-type="float">
            <text:p>4.12E+06</text:p>
          </table:table-cell>
          <table:table-cell table:number-columns-repeated="31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[.A274] + 1) * 100 + 1" office:value-type="float" office:value="27201" calcext:value-type="float">
            <text:p>27201</text:p>
          </table:table-cell>
          <table:table-cell table:formula="of:=POWER([.B274];2)" office:value-type="float" office:value="739894401" calcext:value-type="float">
            <text:p>739894401</text:p>
          </table:table-cell>
          <table:table-cell table:formula="of:=[.B274]*LOG([.B274];2)" office:value-type="float" office:value="400708.051684474" calcext:value-type="float">
            <text:p>400708.051684474</text:p>
          </table:table-cell>
          <table:table-cell office:value-type="float" office:value="178182000" calcext:value-type="float">
            <text:p>1.78E+08</text:p>
          </table:table-cell>
          <table:table-cell office:value-type="float" office:value="4109250" calcext:value-type="float">
            <text:p>4.11E+06</text:p>
          </table:table-cell>
          <table:table-cell table:number-columns-repeated="31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[.A275] + 1) * 100 + 1" office:value-type="float" office:value="27301" calcext:value-type="float">
            <text:p>27301</text:p>
          </table:table-cell>
          <table:table-cell table:formula="of:=POWER([.B275];2)" office:value-type="float" office:value="745344601" calcext:value-type="float">
            <text:p>745344601</text:p>
          </table:table-cell>
          <table:table-cell table:formula="of:=[.B275]*LOG([.B275];2)" office:value-type="float" office:value="402325.723262756" calcext:value-type="float">
            <text:p>402325.723262756</text:p>
          </table:table-cell>
          <table:table-cell office:value-type="float" office:value="177937000" calcext:value-type="float">
            <text:p>1.78E+08</text:p>
          </table:table-cell>
          <table:table-cell office:value-type="float" office:value="4046850" calcext:value-type="float">
            <text:p>4.05E+06</text:p>
          </table:table-cell>
          <table:table-cell table:number-columns-repeated="31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[.A276] + 1) * 100 + 1" office:value-type="float" office:value="27401" calcext:value-type="float">
            <text:p>27401</text:p>
          </table:table-cell>
          <table:table-cell table:formula="of:=POWER([.B276];2)" office:value-type="float" office:value="750814801" calcext:value-type="float">
            <text:p>750814801</text:p>
          </table:table-cell>
          <table:table-cell table:formula="of:=[.B276]*LOG([.B276];2)" office:value-type="float" office:value="403943.923282586" calcext:value-type="float">
            <text:p>403943.923282586</text:p>
          </table:table-cell>
          <table:table-cell office:value-type="float" office:value="180244000" calcext:value-type="float">
            <text:p>1.80E+08</text:p>
          </table:table-cell>
          <table:table-cell office:value-type="float" office:value="4143280" calcext:value-type="float">
            <text:p>4.14E+06</text:p>
          </table:table-cell>
          <table:table-cell table:number-columns-repeated="31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[.A277] + 1) * 100 + 1" office:value-type="float" office:value="27501" calcext:value-type="float">
            <text:p>27501</text:p>
          </table:table-cell>
          <table:table-cell table:formula="of:=POWER([.B277];2)" office:value-type="float" office:value="756305001" calcext:value-type="float">
            <text:p>756305001</text:p>
          </table:table-cell>
          <table:table-cell table:formula="of:=[.B277]*LOG([.B277];2)" office:value-type="float" office:value="405562.649815405" calcext:value-type="float">
            <text:p>405562.649815405</text:p>
          </table:table-cell>
          <table:table-cell office:value-type="float" office:value="182526000" calcext:value-type="float">
            <text:p>1.83E+08</text:p>
          </table:table-cell>
          <table:table-cell office:value-type="float" office:value="4355020" calcext:value-type="float">
            <text:p>4.36E+06</text:p>
          </table:table-cell>
          <table:table-cell table:number-columns-repeated="31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[.A278] + 1) * 100 + 1" office:value-type="float" office:value="27601" calcext:value-type="float">
            <text:p>27601</text:p>
          </table:table-cell>
          <table:table-cell table:formula="of:=POWER([.B278];2)" office:value-type="float" office:value="761815201" calcext:value-type="float">
            <text:p>761815201</text:p>
          </table:table-cell>
          <table:table-cell table:formula="of:=[.B278]*LOG([.B278];2)" office:value-type="float" office:value="407181.900946683" calcext:value-type="float">
            <text:p>407181.900946683</text:p>
          </table:table-cell>
          <table:table-cell office:value-type="float" office:value="181929000" calcext:value-type="float">
            <text:p>1.82E+08</text:p>
          </table:table-cell>
          <table:table-cell office:value-type="float" office:value="4246720" calcext:value-type="float">
            <text:p>4.25E+06</text:p>
          </table:table-cell>
          <table:table-cell table:number-columns-repeated="31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[.A279] + 1) * 100 + 1" office:value-type="float" office:value="27701" calcext:value-type="float">
            <text:p>27701</text:p>
          </table:table-cell>
          <table:table-cell table:formula="of:=POWER([.B279];2)" office:value-type="float" office:value="767345401" calcext:value-type="float">
            <text:p>767345401</text:p>
          </table:table-cell>
          <table:table-cell table:formula="of:=[.B279]*LOG([.B279];2)" office:value-type="float" office:value="408801.67477576" calcext:value-type="float">
            <text:p>408801.67477576</text:p>
          </table:table-cell>
          <table:table-cell office:value-type="float" office:value="192706000" calcext:value-type="float">
            <text:p>1.93E+08</text:p>
          </table:table-cell>
          <table:table-cell office:value-type="float" office:value="4441640" calcext:value-type="float">
            <text:p>4.44E+06</text:p>
          </table:table-cell>
          <table:table-cell table:number-columns-repeated="31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280] + 1) * 100 + 1" office:value-type="float" office:value="27801" calcext:value-type="float">
            <text:p>27801</text:p>
          </table:table-cell>
          <table:table-cell table:formula="of:=POWER([.B280];2)" office:value-type="float" office:value="772895601" calcext:value-type="float">
            <text:p>772895601</text:p>
          </table:table-cell>
          <table:table-cell table:formula="of:=[.B280]*LOG([.B280];2)" office:value-type="float" office:value="410421.969415702" calcext:value-type="float">
            <text:p>410421.969415702</text:p>
          </table:table-cell>
          <table:table-cell office:value-type="float" office:value="185715000" calcext:value-type="float">
            <text:p>1.86E+08</text:p>
          </table:table-cell>
          <table:table-cell office:value-type="float" office:value="4434200" calcext:value-type="float">
            <text:p>4.43E+06</text:p>
          </table:table-cell>
          <table:table-cell table:number-columns-repeated="31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A281] + 1) * 100 + 1" office:value-type="float" office:value="27901" calcext:value-type="float">
            <text:p>27901</text:p>
          </table:table-cell>
          <table:table-cell table:formula="of:=POWER([.B281];2)" office:value-type="float" office:value="778465801" calcext:value-type="float">
            <text:p>778465801</text:p>
          </table:table-cell>
          <table:table-cell table:formula="of:=[.B281]*LOG([.B281];2)" office:value-type="float" office:value="412042.782993146" calcext:value-type="float">
            <text:p>412042.782993146</text:p>
          </table:table-cell>
          <table:table-cell office:value-type="float" office:value="187979000" calcext:value-type="float">
            <text:p>1.88E+08</text:p>
          </table:table-cell>
          <table:table-cell office:value-type="float" office:value="4899820" calcext:value-type="float">
            <text:p>4.90E+06</text:p>
          </table:table-cell>
          <table:table-cell table:number-columns-repeated="31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[.A282] + 1) * 100 + 1" office:value-type="float" office:value="28001" calcext:value-type="float">
            <text:p>28001</text:p>
          </table:table-cell>
          <table:table-cell table:formula="of:=POWER([.B282];2)" office:value-type="float" office:value="784056001" calcext:value-type="float">
            <text:p>784056001</text:p>
          </table:table-cell>
          <table:table-cell table:formula="of:=[.B282]*LOG([.B282];2)" office:value-type="float" office:value="413664.113648161" calcext:value-type="float">
            <text:p>413664.113648161</text:p>
          </table:table-cell>
          <table:table-cell office:value-type="float" office:value="189839000" calcext:value-type="float">
            <text:p>1.90E+08</text:p>
          </table:table-cell>
          <table:table-cell office:value-type="float" office:value="4329360" calcext:value-type="float">
            <text:p>4.33E+06</text:p>
          </table:table-cell>
          <table:table-cell table:number-columns-repeated="31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[.A283] + 1) * 100 + 1" office:value-type="float" office:value="28101" calcext:value-type="float">
            <text:p>28101</text:p>
          </table:table-cell>
          <table:table-cell table:formula="of:=POWER([.B283];2)" office:value-type="float" office:value="789666201" calcext:value-type="float">
            <text:p>789666201</text:p>
          </table:table-cell>
          <table:table-cell table:formula="of:=[.B283]*LOG([.B283];2)" office:value-type="float" office:value="415285.959534099" calcext:value-type="float">
            <text:p>415285.959534099</text:p>
          </table:table-cell>
          <table:table-cell office:value-type="float" office:value="189763000" calcext:value-type="float">
            <text:p>1.90E+08</text:p>
          </table:table-cell>
          <table:table-cell office:value-type="float" office:value="4289660" calcext:value-type="float">
            <text:p>4.29E+06</text:p>
          </table:table-cell>
          <table:table-cell table:number-columns-repeated="31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[.A284] + 1) * 100 + 1" office:value-type="float" office:value="28201" calcext:value-type="float">
            <text:p>28201</text:p>
          </table:table-cell>
          <table:table-cell table:formula="of:=POWER([.B284];2)" office:value-type="float" office:value="795296401" calcext:value-type="float">
            <text:p>795296401</text:p>
          </table:table-cell>
          <table:table-cell table:formula="of:=[.B284]*LOG([.B284];2)" office:value-type="float" office:value="416908.318817456" calcext:value-type="float">
            <text:p>416908.318817456</text:p>
          </table:table-cell>
          <table:table-cell office:value-type="float" office:value="193231000" calcext:value-type="float">
            <text:p>1.93E+08</text:p>
          </table:table-cell>
          <table:table-cell office:value-type="float" office:value="4593360" calcext:value-type="float">
            <text:p>4.59E+06</text:p>
          </table:table-cell>
          <table:table-cell table:number-columns-repeated="31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[.A285] + 1) * 100 + 1" office:value-type="float" office:value="28301" calcext:value-type="float">
            <text:p>28301</text:p>
          </table:table-cell>
          <table:table-cell table:formula="of:=POWER([.B285];2)" office:value-type="float" office:value="800946601" calcext:value-type="float">
            <text:p>800946601</text:p>
          </table:table-cell>
          <table:table-cell table:formula="of:=[.B285]*LOG([.B285];2)" office:value-type="float" office:value="418531.189677729" calcext:value-type="float">
            <text:p>418531.189677729</text:p>
          </table:table-cell>
          <table:table-cell office:value-type="float" office:value="198117000" calcext:value-type="float">
            <text:p>1.98E+08</text:p>
          </table:table-cell>
          <table:table-cell office:value-type="float" office:value="4599830" calcext:value-type="float">
            <text:p>4.60E+06</text:p>
          </table:table-cell>
          <table:table-cell table:number-columns-repeated="31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A286] + 1) * 100 + 1" office:value-type="float" office:value="28401" calcext:value-type="float">
            <text:p>28401</text:p>
          </table:table-cell>
          <table:table-cell table:formula="of:=POWER([.B286];2)" office:value-type="float" office:value="806616801" calcext:value-type="float">
            <text:p>806616801</text:p>
          </table:table-cell>
          <table:table-cell table:formula="of:=[.B286]*LOG([.B286];2)" office:value-type="float" office:value="420154.570307285" calcext:value-type="float">
            <text:p>420154.570307285</text:p>
          </table:table-cell>
          <table:table-cell office:value-type="float" office:value="198252000" calcext:value-type="float">
            <text:p>1.98E+08</text:p>
          </table:table-cell>
          <table:table-cell office:value-type="float" office:value="4484470" calcext:value-type="float">
            <text:p>4.48E+06</text:p>
          </table:table-cell>
          <table:table-cell table:number-columns-repeated="31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A287] + 1) * 100 + 1" office:value-type="float" office:value="28501" calcext:value-type="float">
            <text:p>28501</text:p>
          </table:table-cell>
          <table:table-cell table:formula="of:=POWER([.B287];2)" office:value-type="float" office:value="812307001" calcext:value-type="float">
            <text:p>812307001</text:p>
          </table:table-cell>
          <table:table-cell table:formula="of:=[.B287]*LOG([.B287];2)" office:value-type="float" office:value="421778.458911215" calcext:value-type="float">
            <text:p>421778.458911215</text:p>
          </table:table-cell>
          <table:table-cell office:value-type="float" office:value="196745000" calcext:value-type="float">
            <text:p>1.97E+08</text:p>
          </table:table-cell>
          <table:table-cell office:value-type="float" office:value="4729150" calcext:value-type="float">
            <text:p>4.73E+06</text:p>
          </table:table-cell>
          <table:table-cell table:number-columns-repeated="31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[.A288] + 1) * 100 + 1" office:value-type="float" office:value="28601" calcext:value-type="float">
            <text:p>28601</text:p>
          </table:table-cell>
          <table:table-cell table:formula="of:=POWER([.B288];2)" office:value-type="float" office:value="818017201" calcext:value-type="float">
            <text:p>818017201</text:p>
          </table:table-cell>
          <table:table-cell table:formula="of:=[.B288]*LOG([.B288];2)" office:value-type="float" office:value="423402.853707208" calcext:value-type="float">
            <text:p>423402.853707208</text:p>
          </table:table-cell>
          <table:table-cell office:value-type="float" office:value="199341000" calcext:value-type="float">
            <text:p>1.99E+08</text:p>
          </table:table-cell>
          <table:table-cell office:value-type="float" office:value="4739200" calcext:value-type="float">
            <text:p>4.74E+06</text:p>
          </table:table-cell>
          <table:table-cell table:number-columns-repeated="31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[.A289] + 1) * 100 + 1" office:value-type="float" office:value="28701" calcext:value-type="float">
            <text:p>28701</text:p>
          </table:table-cell>
          <table:table-cell table:formula="of:=POWER([.B289];2)" office:value-type="float" office:value="823747401" calcext:value-type="float">
            <text:p>823747401</text:p>
          </table:table-cell>
          <table:table-cell table:formula="of:=[.B289]*LOG([.B289];2)" office:value-type="float" office:value="425027.752925418" calcext:value-type="float">
            <text:p>425027.752925418</text:p>
          </table:table-cell>
          <table:table-cell office:value-type="float" office:value="201744000" calcext:value-type="float">
            <text:p>2.02E+08</text:p>
          </table:table-cell>
          <table:table-cell office:value-type="float" office:value="4752550" calcext:value-type="float">
            <text:p>4.75E+06</text:p>
          </table:table-cell>
          <table:table-cell table:number-columns-repeated="31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[.A290] + 1) * 100 + 1" office:value-type="float" office:value="28801" calcext:value-type="float">
            <text:p>28801</text:p>
          </table:table-cell>
          <table:table-cell table:formula="of:=POWER([.B290];2)" office:value-type="float" office:value="829497601" calcext:value-type="float">
            <text:p>829497601</text:p>
          </table:table-cell>
          <table:table-cell table:formula="of:=[.B290]*LOG([.B290];2)" office:value-type="float" office:value="426653.154808329" calcext:value-type="float">
            <text:p>426653.154808329</text:p>
          </table:table-cell>
          <table:table-cell office:value-type="float" office:value="200622000" calcext:value-type="float">
            <text:p>2.01E+08</text:p>
          </table:table-cell>
          <table:table-cell office:value-type="float" office:value="4682050" calcext:value-type="float">
            <text:p>4.68E+06</text:p>
          </table:table-cell>
          <table:table-cell table:number-columns-repeated="31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A291] + 1) * 100 + 1" office:value-type="float" office:value="28901" calcext:value-type="float">
            <text:p>28901</text:p>
          </table:table-cell>
          <table:table-cell table:formula="of:=POWER([.B291];2)" office:value-type="float" office:value="835267801" calcext:value-type="float">
            <text:p>835267801</text:p>
          </table:table-cell>
          <table:table-cell table:formula="of:=[.B291]*LOG([.B291];2)" office:value-type="float" office:value="428279.057610632" calcext:value-type="float">
            <text:p>428279.057610632</text:p>
          </table:table-cell>
          <table:table-cell office:value-type="float" office:value="205337000" calcext:value-type="float">
            <text:p>2.05E+08</text:p>
          </table:table-cell>
          <table:table-cell office:value-type="float" office:value="5274660" calcext:value-type="float">
            <text:p>5.27E+06</text:p>
          </table:table-cell>
          <table:table-cell table:number-columns-repeated="31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292] + 1) * 100 + 1" office:value-type="float" office:value="29001" calcext:value-type="float">
            <text:p>29001</text:p>
          </table:table-cell>
          <table:table-cell table:formula="of:=POWER([.B292];2)" office:value-type="float" office:value="841058001" calcext:value-type="float">
            <text:p>841058001</text:p>
          </table:table-cell>
          <table:table-cell table:formula="of:=[.B292]*LOG([.B292];2)" office:value-type="float" office:value="429905.459599095" calcext:value-type="float">
            <text:p>429905.459599095</text:p>
          </table:table-cell>
          <table:table-cell office:value-type="float" office:value="208451000" calcext:value-type="float">
            <text:p>2.08E+08</text:p>
          </table:table-cell>
          <table:table-cell office:value-type="float" office:value="4356870" calcext:value-type="float">
            <text:p>4.36E+06</text:p>
          </table:table-cell>
          <table:table-cell table:number-columns-repeated="31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A293] + 1) * 100 + 1" office:value-type="float" office:value="29101" calcext:value-type="float">
            <text:p>29101</text:p>
          </table:table-cell>
          <table:table-cell table:formula="of:=POWER([.B293];2)" office:value-type="float" office:value="846868201" calcext:value-type="float">
            <text:p>846868201</text:p>
          </table:table-cell>
          <table:table-cell table:formula="of:=[.B293]*LOG([.B293];2)" office:value-type="float" office:value="431532.359052437" calcext:value-type="float">
            <text:p>431532.359052437</text:p>
          </table:table-cell>
          <table:table-cell office:value-type="float" office:value="202950000" calcext:value-type="float">
            <text:p>2.03E+08</text:p>
          </table:table-cell>
          <table:table-cell office:value-type="float" office:value="4207810" calcext:value-type="float">
            <text:p>4.21E+06</text:p>
          </table:table-cell>
          <table:table-cell table:number-columns-repeated="31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294] + 1) * 100 + 1" office:value-type="float" office:value="29201" calcext:value-type="float">
            <text:p>29201</text:p>
          </table:table-cell>
          <table:table-cell table:formula="of:=POWER([.B294];2)" office:value-type="float" office:value="852698401" calcext:value-type="float">
            <text:p>852698401</text:p>
          </table:table-cell>
          <table:table-cell table:formula="of:=[.B294]*LOG([.B294];2)" office:value-type="float" office:value="433159.754261212" calcext:value-type="float">
            <text:p>433159.754261212</text:p>
          </table:table-cell>
          <table:table-cell office:value-type="float" office:value="204134000" calcext:value-type="float">
            <text:p>2.04E+08</text:p>
          </table:table-cell>
          <table:table-cell office:value-type="float" office:value="4418310" calcext:value-type="float">
            <text:p>4.42E+06</text:p>
          </table:table-cell>
          <table:table-cell table:number-columns-repeated="31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[.A295] + 1) * 100 + 1" office:value-type="float" office:value="29301" calcext:value-type="float">
            <text:p>29301</text:p>
          </table:table-cell>
          <table:table-cell table:formula="of:=POWER([.B295];2)" office:value-type="float" office:value="858548601" calcext:value-type="float">
            <text:p>858548601</text:p>
          </table:table-cell>
          <table:table-cell table:formula="of:=[.B295]*LOG([.B295];2)" office:value-type="float" office:value="434787.643527676" calcext:value-type="float">
            <text:p>434787.643527676</text:p>
          </table:table-cell>
          <table:table-cell office:value-type="float" office:value="204882000" calcext:value-type="float">
            <text:p>2.05E+08</text:p>
          </table:table-cell>
          <table:table-cell office:value-type="float" office:value="4176210" calcext:value-type="float">
            <text:p>4.18E+06</text:p>
          </table:table-cell>
          <table:table-cell table:number-columns-repeated="31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[.A296] + 1) * 100 + 1" office:value-type="float" office:value="29401" calcext:value-type="float">
            <text:p>29401</text:p>
          </table:table-cell>
          <table:table-cell table:formula="of:=POWER([.B296];2)" office:value-type="float" office:value="864418801" calcext:value-type="float">
            <text:p>864418801</text:p>
          </table:table-cell>
          <table:table-cell table:formula="of:=[.B296]*LOG([.B296];2)" office:value-type="float" office:value="436416.025165677" calcext:value-type="float">
            <text:p>436416.025165677</text:p>
          </table:table-cell>
          <table:table-cell office:value-type="float" office:value="210962000" calcext:value-type="float">
            <text:p>2.11E+08</text:p>
          </table:table-cell>
          <table:table-cell office:value-type="float" office:value="4620080" calcext:value-type="float">
            <text:p>4.62E+06</text:p>
          </table:table-cell>
          <table:table-cell table:number-columns-repeated="31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[.A297] + 1) * 100 + 1" office:value-type="float" office:value="29501" calcext:value-type="float">
            <text:p>29501</text:p>
          </table:table-cell>
          <table:table-cell table:formula="of:=POWER([.B297];2)" office:value-type="float" office:value="870309001" calcext:value-type="float">
            <text:p>870309001</text:p>
          </table:table-cell>
          <table:table-cell table:formula="of:=[.B297]*LOG([.B297];2)" office:value-type="float" office:value="438044.897500533" calcext:value-type="float">
            <text:p>438044.897500533</text:p>
          </table:table-cell>
          <table:table-cell office:value-type="float" office:value="213303000" calcext:value-type="float">
            <text:p>2.13E+08</text:p>
          </table:table-cell>
          <table:table-cell office:value-type="float" office:value="4685120" calcext:value-type="float">
            <text:p>4.69E+06</text:p>
          </table:table-cell>
          <table:table-cell table:number-columns-repeated="31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[.A298] + 1) * 100 + 1" office:value-type="float" office:value="29601" calcext:value-type="float">
            <text:p>29601</text:p>
          </table:table-cell>
          <table:table-cell table:formula="of:=POWER([.B298];2)" office:value-type="float" office:value="876219201" calcext:value-type="float">
            <text:p>876219201</text:p>
          </table:table-cell>
          <table:table-cell table:formula="of:=[.B298]*LOG([.B298];2)" office:value-type="float" office:value="439674.258868915" calcext:value-type="float">
            <text:p>439674.258868915</text:p>
          </table:table-cell>
          <table:table-cell office:value-type="float" office:value="208799000" calcext:value-type="float">
            <text:p>2.09E+08</text:p>
          </table:table-cell>
          <table:table-cell office:value-type="float" office:value="4873140" calcext:value-type="float">
            <text:p>4.87E+06</text:p>
          </table:table-cell>
          <table:table-cell table:number-columns-repeated="31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[.A299] + 1) * 100 + 1" office:value-type="float" office:value="29701" calcext:value-type="float">
            <text:p>29701</text:p>
          </table:table-cell>
          <table:table-cell table:formula="of:=POWER([.B299];2)" office:value-type="float" office:value="882149401" calcext:value-type="float">
            <text:p>882149401</text:p>
          </table:table-cell>
          <table:table-cell table:formula="of:=[.B299]*LOG([.B299];2)" office:value-type="float" office:value="441304.107618731" calcext:value-type="float">
            <text:p>441304.107618731</text:p>
          </table:table-cell>
          <table:table-cell office:value-type="float" office:value="210403000" calcext:value-type="float">
            <text:p>2.10E+08</text:p>
          </table:table-cell>
          <table:table-cell office:value-type="float" office:value="4664280" calcext:value-type="float">
            <text:p>4.66E+06</text:p>
          </table:table-cell>
          <table:table-cell table:number-columns-repeated="31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[.A300] + 1) * 100 + 1" office:value-type="float" office:value="29801" calcext:value-type="float">
            <text:p>29801</text:p>
          </table:table-cell>
          <table:table-cell table:formula="of:=POWER([.B300];2)" office:value-type="float" office:value="888099601" calcext:value-type="float">
            <text:p>888099601</text:p>
          </table:table-cell>
          <table:table-cell table:formula="of:=[.B300]*LOG([.B300];2)" office:value-type="float" office:value="442934.442109016" calcext:value-type="float">
            <text:p>442934.442109016</text:p>
          </table:table-cell>
          <table:table-cell office:value-type="float" office:value="211940000" calcext:value-type="float">
            <text:p>2.12E+08</text:p>
          </table:table-cell>
          <table:table-cell office:value-type="float" office:value="4732120" calcext:value-type="float">
            <text:p>4.73E+06</text:p>
          </table:table-cell>
          <table:table-cell table:number-columns-repeated="31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[.A301] + 1) * 100 + 1" office:value-type="float" office:value="29901" calcext:value-type="float">
            <text:p>29901</text:p>
          </table:table-cell>
          <table:table-cell table:formula="of:=POWER([.B301];2)" office:value-type="float" office:value="894069801" calcext:value-type="float">
            <text:p>894069801</text:p>
          </table:table-cell>
          <table:table-cell table:formula="of:=[.B301]*LOG([.B301];2)" office:value-type="float" office:value="444565.260709818" calcext:value-type="float">
            <text:p>444565.260709818</text:p>
          </table:table-cell>
          <table:table-cell office:value-type="float" office:value="216506000" calcext:value-type="float">
            <text:p>2.17E+08</text:p>
          </table:table-cell>
          <table:table-cell office:value-type="float" office:value="4978320" calcext:value-type="float">
            <text:p>4.98E+06</text:p>
          </table:table-cell>
          <table:table-cell table:number-columns-repeated="31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[.A302] + 1) * 100 + 1" office:value-type="float" office:value="30001" calcext:value-type="float">
            <text:p>30001</text:p>
          </table:table-cell>
          <table:table-cell table:formula="of:=POWER([.B302];2)" office:value-type="float" office:value="900060001" calcext:value-type="float">
            <text:p>900060001</text:p>
          </table:table-cell>
          <table:table-cell table:formula="of:=[.B302]*LOG([.B302];2)" office:value-type="float" office:value="446196.561802084" calcext:value-type="float">
            <text:p>446196.561802084</text:p>
          </table:table-cell>
          <table:table-cell office:value-type="float" office:value="214880000" calcext:value-type="float">
            <text:p>2.15E+08</text:p>
          </table:table-cell>
          <table:table-cell office:value-type="float" office:value="4745900" calcext:value-type="float">
            <text:p>4.75E+06</text:p>
          </table:table-cell>
          <table:table-cell table:number-columns-repeated="3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303] + 1) * 100 + 1" office:value-type="float" office:value="30101" calcext:value-type="float">
            <text:p>30101</text:p>
          </table:table-cell>
          <table:table-cell table:formula="of:=POWER([.B303];2)" office:value-type="float" office:value="906070201" calcext:value-type="float">
            <text:p>906070201</text:p>
          </table:table-cell>
          <table:table-cell table:formula="of:=[.B303]*LOG([.B303];2)" office:value-type="float" office:value="447828.343777558" calcext:value-type="float">
            <text:p>447828.343777558</text:p>
          </table:table-cell>
          <table:table-cell office:value-type="float" office:value="223811000" calcext:value-type="float">
            <text:p>2.24E+08</text:p>
          </table:table-cell>
          <table:table-cell office:value-type="float" office:value="5068300" calcext:value-type="float">
            <text:p>5.07E+06</text:p>
          </table:table-cell>
          <table:table-cell table:number-columns-repeated="31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[.A304] + 1) * 100 + 1" office:value-type="float" office:value="30201" calcext:value-type="float">
            <text:p>30201</text:p>
          </table:table-cell>
          <table:table-cell table:formula="of:=POWER([.B304];2)" office:value-type="float" office:value="912100401" calcext:value-type="float">
            <text:p>912100401</text:p>
          </table:table-cell>
          <table:table-cell table:formula="of:=[.B304]*LOG([.B304];2)" office:value-type="float" office:value="449460.60503867" calcext:value-type="float">
            <text:p>449460.60503867</text:p>
          </table:table-cell>
          <table:table-cell office:value-type="float" office:value="217517000" calcext:value-type="float">
            <text:p>2.18E+08</text:p>
          </table:table-cell>
          <table:table-cell office:value-type="float" office:value="4824420" calcext:value-type="float">
            <text:p>4.82E+06</text:p>
          </table:table-cell>
          <table:table-cell table:number-columns-repeated="31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[.A305] + 1) * 100 + 1" office:value-type="float" office:value="30301" calcext:value-type="float">
            <text:p>30301</text:p>
          </table:table-cell>
          <table:table-cell table:formula="of:=POWER([.B305];2)" office:value-type="float" office:value="918150601" calcext:value-type="float">
            <text:p>918150601</text:p>
          </table:table-cell>
          <table:table-cell table:formula="of:=[.B305]*LOG([.B305];2)" office:value-type="float" office:value="451093.343998425" calcext:value-type="float">
            <text:p>451093.343998425</text:p>
          </table:table-cell>
          <table:table-cell office:value-type="float" office:value="219751000" calcext:value-type="float">
            <text:p>2.20E+08</text:p>
          </table:table-cell>
          <table:table-cell office:value-type="float" office:value="4908300" calcext:value-type="float">
            <text:p>4.91E+06</text:p>
          </table:table-cell>
          <table:table-cell table:number-columns-repeated="31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[.A306] + 1) * 100 + 1" office:value-type="float" office:value="30401" calcext:value-type="float">
            <text:p>30401</text:p>
          </table:table-cell>
          <table:table-cell table:formula="of:=POWER([.B306];2)" office:value-type="float" office:value="924220801" calcext:value-type="float">
            <text:p>924220801</text:p>
          </table:table-cell>
          <table:table-cell table:formula="of:=[.B306]*LOG([.B306];2)" office:value-type="float" office:value="452726.559080309" calcext:value-type="float">
            <text:p>452726.559080309</text:p>
          </table:table-cell>
          <table:table-cell office:value-type="float" office:value="220466000" calcext:value-type="float">
            <text:p>2.20E+08</text:p>
          </table:table-cell>
          <table:table-cell office:value-type="float" office:value="4645920" calcext:value-type="float">
            <text:p>4.65E+06</text:p>
          </table:table-cell>
          <table:table-cell table:number-columns-repeated="31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[.A307] + 1) * 100 + 1" office:value-type="float" office:value="30501" calcext:value-type="float">
            <text:p>30501</text:p>
          </table:table-cell>
          <table:table-cell table:formula="of:=POWER([.B307];2)" office:value-type="float" office:value="930311001" calcext:value-type="float">
            <text:p>930311001</text:p>
          </table:table-cell>
          <table:table-cell table:formula="of:=[.B307]*LOG([.B307];2)" office:value-type="float" office:value="454360.248718175" calcext:value-type="float">
            <text:p>454360.248718175</text:p>
          </table:table-cell>
          <table:table-cell office:value-type="float" office:value="222046000" calcext:value-type="float">
            <text:p>2.22E+08</text:p>
          </table:table-cell>
          <table:table-cell office:value-type="float" office:value="4556590" calcext:value-type="float">
            <text:p>4.56E+06</text:p>
          </table:table-cell>
          <table:table-cell table:number-columns-repeated="31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[.A308] + 1) * 100 + 1" office:value-type="float" office:value="30601" calcext:value-type="float">
            <text:p>30601</text:p>
          </table:table-cell>
          <table:table-cell table:formula="of:=POWER([.B308];2)" office:value-type="float" office:value="936421201" calcext:value-type="float">
            <text:p>936421201</text:p>
          </table:table-cell>
          <table:table-cell table:formula="of:=[.B308]*LOG([.B308];2)" office:value-type="float" office:value="455994.411356148" calcext:value-type="float">
            <text:p>455994.411356148</text:p>
          </table:table-cell>
          <table:table-cell office:value-type="float" office:value="223253000" calcext:value-type="float">
            <text:p>2.23E+08</text:p>
          </table:table-cell>
          <table:table-cell office:value-type="float" office:value="4624340" calcext:value-type="float">
            <text:p>4.62E+06</text:p>
          </table:table-cell>
          <table:table-cell table:number-columns-repeated="31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[.A309] + 1) * 100 + 1" office:value-type="float" office:value="30701" calcext:value-type="float">
            <text:p>30701</text:p>
          </table:table-cell>
          <table:table-cell table:formula="of:=POWER([.B309];2)" office:value-type="float" office:value="942551401" calcext:value-type="float">
            <text:p>942551401</text:p>
          </table:table-cell>
          <table:table-cell table:formula="of:=[.B309]*LOG([.B309];2)" office:value-type="float" office:value="457629.045448521" calcext:value-type="float">
            <text:p>457629.045448521</text:p>
          </table:table-cell>
          <table:table-cell office:value-type="float" office:value="224781000" calcext:value-type="float">
            <text:p>2.25E+08</text:p>
          </table:table-cell>
          <table:table-cell office:value-type="float" office:value="4649680" calcext:value-type="float">
            <text:p>4.65E+06</text:p>
          </table:table-cell>
          <table:table-cell table:number-columns-repeated="31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[.A310] + 1) * 100 + 1" office:value-type="float" office:value="30801" calcext:value-type="float">
            <text:p>30801</text:p>
          </table:table-cell>
          <table:table-cell table:formula="of:=POWER([.B310];2)" office:value-type="float" office:value="948701601" calcext:value-type="float">
            <text:p>948701601</text:p>
          </table:table-cell>
          <table:table-cell table:formula="of:=[.B310]*LOG([.B310];2)" office:value-type="float" office:value="459264.149459656" calcext:value-type="float">
            <text:p>459264.149459656</text:p>
          </table:table-cell>
          <table:table-cell office:value-type="float" office:value="226483000" calcext:value-type="float">
            <text:p>2.26E+08</text:p>
          </table:table-cell>
          <table:table-cell office:value-type="float" office:value="4673500" calcext:value-type="float">
            <text:p>4.67E+06</text:p>
          </table:table-cell>
          <table:table-cell table:number-columns-repeated="31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[.A311] + 1) * 100 + 1" office:value-type="float" office:value="30901" calcext:value-type="float">
            <text:p>30901</text:p>
          </table:table-cell>
          <table:table-cell table:formula="of:=POWER([.B311];2)" office:value-type="float" office:value="954871801" calcext:value-type="float">
            <text:p>954871801</text:p>
          </table:table-cell>
          <table:table-cell table:formula="of:=[.B311]*LOG([.B311];2)" office:value-type="float" office:value="460899.721863887" calcext:value-type="float">
            <text:p>460899.721863887</text:p>
          </table:table-cell>
          <table:table-cell office:value-type="float" office:value="229865000" calcext:value-type="float">
            <text:p>2.30E+08</text:p>
          </table:table-cell>
          <table:table-cell office:value-type="float" office:value="4824770" calcext:value-type="float">
            <text:p>4.82E+06</text:p>
          </table:table-cell>
          <table:table-cell table:number-columns-repeated="31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312] + 1) * 100 + 1" office:value-type="float" office:value="31001" calcext:value-type="float">
            <text:p>31001</text:p>
          </table:table-cell>
          <table:table-cell table:formula="of:=POWER([.B312];2)" office:value-type="float" office:value="961062001" calcext:value-type="float">
            <text:p>961062001</text:p>
          </table:table-cell>
          <table:table-cell table:formula="of:=[.B312]*LOG([.B312];2)" office:value-type="float" office:value="462535.761145423" calcext:value-type="float">
            <text:p>462535.761145423</text:p>
          </table:table-cell>
          <table:table-cell office:value-type="float" office:value="231295000" calcext:value-type="float">
            <text:p>2.31E+08</text:p>
          </table:table-cell>
          <table:table-cell office:value-type="float" office:value="4650490" calcext:value-type="float">
            <text:p>4.65E+06</text:p>
          </table:table-cell>
          <table:table-cell table:number-columns-repeated="31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[.A313] + 1) * 100 + 1" office:value-type="float" office:value="31101" calcext:value-type="float">
            <text:p>31101</text:p>
          </table:table-cell>
          <table:table-cell table:formula="of:=POWER([.B313];2)" office:value-type="float" office:value="967272201" calcext:value-type="float">
            <text:p>967272201</text:p>
          </table:table-cell>
          <table:table-cell table:formula="of:=[.B313]*LOG([.B313];2)" office:value-type="float" office:value="464172.265798251" calcext:value-type="float">
            <text:p>464172.265798251</text:p>
          </table:table-cell>
          <table:table-cell office:value-type="float" office:value="231086000" calcext:value-type="float">
            <text:p>2.31E+08</text:p>
          </table:table-cell>
          <table:table-cell office:value-type="float" office:value="4677640" calcext:value-type="float">
            <text:p>4.68E+06</text:p>
          </table:table-cell>
          <table:table-cell table:number-columns-repeated="31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[.A314] + 1) * 100 + 1" office:value-type="float" office:value="31201" calcext:value-type="float">
            <text:p>31201</text:p>
          </table:table-cell>
          <table:table-cell table:formula="of:=POWER([.B314];2)" office:value-type="float" office:value="973502401" calcext:value-type="float">
            <text:p>973502401</text:p>
          </table:table-cell>
          <table:table-cell table:formula="of:=[.B314]*LOG([.B314];2)" office:value-type="float" office:value="465809.234326043" calcext:value-type="float">
            <text:p>465809.234326043</text:p>
          </table:table-cell>
          <table:table-cell office:value-type="float" office:value="235232000" calcext:value-type="float">
            <text:p>2.35E+08</text:p>
          </table:table-cell>
          <table:table-cell office:value-type="float" office:value="5043430" calcext:value-type="float">
            <text:p>5.04E+06</text:p>
          </table:table-cell>
          <table:table-cell table:number-columns-repeated="31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[.A315] + 1) * 100 + 1" office:value-type="float" office:value="31301" calcext:value-type="float">
            <text:p>31301</text:p>
          </table:table-cell>
          <table:table-cell table:formula="of:=POWER([.B315];2)" office:value-type="float" office:value="979752601" calcext:value-type="float">
            <text:p>979752601</text:p>
          </table:table-cell>
          <table:table-cell table:formula="of:=[.B315]*LOG([.B315];2)" office:value-type="float" office:value="467446.665242063" calcext:value-type="float">
            <text:p>467446.665242063</text:p>
          </table:table-cell>
          <table:table-cell office:value-type="float" office:value="234658000" calcext:value-type="float">
            <text:p>2.35E+08</text:p>
          </table:table-cell>
          <table:table-cell office:value-type="float" office:value="4954230" calcext:value-type="float">
            <text:p>4.95E+06</text:p>
          </table:table-cell>
          <table:table-cell table:number-columns-repeated="31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[.A316] + 1) * 100 + 1" office:value-type="float" office:value="31401" calcext:value-type="float">
            <text:p>31401</text:p>
          </table:table-cell>
          <table:table-cell table:formula="of:=POWER([.B316];2)" office:value-type="float" office:value="986022801" calcext:value-type="float">
            <text:p>986022801</text:p>
          </table:table-cell>
          <table:table-cell table:formula="of:=[.B316]*LOG([.B316];2)" office:value-type="float" office:value="469084.557069076" calcext:value-type="float">
            <text:p>469084.557069076</text:p>
          </table:table-cell>
          <table:table-cell office:value-type="float" office:value="241315000" calcext:value-type="float">
            <text:p>2.41E+08</text:p>
          </table:table-cell>
          <table:table-cell office:value-type="float" office:value="5111570" calcext:value-type="float">
            <text:p>5.11E+06</text:p>
          </table:table-cell>
          <table:table-cell table:number-columns-repeated="31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[.A317] + 1) * 100 + 1" office:value-type="float" office:value="31501" calcext:value-type="float">
            <text:p>31501</text:p>
          </table:table-cell>
          <table:table-cell table:formula="of:=POWER([.B317];2)" office:value-type="float" office:value="992313001" calcext:value-type="float">
            <text:p>992313001</text:p>
          </table:table-cell>
          <table:table-cell table:formula="of:=[.B317]*LOG([.B317];2)" office:value-type="float" office:value="470722.908339252" calcext:value-type="float">
            <text:p>470722.908339252</text:p>
          </table:table-cell>
          <table:table-cell office:value-type="float" office:value="240820000" calcext:value-type="float">
            <text:p>2.41E+08</text:p>
          </table:table-cell>
          <table:table-cell office:value-type="float" office:value="5332480" calcext:value-type="float">
            <text:p>5.33E+06</text:p>
          </table:table-cell>
          <table:table-cell table:number-columns-repeated="31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[.A318] + 1) * 100 + 1" office:value-type="float" office:value="31601" calcext:value-type="float">
            <text:p>31601</text:p>
          </table:table-cell>
          <table:table-cell table:formula="of:=POWER([.B318];2)" office:value-type="float" office:value="998623201" calcext:value-type="float">
            <text:p>998623201</text:p>
          </table:table-cell>
          <table:table-cell table:formula="of:=[.B318]*LOG([.B318];2)" office:value-type="float" office:value="472361.717594084" calcext:value-type="float">
            <text:p>472361.717594084</text:p>
          </table:table-cell>
          <table:table-cell office:value-type="float" office:value="241360000" calcext:value-type="float">
            <text:p>2.41E+08</text:p>
          </table:table-cell>
          <table:table-cell office:value-type="float" office:value="5378740" calcext:value-type="float">
            <text:p>5.38E+06</text:p>
          </table:table-cell>
          <table:table-cell table:number-columns-repeated="31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[.A319] + 1) * 100 + 1" office:value-type="float" office:value="31701" calcext:value-type="float">
            <text:p>31701</text:p>
          </table:table-cell>
          <table:table-cell table:formula="of:=POWER([.B319];2)" office:value-type="float" office:value="1004953401" calcext:value-type="float">
            <text:p>1004953401</text:p>
          </table:table-cell>
          <table:table-cell table:formula="of:=[.B319]*LOG([.B319];2)" office:value-type="float" office:value="474000.983384294" calcext:value-type="float">
            <text:p>474000.983384294</text:p>
          </table:table-cell>
          <table:table-cell office:value-type="float" office:value="243472000" calcext:value-type="float">
            <text:p>2.43E+08</text:p>
          </table:table-cell>
          <table:table-cell office:value-type="float" office:value="5282620" calcext:value-type="float">
            <text:p>5.28E+06</text:p>
          </table:table-cell>
          <table:table-cell table:number-columns-repeated="31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[.A320] + 1) * 100 + 1" office:value-type="float" office:value="31801" calcext:value-type="float">
            <text:p>31801</text:p>
          </table:table-cell>
          <table:table-cell table:formula="of:=POWER([.B320];2)" office:value-type="float" office:value="1011303601" calcext:value-type="float">
            <text:p>1011303601</text:p>
          </table:table-cell>
          <table:table-cell table:formula="of:=[.B320]*LOG([.B320];2)" office:value-type="float" office:value="475640.704269748" calcext:value-type="float">
            <text:p>475640.704269748</text:p>
          </table:table-cell>
          <table:table-cell office:value-type="float" office:value="248811000" calcext:value-type="float">
            <text:p>2.49E+08</text:p>
          </table:table-cell>
          <table:table-cell office:value-type="float" office:value="5185390" calcext:value-type="float">
            <text:p>5.19E+06</text:p>
          </table:table-cell>
          <table:table-cell table:number-columns-repeated="31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[.A321] + 1) * 100 + 1" office:value-type="float" office:value="31901" calcext:value-type="float">
            <text:p>31901</text:p>
          </table:table-cell>
          <table:table-cell table:formula="of:=POWER([.B321];2)" office:value-type="float" office:value="1017673801" calcext:value-type="float">
            <text:p>1017673801</text:p>
          </table:table-cell>
          <table:table-cell table:formula="of:=[.B321]*LOG([.B321];2)" office:value-type="float" office:value="477280.87881937" calcext:value-type="float">
            <text:p>477280.87881937</text:p>
          </table:table-cell>
          <table:table-cell office:value-type="float" office:value="245987000" calcext:value-type="float">
            <text:p>2.46E+08</text:p>
          </table:table-cell>
          <table:table-cell office:value-type="float" office:value="5191100" calcext:value-type="float">
            <text:p>5.19E+06</text:p>
          </table:table-cell>
          <table:table-cell table:number-columns-repeated="31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[.A322] + 1) * 100 + 1" office:value-type="float" office:value="32001" calcext:value-type="float">
            <text:p>32001</text:p>
          </table:table-cell>
          <table:table-cell table:formula="of:=POWER([.B322];2)" office:value-type="float" office:value="1024064001" calcext:value-type="float">
            <text:p>1024064001</text:p>
          </table:table-cell>
          <table:table-cell table:formula="of:=[.B322]*LOG([.B322];2)" office:value-type="float" office:value="478921.505611054" calcext:value-type="float">
            <text:p>478921.505611054</text:p>
          </table:table-cell>
          <table:table-cell office:value-type="float" office:value="249251000" calcext:value-type="float">
            <text:p>2.49E+08</text:p>
          </table:table-cell>
          <table:table-cell office:value-type="float" office:value="5405650" calcext:value-type="float">
            <text:p>5.41E+06</text:p>
          </table:table-cell>
          <table:table-cell table:number-columns-repeated="31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A323] + 1) * 100 + 1" office:value-type="float" office:value="32101" calcext:value-type="float">
            <text:p>32101</text:p>
          </table:table-cell>
          <table:table-cell table:formula="of:=POWER([.B323];2)" office:value-type="float" office:value="1030474201" calcext:value-type="float">
            <text:p>1030474201</text:p>
          </table:table-cell>
          <table:table-cell table:formula="of:=[.B323]*LOG([.B323];2)" office:value-type="float" office:value="480562.583231584" calcext:value-type="float">
            <text:p>480562.583231584</text:p>
          </table:table-cell>
          <table:table-cell office:value-type="float" office:value="251315000" calcext:value-type="float">
            <text:p>2.51E+08</text:p>
          </table:table-cell>
          <table:table-cell office:value-type="float" office:value="5192730" calcext:value-type="float">
            <text:p>5.19E+06</text:p>
          </table:table-cell>
          <table:table-cell table:number-columns-repeated="31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[.A324] + 1) * 100 + 1" office:value-type="float" office:value="32201" calcext:value-type="float">
            <text:p>32201</text:p>
          </table:table-cell>
          <table:table-cell table:formula="of:=POWER([.B324];2)" office:value-type="float" office:value="1036904401" calcext:value-type="float">
            <text:p>1036904401</text:p>
          </table:table-cell>
          <table:table-cell table:formula="of:=[.B324]*LOG([.B324];2)" office:value-type="float" office:value="482204.110276547" calcext:value-type="float">
            <text:p>482204.110276547</text:p>
          </table:table-cell>
          <table:table-cell office:value-type="float" office:value="257422000" calcext:value-type="float">
            <text:p>2.57E+08</text:p>
          </table:table-cell>
          <table:table-cell office:value-type="float" office:value="5611000" calcext:value-type="float">
            <text:p>5.61E+06</text:p>
          </table:table-cell>
          <table:table-cell table:number-columns-repeated="31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[.A325] + 1) * 100 + 1" office:value-type="float" office:value="32301" calcext:value-type="float">
            <text:p>32301</text:p>
          </table:table-cell>
          <table:table-cell table:formula="of:=POWER([.B325];2)" office:value-type="float" office:value="1043354601" calcext:value-type="float">
            <text:p>1043354601</text:p>
          </table:table-cell>
          <table:table-cell table:formula="of:=[.B325]*LOG([.B325];2)" office:value-type="float" office:value="483846.085350255" calcext:value-type="float">
            <text:p>483846.085350255</text:p>
          </table:table-cell>
          <table:table-cell office:value-type="float" office:value="259890000" calcext:value-type="float">
            <text:p>2.60E+08</text:p>
          </table:table-cell>
          <table:table-cell office:value-type="float" office:value="5473110" calcext:value-type="float">
            <text:p>5.47E+06</text:p>
          </table:table-cell>
          <table:table-cell table:number-columns-repeated="31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[.A326] + 1) * 100 + 1" office:value-type="float" office:value="32401" calcext:value-type="float">
            <text:p>32401</text:p>
          </table:table-cell>
          <table:table-cell table:formula="of:=POWER([.B326];2)" office:value-type="float" office:value="1049824801" calcext:value-type="float">
            <text:p>1049824801</text:p>
          </table:table-cell>
          <table:table-cell table:formula="of:=[.B326]*LOG([.B326];2)" office:value-type="float" office:value="485488.50706566" calcext:value-type="float">
            <text:p>485488.50706566</text:p>
          </table:table-cell>
          <table:table-cell office:value-type="float" office:value="253654000" calcext:value-type="float">
            <text:p>2.54E+08</text:p>
          </table:table-cell>
          <table:table-cell office:value-type="float" office:value="5157810" calcext:value-type="float">
            <text:p>5.16E+06</text:p>
          </table:table-cell>
          <table:table-cell table:number-columns-repeated="31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[.A327] + 1) * 100 + 1" office:value-type="float" office:value="32501" calcext:value-type="float">
            <text:p>32501</text:p>
          </table:table-cell>
          <table:table-cell table:formula="of:=POWER([.B327];2)" office:value-type="float" office:value="1056315001" calcext:value-type="float">
            <text:p>1056315001</text:p>
          </table:table-cell>
          <table:table-cell table:formula="of:=[.B327]*LOG([.B327];2)" office:value-type="float" office:value="487131.374044276" calcext:value-type="float">
            <text:p>487131.374044276</text:p>
          </table:table-cell>
          <table:table-cell office:value-type="float" office:value="255931000" calcext:value-type="float">
            <text:p>2.56E+08</text:p>
          </table:table-cell>
          <table:table-cell office:value-type="float" office:value="5600490" calcext:value-type="float">
            <text:p>5.60E+06</text:p>
          </table:table-cell>
          <table:table-cell table:number-columns-repeated="31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[.A328] + 1) * 100 + 1" office:value-type="float" office:value="32601" calcext:value-type="float">
            <text:p>32601</text:p>
          </table:table-cell>
          <table:table-cell table:formula="of:=POWER([.B328];2)" office:value-type="float" office:value="1062825201" calcext:value-type="float">
            <text:p>1062825201</text:p>
          </table:table-cell>
          <table:table-cell table:formula="of:=[.B328]*LOG([.B328];2)" office:value-type="float" office:value="488774.684916101" calcext:value-type="float">
            <text:p>488774.684916101</text:p>
          </table:table-cell>
          <table:table-cell office:value-type="float" office:value="263962000" calcext:value-type="float">
            <text:p>2.64E+08</text:p>
          </table:table-cell>
          <table:table-cell office:value-type="float" office:value="5531030" calcext:value-type="float">
            <text:p>5.53E+06</text:p>
          </table:table-cell>
          <table:table-cell table:number-columns-repeated="31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[.A329] + 1) * 100 + 1" office:value-type="float" office:value="32701" calcext:value-type="float">
            <text:p>32701</text:p>
          </table:table-cell>
          <table:table-cell table:formula="of:=POWER([.B329];2)" office:value-type="float" office:value="1069355401" calcext:value-type="float">
            <text:p>1069355401</text:p>
          </table:table-cell>
          <table:table-cell table:formula="of:=[.B329]*LOG([.B329];2)" office:value-type="float" office:value="490418.438319536" calcext:value-type="float">
            <text:p>490418.438319536</text:p>
          </table:table-cell>
          <table:table-cell office:value-type="float" office:value="262155000" calcext:value-type="float">
            <text:p>2.62E+08</text:p>
          </table:table-cell>
          <table:table-cell office:value-type="float" office:value="5320630" calcext:value-type="float">
            <text:p>5.32E+06</text:p>
          </table:table-cell>
          <table:table-cell table:number-columns-repeated="31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[.A330] + 1) * 100 + 1" office:value-type="float" office:value="32801" calcext:value-type="float">
            <text:p>32801</text:p>
          </table:table-cell>
          <table:table-cell table:formula="of:=POWER([.B330];2)" office:value-type="float" office:value="1075905601" calcext:value-type="float">
            <text:p>1075905601</text:p>
          </table:table-cell>
          <table:table-cell table:formula="of:=[.B330]*LOG([.B330];2)" office:value-type="float" office:value="492062.632901312" calcext:value-type="float">
            <text:p>492062.632901312</text:p>
          </table:table-cell>
          <table:table-cell office:value-type="float" office:value="261371000" calcext:value-type="float">
            <text:p>2.61E+08</text:p>
          </table:table-cell>
          <table:table-cell office:value-type="float" office:value="5587640" calcext:value-type="float">
            <text:p>5.59E+06</text:p>
          </table:table-cell>
          <table:table-cell table:number-columns-repeated="31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[.A331] + 1) * 100 + 1" office:value-type="float" office:value="32901" calcext:value-type="float">
            <text:p>32901</text:p>
          </table:table-cell>
          <table:table-cell table:formula="of:=POWER([.B331];2)" office:value-type="float" office:value="1082475801" calcext:value-type="float">
            <text:p>1082475801</text:p>
          </table:table-cell>
          <table:table-cell table:formula="of:=[.B331]*LOG([.B331];2)" office:value-type="float" office:value="493707.267316407" calcext:value-type="float">
            <text:p>493707.267316407</text:p>
          </table:table-cell>
          <table:table-cell office:value-type="float" office:value="266359000" calcext:value-type="float">
            <text:p>2.66E+08</text:p>
          </table:table-cell>
          <table:table-cell office:value-type="float" office:value="5375010" calcext:value-type="float">
            <text:p>5.38E+06</text:p>
          </table:table-cell>
          <table:table-cell table:number-columns-repeated="31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[.A332] + 1) * 100 + 1" office:value-type="float" office:value="33001" calcext:value-type="float">
            <text:p>33001</text:p>
          </table:table-cell>
          <table:table-cell table:formula="of:=POWER([.B332];2)" office:value-type="float" office:value="1089066001" calcext:value-type="float">
            <text:p>1089066001</text:p>
          </table:table-cell>
          <table:table-cell table:formula="of:=[.B332]*LOG([.B332];2)" office:value-type="float" office:value="495352.340227982" calcext:value-type="float">
            <text:p>495352.340227982</text:p>
          </table:table-cell>
          <table:table-cell office:value-type="float" office:value="268318000" calcext:value-type="float">
            <text:p>2.68E+08</text:p>
          </table:table-cell>
          <table:table-cell office:value-type="float" office:value="5320650" calcext:value-type="float">
            <text:p>5.32E+06</text:p>
          </table:table-cell>
          <table:table-cell table:number-columns-repeated="31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[.A333] + 1) * 100 + 1" office:value-type="float" office:value="33101" calcext:value-type="float">
            <text:p>33101</text:p>
          </table:table-cell>
          <table:table-cell table:formula="of:=POWER([.B333];2)" office:value-type="float" office:value="1095676201" calcext:value-type="float">
            <text:p>1095676201</text:p>
          </table:table-cell>
          <table:table-cell table:formula="of:=[.B333]*LOG([.B333];2)" office:value-type="float" office:value="496997.850307293" calcext:value-type="float">
            <text:p>496997.850307293</text:p>
          </table:table-cell>
          <table:table-cell office:value-type="float" office:value="262498000" calcext:value-type="float">
            <text:p>2.62E+08</text:p>
          </table:table-cell>
          <table:table-cell office:value-type="float" office:value="5323770" calcext:value-type="float">
            <text:p>5.32E+06</text:p>
          </table:table-cell>
          <table:table-cell table:number-columns-repeated="31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[.A334] + 1) * 100 + 1" office:value-type="float" office:value="33201" calcext:value-type="float">
            <text:p>33201</text:p>
          </table:table-cell>
          <table:table-cell table:formula="of:=POWER([.B334];2)" office:value-type="float" office:value="1102306401" calcext:value-type="float">
            <text:p>1102306401</text:p>
          </table:table-cell>
          <table:table-cell table:formula="of:=[.B334]*LOG([.B334];2)" office:value-type="float" office:value="498643.796233628" calcext:value-type="float">
            <text:p>498643.796233628</text:p>
          </table:table-cell>
          <table:table-cell office:value-type="float" office:value="272768000" calcext:value-type="float">
            <text:p>2.73E+08</text:p>
          </table:table-cell>
          <table:table-cell office:value-type="float" office:value="5643500" calcext:value-type="float">
            <text:p>5.64E+06</text:p>
          </table:table-cell>
          <table:table-cell table:number-columns-repeated="31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[.A335] + 1) * 100 + 1" office:value-type="float" office:value="33301" calcext:value-type="float">
            <text:p>33301</text:p>
          </table:table-cell>
          <table:table-cell table:formula="of:=POWER([.B335];2)" office:value-type="float" office:value="1108956601" calcext:value-type="float">
            <text:p>1108956601</text:p>
          </table:table-cell>
          <table:table-cell table:formula="of:=[.B335]*LOG([.B335];2)" office:value-type="float" office:value="500290.176694231" calcext:value-type="float">
            <text:p>500290.176694231</text:p>
          </table:table-cell>
          <table:table-cell office:value-type="float" office:value="269299000" calcext:value-type="float">
            <text:p>2.69E+08</text:p>
          </table:table-cell>
          <table:table-cell office:value-type="float" office:value="5381650" calcext:value-type="float">
            <text:p>5.38E+06</text:p>
          </table:table-cell>
          <table:table-cell table:number-columns-repeated="31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[.A336] + 1) * 100 + 1" office:value-type="float" office:value="33401" calcext:value-type="float">
            <text:p>33401</text:p>
          </table:table-cell>
          <table:table-cell table:formula="of:=POWER([.B336];2)" office:value-type="float" office:value="1115626801" calcext:value-type="float">
            <text:p>1115626801</text:p>
          </table:table-cell>
          <table:table-cell table:formula="of:=[.B336]*LOG([.B336];2)" office:value-type="float" office:value="501936.990384229" calcext:value-type="float">
            <text:p>501936.990384229</text:p>
          </table:table-cell>
          <table:table-cell office:value-type="float" office:value="274778000" calcext:value-type="float">
            <text:p>2.75E+08</text:p>
          </table:table-cell>
          <table:table-cell office:value-type="float" office:value="5350280" calcext:value-type="float">
            <text:p>5.35E+06</text:p>
          </table:table-cell>
          <table:table-cell table:number-columns-repeated="31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[.A337] + 1) * 100 + 1" office:value-type="float" office:value="33501" calcext:value-type="float">
            <text:p>33501</text:p>
          </table:table-cell>
          <table:table-cell table:formula="of:=POWER([.B337];2)" office:value-type="float" office:value="1122317001" calcext:value-type="float">
            <text:p>1122317001</text:p>
          </table:table-cell>
          <table:table-cell table:formula="of:=[.B337]*LOG([.B337];2)" office:value-type="float" office:value="503584.236006564" calcext:value-type="float">
            <text:p>503584.236006564</text:p>
          </table:table-cell>
          <table:table-cell office:value-type="float" office:value="270796000" calcext:value-type="float">
            <text:p>2.71E+08</text:p>
          </table:table-cell>
          <table:table-cell office:value-type="float" office:value="4992710" calcext:value-type="float">
            <text:p>4.99E+06</text:p>
          </table:table-cell>
          <table:table-cell table:number-columns-repeated="31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[.A338] + 1) * 100 + 1" office:value-type="float" office:value="33601" calcext:value-type="float">
            <text:p>33601</text:p>
          </table:table-cell>
          <table:table-cell table:formula="of:=POWER([.B338];2)" office:value-type="float" office:value="1129027201" calcext:value-type="float">
            <text:p>1129027201</text:p>
          </table:table-cell>
          <table:table-cell table:formula="of:=[.B338]*LOG([.B338];2)" office:value-type="float" office:value="505231.912271919" calcext:value-type="float">
            <text:p>505231.912271919</text:p>
          </table:table-cell>
          <table:table-cell office:value-type="float" office:value="277029000" calcext:value-type="float">
            <text:p>2.77E+08</text:p>
          </table:table-cell>
          <table:table-cell office:value-type="float" office:value="6224200" calcext:value-type="float">
            <text:p>6.22E+06</text:p>
          </table:table-cell>
          <table:table-cell table:number-columns-repeated="31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[.A339] + 1) * 100 + 1" office:value-type="float" office:value="33701" calcext:value-type="float">
            <text:p>33701</text:p>
          </table:table-cell>
          <table:table-cell table:formula="of:=POWER([.B339];2)" office:value-type="float" office:value="1135757401" calcext:value-type="float">
            <text:p>1135757401</text:p>
          </table:table-cell>
          <table:table-cell table:formula="of:=[.B339]*LOG([.B339];2)" office:value-type="float" office:value="506880.017898653" calcext:value-type="float">
            <text:p>506880.017898653</text:p>
          </table:table-cell>
          <table:table-cell office:value-type="float" office:value="280398000" calcext:value-type="float">
            <text:p>2.80E+08</text:p>
          </table:table-cell>
          <table:table-cell office:value-type="float" office:value="5116910" calcext:value-type="float">
            <text:p>5.12E+06</text:p>
          </table:table-cell>
          <table:table-cell table:number-columns-repeated="31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[.A340] + 1) * 100 + 1" office:value-type="float" office:value="33801" calcext:value-type="float">
            <text:p>33801</text:p>
          </table:table-cell>
          <table:table-cell table:formula="of:=POWER([.B340];2)" office:value-type="float" office:value="1142507601" calcext:value-type="float">
            <text:p>1142507601</text:p>
          </table:table-cell>
          <table:table-cell table:formula="of:=[.B340]*LOG([.B340];2)" office:value-type="float" office:value="508528.551612732" calcext:value-type="float">
            <text:p>508528.551612732</text:p>
          </table:table-cell>
          <table:table-cell office:value-type="float" office:value="274856000" calcext:value-type="float">
            <text:p>2.75E+08</text:p>
          </table:table-cell>
          <table:table-cell office:value-type="float" office:value="5481660" calcext:value-type="float">
            <text:p>5.48E+06</text:p>
          </table:table-cell>
          <table:table-cell table:number-columns-repeated="31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[.A341] + 1) * 100 + 1" office:value-type="float" office:value="33901" calcext:value-type="float">
            <text:p>33901</text:p>
          </table:table-cell>
          <table:table-cell table:formula="of:=POWER([.B341];2)" office:value-type="float" office:value="1149277801" calcext:value-type="float">
            <text:p>1149277801</text:p>
          </table:table-cell>
          <table:table-cell table:formula="of:=[.B341]*LOG([.B341];2)" office:value-type="float" office:value="510177.512147658" calcext:value-type="float">
            <text:p>510177.512147658</text:p>
          </table:table-cell>
          <table:table-cell office:value-type="float" office:value="281454000" calcext:value-type="float">
            <text:p>2.81E+08</text:p>
          </table:table-cell>
          <table:table-cell office:value-type="float" office:value="5372370" calcext:value-type="float">
            <text:p>5.37E+06</text:p>
          </table:table-cell>
          <table:table-cell table:number-columns-repeated="31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[.A342] + 1) * 100 + 1" office:value-type="float" office:value="34001" calcext:value-type="float">
            <text:p>34001</text:p>
          </table:table-cell>
          <table:table-cell table:formula="of:=POWER([.B342];2)" office:value-type="float" office:value="1156068001" calcext:value-type="float">
            <text:p>1156068001</text:p>
          </table:table-cell>
          <table:table-cell table:formula="of:=[.B342]*LOG([.B342];2)" office:value-type="float" office:value="511826.898244405" calcext:value-type="float">
            <text:p>511826.898244405</text:p>
          </table:table-cell>
          <table:table-cell office:value-type="float" office:value="282680000" calcext:value-type="float">
            <text:p>2.83E+08</text:p>
          </table:table-cell>
          <table:table-cell office:value-type="float" office:value="6037470" calcext:value-type="float">
            <text:p>6.04E+06</text:p>
          </table:table-cell>
          <table:table-cell table:number-columns-repeated="31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[.A343] + 1) * 100 + 1" office:value-type="float" office:value="34101" calcext:value-type="float">
            <text:p>34101</text:p>
          </table:table-cell>
          <table:table-cell table:formula="of:=POWER([.B343];2)" office:value-type="float" office:value="1162878201" calcext:value-type="float">
            <text:p>1162878201</text:p>
          </table:table-cell>
          <table:table-cell table:formula="of:=[.B343]*LOG([.B343];2)" office:value-type="float" office:value="513476.708651356" calcext:value-type="float">
            <text:p>513476.708651356</text:p>
          </table:table-cell>
          <table:table-cell office:value-type="float" office:value="284222000" calcext:value-type="float">
            <text:p>2.84E+08</text:p>
          </table:table-cell>
          <table:table-cell office:value-type="float" office:value="5297460" calcext:value-type="float">
            <text:p>5.30E+06</text:p>
          </table:table-cell>
          <table:table-cell table:number-columns-repeated="31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[.A344] + 1) * 100 + 1" office:value-type="float" office:value="34201" calcext:value-type="float">
            <text:p>34201</text:p>
          </table:table-cell>
          <table:table-cell table:formula="of:=POWER([.B344];2)" office:value-type="float" office:value="1169708401" calcext:value-type="float">
            <text:p>1169708401</text:p>
          </table:table-cell>
          <table:table-cell table:formula="of:=[.B344]*LOG([.B344];2)" office:value-type="float" office:value="515126.942124231" calcext:value-type="float">
            <text:p>515126.942124231</text:p>
          </table:table-cell>
          <table:table-cell office:value-type="float" office:value="278936000" calcext:value-type="float">
            <text:p>2.79E+08</text:p>
          </table:table-cell>
          <table:table-cell office:value-type="float" office:value="5329280" calcext:value-type="float">
            <text:p>5.33E+06</text:p>
          </table:table-cell>
          <table:table-cell table:number-columns-repeated="31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[.A345] + 1) * 100 + 1" office:value-type="float" office:value="34301" calcext:value-type="float">
            <text:p>34301</text:p>
          </table:table-cell>
          <table:table-cell table:formula="of:=POWER([.B345];2)" office:value-type="float" office:value="1176558601" calcext:value-type="float">
            <text:p>1176558601</text:p>
          </table:table-cell>
          <table:table-cell table:formula="of:=[.B345]*LOG([.B345];2)" office:value-type="float" office:value="516777.597426028" calcext:value-type="float">
            <text:p>516777.597426028</text:p>
          </table:table-cell>
          <table:table-cell office:value-type="float" office:value="281403000" calcext:value-type="float">
            <text:p>2.81E+08</text:p>
          </table:table-cell>
          <table:table-cell office:value-type="float" office:value="6044250" calcext:value-type="float">
            <text:p>6.04E+06</text:p>
          </table:table-cell>
          <table:table-cell table:number-columns-repeated="31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[.A346] + 1) * 100 + 1" office:value-type="float" office:value="34401" calcext:value-type="float">
            <text:p>34401</text:p>
          </table:table-cell>
          <table:table-cell table:formula="of:=POWER([.B346];2)" office:value-type="float" office:value="1183428801" calcext:value-type="float">
            <text:p>1183428801</text:p>
          </table:table-cell>
          <table:table-cell table:formula="of:=[.B346]*LOG([.B346];2)" office:value-type="float" office:value="518428.673326957" calcext:value-type="float">
            <text:p>518428.673326957</text:p>
          </table:table-cell>
          <table:table-cell office:value-type="float" office:value="285420000" calcext:value-type="float">
            <text:p>2.85E+08</text:p>
          </table:table-cell>
          <table:table-cell office:value-type="float" office:value="5473720" calcext:value-type="float">
            <text:p>5.47E+06</text:p>
          </table:table-cell>
          <table:table-cell table:number-columns-repeated="31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[.A347] + 1) * 100 + 1" office:value-type="float" office:value="34501" calcext:value-type="float">
            <text:p>34501</text:p>
          </table:table-cell>
          <table:table-cell table:formula="of:=POWER([.B347];2)" office:value-type="float" office:value="1190319001" calcext:value-type="float">
            <text:p>1190319001</text:p>
          </table:table-cell>
          <table:table-cell table:formula="of:=[.B347]*LOG([.B347];2)" office:value-type="float" office:value="520080.16860438" calcext:value-type="float">
            <text:p>520080.16860438</text:p>
          </table:table-cell>
          <table:table-cell office:value-type="float" office:value="299823000" calcext:value-type="float">
            <text:p>3.00E+08</text:p>
          </table:table-cell>
          <table:table-cell office:value-type="float" office:value="5358420" calcext:value-type="float">
            <text:p>5.36E+06</text:p>
          </table:table-cell>
          <table:table-cell table:number-columns-repeated="31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[.A348] + 1) * 100 + 1" office:value-type="float" office:value="34601" calcext:value-type="float">
            <text:p>34601</text:p>
          </table:table-cell>
          <table:table-cell table:formula="of:=POWER([.B348];2)" office:value-type="float" office:value="1197229201" calcext:value-type="float">
            <text:p>1197229201</text:p>
          </table:table-cell>
          <table:table-cell table:formula="of:=[.B348]*LOG([.B348];2)" office:value-type="float" office:value="521732.082042742" calcext:value-type="float">
            <text:p>521732.082042742</text:p>
          </table:table-cell>
          <table:table-cell office:value-type="float" office:value="290845000" calcext:value-type="float">
            <text:p>2.91E+08</text:p>
          </table:table-cell>
          <table:table-cell office:value-type="float" office:value="5395350" calcext:value-type="float">
            <text:p>5.40E+06</text:p>
          </table:table-cell>
          <table:table-cell table:number-columns-repeated="31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[.A349] + 1) * 100 + 1" office:value-type="float" office:value="34701" calcext:value-type="float">
            <text:p>34701</text:p>
          </table:table-cell>
          <table:table-cell table:formula="of:=POWER([.B349];2)" office:value-type="float" office:value="1204159401" calcext:value-type="float">
            <text:p>1204159401</text:p>
          </table:table-cell>
          <table:table-cell table:formula="of:=[.B349]*LOG([.B349];2)" office:value-type="float" office:value="523384.41243352" calcext:value-type="float">
            <text:p>523384.41243352</text:p>
          </table:table-cell>
          <table:table-cell office:value-type="float" office:value="294373000" calcext:value-type="float">
            <text:p>2.94E+08</text:p>
          </table:table-cell>
          <table:table-cell office:value-type="float" office:value="5277100" calcext:value-type="float">
            <text:p>5.28E+06</text:p>
          </table:table-cell>
          <table:table-cell table:number-columns-repeated="31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[.A350] + 1) * 100 + 1" office:value-type="float" office:value="34801" calcext:value-type="float">
            <text:p>34801</text:p>
          </table:table-cell>
          <table:table-cell table:formula="of:=POWER([.B350];2)" office:value-type="float" office:value="1211109601" calcext:value-type="float">
            <text:p>1211109601</text:p>
          </table:table-cell>
          <table:table-cell table:formula="of:=[.B350]*LOG([.B350];2)" office:value-type="float" office:value="525037.158575151" calcext:value-type="float">
            <text:p>525037.158575151</text:p>
          </table:table-cell>
          <table:table-cell office:value-type="float" office:value="297642000" calcext:value-type="float">
            <text:p>2.98E+08</text:p>
          </table:table-cell>
          <table:table-cell office:value-type="float" office:value="5729790" calcext:value-type="float">
            <text:p>5.73E+06</text:p>
          </table:table-cell>
          <table:table-cell table:number-columns-repeated="31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[.A351] + 1) * 100 + 1" office:value-type="float" office:value="34901" calcext:value-type="float">
            <text:p>34901</text:p>
          </table:table-cell>
          <table:table-cell table:formula="of:=POWER([.B351];2)" office:value-type="float" office:value="1218079801" calcext:value-type="float">
            <text:p>1218079801</text:p>
          </table:table-cell>
          <table:table-cell table:formula="of:=[.B351]*LOG([.B351];2)" office:value-type="float" office:value="526690.319272981" calcext:value-type="float">
            <text:p>526690.319272981</text:p>
          </table:table-cell>
          <table:table-cell office:value-type="float" office:value="296077000" calcext:value-type="float">
            <text:p>2.96E+08</text:p>
          </table:table-cell>
          <table:table-cell office:value-type="float" office:value="5394520" calcext:value-type="float">
            <text:p>5.39E+06</text:p>
          </table:table-cell>
          <table:table-cell table:number-columns-repeated="31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[.A352] + 1) * 100 + 1" office:value-type="float" office:value="35001" calcext:value-type="float">
            <text:p>35001</text:p>
          </table:table-cell>
          <table:table-cell table:formula="of:=POWER([.B352];2)" office:value-type="float" office:value="1225070001" calcext:value-type="float">
            <text:p>1225070001</text:p>
          </table:table-cell>
          <table:table-cell table:formula="of:=[.B352]*LOG([.B352];2)" office:value-type="float" office:value="528343.893339199" calcext:value-type="float">
            <text:p>528343.893339199</text:p>
          </table:table-cell>
          <table:table-cell office:value-type="float" office:value="299006000" calcext:value-type="float">
            <text:p>2.99E+08</text:p>
          </table:table-cell>
          <table:table-cell office:value-type="float" office:value="5545720" calcext:value-type="float">
            <text:p>5.55E+06</text:p>
          </table:table-cell>
          <table:table-cell table:number-columns-repeated="31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A353] + 1) * 100 + 1" office:value-type="float" office:value="35101" calcext:value-type="float">
            <text:p>35101</text:p>
          </table:table-cell>
          <table:table-cell table:formula="of:=POWER([.B353];2)" office:value-type="float" office:value="1232080201" calcext:value-type="float">
            <text:p>1232080201</text:p>
          </table:table-cell>
          <table:table-cell table:formula="of:=[.B353]*LOG([.B353];2)" office:value-type="float" office:value="529997.879592785" calcext:value-type="float">
            <text:p>529997.879592785</text:p>
          </table:table-cell>
          <table:table-cell office:value-type="float" office:value="304700000" calcext:value-type="float">
            <text:p>3.05E+08</text:p>
          </table:table-cell>
          <table:table-cell office:value-type="float" office:value="5516720" calcext:value-type="float">
            <text:p>5.52E+06</text:p>
          </table:table-cell>
          <table:table-cell table:number-columns-repeated="31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[.A354] + 1) * 100 + 1" office:value-type="float" office:value="35201" calcext:value-type="float">
            <text:p>35201</text:p>
          </table:table-cell>
          <table:table-cell table:formula="of:=POWER([.B354];2)" office:value-type="float" office:value="1239110401" calcext:value-type="float">
            <text:p>1239110401</text:p>
          </table:table-cell>
          <table:table-cell table:formula="of:=[.B354]*LOG([.B354];2)" office:value-type="float" office:value="531652.276859445" calcext:value-type="float">
            <text:p>531652.276859445</text:p>
          </table:table-cell>
          <table:table-cell office:value-type="float" office:value="308789000" calcext:value-type="float">
            <text:p>3.09E+08</text:p>
          </table:table-cell>
          <table:table-cell office:value-type="float" office:value="5635080" calcext:value-type="float">
            <text:p>5.64E+06</text:p>
          </table:table-cell>
          <table:table-cell table:number-columns-repeated="31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[.A355] + 1) * 100 + 1" office:value-type="float" office:value="35301" calcext:value-type="float">
            <text:p>35301</text:p>
          </table:table-cell>
          <table:table-cell table:formula="of:=POWER([.B355];2)" office:value-type="float" office:value="1246160601" calcext:value-type="float">
            <text:p>1246160601</text:p>
          </table:table-cell>
          <table:table-cell table:formula="of:=[.B355]*LOG([.B355];2)" office:value-type="float" office:value="533307.083971559" calcext:value-type="float">
            <text:p>533307.083971559</text:p>
          </table:table-cell>
          <table:table-cell office:value-type="float" office:value="307995000" calcext:value-type="float">
            <text:p>3.08E+08</text:p>
          </table:table-cell>
          <table:table-cell office:value-type="float" office:value="5410070" calcext:value-type="float">
            <text:p>5.41E+06</text:p>
          </table:table-cell>
          <table:table-cell table:number-columns-repeated="31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[.A356] + 1) * 100 + 1" office:value-type="float" office:value="35401" calcext:value-type="float">
            <text:p>35401</text:p>
          </table:table-cell>
          <table:table-cell table:formula="of:=POWER([.B356];2)" office:value-type="float" office:value="1253230801" calcext:value-type="float">
            <text:p>1253230801</text:p>
          </table:table-cell>
          <table:table-cell table:formula="of:=[.B356]*LOG([.B356];2)" office:value-type="float" office:value="534962.299768121" calcext:value-type="float">
            <text:p>534962.299768121</text:p>
          </table:table-cell>
          <table:table-cell office:value-type="float" office:value="310776000" calcext:value-type="float">
            <text:p>3.11E+08</text:p>
          </table:table-cell>
          <table:table-cell office:value-type="float" office:value="5236300" calcext:value-type="float">
            <text:p>5.24E+06</text:p>
          </table:table-cell>
          <table:table-cell table:number-columns-repeated="31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[.A357] + 1) * 100 + 1" office:value-type="float" office:value="35501" calcext:value-type="float">
            <text:p>35501</text:p>
          </table:table-cell>
          <table:table-cell table:formula="of:=POWER([.B357];2)" office:value-type="float" office:value="1260321001" calcext:value-type="float">
            <text:p>1260321001</text:p>
          </table:table-cell>
          <table:table-cell table:formula="of:=[.B357]*LOG([.B357];2)" office:value-type="float" office:value="536617.923094685" calcext:value-type="float">
            <text:p>536617.923094685</text:p>
          </table:table-cell>
          <table:table-cell office:value-type="float" office:value="307054000" calcext:value-type="float">
            <text:p>3.07E+08</text:p>
          </table:table-cell>
          <table:table-cell office:value-type="float" office:value="5609560" calcext:value-type="float">
            <text:p>5.61E+06</text:p>
          </table:table-cell>
          <table:table-cell table:number-columns-repeated="31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[.A358] + 1) * 100 + 1" office:value-type="float" office:value="35601" calcext:value-type="float">
            <text:p>35601</text:p>
          </table:table-cell>
          <table:table-cell table:formula="of:=POWER([.B358];2)" office:value-type="float" office:value="1267431201" calcext:value-type="float">
            <text:p>1267431201</text:p>
          </table:table-cell>
          <table:table-cell table:formula="of:=[.B358]*LOG([.B358];2)" office:value-type="float" office:value="538273.952803308" calcext:value-type="float">
            <text:p>538273.952803308</text:p>
          </table:table-cell>
          <table:table-cell office:value-type="float" office:value="323466000" calcext:value-type="float">
            <text:p>3.23E+08</text:p>
          </table:table-cell>
          <table:table-cell office:value-type="float" office:value="6184760" calcext:value-type="float">
            <text:p>6.18E+06</text:p>
          </table:table-cell>
          <table:table-cell table:number-columns-repeated="31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[.A359] + 1) * 100 + 1" office:value-type="float" office:value="35701" calcext:value-type="float">
            <text:p>35701</text:p>
          </table:table-cell>
          <table:table-cell table:formula="of:=POWER([.B359];2)" office:value-type="float" office:value="1274561401" calcext:value-type="float">
            <text:p>1274561401</text:p>
          </table:table-cell>
          <table:table-cell table:formula="of:=[.B359]*LOG([.B359];2)" office:value-type="float" office:value="539930.387752497" calcext:value-type="float">
            <text:p>539930.387752497</text:p>
          </table:table-cell>
          <table:table-cell office:value-type="float" office:value="316312000" calcext:value-type="float">
            <text:p>3.16E+08</text:p>
          </table:table-cell>
          <table:table-cell office:value-type="float" office:value="5852790" calcext:value-type="float">
            <text:p>5.85E+06</text:p>
          </table:table-cell>
          <table:table-cell table:number-columns-repeated="31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[.A360] + 1) * 100 + 1" office:value-type="float" office:value="35801" calcext:value-type="float">
            <text:p>35801</text:p>
          </table:table-cell>
          <table:table-cell table:formula="of:=POWER([.B360];2)" office:value-type="float" office:value="1281711601" calcext:value-type="float">
            <text:p>1281711601</text:p>
          </table:table-cell>
          <table:table-cell table:formula="of:=[.B360]*LOG([.B360];2)" office:value-type="float" office:value="541587.226807153" calcext:value-type="float">
            <text:p>541587.226807153</text:p>
          </table:table-cell>
          <table:table-cell office:value-type="float" office:value="313045000" calcext:value-type="float">
            <text:p>3.13E+08</text:p>
          </table:table-cell>
          <table:table-cell office:value-type="float" office:value="5934780" calcext:value-type="float">
            <text:p>5.93E+06</text:p>
          </table:table-cell>
          <table:table-cell table:number-columns-repeated="31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[.A361] + 1) * 100 + 1" office:value-type="float" office:value="35901" calcext:value-type="float">
            <text:p>35901</text:p>
          </table:table-cell>
          <table:table-cell table:formula="of:=POWER([.B361];2)" office:value-type="float" office:value="1288881801" calcext:value-type="float">
            <text:p>1288881801</text:p>
          </table:table-cell>
          <table:table-cell table:formula="of:=[.B361]*LOG([.B361];2)" office:value-type="float" office:value="543244.468838518" calcext:value-type="float">
            <text:p>543244.468838518</text:p>
          </table:table-cell>
          <table:table-cell office:value-type="float" office:value="313761000" calcext:value-type="float">
            <text:p>3.14E+08</text:p>
          </table:table-cell>
          <table:table-cell office:value-type="float" office:value="6120080" calcext:value-type="float">
            <text:p>6.12E+06</text:p>
          </table:table-cell>
          <table:table-cell table:number-columns-repeated="31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[.A362] + 1) * 100 + 1" office:value-type="float" office:value="36001" calcext:value-type="float">
            <text:p>36001</text:p>
          </table:table-cell>
          <table:table-cell table:formula="of:=POWER([.B362];2)" office:value-type="float" office:value="1296072001" calcext:value-type="float">
            <text:p>1296072001</text:p>
          </table:table-cell>
          <table:table-cell table:formula="of:=[.B362]*LOG([.B362];2)" office:value-type="float" office:value="544902.112724123" calcext:value-type="float">
            <text:p>544902.112724123</text:p>
          </table:table-cell>
          <table:table-cell office:value-type="float" office:value="314813000" calcext:value-type="float">
            <text:p>3.15E+08</text:p>
          </table:table-cell>
          <table:table-cell office:value-type="float" office:value="5952080" calcext:value-type="float">
            <text:p>5.95E+06</text:p>
          </table:table-cell>
          <table:table-cell table:number-columns-repeated="31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A363] + 1) * 100 + 1" office:value-type="float" office:value="36101" calcext:value-type="float">
            <text:p>36101</text:p>
          </table:table-cell>
          <table:table-cell table:formula="of:=POWER([.B363];2)" office:value-type="float" office:value="1303282201" calcext:value-type="float">
            <text:p>1303282201</text:p>
          </table:table-cell>
          <table:table-cell table:formula="of:=[.B363]*LOG([.B363];2)" office:value-type="float" office:value="546560.157347734" calcext:value-type="float">
            <text:p>546560.157347734</text:p>
          </table:table-cell>
          <table:table-cell office:value-type="float" office:value="316939000" calcext:value-type="float">
            <text:p>3.17E+08</text:p>
          </table:table-cell>
          <table:table-cell office:value-type="float" office:value="6096330" calcext:value-type="float">
            <text:p>6.10E+06</text:p>
          </table:table-cell>
          <table:table-cell table:number-columns-repeated="31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[.A364] + 1) * 100 + 1" office:value-type="float" office:value="36201" calcext:value-type="float">
            <text:p>36201</text:p>
          </table:table-cell>
          <table:table-cell table:formula="of:=POWER([.B364];2)" office:value-type="float" office:value="1310512401" calcext:value-type="float">
            <text:p>1310512401</text:p>
          </table:table-cell>
          <table:table-cell table:formula="of:=[.B364]*LOG([.B364];2)" office:value-type="float" office:value="548218.601599301" calcext:value-type="float">
            <text:p>548218.601599301</text:p>
          </table:table-cell>
          <table:table-cell office:value-type="float" office:value="318501000" calcext:value-type="float">
            <text:p>3.19E+08</text:p>
          </table:table-cell>
          <table:table-cell office:value-type="float" office:value="5891510" calcext:value-type="float">
            <text:p>5.89E+06</text:p>
          </table:table-cell>
          <table:table-cell table:number-columns-repeated="31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[.A365] + 1) * 100 + 1" office:value-type="float" office:value="36301" calcext:value-type="float">
            <text:p>36301</text:p>
          </table:table-cell>
          <table:table-cell table:formula="of:=POWER([.B365];2)" office:value-type="float" office:value="1317762601" calcext:value-type="float">
            <text:p>1317762601</text:p>
          </table:table-cell>
          <table:table-cell table:formula="of:=[.B365]*LOG([.B365];2)" office:value-type="float" office:value="549877.444374909" calcext:value-type="float">
            <text:p>549877.444374909</text:p>
          </table:table-cell>
          <table:table-cell office:value-type="float" office:value="320348000" calcext:value-type="float">
            <text:p>3.20E+08</text:p>
          </table:table-cell>
          <table:table-cell office:value-type="float" office:value="5914910" calcext:value-type="float">
            <text:p>5.91E+06</text:p>
          </table:table-cell>
          <table:table-cell table:number-columns-repeated="31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[.A366] + 1) * 100 + 1" office:value-type="float" office:value="36401" calcext:value-type="float">
            <text:p>36401</text:p>
          </table:table-cell>
          <table:table-cell table:formula="of:=POWER([.B366];2)" office:value-type="float" office:value="1325032801" calcext:value-type="float">
            <text:p>1325032801</text:p>
          </table:table-cell>
          <table:table-cell table:formula="of:=[.B366]*LOG([.B366];2)" office:value-type="float" office:value="551536.684576721" calcext:value-type="float">
            <text:p>551536.684576721</text:p>
          </table:table-cell>
          <table:table-cell office:value-type="float" office:value="325091000" calcext:value-type="float">
            <text:p>3.25E+08</text:p>
          </table:table-cell>
          <table:table-cell office:value-type="float" office:value="5982920" calcext:value-type="float">
            <text:p>5.98E+06</text:p>
          </table:table-cell>
          <table:table-cell table:number-columns-repeated="31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[.A367] + 1) * 100 + 1" office:value-type="float" office:value="36501" calcext:value-type="float">
            <text:p>36501</text:p>
          </table:table-cell>
          <table:table-cell table:formula="of:=POWER([.B367];2)" office:value-type="float" office:value="1332323001" calcext:value-type="float">
            <text:p>1332323001</text:p>
          </table:table-cell>
          <table:table-cell table:formula="of:=[.B367]*LOG([.B367];2)" office:value-type="float" office:value="553196.321112934" calcext:value-type="float">
            <text:p>553196.321112934</text:p>
          </table:table-cell>
          <table:table-cell office:value-type="float" office:value="337406000" calcext:value-type="float">
            <text:p>3.37E+08</text:p>
          </table:table-cell>
          <table:table-cell office:value-type="float" office:value="6101720" calcext:value-type="float">
            <text:p>6.10E+06</text:p>
          </table:table-cell>
          <table:table-cell table:number-columns-repeated="31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[.A368] + 1) * 100 + 1" office:value-type="float" office:value="36601" calcext:value-type="float">
            <text:p>36601</text:p>
          </table:table-cell>
          <table:table-cell table:formula="of:=POWER([.B368];2)" office:value-type="float" office:value="1339633201" calcext:value-type="float">
            <text:p>1339633201</text:p>
          </table:table-cell>
          <table:table-cell table:formula="of:=[.B368]*LOG([.B368];2)" office:value-type="float" office:value="554856.352897729" calcext:value-type="float">
            <text:p>554856.352897729</text:p>
          </table:table-cell>
          <table:table-cell office:value-type="float" office:value="333475000" calcext:value-type="float">
            <text:p>3.33E+08</text:p>
          </table:table-cell>
          <table:table-cell office:value-type="float" office:value="6285790" calcext:value-type="float">
            <text:p>6.29E+06</text:p>
          </table:table-cell>
          <table:table-cell table:number-columns-repeated="31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[.A369] + 1) * 100 + 1" office:value-type="float" office:value="36701" calcext:value-type="float">
            <text:p>36701</text:p>
          </table:table-cell>
          <table:table-cell table:formula="of:=POWER([.B369];2)" office:value-type="float" office:value="1346963401" calcext:value-type="float">
            <text:p>1346963401</text:p>
          </table:table-cell>
          <table:table-cell table:formula="of:=[.B369]*LOG([.B369];2)" office:value-type="float" office:value="556516.778851217" calcext:value-type="float">
            <text:p>556516.778851217</text:p>
          </table:table-cell>
          <table:table-cell office:value-type="float" office:value="335324000" calcext:value-type="float">
            <text:p>3.35E+08</text:p>
          </table:table-cell>
          <table:table-cell office:value-type="float" office:value="6258480" calcext:value-type="float">
            <text:p>6.26E+06</text:p>
          </table:table-cell>
          <table:table-cell table:number-columns-repeated="31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[.A370] + 1) * 100 + 1" office:value-type="float" office:value="36801" calcext:value-type="float">
            <text:p>36801</text:p>
          </table:table-cell>
          <table:table-cell table:formula="of:=POWER([.B370];2)" office:value-type="float" office:value="1354313601" calcext:value-type="float">
            <text:p>1354313601</text:p>
          </table:table-cell>
          <table:table-cell table:formula="of:=[.B370]*LOG([.B370];2)" office:value-type="float" office:value="558177.597899396" calcext:value-type="float">
            <text:p>558177.597899396</text:p>
          </table:table-cell>
          <table:table-cell office:value-type="float" office:value="336690000" calcext:value-type="float">
            <text:p>3.37E+08</text:p>
          </table:table-cell>
          <table:table-cell office:value-type="float" office:value="5997420" calcext:value-type="float">
            <text:p>6.00E+06</text:p>
          </table:table-cell>
          <table:table-cell table:number-columns-repeated="31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[.A371] + 1) * 100 + 1" office:value-type="float" office:value="36901" calcext:value-type="float">
            <text:p>36901</text:p>
          </table:table-cell>
          <table:table-cell table:formula="of:=POWER([.B371];2)" office:value-type="float" office:value="1361683801" calcext:value-type="float">
            <text:p>1361683801</text:p>
          </table:table-cell>
          <table:table-cell table:formula="of:=[.B371]*LOG([.B371];2)" office:value-type="float" office:value="559838.808974101" calcext:value-type="float">
            <text:p>559838.808974101</text:p>
          </table:table-cell>
          <table:table-cell office:value-type="float" office:value="340147000" calcext:value-type="float">
            <text:p>3.40E+08</text:p>
          </table:table-cell>
          <table:table-cell office:value-type="float" office:value="6030190" calcext:value-type="float">
            <text:p>6.03E+06</text:p>
          </table:table-cell>
          <table:table-cell table:number-columns-repeated="31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[.A372] + 1) * 100 + 1" office:value-type="float" office:value="37001" calcext:value-type="float">
            <text:p>37001</text:p>
          </table:table-cell>
          <table:table-cell table:formula="of:=POWER([.B372];2)" office:value-type="float" office:value="1369074001" calcext:value-type="float">
            <text:p>1369074001</text:p>
          </table:table-cell>
          <table:table-cell table:formula="of:=[.B372]*LOG([.B372];2)" office:value-type="float" office:value="561500.411012955" calcext:value-type="float">
            <text:p>561500.411012955</text:p>
          </table:table-cell>
          <table:table-cell office:value-type="float" office:value="343938000" calcext:value-type="float">
            <text:p>3.44E+08</text:p>
          </table:table-cell>
          <table:table-cell office:value-type="float" office:value="5960480" calcext:value-type="float">
            <text:p>5.96E+06</text:p>
          </table:table-cell>
          <table:table-cell table:number-columns-repeated="31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[.A373] + 1) * 100 + 1" office:value-type="float" office:value="37101" calcext:value-type="float">
            <text:p>37101</text:p>
          </table:table-cell>
          <table:table-cell table:formula="of:=POWER([.B373];2)" office:value-type="float" office:value="1376484201" calcext:value-type="float">
            <text:p>1376484201</text:p>
          </table:table-cell>
          <table:table-cell table:formula="of:=[.B373]*LOG([.B373];2)" office:value-type="float" office:value="563162.402959325" calcext:value-type="float">
            <text:p>563162.402959325</text:p>
          </table:table-cell>
          <table:table-cell office:value-type="float" office:value="348149000" calcext:value-type="float">
            <text:p>3.48E+08</text:p>
          </table:table-cell>
          <table:table-cell office:value-type="float" office:value="6231980" calcext:value-type="float">
            <text:p>6.23E+06</text:p>
          </table:table-cell>
          <table:table-cell table:number-columns-repeated="31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[.A374] + 1) * 100 + 1" office:value-type="float" office:value="37201" calcext:value-type="float">
            <text:p>37201</text:p>
          </table:table-cell>
          <table:table-cell table:formula="of:=POWER([.B374];2)" office:value-type="float" office:value="1383914401" calcext:value-type="float">
            <text:p>1383914401</text:p>
          </table:table-cell>
          <table:table-cell table:formula="of:=[.B374]*LOG([.B374];2)" office:value-type="float" office:value="564824.783762271" calcext:value-type="float">
            <text:p>564824.783762271</text:p>
          </table:table-cell>
          <table:table-cell office:value-type="float" office:value="347371000" calcext:value-type="float">
            <text:p>3.47E+08</text:p>
          </table:table-cell>
          <table:table-cell office:value-type="float" office:value="6040700" calcext:value-type="float">
            <text:p>6.04E+06</text:p>
          </table:table-cell>
          <table:table-cell table:number-columns-repeated="31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A375] + 1) * 100 + 1" office:value-type="float" office:value="37301" calcext:value-type="float">
            <text:p>37301</text:p>
          </table:table-cell>
          <table:table-cell table:formula="of:=POWER([.B375];2)" office:value-type="float" office:value="1391364601" calcext:value-type="float">
            <text:p>1391364601</text:p>
          </table:table-cell>
          <table:table-cell table:formula="of:=[.B375]*LOG([.B375];2)" office:value-type="float" office:value="566487.552376507" calcext:value-type="float">
            <text:p>566487.552376507</text:p>
          </table:table-cell>
          <table:table-cell office:value-type="float" office:value="345495000" calcext:value-type="float">
            <text:p>3.45E+08</text:p>
          </table:table-cell>
          <table:table-cell office:value-type="float" office:value="5949050" calcext:value-type="float">
            <text:p>5.95E+06</text:p>
          </table:table-cell>
          <table:table-cell table:number-columns-repeated="31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[.A376] + 1) * 100 + 1" office:value-type="float" office:value="37401" calcext:value-type="float">
            <text:p>37401</text:p>
          </table:table-cell>
          <table:table-cell table:formula="of:=POWER([.B376];2)" office:value-type="float" office:value="1398834801" calcext:value-type="float">
            <text:p>1398834801</text:p>
          </table:table-cell>
          <table:table-cell table:formula="of:=[.B376]*LOG([.B376];2)" office:value-type="float" office:value="568150.70776235" calcext:value-type="float">
            <text:p>568150.70776235</text:p>
          </table:table-cell>
          <table:table-cell office:value-type="float" office:value="345955000" calcext:value-type="float">
            <text:p>3.46E+08</text:p>
          </table:table-cell>
          <table:table-cell office:value-type="float" office:value="5801390" calcext:value-type="float">
            <text:p>5.80E+06</text:p>
          </table:table-cell>
          <table:table-cell table:number-columns-repeated="31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[.A377] + 1) * 100 + 1" office:value-type="float" office:value="37501" calcext:value-type="float">
            <text:p>37501</text:p>
          </table:table-cell>
          <table:table-cell table:formula="of:=POWER([.B377];2)" office:value-type="float" office:value="1406325001" calcext:value-type="float">
            <text:p>1406325001</text:p>
          </table:table-cell>
          <table:table-cell table:formula="of:=[.B377]*LOG([.B377];2)" office:value-type="float" office:value="569814.248885676" calcext:value-type="float">
            <text:p>569814.248885676</text:p>
          </table:table-cell>
          <table:table-cell office:value-type="float" office:value="348463000" calcext:value-type="float">
            <text:p>3.48E+08</text:p>
          </table:table-cell>
          <table:table-cell office:value-type="float" office:value="6410990" calcext:value-type="float">
            <text:p>6.41E+06</text:p>
          </table:table-cell>
          <table:table-cell table:number-columns-repeated="31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[.A378] + 1) * 100 + 1" office:value-type="float" office:value="37601" calcext:value-type="float">
            <text:p>37601</text:p>
          </table:table-cell>
          <table:table-cell table:formula="of:=POWER([.B378];2)" office:value-type="float" office:value="1413835201" calcext:value-type="float">
            <text:p>1413835201</text:p>
          </table:table-cell>
          <table:table-cell table:formula="of:=[.B378]*LOG([.B378];2)" office:value-type="float" office:value="571478.174717876" calcext:value-type="float">
            <text:p>571478.174717876</text:p>
          </table:table-cell>
          <table:table-cell office:value-type="float" office:value="350143000" calcext:value-type="float">
            <text:p>3.50E+08</text:p>
          </table:table-cell>
          <table:table-cell office:value-type="float" office:value="6116160" calcext:value-type="float">
            <text:p>6.12E+06</text:p>
          </table:table-cell>
          <table:table-cell table:number-columns-repeated="31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[.A379] + 1) * 100 + 1" office:value-type="float" office:value="37701" calcext:value-type="float">
            <text:p>37701</text:p>
          </table:table-cell>
          <table:table-cell table:formula="of:=POWER([.B379];2)" office:value-type="float" office:value="1421365401" calcext:value-type="float">
            <text:p>1421365401</text:p>
          </table:table-cell>
          <table:table-cell table:formula="of:=[.B379]*LOG([.B379];2)" office:value-type="float" office:value="573142.484235813" calcext:value-type="float">
            <text:p>573142.484235813</text:p>
          </table:table-cell>
          <table:table-cell office:value-type="float" office:value="352769000" calcext:value-type="float">
            <text:p>3.53E+08</text:p>
          </table:table-cell>
          <table:table-cell office:value-type="float" office:value="6350410" calcext:value-type="float">
            <text:p>6.35E+06</text:p>
          </table:table-cell>
          <table:table-cell table:number-columns-repeated="31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[.A380] + 1) * 100 + 1" office:value-type="float" office:value="37801" calcext:value-type="float">
            <text:p>37801</text:p>
          </table:table-cell>
          <table:table-cell table:formula="of:=POWER([.B380];2)" office:value-type="float" office:value="1428915601" calcext:value-type="float">
            <text:p>1428915601</text:p>
          </table:table-cell>
          <table:table-cell table:formula="of:=[.B380]*LOG([.B380];2)" office:value-type="float" office:value="574807.176421779" calcext:value-type="float">
            <text:p>574807.176421779</text:p>
          </table:table-cell>
          <table:table-cell office:value-type="float" office:value="363326000" calcext:value-type="float">
            <text:p>3.63E+08</text:p>
          </table:table-cell>
          <table:table-cell office:value-type="float" office:value="6563580" calcext:value-type="float">
            <text:p>6.56E+06</text:p>
          </table:table-cell>
          <table:table-cell table:number-columns-repeated="31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[.A381] + 1) * 100 + 1" office:value-type="float" office:value="37901" calcext:value-type="float">
            <text:p>37901</text:p>
          </table:table-cell>
          <table:table-cell table:formula="of:=POWER([.B381];2)" office:value-type="float" office:value="1436485801" calcext:value-type="float">
            <text:p>1436485801</text:p>
          </table:table-cell>
          <table:table-cell table:formula="of:=[.B381]*LOG([.B381];2)" office:value-type="float" office:value="576472.250263448" calcext:value-type="float">
            <text:p>576472.250263448</text:p>
          </table:table-cell>
          <table:table-cell office:value-type="float" office:value="358715000" calcext:value-type="float">
            <text:p>3.59E+08</text:p>
          </table:table-cell>
          <table:table-cell office:value-type="float" office:value="5715440" calcext:value-type="float">
            <text:p>5.72E+06</text:p>
          </table:table-cell>
          <table:table-cell table:number-columns-repeated="31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[.A382] + 1) * 100 + 1" office:value-type="float" office:value="38001" calcext:value-type="float">
            <text:p>38001</text:p>
          </table:table-cell>
          <table:table-cell table:formula="of:=POWER([.B382];2)" office:value-type="float" office:value="1444076001" calcext:value-type="float">
            <text:p>1444076001</text:p>
          </table:table-cell>
          <table:table-cell table:formula="of:=[.B382]*LOG([.B382];2)" office:value-type="float" office:value="578137.704753837" calcext:value-type="float">
            <text:p>578137.704753837</text:p>
          </table:table-cell>
          <table:table-cell office:value-type="float" office:value="363091000" calcext:value-type="float">
            <text:p>3.63E+08</text:p>
          </table:table-cell>
          <table:table-cell office:value-type="float" office:value="6246960" calcext:value-type="float">
            <text:p>6.25E+06</text:p>
          </table:table-cell>
          <table:table-cell table:number-columns-repeated="31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[.A383] + 1) * 100 + 1" office:value-type="float" office:value="38101" calcext:value-type="float">
            <text:p>38101</text:p>
          </table:table-cell>
          <table:table-cell table:formula="of:=POWER([.B383];2)" office:value-type="float" office:value="1451686201" calcext:value-type="float">
            <text:p>1451686201</text:p>
          </table:table-cell>
          <table:table-cell table:formula="of:=[.B383]*LOG([.B383];2)" office:value-type="float" office:value="579803.538891264" calcext:value-type="float">
            <text:p>579803.538891264</text:p>
          </table:table-cell>
          <table:table-cell office:value-type="float" office:value="360500000" calcext:value-type="float">
            <text:p>3.61E+08</text:p>
          </table:table-cell>
          <table:table-cell office:value-type="float" office:value="5739880" calcext:value-type="float">
            <text:p>5.74E+06</text:p>
          </table:table-cell>
          <table:table-cell table:number-columns-repeated="31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[.A384] + 1) * 100 + 1" office:value-type="float" office:value="38201" calcext:value-type="float">
            <text:p>38201</text:p>
          </table:table-cell>
          <table:table-cell table:formula="of:=POWER([.B384];2)" office:value-type="float" office:value="1459316401" calcext:value-type="float">
            <text:p>1459316401</text:p>
          </table:table-cell>
          <table:table-cell table:formula="of:=[.B384]*LOG([.B384];2)" office:value-type="float" office:value="581469.751679302" calcext:value-type="float">
            <text:p>581469.751679302</text:p>
          </table:table-cell>
          <table:table-cell office:value-type="float" office:value="363058000" calcext:value-type="float">
            <text:p>3.63E+08</text:p>
          </table:table-cell>
          <table:table-cell office:value-type="float" office:value="6466600" calcext:value-type="float">
            <text:p>6.47E+06</text:p>
          </table:table-cell>
          <table:table-cell table:number-columns-repeated="31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[.A385] + 1) * 100 + 1" office:value-type="float" office:value="38301" calcext:value-type="float">
            <text:p>38301</text:p>
          </table:table-cell>
          <table:table-cell table:formula="of:=POWER([.B385];2)" office:value-type="float" office:value="1466966601" calcext:value-type="float">
            <text:p>1466966601</text:p>
          </table:table-cell>
          <table:table-cell table:formula="of:=[.B385]*LOG([.B385];2)" office:value-type="float" office:value="583136.342126744" calcext:value-type="float">
            <text:p>583136.342126744</text:p>
          </table:table-cell>
          <table:table-cell office:value-type="float" office:value="358018000" calcext:value-type="float">
            <text:p>3.58E+08</text:p>
          </table:table-cell>
          <table:table-cell office:value-type="float" office:value="6487740" calcext:value-type="float">
            <text:p>6.49E+06</text:p>
          </table:table-cell>
          <table:table-cell table:number-columns-repeated="31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[.A386] + 1) * 100 + 1" office:value-type="float" office:value="38401" calcext:value-type="float">
            <text:p>38401</text:p>
          </table:table-cell>
          <table:table-cell table:formula="of:=POWER([.B386];2)" office:value-type="float" office:value="1474636801" calcext:value-type="float">
            <text:p>1474636801</text:p>
          </table:table-cell>
          <table:table-cell table:formula="of:=[.B386]*LOG([.B386];2)" office:value-type="float" office:value="584803.309247558" calcext:value-type="float">
            <text:p>584803.309247558</text:p>
          </table:table-cell>
          <table:table-cell office:value-type="float" office:value="358963000" calcext:value-type="float">
            <text:p>3.59E+08</text:p>
          </table:table-cell>
          <table:table-cell office:value-type="float" office:value="6148590" calcext:value-type="float">
            <text:p>6.15E+06</text:p>
          </table:table-cell>
          <table:table-cell table:number-columns-repeated="31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[.A387] + 1) * 100 + 1" office:value-type="float" office:value="38501" calcext:value-type="float">
            <text:p>38501</text:p>
          </table:table-cell>
          <table:table-cell table:formula="of:=POWER([.B387];2)" office:value-type="float" office:value="1482327001" calcext:value-type="float">
            <text:p>1482327001</text:p>
          </table:table-cell>
          <table:table-cell table:formula="of:=[.B387]*LOG([.B387];2)" office:value-type="float" office:value="586470.652060847" calcext:value-type="float">
            <text:p>586470.652060847</text:p>
          </table:table-cell>
          <table:table-cell office:value-type="float" office:value="372641000" calcext:value-type="float">
            <text:p>3.73E+08</text:p>
          </table:table-cell>
          <table:table-cell office:value-type="float" office:value="6021700" calcext:value-type="float">
            <text:p>6.02E+06</text:p>
          </table:table-cell>
          <table:table-cell table:number-columns-repeated="31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[.A388] + 1) * 100 + 1" office:value-type="float" office:value="38601" calcext:value-type="float">
            <text:p>38601</text:p>
          </table:table-cell>
          <table:table-cell table:formula="of:=POWER([.B388];2)" office:value-type="float" office:value="1490037201" calcext:value-type="float">
            <text:p>1490037201</text:p>
          </table:table-cell>
          <table:table-cell table:formula="of:=[.B388]*LOG([.B388];2)" office:value-type="float" office:value="588138.369590808" calcext:value-type="float">
            <text:p>588138.369590808</text:p>
          </table:table-cell>
          <table:table-cell office:value-type="float" office:value="371151000" calcext:value-type="float">
            <text:p>3.71E+08</text:p>
          </table:table-cell>
          <table:table-cell office:value-type="float" office:value="6272910" calcext:value-type="float">
            <text:p>6.27E+06</text:p>
          </table:table-cell>
          <table:table-cell table:number-columns-repeated="31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[.A389] + 1) * 100 + 1" office:value-type="float" office:value="38701" calcext:value-type="float">
            <text:p>38701</text:p>
          </table:table-cell>
          <table:table-cell table:formula="of:=POWER([.B389];2)" office:value-type="float" office:value="1497767401" calcext:value-type="float">
            <text:p>1497767401</text:p>
          </table:table-cell>
          <table:table-cell table:formula="of:=[.B389]*LOG([.B389];2)" office:value-type="float" office:value="589806.460866697" calcext:value-type="float">
            <text:p>589806.460866697</text:p>
          </table:table-cell>
          <table:table-cell office:value-type="float" office:value="381612000" calcext:value-type="float">
            <text:p>3.82E+08</text:p>
          </table:table-cell>
          <table:table-cell office:value-type="float" office:value="6374470" calcext:value-type="float">
            <text:p>6.37E+06</text:p>
          </table:table-cell>
          <table:table-cell table:number-columns-repeated="31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[.A390] + 1) * 100 + 1" office:value-type="float" office:value="38801" calcext:value-type="float">
            <text:p>38801</text:p>
          </table:table-cell>
          <table:table-cell table:formula="of:=POWER([.B390];2)" office:value-type="float" office:value="1505517601" calcext:value-type="float">
            <text:p>1505517601</text:p>
          </table:table-cell>
          <table:table-cell table:formula="of:=[.B390]*LOG([.B390];2)" office:value-type="float" office:value="591474.924922784" calcext:value-type="float">
            <text:p>591474.924922784</text:p>
          </table:table-cell>
          <table:table-cell office:value-type="float" office:value="383587000" calcext:value-type="float">
            <text:p>3.84E+08</text:p>
          </table:table-cell>
          <table:table-cell office:value-type="float" office:value="6861660" calcext:value-type="float">
            <text:p>6.86E+06</text:p>
          </table:table-cell>
          <table:table-cell table:number-columns-repeated="31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[.A391] + 1) * 100 + 1" office:value-type="float" office:value="38901" calcext:value-type="float">
            <text:p>38901</text:p>
          </table:table-cell>
          <table:table-cell table:formula="of:=POWER([.B391];2)" office:value-type="float" office:value="1513287801" calcext:value-type="float">
            <text:p>1513287801</text:p>
          </table:table-cell>
          <table:table-cell table:formula="of:=[.B391]*LOG([.B391];2)" office:value-type="float" office:value="593143.760798319" calcext:value-type="float">
            <text:p>593143.760798319</text:p>
          </table:table-cell>
          <table:table-cell office:value-type="float" office:value="381069000" calcext:value-type="float">
            <text:p>3.81E+08</text:p>
          </table:table-cell>
          <table:table-cell office:value-type="float" office:value="6570420" calcext:value-type="float">
            <text:p>6.57E+06</text:p>
          </table:table-cell>
          <table:table-cell table:number-columns-repeated="31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[.A392] + 1) * 100 + 1" office:value-type="float" office:value="39001" calcext:value-type="float">
            <text:p>39001</text:p>
          </table:table-cell>
          <table:table-cell table:formula="of:=POWER([.B392];2)" office:value-type="float" office:value="1521078001" calcext:value-type="float">
            <text:p>1521078001</text:p>
          </table:table-cell>
          <table:table-cell table:formula="of:=[.B392]*LOG([.B392];2)" office:value-type="float" office:value="594812.967537489" calcext:value-type="float">
            <text:p>594812.967537489</text:p>
          </table:table-cell>
          <table:table-cell office:value-type="float" office:value="386158000" calcext:value-type="float">
            <text:p>3.86E+08</text:p>
          </table:table-cell>
          <table:table-cell office:value-type="float" office:value="6455580" calcext:value-type="float">
            <text:p>6.46E+06</text:p>
          </table:table-cell>
          <table:table-cell table:number-columns-repeated="31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[.A393] + 1) * 100 + 1" office:value-type="float" office:value="39101" calcext:value-type="float">
            <text:p>39101</text:p>
          </table:table-cell>
          <table:table-cell table:formula="of:=POWER([.B393];2)" office:value-type="float" office:value="1528888201" calcext:value-type="float">
            <text:p>1528888201</text:p>
          </table:table-cell>
          <table:table-cell table:formula="of:=[.B393]*LOG([.B393];2)" office:value-type="float" office:value="596482.544189386" calcext:value-type="float">
            <text:p>596482.544189386</text:p>
          </table:table-cell>
          <table:table-cell office:value-type="float" office:value="379050000" calcext:value-type="float">
            <text:p>3.79E+08</text:p>
          </table:table-cell>
          <table:table-cell office:value-type="float" office:value="6173550" calcext:value-type="float">
            <text:p>6.17E+06</text:p>
          </table:table-cell>
          <table:table-cell table:number-columns-repeated="31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[.A394] + 1) * 100 + 1" office:value-type="float" office:value="39201" calcext:value-type="float">
            <text:p>39201</text:p>
          </table:table-cell>
          <table:table-cell table:formula="of:=POWER([.B394];2)" office:value-type="float" office:value="1536718401" calcext:value-type="float">
            <text:p>1536718401</text:p>
          </table:table-cell>
          <table:table-cell table:formula="of:=[.B394]*LOG([.B394];2)" office:value-type="float" office:value="598152.489807962" calcext:value-type="float">
            <text:p>598152.489807962</text:p>
          </table:table-cell>
          <table:table-cell office:value-type="float" office:value="377162000" calcext:value-type="float">
            <text:p>3.77E+08</text:p>
          </table:table-cell>
          <table:table-cell office:value-type="float" office:value="5944210" calcext:value-type="float">
            <text:p>5.94E+06</text:p>
          </table:table-cell>
          <table:table-cell table:number-columns-repeated="31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[.A395] + 1) * 100 + 1" office:value-type="float" office:value="39301" calcext:value-type="float">
            <text:p>39301</text:p>
          </table:table-cell>
          <table:table-cell table:formula="of:=POWER([.B395];2)" office:value-type="float" office:value="1544568601" calcext:value-type="float">
            <text:p>1544568601</text:p>
          </table:table-cell>
          <table:table-cell table:formula="of:=[.B395]*LOG([.B395];2)" office:value-type="float" office:value="599822.803451998" calcext:value-type="float">
            <text:p>599822.803451998</text:p>
          </table:table-cell>
          <table:table-cell office:value-type="float" office:value="378362000" calcext:value-type="float">
            <text:p>3.78E+08</text:p>
          </table:table-cell>
          <table:table-cell office:value-type="float" office:value="6318410" calcext:value-type="float">
            <text:p>6.32E+06</text:p>
          </table:table-cell>
          <table:table-cell table:number-columns-repeated="31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[.A396] + 1) * 100 + 1" office:value-type="float" office:value="39401" calcext:value-type="float">
            <text:p>39401</text:p>
          </table:table-cell>
          <table:table-cell table:formula="of:=POWER([.B396];2)" office:value-type="float" office:value="1552438801" calcext:value-type="float">
            <text:p>1552438801</text:p>
          </table:table-cell>
          <table:table-cell table:formula="of:=[.B396]*LOG([.B396];2)" office:value-type="float" office:value="601493.484185064" calcext:value-type="float">
            <text:p>601493.484185064</text:p>
          </table:table-cell>
          <table:table-cell office:value-type="float" office:value="386672000" calcext:value-type="float">
            <text:p>3.87E+08</text:p>
          </table:table-cell>
          <table:table-cell office:value-type="float" office:value="6046190" calcext:value-type="float">
            <text:p>6.05E+06</text:p>
          </table:table-cell>
          <table:table-cell table:number-columns-repeated="31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[.A397] + 1) * 100 + 1" office:value-type="float" office:value="39501" calcext:value-type="float">
            <text:p>39501</text:p>
          </table:table-cell>
          <table:table-cell table:formula="of:=POWER([.B397];2)" office:value-type="float" office:value="1560329001" calcext:value-type="float">
            <text:p>1560329001</text:p>
          </table:table-cell>
          <table:table-cell table:formula="of:=[.B397]*LOG([.B397];2)" office:value-type="float" office:value="603164.531075484" calcext:value-type="float">
            <text:p>603164.531075484</text:p>
          </table:table-cell>
          <table:table-cell office:value-type="float" office:value="386293000" calcext:value-type="float">
            <text:p>3.86E+08</text:p>
          </table:table-cell>
          <table:table-cell office:value-type="float" office:value="6577530" calcext:value-type="float">
            <text:p>6.58E+06</text:p>
          </table:table-cell>
          <table:table-cell table:number-columns-repeated="31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[.A398] + 1) * 100 + 1" office:value-type="float" office:value="39601" calcext:value-type="float">
            <text:p>39601</text:p>
          </table:table-cell>
          <table:table-cell table:formula="of:=POWER([.B398];2)" office:value-type="float" office:value="1568239201" calcext:value-type="float">
            <text:p>1568239201</text:p>
          </table:table-cell>
          <table:table-cell table:formula="of:=[.B398]*LOG([.B398];2)" office:value-type="float" office:value="604835.943196298" calcext:value-type="float">
            <text:p>604835.943196298</text:p>
          </table:table-cell>
          <table:table-cell office:value-type="float" office:value="380093000" calcext:value-type="float">
            <text:p>3.80E+08</text:p>
          </table:table-cell>
          <table:table-cell office:value-type="float" office:value="6833250" calcext:value-type="float">
            <text:p>6.83E+06</text:p>
          </table:table-cell>
          <table:table-cell table:number-columns-repeated="31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[.A399] + 1) * 100 + 1" office:value-type="float" office:value="39701" calcext:value-type="float">
            <text:p>39701</text:p>
          </table:table-cell>
          <table:table-cell table:formula="of:=POWER([.B399];2)" office:value-type="float" office:value="1576169401" calcext:value-type="float">
            <text:p>1576169401</text:p>
          </table:table-cell>
          <table:table-cell table:formula="of:=[.B399]*LOG([.B399];2)" office:value-type="float" office:value="606507.71962523" calcext:value-type="float">
            <text:p>606507.71962523</text:p>
          </table:table-cell>
          <table:table-cell office:value-type="float" office:value="384019000" calcext:value-type="float">
            <text:p>3.84E+08</text:p>
          </table:table-cell>
          <table:table-cell office:value-type="float" office:value="6292860" calcext:value-type="float">
            <text:p>6.29E+06</text:p>
          </table:table-cell>
          <table:table-cell table:number-columns-repeated="31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[.A400] + 1) * 100 + 1" office:value-type="float" office:value="39801" calcext:value-type="float">
            <text:p>39801</text:p>
          </table:table-cell>
          <table:table-cell table:formula="of:=POWER([.B400];2)" office:value-type="float" office:value="1584119601" calcext:value-type="float">
            <text:p>1584119601</text:p>
          </table:table-cell>
          <table:table-cell table:formula="of:=[.B400]*LOG([.B400];2)" office:value-type="float" office:value="608179.859444647" calcext:value-type="float">
            <text:p>608179.859444647</text:p>
          </table:table-cell>
          <table:table-cell office:value-type="float" office:value="401285000" calcext:value-type="float">
            <text:p>4.01E+08</text:p>
          </table:table-cell>
          <table:table-cell office:value-type="float" office:value="6442270" calcext:value-type="float">
            <text:p>6.44E+06</text:p>
          </table:table-cell>
          <table:table-cell table:number-columns-repeated="31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[.A401] + 1) * 100 + 1" office:value-type="float" office:value="39901" calcext:value-type="float">
            <text:p>39901</text:p>
          </table:table-cell>
          <table:table-cell table:formula="of:=POWER([.B401];2)" office:value-type="float" office:value="1592089801" calcext:value-type="float">
            <text:p>1592089801</text:p>
          </table:table-cell>
          <table:table-cell table:formula="of:=[.B401]*LOG([.B401];2)" office:value-type="float" office:value="609852.361741529" calcext:value-type="float">
            <text:p>609852.361741529</text:p>
          </table:table-cell>
          <table:table-cell office:value-type="float" office:value="386050000" calcext:value-type="float">
            <text:p>3.86E+08</text:p>
          </table:table-cell>
          <table:table-cell office:value-type="float" office:value="6550410" calcext:value-type="float">
            <text:p>6.55E+06</text:p>
          </table:table-cell>
          <table:table-cell table:number-columns-repeated="31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[.A402] + 1) * 100 + 1" office:value-type="float" office:value="40001" calcext:value-type="float">
            <text:p>40001</text:p>
          </table:table-cell>
          <table:table-cell table:formula="of:=POWER([.B402];2)" office:value-type="float" office:value="1600080001" calcext:value-type="float">
            <text:p>1600080001</text:p>
          </table:table-cell>
          <table:table-cell table:formula="of:=[.B402]*LOG([.B402];2)" office:value-type="float" office:value="611525.225607432" calcext:value-type="float">
            <text:p>611525.225607432</text:p>
          </table:table-cell>
          <table:table-cell office:value-type="float" office:value="395955000" calcext:value-type="float">
            <text:p>3.96E+08</text:p>
          </table:table-cell>
          <table:table-cell office:value-type="float" office:value="6128430" calcext:value-type="float">
            <text:p>6.13E+06</text:p>
          </table:table-cell>
          <table:table-cell table:number-columns-repeated="31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A403] + 1) * 100 + 1" office:value-type="float" office:value="40101" calcext:value-type="float">
            <text:p>40101</text:p>
          </table:table-cell>
          <table:table-cell table:formula="of:=POWER([.B403];2)" office:value-type="float" office:value="1608090201" calcext:value-type="float">
            <text:p>1608090201</text:p>
          </table:table-cell>
          <table:table-cell table:formula="of:=[.B403]*LOG([.B403];2)" office:value-type="float" office:value="613198.450138454" calcext:value-type="float">
            <text:p>613198.450138454</text:p>
          </table:table-cell>
          <table:table-cell office:value-type="float" office:value="396597000" calcext:value-type="float">
            <text:p>3.97E+08</text:p>
          </table:table-cell>
          <table:table-cell office:value-type="float" office:value="6315130" calcext:value-type="float">
            <text:p>6.32E+06</text:p>
          </table:table-cell>
          <table:table-cell table:number-columns-repeated="31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[.A404] + 1) * 100 + 1" office:value-type="float" office:value="40201" calcext:value-type="float">
            <text:p>40201</text:p>
          </table:table-cell>
          <table:table-cell table:formula="of:=POWER([.B404];2)" office:value-type="float" office:value="1616120401" calcext:value-type="float">
            <text:p>1616120401</text:p>
          </table:table-cell>
          <table:table-cell table:formula="of:=[.B404]*LOG([.B404];2)" office:value-type="float" office:value="614872.034435203" calcext:value-type="float">
            <text:p>614872.034435203</text:p>
          </table:table-cell>
          <table:table-cell office:value-type="float" office:value="395504000" calcext:value-type="float">
            <text:p>3.96E+08</text:p>
          </table:table-cell>
          <table:table-cell office:value-type="float" office:value="6409700" calcext:value-type="float">
            <text:p>6.41E+06</text:p>
          </table:table-cell>
          <table:table-cell table:number-columns-repeated="31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[.A405] + 1) * 100 + 1" office:value-type="float" office:value="40301" calcext:value-type="float">
            <text:p>40301</text:p>
          </table:table-cell>
          <table:table-cell table:formula="of:=POWER([.B405];2)" office:value-type="float" office:value="1624170601" calcext:value-type="float">
            <text:p>1624170601</text:p>
          </table:table-cell>
          <table:table-cell table:formula="of:=[.B405]*LOG([.B405];2)" office:value-type="float" office:value="616545.977602757" calcext:value-type="float">
            <text:p>616545.977602757</text:p>
          </table:table-cell>
          <table:table-cell office:value-type="float" office:value="396623000" calcext:value-type="float">
            <text:p>3.97E+08</text:p>
          </table:table-cell>
          <table:table-cell office:value-type="float" office:value="6585950" calcext:value-type="float">
            <text:p>6.59E+06</text:p>
          </table:table-cell>
          <table:table-cell table:number-columns-repeated="31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[.A406] + 1) * 100 + 1" office:value-type="float" office:value="40401" calcext:value-type="float">
            <text:p>40401</text:p>
          </table:table-cell>
          <table:table-cell table:formula="of:=POWER([.B406];2)" office:value-type="float" office:value="1632240801" calcext:value-type="float">
            <text:p>1632240801</text:p>
          </table:table-cell>
          <table:table-cell table:formula="of:=[.B406]*LOG([.B406];2)" office:value-type="float" office:value="618220.27875064" calcext:value-type="float">
            <text:p>618220.27875064</text:p>
          </table:table-cell>
          <table:table-cell office:value-type="float" office:value="396654000" calcext:value-type="float">
            <text:p>3.97E+08</text:p>
          </table:table-cell>
          <table:table-cell office:value-type="float" office:value="6701010" calcext:value-type="float">
            <text:p>6.70E+06</text:p>
          </table:table-cell>
          <table:table-cell table:number-columns-repeated="31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[.A407] + 1) * 100 + 1" office:value-type="float" office:value="40501" calcext:value-type="float">
            <text:p>40501</text:p>
          </table:table-cell>
          <table:table-cell table:formula="of:=POWER([.B407];2)" office:value-type="float" office:value="1640331001" calcext:value-type="float">
            <text:p>1640331001</text:p>
          </table:table-cell>
          <table:table-cell table:formula="of:=[.B407]*LOG([.B407];2)" office:value-type="float" office:value="619894.936992781" calcext:value-type="float">
            <text:p>619894.936992781</text:p>
          </table:table-cell>
          <table:table-cell office:value-type="float" office:value="398027000" calcext:value-type="float">
            <text:p>3.98E+08</text:p>
          </table:table-cell>
          <table:table-cell office:value-type="float" office:value="7269850" calcext:value-type="float">
            <text:p>7.27E+06</text:p>
          </table:table-cell>
          <table:table-cell table:number-columns-repeated="31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[.A408] + 1) * 100 + 1" office:value-type="float" office:value="40601" calcext:value-type="float">
            <text:p>40601</text:p>
          </table:table-cell>
          <table:table-cell table:formula="of:=POWER([.B408];2)" office:value-type="float" office:value="1648441201" calcext:value-type="float">
            <text:p>1648441201</text:p>
          </table:table-cell>
          <table:table-cell table:formula="of:=[.B408]*LOG([.B408];2)" office:value-type="float" office:value="621569.951447487" calcext:value-type="float">
            <text:p>621569.951447487</text:p>
          </table:table-cell>
          <table:table-cell office:value-type="float" office:value="398688000" calcext:value-type="float">
            <text:p>3.99E+08</text:p>
          </table:table-cell>
          <table:table-cell office:value-type="float" office:value="6897550" calcext:value-type="float">
            <text:p>6.90E+06</text:p>
          </table:table-cell>
          <table:table-cell table:number-columns-repeated="31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[.A409] + 1) * 100 + 1" office:value-type="float" office:value="40701" calcext:value-type="float">
            <text:p>40701</text:p>
          </table:table-cell>
          <table:table-cell table:formula="of:=POWER([.B409];2)" office:value-type="float" office:value="1656571401" calcext:value-type="float">
            <text:p>1656571401</text:p>
          </table:table-cell>
          <table:table-cell table:formula="of:=[.B409]*LOG([.B409];2)" office:value-type="float" office:value="623245.321237406" calcext:value-type="float">
            <text:p>623245.321237406</text:p>
          </table:table-cell>
          <table:table-cell office:value-type="float" office:value="407183000" calcext:value-type="float">
            <text:p>4.07E+08</text:p>
          </table:table-cell>
          <table:table-cell office:value-type="float" office:value="6994660" calcext:value-type="float">
            <text:p>6.99E+06</text:p>
          </table:table-cell>
          <table:table-cell table:number-columns-repeated="31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[.A410] + 1) * 100 + 1" office:value-type="float" office:value="40801" calcext:value-type="float">
            <text:p>40801</text:p>
          </table:table-cell>
          <table:table-cell table:formula="of:=POWER([.B410];2)" office:value-type="float" office:value="1664721601" calcext:value-type="float">
            <text:p>1664721601</text:p>
          </table:table-cell>
          <table:table-cell table:formula="of:=[.B410]*LOG([.B410];2)" office:value-type="float" office:value="624921.045489498" calcext:value-type="float">
            <text:p>624921.045489498</text:p>
          </table:table-cell>
          <table:table-cell office:value-type="float" office:value="417513000" calcext:value-type="float">
            <text:p>4.18E+08</text:p>
          </table:table-cell>
          <table:table-cell office:value-type="float" office:value="6867710" calcext:value-type="float">
            <text:p>6.87E+06</text:p>
          </table:table-cell>
          <table:table-cell table:number-columns-repeated="31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[.A411] + 1) * 100 + 1" office:value-type="float" office:value="40901" calcext:value-type="float">
            <text:p>40901</text:p>
          </table:table-cell>
          <table:table-cell table:formula="of:=POWER([.B411];2)" office:value-type="float" office:value="1672891801" calcext:value-type="float">
            <text:p>1672891801</text:p>
          </table:table-cell>
          <table:table-cell table:formula="of:=[.B411]*LOG([.B411];2)" office:value-type="float" office:value="626597.123335004" calcext:value-type="float">
            <text:p>626597.123335004</text:p>
          </table:table-cell>
          <table:table-cell office:value-type="float" office:value="421718000" calcext:value-type="float">
            <text:p>4.22E+08</text:p>
          </table:table-cell>
          <table:table-cell office:value-type="float" office:value="7296430" calcext:value-type="float">
            <text:p>7.30E+06</text:p>
          </table:table-cell>
          <table:table-cell table:number-columns-repeated="31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[.A412] + 1) * 100 + 1" office:value-type="float" office:value="41001" calcext:value-type="float">
            <text:p>41001</text:p>
          </table:table-cell>
          <table:table-cell table:formula="of:=POWER([.B412];2)" office:value-type="float" office:value="1681082001" calcext:value-type="float">
            <text:p>1681082001</text:p>
          </table:table-cell>
          <table:table-cell table:formula="of:=[.B412]*LOG([.B412];2)" office:value-type="float" office:value="628273.553909411" calcext:value-type="float">
            <text:p>628273.553909411</text:p>
          </table:table-cell>
          <table:table-cell office:value-type="float" office:value="418372000" calcext:value-type="float">
            <text:p>4.18E+08</text:p>
          </table:table-cell>
          <table:table-cell office:value-type="float" office:value="6916960" calcext:value-type="float">
            <text:p>6.92E+06</text:p>
          </table:table-cell>
          <table:table-cell table:number-columns-repeated="31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[.A413] + 1) * 100 + 1" office:value-type="float" office:value="41101" calcext:value-type="float">
            <text:p>41101</text:p>
          </table:table-cell>
          <table:table-cell table:formula="of:=POWER([.B413];2)" office:value-type="float" office:value="1689292201" calcext:value-type="float">
            <text:p>1689292201</text:p>
          </table:table-cell>
          <table:table-cell table:formula="of:=[.B413]*LOG([.B413];2)" office:value-type="float" office:value="629950.336352424" calcext:value-type="float">
            <text:p>629950.336352424</text:p>
          </table:table-cell>
          <table:table-cell office:value-type="float" office:value="433227000" calcext:value-type="float">
            <text:p>4.33E+08</text:p>
          </table:table-cell>
          <table:table-cell office:value-type="float" office:value="6995740" calcext:value-type="float">
            <text:p>7.00E+06</text:p>
          </table:table-cell>
          <table:table-cell table:number-columns-repeated="31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[.A414] + 1) * 100 + 1" office:value-type="float" office:value="41201" calcext:value-type="float">
            <text:p>41201</text:p>
          </table:table-cell>
          <table:table-cell table:formula="of:=POWER([.B414];2)" office:value-type="float" office:value="1697522401" calcext:value-type="float">
            <text:p>1697522401</text:p>
          </table:table-cell>
          <table:table-cell table:formula="of:=[.B414]*LOG([.B414];2)" office:value-type="float" office:value="631627.469807934" calcext:value-type="float">
            <text:p>631627.469807934</text:p>
          </table:table-cell>
          <table:table-cell office:value-type="float" office:value="428332000" calcext:value-type="float">
            <text:p>4.28E+08</text:p>
          </table:table-cell>
          <table:table-cell office:value-type="float" office:value="6812060" calcext:value-type="float">
            <text:p>6.81E+06</text:p>
          </table:table-cell>
          <table:table-cell table:number-columns-repeated="31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[.A415] + 1) * 100 + 1" office:value-type="float" office:value="41301" calcext:value-type="float">
            <text:p>41301</text:p>
          </table:table-cell>
          <table:table-cell table:formula="of:=POWER([.B415];2)" office:value-type="float" office:value="1705772601" calcext:value-type="float">
            <text:p>1705772601</text:p>
          </table:table-cell>
          <table:table-cell table:formula="of:=[.B415]*LOG([.B415];2)" office:value-type="float" office:value="633304.953423987" calcext:value-type="float">
            <text:p>633304.953423987</text:p>
          </table:table-cell>
          <table:table-cell office:value-type="float" office:value="419845000" calcext:value-type="float">
            <text:p>4.20E+08</text:p>
          </table:table-cell>
          <table:table-cell office:value-type="float" office:value="6748170" calcext:value-type="float">
            <text:p>6.75E+06</text:p>
          </table:table-cell>
          <table:table-cell table:number-columns-repeated="31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[.A416] + 1) * 100 + 1" office:value-type="float" office:value="41401" calcext:value-type="float">
            <text:p>41401</text:p>
          </table:table-cell>
          <table:table-cell table:formula="of:=POWER([.B416];2)" office:value-type="float" office:value="1714042801" calcext:value-type="float">
            <text:p>1714042801</text:p>
          </table:table-cell>
          <table:table-cell table:formula="of:=[.B416]*LOG([.B416];2)" office:value-type="float" office:value="634982.786352758" calcext:value-type="float">
            <text:p>634982.786352758</text:p>
          </table:table-cell>
          <table:table-cell office:value-type="float" office:value="414712000" calcext:value-type="float">
            <text:p>4.15E+08</text:p>
          </table:table-cell>
          <table:table-cell office:value-type="float" office:value="6700280" calcext:value-type="float">
            <text:p>6.70E+06</text:p>
          </table:table-cell>
          <table:table-cell table:number-columns-repeated="31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[.A417] + 1) * 100 + 1" office:value-type="float" office:value="41501" calcext:value-type="float">
            <text:p>41501</text:p>
          </table:table-cell>
          <table:table-cell table:formula="of:=POWER([.B417];2)" office:value-type="float" office:value="1722333001" calcext:value-type="float">
            <text:p>1722333001</text:p>
          </table:table-cell>
          <table:table-cell table:formula="of:=[.B417]*LOG([.B417];2)" office:value-type="float" office:value="636660.967750513" calcext:value-type="float">
            <text:p>636660.967750513</text:p>
          </table:table-cell>
          <table:table-cell office:value-type="float" office:value="426022000" calcext:value-type="float">
            <text:p>4.26E+08</text:p>
          </table:table-cell>
          <table:table-cell office:value-type="float" office:value="6790440" calcext:value-type="float">
            <text:p>6.79E+06</text:p>
          </table:table-cell>
          <table:table-cell table:number-columns-repeated="31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[.A418] + 1) * 100 + 1" office:value-type="float" office:value="41601" calcext:value-type="float">
            <text:p>41601</text:p>
          </table:table-cell>
          <table:table-cell table:formula="of:=POWER([.B418];2)" office:value-type="float" office:value="1730643201" calcext:value-type="float">
            <text:p>1730643201</text:p>
          </table:table-cell>
          <table:table-cell table:formula="of:=[.B418]*LOG([.B418];2)" office:value-type="float" office:value="638339.496777587" calcext:value-type="float">
            <text:p>638339.496777587</text:p>
          </table:table-cell>
          <table:table-cell office:value-type="float" office:value="439260000" calcext:value-type="float">
            <text:p>4.39E+08</text:p>
          </table:table-cell>
          <table:table-cell office:value-type="float" office:value="6743620" calcext:value-type="float">
            <text:p>6.74E+06</text:p>
          </table:table-cell>
          <table:table-cell table:number-columns-repeated="31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[.A419] + 1) * 100 + 1" office:value-type="float" office:value="41701" calcext:value-type="float">
            <text:p>41701</text:p>
          </table:table-cell>
          <table:table-cell table:formula="of:=POWER([.B419];2)" office:value-type="float" office:value="1738973401" calcext:value-type="float">
            <text:p>1738973401</text:p>
          </table:table-cell>
          <table:table-cell table:formula="of:=[.B419]*LOG([.B419];2)" office:value-type="float" office:value="640018.372598351" calcext:value-type="float">
            <text:p>640018.372598351</text:p>
          </table:table-cell>
          <table:table-cell office:value-type="float" office:value="440043000" calcext:value-type="float">
            <text:p>4.40E+08</text:p>
          </table:table-cell>
          <table:table-cell office:value-type="float" office:value="6651960" calcext:value-type="float">
            <text:p>6.65E+06</text:p>
          </table:table-cell>
          <table:table-cell table:number-columns-repeated="31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[.A420] + 1) * 100 + 1" office:value-type="float" office:value="41801" calcext:value-type="float">
            <text:p>41801</text:p>
          </table:table-cell>
          <table:table-cell table:formula="of:=POWER([.B420];2)" office:value-type="float" office:value="1747323601" calcext:value-type="float">
            <text:p>1747323601</text:p>
          </table:table-cell>
          <table:table-cell table:formula="of:=[.B420]*LOG([.B420];2)" office:value-type="float" office:value="641697.594381184" calcext:value-type="float">
            <text:p>641697.594381184</text:p>
          </table:table-cell>
          <table:table-cell office:value-type="float" office:value="436032000" calcext:value-type="float">
            <text:p>4.36E+08</text:p>
          </table:table-cell>
          <table:table-cell office:value-type="float" office:value="6562480" calcext:value-type="float">
            <text:p>6.56E+06</text:p>
          </table:table-cell>
          <table:table-cell table:number-columns-repeated="31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[.A421] + 1) * 100 + 1" office:value-type="float" office:value="41901" calcext:value-type="float">
            <text:p>41901</text:p>
          </table:table-cell>
          <table:table-cell table:formula="of:=POWER([.B421];2)" office:value-type="float" office:value="1755693801" calcext:value-type="float">
            <text:p>1755693801</text:p>
          </table:table-cell>
          <table:table-cell table:formula="of:=[.B421]*LOG([.B421];2)" office:value-type="float" office:value="643377.161298444" calcext:value-type="float">
            <text:p>643377.161298444</text:p>
          </table:table-cell>
          <table:table-cell office:value-type="float" office:value="421804000" calcext:value-type="float">
            <text:p>4.22E+08</text:p>
          </table:table-cell>
          <table:table-cell office:value-type="float" office:value="6704830" calcext:value-type="float">
            <text:p>6.70E+06</text:p>
          </table:table-cell>
          <table:table-cell table:number-columns-repeated="31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[.A422] + 1) * 100 + 1" office:value-type="float" office:value="42001" calcext:value-type="float">
            <text:p>42001</text:p>
          </table:table-cell>
          <table:table-cell table:formula="of:=POWER([.B422];2)" office:value-type="float" office:value="1764084001" calcext:value-type="float">
            <text:p>1764084001</text:p>
          </table:table-cell>
          <table:table-cell table:formula="of:=[.B422]*LOG([.B422];2)" office:value-type="float" office:value="645057.072526439" calcext:value-type="float">
            <text:p>645057.072526439</text:p>
          </table:table-cell>
          <table:table-cell office:value-type="float" office:value="432545000" calcext:value-type="float">
            <text:p>4.33E+08</text:p>
          </table:table-cell>
          <table:table-cell office:value-type="float" office:value="6826790" calcext:value-type="float">
            <text:p>6.83E+06</text:p>
          </table:table-cell>
          <table:table-cell table:number-columns-repeated="31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[.A423] + 1) * 100 + 1" office:value-type="float" office:value="42101" calcext:value-type="float">
            <text:p>42101</text:p>
          </table:table-cell>
          <table:table-cell table:formula="of:=POWER([.B423];2)" office:value-type="float" office:value="1772494201" calcext:value-type="float">
            <text:p>1772494201</text:p>
          </table:table-cell>
          <table:table-cell table:formula="of:=[.B423]*LOG([.B423];2)" office:value-type="float" office:value="646737.327245399" calcext:value-type="float">
            <text:p>646737.327245399</text:p>
          </table:table-cell>
          <table:table-cell office:value-type="float" office:value="448151000" calcext:value-type="float">
            <text:p>4.48E+08</text:p>
          </table:table-cell>
          <table:table-cell office:value-type="float" office:value="7188080" calcext:value-type="float">
            <text:p>7.19E+06</text:p>
          </table:table-cell>
          <table:table-cell table:number-columns-repeated="31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[.A424] + 1) * 100 + 1" office:value-type="float" office:value="42201" calcext:value-type="float">
            <text:p>42201</text:p>
          </table:table-cell>
          <table:table-cell table:formula="of:=POWER([.B424];2)" office:value-type="float" office:value="1780924401" calcext:value-type="float">
            <text:p>1780924401</text:p>
          </table:table-cell>
          <table:table-cell table:formula="of:=[.B424]*LOG([.B424];2)" office:value-type="float" office:value="648417.924639449" calcext:value-type="float">
            <text:p>648417.924639449</text:p>
          </table:table-cell>
          <table:table-cell office:value-type="float" office:value="429321000" calcext:value-type="float">
            <text:p>4.29E+08</text:p>
          </table:table-cell>
          <table:table-cell office:value-type="float" office:value="6873090" calcext:value-type="float">
            <text:p>6.87E+06</text:p>
          </table:table-cell>
          <table:table-cell table:number-columns-repeated="31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[.A425] + 1) * 100 + 1" office:value-type="float" office:value="42301" calcext:value-type="float">
            <text:p>42301</text:p>
          </table:table-cell>
          <table:table-cell table:formula="of:=POWER([.B425];2)" office:value-type="float" office:value="1789374601" calcext:value-type="float">
            <text:p>1789374601</text:p>
          </table:table-cell>
          <table:table-cell table:formula="of:=[.B425]*LOG([.B425];2)" office:value-type="float" office:value="650098.863896582" calcext:value-type="float">
            <text:p>650098.863896582</text:p>
          </table:table-cell>
          <table:table-cell office:value-type="float" office:value="443077000" calcext:value-type="float">
            <text:p>4.43E+08</text:p>
          </table:table-cell>
          <table:table-cell office:value-type="float" office:value="7060200" calcext:value-type="float">
            <text:p>7.06E+06</text:p>
          </table:table-cell>
          <table:table-cell table:number-columns-repeated="31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[.A426] + 1) * 100 + 1" office:value-type="float" office:value="42401" calcext:value-type="float">
            <text:p>42401</text:p>
          </table:table-cell>
          <table:table-cell table:formula="of:=POWER([.B426];2)" office:value-type="float" office:value="1797844801" calcext:value-type="float">
            <text:p>1797844801</text:p>
          </table:table-cell>
          <table:table-cell table:formula="of:=[.B426]*LOG([.B426];2)" office:value-type="float" office:value="651780.144208626" calcext:value-type="float">
            <text:p>651780.144208626</text:p>
          </table:table-cell>
          <table:table-cell office:value-type="float" office:value="443610000" calcext:value-type="float">
            <text:p>4.44E+08</text:p>
          </table:table-cell>
          <table:table-cell office:value-type="float" office:value="7159930" calcext:value-type="float">
            <text:p>7.16E+06</text:p>
          </table:table-cell>
          <table:table-cell table:number-columns-repeated="31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[.A427] + 1) * 100 + 1" office:value-type="float" office:value="42501" calcext:value-type="float">
            <text:p>42501</text:p>
          </table:table-cell>
          <table:table-cell table:formula="of:=POWER([.B427];2)" office:value-type="float" office:value="1806335001" calcext:value-type="float">
            <text:p>1806335001</text:p>
          </table:table-cell>
          <table:table-cell table:formula="of:=[.B427]*LOG([.B427];2)" office:value-type="float" office:value="653461.764771226" calcext:value-type="float">
            <text:p>653461.764771226</text:p>
          </table:table-cell>
          <table:table-cell office:value-type="float" office:value="450314000" calcext:value-type="float">
            <text:p>4.50E+08</text:p>
          </table:table-cell>
          <table:table-cell office:value-type="float" office:value="7379320" calcext:value-type="float">
            <text:p>7.38E+06</text:p>
          </table:table-cell>
          <table:table-cell table:number-columns-repeated="31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[.A428] + 1) * 100 + 1" office:value-type="float" office:value="42601" calcext:value-type="float">
            <text:p>42601</text:p>
          </table:table-cell>
          <table:table-cell table:formula="of:=POWER([.B428];2)" office:value-type="float" office:value="1814845201" calcext:value-type="float">
            <text:p>1814845201</text:p>
          </table:table-cell>
          <table:table-cell table:formula="of:=[.B428]*LOG([.B428];2)" office:value-type="float" office:value="655143.724783808" calcext:value-type="float">
            <text:p>655143.724783808</text:p>
          </table:table-cell>
          <table:table-cell office:value-type="float" office:value="455724000" calcext:value-type="float">
            <text:p>4.56E+08</text:p>
          </table:table-cell>
          <table:table-cell office:value-type="float" office:value="6812120" calcext:value-type="float">
            <text:p>6.81E+06</text:p>
          </table:table-cell>
          <table:table-cell table:number-columns-repeated="31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[.A429] + 1) * 100 + 1" office:value-type="float" office:value="42701" calcext:value-type="float">
            <text:p>42701</text:p>
          </table:table-cell>
          <table:table-cell table:formula="of:=POWER([.B429];2)" office:value-type="float" office:value="1823375401" calcext:value-type="float">
            <text:p>1823375401</text:p>
          </table:table-cell>
          <table:table-cell table:formula="of:=[.B429]*LOG([.B429];2)" office:value-type="float" office:value="656826.023449559" calcext:value-type="float">
            <text:p>656826.023449559</text:p>
          </table:table-cell>
          <table:table-cell office:value-type="float" office:value="438013000" calcext:value-type="float">
            <text:p>4.38E+08</text:p>
          </table:table-cell>
          <table:table-cell office:value-type="float" office:value="6776930" calcext:value-type="float">
            <text:p>6.78E+06</text:p>
          </table:table-cell>
          <table:table-cell table:number-columns-repeated="31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[.A430] + 1) * 100 + 1" office:value-type="float" office:value="42801" calcext:value-type="float">
            <text:p>42801</text:p>
          </table:table-cell>
          <table:table-cell table:formula="of:=POWER([.B430];2)" office:value-type="float" office:value="1831925601" calcext:value-type="float">
            <text:p>1831925601</text:p>
          </table:table-cell>
          <table:table-cell table:formula="of:=[.B430]*LOG([.B430];2)" office:value-type="float" office:value="658508.659975398" calcext:value-type="float">
            <text:p>658508.659975398</text:p>
          </table:table-cell>
          <table:table-cell office:value-type="float" office:value="440512000" calcext:value-type="float">
            <text:p>4.41E+08</text:p>
          </table:table-cell>
          <table:table-cell office:value-type="float" office:value="7421620" calcext:value-type="float">
            <text:p>7.42E+06</text:p>
          </table:table-cell>
          <table:table-cell table:number-columns-repeated="31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[.A431] + 1) * 100 + 1" office:value-type="float" office:value="42901" calcext:value-type="float">
            <text:p>42901</text:p>
          </table:table-cell>
          <table:table-cell table:formula="of:=POWER([.B431];2)" office:value-type="float" office:value="1840495801" calcext:value-type="float">
            <text:p>1840495801</text:p>
          </table:table-cell>
          <table:table-cell table:formula="of:=[.B431]*LOG([.B431];2)" office:value-type="float" office:value="660191.633571949" calcext:value-type="float">
            <text:p>660191.633571949</text:p>
          </table:table-cell>
          <table:table-cell office:value-type="float" office:value="448802000" calcext:value-type="float">
            <text:p>4.49E+08</text:p>
          </table:table-cell>
          <table:table-cell office:value-type="float" office:value="7057330" calcext:value-type="float">
            <text:p>7.06E+06</text:p>
          </table:table-cell>
          <table:table-cell table:number-columns-repeated="31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[.A432] + 1) * 100 + 1" office:value-type="float" office:value="43001" calcext:value-type="float">
            <text:p>43001</text:p>
          </table:table-cell>
          <table:table-cell table:formula="of:=POWER([.B432];2)" office:value-type="float" office:value="1849086001" calcext:value-type="float">
            <text:p>1849086001</text:p>
          </table:table-cell>
          <table:table-cell table:formula="of:=[.B432]*LOG([.B432];2)" office:value-type="float" office:value="661874.943453516" calcext:value-type="float">
            <text:p>661874.943453516</text:p>
          </table:table-cell>
          <table:table-cell office:value-type="float" office:value="458142000" calcext:value-type="float">
            <text:p>4.58E+08</text:p>
          </table:table-cell>
          <table:table-cell office:value-type="float" office:value="7132050" calcext:value-type="float">
            <text:p>7.13E+06</text:p>
          </table:table-cell>
          <table:table-cell table:number-columns-repeated="31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A433] + 1) * 100 + 1" office:value-type="float" office:value="43101" calcext:value-type="float">
            <text:p>43101</text:p>
          </table:table-cell>
          <table:table-cell table:formula="of:=POWER([.B433];2)" office:value-type="float" office:value="1857696201" calcext:value-type="float">
            <text:p>1857696201</text:p>
          </table:table-cell>
          <table:table-cell table:formula="of:=[.B433]*LOG([.B433];2)" office:value-type="float" office:value="663558.588838057" calcext:value-type="float">
            <text:p>663558.588838057</text:p>
          </table:table-cell>
          <table:table-cell office:value-type="float" office:value="465367000" calcext:value-type="float">
            <text:p>4.65E+08</text:p>
          </table:table-cell>
          <table:table-cell office:value-type="float" office:value="7898130" calcext:value-type="float">
            <text:p>7.90E+06</text:p>
          </table:table-cell>
          <table:table-cell table:number-columns-repeated="31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[.A434] + 1) * 100 + 1" office:value-type="float" office:value="43201" calcext:value-type="float">
            <text:p>43201</text:p>
          </table:table-cell>
          <table:table-cell table:formula="of:=POWER([.B434];2)" office:value-type="float" office:value="1866326401" calcext:value-type="float">
            <text:p>1866326401</text:p>
          </table:table-cell>
          <table:table-cell table:formula="of:=[.B434]*LOG([.B434];2)" office:value-type="float" office:value="665242.568947161" calcext:value-type="float">
            <text:p>665242.568947161</text:p>
          </table:table-cell>
          <table:table-cell office:value-type="float" office:value="472847000" calcext:value-type="float">
            <text:p>4.73E+08</text:p>
          </table:table-cell>
          <table:table-cell office:value-type="float" office:value="7324600" calcext:value-type="float">
            <text:p>7.32E+06</text:p>
          </table:table-cell>
          <table:table-cell table:number-columns-repeated="31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[.A435] + 1) * 100 + 1" office:value-type="float" office:value="43301" calcext:value-type="float">
            <text:p>43301</text:p>
          </table:table-cell>
          <table:table-cell table:formula="of:=POWER([.B435];2)" office:value-type="float" office:value="1874976601" calcext:value-type="float">
            <text:p>1874976601</text:p>
          </table:table-cell>
          <table:table-cell table:formula="of:=[.B435]*LOG([.B435];2)" office:value-type="float" office:value="666926.883006017" calcext:value-type="float">
            <text:p>666926.883006017</text:p>
          </table:table-cell>
          <table:table-cell office:value-type="float" office:value="458837000" calcext:value-type="float">
            <text:p>4.59E+08</text:p>
          </table:table-cell>
          <table:table-cell office:value-type="float" office:value="8059240" calcext:value-type="float">
            <text:p>8.06E+06</text:p>
          </table:table-cell>
          <table:table-cell table:number-columns-repeated="31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[.A436] + 1) * 100 + 1" office:value-type="float" office:value="43401" calcext:value-type="float">
            <text:p>43401</text:p>
          </table:table-cell>
          <table:table-cell table:formula="of:=POWER([.B436];2)" office:value-type="float" office:value="1883646801" calcext:value-type="float">
            <text:p>1883646801</text:p>
          </table:table-cell>
          <table:table-cell table:formula="of:=[.B436]*LOG([.B436];2)" office:value-type="float" office:value="668611.530243397" calcext:value-type="float">
            <text:p>668611.530243397</text:p>
          </table:table-cell>
          <table:table-cell office:value-type="float" office:value="481823000" calcext:value-type="float">
            <text:p>4.82E+08</text:p>
          </table:table-cell>
          <table:table-cell office:value-type="float" office:value="7635630" calcext:value-type="float">
            <text:p>7.64E+06</text:p>
          </table:table-cell>
          <table:table-cell table:number-columns-repeated="31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[.A437] + 1) * 100 + 1" office:value-type="float" office:value="43501" calcext:value-type="float">
            <text:p>43501</text:p>
          </table:table-cell>
          <table:table-cell table:formula="of:=POWER([.B437];2)" office:value-type="float" office:value="1892337001" calcext:value-type="float">
            <text:p>1892337001</text:p>
          </table:table-cell>
          <table:table-cell table:formula="of:=[.B437]*LOG([.B437];2)" office:value-type="float" office:value="670296.509891625" calcext:value-type="float">
            <text:p>670296.509891625</text:p>
          </table:table-cell>
          <table:table-cell office:value-type="float" office:value="477911000" calcext:value-type="float">
            <text:p>4.78E+08</text:p>
          </table:table-cell>
          <table:table-cell office:value-type="float" office:value="7476940" calcext:value-type="float">
            <text:p>7.48E+06</text:p>
          </table:table-cell>
          <table:table-cell table:number-columns-repeated="31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[.A438] + 1) * 100 + 1" office:value-type="float" office:value="43601" calcext:value-type="float">
            <text:p>43601</text:p>
          </table:table-cell>
          <table:table-cell table:formula="of:=POWER([.B438];2)" office:value-type="float" office:value="1901047201" calcext:value-type="float">
            <text:p>1901047201</text:p>
          </table:table-cell>
          <table:table-cell table:formula="of:=[.B438]*LOG([.B438];2)" office:value-type="float" office:value="671981.821186552" calcext:value-type="float">
            <text:p>671981.821186552</text:p>
          </table:table-cell>
          <table:table-cell office:value-type="float" office:value="478991000" calcext:value-type="float">
            <text:p>4.79E+08</text:p>
          </table:table-cell>
          <table:table-cell office:value-type="float" office:value="8145300" calcext:value-type="float">
            <text:p>8.15E+06</text:p>
          </table:table-cell>
          <table:table-cell table:number-columns-repeated="31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[.A439] + 1) * 100 + 1" office:value-type="float" office:value="43701" calcext:value-type="float">
            <text:p>43701</text:p>
          </table:table-cell>
          <table:table-cell table:formula="of:=POWER([.B439];2)" office:value-type="float" office:value="1909777401" calcext:value-type="float">
            <text:p>1909777401</text:p>
          </table:table-cell>
          <table:table-cell table:formula="of:=[.B439]*LOG([.B439];2)" office:value-type="float" office:value="673667.463367538" calcext:value-type="float">
            <text:p>673667.463367538</text:p>
          </table:table-cell>
          <table:table-cell office:value-type="float" office:value="486656000" calcext:value-type="float">
            <text:p>4.87E+08</text:p>
          </table:table-cell>
          <table:table-cell office:value-type="float" office:value="8230710" calcext:value-type="float">
            <text:p>8.23E+06</text:p>
          </table:table-cell>
          <table:table-cell table:number-columns-repeated="31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[.A440] + 1) * 100 + 1" office:value-type="float" office:value="43801" calcext:value-type="float">
            <text:p>43801</text:p>
          </table:table-cell>
          <table:table-cell table:formula="of:=POWER([.B440];2)" office:value-type="float" office:value="1918527601" calcext:value-type="float">
            <text:p>1918527601</text:p>
          </table:table-cell>
          <table:table-cell table:formula="of:=[.B440]*LOG([.B440];2)" office:value-type="float" office:value="675353.435677424" calcext:value-type="float">
            <text:p>675353.435677424</text:p>
          </table:table-cell>
          <table:table-cell office:value-type="float" office:value="474434000" calcext:value-type="float">
            <text:p>4.74E+08</text:p>
          </table:table-cell>
          <table:table-cell office:value-type="float" office:value="7491970" calcext:value-type="float">
            <text:p>7.49E+06</text:p>
          </table:table-cell>
          <table:table-cell table:number-columns-repeated="31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[.A441] + 1) * 100 + 1" office:value-type="float" office:value="43901" calcext:value-type="float">
            <text:p>43901</text:p>
          </table:table-cell>
          <table:table-cell table:formula="of:=POWER([.B441];2)" office:value-type="float" office:value="1927297801" calcext:value-type="float">
            <text:p>1927297801</text:p>
          </table:table-cell>
          <table:table-cell table:formula="of:=[.B441]*LOG([.B441];2)" office:value-type="float" office:value="677039.737362504" calcext:value-type="float">
            <text:p>677039.737362504</text:p>
          </table:table-cell>
          <table:table-cell office:value-type="float" office:value="465976000" calcext:value-type="float">
            <text:p>4.66E+08</text:p>
          </table:table-cell>
          <table:table-cell office:value-type="float" office:value="8064180" calcext:value-type="float">
            <text:p>8.06E+06</text:p>
          </table:table-cell>
          <table:table-cell table:number-columns-repeated="31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[.A442] + 1) * 100 + 1" office:value-type="float" office:value="44001" calcext:value-type="float">
            <text:p>44001</text:p>
          </table:table-cell>
          <table:table-cell table:formula="of:=POWER([.B442];2)" office:value-type="float" office:value="1936088001" calcext:value-type="float">
            <text:p>1936088001</text:p>
          </table:table-cell>
          <table:table-cell table:formula="of:=[.B442]*LOG([.B442];2)" office:value-type="float" office:value="678726.367672511" calcext:value-type="float">
            <text:p>678726.367672511</text:p>
          </table:table-cell>
          <table:table-cell office:value-type="float" office:value="473792000" calcext:value-type="float">
            <text:p>4.74E+08</text:p>
          </table:table-cell>
          <table:table-cell office:value-type="float" office:value="7149010" calcext:value-type="float">
            <text:p>7.15E+06</text:p>
          </table:table-cell>
          <table:table-cell table:number-columns-repeated="31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[.A443] + 1) * 100 + 1" office:value-type="float" office:value="44101" calcext:value-type="float">
            <text:p>44101</text:p>
          </table:table-cell>
          <table:table-cell table:formula="of:=POWER([.B443];2)" office:value-type="float" office:value="1944898201" calcext:value-type="float">
            <text:p>1944898201</text:p>
          </table:table-cell>
          <table:table-cell table:formula="of:=[.B443]*LOG([.B443];2)" office:value-type="float" office:value="680413.325860585" calcext:value-type="float">
            <text:p>680413.325860585</text:p>
          </table:table-cell>
          <table:table-cell office:value-type="float" office:value="485252000" calcext:value-type="float">
            <text:p>4.85E+08</text:p>
          </table:table-cell>
          <table:table-cell office:value-type="float" office:value="7441120" calcext:value-type="float">
            <text:p>7.44E+06</text:p>
          </table:table-cell>
          <table:table-cell table:number-columns-repeated="31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[.A444] + 1) * 100 + 1" office:value-type="float" office:value="44201" calcext:value-type="float">
            <text:p>44201</text:p>
          </table:table-cell>
          <table:table-cell table:formula="of:=POWER([.B444];2)" office:value-type="float" office:value="1953728401" calcext:value-type="float">
            <text:p>1953728401</text:p>
          </table:table-cell>
          <table:table-cell table:formula="of:=[.B444]*LOG([.B444];2)" office:value-type="float" office:value="682100.611183254" calcext:value-type="float">
            <text:p>682100.611183254</text:p>
          </table:table-cell>
          <table:table-cell office:value-type="float" office:value="494167000" calcext:value-type="float">
            <text:p>4.94E+08</text:p>
          </table:table-cell>
          <table:table-cell office:value-type="float" office:value="8296670" calcext:value-type="float">
            <text:p>8.30E+06</text:p>
          </table:table-cell>
          <table:table-cell table:number-columns-repeated="31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[.A445] + 1) * 100 + 1" office:value-type="float" office:value="44301" calcext:value-type="float">
            <text:p>44301</text:p>
          </table:table-cell>
          <table:table-cell table:formula="of:=POWER([.B445];2)" office:value-type="float" office:value="1962578601" calcext:value-type="float">
            <text:p>1962578601</text:p>
          </table:table-cell>
          <table:table-cell table:formula="of:=[.B445]*LOG([.B445];2)" office:value-type="float" office:value="683788.22290041" calcext:value-type="float">
            <text:p>683788.22290041</text:p>
          </table:table-cell>
          <table:table-cell office:value-type="float" office:value="497657000" calcext:value-type="float">
            <text:p>4.98E+08</text:p>
          </table:table-cell>
          <table:table-cell office:value-type="float" office:value="8277940" calcext:value-type="float">
            <text:p>8.28E+06</text:p>
          </table:table-cell>
          <table:table-cell table:number-columns-repeated="31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[.A446] + 1) * 100 + 1" office:value-type="float" office:value="44401" calcext:value-type="float">
            <text:p>44401</text:p>
          </table:table-cell>
          <table:table-cell table:formula="of:=POWER([.B446];2)" office:value-type="float" office:value="1971448801" calcext:value-type="float">
            <text:p>1971448801</text:p>
          </table:table-cell>
          <table:table-cell table:formula="of:=[.B446]*LOG([.B446];2)" office:value-type="float" office:value="685476.160275286" calcext:value-type="float">
            <text:p>685476.160275286</text:p>
          </table:table-cell>
          <table:table-cell office:value-type="float" office:value="494600000" calcext:value-type="float">
            <text:p>4.95E+08</text:p>
          </table:table-cell>
          <table:table-cell office:value-type="float" office:value="7782210" calcext:value-type="float">
            <text:p>7.78E+06</text:p>
          </table:table-cell>
          <table:table-cell table:number-columns-repeated="31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[.A447] + 1) * 100 + 1" office:value-type="float" office:value="44501" calcext:value-type="float">
            <text:p>44501</text:p>
          </table:table-cell>
          <table:table-cell table:formula="of:=POWER([.B447];2)" office:value-type="float" office:value="1980339001" calcext:value-type="float">
            <text:p>1980339001</text:p>
          </table:table-cell>
          <table:table-cell table:formula="of:=[.B447]*LOG([.B447];2)" office:value-type="float" office:value="687164.422574434" calcext:value-type="float">
            <text:p>687164.422574434</text:p>
          </table:table-cell>
          <table:table-cell office:value-type="float" office:value="501405000" calcext:value-type="float">
            <text:p>5.01E+08</text:p>
          </table:table-cell>
          <table:table-cell office:value-type="float" office:value="8179840" calcext:value-type="float">
            <text:p>8.18E+06</text:p>
          </table:table-cell>
          <table:table-cell table:number-columns-repeated="31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[.A448] + 1) * 100 + 1" office:value-type="float" office:value="44601" calcext:value-type="float">
            <text:p>44601</text:p>
          </table:table-cell>
          <table:table-cell table:formula="of:=POWER([.B448];2)" office:value-type="float" office:value="1989249201" calcext:value-type="float">
            <text:p>1989249201</text:p>
          </table:table-cell>
          <table:table-cell table:formula="of:=[.B448]*LOG([.B448];2)" office:value-type="float" office:value="688853.009067702" calcext:value-type="float">
            <text:p>688853.009067702</text:p>
          </table:table-cell>
          <table:table-cell office:value-type="float" office:value="496070000" calcext:value-type="float">
            <text:p>4.96E+08</text:p>
          </table:table-cell>
          <table:table-cell office:value-type="float" office:value="7868590" calcext:value-type="float">
            <text:p>7.87E+06</text:p>
          </table:table-cell>
          <table:table-cell table:number-columns-repeated="31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[.A449] + 1) * 100 + 1" office:value-type="float" office:value="44701" calcext:value-type="float">
            <text:p>44701</text:p>
          </table:table-cell>
          <table:table-cell table:formula="of:=POWER([.B449];2)" office:value-type="float" office:value="1998179401" calcext:value-type="float">
            <text:p>1998179401</text:p>
          </table:table-cell>
          <table:table-cell table:formula="of:=[.B449]*LOG([.B449];2)" office:value-type="float" office:value="690541.919028214" calcext:value-type="float">
            <text:p>690541.919028214</text:p>
          </table:table-cell>
          <table:table-cell office:value-type="float" office:value="494213000" calcext:value-type="float">
            <text:p>4.94E+08</text:p>
          </table:table-cell>
          <table:table-cell office:value-type="float" office:value="7669230" calcext:value-type="float">
            <text:p>7.67E+06</text:p>
          </table:table-cell>
          <table:table-cell table:number-columns-repeated="31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[.A450] + 1) * 100 + 1" office:value-type="float" office:value="44801" calcext:value-type="float">
            <text:p>44801</text:p>
          </table:table-cell>
          <table:table-cell table:formula="of:=POWER([.B450];2)" office:value-type="float" office:value="2007129601" calcext:value-type="float">
            <text:p>2007129601</text:p>
          </table:table-cell>
          <table:table-cell table:formula="of:=[.B450]*LOG([.B450];2)" office:value-type="float" office:value="692231.151732342" calcext:value-type="float">
            <text:p>692231.151732342</text:p>
          </table:table-cell>
          <table:table-cell office:value-type="float" office:value="505522000" calcext:value-type="float">
            <text:p>5.06E+08</text:p>
          </table:table-cell>
          <table:table-cell office:value-type="float" office:value="7775280" calcext:value-type="float">
            <text:p>7.78E+06</text:p>
          </table:table-cell>
          <table:table-cell table:number-columns-repeated="31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[.A451] + 1) * 100 + 1" office:value-type="float" office:value="44901" calcext:value-type="float">
            <text:p>44901</text:p>
          </table:table-cell>
          <table:table-cell table:formula="of:=POWER([.B451];2)" office:value-type="float" office:value="2016099801" calcext:value-type="float">
            <text:p>2016099801</text:p>
          </table:table-cell>
          <table:table-cell table:formula="of:=[.B451]*LOG([.B451];2)" office:value-type="float" office:value="693920.706459693" calcext:value-type="float">
            <text:p>693920.706459693</text:p>
          </table:table-cell>
          <table:table-cell office:value-type="float" office:value="506295000" calcext:value-type="float">
            <text:p>5.06E+08</text:p>
          </table:table-cell>
          <table:table-cell office:value-type="float" office:value="7738980" calcext:value-type="float">
            <text:p>7.74E+06</text:p>
          </table:table-cell>
          <table:table-cell table:number-columns-repeated="31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[.A452] + 1) * 100 + 1" office:value-type="float" office:value="45001" calcext:value-type="float">
            <text:p>45001</text:p>
          </table:table-cell>
          <table:table-cell table:formula="of:=POWER([.B452];2)" office:value-type="float" office:value="2025090001" calcext:value-type="float">
            <text:p>2025090001</text:p>
          </table:table-cell>
          <table:table-cell table:formula="of:=[.B452]*LOG([.B452];2)" office:value-type="float" office:value="695610.582493081" calcext:value-type="float">
            <text:p>695610.582493081</text:p>
          </table:table-cell>
          <table:table-cell office:value-type="float" office:value="509670000" calcext:value-type="float">
            <text:p>5.10E+08</text:p>
          </table:table-cell>
          <table:table-cell office:value-type="float" office:value="8226110" calcext:value-type="float">
            <text:p>8.23E+06</text:p>
          </table:table-cell>
          <table:table-cell table:number-columns-repeated="31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A453] + 1) * 100 + 1" office:value-type="float" office:value="45101" calcext:value-type="float">
            <text:p>45101</text:p>
          </table:table-cell>
          <table:table-cell table:formula="of:=POWER([.B453];2)" office:value-type="float" office:value="2034100201" calcext:value-type="float">
            <text:p>2034100201</text:p>
          </table:table-cell>
          <table:table-cell table:formula="of:=[.B453]*LOG([.B453];2)" office:value-type="float" office:value="697300.779118506" calcext:value-type="float">
            <text:p>697300.779118506</text:p>
          </table:table-cell>
          <table:table-cell office:value-type="float" office:value="510267000" calcext:value-type="float">
            <text:p>5.10E+08</text:p>
          </table:table-cell>
          <table:table-cell office:value-type="float" office:value="8203080" calcext:value-type="float">
            <text:p>8.20E+06</text:p>
          </table:table-cell>
          <table:table-cell table:number-columns-repeated="31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[.A454] + 1) * 100 + 1" office:value-type="float" office:value="45201" calcext:value-type="float">
            <text:p>45201</text:p>
          </table:table-cell>
          <table:table-cell table:formula="of:=POWER([.B454];2)" office:value-type="float" office:value="2043130401" calcext:value-type="float">
            <text:p>2043130401</text:p>
          </table:table-cell>
          <table:table-cell table:formula="of:=[.B454]*LOG([.B454];2)" office:value-type="float" office:value="698991.295625136" calcext:value-type="float">
            <text:p>698991.295625136</text:p>
          </table:table-cell>
          <table:table-cell office:value-type="float" office:value="515166000" calcext:value-type="float">
            <text:p>5.15E+08</text:p>
          </table:table-cell>
          <table:table-cell office:value-type="float" office:value="7961940" calcext:value-type="float">
            <text:p>7.96E+06</text:p>
          </table:table-cell>
          <table:table-cell table:number-columns-repeated="31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[.A455] + 1) * 100 + 1" office:value-type="float" office:value="45301" calcext:value-type="float">
            <text:p>45301</text:p>
          </table:table-cell>
          <table:table-cell table:formula="of:=POWER([.B455];2)" office:value-type="float" office:value="2052180601" calcext:value-type="float">
            <text:p>2052180601</text:p>
          </table:table-cell>
          <table:table-cell table:formula="of:=[.B455]*LOG([.B455];2)" office:value-type="float" office:value="700682.131305284" calcext:value-type="float">
            <text:p>700682.131305284</text:p>
          </table:table-cell>
          <table:table-cell office:value-type="float" office:value="514993000" calcext:value-type="float">
            <text:p>5.15E+08</text:p>
          </table:table-cell>
          <table:table-cell office:value-type="float" office:value="8198420" calcext:value-type="float">
            <text:p>8.20E+06</text:p>
          </table:table-cell>
          <table:table-cell table:number-columns-repeated="31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[.A456] + 1) * 100 + 1" office:value-type="float" office:value="45401" calcext:value-type="float">
            <text:p>45401</text:p>
          </table:table-cell>
          <table:table-cell table:formula="of:=POWER([.B456];2)" office:value-type="float" office:value="2061250801" calcext:value-type="float">
            <text:p>2061250801</text:p>
          </table:table-cell>
          <table:table-cell table:formula="of:=[.B456]*LOG([.B456];2)" office:value-type="float" office:value="702373.285454387" calcext:value-type="float">
            <text:p>702373.285454387</text:p>
          </table:table-cell>
          <table:table-cell office:value-type="float" office:value="516798000" calcext:value-type="float">
            <text:p>5.17E+08</text:p>
          </table:table-cell>
          <table:table-cell office:value-type="float" office:value="8289100" calcext:value-type="float">
            <text:p>8.29E+06</text:p>
          </table:table-cell>
          <table:table-cell table:number-columns-repeated="31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[.A457] + 1) * 100 + 1" office:value-type="float" office:value="45501" calcext:value-type="float">
            <text:p>45501</text:p>
          </table:table-cell>
          <table:table-cell table:formula="of:=POWER([.B457];2)" office:value-type="float" office:value="2070341001" calcext:value-type="float">
            <text:p>2070341001</text:p>
          </table:table-cell>
          <table:table-cell table:formula="of:=[.B457]*LOG([.B457];2)" office:value-type="float" office:value="704064.757370985" calcext:value-type="float">
            <text:p>704064.757370985</text:p>
          </table:table-cell>
          <table:table-cell office:value-type="float" office:value="518596000" calcext:value-type="float">
            <text:p>5.19E+08</text:p>
          </table:table-cell>
          <table:table-cell office:value-type="float" office:value="8080520" calcext:value-type="float">
            <text:p>8.08E+06</text:p>
          </table:table-cell>
          <table:table-cell table:number-columns-repeated="31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[.A458] + 1) * 100 + 1" office:value-type="float" office:value="45601" calcext:value-type="float">
            <text:p>45601</text:p>
          </table:table-cell>
          <table:table-cell table:formula="of:=POWER([.B458];2)" office:value-type="float" office:value="2079451201" calcext:value-type="float">
            <text:p>2079451201</text:p>
          </table:table-cell>
          <table:table-cell table:formula="of:=[.B458]*LOG([.B458];2)" office:value-type="float" office:value="705756.546356703" calcext:value-type="float">
            <text:p>705756.546356703</text:p>
          </table:table-cell>
          <table:table-cell office:value-type="float" office:value="521943000" calcext:value-type="float">
            <text:p>5.22E+08</text:p>
          </table:table-cell>
          <table:table-cell office:value-type="float" office:value="7865270" calcext:value-type="float">
            <text:p>7.87E+06</text:p>
          </table:table-cell>
          <table:table-cell table:number-columns-repeated="31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[.A459] + 1) * 100 + 1" office:value-type="float" office:value="45701" calcext:value-type="float">
            <text:p>45701</text:p>
          </table:table-cell>
          <table:table-cell table:formula="of:=POWER([.B459];2)" office:value-type="float" office:value="2088581401" calcext:value-type="float">
            <text:p>2088581401</text:p>
          </table:table-cell>
          <table:table-cell table:formula="of:=[.B459]*LOG([.B459];2)" office:value-type="float" office:value="707448.651716229" calcext:value-type="float">
            <text:p>707448.651716229</text:p>
          </table:table-cell>
          <table:table-cell office:value-type="float" office:value="499389000" calcext:value-type="float">
            <text:p>4.99E+08</text:p>
          </table:table-cell>
          <table:table-cell office:value-type="float" office:value="7750310" calcext:value-type="float">
            <text:p>7.75E+06</text:p>
          </table:table-cell>
          <table:table-cell table:number-columns-repeated="31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[.A460] + 1) * 100 + 1" office:value-type="float" office:value="45801" calcext:value-type="float">
            <text:p>45801</text:p>
          </table:table-cell>
          <table:table-cell table:formula="of:=POWER([.B460];2)" office:value-type="float" office:value="2097731601" calcext:value-type="float">
            <text:p>2097731601</text:p>
          </table:table-cell>
          <table:table-cell table:formula="of:=[.B460]*LOG([.B460];2)" office:value-type="float" office:value="709141.072757291" calcext:value-type="float">
            <text:p>709141.072757291</text:p>
          </table:table-cell>
          <table:table-cell office:value-type="float" office:value="512469000" calcext:value-type="float">
            <text:p>5.12E+08</text:p>
          </table:table-cell>
          <table:table-cell office:value-type="float" office:value="7546830" calcext:value-type="float">
            <text:p>7.55E+06</text:p>
          </table:table-cell>
          <table:table-cell table:number-columns-repeated="31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[.A461] + 1) * 100 + 1" office:value-type="float" office:value="45901" calcext:value-type="float">
            <text:p>45901</text:p>
          </table:table-cell>
          <table:table-cell table:formula="of:=POWER([.B461];2)" office:value-type="float" office:value="2106901801" calcext:value-type="float">
            <text:p>2106901801</text:p>
          </table:table-cell>
          <table:table-cell table:formula="of:=[.B461]*LOG([.B461];2)" office:value-type="float" office:value="710833.808790643" calcext:value-type="float">
            <text:p>710833.808790643</text:p>
          </table:table-cell>
          <table:table-cell office:value-type="float" office:value="504983000" calcext:value-type="float">
            <text:p>5.05E+08</text:p>
          </table:table-cell>
          <table:table-cell office:value-type="float" office:value="7559900" calcext:value-type="float">
            <text:p>7.56E+06</text:p>
          </table:table-cell>
          <table:table-cell table:number-columns-repeated="31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[.A462] + 1) * 100 + 1" office:value-type="float" office:value="46001" calcext:value-type="float">
            <text:p>46001</text:p>
          </table:table-cell>
          <table:table-cell table:formula="of:=POWER([.B462];2)" office:value-type="float" office:value="2116092001" calcext:value-type="float">
            <text:p>2116092001</text:p>
          </table:table-cell>
          <table:table-cell table:formula="of:=[.B462]*LOG([.B462];2)" office:value-type="float" office:value="712526.859130042" calcext:value-type="float">
            <text:p>712526.859130042</text:p>
          </table:table-cell>
          <table:table-cell office:value-type="float" office:value="507581000" calcext:value-type="float">
            <text:p>5.08E+08</text:p>
          </table:table-cell>
          <table:table-cell office:value-type="float" office:value="7286890" calcext:value-type="float">
            <text:p>7.29E+06</text:p>
          </table:table-cell>
          <table:table-cell table:number-columns-repeated="31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[.A463] + 1) * 100 + 1" office:value-type="float" office:value="46101" calcext:value-type="float">
            <text:p>46101</text:p>
          </table:table-cell>
          <table:table-cell table:formula="of:=POWER([.B463];2)" office:value-type="float" office:value="2125302201" calcext:value-type="float">
            <text:p>2125302201</text:p>
          </table:table-cell>
          <table:table-cell table:formula="of:=[.B463]*LOG([.B463];2)" office:value-type="float" office:value="714220.223092226" calcext:value-type="float">
            <text:p>714220.223092226</text:p>
          </table:table-cell>
          <table:table-cell office:value-type="float" office:value="513944000" calcext:value-type="float">
            <text:p>5.14E+08</text:p>
          </table:table-cell>
          <table:table-cell office:value-type="float" office:value="7452460" calcext:value-type="float">
            <text:p>7.45E+06</text:p>
          </table:table-cell>
          <table:table-cell table:number-columns-repeated="31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[.A464] + 1) * 100 + 1" office:value-type="float" office:value="46201" calcext:value-type="float">
            <text:p>46201</text:p>
          </table:table-cell>
          <table:table-cell table:formula="of:=POWER([.B464];2)" office:value-type="float" office:value="2134532401" calcext:value-type="float">
            <text:p>2134532401</text:p>
          </table:table-cell>
          <table:table-cell table:formula="of:=[.B464]*LOG([.B464];2)" office:value-type="float" office:value="715913.8999969" calcext:value-type="float">
            <text:p>715913.8999969</text:p>
          </table:table-cell>
          <table:table-cell office:value-type="float" office:value="517210000" calcext:value-type="float">
            <text:p>5.17E+08</text:p>
          </table:table-cell>
          <table:table-cell office:value-type="float" office:value="7850960" calcext:value-type="float">
            <text:p>7.85E+06</text:p>
          </table:table-cell>
          <table:table-cell table:number-columns-repeated="31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[.A465] + 1) * 100 + 1" office:value-type="float" office:value="46301" calcext:value-type="float">
            <text:p>46301</text:p>
          </table:table-cell>
          <table:table-cell table:formula="of:=POWER([.B465];2)" office:value-type="float" office:value="2143782601" calcext:value-type="float">
            <text:p>2143782601</text:p>
          </table:table-cell>
          <table:table-cell table:formula="of:=[.B465]*LOG([.B465];2)" office:value-type="float" office:value="717607.889166712" calcext:value-type="float">
            <text:p>717607.889166712</text:p>
          </table:table-cell>
          <table:table-cell office:value-type="float" office:value="524351000" calcext:value-type="float">
            <text:p>5.24E+08</text:p>
          </table:table-cell>
          <table:table-cell office:value-type="float" office:value="7955670" calcext:value-type="float">
            <text:p>7.96E+06</text:p>
          </table:table-cell>
          <table:table-cell table:number-columns-repeated="31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[.A466] + 1) * 100 + 1" office:value-type="float" office:value="46401" calcext:value-type="float">
            <text:p>46401</text:p>
          </table:table-cell>
          <table:table-cell table:formula="of:=POWER([.B466];2)" office:value-type="float" office:value="2153052801" calcext:value-type="float">
            <text:p>2153052801</text:p>
          </table:table-cell>
          <table:table-cell table:formula="of:=[.B466]*LOG([.B466];2)" office:value-type="float" office:value="719302.189927239" calcext:value-type="float">
            <text:p>719302.189927239</text:p>
          </table:table-cell>
          <table:table-cell office:value-type="float" office:value="518232000" calcext:value-type="float">
            <text:p>5.18E+08</text:p>
          </table:table-cell>
          <table:table-cell office:value-type="float" office:value="7672720" calcext:value-type="float">
            <text:p>7.67E+06</text:p>
          </table:table-cell>
          <table:table-cell table:number-columns-repeated="31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[.A467] + 1) * 100 + 1" office:value-type="float" office:value="46501" calcext:value-type="float">
            <text:p>46501</text:p>
          </table:table-cell>
          <table:table-cell table:formula="of:=POWER([.B467];2)" office:value-type="float" office:value="2162343001" calcext:value-type="float">
            <text:p>2162343001</text:p>
          </table:table-cell>
          <table:table-cell table:formula="of:=[.B467]*LOG([.B467];2)" office:value-type="float" office:value="720996.80160696" calcext:value-type="float">
            <text:p>720996.80160696</text:p>
          </table:table-cell>
          <table:table-cell office:value-type="float" office:value="525661000" calcext:value-type="float">
            <text:p>5.26E+08</text:p>
          </table:table-cell>
          <table:table-cell office:value-type="float" office:value="7833540" calcext:value-type="float">
            <text:p>7.83E+06</text:p>
          </table:table-cell>
          <table:table-cell table:number-columns-repeated="31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[.A468] + 1) * 100 + 1" office:value-type="float" office:value="46601" calcext:value-type="float">
            <text:p>46601</text:p>
          </table:table-cell>
          <table:table-cell table:formula="of:=POWER([.B468];2)" office:value-type="float" office:value="2171653201" calcext:value-type="float">
            <text:p>2171653201</text:p>
          </table:table-cell>
          <table:table-cell table:formula="of:=[.B468]*LOG([.B468];2)" office:value-type="float" office:value="722691.723537247" calcext:value-type="float">
            <text:p>722691.723537247</text:p>
          </table:table-cell>
          <table:table-cell office:value-type="float" office:value="524199000" calcext:value-type="float">
            <text:p>5.24E+08</text:p>
          </table:table-cell>
          <table:table-cell office:value-type="float" office:value="7657560" calcext:value-type="float">
            <text:p>7.66E+06</text:p>
          </table:table-cell>
          <table:table-cell table:number-columns-repeated="31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[.A469] + 1) * 100 + 1" office:value-type="float" office:value="46701" calcext:value-type="float">
            <text:p>46701</text:p>
          </table:table-cell>
          <table:table-cell table:formula="of:=POWER([.B469];2)" office:value-type="float" office:value="2180983401" calcext:value-type="float">
            <text:p>2180983401</text:p>
          </table:table-cell>
          <table:table-cell table:formula="of:=[.B469]*LOG([.B469];2)" office:value-type="float" office:value="724386.955052337" calcext:value-type="float">
            <text:p>724386.955052337</text:p>
          </table:table-cell>
          <table:table-cell office:value-type="float" office:value="522990000" calcext:value-type="float">
            <text:p>5.23E+08</text:p>
          </table:table-cell>
          <table:table-cell office:value-type="float" office:value="7883360" calcext:value-type="float">
            <text:p>7.88E+06</text:p>
          </table:table-cell>
          <table:table-cell table:number-columns-repeated="31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[.A470] + 1) * 100 + 1" office:value-type="float" office:value="46801" calcext:value-type="float">
            <text:p>46801</text:p>
          </table:table-cell>
          <table:table-cell table:formula="of:=POWER([.B470];2)" office:value-type="float" office:value="2190333601" calcext:value-type="float">
            <text:p>2190333601</text:p>
          </table:table-cell>
          <table:table-cell table:formula="of:=[.B470]*LOG([.B470];2)" office:value-type="float" office:value="726082.495489324" calcext:value-type="float">
            <text:p>726082.495489324</text:p>
          </table:table-cell>
          <table:table-cell office:value-type="float" office:value="525801000" calcext:value-type="float">
            <text:p>5.26E+08</text:p>
          </table:table-cell>
          <table:table-cell office:value-type="float" office:value="8119160" calcext:value-type="float">
            <text:p>8.12E+06</text:p>
          </table:table-cell>
          <table:table-cell table:number-columns-repeated="31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[.A471] + 1) * 100 + 1" office:value-type="float" office:value="46901" calcext:value-type="float">
            <text:p>46901</text:p>
          </table:table-cell>
          <table:table-cell table:formula="of:=POWER([.B471];2)" office:value-type="float" office:value="2199703801" calcext:value-type="float">
            <text:p>2199703801</text:p>
          </table:table-cell>
          <table:table-cell table:formula="of:=[.B471]*LOG([.B471];2)" office:value-type="float" office:value="727778.344188129" calcext:value-type="float">
            <text:p>727778.344188129</text:p>
          </table:table-cell>
          <table:table-cell office:value-type="float" office:value="530905000" calcext:value-type="float">
            <text:p>5.31E+08</text:p>
          </table:table-cell>
          <table:table-cell office:value-type="float" office:value="8229060" calcext:value-type="float">
            <text:p>8.23E+06</text:p>
          </table:table-cell>
          <table:table-cell table:number-columns-repeated="31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[.A472] + 1) * 100 + 1" office:value-type="float" office:value="47001" calcext:value-type="float">
            <text:p>47001</text:p>
          </table:table-cell>
          <table:table-cell table:formula="of:=POWER([.B472];2)" office:value-type="float" office:value="2209094001" calcext:value-type="float">
            <text:p>2209094001</text:p>
          </table:table-cell>
          <table:table-cell table:formula="of:=[.B472]*LOG([.B472];2)" office:value-type="float" office:value="729474.500491492" calcext:value-type="float">
            <text:p>729474.500491492</text:p>
          </table:table-cell>
          <table:table-cell office:value-type="float" office:value="531745000" calcext:value-type="float">
            <text:p>5.32E+08</text:p>
          </table:table-cell>
          <table:table-cell office:value-type="float" office:value="8056660" calcext:value-type="float">
            <text:p>8.06E+06</text:p>
          </table:table-cell>
          <table:table-cell table:number-columns-repeated="31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[.A473] + 1) * 100 + 1" office:value-type="float" office:value="47101" calcext:value-type="float">
            <text:p>47101</text:p>
          </table:table-cell>
          <table:table-cell table:formula="of:=POWER([.B473];2)" office:value-type="float" office:value="2218504201" calcext:value-type="float">
            <text:p>2218504201</text:p>
          </table:table-cell>
          <table:table-cell table:formula="of:=[.B473]*LOG([.B473];2)" office:value-type="float" office:value="731170.963744947" calcext:value-type="float">
            <text:p>731170.963744947</text:p>
          </table:table-cell>
          <table:table-cell office:value-type="float" office:value="540080000" calcext:value-type="float">
            <text:p>5.40E+08</text:p>
          </table:table-cell>
          <table:table-cell office:value-type="float" office:value="8386100" calcext:value-type="float">
            <text:p>8.39E+06</text:p>
          </table:table-cell>
          <table:table-cell table:number-columns-repeated="31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[.A474] + 1) * 100 + 1" office:value-type="float" office:value="47201" calcext:value-type="float">
            <text:p>47201</text:p>
          </table:table-cell>
          <table:table-cell table:formula="of:=POWER([.B474];2)" office:value-type="float" office:value="2227934401" calcext:value-type="float">
            <text:p>2227934401</text:p>
          </table:table-cell>
          <table:table-cell table:formula="of:=[.B474]*LOG([.B474];2)" office:value-type="float" office:value="732867.733296809" calcext:value-type="float">
            <text:p>732867.733296809</text:p>
          </table:table-cell>
          <table:table-cell office:value-type="float" office:value="541755000" calcext:value-type="float">
            <text:p>5.42E+08</text:p>
          </table:table-cell>
          <table:table-cell office:value-type="float" office:value="9195820" calcext:value-type="float">
            <text:p>9.20E+06</text:p>
          </table:table-cell>
          <table:table-cell table:number-columns-repeated="31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[.A475] + 1) * 100 + 1" office:value-type="float" office:value="47301" calcext:value-type="float">
            <text:p>47301</text:p>
          </table:table-cell>
          <table:table-cell table:formula="of:=POWER([.B475];2)" office:value-type="float" office:value="2237384601" calcext:value-type="float">
            <text:p>2237384601</text:p>
          </table:table-cell>
          <table:table-cell table:formula="of:=[.B475]*LOG([.B475];2)" office:value-type="float" office:value="734564.808498152" calcext:value-type="float">
            <text:p>734564.808498152</text:p>
          </table:table-cell>
          <table:table-cell office:value-type="float" office:value="557988000" calcext:value-type="float">
            <text:p>5.58E+08</text:p>
          </table:table-cell>
          <table:table-cell office:value-type="float" office:value="8558980" calcext:value-type="float">
            <text:p>8.56E+06</text:p>
          </table:table-cell>
          <table:table-cell table:number-columns-repeated="31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[.A476] + 1) * 100 + 1" office:value-type="float" office:value="47401" calcext:value-type="float">
            <text:p>47401</text:p>
          </table:table-cell>
          <table:table-cell table:formula="of:=POWER([.B476];2)" office:value-type="float" office:value="2246854801" calcext:value-type="float">
            <text:p>2246854801</text:p>
          </table:table-cell>
          <table:table-cell table:formula="of:=[.B476]*LOG([.B476];2)" office:value-type="float" office:value="736262.188702797" calcext:value-type="float">
            <text:p>736262.188702797</text:p>
          </table:table-cell>
          <table:table-cell office:value-type="float" office:value="538997000" calcext:value-type="float">
            <text:p>5.39E+08</text:p>
          </table:table-cell>
          <table:table-cell office:value-type="float" office:value="8152490" calcext:value-type="float">
            <text:p>8.15E+06</text:p>
          </table:table-cell>
          <table:table-cell table:number-columns-repeated="31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[.A477] + 1) * 100 + 1" office:value-type="float" office:value="47501" calcext:value-type="float">
            <text:p>47501</text:p>
          </table:table-cell>
          <table:table-cell table:formula="of:=POWER([.B477];2)" office:value-type="float" office:value="2256345001" calcext:value-type="float">
            <text:p>2256345001</text:p>
          </table:table-cell>
          <table:table-cell table:formula="of:=[.B477]*LOG([.B477];2)" office:value-type="float" office:value="737959.873267289" calcext:value-type="float">
            <text:p>737959.873267289</text:p>
          </table:table-cell>
          <table:table-cell office:value-type="float" office:value="555575000" calcext:value-type="float">
            <text:p>5.56E+08</text:p>
          </table:table-cell>
          <table:table-cell office:value-type="float" office:value="8909940" calcext:value-type="float">
            <text:p>8.91E+06</text:p>
          </table:table-cell>
          <table:table-cell table:number-columns-repeated="31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[.A478] + 1) * 100 + 1" office:value-type="float" office:value="47601" calcext:value-type="float">
            <text:p>47601</text:p>
          </table:table-cell>
          <table:table-cell table:formula="of:=POWER([.B478];2)" office:value-type="float" office:value="2265855201" calcext:value-type="float">
            <text:p>2265855201</text:p>
          </table:table-cell>
          <table:table-cell table:formula="of:=[.B478]*LOG([.B478];2)" office:value-type="float" office:value="739657.861550883" calcext:value-type="float">
            <text:p>739657.861550883</text:p>
          </table:table-cell>
          <table:table-cell office:value-type="float" office:value="554773000" calcext:value-type="float">
            <text:p>5.55E+08</text:p>
          </table:table-cell>
          <table:table-cell office:value-type="float" office:value="8707000" calcext:value-type="float">
            <text:p>8.71E+06</text:p>
          </table:table-cell>
          <table:table-cell table:number-columns-repeated="31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[.A479] + 1) * 100 + 1" office:value-type="float" office:value="47701" calcext:value-type="float">
            <text:p>47701</text:p>
          </table:table-cell>
          <table:table-cell table:formula="of:=POWER([.B479];2)" office:value-type="float" office:value="2275385401" calcext:value-type="float">
            <text:p>2275385401</text:p>
          </table:table-cell>
          <table:table-cell table:formula="of:=[.B479]*LOG([.B479];2)" office:value-type="float" office:value="741356.152915526" calcext:value-type="float">
            <text:p>741356.152915526</text:p>
          </table:table-cell>
          <table:table-cell office:value-type="float" office:value="553120000" calcext:value-type="float">
            <text:p>5.53E+08</text:p>
          </table:table-cell>
          <table:table-cell office:value-type="float" office:value="8544890" calcext:value-type="float">
            <text:p>8.54E+06</text:p>
          </table:table-cell>
          <table:table-cell table:number-columns-repeated="31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[.A480] + 1) * 100 + 1" office:value-type="float" office:value="47801" calcext:value-type="float">
            <text:p>47801</text:p>
          </table:table-cell>
          <table:table-cell table:formula="of:=POWER([.B480];2)" office:value-type="float" office:value="2284935601" calcext:value-type="float">
            <text:p>2284935601</text:p>
          </table:table-cell>
          <table:table-cell table:formula="of:=[.B480]*LOG([.B480];2)" office:value-type="float" office:value="743054.746725841" calcext:value-type="float">
            <text:p>743054.746725841</text:p>
          </table:table-cell>
          <table:table-cell office:value-type="float" office:value="554759000" calcext:value-type="float">
            <text:p>5.55E+08</text:p>
          </table:table-cell>
          <table:table-cell office:value-type="float" office:value="8414040" calcext:value-type="float">
            <text:p>8.41E+06</text:p>
          </table:table-cell>
          <table:table-cell table:number-columns-repeated="31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[.A481] + 1) * 100 + 1" office:value-type="float" office:value="47901" calcext:value-type="float">
            <text:p>47901</text:p>
          </table:table-cell>
          <table:table-cell table:formula="of:=POWER([.B481];2)" office:value-type="float" office:value="2294505801" calcext:value-type="float">
            <text:p>2294505801</text:p>
          </table:table-cell>
          <table:table-cell table:formula="of:=[.B481]*LOG([.B481];2)" office:value-type="float" office:value="744753.642349108" calcext:value-type="float">
            <text:p>744753.642349108</text:p>
          </table:table-cell>
          <table:table-cell office:value-type="float" office:value="562130000" calcext:value-type="float">
            <text:p>5.62E+08</text:p>
          </table:table-cell>
          <table:table-cell office:value-type="float" office:value="8498390" calcext:value-type="float">
            <text:p>8.50E+06</text:p>
          </table:table-cell>
          <table:table-cell table:number-columns-repeated="31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[.A482] + 1) * 100 + 1" office:value-type="float" office:value="48001" calcext:value-type="float">
            <text:p>48001</text:p>
          </table:table-cell>
          <table:table-cell table:formula="of:=POWER([.B482];2)" office:value-type="float" office:value="2304096001" calcext:value-type="float">
            <text:p>2304096001</text:p>
          </table:table-cell>
          <table:table-cell table:formula="of:=[.B482]*LOG([.B482];2)" office:value-type="float" office:value="746452.83915525" calcext:value-type="float">
            <text:p>746452.83915525</text:p>
          </table:table-cell>
          <table:table-cell office:value-type="float" office:value="557029000" calcext:value-type="float">
            <text:p>5.57E+08</text:p>
          </table:table-cell>
          <table:table-cell office:value-type="float" office:value="8509980" calcext:value-type="float">
            <text:p>8.51E+06</text:p>
          </table:table-cell>
          <table:table-cell table:number-columns-repeated="31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A483] + 1) * 100 + 1" office:value-type="float" office:value="48101" calcext:value-type="float">
            <text:p>48101</text:p>
          </table:table-cell>
          <table:table-cell table:formula="of:=POWER([.B483];2)" office:value-type="float" office:value="2313706201" calcext:value-type="float">
            <text:p>2313706201</text:p>
          </table:table-cell>
          <table:table-cell table:formula="of:=[.B483]*LOG([.B483];2)" office:value-type="float" office:value="748152.336516815" calcext:value-type="float">
            <text:p>748152.336516815</text:p>
          </table:table-cell>
          <table:table-cell office:value-type="float" office:value="565402000" calcext:value-type="float">
            <text:p>5.65E+08</text:p>
          </table:table-cell>
          <table:table-cell office:value-type="float" office:value="8474960" calcext:value-type="float">
            <text:p>8.47E+06</text:p>
          </table:table-cell>
          <table:table-cell table:number-columns-repeated="31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[.A484] + 1) * 100 + 1" office:value-type="float" office:value="48201" calcext:value-type="float">
            <text:p>48201</text:p>
          </table:table-cell>
          <table:table-cell table:formula="of:=POWER([.B484];2)" office:value-type="float" office:value="2323336401" calcext:value-type="float">
            <text:p>2323336401</text:p>
          </table:table-cell>
          <table:table-cell table:formula="of:=[.B484]*LOG([.B484];2)" office:value-type="float" office:value="749852.133808959" calcext:value-type="float">
            <text:p>749852.133808959</text:p>
          </table:table-cell>
          <table:table-cell office:value-type="float" office:value="556388000" calcext:value-type="float">
            <text:p>5.56E+08</text:p>
          </table:table-cell>
          <table:table-cell office:value-type="float" office:value="8224750" calcext:value-type="float">
            <text:p>8.22E+06</text:p>
          </table:table-cell>
          <table:table-cell table:number-columns-repeated="31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[.A485] + 1) * 100 + 1" office:value-type="float" office:value="48301" calcext:value-type="float">
            <text:p>48301</text:p>
          </table:table-cell>
          <table:table-cell table:formula="of:=POWER([.B485];2)" office:value-type="float" office:value="2332986601" calcext:value-type="float">
            <text:p>2332986601</text:p>
          </table:table-cell>
          <table:table-cell table:formula="of:=[.B485]*LOG([.B485];2)" office:value-type="float" office:value="751552.230409431" calcext:value-type="float">
            <text:p>751552.230409431</text:p>
          </table:table-cell>
          <table:table-cell office:value-type="float" office:value="562639000" calcext:value-type="float">
            <text:p>5.63E+08</text:p>
          </table:table-cell>
          <table:table-cell office:value-type="float" office:value="8462300" calcext:value-type="float">
            <text:p>8.46E+06</text:p>
          </table:table-cell>
          <table:table-cell table:number-columns-repeated="31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[.A486] + 1) * 100 + 1" office:value-type="float" office:value="48401" calcext:value-type="float">
            <text:p>48401</text:p>
          </table:table-cell>
          <table:table-cell table:formula="of:=POWER([.B486];2)" office:value-type="float" office:value="2342656801" calcext:value-type="float">
            <text:p>2342656801</text:p>
          </table:table-cell>
          <table:table-cell table:formula="of:=[.B486]*LOG([.B486];2)" office:value-type="float" office:value="753252.625698559" calcext:value-type="float">
            <text:p>753252.625698559</text:p>
          </table:table-cell>
          <table:table-cell office:value-type="float" office:value="571567000" calcext:value-type="float">
            <text:p>5.72E+08</text:p>
          </table:table-cell>
          <table:table-cell office:value-type="float" office:value="9175000" calcext:value-type="float">
            <text:p>9.18E+06</text:p>
          </table:table-cell>
          <table:table-cell table:number-columns-repeated="31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[.A487] + 1) * 100 + 1" office:value-type="float" office:value="48501" calcext:value-type="float">
            <text:p>48501</text:p>
          </table:table-cell>
          <table:table-cell table:formula="of:=POWER([.B487];2)" office:value-type="float" office:value="2352347001" calcext:value-type="float">
            <text:p>2352347001</text:p>
          </table:table-cell>
          <table:table-cell table:formula="of:=[.B487]*LOG([.B487];2)" office:value-type="float" office:value="754953.319059228" calcext:value-type="float">
            <text:p>754953.319059228</text:p>
          </table:table-cell>
          <table:table-cell office:value-type="float" office:value="587743000" calcext:value-type="float">
            <text:p>5.88E+08</text:p>
          </table:table-cell>
          <table:table-cell office:value-type="float" office:value="8842020" calcext:value-type="float">
            <text:p>8.84E+06</text:p>
          </table:table-cell>
          <table:table-cell table:number-columns-repeated="31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[.A488] + 1) * 100 + 1" office:value-type="float" office:value="48601" calcext:value-type="float">
            <text:p>48601</text:p>
          </table:table-cell>
          <table:table-cell table:formula="of:=POWER([.B488];2)" office:value-type="float" office:value="2362057201" calcext:value-type="float">
            <text:p>2362057201</text:p>
          </table:table-cell>
          <table:table-cell table:formula="of:=[.B488]*LOG([.B488];2)" office:value-type="float" office:value="756654.309876869" calcext:value-type="float">
            <text:p>756654.309876869</text:p>
          </table:table-cell>
          <table:table-cell office:value-type="float" office:value="574281000" calcext:value-type="float">
            <text:p>5.74E+08</text:p>
          </table:table-cell>
          <table:table-cell office:value-type="float" office:value="8555460" calcext:value-type="float">
            <text:p>8.56E+06</text:p>
          </table:table-cell>
          <table:table-cell table:number-columns-repeated="31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[.A489] + 1) * 100 + 1" office:value-type="float" office:value="48701" calcext:value-type="float">
            <text:p>48701</text:p>
          </table:table-cell>
          <table:table-cell table:formula="of:=POWER([.B489];2)" office:value-type="float" office:value="2371787401" calcext:value-type="float">
            <text:p>2371787401</text:p>
          </table:table-cell>
          <table:table-cell table:formula="of:=[.B489]*LOG([.B489];2)" office:value-type="float" office:value="758355.597539444" calcext:value-type="float">
            <text:p>758355.597539444</text:p>
          </table:table-cell>
          <table:table-cell office:value-type="float" office:value="567591000" calcext:value-type="float">
            <text:p>5.68E+08</text:p>
          </table:table-cell>
          <table:table-cell office:value-type="float" office:value="8466540" calcext:value-type="float">
            <text:p>8.47E+06</text:p>
          </table:table-cell>
          <table:table-cell table:number-columns-repeated="31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[.A490] + 1) * 100 + 1" office:value-type="float" office:value="48801" calcext:value-type="float">
            <text:p>48801</text:p>
          </table:table-cell>
          <table:table-cell table:formula="of:=POWER([.B490];2)" office:value-type="float" office:value="2381537601" calcext:value-type="float">
            <text:p>2381537601</text:p>
          </table:table-cell>
          <table:table-cell table:formula="of:=[.B490]*LOG([.B490];2)" office:value-type="float" office:value="760057.181437425" calcext:value-type="float">
            <text:p>760057.181437425</text:p>
          </table:table-cell>
          <table:table-cell office:value-type="float" office:value="570163000" calcext:value-type="float">
            <text:p>5.70E+08</text:p>
          </table:table-cell>
          <table:table-cell office:value-type="float" office:value="8669080" calcext:value-type="float">
            <text:p>8.67E+06</text:p>
          </table:table-cell>
          <table:table-cell table:number-columns-repeated="31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[.A491] + 1) * 100 + 1" office:value-type="float" office:value="48901" calcext:value-type="float">
            <text:p>48901</text:p>
          </table:table-cell>
          <table:table-cell table:formula="of:=POWER([.B491];2)" office:value-type="float" office:value="2391307801" calcext:value-type="float">
            <text:p>2391307801</text:p>
          </table:table-cell>
          <table:table-cell table:formula="of:=[.B491]*LOG([.B491];2)" office:value-type="float" office:value="761759.060963785" calcext:value-type="float">
            <text:p>761759.060963785</text:p>
          </table:table-cell>
          <table:table-cell office:value-type="float" office:value="580321000" calcext:value-type="float">
            <text:p>5.80E+08</text:p>
          </table:table-cell>
          <table:table-cell office:value-type="float" office:value="8625550" calcext:value-type="float">
            <text:p>8.63E+06</text:p>
          </table:table-cell>
          <table:table-cell table:number-columns-repeated="31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[.A492] + 1) * 100 + 1" office:value-type="float" office:value="49001" calcext:value-type="float">
            <text:p>49001</text:p>
          </table:table-cell>
          <table:table-cell table:formula="of:=POWER([.B492];2)" office:value-type="float" office:value="2401098001" calcext:value-type="float">
            <text:p>2401098001</text:p>
          </table:table-cell>
          <table:table-cell table:formula="of:=[.B492]*LOG([.B492];2)" office:value-type="float" office:value="763461.235513979" calcext:value-type="float">
            <text:p>763461.235513979</text:p>
          </table:table-cell>
          <table:table-cell office:value-type="float" office:value="581231000" calcext:value-type="float">
            <text:p>5.81E+08</text:p>
          </table:table-cell>
          <table:table-cell office:value-type="float" office:value="8504320" calcext:value-type="float">
            <text:p>8.50E+06</text:p>
          </table:table-cell>
          <table:table-cell table:number-columns-repeated="31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[.A493] + 1) * 100 + 1" office:value-type="float" office:value="49101" calcext:value-type="float">
            <text:p>49101</text:p>
          </table:table-cell>
          <table:table-cell table:formula="of:=POWER([.B493];2)" office:value-type="float" office:value="2410908201" calcext:value-type="float">
            <text:p>2410908201</text:p>
          </table:table-cell>
          <table:table-cell table:formula="of:=[.B493]*LOG([.B493];2)" office:value-type="float" office:value="765163.704485927" calcext:value-type="float">
            <text:p>765163.704485927</text:p>
          </table:table-cell>
          <table:table-cell office:value-type="float" office:value="583082000" calcext:value-type="float">
            <text:p>5.83E+08</text:p>
          </table:table-cell>
          <table:table-cell office:value-type="float" office:value="9239160" calcext:value-type="float">
            <text:p>9.24E+06</text:p>
          </table:table-cell>
          <table:table-cell table:number-columns-repeated="31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[.A494] + 1) * 100 + 1" office:value-type="float" office:value="49201" calcext:value-type="float">
            <text:p>49201</text:p>
          </table:table-cell>
          <table:table-cell table:formula="of:=POWER([.B494];2)" office:value-type="float" office:value="2420738401" calcext:value-type="float">
            <text:p>2420738401</text:p>
          </table:table-cell>
          <table:table-cell table:formula="of:=[.B494]*LOG([.B494];2)" office:value-type="float" office:value="766866.467280005" calcext:value-type="float">
            <text:p>766866.467280005</text:p>
          </table:table-cell>
          <table:table-cell office:value-type="float" office:value="600119000" calcext:value-type="float">
            <text:p>6.00E+08</text:p>
          </table:table-cell>
          <table:table-cell office:value-type="float" office:value="9340500" calcext:value-type="float">
            <text:p>9.34E+06</text:p>
          </table:table-cell>
          <table:table-cell table:number-columns-repeated="31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[.A495] + 1) * 100 + 1" office:value-type="float" office:value="49301" calcext:value-type="float">
            <text:p>49301</text:p>
          </table:table-cell>
          <table:table-cell table:formula="of:=POWER([.B495];2)" office:value-type="float" office:value="2430588601" calcext:value-type="float">
            <text:p>2430588601</text:p>
          </table:table-cell>
          <table:table-cell table:formula="of:=[.B495]*LOG([.B495];2)" office:value-type="float" office:value="768569.523299024" calcext:value-type="float">
            <text:p>768569.523299024</text:p>
          </table:table-cell>
          <table:table-cell office:value-type="float" office:value="605475000" calcext:value-type="float">
            <text:p>6.05E+08</text:p>
          </table:table-cell>
          <table:table-cell office:value-type="float" office:value="8582400" calcext:value-type="float">
            <text:p>8.58E+06</text:p>
          </table:table-cell>
          <table:table-cell table:number-columns-repeated="31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[.A496] + 1) * 100 + 1" office:value-type="float" office:value="49401" calcext:value-type="float">
            <text:p>49401</text:p>
          </table:table-cell>
          <table:table-cell table:formula="of:=POWER([.B496];2)" office:value-type="float" office:value="2440458801" calcext:value-type="float">
            <text:p>2440458801</text:p>
          </table:table-cell>
          <table:table-cell table:formula="of:=[.B496]*LOG([.B496];2)" office:value-type="float" office:value="770272.871948219" calcext:value-type="float">
            <text:p>770272.871948219</text:p>
          </table:table-cell>
          <table:table-cell office:value-type="float" office:value="588166000" calcext:value-type="float">
            <text:p>5.88E+08</text:p>
          </table:table-cell>
          <table:table-cell office:value-type="float" office:value="8692380" calcext:value-type="float">
            <text:p>8.69E+06</text:p>
          </table:table-cell>
          <table:table-cell table:number-columns-repeated="31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[.A497] + 1) * 100 + 1" office:value-type="float" office:value="49501" calcext:value-type="float">
            <text:p>49501</text:p>
          </table:table-cell>
          <table:table-cell table:formula="of:=POWER([.B497];2)" office:value-type="float" office:value="2450349001" calcext:value-type="float">
            <text:p>2450349001</text:p>
          </table:table-cell>
          <table:table-cell table:formula="of:=[.B497]*LOG([.B497];2)" office:value-type="float" office:value="771976.512635232" calcext:value-type="float">
            <text:p>771976.512635232</text:p>
          </table:table-cell>
          <table:table-cell office:value-type="float" office:value="607440000" calcext:value-type="float">
            <text:p>6.07E+08</text:p>
          </table:table-cell>
          <table:table-cell office:value-type="float" office:value="8992500" calcext:value-type="float">
            <text:p>8.99E+06</text:p>
          </table:table-cell>
          <table:table-cell table:number-columns-repeated="31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[.A498] + 1) * 100 + 1" office:value-type="float" office:value="49601" calcext:value-type="float">
            <text:p>49601</text:p>
          </table:table-cell>
          <table:table-cell table:formula="of:=POWER([.B498];2)" office:value-type="float" office:value="2460259201" calcext:value-type="float">
            <text:p>2460259201</text:p>
          </table:table-cell>
          <table:table-cell table:formula="of:=[.B498]*LOG([.B498];2)" office:value-type="float" office:value="773680.4447701" calcext:value-type="float">
            <text:p>773680.4447701</text:p>
          </table:table-cell>
          <table:table-cell office:value-type="float" office:value="595949000" calcext:value-type="float">
            <text:p>5.96E+08</text:p>
          </table:table-cell>
          <table:table-cell office:value-type="float" office:value="8762860" calcext:value-type="float">
            <text:p>8.76E+06</text:p>
          </table:table-cell>
          <table:table-cell table:number-columns-repeated="31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[.A499] + 1) * 100 + 1" office:value-type="float" office:value="49701" calcext:value-type="float">
            <text:p>49701</text:p>
          </table:table-cell>
          <table:table-cell table:formula="of:=POWER([.B499];2)" office:value-type="float" office:value="2470189401" calcext:value-type="float">
            <text:p>2470189401</text:p>
          </table:table-cell>
          <table:table-cell table:formula="of:=[.B499]*LOG([.B499];2)" office:value-type="float" office:value="775384.667765236" calcext:value-type="float">
            <text:p>775384.667765236</text:p>
          </table:table-cell>
          <table:table-cell office:value-type="float" office:value="598981000" calcext:value-type="float">
            <text:p>5.99E+08</text:p>
          </table:table-cell>
          <table:table-cell office:value-type="float" office:value="8656250" calcext:value-type="float">
            <text:p>8.66E+06</text:p>
          </table:table-cell>
          <table:table-cell table:number-columns-repeated="31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[.A500] + 1) * 100 + 1" office:value-type="float" office:value="49801" calcext:value-type="float">
            <text:p>49801</text:p>
          </table:table-cell>
          <table:table-cell table:formula="of:=POWER([.B500];2)" office:value-type="float" office:value="2480139601" calcext:value-type="float">
            <text:p>2480139601</text:p>
          </table:table-cell>
          <table:table-cell table:formula="of:=[.B500]*LOG([.B500];2)" office:value-type="float" office:value="777089.181035419" calcext:value-type="float">
            <text:p>777089.181035419</text:p>
          </table:table-cell>
          <table:table-cell office:value-type="float" office:value="599217000" calcext:value-type="float">
            <text:p>5.99E+08</text:p>
          </table:table-cell>
          <table:table-cell office:value-type="float" office:value="8454550" calcext:value-type="float">
            <text:p>8.45E+06</text:p>
          </table:table-cell>
          <table:table-cell table:number-columns-repeated="31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[.A501] + 1) * 100 + 1" office:value-type="float" office:value="49901" calcext:value-type="float">
            <text:p>49901</text:p>
          </table:table-cell>
          <table:table-cell table:formula="of:=POWER([.B501];2)" office:value-type="float" office:value="2490109801" calcext:value-type="float">
            <text:p>2490109801</text:p>
          </table:table-cell>
          <table:table-cell table:formula="of:=[.B501]*LOG([.B501];2)" office:value-type="float" office:value="778793.98399778" calcext:value-type="float">
            <text:p>778793.98399778</text:p>
          </table:table-cell>
          <table:table-cell office:value-type="float" office:value="597331000" calcext:value-type="float">
            <text:p>5.97E+08</text:p>
          </table:table-cell>
          <table:table-cell office:value-type="float" office:value="9565890" calcext:value-type="float">
            <text:p>9.57E+06</text:p>
          </table:table-cell>
          <table:table-cell table:number-columns-repeated="31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[.A502] + 1) * 100 + 1" office:value-type="float" office:value="50001" calcext:value-type="float">
            <text:p>50001</text:p>
          </table:table-cell>
          <table:table-cell table:formula="of:=POWER([.B502];2)" office:value-type="float" office:value="2500100001" calcext:value-type="float">
            <text:p>2500100001</text:p>
          </table:table-cell>
          <table:table-cell table:formula="of:=[.B502]*LOG([.B502];2)" office:value-type="float" office:value="780499.076071783" calcext:value-type="float">
            <text:p>780499.076071783</text:p>
          </table:table-cell>
          <table:table-cell office:value-type="float" office:value="604985000" calcext:value-type="float">
            <text:p>6.05E+08</text:p>
          </table:table-cell>
          <table:table-cell office:value-type="float" office:value="9006650" calcext:value-type="float">
            <text:p>9.01E+06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A503] + 1) * 100 + 1" office:value-type="float" office:value="50101" calcext:value-type="float">
            <text:p>50101</text:p>
          </table:table-cell>
          <table:table-cell table:formula="of:=POWER([.B503];2)" office:value-type="float" office:value="2510110201" calcext:value-type="float">
            <text:p>2510110201</text:p>
          </table:table-cell>
          <table:table-cell table:formula="of:=[.B503]*LOG([.B503];2)" office:value-type="float" office:value="782204.456679216" calcext:value-type="float">
            <text:p>782204.456679216</text:p>
          </table:table-cell>
          <table:table-cell office:value-type="float" office:value="609279000" calcext:value-type="float">
            <text:p>6.09E+08</text:p>
          </table:table-cell>
          <table:table-cell office:value-type="float" office:value="8887030" calcext:value-type="float">
            <text:p>8.89E+06</text:p>
          </table:table-cell>
          <table:table-cell table:number-columns-repeated="31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[.A504] + 1) * 100 + 1" office:value-type="float" office:value="50201" calcext:value-type="float">
            <text:p>50201</text:p>
          </table:table-cell>
          <table:table-cell table:formula="of:=POWER([.B504];2)" office:value-type="float" office:value="2520140401" calcext:value-type="float">
            <text:p>2520140401</text:p>
          </table:table-cell>
          <table:table-cell table:formula="of:=[.B504]*LOG([.B504];2)" office:value-type="float" office:value="783910.125244174" calcext:value-type="float">
            <text:p>783910.125244174</text:p>
          </table:table-cell>
          <table:table-cell office:value-type="float" office:value="615018000" calcext:value-type="float">
            <text:p>6.15E+08</text:p>
          </table:table-cell>
          <table:table-cell office:value-type="float" office:value="9507790" calcext:value-type="float">
            <text:p>9.51E+06</text:p>
          </table:table-cell>
          <table:table-cell table:number-columns-repeated="31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[.A505] + 1) * 100 + 1" office:value-type="float" office:value="50301" calcext:value-type="float">
            <text:p>50301</text:p>
          </table:table-cell>
          <table:table-cell table:formula="of:=POWER([.B505];2)" office:value-type="float" office:value="2530190601" calcext:value-type="float">
            <text:p>2530190601</text:p>
          </table:table-cell>
          <table:table-cell table:formula="of:=[.B505]*LOG([.B505];2)" office:value-type="float" office:value="785616.081193048" calcext:value-type="float">
            <text:p>785616.081193048</text:p>
          </table:table-cell>
          <table:table-cell office:value-type="float" office:value="605313000" calcext:value-type="float">
            <text:p>6.05E+08</text:p>
          </table:table-cell>
          <table:table-cell office:value-type="float" office:value="9451310" calcext:value-type="float">
            <text:p>9.45E+06</text:p>
          </table:table-cell>
          <table:table-cell table:number-columns-repeated="31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[.A506] + 1) * 100 + 1" office:value-type="float" office:value="50401" calcext:value-type="float">
            <text:p>50401</text:p>
          </table:table-cell>
          <table:table-cell table:formula="of:=POWER([.B506];2)" office:value-type="float" office:value="2540260801" calcext:value-type="float">
            <text:p>2540260801</text:p>
          </table:table-cell>
          <table:table-cell table:formula="of:=[.B506]*LOG([.B506];2)" office:value-type="float" office:value="787322.323954509" calcext:value-type="float">
            <text:p>787322.323954509</text:p>
          </table:table-cell>
          <table:table-cell office:value-type="float" office:value="608054000" calcext:value-type="float">
            <text:p>6.08E+08</text:p>
          </table:table-cell>
          <table:table-cell office:value-type="float" office:value="9106790" calcext:value-type="float">
            <text:p>9.11E+06</text:p>
          </table:table-cell>
          <table:table-cell table:number-columns-repeated="31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[.A507] + 1) * 100 + 1" office:value-type="float" office:value="50501" calcext:value-type="float">
            <text:p>50501</text:p>
          </table:table-cell>
          <table:table-cell table:formula="of:=POWER([.B507];2)" office:value-type="float" office:value="2550351001" calcext:value-type="float">
            <text:p>2550351001</text:p>
          </table:table-cell>
          <table:table-cell table:formula="of:=[.B507]*LOG([.B507];2)" office:value-type="float" office:value="789028.852959493" calcext:value-type="float">
            <text:p>789028.852959493</text:p>
          </table:table-cell>
          <table:table-cell office:value-type="float" office:value="614722000" calcext:value-type="float">
            <text:p>6.15E+08</text:p>
          </table:table-cell>
          <table:table-cell office:value-type="float" office:value="8721650" calcext:value-type="float">
            <text:p>8.72E+06</text:p>
          </table:table-cell>
          <table:table-cell table:number-columns-repeated="31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[.A508] + 1) * 100 + 1" office:value-type="float" office:value="50601" calcext:value-type="float">
            <text:p>50601</text:p>
          </table:table-cell>
          <table:table-cell table:formula="of:=POWER([.B508];2)" office:value-type="float" office:value="2560461201" calcext:value-type="float">
            <text:p>2560461201</text:p>
          </table:table-cell>
          <table:table-cell table:formula="of:=[.B508]*LOG([.B508];2)" office:value-type="float" office:value="790735.667641194" calcext:value-type="float">
            <text:p>790735.667641194</text:p>
          </table:table-cell>
          <table:table-cell office:value-type="float" office:value="612243000" calcext:value-type="float">
            <text:p>6.12E+08</text:p>
          </table:table-cell>
          <table:table-cell office:value-type="float" office:value="8613540" calcext:value-type="float">
            <text:p>8.61E+06</text:p>
          </table:table-cell>
          <table:table-cell table:number-columns-repeated="31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[.A509] + 1) * 100 + 1" office:value-type="float" office:value="50701" calcext:value-type="float">
            <text:p>50701</text:p>
          </table:table-cell>
          <table:table-cell table:formula="of:=POWER([.B509];2)" office:value-type="float" office:value="2570591401" calcext:value-type="float">
            <text:p>2570591401</text:p>
          </table:table-cell>
          <table:table-cell table:formula="of:=[.B509]*LOG([.B509];2)" office:value-type="float" office:value="792442.767435043" calcext:value-type="float">
            <text:p>792442.767435043</text:p>
          </table:table-cell>
          <table:table-cell office:value-type="float" office:value="614740000" calcext:value-type="float">
            <text:p>6.15E+08</text:p>
          </table:table-cell>
          <table:table-cell office:value-type="float" office:value="9647040" calcext:value-type="float">
            <text:p>9.65E+06</text:p>
          </table:table-cell>
          <table:table-cell table:number-columns-repeated="31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[.A510] + 1) * 100 + 1" office:value-type="float" office:value="50801" calcext:value-type="float">
            <text:p>50801</text:p>
          </table:table-cell>
          <table:table-cell table:formula="of:=POWER([.B510];2)" office:value-type="float" office:value="2580741601" calcext:value-type="float">
            <text:p>2580741601</text:p>
          </table:table-cell>
          <table:table-cell table:formula="of:=[.B510]*LOG([.B510];2)" office:value-type="float" office:value="794150.151778699" calcext:value-type="float">
            <text:p>794150.151778699</text:p>
          </table:table-cell>
          <table:table-cell office:value-type="float" office:value="617600000" calcext:value-type="float">
            <text:p>6.18E+08</text:p>
          </table:table-cell>
          <table:table-cell office:value-type="float" office:value="9302850" calcext:value-type="float">
            <text:p>9.30E+06</text:p>
          </table:table-cell>
          <table:table-cell table:number-columns-repeated="31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[.A511] + 1) * 100 + 1" office:value-type="float" office:value="50901" calcext:value-type="float">
            <text:p>50901</text:p>
          </table:table-cell>
          <table:table-cell table:formula="of:=POWER([.B511];2)" office:value-type="float" office:value="2590911801" calcext:value-type="float">
            <text:p>2590911801</text:p>
          </table:table-cell>
          <table:table-cell table:formula="of:=[.B511]*LOG([.B511];2)" office:value-type="float" office:value="795857.820112035" calcext:value-type="float">
            <text:p>795857.820112035</text:p>
          </table:table-cell>
          <table:table-cell office:value-type="float" office:value="621761000" calcext:value-type="float">
            <text:p>6.22E+08</text:p>
          </table:table-cell>
          <table:table-cell office:value-type="float" office:value="9549540" calcext:value-type="float">
            <text:p>9.55E+06</text:p>
          </table:table-cell>
          <table:table-cell table:number-columns-repeated="31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[.A512] + 1) * 100 + 1" office:value-type="float" office:value="51001" calcext:value-type="float">
            <text:p>51001</text:p>
          </table:table-cell>
          <table:table-cell table:formula="of:=POWER([.B512];2)" office:value-type="float" office:value="2601102001" calcext:value-type="float">
            <text:p>2601102001</text:p>
          </table:table-cell>
          <table:table-cell table:formula="of:=[.B512]*LOG([.B512];2)" office:value-type="float" office:value="797565.771877124" calcext:value-type="float">
            <text:p>797565.771877124</text:p>
          </table:table-cell>
          <table:table-cell office:value-type="float" office:value="622011000" calcext:value-type="float">
            <text:p>6.22E+08</text:p>
          </table:table-cell>
          <table:table-cell office:value-type="float" office:value="9122860" calcext:value-type="float">
            <text:p>9.12E+06</text:p>
          </table:table-cell>
          <table:table-cell table:number-columns-repeated="31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[.A513] + 1) * 100 + 1" office:value-type="float" office:value="51101" calcext:value-type="float">
            <text:p>51101</text:p>
          </table:table-cell>
          <table:table-cell table:formula="of:=POWER([.B513];2)" office:value-type="float" office:value="2611312201" calcext:value-type="float">
            <text:p>2611312201</text:p>
          </table:table-cell>
          <table:table-cell table:formula="of:=[.B513]*LOG([.B513];2)" office:value-type="float" office:value="799274.006518229" calcext:value-type="float">
            <text:p>799274.006518229</text:p>
          </table:table-cell>
          <table:table-cell office:value-type="float" office:value="624641000" calcext:value-type="float">
            <text:p>6.25E+08</text:p>
          </table:table-cell>
          <table:table-cell office:value-type="float" office:value="9335450" calcext:value-type="float">
            <text:p>9.34E+06</text:p>
          </table:table-cell>
          <table:table-cell table:number-columns-repeated="31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[.A514] + 1) * 100 + 1" office:value-type="float" office:value="51201" calcext:value-type="float">
            <text:p>51201</text:p>
          </table:table-cell>
          <table:table-cell table:formula="of:=POWER([.B514];2)" office:value-type="float" office:value="2621542401" calcext:value-type="float">
            <text:p>2621542401</text:p>
          </table:table-cell>
          <table:table-cell table:formula="of:=[.B514]*LOG([.B514];2)" office:value-type="float" office:value="800982.523481785" calcext:value-type="float">
            <text:p>800982.523481785</text:p>
          </table:table-cell>
          <table:table-cell office:value-type="float" office:value="627139000" calcext:value-type="float">
            <text:p>6.27E+08</text:p>
          </table:table-cell>
          <table:table-cell office:value-type="float" office:value="10033300" calcext:value-type="float">
            <text:p>1.00E+07</text:p>
          </table:table-cell>
          <table:table-cell table:number-columns-repeated="31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A515] + 1) * 100 + 1" office:value-type="float" office:value="51301" calcext:value-type="float">
            <text:p>51301</text:p>
          </table:table-cell>
          <table:table-cell table:formula="of:=POWER([.B515];2)" office:value-type="float" office:value="2631792601" calcext:value-type="float">
            <text:p>2631792601</text:p>
          </table:table-cell>
          <table:table-cell table:formula="of:=[.B515]*LOG([.B515];2)" office:value-type="float" office:value="802691.322216393" calcext:value-type="float">
            <text:p>802691.322216393</text:p>
          </table:table-cell>
          <table:table-cell office:value-type="float" office:value="633992000" calcext:value-type="float">
            <text:p>6.34E+08</text:p>
          </table:table-cell>
          <table:table-cell office:value-type="float" office:value="9494760" calcext:value-type="float">
            <text:p>9.49E+06</text:p>
          </table:table-cell>
          <table:table-cell table:number-columns-repeated="31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[.A516] + 1) * 100 + 1" office:value-type="float" office:value="51401" calcext:value-type="float">
            <text:p>51401</text:p>
          </table:table-cell>
          <table:table-cell table:formula="of:=POWER([.B516];2)" office:value-type="float" office:value="2642062801" calcext:value-type="float">
            <text:p>2642062801</text:p>
          </table:table-cell>
          <table:table-cell table:formula="of:=[.B516]*LOG([.B516];2)" office:value-type="float" office:value="804400.4021728" calcext:value-type="float">
            <text:p>804400.4021728</text:p>
          </table:table-cell>
          <table:table-cell office:value-type="float" office:value="634282000" calcext:value-type="float">
            <text:p>6.34E+08</text:p>
          </table:table-cell>
          <table:table-cell office:value-type="float" office:value="9993550" calcext:value-type="float">
            <text:p>9.99E+06</text:p>
          </table:table-cell>
          <table:table-cell table:number-columns-repeated="31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[.A517] + 1) * 100 + 1" office:value-type="float" office:value="51501" calcext:value-type="float">
            <text:p>51501</text:p>
          </table:table-cell>
          <table:table-cell table:formula="of:=POWER([.B517];2)" office:value-type="float" office:value="2652353001" calcext:value-type="float">
            <text:p>2652353001</text:p>
          </table:table-cell>
          <table:table-cell table:formula="of:=[.B517]*LOG([.B517];2)" office:value-type="float" office:value="806109.762803893" calcext:value-type="float">
            <text:p>806109.762803893</text:p>
          </table:table-cell>
          <table:table-cell office:value-type="float" office:value="649346000" calcext:value-type="float">
            <text:p>6.49E+08</text:p>
          </table:table-cell>
          <table:table-cell office:value-type="float" office:value="10377100" calcext:value-type="float">
            <text:p>1.04E+07</text:p>
          </table:table-cell>
          <table:table-cell table:number-columns-repeated="31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[.A518] + 1) * 100 + 1" office:value-type="float" office:value="51601" calcext:value-type="float">
            <text:p>51601</text:p>
          </table:table-cell>
          <table:table-cell table:formula="of:=POWER([.B518];2)" office:value-type="float" office:value="2662663201" calcext:value-type="float">
            <text:p>2662663201</text:p>
          </table:table-cell>
          <table:table-cell table:formula="of:=[.B518]*LOG([.B518];2)" office:value-type="float" office:value="807819.403564681" calcext:value-type="float">
            <text:p>807819.403564681</text:p>
          </table:table-cell>
          <table:table-cell office:value-type="float" office:value="651796000" calcext:value-type="float">
            <text:p>6.52E+08</text:p>
          </table:table-cell>
          <table:table-cell office:value-type="float" office:value="9354030" calcext:value-type="float">
            <text:p>9.35E+06</text:p>
          </table:table-cell>
          <table:table-cell table:number-columns-repeated="31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[.A519] + 1) * 100 + 1" office:value-type="float" office:value="51701" calcext:value-type="float">
            <text:p>51701</text:p>
          </table:table-cell>
          <table:table-cell table:formula="of:=POWER([.B519];2)" office:value-type="float" office:value="2672993401" calcext:value-type="float">
            <text:p>2672993401</text:p>
          </table:table-cell>
          <table:table-cell table:formula="of:=[.B519]*LOG([.B519];2)" office:value-type="float" office:value="809529.323912289" calcext:value-type="float">
            <text:p>809529.323912289</text:p>
          </table:table-cell>
          <table:table-cell office:value-type="float" office:value="645081000" calcext:value-type="float">
            <text:p>6.45E+08</text:p>
          </table:table-cell>
          <table:table-cell office:value-type="float" office:value="9495260" calcext:value-type="float">
            <text:p>9.50E+06</text:p>
          </table:table-cell>
          <table:table-cell table:number-columns-repeated="31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[.A520] + 1) * 100 + 1" office:value-type="float" office:value="51801" calcext:value-type="float">
            <text:p>51801</text:p>
          </table:table-cell>
          <table:table-cell table:formula="of:=POWER([.B520];2)" office:value-type="float" office:value="2683343601" calcext:value-type="float">
            <text:p>2683343601</text:p>
          </table:table-cell>
          <table:table-cell table:formula="of:=[.B520]*LOG([.B520];2)" office:value-type="float" office:value="811239.523305938" calcext:value-type="float">
            <text:p>811239.523305938</text:p>
          </table:table-cell>
          <table:table-cell office:value-type="float" office:value="656297000" calcext:value-type="float">
            <text:p>6.56E+08</text:p>
          </table:table-cell>
          <table:table-cell office:value-type="float" office:value="106048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[.A521] + 1) * 100 + 1" office:value-type="float" office:value="51901" calcext:value-type="float">
            <text:p>51901</text:p>
          </table:table-cell>
          <table:table-cell table:formula="of:=POWER([.B521];2)" office:value-type="float" office:value="2693713801" calcext:value-type="float">
            <text:p>2693713801</text:p>
          </table:table-cell>
          <table:table-cell table:formula="of:=[.B521]*LOG([.B521];2)" office:value-type="float" office:value="812950.00120694" calcext:value-type="float">
            <text:p>812950.00120694</text:p>
          </table:table-cell>
          <table:table-cell office:value-type="float" office:value="672948000" calcext:value-type="float">
            <text:p>6.73E+08</text:p>
          </table:table-cell>
          <table:table-cell office:value-type="float" office:value="9667860" calcext:value-type="float">
            <text:p>9.67E+06</text:p>
          </table:table-cell>
          <table:table-cell table:number-columns-repeated="31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[.A522] + 1) * 100 + 1" office:value-type="float" office:value="52001" calcext:value-type="float">
            <text:p>52001</text:p>
          </table:table-cell>
          <table:table-cell table:formula="of:=POWER([.B522];2)" office:value-type="float" office:value="2704104001" calcext:value-type="float">
            <text:p>2704104001</text:p>
          </table:table-cell>
          <table:table-cell table:formula="of:=[.B522]*LOG([.B522];2)" office:value-type="float" office:value="814660.757078681" calcext:value-type="float">
            <text:p>814660.757078681</text:p>
          </table:table-cell>
          <table:table-cell office:value-type="float" office:value="674907000" calcext:value-type="float">
            <text:p>6.75E+08</text:p>
          </table:table-cell>
          <table:table-cell office:value-type="float" office:value="13782700" calcext:value-type="float">
            <text:p>1.38E+07</text:p>
          </table:table-cell>
          <table:table-cell table:number-columns-repeated="31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[.A523] + 1) * 100 + 1" office:value-type="float" office:value="52101" calcext:value-type="float">
            <text:p>52101</text:p>
          </table:table-cell>
          <table:table-cell table:formula="of:=POWER([.B523];2)" office:value-type="float" office:value="2714514201" calcext:value-type="float">
            <text:p>2714514201</text:p>
          </table:table-cell>
          <table:table-cell table:formula="of:=[.B523]*LOG([.B523];2)" office:value-type="float" office:value="816371.790386612" calcext:value-type="float">
            <text:p>816371.790386612</text:p>
          </table:table-cell>
          <table:table-cell office:value-type="float" office:value="672134000" calcext:value-type="float">
            <text:p>6.72E+08</text:p>
          </table:table-cell>
          <table:table-cell office:value-type="float" office:value="10095900" calcext:value-type="float">
            <text:p>1.01E+07</text:p>
          </table:table-cell>
          <table:table-cell table:number-columns-repeated="31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[.A524] + 1) * 100 + 1" office:value-type="float" office:value="52201" calcext:value-type="float">
            <text:p>52201</text:p>
          </table:table-cell>
          <table:table-cell table:formula="of:=POWER([.B524];2)" office:value-type="float" office:value="2724944401" calcext:value-type="float">
            <text:p>2724944401</text:p>
          </table:table-cell>
          <table:table-cell table:formula="of:=[.B524]*LOG([.B524];2)" office:value-type="float" office:value="818083.100598235" calcext:value-type="float">
            <text:p>818083.100598235</text:p>
          </table:table-cell>
          <table:table-cell office:value-type="float" office:value="679156000" calcext:value-type="float">
            <text:p>6.79E+08</text:p>
          </table:table-cell>
          <table:table-cell office:value-type="float" office:value="10131300" calcext:value-type="float">
            <text:p>1.01E+07</text:p>
          </table:table-cell>
          <table:table-cell table:number-columns-repeated="31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[.A525] + 1) * 100 + 1" office:value-type="float" office:value="52301" calcext:value-type="float">
            <text:p>52301</text:p>
          </table:table-cell>
          <table:table-cell table:formula="of:=POWER([.B525];2)" office:value-type="float" office:value="2735394601" calcext:value-type="float">
            <text:p>2735394601</text:p>
          </table:table-cell>
          <table:table-cell table:formula="of:=[.B525]*LOG([.B525];2)" office:value-type="float" office:value="819794.687183092" calcext:value-type="float">
            <text:p>819794.687183092</text:p>
          </table:table-cell>
          <table:table-cell office:value-type="float" office:value="680288000" calcext:value-type="float">
            <text:p>6.80E+08</text:p>
          </table:table-cell>
          <table:table-cell office:value-type="float" office:value="10405200" calcext:value-type="float">
            <text:p>1.04E+07</text:p>
          </table:table-cell>
          <table:table-cell table:number-columns-repeated="31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[.A526] + 1) * 100 + 1" office:value-type="float" office:value="52401" calcext:value-type="float">
            <text:p>52401</text:p>
          </table:table-cell>
          <table:table-cell table:formula="of:=POWER([.B526];2)" office:value-type="float" office:value="2745864801" calcext:value-type="float">
            <text:p>2745864801</text:p>
          </table:table-cell>
          <table:table-cell table:formula="of:=[.B526]*LOG([.B526];2)" office:value-type="float" office:value="821506.549612756" calcext:value-type="float">
            <text:p>821506.549612756</text:p>
          </table:table-cell>
          <table:table-cell office:value-type="float" office:value="684698000" calcext:value-type="float">
            <text:p>6.85E+08</text:p>
          </table:table-cell>
          <table:table-cell office:value-type="float" office:value="9966070" calcext:value-type="float">
            <text:p>9.97E+06</text:p>
          </table:table-cell>
          <table:table-cell table:number-columns-repeated="31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[.A527] + 1) * 100 + 1" office:value-type="float" office:value="52501" calcext:value-type="float">
            <text:p>52501</text:p>
          </table:table-cell>
          <table:table-cell table:formula="of:=POWER([.B527];2)" office:value-type="float" office:value="2756355001" calcext:value-type="float">
            <text:p>2756355001</text:p>
          </table:table-cell>
          <table:table-cell table:formula="of:=[.B527]*LOG([.B527];2)" office:value-type="float" office:value="823218.687360814" calcext:value-type="float">
            <text:p>823218.687360814</text:p>
          </table:table-cell>
          <table:table-cell office:value-type="float" office:value="683583000" calcext:value-type="float">
            <text:p>6.84E+08</text:p>
          </table:table-cell>
          <table:table-cell office:value-type="float" office:value="9823250" calcext:value-type="float">
            <text:p>9.82E+06</text:p>
          </table:table-cell>
          <table:table-cell table:number-columns-repeated="31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[.A528] + 1) * 100 + 1" office:value-type="float" office:value="52601" calcext:value-type="float">
            <text:p>52601</text:p>
          </table:table-cell>
          <table:table-cell table:formula="of:=POWER([.B528];2)" office:value-type="float" office:value="2766865201" calcext:value-type="float">
            <text:p>2766865201</text:p>
          </table:table-cell>
          <table:table-cell table:formula="of:=[.B528]*LOG([.B528];2)" office:value-type="float" office:value="824931.099902859" calcext:value-type="float">
            <text:p>824931.099902859</text:p>
          </table:table-cell>
          <table:table-cell office:value-type="float" office:value="682127000" calcext:value-type="float">
            <text:p>6.82E+08</text:p>
          </table:table-cell>
          <table:table-cell office:value-type="float" office:value="10324400" calcext:value-type="float">
            <text:p>1.03E+07</text:p>
          </table:table-cell>
          <table:table-cell table:number-columns-repeated="31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[.A529] + 1) * 100 + 1" office:value-type="float" office:value="52701" calcext:value-type="float">
            <text:p>52701</text:p>
          </table:table-cell>
          <table:table-cell table:formula="of:=POWER([.B529];2)" office:value-type="float" office:value="2777395401" calcext:value-type="float">
            <text:p>2777395401</text:p>
          </table:table-cell>
          <table:table-cell table:formula="of:=[.B529]*LOG([.B529];2)" office:value-type="float" office:value="826643.786716479" calcext:value-type="float">
            <text:p>826643.786716479</text:p>
          </table:table-cell>
          <table:table-cell office:value-type="float" office:value="687286000" calcext:value-type="float">
            <text:p>6.87E+08</text:p>
          </table:table-cell>
          <table:table-cell office:value-type="float" office:value="10216200" calcext:value-type="float">
            <text:p>1.02E+07</text:p>
          </table:table-cell>
          <table:table-cell table:number-columns-repeated="31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[.A530] + 1) * 100 + 1" office:value-type="float" office:value="52801" calcext:value-type="float">
            <text:p>52801</text:p>
          </table:table-cell>
          <table:table-cell table:formula="of:=POWER([.B530];2)" office:value-type="float" office:value="2787945601" calcext:value-type="float">
            <text:p>2787945601</text:p>
          </table:table-cell>
          <table:table-cell table:formula="of:=[.B530]*LOG([.B530];2)" office:value-type="float" office:value="828356.747281244" calcext:value-type="float">
            <text:p>828356.747281244</text:p>
          </table:table-cell>
          <table:table-cell office:value-type="float" office:value="686489000" calcext:value-type="float">
            <text:p>6.86E+08</text:p>
          </table:table-cell>
          <table:table-cell office:value-type="float" office:value="9943810" calcext:value-type="float">
            <text:p>9.94E+06</text:p>
          </table:table-cell>
          <table:table-cell table:number-columns-repeated="31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[.A531] + 1) * 100 + 1" office:value-type="float" office:value="52901" calcext:value-type="float">
            <text:p>52901</text:p>
          </table:table-cell>
          <table:table-cell table:formula="of:=POWER([.B531];2)" office:value-type="float" office:value="2798515801" calcext:value-type="float">
            <text:p>2798515801</text:p>
          </table:table-cell>
          <table:table-cell table:formula="of:=[.B531]*LOG([.B531];2)" office:value-type="float" office:value="830069.981078694" calcext:value-type="float">
            <text:p>830069.981078694</text:p>
          </table:table-cell>
          <table:table-cell office:value-type="float" office:value="679674000" calcext:value-type="float">
            <text:p>6.80E+08</text:p>
          </table:table-cell>
          <table:table-cell office:value-type="float" office:value="9371810" calcext:value-type="float">
            <text:p>9.37E+06</text:p>
          </table:table-cell>
          <table:table-cell table:number-columns-repeated="31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[.A532] + 1) * 100 + 1" office:value-type="float" office:value="53001" calcext:value-type="float">
            <text:p>53001</text:p>
          </table:table-cell>
          <table:table-cell table:formula="of:=POWER([.B532];2)" office:value-type="float" office:value="2809106001" calcext:value-type="float">
            <text:p>2809106001</text:p>
          </table:table-cell>
          <table:table-cell table:formula="of:=[.B532]*LOG([.B532];2)" office:value-type="float" office:value="831783.487592331" calcext:value-type="float">
            <text:p>831783.487592331</text:p>
          </table:table-cell>
          <table:table-cell office:value-type="float" office:value="688755000" calcext:value-type="float">
            <text:p>6.89E+08</text:p>
          </table:table-cell>
          <table:table-cell office:value-type="float" office:value="9345860" calcext:value-type="float">
            <text:p>9.35E+06</text:p>
          </table:table-cell>
          <table:table-cell table:number-columns-repeated="31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A533] + 1) * 100 + 1" office:value-type="float" office:value="53101" calcext:value-type="float">
            <text:p>53101</text:p>
          </table:table-cell>
          <table:table-cell table:formula="of:=POWER([.B533];2)" office:value-type="float" office:value="2819716201" calcext:value-type="float">
            <text:p>2819716201</text:p>
          </table:table-cell>
          <table:table-cell table:formula="of:=[.B533]*LOG([.B533];2)" office:value-type="float" office:value="833497.266307604" calcext:value-type="float">
            <text:p>833497.266307604</text:p>
          </table:table-cell>
          <table:table-cell office:value-type="float" office:value="684847000" calcext:value-type="float">
            <text:p>6.85E+08</text:p>
          </table:table-cell>
          <table:table-cell office:value-type="float" office:value="10075600" calcext:value-type="float">
            <text:p>1.01E+07</text:p>
          </table:table-cell>
          <table:table-cell table:number-columns-repeated="31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[.A534] + 1) * 100 + 1" office:value-type="float" office:value="53201" calcext:value-type="float">
            <text:p>53201</text:p>
          </table:table-cell>
          <table:table-cell table:formula="of:=POWER([.B534];2)" office:value-type="float" office:value="2830346401" calcext:value-type="float">
            <text:p>2830346401</text:p>
          </table:table-cell>
          <table:table-cell table:formula="of:=[.B534]*LOG([.B534];2)" office:value-type="float" office:value="835211.316711904" calcext:value-type="float">
            <text:p>835211.316711904</text:p>
          </table:table-cell>
          <table:table-cell office:value-type="float" office:value="681543000" calcext:value-type="float">
            <text:p>6.82E+08</text:p>
          </table:table-cell>
          <table:table-cell office:value-type="float" office:value="10092300" calcext:value-type="float">
            <text:p>1.01E+07</text:p>
          </table:table-cell>
          <table:table-cell table:number-columns-repeated="31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[.A535] + 1) * 100 + 1" office:value-type="float" office:value="53301" calcext:value-type="float">
            <text:p>53301</text:p>
          </table:table-cell>
          <table:table-cell table:formula="of:=POWER([.B535];2)" office:value-type="float" office:value="2840996601" calcext:value-type="float">
            <text:p>2840996601</text:p>
          </table:table-cell>
          <table:table-cell table:formula="of:=[.B535]*LOG([.B535];2)" office:value-type="float" office:value="836925.638294544" calcext:value-type="float">
            <text:p>836925.638294544</text:p>
          </table:table-cell>
          <table:table-cell office:value-type="float" office:value="694980000" calcext:value-type="float">
            <text:p>6.95E+08</text:p>
          </table:table-cell>
          <table:table-cell office:value-type="float" office:value="10399200" calcext:value-type="float">
            <text:p>1.04E+07</text:p>
          </table:table-cell>
          <table:table-cell table:number-columns-repeated="31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[.A536] + 1) * 100 + 1" office:value-type="float" office:value="53401" calcext:value-type="float">
            <text:p>53401</text:p>
          </table:table-cell>
          <table:table-cell table:formula="of:=POWER([.B536];2)" office:value-type="float" office:value="2851666801" calcext:value-type="float">
            <text:p>2851666801</text:p>
          </table:table-cell>
          <table:table-cell table:formula="of:=[.B536]*LOG([.B536];2)" office:value-type="float" office:value="838640.230546756" calcext:value-type="float">
            <text:p>838640.230546756</text:p>
          </table:table-cell>
          <table:table-cell office:value-type="float" office:value="686420000" calcext:value-type="float">
            <text:p>6.86E+08</text:p>
          </table:table-cell>
          <table:table-cell office:value-type="float" office:value="10066100" calcext:value-type="float">
            <text:p>1.01E+07</text:p>
          </table:table-cell>
          <table:table-cell table:number-columns-repeated="31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[.A537] + 1) * 100 + 1" office:value-type="float" office:value="53501" calcext:value-type="float">
            <text:p>53501</text:p>
          </table:table-cell>
          <table:table-cell table:formula="of:=POWER([.B537];2)" office:value-type="float" office:value="2862357001" calcext:value-type="float">
            <text:p>2862357001</text:p>
          </table:table-cell>
          <table:table-cell table:formula="of:=[.B537]*LOG([.B537];2)" office:value-type="float" office:value="840355.092961678" calcext:value-type="float">
            <text:p>840355.092961678</text:p>
          </table:table-cell>
          <table:table-cell office:value-type="float" office:value="705654000" calcext:value-type="float">
            <text:p>7.06E+08</text:p>
          </table:table-cell>
          <table:table-cell office:value-type="float" office:value="9999880" calcext:value-type="float">
            <text:p>1.00E+07</text:p>
          </table:table-cell>
          <table:table-cell table:number-columns-repeated="31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[.A538] + 1) * 100 + 1" office:value-type="float" office:value="53601" calcext:value-type="float">
            <text:p>53601</text:p>
          </table:table-cell>
          <table:table-cell table:formula="of:=POWER([.B538];2)" office:value-type="float" office:value="2873067201" calcext:value-type="float">
            <text:p>2873067201</text:p>
          </table:table-cell>
          <table:table-cell table:formula="of:=[.B538]*LOG([.B538];2)" office:value-type="float" office:value="842070.225034341" calcext:value-type="float">
            <text:p>842070.225034341</text:p>
          </table:table-cell>
          <table:table-cell office:value-type="float" office:value="700430000" calcext:value-type="float">
            <text:p>7.00E+08</text:p>
          </table:table-cell>
          <table:table-cell office:value-type="float" office:value="10055900" calcext:value-type="float">
            <text:p>1.01E+07</text:p>
          </table:table-cell>
          <table:table-cell table:number-columns-repeated="31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[.A539] + 1) * 100 + 1" office:value-type="float" office:value="53701" calcext:value-type="float">
            <text:p>53701</text:p>
          </table:table-cell>
          <table:table-cell table:formula="of:=POWER([.B539];2)" office:value-type="float" office:value="2883797401" calcext:value-type="float">
            <text:p>2883797401</text:p>
          </table:table-cell>
          <table:table-cell table:formula="of:=[.B539]*LOG([.B539];2)" office:value-type="float" office:value="843785.626261661" calcext:value-type="float">
            <text:p>843785.626261661</text:p>
          </table:table-cell>
          <table:table-cell office:value-type="float" office:value="701956000" calcext:value-type="float">
            <text:p>7.02E+08</text:p>
          </table:table-cell>
          <table:table-cell office:value-type="float" office:value="10398600" calcext:value-type="float">
            <text:p>1.04E+07</text:p>
          </table:table-cell>
          <table:table-cell table:number-columns-repeated="31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[.A540] + 1) * 100 + 1" office:value-type="float" office:value="53801" calcext:value-type="float">
            <text:p>53801</text:p>
          </table:table-cell>
          <table:table-cell table:formula="of:=POWER([.B540];2)" office:value-type="float" office:value="2894547601" calcext:value-type="float">
            <text:p>2894547601</text:p>
          </table:table-cell>
          <table:table-cell table:formula="of:=[.B540]*LOG([.B540];2)" office:value-type="float" office:value="845501.296142428" calcext:value-type="float">
            <text:p>845501.296142428</text:p>
          </table:table-cell>
          <table:table-cell office:value-type="float" office:value="698724000" calcext:value-type="float">
            <text:p>6.99E+08</text:p>
          </table:table-cell>
          <table:table-cell office:value-type="float" office:value="9997070" calcext:value-type="float">
            <text:p>1.00E+07</text:p>
          </table:table-cell>
          <table:table-cell table:number-columns-repeated="31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[.A541] + 1) * 100 + 1" office:value-type="float" office:value="53901" calcext:value-type="float">
            <text:p>53901</text:p>
          </table:table-cell>
          <table:table-cell table:formula="of:=POWER([.B541];2)" office:value-type="float" office:value="2905317801" calcext:value-type="float">
            <text:p>2905317801</text:p>
          </table:table-cell>
          <table:table-cell table:formula="of:=[.B541]*LOG([.B541];2)" office:value-type="float" office:value="847217.234177294" calcext:value-type="float">
            <text:p>847217.234177294</text:p>
          </table:table-cell>
          <table:table-cell office:value-type="float" office:value="714472000" calcext:value-type="float">
            <text:p>7.14E+08</text:p>
          </table:table-cell>
          <table:table-cell office:value-type="float" office:value="10549700" calcext:value-type="float">
            <text:p>1.05E+07</text:p>
          </table:table-cell>
          <table:table-cell table:number-columns-repeated="31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[.A542] + 1) * 100 + 1" office:value-type="float" office:value="54001" calcext:value-type="float">
            <text:p>54001</text:p>
          </table:table-cell>
          <table:table-cell table:formula="of:=POWER([.B542];2)" office:value-type="float" office:value="2916108001" calcext:value-type="float">
            <text:p>2916108001</text:p>
          </table:table-cell>
          <table:table-cell table:formula="of:=[.B542]*LOG([.B542];2)" office:value-type="float" office:value="848933.439868766" calcext:value-type="float">
            <text:p>848933.439868766</text:p>
          </table:table-cell>
          <table:table-cell office:value-type="float" office:value="720082000" calcext:value-type="float">
            <text:p>7.20E+08</text:p>
          </table:table-cell>
          <table:table-cell office:value-type="float" office:value="10342400" calcext:value-type="float">
            <text:p>1.03E+07</text:p>
          </table:table-cell>
          <table:table-cell table:number-columns-repeated="31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[.A543] + 1) * 100 + 1" office:value-type="float" office:value="54101" calcext:value-type="float">
            <text:p>54101</text:p>
          </table:table-cell>
          <table:table-cell table:formula="of:=POWER([.B543];2)" office:value-type="float" office:value="2926918201" calcext:value-type="float">
            <text:p>2926918201</text:p>
          </table:table-cell>
          <table:table-cell table:formula="of:=[.B543]*LOG([.B543];2)" office:value-type="float" office:value="850649.912721191" calcext:value-type="float">
            <text:p>850649.912721191</text:p>
          </table:table-cell>
          <table:table-cell office:value-type="float" office:value="716741000" calcext:value-type="float">
            <text:p>7.17E+08</text:p>
          </table:table-cell>
          <table:table-cell office:value-type="float" office:value="105977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[.A544] + 1) * 100 + 1" office:value-type="float" office:value="54201" calcext:value-type="float">
            <text:p>54201</text:p>
          </table:table-cell>
          <table:table-cell table:formula="of:=POWER([.B544];2)" office:value-type="float" office:value="2937748401" calcext:value-type="float">
            <text:p>2937748401</text:p>
          </table:table-cell>
          <table:table-cell table:formula="of:=[.B544]*LOG([.B544];2)" office:value-type="float" office:value="852366.652240751" calcext:value-type="float">
            <text:p>852366.652240751</text:p>
          </table:table-cell>
          <table:table-cell office:value-type="float" office:value="712081000" calcext:value-type="float">
            <text:p>7.12E+08</text:p>
          </table:table-cell>
          <table:table-cell office:value-type="float" office:value="105682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[.A545] + 1) * 100 + 1" office:value-type="float" office:value="54301" calcext:value-type="float">
            <text:p>54301</text:p>
          </table:table-cell>
          <table:table-cell table:formula="of:=POWER([.B545];2)" office:value-type="float" office:value="2948598601" calcext:value-type="float">
            <text:p>2948598601</text:p>
          </table:table-cell>
          <table:table-cell table:formula="of:=[.B545]*LOG([.B545];2)" office:value-type="float" office:value="854083.657935447" calcext:value-type="float">
            <text:p>854083.657935447</text:p>
          </table:table-cell>
          <table:table-cell office:value-type="float" office:value="718834000" calcext:value-type="float">
            <text:p>7.19E+08</text:p>
          </table:table-cell>
          <table:table-cell office:value-type="float" office:value="10274000" calcext:value-type="float">
            <text:p>1.03E+07</text:p>
          </table:table-cell>
          <table:table-cell table:number-columns-repeated="31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[.A546] + 1) * 100 + 1" office:value-type="float" office:value="54401" calcext:value-type="float">
            <text:p>54401</text:p>
          </table:table-cell>
          <table:table-cell table:formula="of:=POWER([.B546];2)" office:value-type="float" office:value="2959468801" calcext:value-type="float">
            <text:p>2959468801</text:p>
          </table:table-cell>
          <table:table-cell table:formula="of:=[.B546]*LOG([.B546];2)" office:value-type="float" office:value="855800.929315095" calcext:value-type="float">
            <text:p>855800.929315095</text:p>
          </table:table-cell>
          <table:table-cell office:value-type="float" office:value="718504000" calcext:value-type="float">
            <text:p>7.19E+08</text:p>
          </table:table-cell>
          <table:table-cell office:value-type="float" office:value="106378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[.A547] + 1) * 100 + 1" office:value-type="float" office:value="54501" calcext:value-type="float">
            <text:p>54501</text:p>
          </table:table-cell>
          <table:table-cell table:formula="of:=POWER([.B547];2)" office:value-type="float" office:value="2970359001" calcext:value-type="float">
            <text:p>2970359001</text:p>
          </table:table-cell>
          <table:table-cell table:formula="of:=[.B547]*LOG([.B547];2)" office:value-type="float" office:value="857518.465891312" calcext:value-type="float">
            <text:p>857518.465891312</text:p>
          </table:table-cell>
          <table:table-cell office:value-type="float" office:value="729720000" calcext:value-type="float">
            <text:p>7.30E+08</text:p>
          </table:table-cell>
          <table:table-cell office:value-type="float" office:value="11104500" calcext:value-type="float">
            <text:p>1.11E+07</text:p>
          </table:table-cell>
          <table:table-cell table:number-columns-repeated="31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[.A548] + 1) * 100 + 1" office:value-type="float" office:value="54601" calcext:value-type="float">
            <text:p>54601</text:p>
          </table:table-cell>
          <table:table-cell table:formula="of:=POWER([.B548];2)" office:value-type="float" office:value="2981269201" calcext:value-type="float">
            <text:p>2981269201</text:p>
          </table:table-cell>
          <table:table-cell table:formula="of:=[.B548]*LOG([.B548];2)" office:value-type="float" office:value="859236.267177507" calcext:value-type="float">
            <text:p>859236.267177507</text:p>
          </table:table-cell>
          <table:table-cell office:value-type="float" office:value="727586000" calcext:value-type="float">
            <text:p>7.28E+08</text:p>
          </table:table-cell>
          <table:table-cell office:value-type="float" office:value="10838800" calcext:value-type="float">
            <text:p>1.08E+07</text:p>
          </table:table-cell>
          <table:table-cell table:number-columns-repeated="31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[.A549] + 1) * 100 + 1" office:value-type="float" office:value="54701" calcext:value-type="float">
            <text:p>54701</text:p>
          </table:table-cell>
          <table:table-cell table:formula="of:=POWER([.B549];2)" office:value-type="float" office:value="2992199401" calcext:value-type="float">
            <text:p>2992199401</text:p>
          </table:table-cell>
          <table:table-cell table:formula="of:=[.B549]*LOG([.B549];2)" office:value-type="float" office:value="860954.332688871" calcext:value-type="float">
            <text:p>860954.332688871</text:p>
          </table:table-cell>
          <table:table-cell office:value-type="float" office:value="751372000" calcext:value-type="float">
            <text:p>7.51E+08</text:p>
          </table:table-cell>
          <table:table-cell office:value-type="float" office:value="10190800" calcext:value-type="float">
            <text:p>1.02E+07</text:p>
          </table:table-cell>
          <table:table-cell table:number-columns-repeated="31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[.A550] + 1) * 100 + 1" office:value-type="float" office:value="54801" calcext:value-type="float">
            <text:p>54801</text:p>
          </table:table-cell>
          <table:table-cell table:formula="of:=POWER([.B550];2)" office:value-type="float" office:value="3003149601" calcext:value-type="float">
            <text:p>3003149601</text:p>
          </table:table-cell>
          <table:table-cell table:formula="of:=[.B550]*LOG([.B550];2)" office:value-type="float" office:value="862672.661942369" calcext:value-type="float">
            <text:p>862672.661942369</text:p>
          </table:table-cell>
          <table:table-cell office:value-type="float" office:value="744359000" calcext:value-type="float">
            <text:p>7.44E+08</text:p>
          </table:table-cell>
          <table:table-cell office:value-type="float" office:value="11695000" calcext:value-type="float">
            <text:p>1.17E+07</text:p>
          </table:table-cell>
          <table:table-cell table:number-columns-repeated="31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[.A551] + 1) * 100 + 1" office:value-type="float" office:value="54901" calcext:value-type="float">
            <text:p>54901</text:p>
          </table:table-cell>
          <table:table-cell table:formula="of:=POWER([.B551];2)" office:value-type="float" office:value="3014119801" calcext:value-type="float">
            <text:p>3014119801</text:p>
          </table:table-cell>
          <table:table-cell table:formula="of:=[.B551]*LOG([.B551];2)" office:value-type="float" office:value="864391.254456727" calcext:value-type="float">
            <text:p>864391.254456727</text:p>
          </table:table-cell>
          <table:table-cell office:value-type="float" office:value="741012000" calcext:value-type="float">
            <text:p>7.41E+08</text:p>
          </table:table-cell>
          <table:table-cell office:value-type="float" office:value="105699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[.A552] + 1) * 100 + 1" office:value-type="float" office:value="55001" calcext:value-type="float">
            <text:p>55001</text:p>
          </table:table-cell>
          <table:table-cell table:formula="of:=POWER([.B552];2)" office:value-type="float" office:value="3025110001" calcext:value-type="float">
            <text:p>3025110001</text:p>
          </table:table-cell>
          <table:table-cell table:formula="of:=[.B552]*LOG([.B552];2)" office:value-type="float" office:value="866110.109752426" calcext:value-type="float">
            <text:p>866110.109752426</text:p>
          </table:table-cell>
          <table:table-cell office:value-type="float" office:value="755845000" calcext:value-type="float">
            <text:p>7.56E+08</text:p>
          </table:table-cell>
          <table:table-cell office:value-type="float" office:value="10208600" calcext:value-type="float">
            <text:p>1.02E+07</text:p>
          </table:table-cell>
          <table:table-cell table:number-columns-repeated="31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[.A553] + 1) * 100 + 1" office:value-type="float" office:value="55101" calcext:value-type="float">
            <text:p>55101</text:p>
          </table:table-cell>
          <table:table-cell table:formula="of:=POWER([.B553];2)" office:value-type="float" office:value="3036120201" calcext:value-type="float">
            <text:p>3036120201</text:p>
          </table:table-cell>
          <table:table-cell table:formula="of:=[.B553]*LOG([.B553];2)" office:value-type="float" office:value="867829.227351689" calcext:value-type="float">
            <text:p>867829.227351689</text:p>
          </table:table-cell>
          <table:table-cell office:value-type="float" office:value="761683000" calcext:value-type="float">
            <text:p>7.62E+08</text:p>
          </table:table-cell>
          <table:table-cell office:value-type="float" office:value="10488200" calcext:value-type="float">
            <text:p>1.05E+07</text:p>
          </table:table-cell>
          <table:table-cell table:number-columns-repeated="31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[.A554] + 1) * 100 + 1" office:value-type="float" office:value="55201" calcext:value-type="float">
            <text:p>55201</text:p>
          </table:table-cell>
          <table:table-cell table:formula="of:=POWER([.B554];2)" office:value-type="float" office:value="3047150401" calcext:value-type="float">
            <text:p>3047150401</text:p>
          </table:table-cell>
          <table:table-cell table:formula="of:=[.B554]*LOG([.B554];2)" office:value-type="float" office:value="869548.606778475" calcext:value-type="float">
            <text:p>869548.606778475</text:p>
          </table:table-cell>
          <table:table-cell office:value-type="float" office:value="754001000" calcext:value-type="float">
            <text:p>7.54E+08</text:p>
          </table:table-cell>
          <table:table-cell office:value-type="float" office:value="11205300" calcext:value-type="float">
            <text:p>1.12E+07</text:p>
          </table:table-cell>
          <table:table-cell table:number-columns-repeated="31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[.A555] + 1) * 100 + 1" office:value-type="float" office:value="55301" calcext:value-type="float">
            <text:p>55301</text:p>
          </table:table-cell>
          <table:table-cell table:formula="of:=POWER([.B555];2)" office:value-type="float" office:value="3058200601" calcext:value-type="float">
            <text:p>3058200601</text:p>
          </table:table-cell>
          <table:table-cell table:formula="of:=[.B555]*LOG([.B555];2)" office:value-type="float" office:value="871268.247558467" calcext:value-type="float">
            <text:p>871268.247558467</text:p>
          </table:table-cell>
          <table:table-cell office:value-type="float" office:value="756663000" calcext:value-type="float">
            <text:p>7.57E+08</text:p>
          </table:table-cell>
          <table:table-cell office:value-type="float" office:value="10273400" calcext:value-type="float">
            <text:p>1.03E+07</text:p>
          </table:table-cell>
          <table:table-cell table:number-columns-repeated="31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[.A556] + 1) * 100 + 1" office:value-type="float" office:value="55401" calcext:value-type="float">
            <text:p>55401</text:p>
          </table:table-cell>
          <table:table-cell table:formula="of:=POWER([.B556];2)" office:value-type="float" office:value="3069270801" calcext:value-type="float">
            <text:p>3069270801</text:p>
          </table:table-cell>
          <table:table-cell table:formula="of:=[.B556]*LOG([.B556];2)" office:value-type="float" office:value="872988.149219062" calcext:value-type="float">
            <text:p>872988.149219062</text:p>
          </table:table-cell>
          <table:table-cell office:value-type="float" office:value="753548000" calcext:value-type="float">
            <text:p>7.54E+08</text:p>
          </table:table-cell>
          <table:table-cell office:value-type="float" office:value="10389300" calcext:value-type="float">
            <text:p>1.04E+07</text:p>
          </table:table-cell>
          <table:table-cell table:number-columns-repeated="31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[.A557] + 1) * 100 + 1" office:value-type="float" office:value="55501" calcext:value-type="float">
            <text:p>55501</text:p>
          </table:table-cell>
          <table:table-cell table:formula="of:=POWER([.B557];2)" office:value-type="float" office:value="3080361001" calcext:value-type="float">
            <text:p>3080361001</text:p>
          </table:table-cell>
          <table:table-cell table:formula="of:=[.B557]*LOG([.B557];2)" office:value-type="float" office:value="874708.311289366" calcext:value-type="float">
            <text:p>874708.311289366</text:p>
          </table:table-cell>
          <table:table-cell office:value-type="float" office:value="760421000" calcext:value-type="float">
            <text:p>7.60E+08</text:p>
          </table:table-cell>
          <table:table-cell office:value-type="float" office:value="10218300" calcext:value-type="float">
            <text:p>1.02E+07</text:p>
          </table:table-cell>
          <table:table-cell table:number-columns-repeated="31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[.A558] + 1) * 100 + 1" office:value-type="float" office:value="55601" calcext:value-type="float">
            <text:p>55601</text:p>
          </table:table-cell>
          <table:table-cell table:formula="of:=POWER([.B558];2)" office:value-type="float" office:value="3091471201" calcext:value-type="float">
            <text:p>3091471201</text:p>
          </table:table-cell>
          <table:table-cell table:formula="of:=[.B558]*LOG([.B558];2)" office:value-type="float" office:value="876428.733300179" calcext:value-type="float">
            <text:p>876428.733300179</text:p>
          </table:table-cell>
          <table:table-cell office:value-type="float" office:value="763948000" calcext:value-type="float">
            <text:p>7.64E+08</text:p>
          </table:table-cell>
          <table:table-cell office:value-type="float" office:value="10540200" calcext:value-type="float">
            <text:p>1.05E+07</text:p>
          </table:table-cell>
          <table:table-cell table:number-columns-repeated="31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[.A559] + 1) * 100 + 1" office:value-type="float" office:value="55701" calcext:value-type="float">
            <text:p>55701</text:p>
          </table:table-cell>
          <table:table-cell table:formula="of:=POWER([.B559];2)" office:value-type="float" office:value="3102601401" calcext:value-type="float">
            <text:p>3102601401</text:p>
          </table:table-cell>
          <table:table-cell table:formula="of:=[.B559]*LOG([.B559];2)" office:value-type="float" office:value="878149.41478399" calcext:value-type="float">
            <text:p>878149.41478399</text:p>
          </table:table-cell>
          <table:table-cell office:value-type="float" office:value="768492000" calcext:value-type="float">
            <text:p>7.68E+08</text:p>
          </table:table-cell>
          <table:table-cell office:value-type="float" office:value="10499500" calcext:value-type="float">
            <text:p>1.05E+07</text:p>
          </table:table-cell>
          <table:table-cell table:number-columns-repeated="31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[.A560] + 1) * 100 + 1" office:value-type="float" office:value="55801" calcext:value-type="float">
            <text:p>55801</text:p>
          </table:table-cell>
          <table:table-cell table:formula="of:=POWER([.B560];2)" office:value-type="float" office:value="3113751601" calcext:value-type="float">
            <text:p>3113751601</text:p>
          </table:table-cell>
          <table:table-cell table:formula="of:=[.B560]*LOG([.B560];2)" office:value-type="float" office:value="879870.355274968" calcext:value-type="float">
            <text:p>879870.355274968</text:p>
          </table:table-cell>
          <table:table-cell office:value-type="float" office:value="768089000" calcext:value-type="float">
            <text:p>7.68E+08</text:p>
          </table:table-cell>
          <table:table-cell office:value-type="float" office:value="105685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[.A561] + 1) * 100 + 1" office:value-type="float" office:value="55901" calcext:value-type="float">
            <text:p>55901</text:p>
          </table:table-cell>
          <table:table-cell table:formula="of:=POWER([.B561];2)" office:value-type="float" office:value="3124921801" calcext:value-type="float">
            <text:p>3124921801</text:p>
          </table:table-cell>
          <table:table-cell table:formula="of:=[.B561]*LOG([.B561];2)" office:value-type="float" office:value="881591.554308949" calcext:value-type="float">
            <text:p>881591.554308949</text:p>
          </table:table-cell>
          <table:table-cell office:value-type="float" office:value="761341000" calcext:value-type="float">
            <text:p>7.61E+08</text:p>
          </table:table-cell>
          <table:table-cell office:value-type="float" office:value="10773500" calcext:value-type="float">
            <text:p>1.08E+07</text:p>
          </table:table-cell>
          <table:table-cell table:number-columns-repeated="31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[.A562] + 1) * 100 + 1" office:value-type="float" office:value="56001" calcext:value-type="float">
            <text:p>56001</text:p>
          </table:table-cell>
          <table:table-cell table:formula="of:=POWER([.B562];2)" office:value-type="float" office:value="3136112001" calcext:value-type="float">
            <text:p>3136112001</text:p>
          </table:table-cell>
          <table:table-cell table:formula="of:=[.B562]*LOG([.B562];2)" office:value-type="float" office:value="883313.011423432" calcext:value-type="float">
            <text:p>883313.011423432</text:p>
          </table:table-cell>
          <table:table-cell office:value-type="float" office:value="764403000" calcext:value-type="float">
            <text:p>7.64E+08</text:p>
          </table:table-cell>
          <table:table-cell office:value-type="float" office:value="10912400" calcext:value-type="float">
            <text:p>1.09E+07</text:p>
          </table:table-cell>
          <table:table-cell table:number-columns-repeated="31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A563] + 1) * 100 + 1" office:value-type="float" office:value="56101" calcext:value-type="float">
            <text:p>56101</text:p>
          </table:table-cell>
          <table:table-cell table:formula="of:=POWER([.B563];2)" office:value-type="float" office:value="3147322201" calcext:value-type="float">
            <text:p>3147322201</text:p>
          </table:table-cell>
          <table:table-cell table:formula="of:=[.B563]*LOG([.B563];2)" office:value-type="float" office:value="885034.726157565" calcext:value-type="float">
            <text:p>885034.726157565</text:p>
          </table:table-cell>
          <table:table-cell office:value-type="float" office:value="763695000" calcext:value-type="float">
            <text:p>7.64E+08</text:p>
          </table:table-cell>
          <table:table-cell office:value-type="float" office:value="10429800" calcext:value-type="float">
            <text:p>1.04E+07</text:p>
          </table:table-cell>
          <table:table-cell table:number-columns-repeated="31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[.A564] + 1) * 100 + 1" office:value-type="float" office:value="56201" calcext:value-type="float">
            <text:p>56201</text:p>
          </table:table-cell>
          <table:table-cell table:formula="of:=POWER([.B564];2)" office:value-type="float" office:value="3158552401" calcext:value-type="float">
            <text:p>3158552401</text:p>
          </table:table-cell>
          <table:table-cell table:formula="of:=[.B564]*LOG([.B564];2)" office:value-type="float" office:value="886756.698052142" calcext:value-type="float">
            <text:p>886756.698052142</text:p>
          </table:table-cell>
          <table:table-cell office:value-type="float" office:value="758850000" calcext:value-type="float">
            <text:p>7.59E+08</text:p>
          </table:table-cell>
          <table:table-cell office:value-type="float" office:value="11164100" calcext:value-type="float">
            <text:p>1.12E+07</text:p>
          </table:table-cell>
          <table:table-cell table:number-columns-repeated="31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[.A565] + 1) * 100 + 1" office:value-type="float" office:value="56301" calcext:value-type="float">
            <text:p>56301</text:p>
          </table:table-cell>
          <table:table-cell table:formula="of:=POWER([.B565];2)" office:value-type="float" office:value="3169802601" calcext:value-type="float">
            <text:p>3169802601</text:p>
          </table:table-cell>
          <table:table-cell table:formula="of:=[.B565]*LOG([.B565];2)" office:value-type="float" office:value="888478.926649589" calcext:value-type="float">
            <text:p>888478.926649589</text:p>
          </table:table-cell>
          <table:table-cell office:value-type="float" office:value="758869000" calcext:value-type="float">
            <text:p>7.59E+08</text:p>
          </table:table-cell>
          <table:table-cell office:value-type="float" office:value="10693600" calcext:value-type="float">
            <text:p>1.07E+07</text:p>
          </table:table-cell>
          <table:table-cell table:number-columns-repeated="31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[.A566] + 1) * 100 + 1" office:value-type="float" office:value="56401" calcext:value-type="float">
            <text:p>56401</text:p>
          </table:table-cell>
          <table:table-cell table:formula="of:=POWER([.B566];2)" office:value-type="float" office:value="3181072801" calcext:value-type="float">
            <text:p>3181072801</text:p>
          </table:table-cell>
          <table:table-cell table:formula="of:=[.B566]*LOG([.B566];2)" office:value-type="float" office:value="890201.411493959" calcext:value-type="float">
            <text:p>890201.411493959</text:p>
          </table:table-cell>
          <table:table-cell office:value-type="float" office:value="773351000" calcext:value-type="float">
            <text:p>7.73E+08</text:p>
          </table:table-cell>
          <table:table-cell office:value-type="float" office:value="10332600" calcext:value-type="float">
            <text:p>1.03E+07</text:p>
          </table:table-cell>
          <table:table-cell table:number-columns-repeated="31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[.A567] + 1) * 100 + 1" office:value-type="float" office:value="56501" calcext:value-type="float">
            <text:p>56501</text:p>
          </table:table-cell>
          <table:table-cell table:formula="of:=POWER([.B567];2)" office:value-type="float" office:value="3192363001" calcext:value-type="float">
            <text:p>3192363001</text:p>
          </table:table-cell>
          <table:table-cell table:formula="of:=[.B567]*LOG([.B567];2)" office:value-type="float" office:value="891924.152130921" calcext:value-type="float">
            <text:p>891924.152130921</text:p>
          </table:table-cell>
          <table:table-cell office:value-type="float" office:value="780199000" calcext:value-type="float">
            <text:p>7.80E+08</text:p>
          </table:table-cell>
          <table:table-cell office:value-type="float" office:value="10108900" calcext:value-type="float">
            <text:p>1.01E+07</text:p>
          </table:table-cell>
          <table:table-cell table:number-columns-repeated="31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[.A568] + 1) * 100 + 1" office:value-type="float" office:value="56601" calcext:value-type="float">
            <text:p>56601</text:p>
          </table:table-cell>
          <table:table-cell table:formula="of:=POWER([.B568];2)" office:value-type="float" office:value="3203673201" calcext:value-type="float">
            <text:p>3203673201</text:p>
          </table:table-cell>
          <table:table-cell table:formula="of:=[.B568]*LOG([.B568];2)" office:value-type="float" office:value="893647.148107752" calcext:value-type="float">
            <text:p>893647.148107752</text:p>
          </table:table-cell>
          <table:table-cell office:value-type="float" office:value="778573000" calcext:value-type="float">
            <text:p>7.79E+08</text:p>
          </table:table-cell>
          <table:table-cell office:value-type="float" office:value="10215100" calcext:value-type="float">
            <text:p>1.02E+07</text:p>
          </table:table-cell>
          <table:table-cell table:number-columns-repeated="31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[.A569] + 1) * 100 + 1" office:value-type="float" office:value="56701" calcext:value-type="float">
            <text:p>56701</text:p>
          </table:table-cell>
          <table:table-cell table:formula="of:=POWER([.B569];2)" office:value-type="float" office:value="3215003401" calcext:value-type="float">
            <text:p>3215003401</text:p>
          </table:table-cell>
          <table:table-cell table:formula="of:=[.B569]*LOG([.B569];2)" office:value-type="float" office:value="895370.398973329" calcext:value-type="float">
            <text:p>895370.398973329</text:p>
          </table:table-cell>
          <table:table-cell office:value-type="float" office:value="791697000" calcext:value-type="float">
            <text:p>7.92E+08</text:p>
          </table:table-cell>
          <table:table-cell office:value-type="float" office:value="105555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[.A570] + 1) * 100 + 1" office:value-type="float" office:value="56801" calcext:value-type="float">
            <text:p>56801</text:p>
          </table:table-cell>
          <table:table-cell table:formula="of:=POWER([.B570];2)" office:value-type="float" office:value="3226353601" calcext:value-type="float">
            <text:p>3226353601</text:p>
          </table:table-cell>
          <table:table-cell table:formula="of:=[.B570]*LOG([.B570];2)" office:value-type="float" office:value="897093.90427812" calcext:value-type="float">
            <text:p>897093.90427812</text:p>
          </table:table-cell>
          <table:table-cell office:value-type="float" office:value="793108000" calcext:value-type="float">
            <text:p>7.93E+08</text:p>
          </table:table-cell>
          <table:table-cell office:value-type="float" office:value="11170300" calcext:value-type="float">
            <text:p>1.12E+07</text:p>
          </table:table-cell>
          <table:table-cell table:number-columns-repeated="31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[.A571] + 1) * 100 + 1" office:value-type="float" office:value="56901" calcext:value-type="float">
            <text:p>56901</text:p>
          </table:table-cell>
          <table:table-cell table:formula="of:=POWER([.B571];2)" office:value-type="float" office:value="3237723801" calcext:value-type="float">
            <text:p>3237723801</text:p>
          </table:table-cell>
          <table:table-cell table:formula="of:=[.B571]*LOG([.B571];2)" office:value-type="float" office:value="898817.663574177" calcext:value-type="float">
            <text:p>898817.663574177</text:p>
          </table:table-cell>
          <table:table-cell office:value-type="float" office:value="801521000" calcext:value-type="float">
            <text:p>8.02E+08</text:p>
          </table:table-cell>
          <table:table-cell office:value-type="float" office:value="11541600" calcext:value-type="float">
            <text:p>1.15E+07</text:p>
          </table:table-cell>
          <table:table-cell table:number-columns-repeated="31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[.A572] + 1) * 100 + 1" office:value-type="float" office:value="57001" calcext:value-type="float">
            <text:p>57001</text:p>
          </table:table-cell>
          <table:table-cell table:formula="of:=POWER([.B572];2)" office:value-type="float" office:value="3249114001" calcext:value-type="float">
            <text:p>3249114001</text:p>
          </table:table-cell>
          <table:table-cell table:formula="of:=[.B572]*LOG([.B572];2)" office:value-type="float" office:value="900541.676415124" calcext:value-type="float">
            <text:p>900541.676415124</text:p>
          </table:table-cell>
          <table:table-cell office:value-type="float" office:value="810475000" calcext:value-type="float">
            <text:p>8.10E+08</text:p>
          </table:table-cell>
          <table:table-cell office:value-type="float" office:value="11050400" calcext:value-type="float">
            <text:p>1.11E+07</text:p>
          </table:table-cell>
          <table:table-cell table:number-columns-repeated="31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A573] + 1) * 100 + 1" office:value-type="float" office:value="57101" calcext:value-type="float">
            <text:p>57101</text:p>
          </table:table-cell>
          <table:table-cell table:formula="of:=POWER([.B573];2)" office:value-type="float" office:value="3260524201" calcext:value-type="float">
            <text:p>3260524201</text:p>
          </table:table-cell>
          <table:table-cell table:formula="of:=[.B573]*LOG([.B573];2)" office:value-type="float" office:value="902265.942356154" calcext:value-type="float">
            <text:p>902265.942356154</text:p>
          </table:table-cell>
          <table:table-cell office:value-type="float" office:value="809167000" calcext:value-type="float">
            <text:p>8.09E+08</text:p>
          </table:table-cell>
          <table:table-cell office:value-type="float" office:value="11363900" calcext:value-type="float">
            <text:p>1.14E+07</text:p>
          </table:table-cell>
          <table:table-cell table:number-columns-repeated="31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[.A574] + 1) * 100 + 1" office:value-type="float" office:value="57201" calcext:value-type="float">
            <text:p>57201</text:p>
          </table:table-cell>
          <table:table-cell table:formula="of:=POWER([.B574];2)" office:value-type="float" office:value="3271954401" calcext:value-type="float">
            <text:p>3271954401</text:p>
          </table:table-cell>
          <table:table-cell table:formula="of:=[.B574]*LOG([.B574];2)" office:value-type="float" office:value="903990.460954017" calcext:value-type="float">
            <text:p>903990.460954017</text:p>
          </table:table-cell>
          <table:table-cell office:value-type="float" office:value="803197000" calcext:value-type="float">
            <text:p>8.03E+08</text:p>
          </table:table-cell>
          <table:table-cell office:value-type="float" office:value="11750200" calcext:value-type="float">
            <text:p>1.18E+07</text:p>
          </table:table-cell>
          <table:table-cell table:number-columns-repeated="31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[.A575] + 1) * 100 + 1" office:value-type="float" office:value="57301" calcext:value-type="float">
            <text:p>57301</text:p>
          </table:table-cell>
          <table:table-cell table:formula="of:=POWER([.B575];2)" office:value-type="float" office:value="3283404601" calcext:value-type="float">
            <text:p>3283404601</text:p>
          </table:table-cell>
          <table:table-cell table:formula="of:=[.B575]*LOG([.B575];2)" office:value-type="float" office:value="905715.231767011" calcext:value-type="float">
            <text:p>905715.231767011</text:p>
          </table:table-cell>
          <table:table-cell office:value-type="float" office:value="800788000" calcext:value-type="float">
            <text:p>8.01E+08</text:p>
          </table:table-cell>
          <table:table-cell office:value-type="float" office:value="10839800" calcext:value-type="float">
            <text:p>1.08E+07</text:p>
          </table:table-cell>
          <table:table-cell table:number-columns-repeated="31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[.A576] + 1) * 100 + 1" office:value-type="float" office:value="57401" calcext:value-type="float">
            <text:p>57401</text:p>
          </table:table-cell>
          <table:table-cell table:formula="of:=POWER([.B576];2)" office:value-type="float" office:value="3294874801" calcext:value-type="float">
            <text:p>3294874801</text:p>
          </table:table-cell>
          <table:table-cell table:formula="of:=[.B576]*LOG([.B576];2)" office:value-type="float" office:value="907440.254354978" calcext:value-type="float">
            <text:p>907440.254354978</text:p>
          </table:table-cell>
          <table:table-cell office:value-type="float" office:value="806156000" calcext:value-type="float">
            <text:p>8.06E+08</text:p>
          </table:table-cell>
          <table:table-cell office:value-type="float" office:value="10989000" calcext:value-type="float">
            <text:p>1.10E+07</text:p>
          </table:table-cell>
          <table:table-cell table:number-columns-repeated="31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[.A577] + 1) * 100 + 1" office:value-type="float" office:value="57501" calcext:value-type="float">
            <text:p>57501</text:p>
          </table:table-cell>
          <table:table-cell table:formula="of:=POWER([.B577];2)" office:value-type="float" office:value="3306365001" calcext:value-type="float">
            <text:p>3306365001</text:p>
          </table:table-cell>
          <table:table-cell table:formula="of:=[.B577]*LOG([.B577];2)" office:value-type="float" office:value="909165.528279293" calcext:value-type="float">
            <text:p>909165.528279293</text:p>
          </table:table-cell>
          <table:table-cell office:value-type="float" office:value="803993000" calcext:value-type="float">
            <text:p>8.04E+08</text:p>
          </table:table-cell>
          <table:table-cell office:value-type="float" office:value="11455200" calcext:value-type="float">
            <text:p>1.15E+07</text:p>
          </table:table-cell>
          <table:table-cell table:number-columns-repeated="31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[.A578] + 1) * 100 + 1" office:value-type="float" office:value="57601" calcext:value-type="float">
            <text:p>57601</text:p>
          </table:table-cell>
          <table:table-cell table:formula="of:=POWER([.B578];2)" office:value-type="float" office:value="3317875201" calcext:value-type="float">
            <text:p>3317875201</text:p>
          </table:table-cell>
          <table:table-cell table:formula="of:=[.B578]*LOG([.B578];2)" office:value-type="float" office:value="910891.053102857" calcext:value-type="float">
            <text:p>910891.053102857</text:p>
          </table:table-cell>
          <table:table-cell office:value-type="float" office:value="822595000" calcext:value-type="float">
            <text:p>8.23E+08</text:p>
          </table:table-cell>
          <table:table-cell office:value-type="float" office:value="10915500" calcext:value-type="float">
            <text:p>1.09E+07</text:p>
          </table:table-cell>
          <table:table-cell table:number-columns-repeated="31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[.A579] + 1) * 100 + 1" office:value-type="float" office:value="57701" calcext:value-type="float">
            <text:p>57701</text:p>
          </table:table-cell>
          <table:table-cell table:formula="of:=POWER([.B579];2)" office:value-type="float" office:value="3329405401" calcext:value-type="float">
            <text:p>3329405401</text:p>
          </table:table-cell>
          <table:table-cell table:formula="of:=[.B579]*LOG([.B579];2)" office:value-type="float" office:value="912616.828390087" calcext:value-type="float">
            <text:p>912616.828390087</text:p>
          </table:table-cell>
          <table:table-cell office:value-type="float" office:value="823416000" calcext:value-type="float">
            <text:p>8.23E+08</text:p>
          </table:table-cell>
          <table:table-cell office:value-type="float" office:value="11122400" calcext:value-type="float">
            <text:p>1.11E+07</text:p>
          </table:table-cell>
          <table:table-cell table:number-columns-repeated="31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[.A580] + 1) * 100 + 1" office:value-type="float" office:value="57801" calcext:value-type="float">
            <text:p>57801</text:p>
          </table:table-cell>
          <table:table-cell table:formula="of:=POWER([.B580];2)" office:value-type="float" office:value="3340955601" calcext:value-type="float">
            <text:p>3340955601</text:p>
          </table:table-cell>
          <table:table-cell table:formula="of:=[.B580]*LOG([.B580];2)" office:value-type="float" office:value="914342.853706911" calcext:value-type="float">
            <text:p>914342.853706911</text:p>
          </table:table-cell>
          <table:table-cell office:value-type="float" office:value="813360000" calcext:value-type="float">
            <text:p>8.13E+08</text:p>
          </table:table-cell>
          <table:table-cell office:value-type="float" office:value="10264000" calcext:value-type="float">
            <text:p>1.03E+07</text:p>
          </table:table-cell>
          <table:table-cell table:number-columns-repeated="31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[.A581] + 1) * 100 + 1" office:value-type="float" office:value="57901" calcext:value-type="float">
            <text:p>57901</text:p>
          </table:table-cell>
          <table:table-cell table:formula="of:=POWER([.B581];2)" office:value-type="float" office:value="3352525801" calcext:value-type="float">
            <text:p>3352525801</text:p>
          </table:table-cell>
          <table:table-cell table:formula="of:=[.B581]*LOG([.B581];2)" office:value-type="float" office:value="916069.12862076" calcext:value-type="float">
            <text:p>916069.12862076</text:p>
          </table:table-cell>
          <table:table-cell office:value-type="float" office:value="813697000" calcext:value-type="float">
            <text:p>8.14E+08</text:p>
          </table:table-cell>
          <table:table-cell office:value-type="float" office:value="11502800" calcext:value-type="float">
            <text:p>1.15E+07</text:p>
          </table:table-cell>
          <table:table-cell table:number-columns-repeated="31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[.A582] + 1) * 100 + 1" office:value-type="float" office:value="58001" calcext:value-type="float">
            <text:p>58001</text:p>
          </table:table-cell>
          <table:table-cell table:formula="of:=POWER([.B582];2)" office:value-type="float" office:value="3364116001" calcext:value-type="float">
            <text:p>3364116001</text:p>
          </table:table-cell>
          <table:table-cell table:formula="of:=[.B582]*LOG([.B582];2)" office:value-type="float" office:value="917795.652700558" calcext:value-type="float">
            <text:p>917795.652700558</text:p>
          </table:table-cell>
          <table:table-cell office:value-type="float" office:value="826454000" calcext:value-type="float">
            <text:p>8.26E+08</text:p>
          </table:table-cell>
          <table:table-cell office:value-type="float" office:value="105951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A583] + 1) * 100 + 1" office:value-type="float" office:value="58101" calcext:value-type="float">
            <text:p>58101</text:p>
          </table:table-cell>
          <table:table-cell table:formula="of:=POWER([.B583];2)" office:value-type="float" office:value="3375726201" calcext:value-type="float">
            <text:p>3375726201</text:p>
          </table:table-cell>
          <table:table-cell table:formula="of:=[.B583]*LOG([.B583];2)" office:value-type="float" office:value="919522.425516714" calcext:value-type="float">
            <text:p>919522.425516714</text:p>
          </table:table-cell>
          <table:table-cell office:value-type="float" office:value="818600000" calcext:value-type="float">
            <text:p>8.19E+08</text:p>
          </table:table-cell>
          <table:table-cell office:value-type="float" office:value="11132900" calcext:value-type="float">
            <text:p>1.11E+07</text:p>
          </table:table-cell>
          <table:table-cell table:number-columns-repeated="31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[.A584] + 1) * 100 + 1" office:value-type="float" office:value="58201" calcext:value-type="float">
            <text:p>58201</text:p>
          </table:table-cell>
          <table:table-cell table:formula="of:=POWER([.B584];2)" office:value-type="float" office:value="3387356401" calcext:value-type="float">
            <text:p>3387356401</text:p>
          </table:table-cell>
          <table:table-cell table:formula="of:=[.B584]*LOG([.B584];2)" office:value-type="float" office:value="921249.446641119" calcext:value-type="float">
            <text:p>921249.446641119</text:p>
          </table:table-cell>
          <table:table-cell office:value-type="float" office:value="827809000" calcext:value-type="float">
            <text:p>8.28E+08</text:p>
          </table:table-cell>
          <table:table-cell office:value-type="float" office:value="11005500" calcext:value-type="float">
            <text:p>1.10E+07</text:p>
          </table:table-cell>
          <table:table-cell table:number-columns-repeated="31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[.A585] + 1) * 100 + 1" office:value-type="float" office:value="58301" calcext:value-type="float">
            <text:p>58301</text:p>
          </table:table-cell>
          <table:table-cell table:formula="of:=POWER([.B585];2)" office:value-type="float" office:value="3399006601" calcext:value-type="float">
            <text:p>3399006601</text:p>
          </table:table-cell>
          <table:table-cell table:formula="of:=[.B585]*LOG([.B585];2)" office:value-type="float" office:value="922976.715647132" calcext:value-type="float">
            <text:p>922976.715647132</text:p>
          </table:table-cell>
          <table:table-cell office:value-type="float" office:value="840285000" calcext:value-type="float">
            <text:p>8.40E+08</text:p>
          </table:table-cell>
          <table:table-cell office:value-type="float" office:value="11693500" calcext:value-type="float">
            <text:p>1.17E+07</text:p>
          </table:table-cell>
          <table:table-cell table:number-columns-repeated="31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[.A586] + 1) * 100 + 1" office:value-type="float" office:value="58401" calcext:value-type="float">
            <text:p>58401</text:p>
          </table:table-cell>
          <table:table-cell table:formula="of:=POWER([.B586];2)" office:value-type="float" office:value="3410676801" calcext:value-type="float">
            <text:p>3410676801</text:p>
          </table:table-cell>
          <table:table-cell table:formula="of:=[.B586]*LOG([.B586];2)" office:value-type="float" office:value="924704.232109578" calcext:value-type="float">
            <text:p>924704.232109578</text:p>
          </table:table-cell>
          <table:table-cell office:value-type="float" office:value="827714000" calcext:value-type="float">
            <text:p>8.28E+08</text:p>
          </table:table-cell>
          <table:table-cell office:value-type="float" office:value="10422100" calcext:value-type="float">
            <text:p>1.04E+07</text:p>
          </table:table-cell>
          <table:table-cell table:number-columns-repeated="31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[.A587] + 1) * 100 + 1" office:value-type="float" office:value="58501" calcext:value-type="float">
            <text:p>58501</text:p>
          </table:table-cell>
          <table:table-cell table:formula="of:=POWER([.B587];2)" office:value-type="float" office:value="3422367001" calcext:value-type="float">
            <text:p>3422367001</text:p>
          </table:table-cell>
          <table:table-cell table:formula="of:=[.B587]*LOG([.B587];2)" office:value-type="float" office:value="926431.995604737" calcext:value-type="float">
            <text:p>926431.995604737</text:p>
          </table:table-cell>
          <table:table-cell office:value-type="float" office:value="821684000" calcext:value-type="float">
            <text:p>8.22E+08</text:p>
          </table:table-cell>
          <table:table-cell office:value-type="float" office:value="105888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[.A588] + 1) * 100 + 1" office:value-type="float" office:value="58601" calcext:value-type="float">
            <text:p>58601</text:p>
          </table:table-cell>
          <table:table-cell table:formula="of:=POWER([.B588];2)" office:value-type="float" office:value="3434077201" calcext:value-type="float">
            <text:p>3434077201</text:p>
          </table:table-cell>
          <table:table-cell table:formula="of:=[.B588]*LOG([.B588];2)" office:value-type="float" office:value="928160.005710337" calcext:value-type="float">
            <text:p>928160.005710337</text:p>
          </table:table-cell>
          <table:table-cell office:value-type="float" office:value="829236000" calcext:value-type="float">
            <text:p>8.29E+08</text:p>
          </table:table-cell>
          <table:table-cell office:value-type="float" office:value="10567800" calcext:value-type="float">
            <text:p>1.06E+07</text:p>
          </table:table-cell>
          <table:table-cell table:number-columns-repeated="31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[.A589] + 1) * 100 + 1" office:value-type="float" office:value="58701" calcext:value-type="float">
            <text:p>58701</text:p>
          </table:table-cell>
          <table:table-cell table:formula="of:=POWER([.B589];2)" office:value-type="float" office:value="3445807401" calcext:value-type="float">
            <text:p>3445807401</text:p>
          </table:table-cell>
          <table:table-cell table:formula="of:=[.B589]*LOG([.B589];2)" office:value-type="float" office:value="929888.262005549" calcext:value-type="float">
            <text:p>929888.262005549</text:p>
          </table:table-cell>
          <table:table-cell office:value-type="float" office:value="835551000" calcext:value-type="float">
            <text:p>8.36E+08</text:p>
          </table:table-cell>
          <table:table-cell office:value-type="float" office:value="11226300" calcext:value-type="float">
            <text:p>1.12E+07</text:p>
          </table:table-cell>
          <table:table-cell table:number-columns-repeated="31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[.A590] + 1) * 100 + 1" office:value-type="float" office:value="58801" calcext:value-type="float">
            <text:p>58801</text:p>
          </table:table-cell>
          <table:table-cell table:formula="of:=POWER([.B590];2)" office:value-type="float" office:value="3457557601" calcext:value-type="float">
            <text:p>3457557601</text:p>
          </table:table-cell>
          <table:table-cell table:formula="of:=[.B590]*LOG([.B590];2)" office:value-type="float" office:value="931616.764070975" calcext:value-type="float">
            <text:p>931616.764070975</text:p>
          </table:table-cell>
          <table:table-cell office:value-type="float" office:value="854885000" calcext:value-type="float">
            <text:p>8.55E+08</text:p>
          </table:table-cell>
          <table:table-cell office:value-type="float" office:value="10866900" calcext:value-type="float">
            <text:p>1.09E+07</text:p>
          </table:table-cell>
          <table:table-cell table:number-columns-repeated="31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[.A591] + 1) * 100 + 1" office:value-type="float" office:value="58901" calcext:value-type="float">
            <text:p>58901</text:p>
          </table:table-cell>
          <table:table-cell table:formula="of:=POWER([.B591];2)" office:value-type="float" office:value="3469327801" calcext:value-type="float">
            <text:p>3469327801</text:p>
          </table:table-cell>
          <table:table-cell table:formula="of:=[.B591]*LOG([.B591];2)" office:value-type="float" office:value="933345.511488647" calcext:value-type="float">
            <text:p>933345.511488647</text:p>
          </table:table-cell>
          <table:table-cell office:value-type="float" office:value="843292000" calcext:value-type="float">
            <text:p>8.43E+08</text:p>
          </table:table-cell>
          <table:table-cell office:value-type="float" office:value="10777200" calcext:value-type="float">
            <text:p>1.08E+07</text:p>
          </table:table-cell>
          <table:table-cell table:number-columns-repeated="31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[.A592] + 1) * 100 + 1" office:value-type="float" office:value="59001" calcext:value-type="float">
            <text:p>59001</text:p>
          </table:table-cell>
          <table:table-cell table:formula="of:=POWER([.B592];2)" office:value-type="float" office:value="3481118001" calcext:value-type="float">
            <text:p>3481118001</text:p>
          </table:table-cell>
          <table:table-cell table:formula="of:=[.B592]*LOG([.B592];2)" office:value-type="float" office:value="935074.503842013" calcext:value-type="float">
            <text:p>935074.503842013</text:p>
          </table:table-cell>
          <table:table-cell office:value-type="float" office:value="847839000" calcext:value-type="float">
            <text:p>8.48E+08</text:p>
          </table:table-cell>
          <table:table-cell office:value-type="float" office:value="10921500" calcext:value-type="float">
            <text:p>1.09E+07</text:p>
          </table:table-cell>
          <table:table-cell table:number-columns-repeated="31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593] + 1) * 100 + 1" office:value-type="float" office:value="59101" calcext:value-type="float">
            <text:p>59101</text:p>
          </table:table-cell>
          <table:table-cell table:formula="of:=POWER([.B593];2)" office:value-type="float" office:value="3492928201" calcext:value-type="float">
            <text:p>3492928201</text:p>
          </table:table-cell>
          <table:table-cell table:formula="of:=[.B593]*LOG([.B593];2)" office:value-type="float" office:value="936803.740715935" calcext:value-type="float">
            <text:p>936803.740715935</text:p>
          </table:table-cell>
          <table:table-cell office:value-type="float" office:value="862649000" calcext:value-type="float">
            <text:p>8.63E+08</text:p>
          </table:table-cell>
          <table:table-cell office:value-type="float" office:value="11596900" calcext:value-type="float">
            <text:p>1.16E+07</text:p>
          </table:table-cell>
          <table:table-cell table:number-columns-repeated="31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[.A594] + 1) * 100 + 1" office:value-type="float" office:value="59201" calcext:value-type="float">
            <text:p>59201</text:p>
          </table:table-cell>
          <table:table-cell table:formula="of:=POWER([.B594];2)" office:value-type="float" office:value="3504758401" calcext:value-type="float">
            <text:p>3504758401</text:p>
          </table:table-cell>
          <table:table-cell table:formula="of:=[.B594]*LOG([.B594];2)" office:value-type="float" office:value="938533.221696679" calcext:value-type="float">
            <text:p>938533.221696679</text:p>
          </table:table-cell>
          <table:table-cell office:value-type="float" office:value="864141000" calcext:value-type="float">
            <text:p>8.64E+08</text:p>
          </table:table-cell>
          <table:table-cell office:value-type="float" office:value="11082300" calcext:value-type="float">
            <text:p>1.11E+07</text:p>
          </table:table-cell>
          <table:table-cell table:number-columns-repeated="31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[.A595] + 1) * 100 + 1" office:value-type="float" office:value="59301" calcext:value-type="float">
            <text:p>59301</text:p>
          </table:table-cell>
          <table:table-cell table:formula="of:=POWER([.B595];2)" office:value-type="float" office:value="3516608601" calcext:value-type="float">
            <text:p>3516608601</text:p>
          </table:table-cell>
          <table:table-cell table:formula="of:=[.B595]*LOG([.B595];2)" office:value-type="float" office:value="940262.946371909" calcext:value-type="float">
            <text:p>940262.946371909</text:p>
          </table:table-cell>
          <table:table-cell office:value-type="float" office:value="843431000" calcext:value-type="float">
            <text:p>8.43E+08</text:p>
          </table:table-cell>
          <table:table-cell office:value-type="float" office:value="11298900" calcext:value-type="float">
            <text:p>1.13E+07</text:p>
          </table:table-cell>
          <table:table-cell table:number-columns-repeated="31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[.A596] + 1) * 100 + 1" office:value-type="float" office:value="59401" calcext:value-type="float">
            <text:p>59401</text:p>
          </table:table-cell>
          <table:table-cell table:formula="of:=POWER([.B596];2)" office:value-type="float" office:value="3528478801" calcext:value-type="float">
            <text:p>3528478801</text:p>
          </table:table-cell>
          <table:table-cell table:formula="of:=[.B596]*LOG([.B596];2)" office:value-type="float" office:value="941992.91433068" calcext:value-type="float">
            <text:p>941992.91433068</text:p>
          </table:table-cell>
          <table:table-cell office:value-type="float" office:value="855582000" calcext:value-type="float">
            <text:p>8.56E+08</text:p>
          </table:table-cell>
          <table:table-cell office:value-type="float" office:value="10919000" calcext:value-type="float">
            <text:p>1.09E+07</text:p>
          </table:table-cell>
          <table:table-cell table:number-columns-repeated="31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[.A597] + 1) * 100 + 1" office:value-type="float" office:value="59501" calcext:value-type="float">
            <text:p>59501</text:p>
          </table:table-cell>
          <table:table-cell table:formula="of:=POWER([.B597];2)" office:value-type="float" office:value="3540369001" calcext:value-type="float">
            <text:p>3540369001</text:p>
          </table:table-cell>
          <table:table-cell table:formula="of:=[.B597]*LOG([.B597];2)" office:value-type="float" office:value="943723.125163429" calcext:value-type="float">
            <text:p>943723.125163429</text:p>
          </table:table-cell>
          <table:table-cell office:value-type="float" office:value="859811000" calcext:value-type="float">
            <text:p>8.60E+08</text:p>
          </table:table-cell>
          <table:table-cell office:value-type="float" office:value="11186300" calcext:value-type="float">
            <text:p>1.12E+07</text:p>
          </table:table-cell>
          <table:table-cell table:number-columns-repeated="31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[.A598] + 1) * 100 + 1" office:value-type="float" office:value="59601" calcext:value-type="float">
            <text:p>59601</text:p>
          </table:table-cell>
          <table:table-cell table:formula="of:=POWER([.B598];2)" office:value-type="float" office:value="3552279201" calcext:value-type="float">
            <text:p>3552279201</text:p>
          </table:table-cell>
          <table:table-cell table:formula="of:=[.B598]*LOG([.B598];2)" office:value-type="float" office:value="945453.578461973" calcext:value-type="float">
            <text:p>945453.578461973</text:p>
          </table:table-cell>
          <table:table-cell office:value-type="float" office:value="874609000" calcext:value-type="float">
            <text:p>8.75E+08</text:p>
          </table:table-cell>
          <table:table-cell office:value-type="float" office:value="11726700" calcext:value-type="float">
            <text:p>1.17E+07</text:p>
          </table:table-cell>
          <table:table-cell table:number-columns-repeated="31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[.A599] + 1) * 100 + 1" office:value-type="float" office:value="59701" calcext:value-type="float">
            <text:p>59701</text:p>
          </table:table-cell>
          <table:table-cell table:formula="of:=POWER([.B599];2)" office:value-type="float" office:value="3564209401" calcext:value-type="float">
            <text:p>3564209401</text:p>
          </table:table-cell>
          <table:table-cell table:formula="of:=[.B599]*LOG([.B599];2)" office:value-type="float" office:value="947184.273819495" calcext:value-type="float">
            <text:p>947184.273819495</text:p>
          </table:table-cell>
          <table:table-cell office:value-type="float" office:value="889203000" calcext:value-type="float">
            <text:p>8.89E+08</text:p>
          </table:table-cell>
          <table:table-cell office:value-type="float" office:value="11753500" calcext:value-type="float">
            <text:p>1.18E+07</text:p>
          </table:table-cell>
          <table:table-cell table:number-columns-repeated="31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[.A600] + 1) * 100 + 1" office:value-type="float" office:value="59801" calcext:value-type="float">
            <text:p>59801</text:p>
          </table:table-cell>
          <table:table-cell table:formula="of:=POWER([.B600];2)" office:value-type="float" office:value="3576159601" calcext:value-type="float">
            <text:p>3576159601</text:p>
          </table:table-cell>
          <table:table-cell table:formula="of:=[.B600]*LOG([.B600];2)" office:value-type="float" office:value="948915.210830543" calcext:value-type="float">
            <text:p>948915.210830543</text:p>
          </table:table-cell>
          <table:table-cell office:value-type="float" office:value="880653000" calcext:value-type="float">
            <text:p>8.81E+08</text:p>
          </table:table-cell>
          <table:table-cell office:value-type="float" office:value="11756000" calcext:value-type="float">
            <text:p>1.18E+07</text:p>
          </table:table-cell>
          <table:table-cell table:number-columns-repeated="31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[.A601] + 1) * 100 + 1" office:value-type="float" office:value="59901" calcext:value-type="float">
            <text:p>59901</text:p>
          </table:table-cell>
          <table:table-cell table:formula="of:=POWER([.B601];2)" office:value-type="float" office:value="3588129801" calcext:value-type="float">
            <text:p>3588129801</text:p>
          </table:table-cell>
          <table:table-cell table:formula="of:=[.B601]*LOG([.B601];2)" office:value-type="float" office:value="950646.38909102" calcext:value-type="float">
            <text:p>950646.38909102</text:p>
          </table:table-cell>
          <table:table-cell office:value-type="float" office:value="869598000" calcext:value-type="float">
            <text:p>8.70E+08</text:p>
          </table:table-cell>
          <table:table-cell office:value-type="float" office:value="11453400" calcext:value-type="float">
            <text:p>1.15E+07</text:p>
          </table:table-cell>
          <table:table-cell table:number-columns-repeated="31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[.A602] + 1) * 100 + 1" office:value-type="float" office:value="60001" calcext:value-type="float">
            <text:p>60001</text:p>
          </table:table-cell>
          <table:table-cell table:formula="of:=POWER([.B602];2)" office:value-type="float" office:value="3600120001" calcext:value-type="float">
            <text:p>3600120001</text:p>
          </table:table-cell>
          <table:table-cell table:formula="of:=[.B602]*LOG([.B602];2)" office:value-type="float" office:value="952377.80819818" calcext:value-type="float">
            <text:p>952377.80819818</text:p>
          </table:table-cell>
          <table:table-cell office:value-type="float" office:value="882375000" calcext:value-type="float">
            <text:p>8.82E+08</text:p>
          </table:table-cell>
          <table:table-cell office:value-type="float" office:value="11929500" calcext:value-type="float">
            <text:p>1.19E+07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3:42:35.4349812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3:42:38.042024555</meta:creation-date>
    <meta:editing-duration>PT51S</meta:editing-duration>
    <meta:editing-cycles>3</meta:editing-cycles>
    <meta:generator>LibreOffice/5.3.1.2$Linux_X86_64 LibreOffice_project/30m0$Build-2</meta:generator>
    <dc:date>2017-03-22T00:36:43.297887794</dc:date>
    <meta:document-statistic meta:table-count="1" meta:cell-count="4416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605cm" svg:y="0.315cm" chart:style-name="ch2">
          <text:p>Complejidades teóricas</text:p>
        </chart:title>
        <chart:subtitle svg:x="6.094cm" svg:y="1.249cm" chart:style-name="ch3">
          <text:p>n^2 contra n * log2(n)</text:p>
        </chart:subtitle>
        <chart:legend svg:x="11.78cm" svg:y="7.876cm" style:legend-expansion="custom" chartooo:width="2.616cm" chartooo:height="1.02cm" style:legend-expansion-aspect-ratio="2.56470588235294" chart:style-name="ch4"/>
        <chart:plot-area chart:style-name="ch5" table:cell-range-address="Hoja1.B2:Hoja1.D602" chart:data-source-has-labels="both" svg:x="1.279cm" svg:y="2.084cm" svg:width="14.407cm" svg:height="5.813cm">
          <chartooo:coordinate-region svg:x="3.382cm" svg:y="2.084cm" svg:width="12.304cm" svg:height="4.492cm"/>
          <chart:axis chart:dimension="x" chart:name="primary-x" chart:style-name="ch6" chartooo:axis-type="auto">
            <chartooo:date-scale/>
            <chart:title svg:x="2.715cm" svg:y="8.077cm" chart:style-name="ch7">
              <text:p>Número de putnos en el plano</text:p>
            </chart:title>
            <chart:categories table:cell-range-address="Hoja1.B3:Hoja1.B602"/>
          </chart:axis>
          <chart:axis chart:dimension="y" chart:name="primary-y" chart:style-name="ch6">
            <chart:title svg:x="0.451cm" svg:y="6.013cm" chart:style-name="ch8">
              <text:p>Milisegundos</text:p>
            </chart:title>
            <chart:grid chart:style-name="ch9" chart:class="major"/>
          </chart:axis>
          <chart:series chart:style-name="ch10" chart:values-cell-range-address="Hoja1.C3:Hoja1.C602" chart:label-cell-address="Hoja1.C2:Hoja1.C2" chart:class="chart:line">
            <chart:data-point chart:repeated="600"/>
          </chart:series>
          <chart:series chart:style-name="ch11" chart:values-cell-range-address="Hoja1.D3:Hoja1.D602" chart:label-cell-address="Hoja1.D2:Hoja1.D2" chart:class="chart:line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^2</text:p>
                <draw:g>
                  <svg:desc>Hoja1.C2:Hoja1.C2</svg:desc>
                </draw:g>
              </table:table-cell>
              <table:table-cell office:value-type="string">
                <text:p>n * log2 (n)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B3:Hoja1.B602</svg:desc>
                </draw:g>
              </table:table-cell>
              <table:table-cell office:value-type="float" office:value="10201">
                <text:p>10201</text:p>
                <draw:g>
                  <svg:desc>Hoja1.C3:Hoja1.C602</svg:desc>
                </draw:g>
              </table:table-cell>
              <table:table-cell office:value-type="float" office:value="672.479359757931">
                <text:p>672.479359757931</text:p>
                <draw:g>
                  <svg:desc>Hoja1.D3:Hoja1.D602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0401">
                <text:p>40401</text:p>
              </table:table-cell>
              <table:table-cell office:value-type="float" office:value="1537.86138992696">
                <text:p>1537.8613899269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90601">
                <text:p>90601</text:p>
              </table:table-cell>
              <table:table-cell office:value-type="float" office:value="2478.31952270467">
                <text:p>2478.3195227046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60801">
                <text:p>160801</text:p>
              </table:table-cell>
              <table:table-cell office:value-type="float" office:value="3467.63082900842">
                <text:p>3467.6308290084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51001">
                <text:p>251001</text:p>
              </table:table-cell>
              <table:table-cell office:value-type="float" office:value="4493.3020633908">
                <text:p>4493.302063390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361201">
                <text:p>361201</text:p>
              </table:table-cell>
              <table:table-cell office:value-type="float" office:value="5547.96392960742">
                <text:p>5547.9639296074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91401">
                <text:p>491401</text:p>
              </table:table-cell>
              <table:table-cell office:value-type="float" office:value="6626.74271444145">
                <text:p>6626.7427144414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641601">
                <text:p>641601</text:p>
              </table:table-cell>
              <table:table-cell office:value-type="float" office:value="7726.17240435938">
                <text:p>7726.1724043593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811801">
                <text:p>811801</text:p>
              </table:table-cell>
              <table:table-cell office:value-type="float" office:value="8843.660349528">
                <text:p>8843.660349528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002001">
                <text:p>1002001</text:p>
              </table:table-cell>
              <table:table-cell office:value-type="float" office:value="9977.19348509483">
                <text:p>9977.19348509483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212201">
                <text:p>1212201</text:p>
              </table:table-cell>
              <table:table-cell office:value-type="float" office:value="11125.1632276744">
                <text:p>11125.1632276744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442401">
                <text:p>1442401</text:p>
              </table:table-cell>
              <table:table-cell office:value-type="float" office:value="12286.2545432825">
                <text:p>12286.2545432825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692601">
                <text:p>1692601</text:p>
              </table:table-cell>
              <table:table-cell office:value-type="float" office:value="13459.3722259799">
                <text:p>13459.3722259799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962801">
                <text:p>1962801</text:p>
              </table:table-cell>
              <table:table-cell office:value-type="float" office:value="14643.5899778436">
                <text:p>14643.5899778436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2253001">
                <text:p>2253001</text:p>
              </table:table-cell>
              <table:table-cell office:value-type="float" office:value="15838.1141006927">
                <text:p>15838.1141006927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2563201">
                <text:p>2563201</text:p>
              </table:table-cell>
              <table:table-cell office:value-type="float" office:value="17042.2569056185">
                <text:p>17042.256905618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893401">
                <text:p>2893401</text:p>
              </table:table-cell>
              <table:table-cell office:value-type="float" office:value="18255.4167910534">
                <text:p>18255.4167910534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3243601">
                <text:p>3243601</text:p>
              </table:table-cell>
              <table:table-cell office:value-type="float" office:value="19477.0630210972">
                <text:p>19477.0630210972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3613801">
                <text:p>3613801</text:p>
              </table:table-cell>
              <table:table-cell office:value-type="float" office:value="20706.7238944489">
                <text:p>20706.723894448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004001">
                <text:p>4004001</text:p>
              </table:table-cell>
              <table:table-cell office:value-type="float" office:value="21943.9774092634">
                <text:p>21943.9774092634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4414201">
                <text:p>4414201</text:p>
              </table:table-cell>
              <table:table-cell office:value-type="float" office:value="23188.4437984601">
                <text:p>23188.4437984601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4844401">
                <text:p>4844401</text:p>
              </table:table-cell>
              <table:table-cell office:value-type="float" office:value="24439.7794891913">
                <text:p>24439.7794891913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5294601">
                <text:p>5294601</text:p>
              </table:table-cell>
              <table:table-cell office:value-type="float" office:value="25697.6721621836">
                <text:p>25697.6721621836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5764801">
                <text:p>5764801</text:p>
              </table:table-cell>
              <table:table-cell office:value-type="float" office:value="26961.8366714412">
                <text:p>26961.8366714412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6255001">
                <text:p>6255001</text:p>
              </table:table-cell>
              <table:table-cell office:value-type="float" office:value="28232.0116447946">
                <text:p>28232.0116447946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6765201">
                <text:p>6765201</text:p>
              </table:table-cell>
              <table:table-cell office:value-type="float" office:value="29507.9566289357">
                <text:p>29507.9566289357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7295401">
                <text:p>7295401</text:p>
              </table:table-cell>
              <table:table-cell office:value-type="float" office:value="30789.4496740987">
                <text:p>30789.4496740987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7845601">
                <text:p>7845601</text:p>
              </table:table-cell>
              <table:table-cell office:value-type="float" office:value="32076.2852768767">
                <text:p>32076.2852768767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8415801">
                <text:p>8415801</text:p>
              </table:table-cell>
              <table:table-cell office:value-type="float" office:value="33368.2726171544">
                <text:p>33368.2726171544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9006001">
                <text:p>9006001</text:p>
              </table:table-cell>
              <table:table-cell office:value-type="float" office:value="34665.2340383985">
                <text:p>34665.2340383985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9616201">
                <text:p>9616201</text:p>
              </table:table-cell>
              <table:table-cell office:value-type="float" office:value="35967.0037307097">
                <text:p>35967.0037307097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10246401">
                <text:p>10246401</text:p>
              </table:table-cell>
              <table:table-cell office:value-type="float" office:value="37273.4265839074">
                <text:p>37273.4265839074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10896601">
                <text:p>10896601</text:p>
              </table:table-cell>
              <table:table-cell office:value-type="float" office:value="38584.3571840576">
                <text:p>38584.3571840576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11566801">
                <text:p>11566801</text:p>
              </table:table-cell>
              <table:table-cell office:value-type="float" office:value="39899.6589316974">
                <text:p>39899.6589316974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12257001">
                <text:p>12257001</text:p>
              </table:table-cell>
              <table:table-cell office:value-type="float" office:value="41219.2032638462">
                <text:p>41219.203263846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12967201">
                <text:p>12967201</text:p>
              </table:table-cell>
              <table:table-cell office:value-type="float" office:value="42542.8689649692">
                <text:p>42542.8689649692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13697401">
                <text:p>13697401</text:p>
              </table:table-cell>
              <table:table-cell office:value-type="float" office:value="43870.5415545311">
                <text:p>43870.5415545311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14447601">
                <text:p>14447601</text:p>
              </table:table-cell>
              <table:table-cell office:value-type="float" office:value="45202.1127407853">
                <text:p>45202.1127407853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15217801">
                <text:p>15217801</text:p>
              </table:table-cell>
              <table:table-cell office:value-type="float" office:value="46537.4799320788">
                <text:p>46537.4799320788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16008001">
                <text:p>16008001</text:p>
              </table:table-cell>
              <table:table-cell office:value-type="float" office:value="47876.5457982958">
                <text:p>47876.5457982958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16818201">
                <text:p>16818201</text:p>
              </table:table-cell>
              <table:table-cell office:value-type="float" office:value="49219.2178761699">
                <text:p>49219.2178761699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17648401">
                <text:p>17648401</text:p>
              </table:table-cell>
              <table:table-cell office:value-type="float" office:value="50565.4082131139">
                <text:p>50565.4082131139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18498601">
                <text:p>18498601</text:p>
              </table:table-cell>
              <table:table-cell office:value-type="float" office:value="51915.0330449779">
                <text:p>51915.0330449779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19368801">
                <text:p>19368801</text:p>
              </table:table-cell>
              <table:table-cell office:value-type="float" office:value="53268.0125037924">
                <text:p>53268.0125037924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20259001">
                <text:p>20259001</text:p>
              </table:table-cell>
              <table:table-cell office:value-type="float" office:value="54624.2703520844">
                <text:p>54624.2703520844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21169201">
                <text:p>21169201</text:p>
              </table:table-cell>
              <table:table-cell office:value-type="float" office:value="55983.733740816">
                <text:p>55983.733740816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22099401">
                <text:p>22099401</text:p>
              </table:table-cell>
              <table:table-cell office:value-type="float" office:value="57346.3329883758">
                <text:p>57346.3329883758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23049601">
                <text:p>23049601</text:p>
              </table:table-cell>
              <table:table-cell office:value-type="float" office:value="58712.0013783819">
                <text:p>58712.0013783819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24019801">
                <text:p>24019801</text:p>
              </table:table-cell>
              <table:table-cell office:value-type="float" office:value="60080.6749743392">
                <text:p>60080.6749743392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25010001">
                <text:p>25010001</text:p>
              </table:table-cell>
              <table:table-cell office:value-type="float" office:value="61452.2924494276">
                <text:p>61452.2924494276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26020201">
                <text:p>26020201</text:p>
              </table:table-cell>
              <table:table-cell office:value-type="float" office:value="62826.7949299098">
                <text:p>62826.7949299098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27050401">
                <text:p>27050401</text:p>
              </table:table-cell>
              <table:table-cell office:value-type="float" office:value="64204.1258508228">
                <text:p>64204.1258508228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28100601">
                <text:p>28100601</text:p>
              </table:table-cell>
              <table:table-cell office:value-type="float" office:value="65584.230822771">
                <text:p>65584.230822771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29170801">
                <text:p>29170801</text:p>
              </table:table-cell>
              <table:table-cell office:value-type="float" office:value="66967.0575087737">
                <text:p>66967.0575087737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30261001">
                <text:p>30261001</text:p>
              </table:table-cell>
              <table:table-cell office:value-type="float" office:value="68352.555510237">
                <text:p>68352.555510237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31371201">
                <text:p>31371201</text:p>
              </table:table-cell>
              <table:table-cell office:value-type="float" office:value="69740.6762612181">
                <text:p>69740.6762612181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32501401">
                <text:p>32501401</text:p>
              </table:table-cell>
              <table:table-cell office:value-type="float" office:value="71131.3729302446">
                <text:p>71131.3729302446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33651601">
                <text:p>33651601</text:p>
              </table:table-cell>
              <table:table-cell office:value-type="float" office:value="72524.6003290222">
                <text:p>72524.6003290222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34821801">
                <text:p>34821801</text:p>
              </table:table-cell>
              <table:table-cell office:value-type="float" office:value="73920.3148274412">
                <text:p>73920.3148274412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36012001">
                <text:p>36012001</text:p>
              </table:table-cell>
              <table:table-cell office:value-type="float" office:value="75318.4742743437">
                <text:p>75318.474274343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37222201">
                <text:p>37222201</text:p>
              </table:table-cell>
              <table:table-cell office:value-type="float" office:value="76719.0379235749">
                <text:p>76719.0379235749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38452401">
                <text:p>38452401</text:p>
              </table:table-cell>
              <table:table-cell office:value-type="float" office:value="78121.9663648831">
                <text:p>78121.9663648831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39702601">
                <text:p>39702601</text:p>
              </table:table-cell>
              <table:table-cell office:value-type="float" office:value="79527.221459278">
                <text:p>79527.221459278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40972801">
                <text:p>40972801</text:p>
              </table:table-cell>
              <table:table-cell office:value-type="float" office:value="80934.7662784936">
                <text:p>80934.7662784936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42263001">
                <text:p>42263001</text:p>
              </table:table-cell>
              <table:table-cell office:value-type="float" office:value="82344.5650482352">
                <text:p>82344.5650482352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43573201">
                <text:p>43573201</text:p>
              </table:table-cell>
              <table:table-cell office:value-type="float" office:value="83756.5830949185">
                <text:p>83756.5830949185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44903401">
                <text:p>44903401</text:p>
              </table:table-cell>
              <table:table-cell office:value-type="float" office:value="85170.7867956373">
                <text:p>85170.7867956373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46253601">
                <text:p>46253601</text:p>
              </table:table-cell>
              <table:table-cell office:value-type="float" office:value="86587.1435311177">
                <text:p>86587.1435311177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47623801">
                <text:p>47623801</text:p>
              </table:table-cell>
              <table:table-cell office:value-type="float" office:value="88005.6216414405">
                <text:p>88005.6216414405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49014001">
                <text:p>49014001</text:p>
              </table:table-cell>
              <table:table-cell office:value-type="float" office:value="89426.1903843302">
                <text:p>89426.1903843302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50424201">
                <text:p>50424201</text:p>
              </table:table-cell>
              <table:table-cell office:value-type="float" office:value="90848.8198958274">
                <text:p>90848.8198958274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51854401">
                <text:p>51854401</text:p>
              </table:table-cell>
              <table:table-cell office:value-type="float" office:value="92273.4811531773">
                <text:p>92273.4811531773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53304601">
                <text:p>53304601</text:p>
              </table:table-cell>
              <table:table-cell office:value-type="float" office:value="93700.1459397794">
                <text:p>93700.1459397794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54774801">
                <text:p>54774801</text:p>
              </table:table-cell>
              <table:table-cell office:value-type="float" office:value="95128.7868120585">
                <text:p>95128.7868120585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56265001">
                <text:p>56265001</text:p>
              </table:table-cell>
              <table:table-cell office:value-type="float" office:value="96559.3770681261">
                <text:p>96559.3770681261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57775201">
                <text:p>57775201</text:p>
              </table:table-cell>
              <table:table-cell office:value-type="float" office:value="97991.8907181133">
                <text:p>97991.8907181133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59305401">
                <text:p>59305401</text:p>
              </table:table-cell>
              <table:table-cell office:value-type="float" office:value="99426.3024560649">
                <text:p>99426.3024560649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60855601">
                <text:p>60855601</text:p>
              </table:table-cell>
              <table:table-cell office:value-type="float" office:value="100862.587633294">
                <text:p>100862.587633294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62425801">
                <text:p>62425801</text:p>
              </table:table-cell>
              <table:table-cell office:value-type="float" office:value="102300.722233104">
                <text:p>102300.722233104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64016001">
                <text:p>64016001</text:p>
              </table:table-cell>
              <table:table-cell office:value-type="float" office:value="103740.682846787">
                <text:p>103740.682846787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65626201">
                <text:p>65626201</text:p>
              </table:table-cell>
              <table:table-cell office:value-type="float" office:value="105182.446650826">
                <text:p>105182.446650826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67256401">
                <text:p>67256401</text:p>
              </table:table-cell>
              <table:table-cell office:value-type="float" office:value="106625.991385222">
                <text:p>106625.99138522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68906601">
                <text:p>68906601</text:p>
              </table:table-cell>
              <table:table-cell office:value-type="float" office:value="108071.295332878">
                <text:p>108071.295332878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70576801">
                <text:p>70576801</text:p>
              </table:table-cell>
              <table:table-cell office:value-type="float" office:value="109518.337299974">
                <text:p>109518.337299974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72267001">
                <text:p>72267001</text:p>
              </table:table-cell>
              <table:table-cell office:value-type="float" office:value="110967.096597284">
                <text:p>110967.096597284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73977201">
                <text:p>73977201</text:p>
              </table:table-cell>
              <table:table-cell office:value-type="float" office:value="112417.55302236">
                <text:p>112417.55302236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75707401">
                <text:p>75707401</text:p>
              </table:table-cell>
              <table:table-cell office:value-type="float" office:value="113869.686842561">
                <text:p>113869.686842561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77457601">
                <text:p>77457601</text:p>
              </table:table-cell>
              <table:table-cell office:value-type="float" office:value="115323.478778843">
                <text:p>115323.478778843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79227801">
                <text:p>79227801</text:p>
              </table:table-cell>
              <table:table-cell office:value-type="float" office:value="116778.909990305">
                <text:p>116778.909990305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81018001">
                <text:p>81018001</text:p>
              </table:table-cell>
              <table:table-cell office:value-type="float" office:value="118235.962059413">
                <text:p>118235.962059413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82828201">
                <text:p>82828201</text:p>
              </table:table-cell>
              <table:table-cell office:value-type="float" office:value="119694.616977895">
                <text:p>119694.616977895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84658401">
                <text:p>84658401</text:p>
              </table:table-cell>
              <table:table-cell office:value-type="float" office:value="121154.857133243">
                <text:p>121154.857133243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86508601">
                <text:p>86508601</text:p>
              </table:table-cell>
              <table:table-cell office:value-type="float" office:value="122616.665295813">
                <text:p>122616.665295813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88378801">
                <text:p>88378801</text:p>
              </table:table-cell>
              <table:table-cell office:value-type="float" office:value="124080.024606471">
                <text:p>124080.024606471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90269001">
                <text:p>90269001</text:p>
              </table:table-cell>
              <table:table-cell office:value-type="float" office:value="125544.918564772">
                <text:p>125544.918564772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2179201">
                <text:p>92179201</text:p>
              </table:table-cell>
              <table:table-cell office:value-type="float" office:value="127011.33101763">
                <text:p>127011.33101763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94109401">
                <text:p>94109401</text:p>
              </table:table-cell>
              <table:table-cell office:value-type="float" office:value="128479.246148466">
                <text:p>128479.246148466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96059601">
                <text:p>96059601</text:p>
              </table:table-cell>
              <table:table-cell office:value-type="float" office:value="129948.648466801">
                <text:p>129948.648466801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98029801">
                <text:p>98029801</text:p>
              </table:table-cell>
              <table:table-cell office:value-type="float" office:value="131419.52279827">
                <text:p>131419.52279827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0020001">
                <text:p>100020001</text:p>
              </table:table-cell>
              <table:table-cell office:value-type="float" office:value="132891.854275047">
                <text:p>132891.854275047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102030201">
                <text:p>102030201</text:p>
              </table:table-cell>
              <table:table-cell office:value-type="float" office:value="134365.628326649">
                <text:p>134365.628326649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104060401">
                <text:p>104060401</text:p>
              </table:table-cell>
              <table:table-cell office:value-type="float" office:value="135840.830671102">
                <text:p>135840.830671102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106110601">
                <text:p>106110601</text:p>
              </table:table-cell>
              <table:table-cell office:value-type="float" office:value="137317.447306456">
                <text:p>137317.447306456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108180801">
                <text:p>108180801</text:p>
              </table:table-cell>
              <table:table-cell office:value-type="float" office:value="138795.464502631">
                <text:p>138795.464502631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110271001">
                <text:p>110271001</text:p>
              </table:table-cell>
              <table:table-cell office:value-type="float" office:value="140274.868793575">
                <text:p>140274.868793575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112381201">
                <text:p>112381201</text:p>
              </table:table-cell>
              <table:table-cell office:value-type="float" office:value="141755.646969717">
                <text:p>141755.646969717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114511401">
                <text:p>114511401</text:p>
              </table:table-cell>
              <table:table-cell office:value-type="float" office:value="143237.786070712">
                <text:p>143237.786070712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116661601">
                <text:p>116661601</text:p>
              </table:table-cell>
              <table:table-cell office:value-type="float" office:value="144721.273378455">
                <text:p>144721.273378455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118831801">
                <text:p>118831801</text:p>
              </table:table-cell>
              <table:table-cell office:value-type="float" office:value="146206.096410345">
                <text:p>146206.096410345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21022001">
                <text:p>121022001</text:p>
              </table:table-cell>
              <table:table-cell office:value-type="float" office:value="147692.242912812">
                <text:p>147692.242912812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123232201">
                <text:p>123232201</text:p>
              </table:table-cell>
              <table:table-cell office:value-type="float" office:value="149179.700855067">
                <text:p>149179.700855067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125462401">
                <text:p>125462401</text:p>
              </table:table-cell>
              <table:table-cell office:value-type="float" office:value="150668.458423079">
                <text:p>150668.458423079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127712601">
                <text:p>127712601</text:p>
              </table:table-cell>
              <table:table-cell office:value-type="float" office:value="152158.504013773">
                <text:p>152158.504013773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129982801">
                <text:p>129982801</text:p>
              </table:table-cell>
              <table:table-cell office:value-type="float" office:value="153649.826229429">
                <text:p>153649.826229429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132273001">
                <text:p>132273001</text:p>
              </table:table-cell>
              <table:table-cell office:value-type="float" office:value="155142.413872275">
                <text:p>155142.413872275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134583201">
                <text:p>134583201</text:p>
              </table:table-cell>
              <table:table-cell office:value-type="float" office:value="156636.255939276">
                <text:p>156636.255939276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136913401">
                <text:p>136913401</text:p>
              </table:table-cell>
              <table:table-cell office:value-type="float" office:value="158131.341617092">
                <text:p>158131.341617092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139263601">
                <text:p>139263601</text:p>
              </table:table-cell>
              <table:table-cell office:value-type="float" office:value="159627.660277221">
                <text:p>159627.660277221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141633801">
                <text:p>141633801</text:p>
              </table:table-cell>
              <table:table-cell office:value-type="float" office:value="161125.201471293">
                <text:p>161125.201471293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44024001">
                <text:p>144024001</text:p>
              </table:table-cell>
              <table:table-cell office:value-type="float" office:value="162623.954926536">
                <text:p>162623.954926536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146434201">
                <text:p>146434201</text:p>
              </table:table-cell>
              <table:table-cell office:value-type="float" office:value="164123.910541379">
                <text:p>164123.910541379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148864401">
                <text:p>148864401</text:p>
              </table:table-cell>
              <table:table-cell office:value-type="float" office:value="165625.058381212">
                <text:p>165625.058381212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151314601">
                <text:p>151314601</text:p>
              </table:table-cell>
              <table:table-cell office:value-type="float" office:value="167127.388674282">
                <text:p>167127.388674282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153784801">
                <text:p>153784801</text:p>
              </table:table-cell>
              <table:table-cell office:value-type="float" office:value="168630.891807717">
                <text:p>168630.891807717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156275001">
                <text:p>156275001</text:p>
              </table:table-cell>
              <table:table-cell office:value-type="float" office:value="170135.558323682">
                <text:p>170135.558323682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158785201">
                <text:p>158785201</text:p>
              </table:table-cell>
              <table:table-cell office:value-type="float" office:value="171641.378915663">
                <text:p>171641.378915663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161315401">
                <text:p>161315401</text:p>
              </table:table-cell>
              <table:table-cell office:value-type="float" office:value="173148.34442486">
                <text:p>173148.34442486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163865601">
                <text:p>163865601</text:p>
              </table:table-cell>
              <table:table-cell office:value-type="float" office:value="174656.445836701">
                <text:p>174656.445836701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166435801">
                <text:p>166435801</text:p>
              </table:table-cell>
              <table:table-cell office:value-type="float" office:value="176165.674277457">
                <text:p>176165.674277457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69026001">
                <text:p>169026001</text:p>
              </table:table-cell>
              <table:table-cell office:value-type="float" office:value="177676.021010972">
                <text:p>177676.021010972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171636201">
                <text:p>171636201</text:p>
              </table:table-cell>
              <table:table-cell office:value-type="float" office:value="179187.477435485">
                <text:p>179187.477435485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174266401">
                <text:p>174266401</text:p>
              </table:table-cell>
              <table:table-cell office:value-type="float" office:value="180700.035080554">
                <text:p>180700.035080554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176916601">
                <text:p>176916601</text:p>
              </table:table-cell>
              <table:table-cell office:value-type="float" office:value="182213.685604071">
                <text:p>182213.685604071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179586801">
                <text:p>179586801</text:p>
              </table:table-cell>
              <table:table-cell office:value-type="float" office:value="183728.420789367">
                <text:p>183728.420789367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182277001">
                <text:p>182277001</text:p>
              </table:table-cell>
              <table:table-cell office:value-type="float" office:value="185244.232542405">
                <text:p>185244.232542405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184987201">
                <text:p>184987201</text:p>
              </table:table-cell>
              <table:table-cell office:value-type="float" office:value="186761.112889052">
                <text:p>186761.112889052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187717401">
                <text:p>187717401</text:p>
              </table:table-cell>
              <table:table-cell office:value-type="float" office:value="188279.053972438">
                <text:p>188279.053972438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190467601">
                <text:p>190467601</text:p>
              </table:table-cell>
              <table:table-cell office:value-type="float" office:value="189798.048050388">
                <text:p>189798.048050388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193237801">
                <text:p>193237801</text:p>
              </table:table-cell>
              <table:table-cell office:value-type="float" office:value="191318.087492923">
                <text:p>191318.087492923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96028001">
                <text:p>196028001</text:p>
              </table:table-cell>
              <table:table-cell office:value-type="float" office:value="192839.164779847">
                <text:p>192839.164779847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198838201">
                <text:p>198838201</text:p>
              </table:table-cell>
              <table:table-cell office:value-type="float" office:value="194361.272498388">
                <text:p>194361.272498388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201668401">
                <text:p>201668401</text:p>
              </table:table-cell>
              <table:table-cell office:value-type="float" office:value="195884.403340916">
                <text:p>195884.403340916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204518601">
                <text:p>204518601</text:p>
              </table:table-cell>
              <table:table-cell office:value-type="float" office:value="197408.55010272">
                <text:p>197408.55010272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207388801">
                <text:p>207388801</text:p>
              </table:table-cell>
              <table:table-cell office:value-type="float" office:value="198933.70567985">
                <text:p>198933.70567985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210279001">
                <text:p>210279001</text:p>
              </table:table-cell>
              <table:table-cell office:value-type="float" office:value="200459.863067018">
                <text:p>200459.863067018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213189201">
                <text:p>213189201</text:p>
              </table:table-cell>
              <table:table-cell office:value-type="float" office:value="201987.015355555">
                <text:p>201987.015355555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216119401">
                <text:p>216119401</text:p>
              </table:table-cell>
              <table:table-cell office:value-type="float" office:value="203515.155731429">
                <text:p>203515.155731429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219069601">
                <text:p>219069601</text:p>
              </table:table-cell>
              <table:table-cell office:value-type="float" office:value="205044.277473309">
                <text:p>205044.277473309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222039801">
                <text:p>222039801</text:p>
              </table:table-cell>
              <table:table-cell office:value-type="float" office:value="206574.373950692">
                <text:p>206574.373950692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225030001">
                <text:p>225030001</text:p>
              </table:table-cell>
              <table:table-cell office:value-type="float" office:value="208105.438622069">
                <text:p>208105.438622069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228040201">
                <text:p>228040201</text:p>
              </table:table-cell>
              <table:table-cell office:value-type="float" office:value="209637.465033147">
                <text:p>209637.465033147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231070401">
                <text:p>231070401</text:p>
              </table:table-cell>
              <table:table-cell office:value-type="float" office:value="211170.446815118">
                <text:p>211170.446815118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234120601">
                <text:p>234120601</text:p>
              </table:table-cell>
              <table:table-cell office:value-type="float" office:value="212704.37768297">
                <text:p>212704.37768297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237190801">
                <text:p>237190801</text:p>
              </table:table-cell>
              <table:table-cell office:value-type="float" office:value="214239.251433843">
                <text:p>214239.251433843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240281001">
                <text:p>240281001</text:p>
              </table:table-cell>
              <table:table-cell office:value-type="float" office:value="215775.061945432">
                <text:p>215775.061945432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243391201">
                <text:p>243391201</text:p>
              </table:table-cell>
              <table:table-cell office:value-type="float" office:value="217311.803174426">
                <text:p>217311.803174426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246521401">
                <text:p>246521401</text:p>
              </table:table-cell>
              <table:table-cell office:value-type="float" office:value="218849.469154986">
                <text:p>218849.469154986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249671601">
                <text:p>249671601</text:p>
              </table:table-cell>
              <table:table-cell office:value-type="float" office:value="220388.053997272">
                <text:p>220388.053997272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252841801">
                <text:p>252841801</text:p>
              </table:table-cell>
              <table:table-cell office:value-type="float" office:value="221927.551885992">
                <text:p>221927.551885992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256032001">
                <text:p>256032001</text:p>
              </table:table-cell>
              <table:table-cell office:value-type="float" office:value="223467.957079002">
                <text:p>223467.957079002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259242201">
                <text:p>259242201</text:p>
              </table:table-cell>
              <table:table-cell office:value-type="float" office:value="225009.26390593">
                <text:p>225009.26390593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262472401">
                <text:p>262472401</text:p>
              </table:table-cell>
              <table:table-cell office:value-type="float" office:value="226551.466766842">
                <text:p>226551.466766842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265722601">
                <text:p>265722601</text:p>
              </table:table-cell>
              <table:table-cell office:value-type="float" office:value="228094.560130933">
                <text:p>228094.560130933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268992801">
                <text:p>268992801</text:p>
              </table:table-cell>
              <table:table-cell office:value-type="float" office:value="229638.538535261">
                <text:p>229638.538535261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272283001">
                <text:p>272283001</text:p>
              </table:table-cell>
              <table:table-cell office:value-type="float" office:value="231183.396583501">
                <text:p>231183.396583501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275593201">
                <text:p>275593201</text:p>
              </table:table-cell>
              <table:table-cell office:value-type="float" office:value="232729.128944735">
                <text:p>232729.128944735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278923401">
                <text:p>278923401</text:p>
              </table:table-cell>
              <table:table-cell office:value-type="float" office:value="234275.730352271">
                <text:p>234275.730352271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282273601">
                <text:p>282273601</text:p>
              </table:table-cell>
              <table:table-cell office:value-type="float" office:value="235823.195602489">
                <text:p>235823.195602489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285643801">
                <text:p>285643801</text:p>
              </table:table-cell>
              <table:table-cell office:value-type="float" office:value="237371.519553711">
                <text:p>237371.519553711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289034001">
                <text:p>289034001</text:p>
              </table:table-cell>
              <table:table-cell office:value-type="float" office:value="238920.697125109">
                <text:p>238920.697125109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292444201">
                <text:p>292444201</text:p>
              </table:table-cell>
              <table:table-cell office:value-type="float" office:value="240470.723295625">
                <text:p>240470.723295625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295874401">
                <text:p>295874401</text:p>
              </table:table-cell>
              <table:table-cell office:value-type="float" office:value="242021.593102925">
                <text:p>242021.593102925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299324601">
                <text:p>299324601</text:p>
              </table:table-cell>
              <table:table-cell office:value-type="float" office:value="243573.301642372">
                <text:p>243573.301642372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302794801">
                <text:p>302794801</text:p>
              </table:table-cell>
              <table:table-cell office:value-type="float" office:value="245125.844066031">
                <text:p>245125.844066031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306285001">
                <text:p>306285001</text:p>
              </table:table-cell>
              <table:table-cell office:value-type="float" office:value="246679.215581685">
                <text:p>246679.215581685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309795201">
                <text:p>309795201</text:p>
              </table:table-cell>
              <table:table-cell office:value-type="float" office:value="248233.411451886">
                <text:p>248233.411451886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313325401">
                <text:p>313325401</text:p>
              </table:table-cell>
              <table:table-cell office:value-type="float" office:value="249788.426993016">
                <text:p>249788.426993016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316875601">
                <text:p>316875601</text:p>
              </table:table-cell>
              <table:table-cell office:value-type="float" office:value="251344.257574378">
                <text:p>251344.257574378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320445801">
                <text:p>320445801</text:p>
              </table:table-cell>
              <table:table-cell office:value-type="float" office:value="252900.898617304">
                <text:p>252900.898617304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324036001">
                <text:p>324036001</text:p>
              </table:table-cell>
              <table:table-cell office:value-type="float" office:value="254458.34559428">
                <text:p>254458.34559428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327646201">
                <text:p>327646201</text:p>
              </table:table-cell>
              <table:table-cell office:value-type="float" office:value="256016.594028099">
                <text:p>256016.594028099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331276401">
                <text:p>331276401</text:p>
              </table:table-cell>
              <table:table-cell office:value-type="float" office:value="257575.639491021">
                <text:p>257575.639491021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334926601">
                <text:p>334926601</text:p>
              </table:table-cell>
              <table:table-cell office:value-type="float" office:value="259135.477603962">
                <text:p>259135.477603962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338596801">
                <text:p>338596801</text:p>
              </table:table-cell>
              <table:table-cell office:value-type="float" office:value="260696.104035694">
                <text:p>260696.104035694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342287001">
                <text:p>342287001</text:p>
              </table:table-cell>
              <table:table-cell office:value-type="float" office:value="262257.514502066">
                <text:p>262257.514502066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345997201">
                <text:p>345997201</text:p>
              </table:table-cell>
              <table:table-cell office:value-type="float" office:value="263819.704765242">
                <text:p>263819.704765242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349727401">
                <text:p>349727401</text:p>
              </table:table-cell>
              <table:table-cell office:value-type="float" office:value="265382.670632951">
                <text:p>265382.670632951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353477601">
                <text:p>353477601</text:p>
              </table:table-cell>
              <table:table-cell office:value-type="float" office:value="266946.407957756">
                <text:p>266946.407957756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357247801">
                <text:p>357247801</text:p>
              </table:table-cell>
              <table:table-cell office:value-type="float" office:value="268510.912636341">
                <text:p>268510.912636341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361038001">
                <text:p>361038001</text:p>
              </table:table-cell>
              <table:table-cell office:value-type="float" office:value="270076.180608812">
                <text:p>270076.180608812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364848201">
                <text:p>364848201</text:p>
              </table:table-cell>
              <table:table-cell office:value-type="float" office:value="271642.207858005">
                <text:p>271642.207858005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368678401">
                <text:p>368678401</text:p>
              </table:table-cell>
              <table:table-cell office:value-type="float" office:value="273208.990408822">
                <text:p>273208.990408822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372528601">
                <text:p>372528601</text:p>
              </table:table-cell>
              <table:table-cell office:value-type="float" office:value="274776.524327569">
                <text:p>274776.524327569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376398801">
                <text:p>376398801</text:p>
              </table:table-cell>
              <table:table-cell office:value-type="float" office:value="276344.805721315">
                <text:p>276344.805721315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380289001">
                <text:p>380289001</text:p>
              </table:table-cell>
              <table:table-cell office:value-type="float" office:value="277913.830737261">
                <text:p>277913.830737261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384199201">
                <text:p>384199201</text:p>
              </table:table-cell>
              <table:table-cell office:value-type="float" office:value="279483.59556212">
                <text:p>279483.59556212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388129401">
                <text:p>388129401</text:p>
              </table:table-cell>
              <table:table-cell office:value-type="float" office:value="281054.096421519">
                <text:p>281054.096421519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392079601">
                <text:p>392079601</text:p>
              </table:table-cell>
              <table:table-cell office:value-type="float" office:value="282625.329579398">
                <text:p>282625.329579398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396049801">
                <text:p>396049801</text:p>
              </table:table-cell>
              <table:table-cell office:value-type="float" office:value="284197.291337435">
                <text:p>284197.291337435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400040001">
                <text:p>400040001</text:p>
              </table:table-cell>
              <table:table-cell office:value-type="float" office:value="285769.978034476">
                <text:p>285769.978034476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404050201">
                <text:p>404050201</text:p>
              </table:table-cell>
              <table:table-cell office:value-type="float" office:value="287343.386045978">
                <text:p>287343.386045978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408080401">
                <text:p>408080401</text:p>
              </table:table-cell>
              <table:table-cell office:value-type="float" office:value="288917.511783459">
                <text:p>288917.511783459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412130601">
                <text:p>412130601</text:p>
              </table:table-cell>
              <table:table-cell office:value-type="float" office:value="290492.351693968">
                <text:p>290492.351693968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416200801">
                <text:p>416200801</text:p>
              </table:table-cell>
              <table:table-cell office:value-type="float" office:value="292067.902259555">
                <text:p>292067.902259555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420291001">
                <text:p>420291001</text:p>
              </table:table-cell>
              <table:table-cell office:value-type="float" office:value="293644.159996761">
                <text:p>293644.159996761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424401201">
                <text:p>424401201</text:p>
              </table:table-cell>
              <table:table-cell office:value-type="float" office:value="295221.121456108">
                <text:p>295221.121456108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428531401">
                <text:p>428531401</text:p>
              </table:table-cell>
              <table:table-cell office:value-type="float" office:value="296798.783221608">
                <text:p>296798.783221608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432681601">
                <text:p>432681601</text:p>
              </table:table-cell>
              <table:table-cell office:value-type="float" office:value="298377.141910277">
                <text:p>298377.141910277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436851801">
                <text:p>436851801</text:p>
              </table:table-cell>
              <table:table-cell office:value-type="float" office:value="299956.194171659">
                <text:p>299956.194171659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441042001">
                <text:p>441042001</text:p>
              </table:table-cell>
              <table:table-cell office:value-type="float" office:value="301535.936687355">
                <text:p>301535.936687355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445252201">
                <text:p>445252201</text:p>
              </table:table-cell>
              <table:table-cell office:value-type="float" office:value="303116.366170574">
                <text:p>303116.366170574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449482401">
                <text:p>449482401</text:p>
              </table:table-cell>
              <table:table-cell office:value-type="float" office:value="304697.479365675">
                <text:p>304697.479365675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453732601">
                <text:p>453732601</text:p>
              </table:table-cell>
              <table:table-cell office:value-type="float" office:value="306279.273047728">
                <text:p>306279.273047728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458002801">
                <text:p>458002801</text:p>
              </table:table-cell>
              <table:table-cell office:value-type="float" office:value="307861.744022088">
                <text:p>307861.744022088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462293001">
                <text:p>462293001</text:p>
              </table:table-cell>
              <table:table-cell office:value-type="float" office:value="309444.889123961">
                <text:p>309444.889123961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466603201">
                <text:p>466603201</text:p>
              </table:table-cell>
              <table:table-cell office:value-type="float" office:value="311028.705217993">
                <text:p>311028.705217993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470933401">
                <text:p>470933401</text:p>
              </table:table-cell>
              <table:table-cell office:value-type="float" office:value="312613.189197861">
                <text:p>312613.189197861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475283601">
                <text:p>475283601</text:p>
              </table:table-cell>
              <table:table-cell office:value-type="float" office:value="314198.33798587">
                <text:p>314198.33798587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479653801">
                <text:p>479653801</text:p>
              </table:table-cell>
              <table:table-cell office:value-type="float" office:value="315784.14853256">
                <text:p>315784.14853256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484044001">
                <text:p>484044001</text:p>
              </table:table-cell>
              <table:table-cell office:value-type="float" office:value="317370.617816319">
                <text:p>317370.617816319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488454201">
                <text:p>488454201</text:p>
              </table:table-cell>
              <table:table-cell office:value-type="float" office:value="318957.742843002">
                <text:p>318957.742843002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492884401">
                <text:p>492884401</text:p>
              </table:table-cell>
              <table:table-cell office:value-type="float" office:value="320545.520645561">
                <text:p>320545.520645561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497334601">
                <text:p>497334601</text:p>
              </table:table-cell>
              <table:table-cell office:value-type="float" office:value="322133.948283677">
                <text:p>322133.948283677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501804801">
                <text:p>501804801</text:p>
              </table:table-cell>
              <table:table-cell office:value-type="float" office:value="323723.022843399">
                <text:p>323723.022843399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506295001">
                <text:p>506295001</text:p>
              </table:table-cell>
              <table:table-cell office:value-type="float" office:value="325312.741436796">
                <text:p>325312.741436796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510805201">
                <text:p>510805201</text:p>
              </table:table-cell>
              <table:table-cell office:value-type="float" office:value="326903.101201603">
                <text:p>326903.101201603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515335401">
                <text:p>515335401</text:p>
              </table:table-cell>
              <table:table-cell office:value-type="float" office:value="328494.099300885">
                <text:p>328494.099300885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519885601">
                <text:p>519885601</text:p>
              </table:table-cell>
              <table:table-cell office:value-type="float" office:value="330085.732922702">
                <text:p>330085.732922702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524455801">
                <text:p>524455801</text:p>
              </table:table-cell>
              <table:table-cell office:value-type="float" office:value="331677.999279779">
                <text:p>331677.999279779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529046001">
                <text:p>529046001</text:p>
              </table:table-cell>
              <table:table-cell office:value-type="float" office:value="333270.895609183">
                <text:p>333270.895609183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533656201">
                <text:p>533656201</text:p>
              </table:table-cell>
              <table:table-cell office:value-type="float" office:value="334864.419172006">
                <text:p>334864.419172006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538286401">
                <text:p>538286401</text:p>
              </table:table-cell>
              <table:table-cell office:value-type="float" office:value="336458.567253051">
                <text:p>336458.567253051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542936601">
                <text:p>542936601</text:p>
              </table:table-cell>
              <table:table-cell office:value-type="float" office:value="338053.33716053">
                <text:p>338053.33716053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547606801">
                <text:p>547606801</text:p>
              </table:table-cell>
              <table:table-cell office:value-type="float" office:value="339648.726225757">
                <text:p>339648.726225757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552297001">
                <text:p>552297001</text:p>
              </table:table-cell>
              <table:table-cell office:value-type="float" office:value="341244.731802856">
                <text:p>341244.731802856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557007201">
                <text:p>557007201</text:p>
              </table:table-cell>
              <table:table-cell office:value-type="float" office:value="342841.351268468">
                <text:p>342841.351268468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561737401">
                <text:p>561737401</text:p>
              </table:table-cell>
              <table:table-cell office:value-type="float" office:value="344438.582021465">
                <text:p>344438.582021465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566487601">
                <text:p>566487601</text:p>
              </table:table-cell>
              <table:table-cell office:value-type="float" office:value="346036.42148267">
                <text:p>346036.42148267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571257801">
                <text:p>571257801</text:p>
              </table:table-cell>
              <table:table-cell office:value-type="float" office:value="347634.867094576">
                <text:p>347634.867094576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576048001">
                <text:p>576048001</text:p>
              </table:table-cell>
              <table:table-cell office:value-type="float" office:value="349233.91632108">
                <text:p>349233.91632108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580858201">
                <text:p>580858201</text:p>
              </table:table-cell>
              <table:table-cell office:value-type="float" office:value="350833.566647211">
                <text:p>350833.566647211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585688401">
                <text:p>585688401</text:p>
              </table:table-cell>
              <table:table-cell office:value-type="float" office:value="352433.815578869">
                <text:p>352433.815578869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590538601">
                <text:p>590538601</text:p>
              </table:table-cell>
              <table:table-cell office:value-type="float" office:value="354034.660642565">
                <text:p>354034.660642565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595408801">
                <text:p>595408801</text:p>
              </table:table-cell>
              <table:table-cell office:value-type="float" office:value="355636.099385169">
                <text:p>355636.099385169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600299001">
                <text:p>600299001</text:p>
              </table:table-cell>
              <table:table-cell office:value-type="float" office:value="357238.129373656">
                <text:p>357238.129373656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605209201">
                <text:p>605209201</text:p>
              </table:table-cell>
              <table:table-cell office:value-type="float" office:value="358840.748194862">
                <text:p>358840.748194862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610139401">
                <text:p>610139401</text:p>
              </table:table-cell>
              <table:table-cell office:value-type="float" office:value="360443.953455243">
                <text:p>360443.953455243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615089601">
                <text:p>615089601</text:p>
              </table:table-cell>
              <table:table-cell office:value-type="float" office:value="362047.742780635">
                <text:p>362047.742780635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620059801">
                <text:p>620059801</text:p>
              </table:table-cell>
              <table:table-cell office:value-type="float" office:value="363652.113816018">
                <text:p>363652.113816018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625050001">
                <text:p>625050001</text:p>
              </table:table-cell>
              <table:table-cell office:value-type="float" office:value="365257.064225289">
                <text:p>365257.064225289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630060201">
                <text:p>630060201</text:p>
              </table:table-cell>
              <table:table-cell office:value-type="float" office:value="366862.591691033">
                <text:p>366862.591691033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635090401">
                <text:p>635090401</text:p>
              </table:table-cell>
              <table:table-cell office:value-type="float" office:value="368468.6939143">
                <text:p>368468.6939143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640140601">
                <text:p>640140601</text:p>
              </table:table-cell>
              <table:table-cell office:value-type="float" office:value="370075.368614383">
                <text:p>370075.368614383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645210801">
                <text:p>645210801</text:p>
              </table:table-cell>
              <table:table-cell office:value-type="float" office:value="371682.613528608">
                <text:p>371682.613528608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650301001">
                <text:p>650301001</text:p>
              </table:table-cell>
              <table:table-cell office:value-type="float" office:value="373290.426412112">
                <text:p>373290.426412112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655411201">
                <text:p>655411201</text:p>
              </table:table-cell>
              <table:table-cell office:value-type="float" office:value="374898.805037641">
                <text:p>374898.805037641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660541401">
                <text:p>660541401</text:p>
              </table:table-cell>
              <table:table-cell office:value-type="float" office:value="376507.747195341">
                <text:p>376507.747195341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665691601">
                <text:p>665691601</text:p>
              </table:table-cell>
              <table:table-cell office:value-type="float" office:value="378117.250692553">
                <text:p>378117.250692553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670861801">
                <text:p>670861801</text:p>
              </table:table-cell>
              <table:table-cell office:value-type="float" office:value="379727.313353616">
                <text:p>379727.313353616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676052001">
                <text:p>676052001</text:p>
              </table:table-cell>
              <table:table-cell office:value-type="float" office:value="381337.93301967">
                <text:p>381337.93301967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681262201">
                <text:p>681262201</text:p>
              </table:table-cell>
              <table:table-cell office:value-type="float" office:value="382949.107548459">
                <text:p>382949.107548459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686492401">
                <text:p>686492401</text:p>
              </table:table-cell>
              <table:table-cell office:value-type="float" office:value="384560.834814143">
                <text:p>384560.834814143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691742601">
                <text:p>691742601</text:p>
              </table:table-cell>
              <table:table-cell office:value-type="float" office:value="386173.11270711">
                <text:p>386173.11270711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697012801">
                <text:p>697012801</text:p>
              </table:table-cell>
              <table:table-cell office:value-type="float" office:value="387785.939133789">
                <text:p>387785.939133789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702303001">
                <text:p>702303001</text:p>
              </table:table-cell>
              <table:table-cell office:value-type="float" office:value="389399.312016471">
                <text:p>389399.312016471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707613201">
                <text:p>707613201</text:p>
              </table:table-cell>
              <table:table-cell office:value-type="float" office:value="391013.229293123">
                <text:p>391013.229293123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712943401">
                <text:p>712943401</text:p>
              </table:table-cell>
              <table:table-cell office:value-type="float" office:value="392627.688917222">
                <text:p>392627.688917222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718293601">
                <text:p>718293601</text:p>
              </table:table-cell>
              <table:table-cell office:value-type="float" office:value="394242.688857568">
                <text:p>394242.688857568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723663801">
                <text:p>723663801</text:p>
              </table:table-cell>
              <table:table-cell office:value-type="float" office:value="395858.227098122">
                <text:p>395858.227098122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729054001">
                <text:p>729054001</text:p>
              </table:table-cell>
              <table:table-cell office:value-type="float" office:value="397474.301637834">
                <text:p>397474.301637834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734464201">
                <text:p>734464201</text:p>
              </table:table-cell>
              <table:table-cell office:value-type="float" office:value="399090.910490475">
                <text:p>399090.910490475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739894401">
                <text:p>739894401</text:p>
              </table:table-cell>
              <table:table-cell office:value-type="float" office:value="400708.051684474">
                <text:p>400708.051684474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745344601">
                <text:p>745344601</text:p>
              </table:table-cell>
              <table:table-cell office:value-type="float" office:value="402325.723262756">
                <text:p>402325.723262756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750814801">
                <text:p>750814801</text:p>
              </table:table-cell>
              <table:table-cell office:value-type="float" office:value="403943.923282586">
                <text:p>403943.923282586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756305001">
                <text:p>756305001</text:p>
              </table:table-cell>
              <table:table-cell office:value-type="float" office:value="405562.649815405">
                <text:p>405562.649815405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761815201">
                <text:p>761815201</text:p>
              </table:table-cell>
              <table:table-cell office:value-type="float" office:value="407181.900946683">
                <text:p>407181.900946683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767345401">
                <text:p>767345401</text:p>
              </table:table-cell>
              <table:table-cell office:value-type="float" office:value="408801.67477576">
                <text:p>408801.67477576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772895601">
                <text:p>772895601</text:p>
              </table:table-cell>
              <table:table-cell office:value-type="float" office:value="410421.969415702">
                <text:p>410421.969415702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778465801">
                <text:p>778465801</text:p>
              </table:table-cell>
              <table:table-cell office:value-type="float" office:value="412042.782993146">
                <text:p>412042.782993146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784056001">
                <text:p>784056001</text:p>
              </table:table-cell>
              <table:table-cell office:value-type="float" office:value="413664.113648161">
                <text:p>413664.113648161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789666201">
                <text:p>789666201</text:p>
              </table:table-cell>
              <table:table-cell office:value-type="float" office:value="415285.959534099">
                <text:p>415285.959534099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795296401">
                <text:p>795296401</text:p>
              </table:table-cell>
              <table:table-cell office:value-type="float" office:value="416908.318817456">
                <text:p>416908.318817456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800946601">
                <text:p>800946601</text:p>
              </table:table-cell>
              <table:table-cell office:value-type="float" office:value="418531.189677729">
                <text:p>418531.189677729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806616801">
                <text:p>806616801</text:p>
              </table:table-cell>
              <table:table-cell office:value-type="float" office:value="420154.570307285">
                <text:p>420154.570307285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812307001">
                <text:p>812307001</text:p>
              </table:table-cell>
              <table:table-cell office:value-type="float" office:value="421778.458911215">
                <text:p>421778.458911215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818017201">
                <text:p>818017201</text:p>
              </table:table-cell>
              <table:table-cell office:value-type="float" office:value="423402.853707208">
                <text:p>423402.853707208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823747401">
                <text:p>823747401</text:p>
              </table:table-cell>
              <table:table-cell office:value-type="float" office:value="425027.752925418">
                <text:p>425027.752925418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829497601">
                <text:p>829497601</text:p>
              </table:table-cell>
              <table:table-cell office:value-type="float" office:value="426653.154808329">
                <text:p>426653.154808329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835267801">
                <text:p>835267801</text:p>
              </table:table-cell>
              <table:table-cell office:value-type="float" office:value="428279.057610632">
                <text:p>428279.057610632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841058001">
                <text:p>841058001</text:p>
              </table:table-cell>
              <table:table-cell office:value-type="float" office:value="429905.459599095">
                <text:p>429905.459599095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846868201">
                <text:p>846868201</text:p>
              </table:table-cell>
              <table:table-cell office:value-type="float" office:value="431532.359052437">
                <text:p>431532.359052437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852698401">
                <text:p>852698401</text:p>
              </table:table-cell>
              <table:table-cell office:value-type="float" office:value="433159.754261212">
                <text:p>433159.754261212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858548601">
                <text:p>858548601</text:p>
              </table:table-cell>
              <table:table-cell office:value-type="float" office:value="434787.643527676">
                <text:p>434787.643527676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864418801">
                <text:p>864418801</text:p>
              </table:table-cell>
              <table:table-cell office:value-type="float" office:value="436416.025165677">
                <text:p>436416.025165677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870309001">
                <text:p>870309001</text:p>
              </table:table-cell>
              <table:table-cell office:value-type="float" office:value="438044.897500533">
                <text:p>438044.897500533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876219201">
                <text:p>876219201</text:p>
              </table:table-cell>
              <table:table-cell office:value-type="float" office:value="439674.258868915">
                <text:p>439674.258868915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882149401">
                <text:p>882149401</text:p>
              </table:table-cell>
              <table:table-cell office:value-type="float" office:value="441304.107618731">
                <text:p>441304.107618731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888099601">
                <text:p>888099601</text:p>
              </table:table-cell>
              <table:table-cell office:value-type="float" office:value="442934.442109016">
                <text:p>442934.442109016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894069801">
                <text:p>894069801</text:p>
              </table:table-cell>
              <table:table-cell office:value-type="float" office:value="444565.260709818">
                <text:p>444565.260709818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900060001">
                <text:p>900060001</text:p>
              </table:table-cell>
              <table:table-cell office:value-type="float" office:value="446196.561802084">
                <text:p>446196.561802084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906070201">
                <text:p>906070201</text:p>
              </table:table-cell>
              <table:table-cell office:value-type="float" office:value="447828.343777558">
                <text:p>447828.343777558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912100401">
                <text:p>912100401</text:p>
              </table:table-cell>
              <table:table-cell office:value-type="float" office:value="449460.60503867">
                <text:p>449460.60503867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918150601">
                <text:p>918150601</text:p>
              </table:table-cell>
              <table:table-cell office:value-type="float" office:value="451093.343998425">
                <text:p>451093.343998425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924220801">
                <text:p>924220801</text:p>
              </table:table-cell>
              <table:table-cell office:value-type="float" office:value="452726.559080309">
                <text:p>452726.559080309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930311001">
                <text:p>930311001</text:p>
              </table:table-cell>
              <table:table-cell office:value-type="float" office:value="454360.248718175">
                <text:p>454360.248718175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936421201">
                <text:p>936421201</text:p>
              </table:table-cell>
              <table:table-cell office:value-type="float" office:value="455994.411356148">
                <text:p>455994.411356148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942551401">
                <text:p>942551401</text:p>
              </table:table-cell>
              <table:table-cell office:value-type="float" office:value="457629.045448521">
                <text:p>457629.045448521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948701601">
                <text:p>948701601</text:p>
              </table:table-cell>
              <table:table-cell office:value-type="float" office:value="459264.149459656">
                <text:p>459264.149459656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954871801">
                <text:p>954871801</text:p>
              </table:table-cell>
              <table:table-cell office:value-type="float" office:value="460899.721863887">
                <text:p>460899.721863887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961062001">
                <text:p>961062001</text:p>
              </table:table-cell>
              <table:table-cell office:value-type="float" office:value="462535.761145423">
                <text:p>462535.761145423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967272201">
                <text:p>967272201</text:p>
              </table:table-cell>
              <table:table-cell office:value-type="float" office:value="464172.265798251">
                <text:p>464172.265798251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973502401">
                <text:p>973502401</text:p>
              </table:table-cell>
              <table:table-cell office:value-type="float" office:value="465809.234326043">
                <text:p>465809.234326043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979752601">
                <text:p>979752601</text:p>
              </table:table-cell>
              <table:table-cell office:value-type="float" office:value="467446.665242063">
                <text:p>467446.665242063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986022801">
                <text:p>986022801</text:p>
              </table:table-cell>
              <table:table-cell office:value-type="float" office:value="469084.557069076">
                <text:p>469084.557069076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992313001">
                <text:p>992313001</text:p>
              </table:table-cell>
              <table:table-cell office:value-type="float" office:value="470722.908339252">
                <text:p>470722.908339252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998623201">
                <text:p>998623201</text:p>
              </table:table-cell>
              <table:table-cell office:value-type="float" office:value="472361.717594084">
                <text:p>472361.717594084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1004953401">
                <text:p>1004953401</text:p>
              </table:table-cell>
              <table:table-cell office:value-type="float" office:value="474000.983384294">
                <text:p>474000.983384294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1011303601">
                <text:p>1011303601</text:p>
              </table:table-cell>
              <table:table-cell office:value-type="float" office:value="475640.704269748">
                <text:p>475640.704269748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1017673801">
                <text:p>1017673801</text:p>
              </table:table-cell>
              <table:table-cell office:value-type="float" office:value="477280.87881937">
                <text:p>477280.87881937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1024064001">
                <text:p>1024064001</text:p>
              </table:table-cell>
              <table:table-cell office:value-type="float" office:value="478921.505611054">
                <text:p>478921.505611054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1030474201">
                <text:p>1030474201</text:p>
              </table:table-cell>
              <table:table-cell office:value-type="float" office:value="480562.583231584">
                <text:p>480562.583231584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1036904401">
                <text:p>1036904401</text:p>
              </table:table-cell>
              <table:table-cell office:value-type="float" office:value="482204.110276547">
                <text:p>482204.110276547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1043354601">
                <text:p>1043354601</text:p>
              </table:table-cell>
              <table:table-cell office:value-type="float" office:value="483846.085350255">
                <text:p>483846.085350255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1049824801">
                <text:p>1049824801</text:p>
              </table:table-cell>
              <table:table-cell office:value-type="float" office:value="485488.50706566">
                <text:p>485488.50706566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1056315001">
                <text:p>1056315001</text:p>
              </table:table-cell>
              <table:table-cell office:value-type="float" office:value="487131.374044276">
                <text:p>487131.374044276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1062825201">
                <text:p>1062825201</text:p>
              </table:table-cell>
              <table:table-cell office:value-type="float" office:value="488774.684916101">
                <text:p>488774.684916101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1069355401">
                <text:p>1069355401</text:p>
              </table:table-cell>
              <table:table-cell office:value-type="float" office:value="490418.438319536">
                <text:p>490418.438319536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1075905601">
                <text:p>1075905601</text:p>
              </table:table-cell>
              <table:table-cell office:value-type="float" office:value="492062.632901312">
                <text:p>492062.632901312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1082475801">
                <text:p>1082475801</text:p>
              </table:table-cell>
              <table:table-cell office:value-type="float" office:value="493707.267316407">
                <text:p>493707.267316407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1089066001">
                <text:p>1089066001</text:p>
              </table:table-cell>
              <table:table-cell office:value-type="float" office:value="495352.340227982">
                <text:p>495352.340227982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1095676201">
                <text:p>1095676201</text:p>
              </table:table-cell>
              <table:table-cell office:value-type="float" office:value="496997.850307293">
                <text:p>496997.850307293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1102306401">
                <text:p>1102306401</text:p>
              </table:table-cell>
              <table:table-cell office:value-type="float" office:value="498643.796233628">
                <text:p>498643.796233628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1108956601">
                <text:p>1108956601</text:p>
              </table:table-cell>
              <table:table-cell office:value-type="float" office:value="500290.176694231">
                <text:p>500290.176694231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1115626801">
                <text:p>1115626801</text:p>
              </table:table-cell>
              <table:table-cell office:value-type="float" office:value="501936.990384229">
                <text:p>501936.990384229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1122317001">
                <text:p>1122317001</text:p>
              </table:table-cell>
              <table:table-cell office:value-type="float" office:value="503584.236006564">
                <text:p>503584.236006564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1129027201">
                <text:p>1129027201</text:p>
              </table:table-cell>
              <table:table-cell office:value-type="float" office:value="505231.912271919">
                <text:p>505231.912271919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1135757401">
                <text:p>1135757401</text:p>
              </table:table-cell>
              <table:table-cell office:value-type="float" office:value="506880.017898653">
                <text:p>506880.017898653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1142507601">
                <text:p>1142507601</text:p>
              </table:table-cell>
              <table:table-cell office:value-type="float" office:value="508528.551612732">
                <text:p>508528.551612732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1149277801">
                <text:p>1149277801</text:p>
              </table:table-cell>
              <table:table-cell office:value-type="float" office:value="510177.512147658">
                <text:p>510177.512147658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1156068001">
                <text:p>1156068001</text:p>
              </table:table-cell>
              <table:table-cell office:value-type="float" office:value="511826.898244405">
                <text:p>511826.898244405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1162878201">
                <text:p>1162878201</text:p>
              </table:table-cell>
              <table:table-cell office:value-type="float" office:value="513476.708651356">
                <text:p>513476.708651356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1169708401">
                <text:p>1169708401</text:p>
              </table:table-cell>
              <table:table-cell office:value-type="float" office:value="515126.942124231">
                <text:p>515126.942124231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1176558601">
                <text:p>1176558601</text:p>
              </table:table-cell>
              <table:table-cell office:value-type="float" office:value="516777.597426028">
                <text:p>516777.597426028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1183428801">
                <text:p>1183428801</text:p>
              </table:table-cell>
              <table:table-cell office:value-type="float" office:value="518428.673326957">
                <text:p>518428.673326957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1190319001">
                <text:p>1190319001</text:p>
              </table:table-cell>
              <table:table-cell office:value-type="float" office:value="520080.16860438">
                <text:p>520080.16860438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1197229201">
                <text:p>1197229201</text:p>
              </table:table-cell>
              <table:table-cell office:value-type="float" office:value="521732.082042742">
                <text:p>521732.082042742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1204159401">
                <text:p>1204159401</text:p>
              </table:table-cell>
              <table:table-cell office:value-type="float" office:value="523384.41243352">
                <text:p>523384.41243352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1211109601">
                <text:p>1211109601</text:p>
              </table:table-cell>
              <table:table-cell office:value-type="float" office:value="525037.158575151">
                <text:p>525037.158575151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1218079801">
                <text:p>1218079801</text:p>
              </table:table-cell>
              <table:table-cell office:value-type="float" office:value="526690.319272981">
                <text:p>526690.319272981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1225070001">
                <text:p>1225070001</text:p>
              </table:table-cell>
              <table:table-cell office:value-type="float" office:value="528343.893339199">
                <text:p>528343.893339199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1232080201">
                <text:p>1232080201</text:p>
              </table:table-cell>
              <table:table-cell office:value-type="float" office:value="529997.879592785">
                <text:p>529997.879592785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1239110401">
                <text:p>1239110401</text:p>
              </table:table-cell>
              <table:table-cell office:value-type="float" office:value="531652.276859445">
                <text:p>531652.276859445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1246160601">
                <text:p>1246160601</text:p>
              </table:table-cell>
              <table:table-cell office:value-type="float" office:value="533307.083971559">
                <text:p>533307.083971559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1253230801">
                <text:p>1253230801</text:p>
              </table:table-cell>
              <table:table-cell office:value-type="float" office:value="534962.299768121">
                <text:p>534962.299768121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1260321001">
                <text:p>1260321001</text:p>
              </table:table-cell>
              <table:table-cell office:value-type="float" office:value="536617.923094685">
                <text:p>536617.923094685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1267431201">
                <text:p>1267431201</text:p>
              </table:table-cell>
              <table:table-cell office:value-type="float" office:value="538273.952803308">
                <text:p>538273.952803308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1274561401">
                <text:p>1274561401</text:p>
              </table:table-cell>
              <table:table-cell office:value-type="float" office:value="539930.387752497">
                <text:p>539930.387752497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1281711601">
                <text:p>1281711601</text:p>
              </table:table-cell>
              <table:table-cell office:value-type="float" office:value="541587.226807153">
                <text:p>541587.226807153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1288881801">
                <text:p>1288881801</text:p>
              </table:table-cell>
              <table:table-cell office:value-type="float" office:value="543244.468838518">
                <text:p>543244.468838518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1296072001">
                <text:p>1296072001</text:p>
              </table:table-cell>
              <table:table-cell office:value-type="float" office:value="544902.112724123">
                <text:p>544902.112724123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1303282201">
                <text:p>1303282201</text:p>
              </table:table-cell>
              <table:table-cell office:value-type="float" office:value="546560.157347734">
                <text:p>546560.157347734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1310512401">
                <text:p>1310512401</text:p>
              </table:table-cell>
              <table:table-cell office:value-type="float" office:value="548218.601599301">
                <text:p>548218.601599301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1317762601">
                <text:p>1317762601</text:p>
              </table:table-cell>
              <table:table-cell office:value-type="float" office:value="549877.444374909">
                <text:p>549877.444374909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1325032801">
                <text:p>1325032801</text:p>
              </table:table-cell>
              <table:table-cell office:value-type="float" office:value="551536.684576721">
                <text:p>551536.684576721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1332323001">
                <text:p>1332323001</text:p>
              </table:table-cell>
              <table:table-cell office:value-type="float" office:value="553196.321112934">
                <text:p>553196.321112934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1339633201">
                <text:p>1339633201</text:p>
              </table:table-cell>
              <table:table-cell office:value-type="float" office:value="554856.352897729">
                <text:p>554856.352897729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1346963401">
                <text:p>1346963401</text:p>
              </table:table-cell>
              <table:table-cell office:value-type="float" office:value="556516.778851217">
                <text:p>556516.778851217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1354313601">
                <text:p>1354313601</text:p>
              </table:table-cell>
              <table:table-cell office:value-type="float" office:value="558177.597899396">
                <text:p>558177.597899396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1361683801">
                <text:p>1361683801</text:p>
              </table:table-cell>
              <table:table-cell office:value-type="float" office:value="559838.808974101">
                <text:p>559838.808974101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1369074001">
                <text:p>1369074001</text:p>
              </table:table-cell>
              <table:table-cell office:value-type="float" office:value="561500.411012955">
                <text:p>561500.411012955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1376484201">
                <text:p>1376484201</text:p>
              </table:table-cell>
              <table:table-cell office:value-type="float" office:value="563162.402959325">
                <text:p>563162.402959325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1383914401">
                <text:p>1383914401</text:p>
              </table:table-cell>
              <table:table-cell office:value-type="float" office:value="564824.783762271">
                <text:p>564824.783762271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1391364601">
                <text:p>1391364601</text:p>
              </table:table-cell>
              <table:table-cell office:value-type="float" office:value="566487.552376507">
                <text:p>566487.552376507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1398834801">
                <text:p>1398834801</text:p>
              </table:table-cell>
              <table:table-cell office:value-type="float" office:value="568150.70776235">
                <text:p>568150.70776235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1406325001">
                <text:p>1406325001</text:p>
              </table:table-cell>
              <table:table-cell office:value-type="float" office:value="569814.248885676">
                <text:p>569814.248885676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1413835201">
                <text:p>1413835201</text:p>
              </table:table-cell>
              <table:table-cell office:value-type="float" office:value="571478.174717876">
                <text:p>571478.174717876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1421365401">
                <text:p>1421365401</text:p>
              </table:table-cell>
              <table:table-cell office:value-type="float" office:value="573142.484235813">
                <text:p>573142.484235813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1428915601">
                <text:p>1428915601</text:p>
              </table:table-cell>
              <table:table-cell office:value-type="float" office:value="574807.176421779">
                <text:p>574807.176421779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1436485801">
                <text:p>1436485801</text:p>
              </table:table-cell>
              <table:table-cell office:value-type="float" office:value="576472.250263448">
                <text:p>576472.250263448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1444076001">
                <text:p>1444076001</text:p>
              </table:table-cell>
              <table:table-cell office:value-type="float" office:value="578137.704753837">
                <text:p>578137.704753837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1451686201">
                <text:p>1451686201</text:p>
              </table:table-cell>
              <table:table-cell office:value-type="float" office:value="579803.538891264">
                <text:p>579803.538891264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1459316401">
                <text:p>1459316401</text:p>
              </table:table-cell>
              <table:table-cell office:value-type="float" office:value="581469.751679302">
                <text:p>581469.751679302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1466966601">
                <text:p>1466966601</text:p>
              </table:table-cell>
              <table:table-cell office:value-type="float" office:value="583136.342126744">
                <text:p>583136.342126744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1474636801">
                <text:p>1474636801</text:p>
              </table:table-cell>
              <table:table-cell office:value-type="float" office:value="584803.309247558">
                <text:p>584803.309247558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1482327001">
                <text:p>1482327001</text:p>
              </table:table-cell>
              <table:table-cell office:value-type="float" office:value="586470.652060847">
                <text:p>586470.652060847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1490037201">
                <text:p>1490037201</text:p>
              </table:table-cell>
              <table:table-cell office:value-type="float" office:value="588138.369590808">
                <text:p>588138.369590808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1497767401">
                <text:p>1497767401</text:p>
              </table:table-cell>
              <table:table-cell office:value-type="float" office:value="589806.460866697">
                <text:p>589806.460866697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1505517601">
                <text:p>1505517601</text:p>
              </table:table-cell>
              <table:table-cell office:value-type="float" office:value="591474.924922784">
                <text:p>591474.924922784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1513287801">
                <text:p>1513287801</text:p>
              </table:table-cell>
              <table:table-cell office:value-type="float" office:value="593143.760798319">
                <text:p>593143.760798319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1521078001">
                <text:p>1521078001</text:p>
              </table:table-cell>
              <table:table-cell office:value-type="float" office:value="594812.967537489">
                <text:p>594812.967537489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1528888201">
                <text:p>1528888201</text:p>
              </table:table-cell>
              <table:table-cell office:value-type="float" office:value="596482.544189386">
                <text:p>596482.544189386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1536718401">
                <text:p>1536718401</text:p>
              </table:table-cell>
              <table:table-cell office:value-type="float" office:value="598152.489807962">
                <text:p>598152.489807962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1544568601">
                <text:p>1544568601</text:p>
              </table:table-cell>
              <table:table-cell office:value-type="float" office:value="599822.803451998">
                <text:p>599822.803451998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1552438801">
                <text:p>1552438801</text:p>
              </table:table-cell>
              <table:table-cell office:value-type="float" office:value="601493.484185064">
                <text:p>601493.484185064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1560329001">
                <text:p>1560329001</text:p>
              </table:table-cell>
              <table:table-cell office:value-type="float" office:value="603164.531075484">
                <text:p>603164.531075484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1568239201">
                <text:p>1568239201</text:p>
              </table:table-cell>
              <table:table-cell office:value-type="float" office:value="604835.943196298">
                <text:p>604835.943196298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1576169401">
                <text:p>1576169401</text:p>
              </table:table-cell>
              <table:table-cell office:value-type="float" office:value="606507.71962523">
                <text:p>606507.71962523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1584119601">
                <text:p>1584119601</text:p>
              </table:table-cell>
              <table:table-cell office:value-type="float" office:value="608179.859444647">
                <text:p>608179.859444647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1592089801">
                <text:p>1592089801</text:p>
              </table:table-cell>
              <table:table-cell office:value-type="float" office:value="609852.361741529">
                <text:p>609852.361741529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1600080001">
                <text:p>1600080001</text:p>
              </table:table-cell>
              <table:table-cell office:value-type="float" office:value="611525.225607432">
                <text:p>611525.225607432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1608090201">
                <text:p>1608090201</text:p>
              </table:table-cell>
              <table:table-cell office:value-type="float" office:value="613198.450138454">
                <text:p>613198.450138454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1616120401">
                <text:p>1616120401</text:p>
              </table:table-cell>
              <table:table-cell office:value-type="float" office:value="614872.034435203">
                <text:p>614872.034435203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1624170601">
                <text:p>1624170601</text:p>
              </table:table-cell>
              <table:table-cell office:value-type="float" office:value="616545.977602757">
                <text:p>616545.977602757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1632240801">
                <text:p>1632240801</text:p>
              </table:table-cell>
              <table:table-cell office:value-type="float" office:value="618220.27875064">
                <text:p>618220.27875064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1640331001">
                <text:p>1640331001</text:p>
              </table:table-cell>
              <table:table-cell office:value-type="float" office:value="619894.936992781">
                <text:p>619894.936992781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1648441201">
                <text:p>1648441201</text:p>
              </table:table-cell>
              <table:table-cell office:value-type="float" office:value="621569.951447487">
                <text:p>621569.951447487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1656571401">
                <text:p>1656571401</text:p>
              </table:table-cell>
              <table:table-cell office:value-type="float" office:value="623245.321237406">
                <text:p>623245.321237406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1664721601">
                <text:p>1664721601</text:p>
              </table:table-cell>
              <table:table-cell office:value-type="float" office:value="624921.045489498">
                <text:p>624921.045489498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1672891801">
                <text:p>1672891801</text:p>
              </table:table-cell>
              <table:table-cell office:value-type="float" office:value="626597.123335004">
                <text:p>626597.123335004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1681082001">
                <text:p>1681082001</text:p>
              </table:table-cell>
              <table:table-cell office:value-type="float" office:value="628273.553909411">
                <text:p>628273.553909411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1689292201">
                <text:p>1689292201</text:p>
              </table:table-cell>
              <table:table-cell office:value-type="float" office:value="629950.336352424">
                <text:p>629950.336352424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1697522401">
                <text:p>1697522401</text:p>
              </table:table-cell>
              <table:table-cell office:value-type="float" office:value="631627.469807934">
                <text:p>631627.469807934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1705772601">
                <text:p>1705772601</text:p>
              </table:table-cell>
              <table:table-cell office:value-type="float" office:value="633304.953423987">
                <text:p>633304.953423987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1714042801">
                <text:p>1714042801</text:p>
              </table:table-cell>
              <table:table-cell office:value-type="float" office:value="634982.786352758">
                <text:p>634982.786352758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1722333001">
                <text:p>1722333001</text:p>
              </table:table-cell>
              <table:table-cell office:value-type="float" office:value="636660.967750513">
                <text:p>636660.967750513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1730643201">
                <text:p>1730643201</text:p>
              </table:table-cell>
              <table:table-cell office:value-type="float" office:value="638339.496777587">
                <text:p>638339.496777587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1738973401">
                <text:p>1738973401</text:p>
              </table:table-cell>
              <table:table-cell office:value-type="float" office:value="640018.372598351">
                <text:p>640018.372598351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1747323601">
                <text:p>1747323601</text:p>
              </table:table-cell>
              <table:table-cell office:value-type="float" office:value="641697.594381184">
                <text:p>641697.594381184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1755693801">
                <text:p>1755693801</text:p>
              </table:table-cell>
              <table:table-cell office:value-type="float" office:value="643377.161298444">
                <text:p>643377.161298444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764084001">
                <text:p>1764084001</text:p>
              </table:table-cell>
              <table:table-cell office:value-type="float" office:value="645057.072526439">
                <text:p>645057.072526439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1772494201">
                <text:p>1772494201</text:p>
              </table:table-cell>
              <table:table-cell office:value-type="float" office:value="646737.327245399">
                <text:p>646737.327245399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1780924401">
                <text:p>1780924401</text:p>
              </table:table-cell>
              <table:table-cell office:value-type="float" office:value="648417.924639449">
                <text:p>648417.924639449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1789374601">
                <text:p>1789374601</text:p>
              </table:table-cell>
              <table:table-cell office:value-type="float" office:value="650098.863896582">
                <text:p>650098.863896582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797844801">
                <text:p>1797844801</text:p>
              </table:table-cell>
              <table:table-cell office:value-type="float" office:value="651780.144208626">
                <text:p>651780.144208626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1806335001">
                <text:p>1806335001</text:p>
              </table:table-cell>
              <table:table-cell office:value-type="float" office:value="653461.764771226">
                <text:p>653461.764771226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1814845201">
                <text:p>1814845201</text:p>
              </table:table-cell>
              <table:table-cell office:value-type="float" office:value="655143.724783808">
                <text:p>655143.724783808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23375401">
                <text:p>1823375401</text:p>
              </table:table-cell>
              <table:table-cell office:value-type="float" office:value="656826.023449559">
                <text:p>656826.023449559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1831925601">
                <text:p>1831925601</text:p>
              </table:table-cell>
              <table:table-cell office:value-type="float" office:value="658508.659975398">
                <text:p>658508.659975398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1840495801">
                <text:p>1840495801</text:p>
              </table:table-cell>
              <table:table-cell office:value-type="float" office:value="660191.633571949">
                <text:p>660191.633571949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849086001">
                <text:p>1849086001</text:p>
              </table:table-cell>
              <table:table-cell office:value-type="float" office:value="661874.943453516">
                <text:p>661874.943453516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1857696201">
                <text:p>1857696201</text:p>
              </table:table-cell>
              <table:table-cell office:value-type="float" office:value="663558.588838057">
                <text:p>663558.588838057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866326401">
                <text:p>1866326401</text:p>
              </table:table-cell>
              <table:table-cell office:value-type="float" office:value="665242.568947161">
                <text:p>665242.568947161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1874976601">
                <text:p>1874976601</text:p>
              </table:table-cell>
              <table:table-cell office:value-type="float" office:value="666926.883006017">
                <text:p>666926.883006017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1883646801">
                <text:p>1883646801</text:p>
              </table:table-cell>
              <table:table-cell office:value-type="float" office:value="668611.530243397">
                <text:p>668611.530243397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1892337001">
                <text:p>1892337001</text:p>
              </table:table-cell>
              <table:table-cell office:value-type="float" office:value="670296.509891625">
                <text:p>670296.50989162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901047201">
                <text:p>1901047201</text:p>
              </table:table-cell>
              <table:table-cell office:value-type="float" office:value="671981.821186552">
                <text:p>671981.821186552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909777401">
                <text:p>1909777401</text:p>
              </table:table-cell>
              <table:table-cell office:value-type="float" office:value="673667.463367538">
                <text:p>673667.46336753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918527601">
                <text:p>1918527601</text:p>
              </table:table-cell>
              <table:table-cell office:value-type="float" office:value="675353.435677424">
                <text:p>675353.4356774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927297801">
                <text:p>1927297801</text:p>
              </table:table-cell>
              <table:table-cell office:value-type="float" office:value="677039.737362504">
                <text:p>677039.73736250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936088001">
                <text:p>1936088001</text:p>
              </table:table-cell>
              <table:table-cell office:value-type="float" office:value="678726.367672511">
                <text:p>678726.36767251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944898201">
                <text:p>1944898201</text:p>
              </table:table-cell>
              <table:table-cell office:value-type="float" office:value="680413.325860585">
                <text:p>680413.32586058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953728401">
                <text:p>1953728401</text:p>
              </table:table-cell>
              <table:table-cell office:value-type="float" office:value="682100.611183254">
                <text:p>682100.61118325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962578601">
                <text:p>1962578601</text:p>
              </table:table-cell>
              <table:table-cell office:value-type="float" office:value="683788.22290041">
                <text:p>683788.2229004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971448801">
                <text:p>1971448801</text:p>
              </table:table-cell>
              <table:table-cell office:value-type="float" office:value="685476.160275286">
                <text:p>685476.16027528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980339001">
                <text:p>1980339001</text:p>
              </table:table-cell>
              <table:table-cell office:value-type="float" office:value="687164.422574434">
                <text:p>687164.42257443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989249201">
                <text:p>1989249201</text:p>
              </table:table-cell>
              <table:table-cell office:value-type="float" office:value="688853.009067702">
                <text:p>688853.009067702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1998179401">
                <text:p>1998179401</text:p>
              </table:table-cell>
              <table:table-cell office:value-type="float" office:value="690541.919028214">
                <text:p>690541.91902821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2007129601">
                <text:p>2007129601</text:p>
              </table:table-cell>
              <table:table-cell office:value-type="float" office:value="692231.151732342">
                <text:p>692231.151732342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2016099801">
                <text:p>2016099801</text:p>
              </table:table-cell>
              <table:table-cell office:value-type="float" office:value="693920.706459693">
                <text:p>693920.706459693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2025090001">
                <text:p>2025090001</text:p>
              </table:table-cell>
              <table:table-cell office:value-type="float" office:value="695610.582493081">
                <text:p>695610.582493081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2034100201">
                <text:p>2034100201</text:p>
              </table:table-cell>
              <table:table-cell office:value-type="float" office:value="697300.779118506">
                <text:p>697300.779118506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2043130401">
                <text:p>2043130401</text:p>
              </table:table-cell>
              <table:table-cell office:value-type="float" office:value="698991.295625136">
                <text:p>698991.295625136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2052180601">
                <text:p>2052180601</text:p>
              </table:table-cell>
              <table:table-cell office:value-type="float" office:value="700682.131305284">
                <text:p>700682.131305284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2061250801">
                <text:p>2061250801</text:p>
              </table:table-cell>
              <table:table-cell office:value-type="float" office:value="702373.285454387">
                <text:p>702373.285454387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2070341001">
                <text:p>2070341001</text:p>
              </table:table-cell>
              <table:table-cell office:value-type="float" office:value="704064.757370985">
                <text:p>704064.757370985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079451201">
                <text:p>2079451201</text:p>
              </table:table-cell>
              <table:table-cell office:value-type="float" office:value="705756.546356703">
                <text:p>705756.546356703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2088581401">
                <text:p>2088581401</text:p>
              </table:table-cell>
              <table:table-cell office:value-type="float" office:value="707448.651716229">
                <text:p>707448.651716229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2097731601">
                <text:p>2097731601</text:p>
              </table:table-cell>
              <table:table-cell office:value-type="float" office:value="709141.072757291">
                <text:p>709141.072757291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2106901801">
                <text:p>2106901801</text:p>
              </table:table-cell>
              <table:table-cell office:value-type="float" office:value="710833.808790643">
                <text:p>710833.808790643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2116092001">
                <text:p>2116092001</text:p>
              </table:table-cell>
              <table:table-cell office:value-type="float" office:value="712526.859130042">
                <text:p>712526.859130042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2125302201">
                <text:p>2125302201</text:p>
              </table:table-cell>
              <table:table-cell office:value-type="float" office:value="714220.223092226">
                <text:p>714220.223092226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2134532401">
                <text:p>2134532401</text:p>
              </table:table-cell>
              <table:table-cell office:value-type="float" office:value="715913.8999969">
                <text:p>715913.8999969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2143782601">
                <text:p>2143782601</text:p>
              </table:table-cell>
              <table:table-cell office:value-type="float" office:value="717607.889166712">
                <text:p>717607.889166712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2153052801">
                <text:p>2153052801</text:p>
              </table:table-cell>
              <table:table-cell office:value-type="float" office:value="719302.189927239">
                <text:p>719302.189927239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2162343001">
                <text:p>2162343001</text:p>
              </table:table-cell>
              <table:table-cell office:value-type="float" office:value="720996.80160696">
                <text:p>720996.80160696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2171653201">
                <text:p>2171653201</text:p>
              </table:table-cell>
              <table:table-cell office:value-type="float" office:value="722691.723537247">
                <text:p>722691.723537247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2180983401">
                <text:p>2180983401</text:p>
              </table:table-cell>
              <table:table-cell office:value-type="float" office:value="724386.955052337">
                <text:p>724386.955052337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2190333601">
                <text:p>2190333601</text:p>
              </table:table-cell>
              <table:table-cell office:value-type="float" office:value="726082.495489324">
                <text:p>726082.495489324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2199703801">
                <text:p>2199703801</text:p>
              </table:table-cell>
              <table:table-cell office:value-type="float" office:value="727778.344188129">
                <text:p>727778.344188129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2209094001">
                <text:p>2209094001</text:p>
              </table:table-cell>
              <table:table-cell office:value-type="float" office:value="729474.500491492">
                <text:p>729474.500491492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2218504201">
                <text:p>2218504201</text:p>
              </table:table-cell>
              <table:table-cell office:value-type="float" office:value="731170.963744947">
                <text:p>731170.963744947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2227934401">
                <text:p>2227934401</text:p>
              </table:table-cell>
              <table:table-cell office:value-type="float" office:value="732867.733296809">
                <text:p>732867.733296809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2237384601">
                <text:p>2237384601</text:p>
              </table:table-cell>
              <table:table-cell office:value-type="float" office:value="734564.808498152">
                <text:p>734564.808498152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2246854801">
                <text:p>2246854801</text:p>
              </table:table-cell>
              <table:table-cell office:value-type="float" office:value="736262.188702797">
                <text:p>736262.188702797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2256345001">
                <text:p>2256345001</text:p>
              </table:table-cell>
              <table:table-cell office:value-type="float" office:value="737959.873267289">
                <text:p>737959.873267289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2265855201">
                <text:p>2265855201</text:p>
              </table:table-cell>
              <table:table-cell office:value-type="float" office:value="739657.861550883">
                <text:p>739657.861550883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2275385401">
                <text:p>2275385401</text:p>
              </table:table-cell>
              <table:table-cell office:value-type="float" office:value="741356.152915526">
                <text:p>741356.152915526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2284935601">
                <text:p>2284935601</text:p>
              </table:table-cell>
              <table:table-cell office:value-type="float" office:value="743054.746725841">
                <text:p>743054.746725841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2294505801">
                <text:p>2294505801</text:p>
              </table:table-cell>
              <table:table-cell office:value-type="float" office:value="744753.642349108">
                <text:p>744753.642349108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2304096001">
                <text:p>2304096001</text:p>
              </table:table-cell>
              <table:table-cell office:value-type="float" office:value="746452.83915525">
                <text:p>746452.83915525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2313706201">
                <text:p>2313706201</text:p>
              </table:table-cell>
              <table:table-cell office:value-type="float" office:value="748152.336516815">
                <text:p>748152.336516815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2323336401">
                <text:p>2323336401</text:p>
              </table:table-cell>
              <table:table-cell office:value-type="float" office:value="749852.133808959">
                <text:p>749852.133808959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2332986601">
                <text:p>2332986601</text:p>
              </table:table-cell>
              <table:table-cell office:value-type="float" office:value="751552.230409431">
                <text:p>751552.230409431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2342656801">
                <text:p>2342656801</text:p>
              </table:table-cell>
              <table:table-cell office:value-type="float" office:value="753252.625698559">
                <text:p>753252.625698559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2352347001">
                <text:p>2352347001</text:p>
              </table:table-cell>
              <table:table-cell office:value-type="float" office:value="754953.319059228">
                <text:p>754953.319059228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2362057201">
                <text:p>2362057201</text:p>
              </table:table-cell>
              <table:table-cell office:value-type="float" office:value="756654.309876869">
                <text:p>756654.309876869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2371787401">
                <text:p>2371787401</text:p>
              </table:table-cell>
              <table:table-cell office:value-type="float" office:value="758355.597539444">
                <text:p>758355.597539444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2381537601">
                <text:p>2381537601</text:p>
              </table:table-cell>
              <table:table-cell office:value-type="float" office:value="760057.181437425">
                <text:p>760057.181437425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2391307801">
                <text:p>2391307801</text:p>
              </table:table-cell>
              <table:table-cell office:value-type="float" office:value="761759.060963785">
                <text:p>761759.060963785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2401098001">
                <text:p>2401098001</text:p>
              </table:table-cell>
              <table:table-cell office:value-type="float" office:value="763461.235513979">
                <text:p>763461.235513979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2410908201">
                <text:p>2410908201</text:p>
              </table:table-cell>
              <table:table-cell office:value-type="float" office:value="765163.704485927">
                <text:p>765163.704485927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2420738401">
                <text:p>2420738401</text:p>
              </table:table-cell>
              <table:table-cell office:value-type="float" office:value="766866.467280005">
                <text:p>766866.467280005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2430588601">
                <text:p>2430588601</text:p>
              </table:table-cell>
              <table:table-cell office:value-type="float" office:value="768569.523299024">
                <text:p>768569.523299024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2440458801">
                <text:p>2440458801</text:p>
              </table:table-cell>
              <table:table-cell office:value-type="float" office:value="770272.871948219">
                <text:p>770272.871948219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2450349001">
                <text:p>2450349001</text:p>
              </table:table-cell>
              <table:table-cell office:value-type="float" office:value="771976.512635232">
                <text:p>771976.512635232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2460259201">
                <text:p>2460259201</text:p>
              </table:table-cell>
              <table:table-cell office:value-type="float" office:value="773680.4447701">
                <text:p>773680.4447701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2470189401">
                <text:p>2470189401</text:p>
              </table:table-cell>
              <table:table-cell office:value-type="float" office:value="775384.667765236">
                <text:p>775384.667765236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2480139601">
                <text:p>2480139601</text:p>
              </table:table-cell>
              <table:table-cell office:value-type="float" office:value="777089.181035419">
                <text:p>777089.181035419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2490109801">
                <text:p>2490109801</text:p>
              </table:table-cell>
              <table:table-cell office:value-type="float" office:value="778793.98399778">
                <text:p>778793.98399778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2500100001">
                <text:p>2500100001</text:p>
              </table:table-cell>
              <table:table-cell office:value-type="float" office:value="780499.076071783">
                <text:p>780499.076071783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2510110201">
                <text:p>2510110201</text:p>
              </table:table-cell>
              <table:table-cell office:value-type="float" office:value="782204.456679216">
                <text:p>782204.456679216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2520140401">
                <text:p>2520140401</text:p>
              </table:table-cell>
              <table:table-cell office:value-type="float" office:value="783910.125244174">
                <text:p>783910.125244174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2530190601">
                <text:p>2530190601</text:p>
              </table:table-cell>
              <table:table-cell office:value-type="float" office:value="785616.081193048">
                <text:p>785616.081193048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2540260801">
                <text:p>2540260801</text:p>
              </table:table-cell>
              <table:table-cell office:value-type="float" office:value="787322.323954509">
                <text:p>787322.323954509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2550351001">
                <text:p>2550351001</text:p>
              </table:table-cell>
              <table:table-cell office:value-type="float" office:value="789028.852959493">
                <text:p>789028.852959493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2560461201">
                <text:p>2560461201</text:p>
              </table:table-cell>
              <table:table-cell office:value-type="float" office:value="790735.667641194">
                <text:p>790735.667641194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2570591401">
                <text:p>2570591401</text:p>
              </table:table-cell>
              <table:table-cell office:value-type="float" office:value="792442.767435043">
                <text:p>792442.767435043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2580741601">
                <text:p>2580741601</text:p>
              </table:table-cell>
              <table:table-cell office:value-type="float" office:value="794150.151778699">
                <text:p>794150.151778699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2590911801">
                <text:p>2590911801</text:p>
              </table:table-cell>
              <table:table-cell office:value-type="float" office:value="795857.820112035">
                <text:p>795857.820112035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2601102001">
                <text:p>2601102001</text:p>
              </table:table-cell>
              <table:table-cell office:value-type="float" office:value="797565.771877124">
                <text:p>797565.771877124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2611312201">
                <text:p>2611312201</text:p>
              </table:table-cell>
              <table:table-cell office:value-type="float" office:value="799274.006518229">
                <text:p>799274.006518229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2621542401">
                <text:p>2621542401</text:p>
              </table:table-cell>
              <table:table-cell office:value-type="float" office:value="800982.523481785">
                <text:p>800982.523481785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2631792601">
                <text:p>2631792601</text:p>
              </table:table-cell>
              <table:table-cell office:value-type="float" office:value="802691.322216393">
                <text:p>802691.322216393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2642062801">
                <text:p>2642062801</text:p>
              </table:table-cell>
              <table:table-cell office:value-type="float" office:value="804400.4021728">
                <text:p>804400.4021728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2652353001">
                <text:p>2652353001</text:p>
              </table:table-cell>
              <table:table-cell office:value-type="float" office:value="806109.762803893">
                <text:p>806109.762803893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2662663201">
                <text:p>2662663201</text:p>
              </table:table-cell>
              <table:table-cell office:value-type="float" office:value="807819.403564681">
                <text:p>807819.403564681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2672993401">
                <text:p>2672993401</text:p>
              </table:table-cell>
              <table:table-cell office:value-type="float" office:value="809529.323912289">
                <text:p>809529.323912289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2683343601">
                <text:p>2683343601</text:p>
              </table:table-cell>
              <table:table-cell office:value-type="float" office:value="811239.523305938">
                <text:p>811239.523305938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2693713801">
                <text:p>2693713801</text:p>
              </table:table-cell>
              <table:table-cell office:value-type="float" office:value="812950.00120694">
                <text:p>812950.00120694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2704104001">
                <text:p>2704104001</text:p>
              </table:table-cell>
              <table:table-cell office:value-type="float" office:value="814660.757078681">
                <text:p>814660.757078681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2714514201">
                <text:p>2714514201</text:p>
              </table:table-cell>
              <table:table-cell office:value-type="float" office:value="816371.790386612">
                <text:p>816371.790386612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2724944401">
                <text:p>2724944401</text:p>
              </table:table-cell>
              <table:table-cell office:value-type="float" office:value="818083.100598235">
                <text:p>818083.100598235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2735394601">
                <text:p>2735394601</text:p>
              </table:table-cell>
              <table:table-cell office:value-type="float" office:value="819794.687183092">
                <text:p>819794.687183092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2745864801">
                <text:p>2745864801</text:p>
              </table:table-cell>
              <table:table-cell office:value-type="float" office:value="821506.549612756">
                <text:p>821506.549612756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2756355001">
                <text:p>2756355001</text:p>
              </table:table-cell>
              <table:table-cell office:value-type="float" office:value="823218.687360814">
                <text:p>823218.687360814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2766865201">
                <text:p>2766865201</text:p>
              </table:table-cell>
              <table:table-cell office:value-type="float" office:value="824931.099902859">
                <text:p>824931.099902859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2777395401">
                <text:p>2777395401</text:p>
              </table:table-cell>
              <table:table-cell office:value-type="float" office:value="826643.786716479">
                <text:p>826643.786716479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2787945601">
                <text:p>2787945601</text:p>
              </table:table-cell>
              <table:table-cell office:value-type="float" office:value="828356.747281244">
                <text:p>828356.747281244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2798515801">
                <text:p>2798515801</text:p>
              </table:table-cell>
              <table:table-cell office:value-type="float" office:value="830069.981078694">
                <text:p>830069.981078694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2809106001">
                <text:p>2809106001</text:p>
              </table:table-cell>
              <table:table-cell office:value-type="float" office:value="831783.487592331">
                <text:p>831783.487592331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2819716201">
                <text:p>2819716201</text:p>
              </table:table-cell>
              <table:table-cell office:value-type="float" office:value="833497.266307604">
                <text:p>833497.266307604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2830346401">
                <text:p>2830346401</text:p>
              </table:table-cell>
              <table:table-cell office:value-type="float" office:value="835211.316711904">
                <text:p>835211.316711904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2840996601">
                <text:p>2840996601</text:p>
              </table:table-cell>
              <table:table-cell office:value-type="float" office:value="836925.638294544">
                <text:p>836925.638294544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2851666801">
                <text:p>2851666801</text:p>
              </table:table-cell>
              <table:table-cell office:value-type="float" office:value="838640.230546756">
                <text:p>838640.230546756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2862357001">
                <text:p>2862357001</text:p>
              </table:table-cell>
              <table:table-cell office:value-type="float" office:value="840355.092961678">
                <text:p>840355.092961678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2873067201">
                <text:p>2873067201</text:p>
              </table:table-cell>
              <table:table-cell office:value-type="float" office:value="842070.225034341">
                <text:p>842070.225034341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2883797401">
                <text:p>2883797401</text:p>
              </table:table-cell>
              <table:table-cell office:value-type="float" office:value="843785.626261661">
                <text:p>843785.626261661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2894547601">
                <text:p>2894547601</text:p>
              </table:table-cell>
              <table:table-cell office:value-type="float" office:value="845501.296142428">
                <text:p>845501.296142428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2905317801">
                <text:p>2905317801</text:p>
              </table:table-cell>
              <table:table-cell office:value-type="float" office:value="847217.234177294">
                <text:p>847217.234177294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2916108001">
                <text:p>2916108001</text:p>
              </table:table-cell>
              <table:table-cell office:value-type="float" office:value="848933.439868766">
                <text:p>848933.439868766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2926918201">
                <text:p>2926918201</text:p>
              </table:table-cell>
              <table:table-cell office:value-type="float" office:value="850649.912721191">
                <text:p>850649.912721191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2937748401">
                <text:p>2937748401</text:p>
              </table:table-cell>
              <table:table-cell office:value-type="float" office:value="852366.652240751">
                <text:p>852366.652240751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2948598601">
                <text:p>2948598601</text:p>
              </table:table-cell>
              <table:table-cell office:value-type="float" office:value="854083.657935447">
                <text:p>854083.657935447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2959468801">
                <text:p>2959468801</text:p>
              </table:table-cell>
              <table:table-cell office:value-type="float" office:value="855800.929315095">
                <text:p>855800.929315095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2970359001">
                <text:p>2970359001</text:p>
              </table:table-cell>
              <table:table-cell office:value-type="float" office:value="857518.465891312">
                <text:p>857518.465891312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2981269201">
                <text:p>2981269201</text:p>
              </table:table-cell>
              <table:table-cell office:value-type="float" office:value="859236.267177507">
                <text:p>859236.267177507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2992199401">
                <text:p>2992199401</text:p>
              </table:table-cell>
              <table:table-cell office:value-type="float" office:value="860954.332688871">
                <text:p>860954.332688871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3003149601">
                <text:p>3003149601</text:p>
              </table:table-cell>
              <table:table-cell office:value-type="float" office:value="862672.661942369">
                <text:p>862672.661942369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3014119801">
                <text:p>3014119801</text:p>
              </table:table-cell>
              <table:table-cell office:value-type="float" office:value="864391.254456727">
                <text:p>864391.254456727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3025110001">
                <text:p>3025110001</text:p>
              </table:table-cell>
              <table:table-cell office:value-type="float" office:value="866110.109752426">
                <text:p>866110.109752426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3036120201">
                <text:p>3036120201</text:p>
              </table:table-cell>
              <table:table-cell office:value-type="float" office:value="867829.227351689">
                <text:p>867829.227351689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3047150401">
                <text:p>3047150401</text:p>
              </table:table-cell>
              <table:table-cell office:value-type="float" office:value="869548.606778475">
                <text:p>869548.606778475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3058200601">
                <text:p>3058200601</text:p>
              </table:table-cell>
              <table:table-cell office:value-type="float" office:value="871268.247558467">
                <text:p>871268.247558467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3069270801">
                <text:p>3069270801</text:p>
              </table:table-cell>
              <table:table-cell office:value-type="float" office:value="872988.149219062">
                <text:p>872988.149219062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3080361001">
                <text:p>3080361001</text:p>
              </table:table-cell>
              <table:table-cell office:value-type="float" office:value="874708.311289366">
                <text:p>874708.311289366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3091471201">
                <text:p>3091471201</text:p>
              </table:table-cell>
              <table:table-cell office:value-type="float" office:value="876428.733300179">
                <text:p>876428.733300179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3102601401">
                <text:p>3102601401</text:p>
              </table:table-cell>
              <table:table-cell office:value-type="float" office:value="878149.41478399">
                <text:p>878149.41478399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3113751601">
                <text:p>3113751601</text:p>
              </table:table-cell>
              <table:table-cell office:value-type="float" office:value="879870.355274968">
                <text:p>879870.355274968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3124921801">
                <text:p>3124921801</text:p>
              </table:table-cell>
              <table:table-cell office:value-type="float" office:value="881591.554308949">
                <text:p>881591.554308949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3136112001">
                <text:p>3136112001</text:p>
              </table:table-cell>
              <table:table-cell office:value-type="float" office:value="883313.011423432">
                <text:p>883313.011423432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3147322201">
                <text:p>3147322201</text:p>
              </table:table-cell>
              <table:table-cell office:value-type="float" office:value="885034.726157565">
                <text:p>885034.726157565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3158552401">
                <text:p>3158552401</text:p>
              </table:table-cell>
              <table:table-cell office:value-type="float" office:value="886756.698052142">
                <text:p>886756.698052142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3169802601">
                <text:p>3169802601</text:p>
              </table:table-cell>
              <table:table-cell office:value-type="float" office:value="888478.926649589">
                <text:p>888478.926649589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3181072801">
                <text:p>3181072801</text:p>
              </table:table-cell>
              <table:table-cell office:value-type="float" office:value="890201.411493959">
                <text:p>890201.411493959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3192363001">
                <text:p>3192363001</text:p>
              </table:table-cell>
              <table:table-cell office:value-type="float" office:value="891924.152130921">
                <text:p>891924.152130921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3203673201">
                <text:p>3203673201</text:p>
              </table:table-cell>
              <table:table-cell office:value-type="float" office:value="893647.148107752">
                <text:p>893647.148107752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3215003401">
                <text:p>3215003401</text:p>
              </table:table-cell>
              <table:table-cell office:value-type="float" office:value="895370.398973329">
                <text:p>895370.398973329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3226353601">
                <text:p>3226353601</text:p>
              </table:table-cell>
              <table:table-cell office:value-type="float" office:value="897093.90427812">
                <text:p>897093.90427812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3237723801">
                <text:p>3237723801</text:p>
              </table:table-cell>
              <table:table-cell office:value-type="float" office:value="898817.663574177">
                <text:p>898817.663574177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3249114001">
                <text:p>3249114001</text:p>
              </table:table-cell>
              <table:table-cell office:value-type="float" office:value="900541.676415124">
                <text:p>900541.676415124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3260524201">
                <text:p>3260524201</text:p>
              </table:table-cell>
              <table:table-cell office:value-type="float" office:value="902265.942356154">
                <text:p>902265.942356154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3271954401">
                <text:p>3271954401</text:p>
              </table:table-cell>
              <table:table-cell office:value-type="float" office:value="903990.460954017">
                <text:p>903990.460954017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3283404601">
                <text:p>3283404601</text:p>
              </table:table-cell>
              <table:table-cell office:value-type="float" office:value="905715.231767011">
                <text:p>905715.231767011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3294874801">
                <text:p>3294874801</text:p>
              </table:table-cell>
              <table:table-cell office:value-type="float" office:value="907440.254354978">
                <text:p>907440.254354978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3306365001">
                <text:p>3306365001</text:p>
              </table:table-cell>
              <table:table-cell office:value-type="float" office:value="909165.528279293">
                <text:p>909165.528279293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3317875201">
                <text:p>3317875201</text:p>
              </table:table-cell>
              <table:table-cell office:value-type="float" office:value="910891.053102857">
                <text:p>910891.053102857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3329405401">
                <text:p>3329405401</text:p>
              </table:table-cell>
              <table:table-cell office:value-type="float" office:value="912616.828390087">
                <text:p>912616.828390087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3340955601">
                <text:p>3340955601</text:p>
              </table:table-cell>
              <table:table-cell office:value-type="float" office:value="914342.853706911">
                <text:p>914342.853706911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3352525801">
                <text:p>3352525801</text:p>
              </table:table-cell>
              <table:table-cell office:value-type="float" office:value="916069.12862076">
                <text:p>916069.12862076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3364116001">
                <text:p>3364116001</text:p>
              </table:table-cell>
              <table:table-cell office:value-type="float" office:value="917795.652700558">
                <text:p>917795.652700558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3375726201">
                <text:p>3375726201</text:p>
              </table:table-cell>
              <table:table-cell office:value-type="float" office:value="919522.425516714">
                <text:p>919522.425516714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3387356401">
                <text:p>3387356401</text:p>
              </table:table-cell>
              <table:table-cell office:value-type="float" office:value="921249.446641119">
                <text:p>921249.446641119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3399006601">
                <text:p>3399006601</text:p>
              </table:table-cell>
              <table:table-cell office:value-type="float" office:value="922976.715647132">
                <text:p>922976.715647132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3410676801">
                <text:p>3410676801</text:p>
              </table:table-cell>
              <table:table-cell office:value-type="float" office:value="924704.232109578">
                <text:p>924704.232109578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3422367001">
                <text:p>3422367001</text:p>
              </table:table-cell>
              <table:table-cell office:value-type="float" office:value="926431.995604737">
                <text:p>926431.995604737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3434077201">
                <text:p>3434077201</text:p>
              </table:table-cell>
              <table:table-cell office:value-type="float" office:value="928160.005710337">
                <text:p>928160.005710337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3445807401">
                <text:p>3445807401</text:p>
              </table:table-cell>
              <table:table-cell office:value-type="float" office:value="929888.262005549">
                <text:p>929888.262005549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3457557601">
                <text:p>3457557601</text:p>
              </table:table-cell>
              <table:table-cell office:value-type="float" office:value="931616.764070975">
                <text:p>931616.764070975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3469327801">
                <text:p>3469327801</text:p>
              </table:table-cell>
              <table:table-cell office:value-type="float" office:value="933345.511488647">
                <text:p>933345.511488647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3481118001">
                <text:p>3481118001</text:p>
              </table:table-cell>
              <table:table-cell office:value-type="float" office:value="935074.503842013">
                <text:p>935074.503842013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3492928201">
                <text:p>3492928201</text:p>
              </table:table-cell>
              <table:table-cell office:value-type="float" office:value="936803.740715935">
                <text:p>936803.740715935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3504758401">
                <text:p>3504758401</text:p>
              </table:table-cell>
              <table:table-cell office:value-type="float" office:value="938533.221696679">
                <text:p>938533.221696679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3516608601">
                <text:p>3516608601</text:p>
              </table:table-cell>
              <table:table-cell office:value-type="float" office:value="940262.946371909">
                <text:p>940262.946371909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3528478801">
                <text:p>3528478801</text:p>
              </table:table-cell>
              <table:table-cell office:value-type="float" office:value="941992.91433068">
                <text:p>941992.91433068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3540369001">
                <text:p>3540369001</text:p>
              </table:table-cell>
              <table:table-cell office:value-type="float" office:value="943723.125163429">
                <text:p>943723.125163429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3552279201">
                <text:p>3552279201</text:p>
              </table:table-cell>
              <table:table-cell office:value-type="float" office:value="945453.578461973">
                <text:p>945453.578461973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3564209401">
                <text:p>3564209401</text:p>
              </table:table-cell>
              <table:table-cell office:value-type="float" office:value="947184.273819495">
                <text:p>947184.273819495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3576159601">
                <text:p>3576159601</text:p>
              </table:table-cell>
              <table:table-cell office:value-type="float" office:value="948915.210830543">
                <text:p>948915.210830543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3588129801">
                <text:p>3588129801</text:p>
              </table:table-cell>
              <table:table-cell office:value-type="float" office:value="950646.38909102">
                <text:p>950646.38909102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3600120001">
                <text:p>3600120001</text:p>
              </table:table-cell>
              <table:table-cell office:value-type="float" office:value="952377.80819818">
                <text:p>952377.80819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4.89cm" svg:y="0.315cm" chart:style-name="ch2">
          <text:p>Complejidades experimentales</text:p>
        </chart:title>
        <chart:subtitle svg:x="4.665cm" svg:y="1.249cm" chart:style-name="ch3">
          <text:p>Fuerza bruta contra divide y vencerás</text:p>
        </chart:subtitle>
        <chart:legend svg:x="9.88cm" svg:y="7.873cm" style:legend-expansion="custom" chartooo:width="5.394cm" chartooo:height="0.99cm" style:legend-expansion-aspect-ratio="5.44848484848485" chart:style-name="ch4"/>
        <chart:plot-area chart:style-name="ch5" table:cell-range-address="Hoja1.B2:Hoja1.B602 Hoja1.E2:Hoja1.F602" chart:data-source-has-labels="both" svg:x="1.279cm" svg:y="2.084cm" svg:width="14.407cm" svg:height="5.812cm">
          <chartooo:coordinate-region svg:x="3.382cm" svg:y="2.084cm" svg:width="12.304cm" svg:height="4.49cm"/>
          <chart:axis chart:dimension="x" chart:name="primary-x" chart:style-name="ch6" chartooo:axis-type="auto">
            <chartooo:date-scale/>
            <chart:title svg:x="3.305cm" svg:y="8.076cm" chart:style-name="ch7">
              <text:p>Número de puntos en el plano</text:p>
            </chart:title>
            <chart:categories table:cell-range-address="Hoja1.B3:Hoja1.B602"/>
          </chart:axis>
          <chart:axis chart:dimension="y" chart:name="primary-y" chart:style-name="ch6">
            <chart:title svg:x="0.451cm" svg:y="6.013cm" chart:style-name="ch8">
              <text:p>Milisegundo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Hoja1.E3:Hoja1.E602" chart:label-cell-address="Hoja1.E2:Hoja1.E2" chart:class="chart:line">
            <chart:data-point chart:repeated="600"/>
          </chart:series>
          <chart:series chart:style-name="ch12" chart:values-cell-range-address="Hoja1.F3:Hoja1.F602" chart:label-cell-address="Hoja1.F2:Hoja1.F2" chart:class="chart:line">
            <chart:data-point chart:repeated="6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fuerza bruta</text:p>
                <draw:g>
                  <svg:desc>Hoja1.E2:Hoja1.E2</svg:desc>
                </draw:g>
              </table:table-cell>
              <table:table-cell office:value-type="string">
                <text:p>Algoritmo divide y vencerás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B3:Hoja1.B602</svg:desc>
                </draw:g>
              </table:table-cell>
              <table:table-cell office:value-type="float" office:value="7106">
                <text:p>7106</text:p>
                <draw:g>
                  <svg:desc>Hoja1.E3:Hoja1.E602</svg:desc>
                </draw:g>
              </table:table-cell>
              <table:table-cell office:value-type="float" office:value="337">
                <text:p>337</text:p>
                <draw:g>
                  <svg:desc>Hoja1.F3:Hoja1.F602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998">
                <text:p>3998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2419">
                <text:p>12419</text:p>
              </table:table-cell>
              <table:table-cell office:value-type="float" office:value="11127">
                <text:p>1112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25333">
                <text:p>25333</text:p>
              </table:table-cell>
              <table:table-cell office:value-type="float" office:value="51381">
                <text:p>5138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3655">
                <text:p>53655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5558">
                <text:p>65558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06837">
                <text:p>106837</text:p>
              </table:table-cell>
              <table:table-cell office:value-type="float" office:value="38333">
                <text:p>3833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24899">
                <text:p>124899</text:p>
              </table:table-cell>
              <table:table-cell office:value-type="float" office:value="42509">
                <text:p>4250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62144">
                <text:p>162144</text:p>
              </table:table-cell>
              <table:table-cell office:value-type="float" office:value="52820">
                <text:p>52820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03021">
                <text:p>203021</text:p>
              </table:table-cell>
              <table:table-cell office:value-type="float" office:value="59796">
                <text:p>59796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249296">
                <text:p>249296</text:p>
              </table:table-cell>
              <table:table-cell office:value-type="float" office:value="63790">
                <text:p>63790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300025">
                <text:p>300025</text:p>
              </table:table-cell>
              <table:table-cell office:value-type="float" office:value="73681">
                <text:p>73681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356112">
                <text:p>356112</text:p>
              </table:table-cell>
              <table:table-cell office:value-type="float" office:value="81473">
                <text:p>81473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17316">
                <text:p>417316</text:p>
              </table:table-cell>
              <table:table-cell office:value-type="float" office:value="92635">
                <text:p>9263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47007">
                <text:p>547007</text:p>
              </table:table-cell>
              <table:table-cell office:value-type="float" office:value="101223">
                <text:p>10122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50989">
                <text:p>550989</text:p>
              </table:table-cell>
              <table:table-cell office:value-type="float" office:value="119402">
                <text:p>11940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625193">
                <text:p>625193</text:p>
              </table:table-cell>
              <table:table-cell office:value-type="float" office:value="129859">
                <text:p>129859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704860">
                <text:p>704860</text:p>
              </table:table-cell>
              <table:table-cell office:value-type="float" office:value="142968">
                <text:p>14296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823790">
                <text:p>823790</text:p>
              </table:table-cell>
              <table:table-cell office:value-type="float" office:value="153775">
                <text:p>15377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4290">
                <text:p>914290</text:p>
              </table:table-cell>
              <table:table-cell office:value-type="float" office:value="168790">
                <text:p>168790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1108400">
                <text:p>1108400</text:p>
              </table:table-cell>
              <table:table-cell office:value-type="float" office:value="171886">
                <text:p>171886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233370">
                <text:p>1233370</text:p>
              </table:table-cell>
              <table:table-cell office:value-type="float" office:value="178168">
                <text:p>178168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385200">
                <text:p>1385200</text:p>
              </table:table-cell>
              <table:table-cell office:value-type="float" office:value="169508">
                <text:p>169508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382100">
                <text:p>1382100</text:p>
              </table:table-cell>
              <table:table-cell office:value-type="float" office:value="167382">
                <text:p>167382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437790">
                <text:p>1437790</text:p>
              </table:table-cell>
              <table:table-cell office:value-type="float" office:value="181784">
                <text:p>181784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1561750">
                <text:p>1561750</text:p>
              </table:table-cell>
              <table:table-cell office:value-type="float" office:value="189429">
                <text:p>189429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1687070">
                <text:p>1687070</text:p>
              </table:table-cell>
              <table:table-cell office:value-type="float" office:value="232356">
                <text:p>232356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844150">
                <text:p>1844150</text:p>
              </table:table-cell>
              <table:table-cell office:value-type="float" office:value="212314">
                <text:p>212314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1975100">
                <text:p>1975100</text:p>
              </table:table-cell>
              <table:table-cell office:value-type="float" office:value="238533">
                <text:p>238533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2127290">
                <text:p>2127290</text:p>
              </table:table-cell>
              <table:table-cell office:value-type="float" office:value="251745">
                <text:p>251745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2245160">
                <text:p>2245160</text:p>
              </table:table-cell>
              <table:table-cell office:value-type="float" office:value="277408">
                <text:p>277408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2652460">
                <text:p>2652460</text:p>
              </table:table-cell>
              <table:table-cell office:value-type="float" office:value="351654">
                <text:p>351654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2580460">
                <text:p>2580460</text:p>
              </table:table-cell>
              <table:table-cell office:value-type="float" office:value="339103">
                <text:p>339103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2735340">
                <text:p>2735340</text:p>
              </table:table-cell>
              <table:table-cell office:value-type="float" office:value="335018">
                <text:p>335018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2924770">
                <text:p>2924770</text:p>
              </table:table-cell>
              <table:table-cell office:value-type="float" office:value="360311">
                <text:p>360311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3316210">
                <text:p>3316210</text:p>
              </table:table-cell>
              <table:table-cell office:value-type="float" office:value="380923">
                <text:p>380923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243430">
                <text:p>3243430</text:p>
              </table:table-cell>
              <table:table-cell office:value-type="float" office:value="350524">
                <text:p>350524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467210">
                <text:p>3467210</text:p>
              </table:table-cell>
              <table:table-cell office:value-type="float" office:value="358144">
                <text:p>358144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671500">
                <text:p>3671500</text:p>
              </table:table-cell>
              <table:table-cell office:value-type="float" office:value="375994">
                <text:p>375994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3833210">
                <text:p>3833210</text:p>
              </table:table-cell>
              <table:table-cell office:value-type="float" office:value="379713">
                <text:p>379713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3984320">
                <text:p>3984320</text:p>
              </table:table-cell>
              <table:table-cell office:value-type="float" office:value="407146">
                <text:p>407146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307900">
                <text:p>4307900</text:p>
              </table:table-cell>
              <table:table-cell office:value-type="float" office:value="397533">
                <text:p>397533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530790">
                <text:p>4530790</text:p>
              </table:table-cell>
              <table:table-cell office:value-type="float" office:value="428653">
                <text:p>428653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660970">
                <text:p>4660970</text:p>
              </table:table-cell>
              <table:table-cell office:value-type="float" office:value="417646">
                <text:p>417646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871600">
                <text:p>4871600</text:p>
              </table:table-cell>
              <table:table-cell office:value-type="float" office:value="395258">
                <text:p>395258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5062490">
                <text:p>5062490</text:p>
              </table:table-cell>
              <table:table-cell office:value-type="float" office:value="429909">
                <text:p>429909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263070">
                <text:p>5263070</text:p>
              </table:table-cell>
              <table:table-cell office:value-type="float" office:value="399421">
                <text:p>399421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491750">
                <text:p>5491750</text:p>
              </table:table-cell>
              <table:table-cell office:value-type="float" office:value="450863">
                <text:p>450863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6085750">
                <text:p>6085750</text:p>
              </table:table-cell>
              <table:table-cell office:value-type="float" office:value="643289">
                <text:p>643289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7087650">
                <text:p>7087650</text:p>
              </table:table-cell>
              <table:table-cell office:value-type="float" office:value="471150">
                <text:p>471150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6121830">
                <text:p>6121830</text:p>
              </table:table-cell>
              <table:table-cell office:value-type="float" office:value="480656">
                <text:p>480656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6445170">
                <text:p>6445170</text:p>
              </table:table-cell>
              <table:table-cell office:value-type="float" office:value="491129">
                <text:p>491129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577050">
                <text:p>6577050</text:p>
              </table:table-cell>
              <table:table-cell office:value-type="float" office:value="516078">
                <text:p>516078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813990">
                <text:p>6813990</text:p>
              </table:table-cell>
              <table:table-cell office:value-type="float" office:value="521439">
                <text:p>521439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7039090">
                <text:p>7039090</text:p>
              </table:table-cell>
              <table:table-cell office:value-type="float" office:value="541962">
                <text:p>541962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7315310">
                <text:p>7315310</text:p>
              </table:table-cell>
              <table:table-cell office:value-type="float" office:value="611878">
                <text:p>611878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615800">
                <text:p>7615800</text:p>
              </table:table-cell>
              <table:table-cell office:value-type="float" office:value="549221">
                <text:p>549221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7956790">
                <text:p>7956790</text:p>
              </table:table-cell>
              <table:table-cell office:value-type="float" office:value="586134">
                <text:p>586134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8213170">
                <text:p>8213170</text:p>
              </table:table-cell>
              <table:table-cell office:value-type="float" office:value="628547">
                <text:p>628547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8484930">
                <text:p>8484930</text:p>
              </table:table-cell>
              <table:table-cell office:value-type="float" office:value="622587">
                <text:p>62258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8699770">
                <text:p>8699770</text:p>
              </table:table-cell>
              <table:table-cell office:value-type="float" office:value="638811">
                <text:p>638811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9216640">
                <text:p>9216640</text:p>
              </table:table-cell>
              <table:table-cell office:value-type="float" office:value="728409">
                <text:p>728409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9373620">
                <text:p>9373620</text:p>
              </table:table-cell>
              <table:table-cell office:value-type="float" office:value="717191">
                <text:p>717191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9691310">
                <text:p>9691310</text:p>
              </table:table-cell>
              <table:table-cell office:value-type="float" office:value="755364">
                <text:p>755364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10085200">
                <text:p>10085200</text:p>
              </table:table-cell>
              <table:table-cell office:value-type="float" office:value="725670">
                <text:p>725670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0265900">
                <text:p>10265900</text:p>
              </table:table-cell>
              <table:table-cell office:value-type="float" office:value="743810">
                <text:p>743810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0678000">
                <text:p>10678000</text:p>
              </table:table-cell>
              <table:table-cell office:value-type="float" office:value="757431">
                <text:p>757431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0883500">
                <text:p>10883500</text:p>
              </table:table-cell>
              <table:table-cell office:value-type="float" office:value="766206">
                <text:p>766206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11230300">
                <text:p>11230300</text:p>
              </table:table-cell>
              <table:table-cell office:value-type="float" office:value="779560">
                <text:p>779560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11513700">
                <text:p>11513700</text:p>
              </table:table-cell>
              <table:table-cell office:value-type="float" office:value="797730">
                <text:p>797730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12060000">
                <text:p>12060000</text:p>
              </table:table-cell>
              <table:table-cell office:value-type="float" office:value="848399">
                <text:p>848399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12764000">
                <text:p>12764000</text:p>
              </table:table-cell>
              <table:table-cell office:value-type="float" office:value="806886">
                <text:p>806886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12709700">
                <text:p>12709700</text:p>
              </table:table-cell>
              <table:table-cell office:value-type="float" office:value="793113">
                <text:p>793113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2899000">
                <text:p>12899000</text:p>
              </table:table-cell>
              <table:table-cell office:value-type="float" office:value="789249">
                <text:p>789249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3168100">
                <text:p>13168100</text:p>
              </table:table-cell>
              <table:table-cell office:value-type="float" office:value="907655">
                <text:p>907655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13804900">
                <text:p>13804900</text:p>
              </table:table-cell>
              <table:table-cell office:value-type="float" office:value="813584">
                <text:p>813584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4103800">
                <text:p>14103800</text:p>
              </table:table-cell>
              <table:table-cell office:value-type="float" office:value="1053350">
                <text:p>1053350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4262400">
                <text:p>14262400</text:p>
              </table:table-cell>
              <table:table-cell office:value-type="float" office:value="886333">
                <text:p>886333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14789500">
                <text:p>14789500</text:p>
              </table:table-cell>
              <table:table-cell office:value-type="float" office:value="902427">
                <text:p>902427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15189500">
                <text:p>15189500</text:p>
              </table:table-cell>
              <table:table-cell office:value-type="float" office:value="890300">
                <text:p>890300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5623400">
                <text:p>15623400</text:p>
              </table:table-cell>
              <table:table-cell office:value-type="float" office:value="900613">
                <text:p>900613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5983100">
                <text:p>15983100</text:p>
              </table:table-cell>
              <table:table-cell office:value-type="float" office:value="923602">
                <text:p>92360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16307900">
                <text:p>16307900</text:p>
              </table:table-cell>
              <table:table-cell office:value-type="float" office:value="909416">
                <text:p>909416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16704400">
                <text:p>16704400</text:p>
              </table:table-cell>
              <table:table-cell office:value-type="float" office:value="930319">
                <text:p>930319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17283400">
                <text:p>17283400</text:p>
              </table:table-cell>
              <table:table-cell office:value-type="float" office:value="979111">
                <text:p>979111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7590300">
                <text:p>17590300</text:p>
              </table:table-cell>
              <table:table-cell office:value-type="float" office:value="984578">
                <text:p>984578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8067500">
                <text:p>18067500</text:p>
              </table:table-cell>
              <table:table-cell office:value-type="float" office:value="1014120">
                <text:p>1014120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9057700">
                <text:p>19057700</text:p>
              </table:table-cell>
              <table:table-cell office:value-type="float" office:value="1042710">
                <text:p>1042710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9413100">
                <text:p>19413100</text:p>
              </table:table-cell>
              <table:table-cell office:value-type="float" office:value="1051970">
                <text:p>1051970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9253900">
                <text:p>19253900</text:p>
              </table:table-cell>
              <table:table-cell office:value-type="float" office:value="1017340">
                <text:p>1017340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19638200">
                <text:p>19638200</text:p>
              </table:table-cell>
              <table:table-cell office:value-type="float" office:value="1093960">
                <text:p>1093960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20282000">
                <text:p>20282000</text:p>
              </table:table-cell>
              <table:table-cell office:value-type="float" office:value="1077690">
                <text:p>107769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0511200">
                <text:p>20511200</text:p>
              </table:table-cell>
              <table:table-cell office:value-type="float" office:value="1061220">
                <text:p>106122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1104700">
                <text:p>21104700</text:p>
              </table:table-cell>
              <table:table-cell office:value-type="float" office:value="1051100">
                <text:p>1051100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1419100">
                <text:p>21419100</text:p>
              </table:table-cell>
              <table:table-cell office:value-type="float" office:value="1075400">
                <text:p>1075400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1864000">
                <text:p>21864000</text:p>
              </table:table-cell>
              <table:table-cell office:value-type="float" office:value="1065860">
                <text:p>1065860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2309400">
                <text:p>22309400</text:p>
              </table:table-cell>
              <table:table-cell office:value-type="float" office:value="1090950">
                <text:p>1090950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22713800">
                <text:p>22713800</text:p>
              </table:table-cell>
              <table:table-cell office:value-type="float" office:value="1069530">
                <text:p>1069530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3231700">
                <text:p>23231700</text:p>
              </table:table-cell>
              <table:table-cell office:value-type="float" office:value="1046790">
                <text:p>1046790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23911000">
                <text:p>23911000</text:p>
              </table:table-cell>
              <table:table-cell office:value-type="float" office:value="1261660">
                <text:p>1261660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24593400">
                <text:p>24593400</text:p>
              </table:table-cell>
              <table:table-cell office:value-type="float" office:value="1181450">
                <text:p>1181450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24555100">
                <text:p>24555100</text:p>
              </table:table-cell>
              <table:table-cell office:value-type="float" office:value="1259020">
                <text:p>1259020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25365600">
                <text:p>25365600</text:p>
              </table:table-cell>
              <table:table-cell office:value-type="float" office:value="1197400">
                <text:p>1197400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25756900">
                <text:p>25756900</text:p>
              </table:table-cell>
              <table:table-cell office:value-type="float" office:value="1211170">
                <text:p>1211170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26317400">
                <text:p>26317400</text:p>
              </table:table-cell>
              <table:table-cell office:value-type="float" office:value="1189950">
                <text:p>1189950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26985800">
                <text:p>26985800</text:p>
              </table:table-cell>
              <table:table-cell office:value-type="float" office:value="1203100">
                <text:p>1203100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27484400">
                <text:p>27484400</text:p>
              </table:table-cell>
              <table:table-cell office:value-type="float" office:value="1311850">
                <text:p>1311850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28457600">
                <text:p>28457600</text:p>
              </table:table-cell>
              <table:table-cell office:value-type="float" office:value="1352380">
                <text:p>1352380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29501500">
                <text:p>29501500</text:p>
              </table:table-cell>
              <table:table-cell office:value-type="float" office:value="1338100">
                <text:p>1338100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30177500">
                <text:p>30177500</text:p>
              </table:table-cell>
              <table:table-cell office:value-type="float" office:value="1400100">
                <text:p>1400100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30860700">
                <text:p>30860700</text:p>
              </table:table-cell>
              <table:table-cell office:value-type="float" office:value="1394320">
                <text:p>1394320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31404900">
                <text:p>31404900</text:p>
              </table:table-cell>
              <table:table-cell office:value-type="float" office:value="1470040">
                <text:p>1470040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31407200">
                <text:p>31407200</text:p>
              </table:table-cell>
              <table:table-cell office:value-type="float" office:value="1516180">
                <text:p>1516180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31799500">
                <text:p>31799500</text:p>
              </table:table-cell>
              <table:table-cell office:value-type="float" office:value="1512130">
                <text:p>1512130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32226600">
                <text:p>32226600</text:p>
              </table:table-cell>
              <table:table-cell office:value-type="float" office:value="1588550">
                <text:p>1588550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32649100">
                <text:p>32649100</text:p>
              </table:table-cell>
              <table:table-cell office:value-type="float" office:value="1348810">
                <text:p>1348810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32879000">
                <text:p>32879000</text:p>
              </table:table-cell>
              <table:table-cell office:value-type="float" office:value="1417340">
                <text:p>141734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33431900">
                <text:p>33431900</text:p>
              </table:table-cell>
              <table:table-cell office:value-type="float" office:value="1418200">
                <text:p>1418200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33777800">
                <text:p>33777800</text:p>
              </table:table-cell>
              <table:table-cell office:value-type="float" office:value="1438260">
                <text:p>1438260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34771500">
                <text:p>34771500</text:p>
              </table:table-cell>
              <table:table-cell office:value-type="float" office:value="1695920">
                <text:p>1695920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35937700">
                <text:p>35937700</text:p>
              </table:table-cell>
              <table:table-cell office:value-type="float" office:value="1556910">
                <text:p>1556910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36844700">
                <text:p>36844700</text:p>
              </table:table-cell>
              <table:table-cell office:value-type="float" office:value="1456450">
                <text:p>1456450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37477800">
                <text:p>37477800</text:p>
              </table:table-cell>
              <table:table-cell office:value-type="float" office:value="1526930">
                <text:p>1526930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37983500">
                <text:p>37983500</text:p>
              </table:table-cell>
              <table:table-cell office:value-type="float" office:value="1662870">
                <text:p>166287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38853300">
                <text:p>38853300</text:p>
              </table:table-cell>
              <table:table-cell office:value-type="float" office:value="1614240">
                <text:p>1614240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39542900">
                <text:p>39542900</text:p>
              </table:table-cell>
              <table:table-cell office:value-type="float" office:value="1685980">
                <text:p>1685980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40627200">
                <text:p>40627200</text:p>
              </table:table-cell>
              <table:table-cell office:value-type="float" office:value="1628770">
                <text:p>1628770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41171600">
                <text:p>41171600</text:p>
              </table:table-cell>
              <table:table-cell office:value-type="float" office:value="1799560">
                <text:p>1799560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40614500">
                <text:p>40614500</text:p>
              </table:table-cell>
              <table:table-cell office:value-type="float" office:value="1691000">
                <text:p>1691000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41573000">
                <text:p>41573000</text:p>
              </table:table-cell>
              <table:table-cell office:value-type="float" office:value="1644660">
                <text:p>1644660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41154300">
                <text:p>41154300</text:p>
              </table:table-cell>
              <table:table-cell office:value-type="float" office:value="1736130">
                <text:p>1736130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41618300">
                <text:p>41618300</text:p>
              </table:table-cell>
              <table:table-cell office:value-type="float" office:value="1593260">
                <text:p>1593260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41914900">
                <text:p>41914900</text:p>
              </table:table-cell>
              <table:table-cell office:value-type="float" office:value="1650320">
                <text:p>1650320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42879900">
                <text:p>42879900</text:p>
              </table:table-cell>
              <table:table-cell office:value-type="float" office:value="1613880">
                <text:p>1613880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44216400">
                <text:p>44216400</text:p>
              </table:table-cell>
              <table:table-cell office:value-type="float" office:value="1626520">
                <text:p>1626520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44433300">
                <text:p>44433300</text:p>
              </table:table-cell>
              <table:table-cell office:value-type="float" office:value="1659430">
                <text:p>1659430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46781100">
                <text:p>46781100</text:p>
              </table:table-cell>
              <table:table-cell office:value-type="float" office:value="1739540">
                <text:p>1739540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47408400">
                <text:p>47408400</text:p>
              </table:table-cell>
              <table:table-cell office:value-type="float" office:value="1851730">
                <text:p>1851730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48229400">
                <text:p>48229400</text:p>
              </table:table-cell>
              <table:table-cell office:value-type="float" office:value="1867840">
                <text:p>1867840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49181800">
                <text:p>49181800</text:p>
              </table:table-cell>
              <table:table-cell office:value-type="float" office:value="1807410">
                <text:p>1807410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50421900">
                <text:p>50421900</text:p>
              </table:table-cell>
              <table:table-cell office:value-type="float" office:value="1794570">
                <text:p>1794570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50202000">
                <text:p>50202000</text:p>
              </table:table-cell>
              <table:table-cell office:value-type="float" office:value="1991360">
                <text:p>1991360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49872900">
                <text:p>49872900</text:p>
              </table:table-cell>
              <table:table-cell office:value-type="float" office:value="1891480">
                <text:p>1891480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51071000">
                <text:p>51071000</text:p>
              </table:table-cell>
              <table:table-cell office:value-type="float" office:value="1802330">
                <text:p>1802330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52154500">
                <text:p>52154500</text:p>
              </table:table-cell>
              <table:table-cell office:value-type="float" office:value="1797140">
                <text:p>1797140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52983500">
                <text:p>52983500</text:p>
              </table:table-cell>
              <table:table-cell office:value-type="float" office:value="2027760">
                <text:p>2027760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53034600">
                <text:p>53034600</text:p>
              </table:table-cell>
              <table:table-cell office:value-type="float" office:value="1795010">
                <text:p>1795010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52073400">
                <text:p>52073400</text:p>
              </table:table-cell>
              <table:table-cell office:value-type="float" office:value="1869940">
                <text:p>1869940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52902600">
                <text:p>52902600</text:p>
              </table:table-cell>
              <table:table-cell office:value-type="float" office:value="2005820">
                <text:p>2005820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59089800">
                <text:p>59089800</text:p>
              </table:table-cell>
              <table:table-cell office:value-type="float" office:value="1961890">
                <text:p>1961890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54895500">
                <text:p>54895500</text:p>
              </table:table-cell>
              <table:table-cell office:value-type="float" office:value="2016820">
                <text:p>2016820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57076700">
                <text:p>57076700</text:p>
              </table:table-cell>
              <table:table-cell office:value-type="float" office:value="1933320">
                <text:p>1933320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55645700">
                <text:p>55645700</text:p>
              </table:table-cell>
              <table:table-cell office:value-type="float" office:value="2047910">
                <text:p>2047910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56608300">
                <text:p>56608300</text:p>
              </table:table-cell>
              <table:table-cell office:value-type="float" office:value="2040910">
                <text:p>2040910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61530200">
                <text:p>61530200</text:p>
              </table:table-cell>
              <table:table-cell office:value-type="float" office:value="2269100">
                <text:p>2269100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62092400">
                <text:p>62092400</text:p>
              </table:table-cell>
              <table:table-cell office:value-type="float" office:value="2322560">
                <text:p>2322560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61688500">
                <text:p>61688500</text:p>
              </table:table-cell>
              <table:table-cell office:value-type="float" office:value="2095340">
                <text:p>2095340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62348000">
                <text:p>62348000</text:p>
              </table:table-cell>
              <table:table-cell office:value-type="float" office:value="2047510">
                <text:p>2047510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63396000">
                <text:p>63396000</text:p>
              </table:table-cell>
              <table:table-cell office:value-type="float" office:value="1943180">
                <text:p>1943180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63723900">
                <text:p>63723900</text:p>
              </table:table-cell>
              <table:table-cell office:value-type="float" office:value="2136170">
                <text:p>2136170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64621200">
                <text:p>64621200</text:p>
              </table:table-cell>
              <table:table-cell office:value-type="float" office:value="2038880">
                <text:p>2038880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64621800">
                <text:p>64621800</text:p>
              </table:table-cell>
              <table:table-cell office:value-type="float" office:value="2100930">
                <text:p>2100930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65156100">
                <text:p>65156100</text:p>
              </table:table-cell>
              <table:table-cell office:value-type="float" office:value="2154010">
                <text:p>2154010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65759100">
                <text:p>65759100</text:p>
              </table:table-cell>
              <table:table-cell office:value-type="float" office:value="2171660">
                <text:p>2171660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65980800">
                <text:p>65980800</text:p>
              </table:table-cell>
              <table:table-cell office:value-type="float" office:value="2155970">
                <text:p>2155970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66456600">
                <text:p>66456600</text:p>
              </table:table-cell>
              <table:table-cell office:value-type="float" office:value="2142540">
                <text:p>2142540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67290100">
                <text:p>67290100</text:p>
              </table:table-cell>
              <table:table-cell office:value-type="float" office:value="2244740">
                <text:p>2244740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71069900">
                <text:p>71069900</text:p>
              </table:table-cell>
              <table:table-cell office:value-type="float" office:value="2243160">
                <text:p>2243160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74368400">
                <text:p>74368400</text:p>
              </table:table-cell>
              <table:table-cell office:value-type="float" office:value="2220690">
                <text:p>2220690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74173700">
                <text:p>74173700</text:p>
              </table:table-cell>
              <table:table-cell office:value-type="float" office:value="2317950">
                <text:p>2317950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73909600">
                <text:p>73909600</text:p>
              </table:table-cell>
              <table:table-cell office:value-type="float" office:value="2292130">
                <text:p>2292130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73199600">
                <text:p>73199600</text:p>
              </table:table-cell>
              <table:table-cell office:value-type="float" office:value="2265020">
                <text:p>2265020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73871300">
                <text:p>73871300</text:p>
              </table:table-cell>
              <table:table-cell office:value-type="float" office:value="2389210">
                <text:p>2389210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77172200">
                <text:p>77172200</text:p>
              </table:table-cell>
              <table:table-cell office:value-type="float" office:value="2366390">
                <text:p>2366390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76963200">
                <text:p>76963200</text:p>
              </table:table-cell>
              <table:table-cell office:value-type="float" office:value="2501230">
                <text:p>2501230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75291800">
                <text:p>75291800</text:p>
              </table:table-cell>
              <table:table-cell office:value-type="float" office:value="2516680">
                <text:p>2516680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77091800">
                <text:p>77091800</text:p>
              </table:table-cell>
              <table:table-cell office:value-type="float" office:value="2450560">
                <text:p>2450560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76547100">
                <text:p>76547100</text:p>
              </table:table-cell>
              <table:table-cell office:value-type="float" office:value="2374960">
                <text:p>2374960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81455700">
                <text:p>81455700</text:p>
              </table:table-cell>
              <table:table-cell office:value-type="float" office:value="2548630">
                <text:p>2548630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82563100">
                <text:p>82563100</text:p>
              </table:table-cell>
              <table:table-cell office:value-type="float" office:value="2414190">
                <text:p>2414190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82097100">
                <text:p>82097100</text:p>
              </table:table-cell>
              <table:table-cell office:value-type="float" office:value="2528590">
                <text:p>2528590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80195500">
                <text:p>80195500</text:p>
              </table:table-cell>
              <table:table-cell office:value-type="float" office:value="2303070">
                <text:p>2303070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79639900">
                <text:p>79639900</text:p>
              </table:table-cell>
              <table:table-cell office:value-type="float" office:value="2312770">
                <text:p>2312770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80480500">
                <text:p>80480500</text:p>
              </table:table-cell>
              <table:table-cell office:value-type="float" office:value="2341180">
                <text:p>2341180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81617500">
                <text:p>81617500</text:p>
              </table:table-cell>
              <table:table-cell office:value-type="float" office:value="2258690">
                <text:p>2258690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82223700">
                <text:p>82223700</text:p>
              </table:table-cell>
              <table:table-cell office:value-type="float" office:value="2287560">
                <text:p>2287560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83065400">
                <text:p>83065400</text:p>
              </table:table-cell>
              <table:table-cell office:value-type="float" office:value="2410250">
                <text:p>2410250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84190300">
                <text:p>84190300</text:p>
              </table:table-cell>
              <table:table-cell office:value-type="float" office:value="2335180">
                <text:p>2335180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84857700">
                <text:p>84857700</text:p>
              </table:table-cell>
              <table:table-cell office:value-type="float" office:value="2351810">
                <text:p>2351810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85725900">
                <text:p>85725900</text:p>
              </table:table-cell>
              <table:table-cell office:value-type="float" office:value="2417500">
                <text:p>2417500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86866300">
                <text:p>86866300</text:p>
              </table:table-cell>
              <table:table-cell office:value-type="float" office:value="2363150">
                <text:p>2363150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87634700">
                <text:p>87634700</text:p>
              </table:table-cell>
              <table:table-cell office:value-type="float" office:value="2416670">
                <text:p>2416670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88531200">
                <text:p>88531200</text:p>
              </table:table-cell>
              <table:table-cell office:value-type="float" office:value="2380010">
                <text:p>2380010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89643200">
                <text:p>89643200</text:p>
              </table:table-cell>
              <table:table-cell office:value-type="float" office:value="2402360">
                <text:p>2402360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96774500">
                <text:p>96774500</text:p>
              </table:table-cell>
              <table:table-cell office:value-type="float" office:value="2728940">
                <text:p>2728940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96588000">
                <text:p>96588000</text:p>
              </table:table-cell>
              <table:table-cell office:value-type="float" office:value="2794000">
                <text:p>2794000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97828100">
                <text:p>97828100</text:p>
              </table:table-cell>
              <table:table-cell office:value-type="float" office:value="2679380">
                <text:p>2679380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96675800">
                <text:p>96675800</text:p>
              </table:table-cell>
              <table:table-cell office:value-type="float" office:value="2571190">
                <text:p>2571190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97019600">
                <text:p>97019600</text:p>
              </table:table-cell>
              <table:table-cell office:value-type="float" office:value="2635160">
                <text:p>2635160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97975700">
                <text:p>97975700</text:p>
              </table:table-cell>
              <table:table-cell office:value-type="float" office:value="2611590">
                <text:p>2611590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98824200">
                <text:p>98824200</text:p>
              </table:table-cell>
              <table:table-cell office:value-type="float" office:value="2562210">
                <text:p>2562210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97176900">
                <text:p>97176900</text:p>
              </table:table-cell>
              <table:table-cell office:value-type="float" office:value="2645830">
                <text:p>2645830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97991500">
                <text:p>97991500</text:p>
              </table:table-cell>
              <table:table-cell office:value-type="float" office:value="2658790">
                <text:p>2658790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99246700">
                <text:p>99246700</text:p>
              </table:table-cell>
              <table:table-cell office:value-type="float" office:value="2656510">
                <text:p>2656510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103400000">
                <text:p>103400000</text:p>
              </table:table-cell>
              <table:table-cell office:value-type="float" office:value="2837630">
                <text:p>2837630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107527000">
                <text:p>107527000</text:p>
              </table:table-cell>
              <table:table-cell office:value-type="float" office:value="2676860">
                <text:p>2676860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102660000">
                <text:p>102660000</text:p>
              </table:table-cell>
              <table:table-cell office:value-type="float" office:value="2605250">
                <text:p>2605250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103209000">
                <text:p>103209000</text:p>
              </table:table-cell>
              <table:table-cell office:value-type="float" office:value="2615390">
                <text:p>2615390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103906000">
                <text:p>103906000</text:p>
              </table:table-cell>
              <table:table-cell office:value-type="float" office:value="2585300">
                <text:p>2585300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111818000">
                <text:p>111818000</text:p>
              </table:table-cell>
              <table:table-cell office:value-type="float" office:value="2710200">
                <text:p>2710200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110527000">
                <text:p>110527000</text:p>
              </table:table-cell>
              <table:table-cell office:value-type="float" office:value="2779170">
                <text:p>2779170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110879000">
                <text:p>110879000</text:p>
              </table:table-cell>
              <table:table-cell office:value-type="float" office:value="2661540">
                <text:p>2661540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117417000">
                <text:p>117417000</text:p>
              </table:table-cell>
              <table:table-cell office:value-type="float" office:value="2930630">
                <text:p>2930630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112989000">
                <text:p>112989000</text:p>
              </table:table-cell>
              <table:table-cell office:value-type="float" office:value="2878490">
                <text:p>2878490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113477000">
                <text:p>113477000</text:p>
              </table:table-cell>
              <table:table-cell office:value-type="float" office:value="2947320">
                <text:p>2947320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111892000">
                <text:p>111892000</text:p>
              </table:table-cell>
              <table:table-cell office:value-type="float" office:value="2834690">
                <text:p>2834690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111827000">
                <text:p>111827000</text:p>
              </table:table-cell>
              <table:table-cell office:value-type="float" office:value="2844250">
                <text:p>2844250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116159000">
                <text:p>116159000</text:p>
              </table:table-cell>
              <table:table-cell office:value-type="float" office:value="3052990">
                <text:p>3052990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116902000">
                <text:p>116902000</text:p>
              </table:table-cell>
              <table:table-cell office:value-type="float" office:value="3085870">
                <text:p>3085870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115022000">
                <text:p>115022000</text:p>
              </table:table-cell>
              <table:table-cell office:value-type="float" office:value="2940810">
                <text:p>2940810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116152000">
                <text:p>116152000</text:p>
              </table:table-cell>
              <table:table-cell office:value-type="float" office:value="3033770">
                <text:p>3033770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119435000">
                <text:p>119435000</text:p>
              </table:table-cell>
              <table:table-cell office:value-type="float" office:value="3174800">
                <text:p>3174800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148168000">
                <text:p>148168000</text:p>
              </table:table-cell>
              <table:table-cell office:value-type="float" office:value="3327460">
                <text:p>3327460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123839000">
                <text:p>123839000</text:p>
              </table:table-cell>
              <table:table-cell office:value-type="float" office:value="3319620">
                <text:p>3319620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121885000">
                <text:p>121885000</text:p>
              </table:table-cell>
              <table:table-cell office:value-type="float" office:value="3299560">
                <text:p>3299560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121735000">
                <text:p>121735000</text:p>
              </table:table-cell>
              <table:table-cell office:value-type="float" office:value="3382970">
                <text:p>3382970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124620000">
                <text:p>124620000</text:p>
              </table:table-cell>
              <table:table-cell office:value-type="float" office:value="3206890">
                <text:p>3206890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125677000">
                <text:p>125677000</text:p>
              </table:table-cell>
              <table:table-cell office:value-type="float" office:value="3247130">
                <text:p>3247130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125132000">
                <text:p>125132000</text:p>
              </table:table-cell>
              <table:table-cell office:value-type="float" office:value="3555770">
                <text:p>3555770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135644000">
                <text:p>135644000</text:p>
              </table:table-cell>
              <table:table-cell office:value-type="float" office:value="3585530">
                <text:p>3585530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136736000">
                <text:p>136736000</text:p>
              </table:table-cell>
              <table:table-cell office:value-type="float" office:value="3490120">
                <text:p>3490120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129504000">
                <text:p>129504000</text:p>
              </table:table-cell>
              <table:table-cell office:value-type="float" office:value="3341330">
                <text:p>3341330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129568000">
                <text:p>129568000</text:p>
              </table:table-cell>
              <table:table-cell office:value-type="float" office:value="3429400">
                <text:p>3429400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131786000">
                <text:p>131786000</text:p>
              </table:table-cell>
              <table:table-cell office:value-type="float" office:value="3462640">
                <text:p>3462640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131413000">
                <text:p>131413000</text:p>
              </table:table-cell>
              <table:table-cell office:value-type="float" office:value="3388940">
                <text:p>3388940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133038000">
                <text:p>133038000</text:p>
              </table:table-cell>
              <table:table-cell office:value-type="float" office:value="3412710">
                <text:p>3412710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140406000">
                <text:p>140406000</text:p>
              </table:table-cell>
              <table:table-cell office:value-type="float" office:value="3788770">
                <text:p>3788770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142374000">
                <text:p>142374000</text:p>
              </table:table-cell>
              <table:table-cell office:value-type="float" office:value="3494340">
                <text:p>3494340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142489000">
                <text:p>142489000</text:p>
              </table:table-cell>
              <table:table-cell office:value-type="float" office:value="3187680">
                <text:p>3187680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140884000">
                <text:p>140884000</text:p>
              </table:table-cell>
              <table:table-cell office:value-type="float" office:value="3508980">
                <text:p>3508980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142143000">
                <text:p>142143000</text:p>
              </table:table-cell>
              <table:table-cell office:value-type="float" office:value="3441100">
                <text:p>3441100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141205000">
                <text:p>141205000</text:p>
              </table:table-cell>
              <table:table-cell office:value-type="float" office:value="3547540">
                <text:p>3547540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140625000">
                <text:p>140625000</text:p>
              </table:table-cell>
              <table:table-cell office:value-type="float" office:value="3442630">
                <text:p>3442630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146591000">
                <text:p>146591000</text:p>
              </table:table-cell>
              <table:table-cell office:value-type="float" office:value="3713110">
                <text:p>3713110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150101000">
                <text:p>150101000</text:p>
              </table:table-cell>
              <table:table-cell office:value-type="float" office:value="3427970">
                <text:p>3427970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146473000">
                <text:p>146473000</text:p>
              </table:table-cell>
              <table:table-cell office:value-type="float" office:value="3444960">
                <text:p>3444960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151038000">
                <text:p>151038000</text:p>
              </table:table-cell>
              <table:table-cell office:value-type="float" office:value="7137240">
                <text:p>7137240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151153000">
                <text:p>151153000</text:p>
              </table:table-cell>
              <table:table-cell office:value-type="float" office:value="3514440">
                <text:p>3514440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148830000">
                <text:p>148830000</text:p>
              </table:table-cell>
              <table:table-cell office:value-type="float" office:value="3500990">
                <text:p>3500990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151959000">
                <text:p>151959000</text:p>
              </table:table-cell>
              <table:table-cell office:value-type="float" office:value="3582440">
                <text:p>3582440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151642000">
                <text:p>151642000</text:p>
              </table:table-cell>
              <table:table-cell office:value-type="float" office:value="3844000">
                <text:p>3844000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152028000">
                <text:p>152028000</text:p>
              </table:table-cell>
              <table:table-cell office:value-type="float" office:value="3729150">
                <text:p>3729150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152595000">
                <text:p>152595000</text:p>
              </table:table-cell>
              <table:table-cell office:value-type="float" office:value="3912640">
                <text:p>3912640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155660000">
                <text:p>155660000</text:p>
              </table:table-cell>
              <table:table-cell office:value-type="float" office:value="3814220">
                <text:p>3814220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158138000">
                <text:p>158138000</text:p>
              </table:table-cell>
              <table:table-cell office:value-type="float" office:value="3856030">
                <text:p>3856030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156159000">
                <text:p>156159000</text:p>
              </table:table-cell>
              <table:table-cell office:value-type="float" office:value="3985060">
                <text:p>3985060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157791000">
                <text:p>157791000</text:p>
              </table:table-cell>
              <table:table-cell office:value-type="float" office:value="3988580">
                <text:p>3988580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159069000">
                <text:p>159069000</text:p>
              </table:table-cell>
              <table:table-cell office:value-type="float" office:value="3778900">
                <text:p>3778900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160810000">
                <text:p>160810000</text:p>
              </table:table-cell>
              <table:table-cell office:value-type="float" office:value="3912930">
                <text:p>3912930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161629000">
                <text:p>161629000</text:p>
              </table:table-cell>
              <table:table-cell office:value-type="float" office:value="3800710">
                <text:p>3800710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164199000">
                <text:p>164199000</text:p>
              </table:table-cell>
              <table:table-cell office:value-type="float" office:value="3992040">
                <text:p>3992040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165253000">
                <text:p>165253000</text:p>
              </table:table-cell>
              <table:table-cell office:value-type="float" office:value="3930710">
                <text:p>3930710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167251000">
                <text:p>167251000</text:p>
              </table:table-cell>
              <table:table-cell office:value-type="float" office:value="4035700">
                <text:p>4035700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167416000">
                <text:p>167416000</text:p>
              </table:table-cell>
              <table:table-cell office:value-type="float" office:value="4093730">
                <text:p>4093730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170215000">
                <text:p>170215000</text:p>
              </table:table-cell>
              <table:table-cell office:value-type="float" office:value="4146740">
                <text:p>4146740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170302000">
                <text:p>170302000</text:p>
              </table:table-cell>
              <table:table-cell office:value-type="float" office:value="4592540">
                <text:p>4592540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172602000">
                <text:p>172602000</text:p>
              </table:table-cell>
              <table:table-cell office:value-type="float" office:value="4200940">
                <text:p>4200940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172105000">
                <text:p>172105000</text:p>
              </table:table-cell>
              <table:table-cell office:value-type="float" office:value="4312880">
                <text:p>4312880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173271000">
                <text:p>173271000</text:p>
              </table:table-cell>
              <table:table-cell office:value-type="float" office:value="4054520">
                <text:p>4054520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175732000">
                <text:p>175732000</text:p>
              </table:table-cell>
              <table:table-cell office:value-type="float" office:value="4316890">
                <text:p>4316890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175952000">
                <text:p>175952000</text:p>
              </table:table-cell>
              <table:table-cell office:value-type="float" office:value="4118690">
                <text:p>4118690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178182000">
                <text:p>178182000</text:p>
              </table:table-cell>
              <table:table-cell office:value-type="float" office:value="4109250">
                <text:p>4109250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177937000">
                <text:p>177937000</text:p>
              </table:table-cell>
              <table:table-cell office:value-type="float" office:value="4046850">
                <text:p>4046850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180244000">
                <text:p>180244000</text:p>
              </table:table-cell>
              <table:table-cell office:value-type="float" office:value="4143280">
                <text:p>4143280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182526000">
                <text:p>182526000</text:p>
              </table:table-cell>
              <table:table-cell office:value-type="float" office:value="4355020">
                <text:p>4355020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181929000">
                <text:p>181929000</text:p>
              </table:table-cell>
              <table:table-cell office:value-type="float" office:value="4246720">
                <text:p>4246720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192706000">
                <text:p>192706000</text:p>
              </table:table-cell>
              <table:table-cell office:value-type="float" office:value="4441640">
                <text:p>4441640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185715000">
                <text:p>185715000</text:p>
              </table:table-cell>
              <table:table-cell office:value-type="float" office:value="4434200">
                <text:p>4434200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187979000">
                <text:p>187979000</text:p>
              </table:table-cell>
              <table:table-cell office:value-type="float" office:value="4899820">
                <text:p>4899820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89839000">
                <text:p>189839000</text:p>
              </table:table-cell>
              <table:table-cell office:value-type="float" office:value="4329360">
                <text:p>4329360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189763000">
                <text:p>189763000</text:p>
              </table:table-cell>
              <table:table-cell office:value-type="float" office:value="4289660">
                <text:p>4289660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193231000">
                <text:p>193231000</text:p>
              </table:table-cell>
              <table:table-cell office:value-type="float" office:value="4593360">
                <text:p>4593360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198117000">
                <text:p>198117000</text:p>
              </table:table-cell>
              <table:table-cell office:value-type="float" office:value="4599830">
                <text:p>4599830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198252000">
                <text:p>198252000</text:p>
              </table:table-cell>
              <table:table-cell office:value-type="float" office:value="4484470">
                <text:p>4484470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196745000">
                <text:p>196745000</text:p>
              </table:table-cell>
              <table:table-cell office:value-type="float" office:value="4729150">
                <text:p>4729150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199341000">
                <text:p>199341000</text:p>
              </table:table-cell>
              <table:table-cell office:value-type="float" office:value="4739200">
                <text:p>4739200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201744000">
                <text:p>201744000</text:p>
              </table:table-cell>
              <table:table-cell office:value-type="float" office:value="4752550">
                <text:p>4752550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200622000">
                <text:p>200622000</text:p>
              </table:table-cell>
              <table:table-cell office:value-type="float" office:value="4682050">
                <text:p>4682050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205337000">
                <text:p>205337000</text:p>
              </table:table-cell>
              <table:table-cell office:value-type="float" office:value="5274660">
                <text:p>5274660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08451000">
                <text:p>208451000</text:p>
              </table:table-cell>
              <table:table-cell office:value-type="float" office:value="4356870">
                <text:p>4356870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202950000">
                <text:p>202950000</text:p>
              </table:table-cell>
              <table:table-cell office:value-type="float" office:value="4207810">
                <text:p>4207810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204134000">
                <text:p>204134000</text:p>
              </table:table-cell>
              <table:table-cell office:value-type="float" office:value="4418310">
                <text:p>4418310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204882000">
                <text:p>204882000</text:p>
              </table:table-cell>
              <table:table-cell office:value-type="float" office:value="4176210">
                <text:p>4176210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210962000">
                <text:p>210962000</text:p>
              </table:table-cell>
              <table:table-cell office:value-type="float" office:value="4620080">
                <text:p>4620080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213303000">
                <text:p>213303000</text:p>
              </table:table-cell>
              <table:table-cell office:value-type="float" office:value="4685120">
                <text:p>4685120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208799000">
                <text:p>208799000</text:p>
              </table:table-cell>
              <table:table-cell office:value-type="float" office:value="4873140">
                <text:p>4873140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210403000">
                <text:p>210403000</text:p>
              </table:table-cell>
              <table:table-cell office:value-type="float" office:value="4664280">
                <text:p>4664280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211940000">
                <text:p>211940000</text:p>
              </table:table-cell>
              <table:table-cell office:value-type="float" office:value="4732120">
                <text:p>4732120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216506000">
                <text:p>216506000</text:p>
              </table:table-cell>
              <table:table-cell office:value-type="float" office:value="4978320">
                <text:p>4978320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214880000">
                <text:p>214880000</text:p>
              </table:table-cell>
              <table:table-cell office:value-type="float" office:value="4745900">
                <text:p>4745900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223811000">
                <text:p>223811000</text:p>
              </table:table-cell>
              <table:table-cell office:value-type="float" office:value="5068300">
                <text:p>5068300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217517000">
                <text:p>217517000</text:p>
              </table:table-cell>
              <table:table-cell office:value-type="float" office:value="4824420">
                <text:p>4824420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219751000">
                <text:p>219751000</text:p>
              </table:table-cell>
              <table:table-cell office:value-type="float" office:value="4908300">
                <text:p>4908300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220466000">
                <text:p>220466000</text:p>
              </table:table-cell>
              <table:table-cell office:value-type="float" office:value="4645920">
                <text:p>4645920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222046000">
                <text:p>222046000</text:p>
              </table:table-cell>
              <table:table-cell office:value-type="float" office:value="4556590">
                <text:p>4556590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223253000">
                <text:p>223253000</text:p>
              </table:table-cell>
              <table:table-cell office:value-type="float" office:value="4624340">
                <text:p>4624340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224781000">
                <text:p>224781000</text:p>
              </table:table-cell>
              <table:table-cell office:value-type="float" office:value="4649680">
                <text:p>4649680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226483000">
                <text:p>226483000</text:p>
              </table:table-cell>
              <table:table-cell office:value-type="float" office:value="4673500">
                <text:p>4673500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229865000">
                <text:p>229865000</text:p>
              </table:table-cell>
              <table:table-cell office:value-type="float" office:value="4824770">
                <text:p>4824770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231295000">
                <text:p>231295000</text:p>
              </table:table-cell>
              <table:table-cell office:value-type="float" office:value="4650490">
                <text:p>4650490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231086000">
                <text:p>231086000</text:p>
              </table:table-cell>
              <table:table-cell office:value-type="float" office:value="4677640">
                <text:p>4677640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235232000">
                <text:p>235232000</text:p>
              </table:table-cell>
              <table:table-cell office:value-type="float" office:value="5043430">
                <text:p>5043430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234658000">
                <text:p>234658000</text:p>
              </table:table-cell>
              <table:table-cell office:value-type="float" office:value="4954230">
                <text:p>4954230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241315000">
                <text:p>241315000</text:p>
              </table:table-cell>
              <table:table-cell office:value-type="float" office:value="5111570">
                <text:p>5111570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240820000">
                <text:p>240820000</text:p>
              </table:table-cell>
              <table:table-cell office:value-type="float" office:value="5332480">
                <text:p>5332480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241360000">
                <text:p>241360000</text:p>
              </table:table-cell>
              <table:table-cell office:value-type="float" office:value="5378740">
                <text:p>5378740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243472000">
                <text:p>243472000</text:p>
              </table:table-cell>
              <table:table-cell office:value-type="float" office:value="5282620">
                <text:p>5282620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248811000">
                <text:p>248811000</text:p>
              </table:table-cell>
              <table:table-cell office:value-type="float" office:value="5185390">
                <text:p>5185390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245987000">
                <text:p>245987000</text:p>
              </table:table-cell>
              <table:table-cell office:value-type="float" office:value="5191100">
                <text:p>5191100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249251000">
                <text:p>249251000</text:p>
              </table:table-cell>
              <table:table-cell office:value-type="float" office:value="5405650">
                <text:p>5405650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251315000">
                <text:p>251315000</text:p>
              </table:table-cell>
              <table:table-cell office:value-type="float" office:value="5192730">
                <text:p>5192730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257422000">
                <text:p>257422000</text:p>
              </table:table-cell>
              <table:table-cell office:value-type="float" office:value="5611000">
                <text:p>5611000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259890000">
                <text:p>259890000</text:p>
              </table:table-cell>
              <table:table-cell office:value-type="float" office:value="5473110">
                <text:p>5473110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253654000">
                <text:p>253654000</text:p>
              </table:table-cell>
              <table:table-cell office:value-type="float" office:value="5157810">
                <text:p>5157810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255931000">
                <text:p>255931000</text:p>
              </table:table-cell>
              <table:table-cell office:value-type="float" office:value="5600490">
                <text:p>5600490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263962000">
                <text:p>263962000</text:p>
              </table:table-cell>
              <table:table-cell office:value-type="float" office:value="5531030">
                <text:p>5531030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262155000">
                <text:p>262155000</text:p>
              </table:table-cell>
              <table:table-cell office:value-type="float" office:value="5320630">
                <text:p>5320630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261371000">
                <text:p>261371000</text:p>
              </table:table-cell>
              <table:table-cell office:value-type="float" office:value="5587640">
                <text:p>5587640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266359000">
                <text:p>266359000</text:p>
              </table:table-cell>
              <table:table-cell office:value-type="float" office:value="5375010">
                <text:p>5375010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268318000">
                <text:p>268318000</text:p>
              </table:table-cell>
              <table:table-cell office:value-type="float" office:value="5320650">
                <text:p>5320650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262498000">
                <text:p>262498000</text:p>
              </table:table-cell>
              <table:table-cell office:value-type="float" office:value="5323770">
                <text:p>5323770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272768000">
                <text:p>272768000</text:p>
              </table:table-cell>
              <table:table-cell office:value-type="float" office:value="5643500">
                <text:p>5643500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269299000">
                <text:p>269299000</text:p>
              </table:table-cell>
              <table:table-cell office:value-type="float" office:value="5381650">
                <text:p>5381650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274778000">
                <text:p>274778000</text:p>
              </table:table-cell>
              <table:table-cell office:value-type="float" office:value="5350280">
                <text:p>5350280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270796000">
                <text:p>270796000</text:p>
              </table:table-cell>
              <table:table-cell office:value-type="float" office:value="4992710">
                <text:p>4992710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277029000">
                <text:p>277029000</text:p>
              </table:table-cell>
              <table:table-cell office:value-type="float" office:value="6224200">
                <text:p>6224200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280398000">
                <text:p>280398000</text:p>
              </table:table-cell>
              <table:table-cell office:value-type="float" office:value="5116910">
                <text:p>5116910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274856000">
                <text:p>274856000</text:p>
              </table:table-cell>
              <table:table-cell office:value-type="float" office:value="5481660">
                <text:p>5481660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281454000">
                <text:p>281454000</text:p>
              </table:table-cell>
              <table:table-cell office:value-type="float" office:value="5372370">
                <text:p>5372370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282680000">
                <text:p>282680000</text:p>
              </table:table-cell>
              <table:table-cell office:value-type="float" office:value="6037470">
                <text:p>6037470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284222000">
                <text:p>284222000</text:p>
              </table:table-cell>
              <table:table-cell office:value-type="float" office:value="5297460">
                <text:p>5297460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278936000">
                <text:p>278936000</text:p>
              </table:table-cell>
              <table:table-cell office:value-type="float" office:value="5329280">
                <text:p>5329280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281403000">
                <text:p>281403000</text:p>
              </table:table-cell>
              <table:table-cell office:value-type="float" office:value="6044250">
                <text:p>6044250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285420000">
                <text:p>285420000</text:p>
              </table:table-cell>
              <table:table-cell office:value-type="float" office:value="5473720">
                <text:p>547372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299823000">
                <text:p>299823000</text:p>
              </table:table-cell>
              <table:table-cell office:value-type="float" office:value="5358420">
                <text:p>5358420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290845000">
                <text:p>290845000</text:p>
              </table:table-cell>
              <table:table-cell office:value-type="float" office:value="5395350">
                <text:p>5395350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294373000">
                <text:p>294373000</text:p>
              </table:table-cell>
              <table:table-cell office:value-type="float" office:value="5277100">
                <text:p>5277100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297642000">
                <text:p>297642000</text:p>
              </table:table-cell>
              <table:table-cell office:value-type="float" office:value="5729790">
                <text:p>5729790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296077000">
                <text:p>296077000</text:p>
              </table:table-cell>
              <table:table-cell office:value-type="float" office:value="5394520">
                <text:p>5394520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299006000">
                <text:p>299006000</text:p>
              </table:table-cell>
              <table:table-cell office:value-type="float" office:value="5545720">
                <text:p>5545720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304700000">
                <text:p>304700000</text:p>
              </table:table-cell>
              <table:table-cell office:value-type="float" office:value="5516720">
                <text:p>5516720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308789000">
                <text:p>308789000</text:p>
              </table:table-cell>
              <table:table-cell office:value-type="float" office:value="5635080">
                <text:p>5635080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307995000">
                <text:p>307995000</text:p>
              </table:table-cell>
              <table:table-cell office:value-type="float" office:value="5410070">
                <text:p>5410070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310776000">
                <text:p>310776000</text:p>
              </table:table-cell>
              <table:table-cell office:value-type="float" office:value="5236300">
                <text:p>5236300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307054000">
                <text:p>307054000</text:p>
              </table:table-cell>
              <table:table-cell office:value-type="float" office:value="5609560">
                <text:p>5609560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23466000">
                <text:p>323466000</text:p>
              </table:table-cell>
              <table:table-cell office:value-type="float" office:value="6184760">
                <text:p>6184760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316312000">
                <text:p>316312000</text:p>
              </table:table-cell>
              <table:table-cell office:value-type="float" office:value="5852790">
                <text:p>5852790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13045000">
                <text:p>313045000</text:p>
              </table:table-cell>
              <table:table-cell office:value-type="float" office:value="5934780">
                <text:p>5934780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13761000">
                <text:p>313761000</text:p>
              </table:table-cell>
              <table:table-cell office:value-type="float" office:value="6120080">
                <text:p>6120080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14813000">
                <text:p>314813000</text:p>
              </table:table-cell>
              <table:table-cell office:value-type="float" office:value="5952080">
                <text:p>5952080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16939000">
                <text:p>316939000</text:p>
              </table:table-cell>
              <table:table-cell office:value-type="float" office:value="6096330">
                <text:p>6096330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318501000">
                <text:p>318501000</text:p>
              </table:table-cell>
              <table:table-cell office:value-type="float" office:value="5891510">
                <text:p>5891510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320348000">
                <text:p>320348000</text:p>
              </table:table-cell>
              <table:table-cell office:value-type="float" office:value="5914910">
                <text:p>5914910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325091000">
                <text:p>325091000</text:p>
              </table:table-cell>
              <table:table-cell office:value-type="float" office:value="5982920">
                <text:p>5982920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337406000">
                <text:p>337406000</text:p>
              </table:table-cell>
              <table:table-cell office:value-type="float" office:value="6101720">
                <text:p>6101720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333475000">
                <text:p>333475000</text:p>
              </table:table-cell>
              <table:table-cell office:value-type="float" office:value="6285790">
                <text:p>6285790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335324000">
                <text:p>335324000</text:p>
              </table:table-cell>
              <table:table-cell office:value-type="float" office:value="6258480">
                <text:p>6258480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336690000">
                <text:p>336690000</text:p>
              </table:table-cell>
              <table:table-cell office:value-type="float" office:value="5997420">
                <text:p>5997420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340147000">
                <text:p>340147000</text:p>
              </table:table-cell>
              <table:table-cell office:value-type="float" office:value="6030190">
                <text:p>6030190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343938000">
                <text:p>343938000</text:p>
              </table:table-cell>
              <table:table-cell office:value-type="float" office:value="5960480">
                <text:p>5960480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348149000">
                <text:p>348149000</text:p>
              </table:table-cell>
              <table:table-cell office:value-type="float" office:value="6231980">
                <text:p>6231980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47371000">
                <text:p>347371000</text:p>
              </table:table-cell>
              <table:table-cell office:value-type="float" office:value="6040700">
                <text:p>6040700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345495000">
                <text:p>345495000</text:p>
              </table:table-cell>
              <table:table-cell office:value-type="float" office:value="5949050">
                <text:p>5949050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345955000">
                <text:p>345955000</text:p>
              </table:table-cell>
              <table:table-cell office:value-type="float" office:value="5801390">
                <text:p>5801390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348463000">
                <text:p>348463000</text:p>
              </table:table-cell>
              <table:table-cell office:value-type="float" office:value="6410990">
                <text:p>6410990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350143000">
                <text:p>350143000</text:p>
              </table:table-cell>
              <table:table-cell office:value-type="float" office:value="6116160">
                <text:p>6116160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352769000">
                <text:p>352769000</text:p>
              </table:table-cell>
              <table:table-cell office:value-type="float" office:value="6350410">
                <text:p>6350410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363326000">
                <text:p>363326000</text:p>
              </table:table-cell>
              <table:table-cell office:value-type="float" office:value="6563580">
                <text:p>6563580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358715000">
                <text:p>358715000</text:p>
              </table:table-cell>
              <table:table-cell office:value-type="float" office:value="5715440">
                <text:p>5715440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63091000">
                <text:p>363091000</text:p>
              </table:table-cell>
              <table:table-cell office:value-type="float" office:value="6246960">
                <text:p>6246960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360500000">
                <text:p>360500000</text:p>
              </table:table-cell>
              <table:table-cell office:value-type="float" office:value="5739880">
                <text:p>5739880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363058000">
                <text:p>363058000</text:p>
              </table:table-cell>
              <table:table-cell office:value-type="float" office:value="6466600">
                <text:p>6466600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358018000">
                <text:p>358018000</text:p>
              </table:table-cell>
              <table:table-cell office:value-type="float" office:value="6487740">
                <text:p>6487740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358963000">
                <text:p>358963000</text:p>
              </table:table-cell>
              <table:table-cell office:value-type="float" office:value="6148590">
                <text:p>6148590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372641000">
                <text:p>372641000</text:p>
              </table:table-cell>
              <table:table-cell office:value-type="float" office:value="6021700">
                <text:p>6021700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371151000">
                <text:p>371151000</text:p>
              </table:table-cell>
              <table:table-cell office:value-type="float" office:value="6272910">
                <text:p>6272910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381612000">
                <text:p>381612000</text:p>
              </table:table-cell>
              <table:table-cell office:value-type="float" office:value="6374470">
                <text:p>6374470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383587000">
                <text:p>383587000</text:p>
              </table:table-cell>
              <table:table-cell office:value-type="float" office:value="6861660">
                <text:p>6861660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381069000">
                <text:p>381069000</text:p>
              </table:table-cell>
              <table:table-cell office:value-type="float" office:value="6570420">
                <text:p>6570420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86158000">
                <text:p>386158000</text:p>
              </table:table-cell>
              <table:table-cell office:value-type="float" office:value="6455580">
                <text:p>6455580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379050000">
                <text:p>379050000</text:p>
              </table:table-cell>
              <table:table-cell office:value-type="float" office:value="6173550">
                <text:p>6173550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377162000">
                <text:p>377162000</text:p>
              </table:table-cell>
              <table:table-cell office:value-type="float" office:value="5944210">
                <text:p>5944210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378362000">
                <text:p>378362000</text:p>
              </table:table-cell>
              <table:table-cell office:value-type="float" office:value="6318410">
                <text:p>6318410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386672000">
                <text:p>386672000</text:p>
              </table:table-cell>
              <table:table-cell office:value-type="float" office:value="6046190">
                <text:p>6046190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386293000">
                <text:p>386293000</text:p>
              </table:table-cell>
              <table:table-cell office:value-type="float" office:value="6577530">
                <text:p>6577530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380093000">
                <text:p>380093000</text:p>
              </table:table-cell>
              <table:table-cell office:value-type="float" office:value="6833250">
                <text:p>6833250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384019000">
                <text:p>384019000</text:p>
              </table:table-cell>
              <table:table-cell office:value-type="float" office:value="6292860">
                <text:p>6292860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401285000">
                <text:p>401285000</text:p>
              </table:table-cell>
              <table:table-cell office:value-type="float" office:value="6442270">
                <text:p>6442270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386050000">
                <text:p>386050000</text:p>
              </table:table-cell>
              <table:table-cell office:value-type="float" office:value="6550410">
                <text:p>6550410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395955000">
                <text:p>395955000</text:p>
              </table:table-cell>
              <table:table-cell office:value-type="float" office:value="6128430">
                <text:p>6128430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396597000">
                <text:p>396597000</text:p>
              </table:table-cell>
              <table:table-cell office:value-type="float" office:value="6315130">
                <text:p>6315130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395504000">
                <text:p>395504000</text:p>
              </table:table-cell>
              <table:table-cell office:value-type="float" office:value="6409700">
                <text:p>6409700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396623000">
                <text:p>396623000</text:p>
              </table:table-cell>
              <table:table-cell office:value-type="float" office:value="6585950">
                <text:p>6585950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396654000">
                <text:p>396654000</text:p>
              </table:table-cell>
              <table:table-cell office:value-type="float" office:value="6701010">
                <text:p>6701010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398027000">
                <text:p>398027000</text:p>
              </table:table-cell>
              <table:table-cell office:value-type="float" office:value="7269850">
                <text:p>7269850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398688000">
                <text:p>398688000</text:p>
              </table:table-cell>
              <table:table-cell office:value-type="float" office:value="6897550">
                <text:p>6897550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07183000">
                <text:p>407183000</text:p>
              </table:table-cell>
              <table:table-cell office:value-type="float" office:value="6994660">
                <text:p>6994660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17513000">
                <text:p>417513000</text:p>
              </table:table-cell>
              <table:table-cell office:value-type="float" office:value="6867710">
                <text:p>6867710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21718000">
                <text:p>421718000</text:p>
              </table:table-cell>
              <table:table-cell office:value-type="float" office:value="7296430">
                <text:p>7296430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418372000">
                <text:p>418372000</text:p>
              </table:table-cell>
              <table:table-cell office:value-type="float" office:value="6916960">
                <text:p>6916960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433227000">
                <text:p>433227000</text:p>
              </table:table-cell>
              <table:table-cell office:value-type="float" office:value="6995740">
                <text:p>6995740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428332000">
                <text:p>428332000</text:p>
              </table:table-cell>
              <table:table-cell office:value-type="float" office:value="6812060">
                <text:p>6812060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19845000">
                <text:p>419845000</text:p>
              </table:table-cell>
              <table:table-cell office:value-type="float" office:value="6748170">
                <text:p>6748170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14712000">
                <text:p>414712000</text:p>
              </table:table-cell>
              <table:table-cell office:value-type="float" office:value="6700280">
                <text:p>6700280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26022000">
                <text:p>426022000</text:p>
              </table:table-cell>
              <table:table-cell office:value-type="float" office:value="6790440">
                <text:p>6790440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39260000">
                <text:p>439260000</text:p>
              </table:table-cell>
              <table:table-cell office:value-type="float" office:value="6743620">
                <text:p>6743620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440043000">
                <text:p>440043000</text:p>
              </table:table-cell>
              <table:table-cell office:value-type="float" office:value="6651960">
                <text:p>6651960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436032000">
                <text:p>436032000</text:p>
              </table:table-cell>
              <table:table-cell office:value-type="float" office:value="6562480">
                <text:p>6562480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21804000">
                <text:p>421804000</text:p>
              </table:table-cell>
              <table:table-cell office:value-type="float" office:value="6704830">
                <text:p>670483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32545000">
                <text:p>432545000</text:p>
              </table:table-cell>
              <table:table-cell office:value-type="float" office:value="6826790">
                <text:p>682679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48151000">
                <text:p>448151000</text:p>
              </table:table-cell>
              <table:table-cell office:value-type="float" office:value="7188080">
                <text:p>718808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29321000">
                <text:p>429321000</text:p>
              </table:table-cell>
              <table:table-cell office:value-type="float" office:value="6873090">
                <text:p>687309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43077000">
                <text:p>443077000</text:p>
              </table:table-cell>
              <table:table-cell office:value-type="float" office:value="7060200">
                <text:p>706020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43610000">
                <text:p>443610000</text:p>
              </table:table-cell>
              <table:table-cell office:value-type="float" office:value="7159930">
                <text:p>715993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50314000">
                <text:p>450314000</text:p>
              </table:table-cell>
              <table:table-cell office:value-type="float" office:value="7379320">
                <text:p>737932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55724000">
                <text:p>455724000</text:p>
              </table:table-cell>
              <table:table-cell office:value-type="float" office:value="6812120">
                <text:p>681212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38013000">
                <text:p>438013000</text:p>
              </table:table-cell>
              <table:table-cell office:value-type="float" office:value="6776930">
                <text:p>6776930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40512000">
                <text:p>440512000</text:p>
              </table:table-cell>
              <table:table-cell office:value-type="float" office:value="7421620">
                <text:p>7421620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448802000">
                <text:p>448802000</text:p>
              </table:table-cell>
              <table:table-cell office:value-type="float" office:value="7057330">
                <text:p>7057330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58142000">
                <text:p>458142000</text:p>
              </table:table-cell>
              <table:table-cell office:value-type="float" office:value="7132050">
                <text:p>713205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65367000">
                <text:p>465367000</text:p>
              </table:table-cell>
              <table:table-cell office:value-type="float" office:value="7898130">
                <text:p>7898130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72847000">
                <text:p>472847000</text:p>
              </table:table-cell>
              <table:table-cell office:value-type="float" office:value="7324600">
                <text:p>7324600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58837000">
                <text:p>458837000</text:p>
              </table:table-cell>
              <table:table-cell office:value-type="float" office:value="8059240">
                <text:p>8059240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481823000">
                <text:p>481823000</text:p>
              </table:table-cell>
              <table:table-cell office:value-type="float" office:value="7635630">
                <text:p>7635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77911000">
                <text:p>477911000</text:p>
              </table:table-cell>
              <table:table-cell office:value-type="float" office:value="7476940">
                <text:p>7476940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78991000">
                <text:p>478991000</text:p>
              </table:table-cell>
              <table:table-cell office:value-type="float" office:value="8145300">
                <text:p>8145300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86656000">
                <text:p>486656000</text:p>
              </table:table-cell>
              <table:table-cell office:value-type="float" office:value="8230710">
                <text:p>8230710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74434000">
                <text:p>474434000</text:p>
              </table:table-cell>
              <table:table-cell office:value-type="float" office:value="7491970">
                <text:p>749197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65976000">
                <text:p>465976000</text:p>
              </table:table-cell>
              <table:table-cell office:value-type="float" office:value="8064180">
                <text:p>806418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73792000">
                <text:p>473792000</text:p>
              </table:table-cell>
              <table:table-cell office:value-type="float" office:value="7149010">
                <text:p>714901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85252000">
                <text:p>485252000</text:p>
              </table:table-cell>
              <table:table-cell office:value-type="float" office:value="7441120">
                <text:p>744112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94167000">
                <text:p>494167000</text:p>
              </table:table-cell>
              <table:table-cell office:value-type="float" office:value="8296670">
                <text:p>829667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97657000">
                <text:p>497657000</text:p>
              </table:table-cell>
              <table:table-cell office:value-type="float" office:value="8277940">
                <text:p>827794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94600000">
                <text:p>494600000</text:p>
              </table:table-cell>
              <table:table-cell office:value-type="float" office:value="7782210">
                <text:p>778221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501405000">
                <text:p>501405000</text:p>
              </table:table-cell>
              <table:table-cell office:value-type="float" office:value="8179840">
                <text:p>8179840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96070000">
                <text:p>496070000</text:p>
              </table:table-cell>
              <table:table-cell office:value-type="float" office:value="7868590">
                <text:p>7868590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494213000">
                <text:p>494213000</text:p>
              </table:table-cell>
              <table:table-cell office:value-type="float" office:value="7669230">
                <text:p>766923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505522000">
                <text:p>505522000</text:p>
              </table:table-cell>
              <table:table-cell office:value-type="float" office:value="7775280">
                <text:p>7775280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506295000">
                <text:p>506295000</text:p>
              </table:table-cell>
              <table:table-cell office:value-type="float" office:value="7738980">
                <text:p>7738980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509670000">
                <text:p>509670000</text:p>
              </table:table-cell>
              <table:table-cell office:value-type="float" office:value="8226110">
                <text:p>8226110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510267000">
                <text:p>510267000</text:p>
              </table:table-cell>
              <table:table-cell office:value-type="float" office:value="8203080">
                <text:p>8203080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515166000">
                <text:p>515166000</text:p>
              </table:table-cell>
              <table:table-cell office:value-type="float" office:value="7961940">
                <text:p>7961940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14993000">
                <text:p>514993000</text:p>
              </table:table-cell>
              <table:table-cell office:value-type="float" office:value="8198420">
                <text:p>8198420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16798000">
                <text:p>516798000</text:p>
              </table:table-cell>
              <table:table-cell office:value-type="float" office:value="8289100">
                <text:p>8289100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518596000">
                <text:p>518596000</text:p>
              </table:table-cell>
              <table:table-cell office:value-type="float" office:value="8080520">
                <text:p>8080520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21943000">
                <text:p>521943000</text:p>
              </table:table-cell>
              <table:table-cell office:value-type="float" office:value="7865270">
                <text:p>7865270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499389000">
                <text:p>499389000</text:p>
              </table:table-cell>
              <table:table-cell office:value-type="float" office:value="7750310">
                <text:p>7750310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512469000">
                <text:p>512469000</text:p>
              </table:table-cell>
              <table:table-cell office:value-type="float" office:value="7546830">
                <text:p>7546830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04983000">
                <text:p>504983000</text:p>
              </table:table-cell>
              <table:table-cell office:value-type="float" office:value="7559900">
                <text:p>7559900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507581000">
                <text:p>507581000</text:p>
              </table:table-cell>
              <table:table-cell office:value-type="float" office:value="7286890">
                <text:p>7286890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513944000">
                <text:p>513944000</text:p>
              </table:table-cell>
              <table:table-cell office:value-type="float" office:value="7452460">
                <text:p>7452460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517210000">
                <text:p>517210000</text:p>
              </table:table-cell>
              <table:table-cell office:value-type="float" office:value="7850960">
                <text:p>7850960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524351000">
                <text:p>524351000</text:p>
              </table:table-cell>
              <table:table-cell office:value-type="float" office:value="7955670">
                <text:p>7955670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518232000">
                <text:p>518232000</text:p>
              </table:table-cell>
              <table:table-cell office:value-type="float" office:value="7672720">
                <text:p>7672720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525661000">
                <text:p>525661000</text:p>
              </table:table-cell>
              <table:table-cell office:value-type="float" office:value="7833540">
                <text:p>7833540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524199000">
                <text:p>524199000</text:p>
              </table:table-cell>
              <table:table-cell office:value-type="float" office:value="7657560">
                <text:p>7657560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522990000">
                <text:p>522990000</text:p>
              </table:table-cell>
              <table:table-cell office:value-type="float" office:value="7883360">
                <text:p>7883360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525801000">
                <text:p>525801000</text:p>
              </table:table-cell>
              <table:table-cell office:value-type="float" office:value="8119160">
                <text:p>8119160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530905000">
                <text:p>530905000</text:p>
              </table:table-cell>
              <table:table-cell office:value-type="float" office:value="8229060">
                <text:p>8229060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531745000">
                <text:p>531745000</text:p>
              </table:table-cell>
              <table:table-cell office:value-type="float" office:value="8056660">
                <text:p>8056660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540080000">
                <text:p>540080000</text:p>
              </table:table-cell>
              <table:table-cell office:value-type="float" office:value="8386100">
                <text:p>8386100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541755000">
                <text:p>541755000</text:p>
              </table:table-cell>
              <table:table-cell office:value-type="float" office:value="9195820">
                <text:p>9195820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557988000">
                <text:p>557988000</text:p>
              </table:table-cell>
              <table:table-cell office:value-type="float" office:value="8558980">
                <text:p>8558980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538997000">
                <text:p>538997000</text:p>
              </table:table-cell>
              <table:table-cell office:value-type="float" office:value="8152490">
                <text:p>8152490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555575000">
                <text:p>555575000</text:p>
              </table:table-cell>
              <table:table-cell office:value-type="float" office:value="8909940">
                <text:p>8909940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554773000">
                <text:p>554773000</text:p>
              </table:table-cell>
              <table:table-cell office:value-type="float" office:value="8707000">
                <text:p>8707000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553120000">
                <text:p>553120000</text:p>
              </table:table-cell>
              <table:table-cell office:value-type="float" office:value="8544890">
                <text:p>8544890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554759000">
                <text:p>554759000</text:p>
              </table:table-cell>
              <table:table-cell office:value-type="float" office:value="8414040">
                <text:p>8414040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562130000">
                <text:p>562130000</text:p>
              </table:table-cell>
              <table:table-cell office:value-type="float" office:value="8498390">
                <text:p>8498390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557029000">
                <text:p>557029000</text:p>
              </table:table-cell>
              <table:table-cell office:value-type="float" office:value="8509980">
                <text:p>8509980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565402000">
                <text:p>565402000</text:p>
              </table:table-cell>
              <table:table-cell office:value-type="float" office:value="8474960">
                <text:p>8474960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556388000">
                <text:p>556388000</text:p>
              </table:table-cell>
              <table:table-cell office:value-type="float" office:value="8224750">
                <text:p>8224750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562639000">
                <text:p>562639000</text:p>
              </table:table-cell>
              <table:table-cell office:value-type="float" office:value="8462300">
                <text:p>8462300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571567000">
                <text:p>571567000</text:p>
              </table:table-cell>
              <table:table-cell office:value-type="float" office:value="9175000">
                <text:p>9175000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587743000">
                <text:p>587743000</text:p>
              </table:table-cell>
              <table:table-cell office:value-type="float" office:value="8842020">
                <text:p>8842020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574281000">
                <text:p>574281000</text:p>
              </table:table-cell>
              <table:table-cell office:value-type="float" office:value="8555460">
                <text:p>8555460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567591000">
                <text:p>567591000</text:p>
              </table:table-cell>
              <table:table-cell office:value-type="float" office:value="8466540">
                <text:p>8466540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570163000">
                <text:p>570163000</text:p>
              </table:table-cell>
              <table:table-cell office:value-type="float" office:value="8669080">
                <text:p>8669080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580321000">
                <text:p>580321000</text:p>
              </table:table-cell>
              <table:table-cell office:value-type="float" office:value="8625550">
                <text:p>8625550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581231000">
                <text:p>581231000</text:p>
              </table:table-cell>
              <table:table-cell office:value-type="float" office:value="8504320">
                <text:p>8504320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583082000">
                <text:p>583082000</text:p>
              </table:table-cell>
              <table:table-cell office:value-type="float" office:value="9239160">
                <text:p>9239160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600119000">
                <text:p>600119000</text:p>
              </table:table-cell>
              <table:table-cell office:value-type="float" office:value="9340500">
                <text:p>9340500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605475000">
                <text:p>605475000</text:p>
              </table:table-cell>
              <table:table-cell office:value-type="float" office:value="8582400">
                <text:p>8582400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588166000">
                <text:p>588166000</text:p>
              </table:table-cell>
              <table:table-cell office:value-type="float" office:value="8692380">
                <text:p>8692380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607440000">
                <text:p>607440000</text:p>
              </table:table-cell>
              <table:table-cell office:value-type="float" office:value="8992500">
                <text:p>8992500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595949000">
                <text:p>595949000</text:p>
              </table:table-cell>
              <table:table-cell office:value-type="float" office:value="8762860">
                <text:p>8762860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598981000">
                <text:p>598981000</text:p>
              </table:table-cell>
              <table:table-cell office:value-type="float" office:value="8656250">
                <text:p>8656250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599217000">
                <text:p>599217000</text:p>
              </table:table-cell>
              <table:table-cell office:value-type="float" office:value="8454550">
                <text:p>8454550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597331000">
                <text:p>597331000</text:p>
              </table:table-cell>
              <table:table-cell office:value-type="float" office:value="9565890">
                <text:p>9565890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604985000">
                <text:p>604985000</text:p>
              </table:table-cell>
              <table:table-cell office:value-type="float" office:value="9006650">
                <text:p>9006650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609279000">
                <text:p>609279000</text:p>
              </table:table-cell>
              <table:table-cell office:value-type="float" office:value="8887030">
                <text:p>8887030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615018000">
                <text:p>615018000</text:p>
              </table:table-cell>
              <table:table-cell office:value-type="float" office:value="9507790">
                <text:p>9507790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605313000">
                <text:p>605313000</text:p>
              </table:table-cell>
              <table:table-cell office:value-type="float" office:value="9451310">
                <text:p>9451310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608054000">
                <text:p>608054000</text:p>
              </table:table-cell>
              <table:table-cell office:value-type="float" office:value="9106790">
                <text:p>9106790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614722000">
                <text:p>614722000</text:p>
              </table:table-cell>
              <table:table-cell office:value-type="float" office:value="8721650">
                <text:p>8721650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612243000">
                <text:p>612243000</text:p>
              </table:table-cell>
              <table:table-cell office:value-type="float" office:value="8613540">
                <text:p>8613540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614740000">
                <text:p>614740000</text:p>
              </table:table-cell>
              <table:table-cell office:value-type="float" office:value="9647040">
                <text:p>9647040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617600000">
                <text:p>617600000</text:p>
              </table:table-cell>
              <table:table-cell office:value-type="float" office:value="9302850">
                <text:p>9302850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621761000">
                <text:p>621761000</text:p>
              </table:table-cell>
              <table:table-cell office:value-type="float" office:value="9549540">
                <text:p>9549540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622011000">
                <text:p>622011000</text:p>
              </table:table-cell>
              <table:table-cell office:value-type="float" office:value="9122860">
                <text:p>9122860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624641000">
                <text:p>624641000</text:p>
              </table:table-cell>
              <table:table-cell office:value-type="float" office:value="9335450">
                <text:p>9335450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627139000">
                <text:p>627139000</text:p>
              </table:table-cell>
              <table:table-cell office:value-type="float" office:value="10033300">
                <text:p>10033300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633992000">
                <text:p>633992000</text:p>
              </table:table-cell>
              <table:table-cell office:value-type="float" office:value="9494760">
                <text:p>9494760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634282000">
                <text:p>634282000</text:p>
              </table:table-cell>
              <table:table-cell office:value-type="float" office:value="9993550">
                <text:p>9993550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649346000">
                <text:p>649346000</text:p>
              </table:table-cell>
              <table:table-cell office:value-type="float" office:value="10377100">
                <text:p>10377100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651796000">
                <text:p>651796000</text:p>
              </table:table-cell>
              <table:table-cell office:value-type="float" office:value="9354030">
                <text:p>9354030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645081000">
                <text:p>645081000</text:p>
              </table:table-cell>
              <table:table-cell office:value-type="float" office:value="9495260">
                <text:p>9495260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656297000">
                <text:p>656297000</text:p>
              </table:table-cell>
              <table:table-cell office:value-type="float" office:value="10604800">
                <text:p>10604800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672948000">
                <text:p>672948000</text:p>
              </table:table-cell>
              <table:table-cell office:value-type="float" office:value="9667860">
                <text:p>9667860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674907000">
                <text:p>674907000</text:p>
              </table:table-cell>
              <table:table-cell office:value-type="float" office:value="13782700">
                <text:p>13782700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672134000">
                <text:p>672134000</text:p>
              </table:table-cell>
              <table:table-cell office:value-type="float" office:value="10095900">
                <text:p>10095900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679156000">
                <text:p>679156000</text:p>
              </table:table-cell>
              <table:table-cell office:value-type="float" office:value="10131300">
                <text:p>10131300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680288000">
                <text:p>680288000</text:p>
              </table:table-cell>
              <table:table-cell office:value-type="float" office:value="10405200">
                <text:p>10405200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684698000">
                <text:p>684698000</text:p>
              </table:table-cell>
              <table:table-cell office:value-type="float" office:value="9966070">
                <text:p>9966070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683583000">
                <text:p>683583000</text:p>
              </table:table-cell>
              <table:table-cell office:value-type="float" office:value="9823250">
                <text:p>9823250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682127000">
                <text:p>682127000</text:p>
              </table:table-cell>
              <table:table-cell office:value-type="float" office:value="10324400">
                <text:p>10324400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687286000">
                <text:p>687286000</text:p>
              </table:table-cell>
              <table:table-cell office:value-type="float" office:value="10216200">
                <text:p>10216200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686489000">
                <text:p>686489000</text:p>
              </table:table-cell>
              <table:table-cell office:value-type="float" office:value="9943810">
                <text:p>9943810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679674000">
                <text:p>679674000</text:p>
              </table:table-cell>
              <table:table-cell office:value-type="float" office:value="9371810">
                <text:p>9371810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688755000">
                <text:p>688755000</text:p>
              </table:table-cell>
              <table:table-cell office:value-type="float" office:value="9345860">
                <text:p>9345860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684847000">
                <text:p>684847000</text:p>
              </table:table-cell>
              <table:table-cell office:value-type="float" office:value="10075600">
                <text:p>10075600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681543000">
                <text:p>681543000</text:p>
              </table:table-cell>
              <table:table-cell office:value-type="float" office:value="10092300">
                <text:p>10092300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694980000">
                <text:p>694980000</text:p>
              </table:table-cell>
              <table:table-cell office:value-type="float" office:value="10399200">
                <text:p>10399200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686420000">
                <text:p>686420000</text:p>
              </table:table-cell>
              <table:table-cell office:value-type="float" office:value="10066100">
                <text:p>10066100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705654000">
                <text:p>705654000</text:p>
              </table:table-cell>
              <table:table-cell office:value-type="float" office:value="9999880">
                <text:p>9999880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700430000">
                <text:p>700430000</text:p>
              </table:table-cell>
              <table:table-cell office:value-type="float" office:value="10055900">
                <text:p>10055900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701956000">
                <text:p>701956000</text:p>
              </table:table-cell>
              <table:table-cell office:value-type="float" office:value="10398600">
                <text:p>10398600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698724000">
                <text:p>698724000</text:p>
              </table:table-cell>
              <table:table-cell office:value-type="float" office:value="9997070">
                <text:p>9997070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714472000">
                <text:p>714472000</text:p>
              </table:table-cell>
              <table:table-cell office:value-type="float" office:value="10549700">
                <text:p>10549700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720082000">
                <text:p>720082000</text:p>
              </table:table-cell>
              <table:table-cell office:value-type="float" office:value="10342400">
                <text:p>10342400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716741000">
                <text:p>716741000</text:p>
              </table:table-cell>
              <table:table-cell office:value-type="float" office:value="10597700">
                <text:p>10597700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712081000">
                <text:p>712081000</text:p>
              </table:table-cell>
              <table:table-cell office:value-type="float" office:value="10568200">
                <text:p>10568200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718834000">
                <text:p>718834000</text:p>
              </table:table-cell>
              <table:table-cell office:value-type="float" office:value="10274000">
                <text:p>10274000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718504000">
                <text:p>718504000</text:p>
              </table:table-cell>
              <table:table-cell office:value-type="float" office:value="10637800">
                <text:p>10637800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729720000">
                <text:p>729720000</text:p>
              </table:table-cell>
              <table:table-cell office:value-type="float" office:value="11104500">
                <text:p>11104500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727586000">
                <text:p>727586000</text:p>
              </table:table-cell>
              <table:table-cell office:value-type="float" office:value="10838800">
                <text:p>10838800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751372000">
                <text:p>751372000</text:p>
              </table:table-cell>
              <table:table-cell office:value-type="float" office:value="10190800">
                <text:p>10190800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744359000">
                <text:p>744359000</text:p>
              </table:table-cell>
              <table:table-cell office:value-type="float" office:value="11695000">
                <text:p>11695000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741012000">
                <text:p>741012000</text:p>
              </table:table-cell>
              <table:table-cell office:value-type="float" office:value="10569900">
                <text:p>10569900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755845000">
                <text:p>755845000</text:p>
              </table:table-cell>
              <table:table-cell office:value-type="float" office:value="10208600">
                <text:p>10208600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761683000">
                <text:p>761683000</text:p>
              </table:table-cell>
              <table:table-cell office:value-type="float" office:value="10488200">
                <text:p>10488200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754001000">
                <text:p>754001000</text:p>
              </table:table-cell>
              <table:table-cell office:value-type="float" office:value="11205300">
                <text:p>11205300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756663000">
                <text:p>756663000</text:p>
              </table:table-cell>
              <table:table-cell office:value-type="float" office:value="10273400">
                <text:p>10273400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753548000">
                <text:p>753548000</text:p>
              </table:table-cell>
              <table:table-cell office:value-type="float" office:value="10389300">
                <text:p>10389300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760421000">
                <text:p>760421000</text:p>
              </table:table-cell>
              <table:table-cell office:value-type="float" office:value="10218300">
                <text:p>10218300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763948000">
                <text:p>763948000</text:p>
              </table:table-cell>
              <table:table-cell office:value-type="float" office:value="10540200">
                <text:p>10540200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768492000">
                <text:p>768492000</text:p>
              </table:table-cell>
              <table:table-cell office:value-type="float" office:value="10499500">
                <text:p>10499500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768089000">
                <text:p>768089000</text:p>
              </table:table-cell>
              <table:table-cell office:value-type="float" office:value="10568500">
                <text:p>10568500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761341000">
                <text:p>761341000</text:p>
              </table:table-cell>
              <table:table-cell office:value-type="float" office:value="10773500">
                <text:p>10773500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764403000">
                <text:p>764403000</text:p>
              </table:table-cell>
              <table:table-cell office:value-type="float" office:value="10912400">
                <text:p>10912400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763695000">
                <text:p>763695000</text:p>
              </table:table-cell>
              <table:table-cell office:value-type="float" office:value="10429800">
                <text:p>10429800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758850000">
                <text:p>758850000</text:p>
              </table:table-cell>
              <table:table-cell office:value-type="float" office:value="11164100">
                <text:p>11164100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758869000">
                <text:p>758869000</text:p>
              </table:table-cell>
              <table:table-cell office:value-type="float" office:value="10693600">
                <text:p>10693600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773351000">
                <text:p>773351000</text:p>
              </table:table-cell>
              <table:table-cell office:value-type="float" office:value="10332600">
                <text:p>10332600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780199000">
                <text:p>780199000</text:p>
              </table:table-cell>
              <table:table-cell office:value-type="float" office:value="10108900">
                <text:p>10108900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778573000">
                <text:p>778573000</text:p>
              </table:table-cell>
              <table:table-cell office:value-type="float" office:value="10215100">
                <text:p>10215100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791697000">
                <text:p>791697000</text:p>
              </table:table-cell>
              <table:table-cell office:value-type="float" office:value="10555500">
                <text:p>10555500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793108000">
                <text:p>793108000</text:p>
              </table:table-cell>
              <table:table-cell office:value-type="float" office:value="11170300">
                <text:p>11170300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801521000">
                <text:p>801521000</text:p>
              </table:table-cell>
              <table:table-cell office:value-type="float" office:value="11541600">
                <text:p>11541600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810475000">
                <text:p>810475000</text:p>
              </table:table-cell>
              <table:table-cell office:value-type="float" office:value="11050400">
                <text:p>11050400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809167000">
                <text:p>809167000</text:p>
              </table:table-cell>
              <table:table-cell office:value-type="float" office:value="11363900">
                <text:p>11363900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803197000">
                <text:p>803197000</text:p>
              </table:table-cell>
              <table:table-cell office:value-type="float" office:value="11750200">
                <text:p>11750200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800788000">
                <text:p>800788000</text:p>
              </table:table-cell>
              <table:table-cell office:value-type="float" office:value="10839800">
                <text:p>10839800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806156000">
                <text:p>806156000</text:p>
              </table:table-cell>
              <table:table-cell office:value-type="float" office:value="10989000">
                <text:p>10989000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803993000">
                <text:p>803993000</text:p>
              </table:table-cell>
              <table:table-cell office:value-type="float" office:value="11455200">
                <text:p>11455200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822595000">
                <text:p>822595000</text:p>
              </table:table-cell>
              <table:table-cell office:value-type="float" office:value="10915500">
                <text:p>10915500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823416000">
                <text:p>823416000</text:p>
              </table:table-cell>
              <table:table-cell office:value-type="float" office:value="11122400">
                <text:p>11122400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813360000">
                <text:p>813360000</text:p>
              </table:table-cell>
              <table:table-cell office:value-type="float" office:value="10264000">
                <text:p>10264000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813697000">
                <text:p>813697000</text:p>
              </table:table-cell>
              <table:table-cell office:value-type="float" office:value="11502800">
                <text:p>11502800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826454000">
                <text:p>826454000</text:p>
              </table:table-cell>
              <table:table-cell office:value-type="float" office:value="10595100">
                <text:p>10595100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818600000">
                <text:p>818600000</text:p>
              </table:table-cell>
              <table:table-cell office:value-type="float" office:value="11132900">
                <text:p>11132900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827809000">
                <text:p>827809000</text:p>
              </table:table-cell>
              <table:table-cell office:value-type="float" office:value="11005500">
                <text:p>11005500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840285000">
                <text:p>840285000</text:p>
              </table:table-cell>
              <table:table-cell office:value-type="float" office:value="11693500">
                <text:p>11693500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827714000">
                <text:p>827714000</text:p>
              </table:table-cell>
              <table:table-cell office:value-type="float" office:value="10422100">
                <text:p>10422100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821684000">
                <text:p>821684000</text:p>
              </table:table-cell>
              <table:table-cell office:value-type="float" office:value="10588800">
                <text:p>10588800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829236000">
                <text:p>829236000</text:p>
              </table:table-cell>
              <table:table-cell office:value-type="float" office:value="10567800">
                <text:p>10567800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835551000">
                <text:p>835551000</text:p>
              </table:table-cell>
              <table:table-cell office:value-type="float" office:value="11226300">
                <text:p>11226300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854885000">
                <text:p>854885000</text:p>
              </table:table-cell>
              <table:table-cell office:value-type="float" office:value="10866900">
                <text:p>10866900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843292000">
                <text:p>843292000</text:p>
              </table:table-cell>
              <table:table-cell office:value-type="float" office:value="10777200">
                <text:p>10777200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847839000">
                <text:p>847839000</text:p>
              </table:table-cell>
              <table:table-cell office:value-type="float" office:value="10921500">
                <text:p>10921500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862649000">
                <text:p>862649000</text:p>
              </table:table-cell>
              <table:table-cell office:value-type="float" office:value="11596900">
                <text:p>11596900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864141000">
                <text:p>864141000</text:p>
              </table:table-cell>
              <table:table-cell office:value-type="float" office:value="11082300">
                <text:p>11082300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843431000">
                <text:p>843431000</text:p>
              </table:table-cell>
              <table:table-cell office:value-type="float" office:value="11298900">
                <text:p>11298900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855582000">
                <text:p>855582000</text:p>
              </table:table-cell>
              <table:table-cell office:value-type="float" office:value="10919000">
                <text:p>10919000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859811000">
                <text:p>859811000</text:p>
              </table:table-cell>
              <table:table-cell office:value-type="float" office:value="11186300">
                <text:p>11186300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874609000">
                <text:p>874609000</text:p>
              </table:table-cell>
              <table:table-cell office:value-type="float" office:value="11726700">
                <text:p>11726700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889203000">
                <text:p>889203000</text:p>
              </table:table-cell>
              <table:table-cell office:value-type="float" office:value="11753500">
                <text:p>11753500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880653000">
                <text:p>880653000</text:p>
              </table:table-cell>
              <table:table-cell office:value-type="float" office:value="11756000">
                <text:p>11756000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869598000">
                <text:p>869598000</text:p>
              </table:table-cell>
              <table:table-cell office:value-type="float" office:value="11453400">
                <text:p>11453400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882375000">
                <text:p>882375000</text:p>
              </table:table-cell>
              <table:table-cell office:value-type="float" office:value="11929500">
                <text:p>11929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07cm" svg:y="0.315cm" chart:style-name="ch2">
          <text:p>Meta análisis</text:p>
        </chart:title>
        <chart:subtitle svg:x="4.477cm" svg:y="1.249cm" chart:style-name="ch3">
          <text:p>10 tests para cada tamaño de problema </text:p>
        </chart:subtitle>
        <chart:legend chart:legend-position="bottom" svg:x="2.111cm" svg:y="8.27cm" style:legend-expansion="wide" chart:style-name="ch4"/>
        <chart:plot-area chart:style-name="ch5" table:cell-range-address="Hoja1.R2:Hoja1.X102" chart:data-source-has-labels="both" svg:x="1.279cm" svg:y="2.084cm" svg:width="14.401cm" svg:height="5.077cm">
          <chartooo:coordinate-region svg:x="3.012cm" svg:y="2.257cm" svg:width="12.203cm" svg:height="4.31cm"/>
          <chart:axis chart:dimension="x" chart:name="primary-x" chart:style-name="ch6" chartooo:axis-type="auto">
            <chart:title svg:x="6.239cm" svg:y="7.341cm" chart:style-name="ch7">
              <text:p>Número de puntos en el plano</text:p>
            </chart:title>
            <chart:categories table:cell-range-address="Hoja1.R3:Hoja1.R102"/>
            <chart:grid chart:style-name="ch8" chart:class="major"/>
          </chart:axis>
          <chart:axis chart:dimension="y" chart:name="primary-y" chart:style-name="ch6">
            <chart:title svg:x="0.451cm" svg:y="5.645cm" chart:style-name="ch9">
              <text:p>Milisegundos</text:p>
            </chart:title>
          </chart:axis>
          <chart:series chart:style-name="ch10" chart:values-cell-range-address="Hoja1.S3:Hoja1.S102" chart:label-cell-address="Hoja1.S2:Hoja1.S2" chart:class="chart:scatter">
            <chart:domain table:cell-range-address="Hoja1.R3:Hoja1.R102"/>
            <chart:data-point chart:repeated="100"/>
          </chart:series>
          <chart:series chart:style-name="ch11" chart:values-cell-range-address="Hoja1.T3:Hoja1.T102" chart:label-cell-address="Hoja1.T2:Hoja1.T2" chart:class="chart:scatter">
            <chart:data-point chart:repeated="100"/>
          </chart:series>
          <chart:series chart:style-name="ch12" chart:values-cell-range-address="Hoja1.U3:Hoja1.U102" chart:label-cell-address="Hoja1.U2:Hoja1.U2" chart:class="chart:scatter">
            <chart:data-point chart:repeated="100"/>
          </chart:series>
          <chart:series chart:style-name="ch13" chart:values-cell-range-address="Hoja1.V3:Hoja1.V102" chart:label-cell-address="Hoja1.V2:Hoja1.V2" chart:class="chart:scatter">
            <chart:data-point chart:repeated="100"/>
          </chart:series>
          <chart:series chart:style-name="ch14" chart:values-cell-range-address="Hoja1.W3:Hoja1.W102" chart:label-cell-address="Hoja1.W2:Hoja1.W2" chart:class="chart:scatter">
            <chart:data-point chart:repeated="100"/>
          </chart:series>
          <chart:series chart:style-name="ch15" chart:values-cell-range-address="Hoja1.X3:Hoja1.X102" chart:label-cell-address="Hoja1.X2:Hoja1.X2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</text:p>
                <draw:g>
                  <svg:desc>Hoja1.S2:Hoja1.S2</svg:desc>
                </draw:g>
              </table:table-cell>
              <table:table-cell office:value-type="string">
                <text:p>Medio</text:p>
                <draw:g>
                  <svg:desc>Hoja1.T2:Hoja1.T2</svg:desc>
                </draw:g>
              </table:table-cell>
              <table:table-cell office:value-type="string">
                <text:p>Peor</text:p>
                <draw:g>
                  <svg:desc>Hoja1.U2:Hoja1.U2</svg:desc>
                </draw:g>
              </table:table-cell>
              <table:table-cell office:value-type="string">
                <text:p>Mejor</text:p>
                <draw:g>
                  <svg:desc>Hoja1.V2:Hoja1.V2</svg:desc>
                </draw:g>
              </table:table-cell>
              <table:table-cell office:value-type="string">
                <text:p>Medio</text:p>
                <draw:g>
                  <svg:desc>Hoja1.W2:Hoja1.W2</svg:desc>
                </draw:g>
              </table:table-cell>
              <table:table-cell office:value-type="string">
                <text:p>Peor</text:p>
                <draw:g>
                  <svg:desc>Hoja1.X2:Hoja1.X2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R3:Hoja1.R102</svg:desc>
                </draw:g>
              </table:table-cell>
              <table:table-cell office:value-type="float" office:value="593">
                <text:p>593</text:p>
                <draw:g>
                  <svg:desc>Hoja1.S3:Hoja1.S102</svg:desc>
                </draw:g>
              </table:table-cell>
              <table:table-cell office:value-type="float" office:value="2245.9">
                <text:p>2245.9</text:p>
                <draw:g>
                  <svg:desc>Hoja1.T3:Hoja1.T102</svg:desc>
                </draw:g>
              </table:table-cell>
              <table:table-cell office:value-type="float" office:value="16615">
                <text:p>16615</text:p>
                <draw:g>
                  <svg:desc>Hoja1.U3:Hoja1.U102</svg:desc>
                </draw:g>
              </table:table-cell>
              <table:table-cell office:value-type="float" office:value="694">
                <text:p>694</text:p>
                <draw:g>
                  <svg:desc>Hoja1.V3:Hoja1.V102</svg:desc>
                </draw:g>
              </table:table-cell>
              <table:table-cell office:value-type="float" office:value="716.5">
                <text:p>716.5</text:p>
                <draw:g>
                  <svg:desc>Hoja1.W3:Hoja1.W102</svg:desc>
                </draw:g>
              </table:table-cell>
              <table:table-cell office:value-type="float" office:value="846">
                <text:p>846</text:p>
                <draw:g>
                  <svg:desc>Hoja1.X3:Hoja1.X102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2593">
                <text:p>12593</text:p>
              </table:table-cell>
              <table:table-cell office:value-type="float" office:value="12730.7">
                <text:p>12730.7</text:p>
              </table:table-cell>
              <table:table-cell office:value-type="float" office:value="13339">
                <text:p>13339</text:p>
              </table:table-cell>
              <table:table-cell office:value-type="float" office:value="10917">
                <text:p>10917</text:p>
              </table:table-cell>
              <table:table-cell office:value-type="float" office:value="11673.6">
                <text:p>11673.6</text:p>
              </table:table-cell>
              <table:table-cell office:value-type="float" office:value="14281">
                <text:p>1428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9247">
                <text:p>39247</text:p>
              </table:table-cell>
              <table:table-cell office:value-type="float" office:value="39349.3">
                <text:p>39349.3</text:p>
              </table:table-cell>
              <table:table-cell office:value-type="float" office:value="39611">
                <text:p>39611</text:p>
              </table:table-cell>
              <table:table-cell office:value-type="float" office:value="34752">
                <text:p>34752</text:p>
              </table:table-cell>
              <table:table-cell office:value-type="float" office:value="35753.8">
                <text:p>35753.8</text:p>
              </table:table-cell>
              <table:table-cell office:value-type="float" office:value="37350">
                <text:p>3735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80774">
                <text:p>80774</text:p>
              </table:table-cell>
              <table:table-cell office:value-type="float" office:value="86370.2">
                <text:p>86370.2</text:p>
              </table:table-cell>
              <table:table-cell office:value-type="float" office:value="134334">
                <text:p>134334</text:p>
              </table:table-cell>
              <table:table-cell office:value-type="float" office:value="42186">
                <text:p>42186</text:p>
              </table:table-cell>
              <table:table-cell office:value-type="float" office:value="42888.4">
                <text:p>42888.4</text:p>
              </table:table-cell>
              <table:table-cell office:value-type="float" office:value="44419">
                <text:p>4441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37277">
                <text:p>137277</text:p>
              </table:table-cell>
              <table:table-cell office:value-type="float" office:value="137517">
                <text:p>137517</text:p>
              </table:table-cell>
              <table:table-cell office:value-type="float" office:value="137730">
                <text:p>137730</text:p>
              </table:table-cell>
              <table:table-cell office:value-type="float" office:value="69032">
                <text:p>69032</text:p>
              </table:table-cell>
              <table:table-cell office:value-type="float" office:value="70932.4">
                <text:p>70932.4</text:p>
              </table:table-cell>
              <table:table-cell office:value-type="float" office:value="79965">
                <text:p>7996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209540">
                <text:p>209540</text:p>
              </table:table-cell>
              <table:table-cell office:value-type="float" office:value="259160">
                <text:p>259160</text:p>
              </table:table-cell>
              <table:table-cell office:value-type="float" office:value="313660">
                <text:p>313660</text:p>
              </table:table-cell>
              <table:table-cell office:value-type="float" office:value="150644">
                <text:p>150644</text:p>
              </table:table-cell>
              <table:table-cell office:value-type="float" office:value="155146">
                <text:p>155146</text:p>
              </table:table-cell>
              <table:table-cell office:value-type="float" office:value="164500">
                <text:p>164500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50826">
                <text:p>150826</text:p>
              </table:table-cell>
              <table:table-cell office:value-type="float" office:value="289579">
                <text:p>289579</text:p>
              </table:table-cell>
              <table:table-cell office:value-type="float" office:value="473504">
                <text:p>473504</text:p>
              </table:table-cell>
              <table:table-cell office:value-type="float" office:value="40956">
                <text:p>40956</text:p>
              </table:table-cell>
              <table:table-cell office:value-type="float" office:value="42285.5">
                <text:p>42285.5</text:p>
              </table:table-cell>
              <table:table-cell office:value-type="float" office:value="46179">
                <text:p>46179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37645">
                <text:p>137645</text:p>
              </table:table-cell>
              <table:table-cell office:value-type="float" office:value="145940">
                <text:p>145940</text:p>
              </table:table-cell>
              <table:table-cell office:value-type="float" office:value="166416">
                <text:p>166416</text:p>
              </table:table-cell>
              <table:table-cell office:value-type="float" office:value="39629">
                <text:p>39629</text:p>
              </table:table-cell>
              <table:table-cell office:value-type="float" office:value="43521.7">
                <text:p>43521.7</text:p>
              </table:table-cell>
              <table:table-cell office:value-type="float" office:value="73987">
                <text:p>73987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60964">
                <text:p>160964</text:p>
              </table:table-cell>
              <table:table-cell office:value-type="float" office:value="169208">
                <text:p>169208</text:p>
              </table:table-cell>
              <table:table-cell office:value-type="float" office:value="180705">
                <text:p>180705</text:p>
              </table:table-cell>
              <table:table-cell office:value-type="float" office:value="49937">
                <text:p>49937</text:p>
              </table:table-cell>
              <table:table-cell office:value-type="float" office:value="50658">
                <text:p>50658</text:p>
              </table:table-cell>
              <table:table-cell office:value-type="float" office:value="51505">
                <text:p>51505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02518">
                <text:p>202518</text:p>
              </table:table-cell>
              <table:table-cell office:value-type="float" office:value="206304">
                <text:p>206304</text:p>
              </table:table-cell>
              <table:table-cell office:value-type="float" office:value="224241">
                <text:p>224241</text:p>
              </table:table-cell>
              <table:table-cell office:value-type="float" office:value="52923">
                <text:p>52923</text:p>
              </table:table-cell>
              <table:table-cell office:value-type="float" office:value="53691.9">
                <text:p>53691.9</text:p>
              </table:table-cell>
              <table:table-cell office:value-type="float" office:value="55579">
                <text:p>55579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249052">
                <text:p>249052</text:p>
              </table:table-cell>
              <table:table-cell office:value-type="float" office:value="266351">
                <text:p>266351</text:p>
              </table:table-cell>
              <table:table-cell office:value-type="float" office:value="363073">
                <text:p>363073</text:p>
              </table:table-cell>
              <table:table-cell office:value-type="float" office:value="54649">
                <text:p>54649</text:p>
              </table:table-cell>
              <table:table-cell office:value-type="float" office:value="57900.4">
                <text:p>57900.4</text:p>
              </table:table-cell>
              <table:table-cell office:value-type="float" office:value="68064">
                <text:p>68064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299518">
                <text:p>299518</text:p>
              </table:table-cell>
              <table:table-cell office:value-type="float" office:value="319476">
                <text:p>319476</text:p>
              </table:table-cell>
              <table:table-cell office:value-type="float" office:value="389696">
                <text:p>389696</text:p>
              </table:table-cell>
              <table:table-cell office:value-type="float" office:value="95270">
                <text:p>95270</text:p>
              </table:table-cell>
              <table:table-cell office:value-type="float" office:value="107736">
                <text:p>107736</text:p>
              </table:table-cell>
              <table:table-cell office:value-type="float" office:value="145680">
                <text:p>145680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355298">
                <text:p>355298</text:p>
              </table:table-cell>
              <table:table-cell office:value-type="float" office:value="397375">
                <text:p>397375</text:p>
              </table:table-cell>
              <table:table-cell office:value-type="float" office:value="622938">
                <text:p>622938</text:p>
              </table:table-cell>
              <table:table-cell office:value-type="float" office:value="75568">
                <text:p>75568</text:p>
              </table:table-cell>
              <table:table-cell office:value-type="float" office:value="76513.4">
                <text:p>76513.4</text:p>
              </table:table-cell>
              <table:table-cell office:value-type="float" office:value="80335">
                <text:p>80335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15022">
                <text:p>415022</text:p>
              </table:table-cell>
              <table:table-cell office:value-type="float" office:value="424054">
                <text:p>424054</text:p>
              </table:table-cell>
              <table:table-cell office:value-type="float" office:value="481351">
                <text:p>481351</text:p>
              </table:table-cell>
              <table:table-cell office:value-type="float" office:value="75231">
                <text:p>75231</text:p>
              </table:table-cell>
              <table:table-cell office:value-type="float" office:value="79027.5">
                <text:p>79027.5</text:p>
              </table:table-cell>
              <table:table-cell office:value-type="float" office:value="106320">
                <text:p>106320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479871">
                <text:p>479871</text:p>
              </table:table-cell>
              <table:table-cell office:value-type="float" office:value="493712">
                <text:p>493712</text:p>
              </table:table-cell>
              <table:table-cell office:value-type="float" office:value="524272">
                <text:p>524272</text:p>
              </table:table-cell>
              <table:table-cell office:value-type="float" office:value="97620">
                <text:p>97620</text:p>
              </table:table-cell>
              <table:table-cell office:value-type="float" office:value="101045">
                <text:p>101045</text:p>
              </table:table-cell>
              <table:table-cell office:value-type="float" office:value="121753">
                <text:p>12175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49552">
                <text:p>549552</text:p>
              </table:table-cell>
              <table:table-cell office:value-type="float" office:value="552323">
                <text:p>552323</text:p>
              </table:table-cell>
              <table:table-cell office:value-type="float" office:value="573196">
                <text:p>573196</text:p>
              </table:table-cell>
              <table:table-cell office:value-type="float" office:value="116080">
                <text:p>116080</text:p>
              </table:table-cell>
              <table:table-cell office:value-type="float" office:value="120231">
                <text:p>120231</text:p>
              </table:table-cell>
              <table:table-cell office:value-type="float" office:value="149903">
                <text:p>149903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623222">
                <text:p>623222</text:p>
              </table:table-cell>
              <table:table-cell office:value-type="float" office:value="628159">
                <text:p>628159</text:p>
              </table:table-cell>
              <table:table-cell office:value-type="float" office:value="645466">
                <text:p>645466</text:p>
              </table:table-cell>
              <table:table-cell office:value-type="float" office:value="133008">
                <text:p>133008</text:p>
              </table:table-cell>
              <table:table-cell office:value-type="float" office:value="135998">
                <text:p>135998</text:p>
              </table:table-cell>
              <table:table-cell office:value-type="float" office:value="145547">
                <text:p>145547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703216">
                <text:p>703216</text:p>
              </table:table-cell>
              <table:table-cell office:value-type="float" office:value="706228">
                <text:p>706228</text:p>
              </table:table-cell>
              <table:table-cell office:value-type="float" office:value="725934">
                <text:p>725934</text:p>
              </table:table-cell>
              <table:table-cell office:value-type="float" office:value="129628">
                <text:p>129628</text:p>
              </table:table-cell>
              <table:table-cell office:value-type="float" office:value="131570">
                <text:p>131570</text:p>
              </table:table-cell>
              <table:table-cell office:value-type="float" office:value="134511">
                <text:p>134511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785783">
                <text:p>785783</text:p>
              </table:table-cell>
              <table:table-cell office:value-type="float" office:value="791285">
                <text:p>791285</text:p>
              </table:table-cell>
              <table:table-cell office:value-type="float" office:value="809272">
                <text:p>809272</text:p>
              </table:table-cell>
              <table:table-cell office:value-type="float" office:value="145694">
                <text:p>145694</text:p>
              </table:table-cell>
              <table:table-cell office:value-type="float" office:value="147915">
                <text:p>147915</text:p>
              </table:table-cell>
              <table:table-cell office:value-type="float" office:value="150040">
                <text:p>15004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77043">
                <text:p>877043</text:p>
              </table:table-cell>
              <table:table-cell office:value-type="float" office:value="882051">
                <text:p>882051</text:p>
              </table:table-cell>
              <table:table-cell office:value-type="float" office:value="899740">
                <text:p>899740</text:p>
              </table:table-cell>
              <table:table-cell office:value-type="float" office:value="150489">
                <text:p>150489</text:p>
              </table:table-cell>
              <table:table-cell office:value-type="float" office:value="153058">
                <text:p>153058</text:p>
              </table:table-cell>
              <table:table-cell office:value-type="float" office:value="155436">
                <text:p>155436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968840">
                <text:p>968840</text:p>
              </table:table-cell>
              <table:table-cell office:value-type="float" office:value="974263">
                <text:p>974263</text:p>
              </table:table-cell>
              <table:table-cell office:value-type="float" office:value="991442">
                <text:p>991442</text:p>
              </table:table-cell>
              <table:table-cell office:value-type="float" office:value="144507">
                <text:p>144507</text:p>
              </table:table-cell>
              <table:table-cell office:value-type="float" office:value="147543">
                <text:p>147543</text:p>
              </table:table-cell>
              <table:table-cell office:value-type="float" office:value="157266">
                <text:p>157266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066430">
                <text:p>1066430</text:p>
              </table:table-cell>
              <table:table-cell office:value-type="float" office:value="1074110">
                <text:p>1074110</text:p>
              </table:table-cell>
              <table:table-cell office:value-type="float" office:value="1113910">
                <text:p>1113910</text:p>
              </table:table-cell>
              <table:table-cell office:value-type="float" office:value="160796">
                <text:p>160796</text:p>
              </table:table-cell>
              <table:table-cell office:value-type="float" office:value="163236">
                <text:p>163236</text:p>
              </table:table-cell>
              <table:table-cell office:value-type="float" office:value="165790">
                <text:p>165790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166550">
                <text:p>1166550</text:p>
              </table:table-cell>
              <table:table-cell office:value-type="float" office:value="1173420">
                <text:p>1173420</text:p>
              </table:table-cell>
              <table:table-cell office:value-type="float" office:value="1191270">
                <text:p>1191270</text:p>
              </table:table-cell>
              <table:table-cell office:value-type="float" office:value="159844">
                <text:p>159844</text:p>
              </table:table-cell>
              <table:table-cell office:value-type="float" office:value="165625">
                <text:p>165625</text:p>
              </table:table-cell>
              <table:table-cell office:value-type="float" office:value="187048">
                <text:p>187048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276290">
                <text:p>1276290</text:p>
              </table:table-cell>
              <table:table-cell office:value-type="float" office:value="1283610">
                <text:p>1283610</text:p>
              </table:table-cell>
              <table:table-cell office:value-type="float" office:value="1303620">
                <text:p>1303620</text:p>
              </table:table-cell>
              <table:table-cell office:value-type="float" office:value="179816">
                <text:p>179816</text:p>
              </table:table-cell>
              <table:table-cell office:value-type="float" office:value="185444">
                <text:p>185444</text:p>
              </table:table-cell>
              <table:table-cell office:value-type="float" office:value="203478">
                <text:p>203478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387190">
                <text:p>1387190</text:p>
              </table:table-cell>
              <table:table-cell office:value-type="float" office:value="1409890">
                <text:p>1409890</text:p>
              </table:table-cell>
              <table:table-cell office:value-type="float" office:value="1459310">
                <text:p>1459310</text:p>
              </table:table-cell>
              <table:table-cell office:value-type="float" office:value="176075">
                <text:p>176075</text:p>
              </table:table-cell>
              <table:table-cell office:value-type="float" office:value="177664">
                <text:p>177664</text:p>
              </table:table-cell>
              <table:table-cell office:value-type="float" office:value="181495">
                <text:p>181495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1504620">
                <text:p>1504620</text:p>
              </table:table-cell>
              <table:table-cell office:value-type="float" office:value="1510650">
                <text:p>1510650</text:p>
              </table:table-cell>
              <table:table-cell office:value-type="float" office:value="1528330">
                <text:p>1528330</text:p>
              </table:table-cell>
              <table:table-cell office:value-type="float" office:value="193276">
                <text:p>193276</text:p>
              </table:table-cell>
              <table:table-cell office:value-type="float" office:value="197746">
                <text:p>197746</text:p>
              </table:table-cell>
              <table:table-cell office:value-type="float" office:value="215325">
                <text:p>215325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1627400">
                <text:p>1627400</text:p>
              </table:table-cell>
              <table:table-cell office:value-type="float" office:value="1639070">
                <text:p>1639070</text:p>
              </table:table-cell>
              <table:table-cell office:value-type="float" office:value="1692030">
                <text:p>1692030</text:p>
              </table:table-cell>
              <table:table-cell office:value-type="float" office:value="209807">
                <text:p>209807</text:p>
              </table:table-cell>
              <table:table-cell office:value-type="float" office:value="213566">
                <text:p>213566</text:p>
              </table:table-cell>
              <table:table-cell office:value-type="float" office:value="231772">
                <text:p>231772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750900">
                <text:p>1750900</text:p>
              </table:table-cell>
              <table:table-cell office:value-type="float" office:value="1765520">
                <text:p>1765520</text:p>
              </table:table-cell>
              <table:table-cell office:value-type="float" office:value="1819260">
                <text:p>1819260</text:p>
              </table:table-cell>
              <table:table-cell office:value-type="float" office:value="213506">
                <text:p>213506</text:p>
              </table:table-cell>
              <table:table-cell office:value-type="float" office:value="215435">
                <text:p>215435</text:p>
              </table:table-cell>
              <table:table-cell office:value-type="float" office:value="217081">
                <text:p>217081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1885680">
                <text:p>1885680</text:p>
              </table:table-cell>
              <table:table-cell office:value-type="float" office:value="1893990">
                <text:p>1893990</text:p>
              </table:table-cell>
              <table:table-cell office:value-type="float" office:value="1910180">
                <text:p>1910180</text:p>
              </table:table-cell>
              <table:table-cell office:value-type="float" office:value="251938">
                <text:p>251938</text:p>
              </table:table-cell>
              <table:table-cell office:value-type="float" office:value="254799">
                <text:p>254799</text:p>
              </table:table-cell>
              <table:table-cell office:value-type="float" office:value="258575">
                <text:p>258575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2020350">
                <text:p>2020350</text:p>
              </table:table-cell>
              <table:table-cell office:value-type="float" office:value="2041990">
                <text:p>2041990</text:p>
              </table:table-cell>
              <table:table-cell office:value-type="float" office:value="2124880">
                <text:p>2124880</text:p>
              </table:table-cell>
              <table:table-cell office:value-type="float" office:value="250578">
                <text:p>250578</text:p>
              </table:table-cell>
              <table:table-cell office:value-type="float" office:value="256632">
                <text:p>256632</text:p>
              </table:table-cell>
              <table:table-cell office:value-type="float" office:value="276690">
                <text:p>276690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2156380">
                <text:p>2156380</text:p>
              </table:table-cell>
              <table:table-cell office:value-type="float" office:value="2167980">
                <text:p>2167980</text:p>
              </table:table-cell>
              <table:table-cell office:value-type="float" office:value="2185490">
                <text:p>2185490</text:p>
              </table:table-cell>
              <table:table-cell office:value-type="float" office:value="265860">
                <text:p>265860</text:p>
              </table:table-cell>
              <table:table-cell office:value-type="float" office:value="267799">
                <text:p>267799</text:p>
              </table:table-cell>
              <table:table-cell office:value-type="float" office:value="270604">
                <text:p>270604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2305950">
                <text:p>2305950</text:p>
              </table:table-cell>
              <table:table-cell office:value-type="float" office:value="2320810">
                <text:p>2320810</text:p>
              </table:table-cell>
              <table:table-cell office:value-type="float" office:value="2371090">
                <text:p>2371090</text:p>
              </table:table-cell>
              <table:table-cell office:value-type="float" office:value="281008">
                <text:p>281008</text:p>
              </table:table-cell>
              <table:table-cell office:value-type="float" office:value="282888">
                <text:p>282888</text:p>
              </table:table-cell>
              <table:table-cell office:value-type="float" office:value="287467">
                <text:p>287467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2452680">
                <text:p>2452680</text:p>
              </table:table-cell>
              <table:table-cell office:value-type="float" office:value="2463300">
                <text:p>2463300</text:p>
              </table:table-cell>
              <table:table-cell office:value-type="float" office:value="2478600">
                <text:p>2478600</text:p>
              </table:table-cell>
              <table:table-cell office:value-type="float" office:value="289967">
                <text:p>289967</text:p>
              </table:table-cell>
              <table:table-cell office:value-type="float" office:value="293490">
                <text:p>293490</text:p>
              </table:table-cell>
              <table:table-cell office:value-type="float" office:value="299186">
                <text:p>299186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2611820">
                <text:p>2611820</text:p>
              </table:table-cell>
              <table:table-cell office:value-type="float" office:value="2632280">
                <text:p>2632280</text:p>
              </table:table-cell>
              <table:table-cell office:value-type="float" office:value="2665840">
                <text:p>2665840</text:p>
              </table:table-cell>
              <table:table-cell office:value-type="float" office:value="293879">
                <text:p>293879</text:p>
              </table:table-cell>
              <table:table-cell office:value-type="float" office:value="297256">
                <text:p>297256</text:p>
              </table:table-cell>
              <table:table-cell office:value-type="float" office:value="299758">
                <text:p>299758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2768590">
                <text:p>2768590</text:p>
              </table:table-cell>
              <table:table-cell office:value-type="float" office:value="2785780">
                <text:p>2785780</text:p>
              </table:table-cell>
              <table:table-cell office:value-type="float" office:value="2819990">
                <text:p>2819990</text:p>
              </table:table-cell>
              <table:table-cell office:value-type="float" office:value="320891">
                <text:p>320891</text:p>
              </table:table-cell>
              <table:table-cell office:value-type="float" office:value="332514">
                <text:p>332514</text:p>
              </table:table-cell>
              <table:table-cell office:value-type="float" office:value="373692">
                <text:p>37369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2930910">
                <text:p>2930910</text:p>
              </table:table-cell>
              <table:table-cell office:value-type="float" office:value="2957990">
                <text:p>2957990</text:p>
              </table:table-cell>
              <table:table-cell office:value-type="float" office:value="2989750">
                <text:p>2989750</text:p>
              </table:table-cell>
              <table:table-cell office:value-type="float" office:value="315038">
                <text:p>315038</text:p>
              </table:table-cell>
              <table:table-cell office:value-type="float" office:value="321548">
                <text:p>321548</text:p>
              </table:table-cell>
              <table:table-cell office:value-type="float" office:value="337758">
                <text:p>337758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102170">
                <text:p>3102170</text:p>
              </table:table-cell>
              <table:table-cell office:value-type="float" office:value="3124250">
                <text:p>3124250</text:p>
              </table:table-cell>
              <table:table-cell office:value-type="float" office:value="3203100">
                <text:p>3203100</text:p>
              </table:table-cell>
              <table:table-cell office:value-type="float" office:value="339134">
                <text:p>339134</text:p>
              </table:table-cell>
              <table:table-cell office:value-type="float" office:value="344758">
                <text:p>344758</text:p>
              </table:table-cell>
              <table:table-cell office:value-type="float" office:value="363208">
                <text:p>363208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267620">
                <text:p>3267620</text:p>
              </table:table-cell>
              <table:table-cell office:value-type="float" office:value="3297930">
                <text:p>3297930</text:p>
              </table:table-cell>
              <table:table-cell office:value-type="float" office:value="3338390">
                <text:p>3338390</text:p>
              </table:table-cell>
              <table:table-cell office:value-type="float" office:value="356245">
                <text:p>356245</text:p>
              </table:table-cell>
              <table:table-cell office:value-type="float" office:value="368999">
                <text:p>368999</text:p>
              </table:table-cell>
              <table:table-cell office:value-type="float" office:value="436307">
                <text:p>436307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460080">
                <text:p>3460080</text:p>
              </table:table-cell>
              <table:table-cell office:value-type="float" office:value="3472890">
                <text:p>3472890</text:p>
              </table:table-cell>
              <table:table-cell office:value-type="float" office:value="3488800">
                <text:p>3488800</text:p>
              </table:table-cell>
              <table:table-cell office:value-type="float" office:value="354800">
                <text:p>354800</text:p>
              </table:table-cell>
              <table:table-cell office:value-type="float" office:value="360502">
                <text:p>360502</text:p>
              </table:table-cell>
              <table:table-cell office:value-type="float" office:value="379777">
                <text:p>379777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3638940">
                <text:p>3638940</text:p>
              </table:table-cell>
              <table:table-cell office:value-type="float" office:value="3661790">
                <text:p>3661790</text:p>
              </table:table-cell>
              <table:table-cell office:value-type="float" office:value="3738970">
                <text:p>3738970</text:p>
              </table:table-cell>
              <table:table-cell office:value-type="float" office:value="375366">
                <text:p>375366</text:p>
              </table:table-cell>
              <table:table-cell office:value-type="float" office:value="383265">
                <text:p>383265</text:p>
              </table:table-cell>
              <table:table-cell office:value-type="float" office:value="397691">
                <text:p>397691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3827210">
                <text:p>3827210</text:p>
              </table:table-cell>
              <table:table-cell office:value-type="float" office:value="3941660">
                <text:p>3941660</text:p>
              </table:table-cell>
              <table:table-cell office:value-type="float" office:value="4703540">
                <text:p>4703540</text:p>
              </table:table-cell>
              <table:table-cell office:value-type="float" office:value="363933">
                <text:p>363933</text:p>
              </table:table-cell>
              <table:table-cell office:value-type="float" office:value="366491">
                <text:p>366491</text:p>
              </table:table-cell>
              <table:table-cell office:value-type="float" office:value="374752">
                <text:p>374752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015780">
                <text:p>4015780</text:p>
              </table:table-cell>
              <table:table-cell office:value-type="float" office:value="4070990">
                <text:p>4070990</text:p>
              </table:table-cell>
              <table:table-cell office:value-type="float" office:value="4220340">
                <text:p>4220340</text:p>
              </table:table-cell>
              <table:table-cell office:value-type="float" office:value="367463">
                <text:p>367463</text:p>
              </table:table-cell>
              <table:table-cell office:value-type="float" office:value="371966">
                <text:p>371966</text:p>
              </table:table-cell>
              <table:table-cell office:value-type="float" office:value="378213">
                <text:p>378213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213220">
                <text:p>4213220</text:p>
              </table:table-cell>
              <table:table-cell office:value-type="float" office:value="4234460">
                <text:p>4234460</text:p>
              </table:table-cell>
              <table:table-cell office:value-type="float" office:value="4280560">
                <text:p>4280560</text:p>
              </table:table-cell>
              <table:table-cell office:value-type="float" office:value="380143">
                <text:p>380143</text:p>
              </table:table-cell>
              <table:table-cell office:value-type="float" office:value="387675">
                <text:p>387675</text:p>
              </table:table-cell>
              <table:table-cell office:value-type="float" office:value="407630">
                <text:p>407630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402930">
                <text:p>4402930</text:p>
              </table:table-cell>
              <table:table-cell office:value-type="float" office:value="4459440">
                <text:p>4459440</text:p>
              </table:table-cell>
              <table:table-cell office:value-type="float" office:value="4689250">
                <text:p>4689250</text:p>
              </table:table-cell>
              <table:table-cell office:value-type="float" office:value="380500">
                <text:p>380500</text:p>
              </table:table-cell>
              <table:table-cell office:value-type="float" office:value="389014">
                <text:p>389014</text:p>
              </table:table-cell>
              <table:table-cell office:value-type="float" office:value="408512">
                <text:p>408512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619800">
                <text:p>4619800</text:p>
              </table:table-cell>
              <table:table-cell office:value-type="float" office:value="4645290">
                <text:p>4645290</text:p>
              </table:table-cell>
              <table:table-cell office:value-type="float" office:value="4685750">
                <text:p>4685750</text:p>
              </table:table-cell>
              <table:table-cell office:value-type="float" office:value="396620">
                <text:p>396620</text:p>
              </table:table-cell>
              <table:table-cell office:value-type="float" office:value="399721">
                <text:p>399721</text:p>
              </table:table-cell>
              <table:table-cell office:value-type="float" office:value="407879">
                <text:p>407879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4830160">
                <text:p>4830160</text:p>
              </table:table-cell>
              <table:table-cell office:value-type="float" office:value="4860880">
                <text:p>4860880</text:p>
              </table:table-cell>
              <table:table-cell office:value-type="float" office:value="4957490">
                <text:p>4957490</text:p>
              </table:table-cell>
              <table:table-cell office:value-type="float" office:value="388361">
                <text:p>388361</text:p>
              </table:table-cell>
              <table:table-cell office:value-type="float" office:value="393420">
                <text:p>393420</text:p>
              </table:table-cell>
              <table:table-cell office:value-type="float" office:value="412457">
                <text:p>412457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049230">
                <text:p>5049230</text:p>
              </table:table-cell>
              <table:table-cell office:value-type="float" office:value="5075630">
                <text:p>5075630</text:p>
              </table:table-cell>
              <table:table-cell office:value-type="float" office:value="5187880">
                <text:p>5187880</text:p>
              </table:table-cell>
              <table:table-cell office:value-type="float" office:value="420320">
                <text:p>420320</text:p>
              </table:table-cell>
              <table:table-cell office:value-type="float" office:value="425160">
                <text:p>425160</text:p>
              </table:table-cell>
              <table:table-cell office:value-type="float" office:value="449016">
                <text:p>449016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266570">
                <text:p>5266570</text:p>
              </table:table-cell>
              <table:table-cell office:value-type="float" office:value="5299600">
                <text:p>5299600</text:p>
              </table:table-cell>
              <table:table-cell office:value-type="float" office:value="5334340">
                <text:p>5334340</text:p>
              </table:table-cell>
              <table:table-cell office:value-type="float" office:value="441753">
                <text:p>441753</text:p>
              </table:table-cell>
              <table:table-cell office:value-type="float" office:value="448208">
                <text:p>448208</text:p>
              </table:table-cell>
              <table:table-cell office:value-type="float" office:value="464872">
                <text:p>464872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5493420">
                <text:p>5493420</text:p>
              </table:table-cell>
              <table:table-cell office:value-type="float" office:value="5516860">
                <text:p>5516860</text:p>
              </table:table-cell>
              <table:table-cell office:value-type="float" office:value="5579770">
                <text:p>5579770</text:p>
              </table:table-cell>
              <table:table-cell office:value-type="float" office:value="427445">
                <text:p>427445</text:p>
              </table:table-cell>
              <table:table-cell office:value-type="float" office:value="432210">
                <text:p>432210</text:p>
              </table:table-cell>
              <table:table-cell office:value-type="float" office:value="451013">
                <text:p>451013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5742140">
                <text:p>5742140</text:p>
              </table:table-cell>
              <table:table-cell office:value-type="float" office:value="5786560">
                <text:p>5786560</text:p>
              </table:table-cell>
              <table:table-cell office:value-type="float" office:value="5940900">
                <text:p>5940900</text:p>
              </table:table-cell>
              <table:table-cell office:value-type="float" office:value="461700">
                <text:p>461700</text:p>
              </table:table-cell>
              <table:table-cell office:value-type="float" office:value="468545">
                <text:p>468545</text:p>
              </table:table-cell>
              <table:table-cell office:value-type="float" office:value="474947">
                <text:p>474947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5961890">
                <text:p>5961890</text:p>
              </table:table-cell>
              <table:table-cell office:value-type="float" office:value="6055280">
                <text:p>6055280</text:p>
              </table:table-cell>
              <table:table-cell office:value-type="float" office:value="6293060">
                <text:p>6293060</text:p>
              </table:table-cell>
              <table:table-cell office:value-type="float" office:value="442652">
                <text:p>442652</text:p>
              </table:table-cell>
              <table:table-cell office:value-type="float" office:value="450198">
                <text:p>450198</text:p>
              </table:table-cell>
              <table:table-cell office:value-type="float" office:value="478004">
                <text:p>478004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6189780">
                <text:p>6189780</text:p>
              </table:table-cell>
              <table:table-cell office:value-type="float" office:value="6332810">
                <text:p>6332810</text:p>
              </table:table-cell>
              <table:table-cell office:value-type="float" office:value="7153660">
                <text:p>7153660</text:p>
              </table:table-cell>
              <table:table-cell office:value-type="float" office:value="481307">
                <text:p>481307</text:p>
              </table:table-cell>
              <table:table-cell office:value-type="float" office:value="489258">
                <text:p>489258</text:p>
              </table:table-cell>
              <table:table-cell office:value-type="float" office:value="519977">
                <text:p>519977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464240">
                <text:p>6464240</text:p>
              </table:table-cell>
              <table:table-cell office:value-type="float" office:value="6507360">
                <text:p>6507360</text:p>
              </table:table-cell>
              <table:table-cell office:value-type="float" office:value="6750060">
                <text:p>6750060</text:p>
              </table:table-cell>
              <table:table-cell office:value-type="float" office:value="500418">
                <text:p>500418</text:p>
              </table:table-cell>
              <table:table-cell office:value-type="float" office:value="505974">
                <text:p>505974</text:p>
              </table:table-cell>
              <table:table-cell office:value-type="float" office:value="514893">
                <text:p>514893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696020">
                <text:p>6696020</text:p>
              </table:table-cell>
              <table:table-cell office:value-type="float" office:value="6758810">
                <text:p>6758810</text:p>
              </table:table-cell>
              <table:table-cell office:value-type="float" office:value="6851480">
                <text:p>6851480</text:p>
              </table:table-cell>
              <table:table-cell office:value-type="float" office:value="549452">
                <text:p>549452</text:p>
              </table:table-cell>
              <table:table-cell office:value-type="float" office:value="584483">
                <text:p>584483</text:p>
              </table:table-cell>
              <table:table-cell office:value-type="float" office:value="643373">
                <text:p>643373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6958530">
                <text:p>6958530</text:p>
              </table:table-cell>
              <table:table-cell office:value-type="float" office:value="6993590">
                <text:p>6993590</text:p>
              </table:table-cell>
              <table:table-cell office:value-type="float" office:value="7254840">
                <text:p>7254840</text:p>
              </table:table-cell>
              <table:table-cell office:value-type="float" office:value="544816">
                <text:p>544816</text:p>
              </table:table-cell>
              <table:table-cell office:value-type="float" office:value="553714">
                <text:p>553714</text:p>
              </table:table-cell>
              <table:table-cell office:value-type="float" office:value="576628">
                <text:p>576628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7219670">
                <text:p>7219670</text:p>
              </table:table-cell>
              <table:table-cell office:value-type="float" office:value="7272180">
                <text:p>7272180</text:p>
              </table:table-cell>
              <table:table-cell office:value-type="float" office:value="7435070">
                <text:p>7435070</text:p>
              </table:table-cell>
              <table:table-cell office:value-type="float" office:value="555147">
                <text:p>555147</text:p>
              </table:table-cell>
              <table:table-cell office:value-type="float" office:value="562454">
                <text:p>562454</text:p>
              </table:table-cell>
              <table:table-cell office:value-type="float" office:value="575273">
                <text:p>575273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481230">
                <text:p>7481230</text:p>
              </table:table-cell>
              <table:table-cell office:value-type="float" office:value="7517710">
                <text:p>7517710</text:p>
              </table:table-cell>
              <table:table-cell office:value-type="float" office:value="7735640">
                <text:p>7735640</text:p>
              </table:table-cell>
              <table:table-cell office:value-type="float" office:value="593372">
                <text:p>593372</text:p>
              </table:table-cell>
              <table:table-cell office:value-type="float" office:value="604120">
                <text:p>604120</text:p>
              </table:table-cell>
              <table:table-cell office:value-type="float" office:value="628450">
                <text:p>628450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7757690">
                <text:p>7757690</text:p>
              </table:table-cell>
              <table:table-cell office:value-type="float" office:value="7790880">
                <text:p>7790880</text:p>
              </table:table-cell>
              <table:table-cell office:value-type="float" office:value="7882670">
                <text:p>7882670</text:p>
              </table:table-cell>
              <table:table-cell office:value-type="float" office:value="610729">
                <text:p>610729</text:p>
              </table:table-cell>
              <table:table-cell office:value-type="float" office:value="617489">
                <text:p>617489</text:p>
              </table:table-cell>
              <table:table-cell office:value-type="float" office:value="637574">
                <text:p>637574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8017890">
                <text:p>8017890</text:p>
              </table:table-cell>
              <table:table-cell office:value-type="float" office:value="8154530">
                <text:p>8154530</text:p>
              </table:table-cell>
              <table:table-cell office:value-type="float" office:value="8908000">
                <text:p>8908000</text:p>
              </table:table-cell>
              <table:table-cell office:value-type="float" office:value="617152">
                <text:p>617152</text:p>
              </table:table-cell>
              <table:table-cell office:value-type="float" office:value="633616">
                <text:p>633616</text:p>
              </table:table-cell>
              <table:table-cell office:value-type="float" office:value="669712">
                <text:p>669712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8301760">
                <text:p>8301760</text:p>
              </table:table-cell>
              <table:table-cell office:value-type="float" office:value="8339930">
                <text:p>8339930</text:p>
              </table:table-cell>
              <table:table-cell office:value-type="float" office:value="8412690">
                <text:p>8412690</text:p>
              </table:table-cell>
              <table:table-cell office:value-type="float" office:value="655923">
                <text:p>655923</text:p>
              </table:table-cell>
              <table:table-cell office:value-type="float" office:value="663671">
                <text:p>663671</text:p>
              </table:table-cell>
              <table:table-cell office:value-type="float" office:value="681770">
                <text:p>681770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8586730">
                <text:p>8586730</text:p>
              </table:table-cell>
              <table:table-cell office:value-type="float" office:value="8641270">
                <text:p>8641270</text:p>
              </table:table-cell>
              <table:table-cell office:value-type="float" office:value="8831170">
                <text:p>8831170</text:p>
              </table:table-cell>
              <table:table-cell office:value-type="float" office:value="681447">
                <text:p>681447</text:p>
              </table:table-cell>
              <table:table-cell office:value-type="float" office:value="695086">
                <text:p>695086</text:p>
              </table:table-cell>
              <table:table-cell office:value-type="float" office:value="746629">
                <text:p>746629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8869080">
                <text:p>8869080</text:p>
              </table:table-cell>
              <table:table-cell office:value-type="float" office:value="8888510">
                <text:p>8888510</text:p>
              </table:table-cell>
              <table:table-cell office:value-type="float" office:value="8973330">
                <text:p>8973330</text:p>
              </table:table-cell>
              <table:table-cell office:value-type="float" office:value="705396">
                <text:p>705396</text:p>
              </table:table-cell>
              <table:table-cell office:value-type="float" office:value="726605">
                <text:p>726605</text:p>
              </table:table-cell>
              <table:table-cell office:value-type="float" office:value="754923">
                <text:p>754923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9153860">
                <text:p>9153860</text:p>
              </table:table-cell>
              <table:table-cell office:value-type="float" office:value="9174760">
                <text:p>9174760</text:p>
              </table:table-cell>
              <table:table-cell office:value-type="float" office:value="9202190">
                <text:p>9202190</text:p>
              </table:table-cell>
              <table:table-cell office:value-type="float" office:value="726109">
                <text:p>726109</text:p>
              </table:table-cell>
              <table:table-cell office:value-type="float" office:value="747291">
                <text:p>747291</text:p>
              </table:table-cell>
              <table:table-cell office:value-type="float" office:value="798861">
                <text:p>798861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9455960">
                <text:p>9455960</text:p>
              </table:table-cell>
              <table:table-cell office:value-type="float" office:value="9497840">
                <text:p>9497840</text:p>
              </table:table-cell>
              <table:table-cell office:value-type="float" office:value="9755260">
                <text:p>9755260</text:p>
              </table:table-cell>
              <table:table-cell office:value-type="float" office:value="735828">
                <text:p>735828</text:p>
              </table:table-cell>
              <table:table-cell office:value-type="float" office:value="751874">
                <text:p>751874</text:p>
              </table:table-cell>
              <table:table-cell office:value-type="float" office:value="783975">
                <text:p>783975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9762110">
                <text:p>9762110</text:p>
              </table:table-cell>
              <table:table-cell office:value-type="float" office:value="9919710">
                <text:p>9919710</text:p>
              </table:table-cell>
              <table:table-cell office:value-type="float" office:value="10435400">
                <text:p>10435400</text:p>
              </table:table-cell>
              <table:table-cell office:value-type="float" office:value="755739">
                <text:p>755739</text:p>
              </table:table-cell>
              <table:table-cell office:value-type="float" office:value="777789">
                <text:p>777789</text:p>
              </table:table-cell>
              <table:table-cell office:value-type="float" office:value="852882">
                <text:p>852882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0068300">
                <text:p>10068300</text:p>
              </table:table-cell>
              <table:table-cell office:value-type="float" office:value="10111500">
                <text:p>10111500</text:p>
              </table:table-cell>
              <table:table-cell office:value-type="float" office:value="10238900">
                <text:p>10238900</text:p>
              </table:table-cell>
              <table:table-cell office:value-type="float" office:value="762730">
                <text:p>762730</text:p>
              </table:table-cell>
              <table:table-cell office:value-type="float" office:value="768541">
                <text:p>768541</text:p>
              </table:table-cell>
              <table:table-cell office:value-type="float" office:value="774161">
                <text:p>774161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0369700">
                <text:p>10369700</text:p>
              </table:table-cell>
              <table:table-cell office:value-type="float" office:value="10404900">
                <text:p>10404900</text:p>
              </table:table-cell>
              <table:table-cell office:value-type="float" office:value="10542500">
                <text:p>10542500</text:p>
              </table:table-cell>
              <table:table-cell office:value-type="float" office:value="750748">
                <text:p>750748</text:p>
              </table:table-cell>
              <table:table-cell office:value-type="float" office:value="768538">
                <text:p>768538</text:p>
              </table:table-cell>
              <table:table-cell office:value-type="float" office:value="807092">
                <text:p>807092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0696500">
                <text:p>10696500</text:p>
              </table:table-cell>
              <table:table-cell office:value-type="float" office:value="10742800">
                <text:p>10742800</text:p>
              </table:table-cell>
              <table:table-cell office:value-type="float" office:value="10823200">
                <text:p>10823200</text:p>
              </table:table-cell>
              <table:table-cell office:value-type="float" office:value="768817">
                <text:p>768817</text:p>
              </table:table-cell>
              <table:table-cell office:value-type="float" office:value="778484">
                <text:p>778484</text:p>
              </table:table-cell>
              <table:table-cell office:value-type="float" office:value="786345">
                <text:p>786345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11007800">
                <text:p>11007800</text:p>
              </table:table-cell>
              <table:table-cell office:value-type="float" office:value="11058300">
                <text:p>11058300</text:p>
              </table:table-cell>
              <table:table-cell office:value-type="float" office:value="11136400">
                <text:p>11136400</text:p>
              </table:table-cell>
              <table:table-cell office:value-type="float" office:value="764923">
                <text:p>764923</text:p>
              </table:table-cell>
              <table:table-cell office:value-type="float" office:value="774542">
                <text:p>774542</text:p>
              </table:table-cell>
              <table:table-cell office:value-type="float" office:value="800317">
                <text:p>800317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11330300">
                <text:p>11330300</text:p>
              </table:table-cell>
              <table:table-cell office:value-type="float" office:value="11386300">
                <text:p>11386300</text:p>
              </table:table-cell>
              <table:table-cell office:value-type="float" office:value="11474800">
                <text:p>11474800</text:p>
              </table:table-cell>
              <table:table-cell office:value-type="float" office:value="850189">
                <text:p>850189</text:p>
              </table:table-cell>
              <table:table-cell office:value-type="float" office:value="927855">
                <text:p>927855</text:p>
              </table:table-cell>
              <table:table-cell office:value-type="float" office:value="1165910">
                <text:p>1165910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11668000">
                <text:p>11668000</text:p>
              </table:table-cell>
              <table:table-cell office:value-type="float" office:value="11718900">
                <text:p>11718900</text:p>
              </table:table-cell>
              <table:table-cell office:value-type="float" office:value="11808900">
                <text:p>11808900</text:p>
              </table:table-cell>
              <table:table-cell office:value-type="float" office:value="808767">
                <text:p>808767</text:p>
              </table:table-cell>
              <table:table-cell office:value-type="float" office:value="816576">
                <text:p>816576</text:p>
              </table:table-cell>
              <table:table-cell office:value-type="float" office:value="826713">
                <text:p>826713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11997400">
                <text:p>11997400</text:p>
              </table:table-cell>
              <table:table-cell office:value-type="float" office:value="12039100">
                <text:p>12039100</text:p>
              </table:table-cell>
              <table:table-cell office:value-type="float" office:value="12116900">
                <text:p>12116900</text:p>
              </table:table-cell>
              <table:table-cell office:value-type="float" office:value="857406">
                <text:p>857406</text:p>
              </table:table-cell>
              <table:table-cell office:value-type="float" office:value="946634">
                <text:p>946634</text:p>
              </table:table-cell>
              <table:table-cell office:value-type="float" office:value="1242390">
                <text:p>1242390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12344100">
                <text:p>12344100</text:p>
              </table:table-cell>
              <table:table-cell office:value-type="float" office:value="13156600">
                <text:p>13156600</text:p>
              </table:table-cell>
              <table:table-cell office:value-type="float" office:value="19531500">
                <text:p>19531500</text:p>
              </table:table-cell>
              <table:table-cell office:value-type="float" office:value="768681">
                <text:p>768681</text:p>
              </table:table-cell>
              <table:table-cell office:value-type="float" office:value="800491">
                <text:p>800491</text:p>
              </table:table-cell>
              <table:table-cell office:value-type="float" office:value="905208">
                <text:p>905208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2697600">
                <text:p>12697600</text:p>
              </table:table-cell>
              <table:table-cell office:value-type="float" office:value="12836700">
                <text:p>12836700</text:p>
              </table:table-cell>
              <table:table-cell office:value-type="float" office:value="13041400">
                <text:p>13041400</text:p>
              </table:table-cell>
              <table:table-cell office:value-type="float" office:value="795639">
                <text:p>795639</text:p>
              </table:table-cell>
              <table:table-cell office:value-type="float" office:value="803042">
                <text:p>803042</text:p>
              </table:table-cell>
              <table:table-cell office:value-type="float" office:value="820180">
                <text:p>820180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3041100">
                <text:p>13041100</text:p>
              </table:table-cell>
              <table:table-cell office:value-type="float" office:value="13217900">
                <text:p>13217900</text:p>
              </table:table-cell>
              <table:table-cell office:value-type="float" office:value="14076000">
                <text:p>14076000</text:p>
              </table:table-cell>
              <table:table-cell office:value-type="float" office:value="832738">
                <text:p>832738</text:p>
              </table:table-cell>
              <table:table-cell office:value-type="float" office:value="839872">
                <text:p>839872</text:p>
              </table:table-cell>
              <table:table-cell office:value-type="float" office:value="865033">
                <text:p>865033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13384800">
                <text:p>13384800</text:p>
              </table:table-cell>
              <table:table-cell office:value-type="float" office:value="13448100">
                <text:p>13448100</text:p>
              </table:table-cell>
              <table:table-cell office:value-type="float" office:value="13515700">
                <text:p>13515700</text:p>
              </table:table-cell>
              <table:table-cell office:value-type="float" office:value="840693">
                <text:p>840693</text:p>
              </table:table-cell>
              <table:table-cell office:value-type="float" office:value="845779">
                <text:p>845779</text:p>
              </table:table-cell>
              <table:table-cell office:value-type="float" office:value="861915">
                <text:p>861915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3737700">
                <text:p>13737700</text:p>
              </table:table-cell>
              <table:table-cell office:value-type="float" office:value="13791600">
                <text:p>13791600</text:p>
              </table:table-cell>
              <table:table-cell office:value-type="float" office:value="13862800">
                <text:p>13862800</text:p>
              </table:table-cell>
              <table:table-cell office:value-type="float" office:value="861091">
                <text:p>861091</text:p>
              </table:table-cell>
              <table:table-cell office:value-type="float" office:value="896796">
                <text:p>896796</text:p>
              </table:table-cell>
              <table:table-cell office:value-type="float" office:value="1074220">
                <text:p>1074220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4116500">
                <text:p>14116500</text:p>
              </table:table-cell>
              <table:table-cell office:value-type="float" office:value="14196000">
                <text:p>14196000</text:p>
              </table:table-cell>
              <table:table-cell office:value-type="float" office:value="14327600">
                <text:p>14327600</text:p>
              </table:table-cell>
              <table:table-cell office:value-type="float" office:value="853995">
                <text:p>853995</text:p>
              </table:table-cell>
              <table:table-cell office:value-type="float" office:value="866760">
                <text:p>866760</text:p>
              </table:table-cell>
              <table:table-cell office:value-type="float" office:value="878738">
                <text:p>878738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14487300">
                <text:p>14487300</text:p>
              </table:table-cell>
              <table:table-cell office:value-type="float" office:value="14715100">
                <text:p>14715100</text:p>
              </table:table-cell>
              <table:table-cell office:value-type="float" office:value="15605800">
                <text:p>15605800</text:p>
              </table:table-cell>
              <table:table-cell office:value-type="float" office:value="865627">
                <text:p>865627</text:p>
              </table:table-cell>
              <table:table-cell office:value-type="float" office:value="875209">
                <text:p>875209</text:p>
              </table:table-cell>
              <table:table-cell office:value-type="float" office:value="908011">
                <text:p>908011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14868100">
                <text:p>14868100</text:p>
              </table:table-cell>
              <table:table-cell office:value-type="float" office:value="15054400">
                <text:p>15054400</text:p>
              </table:table-cell>
              <table:table-cell office:value-type="float" office:value="15841600">
                <text:p>15841600</text:p>
              </table:table-cell>
              <table:table-cell office:value-type="float" office:value="804975">
                <text:p>804975</text:p>
              </table:table-cell>
              <table:table-cell office:value-type="float" office:value="825612">
                <text:p>825612</text:p>
              </table:table-cell>
              <table:table-cell office:value-type="float" office:value="857560">
                <text:p>857560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5235000">
                <text:p>15235000</text:p>
              </table:table-cell>
              <table:table-cell office:value-type="float" office:value="15270800">
                <text:p>15270800</text:p>
              </table:table-cell>
              <table:table-cell office:value-type="float" office:value="15347200">
                <text:p>15347200</text:p>
              </table:table-cell>
              <table:table-cell office:value-type="float" office:value="834393">
                <text:p>834393</text:p>
              </table:table-cell>
              <table:table-cell office:value-type="float" office:value="851592">
                <text:p>851592</text:p>
              </table:table-cell>
              <table:table-cell office:value-type="float" office:value="902645">
                <text:p>902645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5639400">
                <text:p>15639400</text:p>
              </table:table-cell>
              <table:table-cell office:value-type="float" office:value="15706400">
                <text:p>15706400</text:p>
              </table:table-cell>
              <table:table-cell office:value-type="float" office:value="15883200">
                <text:p>15883200</text:p>
              </table:table-cell>
              <table:table-cell office:value-type="float" office:value="820911">
                <text:p>820911</text:p>
              </table:table-cell>
              <table:table-cell office:value-type="float" office:value="833615">
                <text:p>833615</text:p>
              </table:table-cell>
              <table:table-cell office:value-type="float" office:value="859509">
                <text:p>859509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16012100">
                <text:p>16012100</text:p>
              </table:table-cell>
              <table:table-cell office:value-type="float" office:value="16163200">
                <text:p>16163200</text:p>
              </table:table-cell>
              <table:table-cell office:value-type="float" office:value="17005100">
                <text:p>17005100</text:p>
              </table:table-cell>
              <table:table-cell office:value-type="float" office:value="843858">
                <text:p>843858</text:p>
              </table:table-cell>
              <table:table-cell office:value-type="float" office:value="857094">
                <text:p>857094</text:p>
              </table:table-cell>
              <table:table-cell office:value-type="float" office:value="895688">
                <text:p>895688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16415900">
                <text:p>16415900</text:p>
              </table:table-cell>
              <table:table-cell office:value-type="float" office:value="16482400">
                <text:p>16482400</text:p>
              </table:table-cell>
              <table:table-cell office:value-type="float" office:value="16631900">
                <text:p>16631900</text:p>
              </table:table-cell>
              <table:table-cell office:value-type="float" office:value="845628">
                <text:p>845628</text:p>
              </table:table-cell>
              <table:table-cell office:value-type="float" office:value="859235">
                <text:p>859235</text:p>
              </table:table-cell>
              <table:table-cell office:value-type="float" office:value="883541">
                <text:p>883541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16796100">
                <text:p>16796100</text:p>
              </table:table-cell>
              <table:table-cell office:value-type="float" office:value="16844900">
                <text:p>16844900</text:p>
              </table:table-cell>
              <table:table-cell office:value-type="float" office:value="16925400">
                <text:p>16925400</text:p>
              </table:table-cell>
              <table:table-cell office:value-type="float" office:value="856466">
                <text:p>856466</text:p>
              </table:table-cell>
              <table:table-cell office:value-type="float" office:value="870903">
                <text:p>870903</text:p>
              </table:table-cell>
              <table:table-cell office:value-type="float" office:value="903778">
                <text:p>903778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7217800">
                <text:p>17217800</text:p>
              </table:table-cell>
              <table:table-cell office:value-type="float" office:value="17448100">
                <text:p>17448100</text:p>
              </table:table-cell>
              <table:table-cell office:value-type="float" office:value="18950200">
                <text:p>18950200</text:p>
              </table:table-cell>
              <table:table-cell office:value-type="float" office:value="945215">
                <text:p>945215</text:p>
              </table:table-cell>
              <table:table-cell office:value-type="float" office:value="954934">
                <text:p>954934</text:p>
              </table:table-cell>
              <table:table-cell office:value-type="float" office:value="976495">
                <text:p>976495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7612500">
                <text:p>17612500</text:p>
              </table:table-cell>
              <table:table-cell office:value-type="float" office:value="17681400">
                <text:p>17681400</text:p>
              </table:table-cell>
              <table:table-cell office:value-type="float" office:value="17791500">
                <text:p>17791500</text:p>
              </table:table-cell>
              <table:table-cell office:value-type="float" office:value="942516">
                <text:p>942516</text:p>
              </table:table-cell>
              <table:table-cell office:value-type="float" office:value="960949">
                <text:p>960949</text:p>
              </table:table-cell>
              <table:table-cell office:value-type="float" office:value="1012310">
                <text:p>1012310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8000600">
                <text:p>18000600</text:p>
              </table:table-cell>
              <table:table-cell office:value-type="float" office:value="18085100">
                <text:p>18085100</text:p>
              </table:table-cell>
              <table:table-cell office:value-type="float" office:value="18221100">
                <text:p>18221100</text:p>
              </table:table-cell>
              <table:table-cell office:value-type="float" office:value="938125">
                <text:p>938125</text:p>
              </table:table-cell>
              <table:table-cell office:value-type="float" office:value="947679">
                <text:p>947679</text:p>
              </table:table-cell>
              <table:table-cell office:value-type="float" office:value="960325">
                <text:p>960325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8440300">
                <text:p>18440300</text:p>
              </table:table-cell>
              <table:table-cell office:value-type="float" office:value="18632200">
                <text:p>18632200</text:p>
              </table:table-cell>
              <table:table-cell office:value-type="float" office:value="19361200">
                <text:p>19361200</text:p>
              </table:table-cell>
              <table:table-cell office:value-type="float" office:value="913833">
                <text:p>913833</text:p>
              </table:table-cell>
              <table:table-cell office:value-type="float" office:value="924337">
                <text:p>924337</text:p>
              </table:table-cell>
              <table:table-cell office:value-type="float" office:value="940535">
                <text:p>940535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8865500">
                <text:p>18865500</text:p>
              </table:table-cell>
              <table:table-cell office:value-type="float" office:value="19009700">
                <text:p>19009700</text:p>
              </table:table-cell>
              <table:table-cell office:value-type="float" office:value="19459800">
                <text:p>19459800</text:p>
              </table:table-cell>
              <table:table-cell office:value-type="float" office:value="957019">
                <text:p>957019</text:p>
              </table:table-cell>
              <table:table-cell office:value-type="float" office:value="981618">
                <text:p>981618</text:p>
              </table:table-cell>
              <table:table-cell office:value-type="float" office:value="1049260">
                <text:p>1049260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19298300">
                <text:p>19298300</text:p>
              </table:table-cell>
              <table:table-cell office:value-type="float" office:value="19795700">
                <text:p>19795700</text:p>
              </table:table-cell>
              <table:table-cell office:value-type="float" office:value="23095500">
                <text:p>23095500</text:p>
              </table:table-cell>
              <table:table-cell office:value-type="float" office:value="1004750">
                <text:p>1004750</text:p>
              </table:table-cell>
              <table:table-cell office:value-type="float" office:value="1017170">
                <text:p>1017170</text:p>
              </table:table-cell>
              <table:table-cell office:value-type="float" office:value="1033090">
                <text:p>1033090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19725400">
                <text:p>19725400</text:p>
              </table:table-cell>
              <table:table-cell office:value-type="float" office:value="19909000">
                <text:p>19909000</text:p>
              </table:table-cell>
              <table:table-cell office:value-type="float" office:value="20927600">
                <text:p>20927600</text:p>
              </table:table-cell>
              <table:table-cell office:value-type="float" office:value="1050360">
                <text:p>1050360</text:p>
              </table:table-cell>
              <table:table-cell office:value-type="float" office:value="1064260">
                <text:p>1064260</text:p>
              </table:table-cell>
              <table:table-cell office:value-type="float" office:value="1104060">
                <text:p>110406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0164700">
                <text:p>20164700</text:p>
              </table:table-cell>
              <table:table-cell office:value-type="float" office:value="20233100">
                <text:p>20233100</text:p>
              </table:table-cell>
              <table:table-cell office:value-type="float" office:value="20299700">
                <text:p>20299700</text:p>
              </table:table-cell>
              <table:table-cell office:value-type="float" office:value="1080250">
                <text:p>1080250</text:p>
              </table:table-cell>
              <table:table-cell office:value-type="float" office:value="1116780">
                <text:p>1116780</text:p>
              </table:table-cell>
              <table:table-cell office:value-type="float" office:value="1313880">
                <text:p>131388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0599300">
                <text:p>20599300</text:p>
              </table:table-cell>
              <table:table-cell office:value-type="float" office:value="20684400">
                <text:p>20684400</text:p>
              </table:table-cell>
              <table:table-cell office:value-type="float" office:value="20832300">
                <text:p>20832300</text:p>
              </table:table-cell>
              <table:table-cell office:value-type="float" office:value="983054">
                <text:p>983054</text:p>
              </table:table-cell>
              <table:table-cell office:value-type="float" office:value="993429">
                <text:p>993429</text:p>
              </table:table-cell>
              <table:table-cell office:value-type="float" office:value="1009470">
                <text:p>1009470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1066400">
                <text:p>21066400</text:p>
              </table:table-cell>
              <table:table-cell office:value-type="float" office:value="21285600">
                <text:p>21285600</text:p>
              </table:table-cell>
              <table:table-cell office:value-type="float" office:value="22030500">
                <text:p>22030500</text:p>
              </table:table-cell>
              <table:table-cell office:value-type="float" office:value="1006240">
                <text:p>1006240</text:p>
              </table:table-cell>
              <table:table-cell office:value-type="float" office:value="1016580">
                <text:p>1016580</text:p>
              </table:table-cell>
              <table:table-cell office:value-type="float" office:value="1035820">
                <text:p>1035820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1483400">
                <text:p>21483400</text:p>
              </table:table-cell>
              <table:table-cell office:value-type="float" office:value="21604500">
                <text:p>21604500</text:p>
              </table:table-cell>
              <table:table-cell office:value-type="float" office:value="21958300">
                <text:p>21958300</text:p>
              </table:table-cell>
              <table:table-cell office:value-type="float" office:value="1137190">
                <text:p>1137190</text:p>
              </table:table-cell>
              <table:table-cell office:value-type="float" office:value="1148800">
                <text:p>1148800</text:p>
              </table:table-cell>
              <table:table-cell office:value-type="float" office:value="1165390">
                <text:p>1165390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1938400">
                <text:p>21938400</text:p>
              </table:table-cell>
              <table:table-cell office:value-type="float" office:value="22105400">
                <text:p>22105400</text:p>
              </table:table-cell>
              <table:table-cell office:value-type="float" office:value="22876800">
                <text:p>22876800</text:p>
              </table:table-cell>
              <table:table-cell office:value-type="float" office:value="1146550">
                <text:p>1146550</text:p>
              </table:table-cell>
              <table:table-cell office:value-type="float" office:value="1183450">
                <text:p>1183450</text:p>
              </table:table-cell>
              <table:table-cell office:value-type="float" office:value="1261530">
                <text:p>1261530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22419400">
                <text:p>22419400</text:p>
              </table:table-cell>
              <table:table-cell office:value-type="float" office:value="22493300">
                <text:p>22493300</text:p>
              </table:table-cell>
              <table:table-cell office:value-type="float" office:value="22681300">
                <text:p>22681300</text:p>
              </table:table-cell>
              <table:table-cell office:value-type="float" office:value="1108330">
                <text:p>1108330</text:p>
              </table:table-cell>
              <table:table-cell office:value-type="float" office:value="1116730">
                <text:p>1116730</text:p>
              </table:table-cell>
              <table:table-cell office:value-type="float" office:value="1130090">
                <text:p>1130090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2871600">
                <text:p>22871600</text:p>
              </table:table-cell>
              <table:table-cell office:value-type="float" office:value="23628700">
                <text:p>23628700</text:p>
              </table:table-cell>
              <table:table-cell office:value-type="float" office:value="29774100">
                <text:p>29774100</text:p>
              </table:table-cell>
              <table:table-cell office:value-type="float" office:value="1124900">
                <text:p>1124900</text:p>
              </table:table-cell>
              <table:table-cell office:value-type="float" office:value="1152500">
                <text:p>1152500</text:p>
              </table:table-cell>
              <table:table-cell office:value-type="float" office:value="1207120">
                <text:p>1207120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23329100">
                <text:p>23329100</text:p>
              </table:table-cell>
              <table:table-cell office:value-type="float" office:value="23581000">
                <text:p>23581000</text:p>
              </table:table-cell>
              <table:table-cell office:value-type="float" office:value="24343400">
                <text:p>24343400</text:p>
              </table:table-cell>
              <table:table-cell office:value-type="float" office:value="1098830">
                <text:p>1098830</text:p>
              </table:table-cell>
              <table:table-cell office:value-type="float" office:value="1112170">
                <text:p>1112170</text:p>
              </table:table-cell>
              <table:table-cell office:value-type="float" office:value="1137990">
                <text:p>11379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